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style:font-face style:name="sans-serif1" svg:font-family="sans-serif" style:font-adornments="Normal" style:font-family-generic="swiss"/>
  </office:font-face-decls>
  <office:automatic-styles>
    <style:style style:name="P1" style:family="paragraph" style:parent-style-name="_3c_argument_3e_">
      <style:text-properties officeooo:rsid="00309c2d" officeooo:paragraph-rsid="00309c2d"/>
    </style:style>
    <style:style style:name="P2" style:family="paragraph" style:parent-style-name="_3c_argument_3e_">
      <style:text-properties officeooo:rsid="00399738" officeooo:paragraph-rsid="0042b4ce"/>
    </style:style>
    <style:style style:name="P3" style:family="paragraph" style:parent-style-name="_3c_argument_3e_">
      <style:text-properties officeooo:rsid="0042b4ce" officeooo:paragraph-rsid="0042b4ce"/>
    </style:style>
    <style:style style:name="P4" style:family="paragraph" style:parent-style-name="_3c_argument_3e_">
      <style:text-properties officeooo:paragraph-rsid="005b06d6"/>
    </style:style>
    <style:style style:name="P5" style:family="paragraph" style:parent-style-name="_3c_l_3e_">
      <style:text-properties officeooo:paragraph-rsid="005b06d6"/>
    </style:style>
    <style:style style:name="P6" style:family="paragraph" style:parent-style-name="_3c_argument_3e_">
      <style:text-properties officeooo:paragraph-rsid="005be609"/>
    </style:style>
    <style:style style:name="P7" style:family="paragraph" style:parent-style-name="_3c_l_3e_">
      <style:text-properties officeooo:paragraph-rsid="005be609"/>
    </style:style>
    <style:style style:name="P8" style:family="paragraph" style:parent-style-name="_3c_argument_3e_">
      <style:text-properties officeooo:paragraph-rsid="005dd48f"/>
    </style:style>
    <style:style style:name="P9" style:family="paragraph" style:parent-style-name="_3c_l_3e_">
      <style:text-properties officeooo:paragraph-rsid="005dd48f"/>
    </style:style>
    <style:style style:name="P10" style:family="paragraph" style:parent-style-name="_3c_argument_3e_">
      <style:text-properties officeooo:paragraph-rsid="005e0501"/>
    </style:style>
    <style:style style:name="P11" style:family="paragraph" style:parent-style-name="_3c_l_3e_">
      <style:text-properties officeooo:paragraph-rsid="005e0501"/>
    </style:style>
    <style:style style:name="P12" style:family="paragraph" style:parent-style-name="_3c_argument_3e_">
      <style:text-properties officeooo:paragraph-rsid="005be609" fo:background-color="#fefefe"/>
    </style:style>
    <style:style style:name="P13" style:family="paragraph" style:parent-style-name="_3c_l_3e_">
      <style:text-properties officeooo:paragraph-rsid="005be609" fo:background-color="#fefefe"/>
    </style:style>
    <style:style style:name="P14" style:family="paragraph" style:parent-style-name="_3c_l_3e_">
      <style:text-properties fo:background-color="#fefefe"/>
    </style:style>
    <style:style style:name="P15" style:family="paragraph" style:parent-style-name="_3c_l_3e_">
      <style:text-properties officeooo:paragraph-rsid="0075ebfa" fo:background-color="#fefefe"/>
    </style:style>
    <style:style style:name="P16" style:family="paragraph" style:parent-style-name="_3c_l_3e_">
      <style:text-properties officeooo:paragraph-rsid="005b06d6" fo:background-color="#fefefe"/>
    </style:style>
    <style:style style:name="P17" style:family="paragraph" style:parent-style-name="_3c_l_3e_">
      <style:text-properties officeooo:paragraph-rsid="0079201d" fo:background-color="#fefefe"/>
    </style:style>
    <style:style style:name="P18" style:family="paragraph" style:parent-style-name="_3c_l_3e_">
      <style:text-properties officeooo:paragraph-rsid="0091b712" fo:background-color="#fefefe"/>
    </style:style>
    <style:style style:name="P19" style:family="paragraph" style:parent-style-name="_3c_argument_3e_">
      <style:text-properties officeooo:paragraph-rsid="00c49519"/>
    </style:style>
    <style:style style:name="P20" style:family="paragraph" style:parent-style-name="_3c_argument_3e_">
      <style:text-properties officeooo:paragraph-rsid="0105f4f7"/>
    </style:style>
    <style:style style:name="P21" style:family="paragraph" style:parent-style-name="_3c_l_3e_">
      <style:text-properties officeooo:paragraph-rsid="0105f4f7"/>
    </style:style>
    <style:style style:name="P22" style:family="paragraph" style:parent-style-name="_3c_argument_3e_">
      <style:text-properties officeooo:paragraph-rsid="01194549"/>
    </style:style>
    <style:style style:name="P23" style:family="paragraph" style:parent-style-name="_3c_l_3e_">
      <style:text-properties officeooo:paragraph-rsid="01194549"/>
    </style:style>
    <style:style style:name="P24" style:family="paragraph" style:parent-style-name="_3c_argument_3e_">
      <style:text-properties officeooo:paragraph-rsid="01299034"/>
    </style:style>
    <style:style style:name="P25" style:family="paragraph" style:parent-style-name="_3c_l_3e_">
      <style:text-properties officeooo:paragraph-rsid="01299034"/>
    </style:style>
    <style:style style:name="P26" style:family="paragraph" style:parent-style-name="_3c_l_3e_">
      <style:text-properties officeooo:paragraph-rsid="00403a05"/>
    </style:style>
    <style:style style:name="P27" style:family="paragraph" style:parent-style-name="_3c_l_3e_">
      <style:text-properties officeooo:paragraph-rsid="0042cac3"/>
    </style:style>
    <style:style style:name="P28" style:family="paragraph" style:parent-style-name="_3c_l_3e_">
      <style:text-properties officeooo:paragraph-rsid="0048ee8a"/>
    </style:style>
    <style:style style:name="P29" style:family="paragraph" style:parent-style-name="_3c_l_3e_">
      <style:text-properties officeooo:paragraph-rsid="0075ebfa"/>
    </style:style>
    <style:style style:name="P30" style:family="paragraph" style:parent-style-name="_3c_l_3e_">
      <style:text-properties officeooo:paragraph-rsid="0079201d"/>
    </style:style>
    <style:style style:name="P31" style:family="paragraph" style:parent-style-name="_3c_l_3e_">
      <style:text-properties officeooo:paragraph-rsid="007cd053"/>
    </style:style>
    <style:style style:name="P32" style:family="paragraph" style:parent-style-name="_3c_l_3e_">
      <style:text-properties officeooo:paragraph-rsid="007d7c94"/>
    </style:style>
    <style:style style:name="P33" style:family="paragraph" style:parent-style-name="_3c_l_3e_">
      <style:text-properties officeooo:paragraph-rsid="0091b712"/>
    </style:style>
    <style:style style:name="P34" style:family="paragraph" style:parent-style-name="_3c_l_3e_">
      <style:text-properties officeooo:paragraph-rsid="0092a6a0"/>
    </style:style>
    <style:style style:name="P35" style:family="paragraph" style:parent-style-name="_3c_l_3e_">
      <style:text-properties officeooo:paragraph-rsid="009c8abf"/>
    </style:style>
    <style:style style:name="P36" style:family="paragraph" style:parent-style-name="_3c_l_3e_">
      <style:text-properties officeooo:paragraph-rsid="00a53bc9"/>
    </style:style>
    <style:style style:name="P37" style:family="paragraph" style:parent-style-name="_3c_l_3e_">
      <style:text-properties officeooo:paragraph-rsid="00a6e93c"/>
    </style:style>
    <style:style style:name="P38" style:family="paragraph" style:parent-style-name="_3c_l_3e_">
      <style:text-properties officeooo:paragraph-rsid="00ae1a2a"/>
    </style:style>
    <style:style style:name="P39" style:family="paragraph" style:parent-style-name="_3c_l_3e_">
      <style:text-properties officeooo:paragraph-rsid="00b22769"/>
    </style:style>
    <style:style style:name="P40" style:family="paragraph" style:parent-style-name="_3c_l_3e_">
      <style:text-properties officeooo:paragraph-rsid="00b38dcf"/>
    </style:style>
    <style:style style:name="P41" style:family="paragraph" style:parent-style-name="_3c_l_3e_">
      <style:text-properties officeooo:paragraph-rsid="00b45dc1"/>
    </style:style>
    <style:style style:name="P42" style:family="paragraph" style:parent-style-name="_3c_l_3e_">
      <style:text-properties officeooo:paragraph-rsid="00b50dbd"/>
    </style:style>
    <style:style style:name="P43" style:family="paragraph" style:parent-style-name="_3c_l_3e_">
      <style:text-properties officeooo:paragraph-rsid="00b623af"/>
    </style:style>
    <style:style style:name="P44" style:family="paragraph" style:parent-style-name="_3c_l_3e_">
      <style:text-properties style:font-name="sans-serif1" officeooo:rsid="00932ac4" officeooo:paragraph-rsid="005be609" fo:background-color="#fefefe"/>
    </style:style>
    <style:style style:name="P45" style:family="paragraph" style:parent-style-name="_3c_p_3e_">
      <style:text-properties style:font-name="sans-serif1" officeooo:rsid="00561168" officeooo:paragraph-rsid="007cd053" fo:background-color="#fefefe"/>
    </style:style>
    <style:style style:name="P46" style:family="paragraph" style:parent-style-name="_3c_p_3e_">
      <style:text-properties style:font-name="sans-serif1" officeooo:rsid="00692806" officeooo:paragraph-rsid="0099a277" fo:background-color="#fefefe"/>
    </style:style>
    <style:style style:name="P47" style:family="paragraph" style:parent-style-name="_3c_l_3e_">
      <style:text-properties style:font-name="sans-serif1" officeooo:rsid="01194549" officeooo:paragraph-rsid="01194549"/>
    </style:style>
    <style:style style:name="P48" style:family="paragraph" style:parent-style-name="_3c_p_3e_">
      <style:text-properties style:font-name="sans-serif1" officeooo:rsid="00f1933f" officeooo:paragraph-rsid="00f277cc"/>
    </style:style>
    <style:style style:name="P49" style:family="paragraph" style:parent-style-name="Footnote">
      <style:text-properties style:font-name="sans-serif1" fo:font-size="10pt" officeooo:rsid="018ec087" style:font-size-asian="10pt" style:font-size-complex="10pt"/>
    </style:style>
    <style:style style:name="P50" style:family="paragraph" style:parent-style-name="_3c_l_3e_">
      <style:text-properties officeooo:paragraph-rsid="00b9dff5"/>
    </style:style>
    <style:style style:name="P51" style:family="paragraph" style:parent-style-name="_3c_l_3e_">
      <style:text-properties officeooo:paragraph-rsid="00bee5df"/>
    </style:style>
    <style:style style:name="P52" style:family="paragraph" style:parent-style-name="_3c_l_3e_">
      <style:text-properties officeooo:paragraph-rsid="00c0d5ea"/>
    </style:style>
    <style:style style:name="P53" style:family="paragraph" style:parent-style-name="_3c_l_3e_">
      <style:text-properties officeooo:paragraph-rsid="00c76f2c"/>
    </style:style>
    <style:style style:name="P54" style:family="paragraph" style:parent-style-name="_3c_l_3e_">
      <style:text-properties officeooo:paragraph-rsid="00cabaa2"/>
    </style:style>
    <style:style style:name="P55" style:family="paragraph" style:parent-style-name="_3c_l_3e_">
      <style:text-properties officeooo:paragraph-rsid="00d436a3"/>
    </style:style>
    <style:style style:name="P56" style:family="paragraph" style:parent-style-name="_3c_l_3e_">
      <style:text-properties officeooo:paragraph-rsid="00e4d035"/>
    </style:style>
    <style:style style:name="P57" style:family="paragraph" style:parent-style-name="_3c_l_3e_">
      <style:text-properties officeooo:paragraph-rsid="00e66a49"/>
    </style:style>
    <style:style style:name="P58" style:family="paragraph" style:parent-style-name="_3c_l_3e_">
      <style:text-properties officeooo:paragraph-rsid="00f06b14"/>
    </style:style>
    <style:style style:name="P59" style:family="paragraph" style:parent-style-name="_3c_l_3e_">
      <style:text-properties officeooo:paragraph-rsid="00f62482"/>
    </style:style>
    <style:style style:name="P60" style:family="paragraph" style:parent-style-name="_3c_l_3e_">
      <style:text-properties officeooo:paragraph-rsid="00f6dc83"/>
    </style:style>
    <style:style style:name="P61" style:family="paragraph" style:parent-style-name="_3c_l_3e_">
      <style:text-properties officeooo:paragraph-rsid="00f7e9af"/>
    </style:style>
    <style:style style:name="P62" style:family="paragraph" style:parent-style-name="_3c_l_3e_">
      <style:text-properties officeooo:paragraph-rsid="01038d38"/>
    </style:style>
    <style:style style:name="P63" style:family="paragraph" style:parent-style-name="_3c_l_3e_">
      <style:text-properties officeooo:paragraph-rsid="0103b60a"/>
    </style:style>
    <style:style style:name="P64" style:family="paragraph" style:parent-style-name="_3c_l_3e_">
      <style:text-properties officeooo:paragraph-rsid="0105106f"/>
    </style:style>
    <style:style style:name="P65" style:family="paragraph" style:parent-style-name="_3c_l_3e_">
      <style:text-properties officeooo:paragraph-rsid="010557f1"/>
    </style:style>
    <style:style style:name="P66" style:family="paragraph" style:parent-style-name="_3c_l_3e_">
      <style:text-properties officeooo:paragraph-rsid="0105888e"/>
    </style:style>
    <style:style style:name="P67" style:family="paragraph" style:parent-style-name="_3c_l_3e_">
      <style:text-properties officeooo:paragraph-rsid="0107dae1"/>
    </style:style>
    <style:style style:name="P68" style:family="paragraph" style:parent-style-name="_3c_l_3e_">
      <style:text-properties officeooo:paragraph-rsid="01205b07"/>
    </style:style>
    <style:style style:name="P69" style:family="paragraph" style:parent-style-name="_3c_l_3e_">
      <style:text-properties officeooo:paragraph-rsid="012e0c7b"/>
    </style:style>
    <style:style style:name="P70" style:family="paragraph" style:parent-style-name="_3c_l_3e_">
      <style:text-properties officeooo:paragraph-rsid="01332b0f"/>
    </style:style>
    <style:style style:name="P71" style:family="paragraph" style:parent-style-name="_3c_l_3e_">
      <style:text-properties officeooo:paragraph-rsid="013688e5"/>
    </style:style>
    <style:style style:name="P72" style:family="paragraph" style:parent-style-name="_3c_l_3e_">
      <style:text-properties officeooo:paragraph-rsid="013983d2"/>
    </style:style>
    <style:style style:name="P73" style:family="paragraph" style:parent-style-name="_3c_l_3e_">
      <style:text-properties officeooo:paragraph-rsid="013c00c4"/>
    </style:style>
    <style:style style:name="P74" style:family="paragraph" style:parent-style-name="_3c_l_3e_">
      <style:text-properties officeooo:paragraph-rsid="013c336a"/>
    </style:style>
    <style:style style:name="P75" style:family="paragraph" style:parent-style-name="_3c_l_3e_">
      <style:text-properties officeooo:paragraph-rsid="01410184"/>
    </style:style>
    <style:style style:name="P76" style:family="paragraph" style:parent-style-name="_3c_l_3e_">
      <style:text-properties officeooo:paragraph-rsid="015b94c2"/>
    </style:style>
    <style:style style:name="P77" style:family="paragraph" style:parent-style-name="_3c_l_3e_">
      <style:text-properties officeooo:paragraph-rsid="0167dbf3"/>
    </style:style>
    <style:style style:name="P78" style:family="paragraph" style:parent-style-name="_3c_l_3e_">
      <style:text-properties officeooo:paragraph-rsid="016c7c1e"/>
    </style:style>
    <style:style style:name="P79" style:family="paragraph" style:parent-style-name="_3c_l_3e_">
      <style:text-properties officeooo:paragraph-rsid="016da2d2"/>
    </style:style>
    <style:style style:name="P80" style:family="paragraph" style:parent-style-name="_3c_l_3e_">
      <style:text-properties officeooo:paragraph-rsid="017fa46b"/>
    </style:style>
    <style:style style:name="P81" style:family="paragraph" style:parent-style-name="Footnote">
      <style:text-properties officeooo:paragraph-rsid="017fa46b"/>
    </style:style>
    <style:style style:name="P82" style:family="paragraph" style:parent-style-name="_3c_l_3e_">
      <style:text-properties officeooo:paragraph-rsid="01816f4d"/>
    </style:style>
    <style:style style:name="P83" style:family="paragraph" style:parent-style-name="_3c_l_3e_">
      <style:text-properties officeooo:paragraph-rsid="018262eb"/>
    </style:style>
    <style:style style:name="P84" style:family="paragraph" style:parent-style-name="_3c_l_3e_">
      <style:text-properties officeooo:paragraph-rsid="0184819c"/>
    </style:style>
    <style:style style:name="P85" style:family="paragraph" style:parent-style-name="_3c_l_3e_">
      <style:text-properties officeooo:paragraph-rsid="0185a6d5"/>
    </style:style>
    <style:style style:name="P86" style:family="paragraph" style:parent-style-name="_3c_l_3e_">
      <style:text-properties officeooo:paragraph-rsid="0189363b"/>
    </style:style>
    <style:style style:name="P87" style:family="paragraph" style:parent-style-name="_3c_l_3e_">
      <style:text-properties officeooo:paragraph-rsid="018c736b"/>
    </style:style>
    <style:style style:name="P88" style:family="paragraph" style:parent-style-name="_3c_l_3e_">
      <style:text-properties officeooo:paragraph-rsid="018ce20b"/>
    </style:style>
    <style:style style:name="P89" style:family="paragraph" style:parent-style-name="_3c_l_3e_">
      <style:text-properties officeooo:paragraph-rsid="018ec087"/>
    </style:style>
    <style:style style:name="P90" style:family="paragraph" style:parent-style-name="_3c_l_3e_">
      <style:text-properties officeooo:paragraph-rsid="019b3b34"/>
    </style:style>
    <style:style style:name="P91" style:family="paragraph" style:parent-style-name="_3c_l_3e_">
      <style:text-properties officeooo:paragraph-rsid="019d221b"/>
    </style:style>
    <style:style style:name="P92" style:family="paragraph" style:parent-style-name="_3c_p_3e_">
      <style:text-properties officeooo:rsid="00275f58" officeooo:paragraph-rsid="0097f1fa"/>
    </style:style>
    <style:style style:name="P93" style:family="paragraph" style:parent-style-name="Footnote">
      <style:text-properties officeooo:rsid="00528f30" officeooo:paragraph-rsid="00528f30"/>
    </style:style>
    <style:style style:name="P94" style:family="paragraph" style:parent-style-name="Footnote">
      <style:text-properties officeooo:rsid="00784d49" officeooo:paragraph-rsid="00784d49"/>
    </style:style>
    <style:style style:name="P95" style:family="paragraph" style:parent-style-name="Footnote">
      <style:text-properties officeooo:rsid="007ad504" officeooo:paragraph-rsid="007ad504"/>
    </style:style>
    <style:style style:name="P96" style:family="paragraph" style:parent-style-name="Footnote">
      <style:text-properties officeooo:rsid="0085b8bc" officeooo:paragraph-rsid="0085b8bc"/>
    </style:style>
    <style:style style:name="P97" style:family="paragraph" style:parent-style-name="Footnote">
      <style:text-properties officeooo:rsid="0092a6a0" officeooo:paragraph-rsid="0092a6a0"/>
    </style:style>
    <style:style style:name="P98" style:family="paragraph" style:parent-style-name="Footnote">
      <style:text-properties officeooo:rsid="0092e0b6" officeooo:paragraph-rsid="0092e0b6"/>
    </style:style>
    <style:style style:name="P99" style:family="paragraph" style:parent-style-name="Footnote">
      <style:text-properties officeooo:rsid="0092e0b6" officeooo:paragraph-rsid="00d9504b"/>
    </style:style>
    <style:style style:name="P100" style:family="paragraph" style:parent-style-name="Footnote">
      <style:text-properties officeooo:rsid="00932ac4" officeooo:paragraph-rsid="00932ac4"/>
    </style:style>
    <style:style style:name="P101" style:family="paragraph" style:parent-style-name="Footnote">
      <style:text-properties officeooo:rsid="0094dc4a" officeooo:paragraph-rsid="00962d24"/>
    </style:style>
    <style:style style:name="P102" style:family="paragraph" style:parent-style-name="Footnote">
      <style:text-properties officeooo:rsid="00d036ca" officeooo:paragraph-rsid="00d036ca"/>
    </style:style>
    <style:style style:name="P103" style:family="paragraph" style:parent-style-name="Footnote">
      <style:text-properties officeooo:rsid="00d95850" officeooo:paragraph-rsid="00d95850"/>
    </style:style>
    <style:style style:name="P104" style:family="paragraph" style:parent-style-name="Footnote">
      <style:text-properties officeooo:rsid="00da8380" officeooo:paragraph-rsid="00da8380"/>
    </style:style>
    <style:style style:name="P105" style:family="paragraph" style:parent-style-name="Footnote">
      <style:text-properties officeooo:rsid="00dc6104" officeooo:paragraph-rsid="00dc6104"/>
    </style:style>
    <style:style style:name="P106" style:family="paragraph" style:parent-style-name="Footnote">
      <style:text-properties officeooo:rsid="00e66a49" officeooo:paragraph-rsid="00e66a49"/>
    </style:style>
    <style:style style:name="P107" style:family="paragraph" style:parent-style-name="Footnote">
      <style:text-properties officeooo:rsid="00e66a49" officeooo:paragraph-rsid="00f7e9af"/>
    </style:style>
    <style:style style:name="P108" style:family="paragraph" style:parent-style-name="Footnote">
      <style:text-properties officeooo:rsid="00f277cc" officeooo:paragraph-rsid="00f277cc"/>
    </style:style>
    <style:style style:name="P109" style:family="paragraph" style:parent-style-name="Footnote">
      <style:text-properties fo:font-style="normal" style:font-style-asian="normal" style:font-style-complex="normal"/>
    </style:style>
    <style:style style:name="P110" style:family="paragraph" style:parent-style-name="Footnote">
      <style:text-properties officeooo:rsid="00fe552b" officeooo:paragraph-rsid="00fe552b"/>
    </style:style>
    <style:style style:name="P111" style:family="paragraph" style:parent-style-name="Footnote">
      <style:text-properties officeooo:rsid="010557f1" officeooo:paragraph-rsid="010557f1"/>
    </style:style>
    <style:style style:name="P112" style:family="paragraph" style:parent-style-name="Footnote">
      <style:text-properties officeooo:rsid="0053ee76" officeooo:paragraph-rsid="0053ee76"/>
    </style:style>
    <style:style style:name="P113" style:family="paragraph" style:parent-style-name="Footnote">
      <style:text-properties officeooo:rsid="0105f4f7" officeooo:paragraph-rsid="0105f4f7"/>
    </style:style>
    <style:style style:name="P114" style:family="paragraph" style:parent-style-name="Footnote">
      <style:text-properties officeooo:rsid="01085449" officeooo:paragraph-rsid="01085449"/>
    </style:style>
    <style:style style:name="P115" style:family="paragraph" style:parent-style-name="Footnote">
      <style:text-properties officeooo:rsid="01085449" officeooo:paragraph-rsid="012e0c7b"/>
    </style:style>
    <style:style style:name="P116" style:family="paragraph" style:parent-style-name="Footnote">
      <style:text-properties officeooo:rsid="010b8f28" officeooo:paragraph-rsid="010b8f28"/>
    </style:style>
    <style:style style:name="P117" style:family="paragraph" style:parent-style-name="Footnote">
      <style:text-properties officeooo:rsid="010ebe39" officeooo:paragraph-rsid="010ebe39"/>
    </style:style>
    <style:style style:name="P118" style:family="paragraph" style:parent-style-name="Footnote">
      <style:text-properties officeooo:rsid="01194549" officeooo:paragraph-rsid="01194549"/>
    </style:style>
    <style:style style:name="P119" style:family="paragraph" style:parent-style-name="Footnote">
      <style:text-properties officeooo:rsid="011db3cc" officeooo:paragraph-rsid="011db3cc"/>
    </style:style>
    <style:style style:name="P120" style:family="paragraph" style:parent-style-name="Footnote">
      <style:text-properties officeooo:rsid="012178d7" officeooo:paragraph-rsid="012178d7"/>
    </style:style>
    <style:style style:name="P121" style:family="paragraph" style:parent-style-name="Footnote">
      <style:text-properties officeooo:rsid="012613fa" officeooo:paragraph-rsid="012613fa"/>
    </style:style>
    <style:style style:name="P122" style:family="paragraph" style:parent-style-name="Footnote">
      <style:text-properties officeooo:rsid="0128ca88" officeooo:paragraph-rsid="0128ca88"/>
    </style:style>
    <style:style style:name="P123" style:family="paragraph" style:parent-style-name="Footnote">
      <style:text-properties officeooo:rsid="01316b36" officeooo:paragraph-rsid="01316b36"/>
    </style:style>
    <style:style style:name="P124" style:family="paragraph" style:parent-style-name="Footnote">
      <style:text-properties officeooo:rsid="01332b0f" officeooo:paragraph-rsid="01332b0f"/>
    </style:style>
    <style:style style:name="P125" style:family="paragraph" style:parent-style-name="Footnote">
      <style:text-properties officeooo:rsid="01343194" officeooo:paragraph-rsid="01343194"/>
    </style:style>
    <style:style style:name="P126" style:family="paragraph" style:parent-style-name="Footnote">
      <style:text-properties officeooo:rsid="01379fe9" officeooo:paragraph-rsid="01379fe9"/>
    </style:style>
    <style:style style:name="P127" style:family="paragraph" style:parent-style-name="Footnote">
      <style:text-properties officeooo:rsid="013c336a" officeooo:paragraph-rsid="013c336a"/>
    </style:style>
    <style:style style:name="P128" style:family="paragraph" style:parent-style-name="Footnote">
      <style:text-properties officeooo:paragraph-rsid="01579ab6"/>
    </style:style>
    <style:style style:name="P129" style:family="paragraph" style:parent-style-name="Footnote">
      <style:text-properties officeooo:rsid="00845ad2" officeooo:paragraph-rsid="01579ab6"/>
    </style:style>
    <style:style style:name="P130" style:family="paragraph" style:parent-style-name="Footnote">
      <style:text-properties officeooo:rsid="015ec35f" officeooo:paragraph-rsid="015ec35f"/>
    </style:style>
    <style:style style:name="P131" style:family="paragraph" style:parent-style-name="Footnote">
      <style:text-properties officeooo:rsid="01721353" officeooo:paragraph-rsid="01721353"/>
    </style:style>
    <style:style style:name="P132" style:family="paragraph" style:parent-style-name="Footnote">
      <style:text-properties officeooo:paragraph-rsid="01846bfe"/>
    </style:style>
    <style:style style:name="P133" style:family="paragraph" style:parent-style-name="Footnote">
      <style:text-properties officeooo:rsid="018a89fc" officeooo:paragraph-rsid="018a89fc"/>
    </style:style>
    <style:style style:name="P134" style:family="paragraph" style:parent-style-name="_3c_ab_3e_">
      <style:text-properties officeooo:rsid="00edd855" officeooo:paragraph-rsid="00edd855"/>
    </style:style>
    <style:style style:name="P135" style:family="paragraph" style:parent-style-name="_3c_argument_3e_">
      <style:text-properties officeooo:paragraph-rsid="01b652dc"/>
    </style:style>
    <style:style style:name="P136" style:family="paragraph" style:parent-style-name="_3c_l_3e_">
      <style:text-properties officeooo:paragraph-rsid="01b652dc"/>
    </style:style>
    <style:style style:name="P137" style:family="paragraph" style:parent-style-name="_3c_l_3e_">
      <style:text-properties officeooo:paragraph-rsid="01a60877"/>
    </style:style>
    <style:style style:name="P138" style:family="paragraph" style:parent-style-name="_3c_l_3e_">
      <style:text-properties officeooo:paragraph-rsid="01a7d211"/>
    </style:style>
    <style:style style:name="P139" style:family="paragraph" style:parent-style-name="_3c_l_3e_">
      <style:text-properties officeooo:paragraph-rsid="01a97acb"/>
    </style:style>
    <style:style style:name="P140" style:family="paragraph" style:parent-style-name="_3c_l_3e_">
      <style:text-properties officeooo:paragraph-rsid="01aa7b10"/>
    </style:style>
    <style:style style:name="P141" style:family="paragraph" style:parent-style-name="Footnote">
      <style:text-properties officeooo:paragraph-rsid="01aa7b10"/>
    </style:style>
    <style:style style:name="P142" style:family="paragraph" style:parent-style-name="_3c_l_3e_">
      <style:text-properties officeooo:paragraph-rsid="01ab7bff"/>
    </style:style>
    <style:style style:name="P143" style:family="paragraph" style:parent-style-name="_3c_l_3e_">
      <style:text-properties officeooo:paragraph-rsid="01ad6c1d"/>
    </style:style>
    <style:style style:name="P144" style:family="paragraph" style:parent-style-name="_3c_l_3e_">
      <style:text-properties officeooo:paragraph-rsid="01b19f8b"/>
    </style:style>
    <style:style style:name="P145" style:family="paragraph" style:parent-style-name="_3c_l_3e_">
      <style:text-properties officeooo:paragraph-rsid="01b1e58c"/>
    </style:style>
    <style:style style:name="P146" style:family="paragraph" style:parent-style-name="_3c_l_3e_">
      <style:text-properties officeooo:paragraph-rsid="01b32281"/>
    </style:style>
    <style:style style:name="P147" style:family="paragraph" style:parent-style-name="_3c_l_3e_">
      <style:text-properties officeooo:paragraph-rsid="01b50a18"/>
    </style:style>
    <style:style style:name="P148" style:family="paragraph" style:parent-style-name="_3c_l_3e_">
      <style:text-properties officeooo:paragraph-rsid="01b615f7"/>
    </style:style>
    <style:style style:name="P149" style:family="paragraph" style:parent-style-name="_3c_l_3e_">
      <style:text-properties officeooo:paragraph-rsid="01b84881"/>
    </style:style>
    <style:style style:name="P150" style:family="paragraph" style:parent-style-name="_3c_l_3e_">
      <style:text-properties officeooo:paragraph-rsid="01bbc669"/>
    </style:style>
    <style:style style:name="P151" style:family="paragraph" style:parent-style-name="_3c_l_3e_">
      <style:text-properties officeooo:paragraph-rsid="01bd227b"/>
    </style:style>
    <style:style style:name="P152" style:family="paragraph" style:parent-style-name="Footnote">
      <style:text-properties officeooo:rsid="01aa7b10" officeooo:paragraph-rsid="01aa7b10"/>
    </style:style>
    <style:style style:name="P153" style:family="paragraph" style:parent-style-name="Footnote">
      <style:text-properties officeooo:rsid="01b19f8b" officeooo:paragraph-rsid="01b19f8b"/>
    </style:style>
    <style:style style:name="P154" style:family="paragraph" style:parent-style-name="Footnote">
      <style:text-properties officeooo:rsid="01b652dc" officeooo:paragraph-rsid="01b652dc"/>
    </style:style>
    <style:style style:name="P155" style:family="paragraph" style:parent-style-name="_3c_l_3e_">
      <style:text-properties officeooo:paragraph-rsid="01c2a250"/>
    </style:style>
    <style:style style:name="P156" style:family="paragraph" style:parent-style-name="_3c_l_3e_">
      <style:text-properties officeooo:paragraph-rsid="01c3fe55"/>
    </style:style>
    <style:style style:name="P157" style:family="paragraph" style:parent-style-name="_3c_l_3e_">
      <style:text-properties officeooo:paragraph-rsid="01c431f0"/>
    </style:style>
    <style:style style:name="P158" style:family="paragraph" style:parent-style-name="_3c_l_3e_">
      <style:text-properties officeooo:paragraph-rsid="01c619d4"/>
    </style:style>
    <style:style style:name="P159" style:family="paragraph" style:parent-style-name="_3c_l_3e_">
      <style:text-properties officeooo:paragraph-rsid="01c69b37"/>
    </style:style>
    <style:style style:name="P160" style:family="paragraph" style:parent-style-name="_3c_l_3e_">
      <style:text-properties officeooo:paragraph-rsid="01c8902a"/>
    </style:style>
    <style:style style:name="P161" style:family="paragraph" style:parent-style-name="Footnote">
      <style:text-properties officeooo:rsid="01c2a250" officeooo:paragraph-rsid="01c2a250"/>
    </style:style>
    <style:style style:name="P162" style:family="paragraph" style:parent-style-name="Footnote">
      <style:text-properties officeooo:rsid="01c3fe55" officeooo:paragraph-rsid="01c3fe55"/>
    </style:style>
    <style:style style:name="P163" style:family="paragraph" style:parent-style-name="Footnote">
      <style:text-properties officeooo:rsid="01c619d4" officeooo:paragraph-rsid="01c619d4"/>
    </style:style>
    <style:style style:name="P164" style:family="paragraph" style:parent-style-name="Footnote">
      <style:text-properties officeooo:rsid="01c69b37" officeooo:paragraph-rsid="01c69b37"/>
    </style:style>
    <style:style style:name="P165" style:family="paragraph" style:parent-style-name="_3c_l_3e_">
      <style:text-properties officeooo:paragraph-rsid="01cbe15f"/>
    </style:style>
    <style:style style:name="P166" style:family="paragraph" style:parent-style-name="_3c_argument_3e_">
      <style:text-properties officeooo:paragraph-rsid="01cc9083"/>
    </style:style>
    <style:style style:name="P167" style:family="paragraph" style:parent-style-name="_3c_l_3e_">
      <style:text-properties officeooo:paragraph-rsid="01cc9083"/>
    </style:style>
    <style:style style:name="P168" style:family="paragraph" style:parent-style-name="_3c_l_3e_">
      <style:text-properties officeooo:paragraph-rsid="01cd2be6"/>
    </style:style>
    <style:style style:name="P169" style:family="paragraph" style:parent-style-name="_3c_p_3e_">
      <style:paragraph-properties fo:text-align="justify" style:justify-single-word="false"/>
      <style:text-properties officeooo:rsid="00275f58" officeooo:paragraph-rsid="0097f1fa"/>
    </style:style>
    <style:style style:name="P170" style:family="paragraph" style:parent-style-name="_3c_p_3e_">
      <style:paragraph-properties fo:text-align="justify" style:justify-single-word="false"/>
      <style:text-properties officeooo:rsid="00275f58" officeooo:paragraph-rsid="008fcf48"/>
    </style:style>
    <style:style style:name="P171" style:family="paragraph" style:parent-style-name="_3c_p_3e_">
      <style:paragraph-properties fo:text-align="justify" style:justify-single-word="false"/>
      <style:text-properties officeooo:rsid="0025ed67" officeooo:paragraph-rsid="006e33bf"/>
    </style:style>
    <style:style style:name="P172" style:family="paragraph" style:parent-style-name="_3c_p_3e_">
      <style:paragraph-properties fo:text-align="justify" style:justify-single-word="false"/>
      <style:text-properties officeooo:rsid="0025ed67" officeooo:paragraph-rsid="00692806"/>
    </style:style>
    <style:style style:name="P173" style:family="paragraph" style:parent-style-name="_3c_p_3e_">
      <style:paragraph-properties fo:text-align="justify" style:justify-single-word="false"/>
      <style:text-properties officeooo:rsid="0025ed67" officeooo:paragraph-rsid="00f277cc"/>
    </style:style>
    <style:style style:name="P174" style:family="paragraph" style:parent-style-name="_3c_p_3e_">
      <style:paragraph-properties fo:text-align="justify" style:justify-single-word="false"/>
      <style:text-properties officeooo:paragraph-rsid="013acb0b"/>
    </style:style>
    <style:style style:name="P175" style:family="paragraph" style:parent-style-name="_3c_p_3e_">
      <style:paragraph-properties fo:text-align="justify" style:justify-single-word="false"/>
      <style:text-properties officeooo:paragraph-rsid="002a3c5f"/>
    </style:style>
    <style:style style:name="P176" style:family="paragraph" style:parent-style-name="_3c_p_3e_">
      <style:paragraph-properties fo:text-align="justify" style:justify-single-word="false"/>
      <style:text-properties officeooo:rsid="01816f4d" officeooo:paragraph-rsid="01816f4d"/>
    </style:style>
    <style:style style:name="P177" style:family="paragraph" style:parent-style-name="_3c_ab_3e_">
      <style:text-properties officeooo:paragraph-rsid="01dec7af"/>
    </style:style>
    <style:style style:name="P178" style:family="paragraph" style:parent-style-name="_3c_l_3e_">
      <style:text-properties officeooo:paragraph-rsid="005be609"/>
    </style:style>
    <style:style style:name="P179" style:family="paragraph" style:parent-style-name="_3c_l_3e_">
      <style:text-properties officeooo:paragraph-rsid="01d065aa"/>
    </style:style>
    <style:style style:name="P180" style:family="paragraph" style:parent-style-name="_3c_l_3e_">
      <style:text-properties officeooo:paragraph-rsid="01d20881"/>
    </style:style>
    <style:style style:name="P181" style:family="paragraph" style:parent-style-name="_3c_l_3e_">
      <style:text-properties officeooo:paragraph-rsid="01d3c1c8"/>
    </style:style>
    <style:style style:name="P182" style:family="paragraph" style:parent-style-name="_3c_l_3e_">
      <style:text-properties officeooo:paragraph-rsid="01d60686"/>
    </style:style>
    <style:style style:name="P183" style:family="paragraph" style:parent-style-name="_3c_l_3e_">
      <style:text-properties officeooo:paragraph-rsid="01d882b8"/>
    </style:style>
    <style:style style:name="P184" style:family="paragraph" style:parent-style-name="_3c_l_3e_">
      <style:text-properties officeooo:paragraph-rsid="01da1be3"/>
    </style:style>
    <style:style style:name="P185" style:family="paragraph" style:parent-style-name="_3c_l_3e_">
      <style:text-properties officeooo:paragraph-rsid="01dc6bd5"/>
    </style:style>
    <style:style style:name="P186" style:family="paragraph" style:parent-style-name="_3c_l_3e_">
      <style:text-properties officeooo:paragraph-rsid="01dcb861"/>
    </style:style>
    <style:style style:name="P187" style:family="paragraph" style:parent-style-name="_3c_l_3e_">
      <style:text-properties officeooo:paragraph-rsid="01dccde0"/>
    </style:style>
    <style:style style:name="P188" style:family="paragraph" style:parent-style-name="_3c_l_3e_">
      <style:text-properties officeooo:paragraph-rsid="01dcd57d"/>
    </style:style>
    <style:style style:name="P189" style:family="paragraph" style:parent-style-name="_3c_l_3e_">
      <style:text-properties officeooo:paragraph-rsid="00b22769"/>
    </style:style>
    <style:style style:name="P190" style:family="paragraph" style:parent-style-name="Footnote">
      <style:text-properties officeooo:rsid="01d6a168" officeooo:paragraph-rsid="01d6a168"/>
    </style:style>
    <style:style style:name="P191" style:family="paragraph" style:parent-style-name="Footnote">
      <style:text-properties officeooo:rsid="01dccde0" officeooo:paragraph-rsid="01dccde0"/>
    </style:style>
    <style:style style:name="P192" style:family="paragraph" style:parent-style-name="Heading_20_1">
      <style:text-properties officeooo:rsid="007d199f" officeooo:paragraph-rsid="007d199f"/>
    </style:style>
    <style:style style:name="P193" style:family="paragraph" style:parent-style-name="Heading_20_2">
      <style:text-properties officeooo:paragraph-rsid="0020be90"/>
    </style:style>
    <style:style style:name="P194" style:family="paragraph" style:parent-style-name="Heading_20_2">
      <style:text-properties officeooo:rsid="001b8958" officeooo:paragraph-rsid="0024584c"/>
    </style:style>
    <style:style style:name="P195" style:family="paragraph" style:parent-style-name="Heading_20_2">
      <style:text-properties officeooo:rsid="00403a05" officeooo:paragraph-rsid="00417fe4"/>
    </style:style>
    <style:style style:name="P196" style:family="paragraph" style:parent-style-name="Heading_20_2">
      <style:text-properties officeooo:rsid="0046beb0" officeooo:paragraph-rsid="0046beb0"/>
    </style:style>
    <style:style style:name="P197" style:family="paragraph" style:parent-style-name="Heading_20_2">
      <style:text-properties officeooo:paragraph-rsid="005b06d6"/>
    </style:style>
    <style:style style:name="P198" style:family="paragraph" style:parent-style-name="Heading_20_2">
      <style:text-properties officeooo:rsid="005b06d6" officeooo:paragraph-rsid="005b06d6"/>
    </style:style>
    <style:style style:name="P199" style:family="paragraph" style:parent-style-name="Heading_20_2">
      <style:text-properties officeooo:rsid="005b06d6" officeooo:paragraph-rsid="005be609"/>
    </style:style>
    <style:style style:name="P200" style:family="paragraph" style:parent-style-name="Heading_20_2">
      <style:text-properties officeooo:rsid="005b06d6" officeooo:paragraph-rsid="0061454a"/>
    </style:style>
    <style:style style:name="P201" style:family="paragraph" style:parent-style-name="Heading_20_2">
      <style:text-properties officeooo:rsid="005b06d6" officeooo:paragraph-rsid="005e0501"/>
    </style:style>
    <style:style style:name="P202" style:family="paragraph" style:parent-style-name="Heading_20_2">
      <style:text-properties officeooo:rsid="005b06d6" officeooo:paragraph-rsid="005f3ce8"/>
    </style:style>
    <style:style style:name="P203" style:family="paragraph" style:parent-style-name="Heading_20_2">
      <style:text-properties officeooo:rsid="005b06d6" officeooo:paragraph-rsid="006213fd"/>
    </style:style>
    <style:style style:name="P204" style:family="paragraph" style:parent-style-name="Heading_20_2">
      <style:text-properties officeooo:rsid="005b06d6" officeooo:paragraph-rsid="005dd48f"/>
    </style:style>
    <style:style style:name="T1" style:family="text">
      <style:text-properties officeooo:rsid="001b8958"/>
    </style:style>
    <style:style style:name="T2" style:family="text">
      <style:text-properties officeooo:rsid="001c531a"/>
    </style:style>
    <style:style style:name="T3" style:family="text">
      <style:text-properties officeooo:rsid="001d76b5"/>
    </style:style>
    <style:style style:name="T4" style:family="text">
      <style:text-properties officeooo:rsid="001dce40"/>
    </style:style>
    <style:style style:name="T5" style:family="text">
      <style:text-properties officeooo:rsid="001edf64"/>
    </style:style>
    <style:style style:name="T6" style:family="text">
      <style:text-properties officeooo:rsid="0020be90"/>
    </style:style>
    <style:style style:name="T7" style:family="text">
      <style:text-properties fo:color="#2a6099" loext:opacity="100%" style:font-name="sans-serif1"/>
    </style:style>
    <style:style style:name="T8" style:family="text">
      <style:text-properties fo:color="#2a6099" loext:opacity="100%" style:font-name="sans-serif1" officeooo:rsid="0043bbc0"/>
    </style:style>
    <style:style style:name="T9" style:family="text">
      <style:text-properties fo:color="#2a6099" loext:opacity="100%" style:font-name="sans-serif1" officeooo:rsid="0047f92d"/>
    </style:style>
    <style:style style:name="T10" style:family="text">
      <style:text-properties fo:color="#2a6099" loext:opacity="100%" style:font-name="sans-serif1" officeooo:rsid="004c0252"/>
    </style:style>
    <style:style style:name="T11" style:family="text">
      <style:text-properties fo:color="#2a6099" loext:opacity="100%" style:font-name="sans-serif1" officeooo:rsid="004d7db5"/>
    </style:style>
    <style:style style:name="T12" style:family="text">
      <style:text-properties fo:color="#2a6099" loext:opacity="100%" style:font-name="sans-serif1" officeooo:rsid="004f6688"/>
    </style:style>
    <style:style style:name="T13" style:family="text">
      <style:text-properties fo:color="#2a6099" loext:opacity="100%" style:font-name="sans-serif1" officeooo:rsid="005434e6"/>
    </style:style>
    <style:style style:name="T14" style:family="text">
      <style:text-properties fo:color="#2a6099" loext:opacity="100%" style:font-name="sans-serif1" officeooo:rsid="0070f74f"/>
    </style:style>
    <style:style style:name="T15" style:family="text">
      <style:text-properties fo:color="#2a6099" loext:opacity="100%" style:font-name="sans-serif1" officeooo:rsid="00724a5e"/>
    </style:style>
    <style:style style:name="T16" style:family="text">
      <style:text-properties fo:color="#2a6099" loext:opacity="100%" style:font-name="sans-serif1" officeooo:rsid="0072aaf8"/>
    </style:style>
    <style:style style:name="T17" style:family="text">
      <style:text-properties fo:color="#2a6099" loext:opacity="100%" style:font-name="sans-serif1" officeooo:rsid="00748ef7"/>
    </style:style>
    <style:style style:name="T18" style:family="text">
      <style:text-properties fo:color="#2a6099" loext:opacity="100%" style:font-name="sans-serif1" officeooo:rsid="0079201d"/>
    </style:style>
    <style:style style:name="T19" style:family="text">
      <style:text-properties fo:color="#2a6099" loext:opacity="100%" style:font-name="sans-serif1" officeooo:rsid="00802e89"/>
    </style:style>
    <style:style style:name="T20" style:family="text">
      <style:text-properties fo:color="#2a6099" loext:opacity="100%" style:font-name="sans-serif1" officeooo:rsid="00819fd2"/>
    </style:style>
    <style:style style:name="T21" style:family="text">
      <style:text-properties fo:color="#2a6099" loext:opacity="100%" style:font-name="sans-serif1" officeooo:rsid="00827a91"/>
    </style:style>
    <style:style style:name="T22" style:family="text">
      <style:text-properties fo:color="#2a6099" loext:opacity="100%" style:font-name="sans-serif1" officeooo:rsid="0083e77b"/>
    </style:style>
    <style:style style:name="T23" style:family="text">
      <style:text-properties fo:color="#2a6099" loext:opacity="100%" style:font-name="sans-serif1" officeooo:rsid="00845ad2"/>
    </style:style>
    <style:style style:name="T24" style:family="text">
      <style:text-properties fo:color="#2a6099" loext:opacity="100%" style:font-name="sans-serif1" officeooo:rsid="0085b8bc"/>
    </style:style>
    <style:style style:name="T25" style:family="text">
      <style:text-properties fo:color="#2a6099" loext:opacity="100%" style:font-name="sans-serif1" officeooo:rsid="00865a48"/>
    </style:style>
    <style:style style:name="T26" style:family="text">
      <style:text-properties fo:color="#2a6099" loext:opacity="100%" style:font-name="sans-serif1" officeooo:rsid="00883b65"/>
    </style:style>
    <style:style style:name="T27" style:family="text">
      <style:text-properties fo:color="#2a6099" loext:opacity="100%" style:font-name="sans-serif1" officeooo:rsid="0089a1c9"/>
    </style:style>
    <style:style style:name="T28" style:family="text">
      <style:text-properties fo:color="#2a6099" loext:opacity="100%" style:font-name="sans-serif1" officeooo:rsid="008a1e75"/>
    </style:style>
    <style:style style:name="T29" style:family="text">
      <style:text-properties fo:color="#2a6099" loext:opacity="100%" style:font-name="sans-serif1" officeooo:rsid="008acc1a"/>
    </style:style>
    <style:style style:name="T30" style:family="text">
      <style:text-properties fo:color="#2a6099" loext:opacity="100%" style:font-name="sans-serif1" officeooo:rsid="008afdf5"/>
    </style:style>
    <style:style style:name="T31" style:family="text">
      <style:text-properties fo:color="#2a6099" loext:opacity="100%" style:font-name="sans-serif1" officeooo:rsid="008cdffb"/>
    </style:style>
    <style:style style:name="T32" style:family="text">
      <style:text-properties fo:color="#2a6099" loext:opacity="100%" style:font-name="sans-serif1" officeooo:rsid="008dd4e6"/>
    </style:style>
    <style:style style:name="T33" style:family="text">
      <style:text-properties fo:color="#2a6099" loext:opacity="100%" style:font-name="sans-serif1" officeooo:rsid="0092a6a0"/>
    </style:style>
    <style:style style:name="T34" style:family="text">
      <style:text-properties fo:color="#2a6099" loext:opacity="100%" style:font-name="sans-serif1" officeooo:rsid="00c0d5ea"/>
    </style:style>
    <style:style style:name="T35" style:family="text">
      <style:text-properties fo:color="#2a6099" loext:opacity="100%" style:font-name="sans-serif1" officeooo:rsid="00c2e158"/>
    </style:style>
    <style:style style:name="T36" style:family="text">
      <style:text-properties fo:color="#2a6099" loext:opacity="100%" style:font-name="sans-serif1" officeooo:rsid="00c49519"/>
    </style:style>
    <style:style style:name="T37" style:family="text">
      <style:text-properties fo:color="#2a6099" loext:opacity="100%" style:font-name="sans-serif1" officeooo:rsid="00c558fb"/>
    </style:style>
    <style:style style:name="T38" style:family="text">
      <style:text-properties fo:color="#2a6099" loext:opacity="100%" style:font-name="sans-serif1" officeooo:rsid="00c76f2c"/>
    </style:style>
    <style:style style:name="T39" style:family="text">
      <style:text-properties fo:color="#2a6099" loext:opacity="100%" style:font-name="sans-serif1" officeooo:rsid="00c8b79d"/>
    </style:style>
    <style:style style:name="T40" style:family="text">
      <style:text-properties fo:color="#2a6099" loext:opacity="100%" style:font-name="sans-serif1" officeooo:rsid="00cafcc3"/>
    </style:style>
    <style:style style:name="T41" style:family="text">
      <style:text-properties fo:color="#2a6099" loext:opacity="100%" style:font-name="sans-serif1" officeooo:rsid="00ce97f4"/>
    </style:style>
    <style:style style:name="T42" style:family="text">
      <style:text-properties fo:color="#2a6099" loext:opacity="100%" style:font-name="sans-serif1" officeooo:rsid="00d51e89"/>
    </style:style>
    <style:style style:name="T43" style:family="text">
      <style:text-properties fo:color="#2a6099" loext:opacity="100%" style:font-name="sans-serif1" officeooo:rsid="00d69981"/>
    </style:style>
    <style:style style:name="T44" style:family="text">
      <style:text-properties fo:color="#2a6099" loext:opacity="100%" style:font-name="sans-serif1" officeooo:rsid="00d95850"/>
    </style:style>
    <style:style style:name="T45" style:family="text">
      <style:text-properties fo:color="#2a6099" loext:opacity="100%" style:font-name="sans-serif1" officeooo:rsid="00dc6104"/>
    </style:style>
    <style:style style:name="T46" style:family="text">
      <style:text-properties fo:color="#2a6099" loext:opacity="100%" style:font-name="sans-serif1" officeooo:rsid="00dd8362"/>
    </style:style>
    <style:style style:name="T47" style:family="text">
      <style:text-properties fo:color="#2a6099" loext:opacity="100%" style:font-name="sans-serif1" officeooo:rsid="00e1e2a0"/>
    </style:style>
    <style:style style:name="T48" style:family="text">
      <style:text-properties fo:color="#2a6099" loext:opacity="100%" style:font-name="sans-serif1" officeooo:rsid="00e4d035"/>
    </style:style>
    <style:style style:name="T49" style:family="text">
      <style:text-properties fo:color="#2a6099" loext:opacity="100%" style:font-name="sans-serif1" officeooo:rsid="00f53c42"/>
    </style:style>
    <style:style style:name="T50" style:family="text">
      <style:text-properties fo:color="#2a6099" loext:opacity="100%" style:font-name="sans-serif1" officeooo:rsid="00f6dc83"/>
    </style:style>
    <style:style style:name="T51" style:family="text">
      <style:text-properties fo:color="#2a6099" loext:opacity="100%" style:font-name="sans-serif1" officeooo:rsid="01007e3b"/>
    </style:style>
    <style:style style:name="T52" style:family="text">
      <style:text-properties fo:color="#2a6099" loext:opacity="100%" style:font-name="sans-serif1" officeooo:rsid="010557f1"/>
    </style:style>
    <style:style style:name="T53" style:family="text">
      <style:text-properties fo:color="#2a6099" loext:opacity="100%" style:font-name="sans-serif1" officeooo:rsid="01142a17"/>
    </style:style>
    <style:style style:name="T54" style:family="text">
      <style:text-properties fo:color="#2a6099" loext:opacity="100%" style:font-name="sans-serif1" officeooo:rsid="01158b49"/>
    </style:style>
    <style:style style:name="T55" style:family="text">
      <style:text-properties fo:color="#2a6099" loext:opacity="100%" style:font-name="sans-serif1" officeooo:rsid="01194549"/>
    </style:style>
    <style:style style:name="T56" style:family="text">
      <style:text-properties fo:color="#2a6099" loext:opacity="100%" style:font-name="sans-serif1" officeooo:rsid="01326a7c"/>
    </style:style>
    <style:style style:name="T57" style:family="text">
      <style:text-properties fo:color="#2a6099" loext:opacity="100%" style:font-name="sans-serif1" officeooo:rsid="013db59e"/>
    </style:style>
    <style:style style:name="T58" style:family="text">
      <style:text-properties fo:color="#2a6099" loext:opacity="100%" style:font-name="sans-serif1" officeooo:rsid="013e33a3"/>
    </style:style>
    <style:style style:name="T59" style:family="text">
      <style:text-properties fo:color="#2a6099" loext:opacity="100%" style:font-name="sans-serif1" officeooo:rsid="0152a536"/>
    </style:style>
    <style:style style:name="T60" style:family="text">
      <style:text-properties fo:color="#2a6099" loext:opacity="100%" style:font-name="sans-serif1" officeooo:rsid="0163728a"/>
    </style:style>
    <style:style style:name="T61" style:family="text">
      <style:text-properties fo:color="#2a6099" loext:opacity="100%" style:font-name="sans-serif1" officeooo:rsid="0164f8cd"/>
    </style:style>
    <style:style style:name="T62" style:family="text">
      <style:text-properties fo:color="#2a6099" loext:opacity="100%" style:font-name="sans-serif1" officeooo:rsid="0167dbf3"/>
    </style:style>
    <style:style style:name="T63" style:family="text">
      <style:text-properties fo:color="#2a6099" loext:opacity="100%" style:font-name="sans-serif1" officeooo:rsid="0169aa6a"/>
    </style:style>
    <style:style style:name="T64" style:family="text">
      <style:text-properties fo:color="#2a6099" loext:opacity="100%" style:font-name="sans-serif1" officeooo:rsid="016da2d2"/>
    </style:style>
    <style:style style:name="T65" style:family="text">
      <style:text-properties fo:color="#2a6099" loext:opacity="100%" style:font-name="sans-serif1" officeooo:rsid="016deb2b"/>
    </style:style>
    <style:style style:name="T66" style:family="text">
      <style:text-properties fo:color="#2a6099" loext:opacity="100%" style:font-name="sans-serif1" officeooo:rsid="017613ac"/>
    </style:style>
    <style:style style:name="T67" style:family="text">
      <style:text-properties fo:color="#2a6099" loext:opacity="100%" style:font-name="sans-serif1" officeooo:rsid="0176cf34"/>
    </style:style>
    <style:style style:name="T68" style:family="text">
      <style:text-properties fo:color="#2a6099" loext:opacity="100%" style:font-name="sans-serif1" officeooo:rsid="0179e7a8"/>
    </style:style>
    <style:style style:name="T69" style:family="text">
      <style:text-properties fo:color="#2a6099" loext:opacity="100%" style:font-name="sans-serif1" officeooo:rsid="017db3bf"/>
    </style:style>
    <style:style style:name="T70" style:family="text">
      <style:text-properties fo:color="#2a6099" loext:opacity="100%" style:font-name="sans-serif1" officeooo:rsid="017e389d"/>
    </style:style>
    <style:style style:name="T71" style:family="text">
      <style:text-properties fo:color="#2a6099" loext:opacity="100%" style:font-name="sans-serif1" officeooo:rsid="0181c73f"/>
    </style:style>
    <style:style style:name="T72" style:family="text">
      <style:text-properties fo:color="#2a6099" loext:opacity="100%" style:font-name="sans-serif1" officeooo:rsid="018422ea"/>
    </style:style>
    <style:style style:name="T73" style:family="text">
      <style:text-properties fo:color="#2a6099" loext:opacity="100%" style:font-name="sans-serif1" officeooo:rsid="0199975b"/>
    </style:style>
    <style:style style:name="T74" style:family="text">
      <style:text-properties fo:color="#2a6099" loext:opacity="100%" style:font-name="sans-serif1" officeooo:rsid="01a2fc92"/>
    </style:style>
    <style:style style:name="T75" style:family="text">
      <style:text-properties style:font-name="sans-serif1"/>
    </style:style>
    <style:style style:name="T76" style:family="text">
      <style:text-properties style:font-name="sans-serif1" officeooo:rsid="00228c51"/>
    </style:style>
    <style:style style:name="T77" style:family="text">
      <style:text-properties style:font-name="sans-serif1" officeooo:rsid="00238918"/>
    </style:style>
    <style:style style:name="T78" style:family="text">
      <style:text-properties style:font-name="sans-serif1" officeooo:rsid="0024584c"/>
    </style:style>
    <style:style style:name="T79" style:family="text">
      <style:text-properties style:font-name="sans-serif1" officeooo:rsid="0024aea4"/>
    </style:style>
    <style:style style:name="T80" style:family="text">
      <style:text-properties style:font-name="sans-serif1" officeooo:rsid="0024e1c7"/>
    </style:style>
    <style:style style:name="T81" style:family="text">
      <style:text-properties style:font-name="sans-serif1" officeooo:rsid="0028a2a5"/>
    </style:style>
    <style:style style:name="T82" style:family="text">
      <style:text-properties style:font-name="sans-serif1" officeooo:rsid="002a3c5f"/>
    </style:style>
    <style:style style:name="T83" style:family="text">
      <style:text-properties style:font-name="sans-serif1" fo:font-style="italic"/>
    </style:style>
    <style:style style:name="T84" style:family="text">
      <style:text-properties style:font-name="sans-serif1" fo:font-style="italic" officeooo:rsid="002a3c5f"/>
    </style:style>
    <style:style style:name="T85" style:family="text">
      <style:text-properties style:font-name="sans-serif1" fo:font-style="italic" style:font-style-asian="italic" style:font-style-complex="italic"/>
    </style:style>
    <style:style style:name="T86" style:family="text">
      <style:text-properties style:font-name="sans-serif1" fo:font-style="italic" officeooo:rsid="005434e6" style:font-style-asian="italic" style:font-style-complex="italic"/>
    </style:style>
    <style:style style:name="T87" style:family="text">
      <style:text-properties style:font-name="sans-serif1" fo:font-style="italic" officeooo:rsid="00561168" style:font-style-asian="italic" style:font-style-complex="italic"/>
    </style:style>
    <style:style style:name="T88" style:family="text">
      <style:text-properties style:font-name="sans-serif1" fo:font-style="italic" officeooo:rsid="00692806" style:font-style-asian="italic" style:font-style-complex="italic"/>
    </style:style>
    <style:style style:name="T89" style:family="text">
      <style:text-properties style:font-name="sans-serif1" fo:font-style="italic" officeooo:rsid="0099a277" style:font-style-asian="italic" style:font-style-complex="italic"/>
    </style:style>
    <style:style style:name="T90" style:family="text">
      <style:text-properties style:font-name="sans-serif1" fo:font-style="italic" officeooo:rsid="011c1d89" style:font-style-asian="italic" style:font-style-complex="italic"/>
    </style:style>
    <style:style style:name="T91" style:family="text">
      <style:text-properties style:font-name="sans-serif1" fo:font-style="italic" officeooo:rsid="013acb0b" style:font-style-asian="italic" style:font-style-complex="italic"/>
    </style:style>
    <style:style style:name="T92" style:family="text">
      <style:text-properties style:font-name="sans-serif1" fo:font-style="italic" officeooo:rsid="0070f74f" style:font-style-asian="italic" style:font-style-complex="italic"/>
    </style:style>
    <style:style style:name="T93" style:family="text">
      <style:text-properties style:font-name="sans-serif1" fo:font-style="italic" officeooo:rsid="00f277cc" style:font-style-asian="italic" style:font-style-complex="italic"/>
    </style:style>
    <style:style style:name="T94" style:family="text">
      <style:text-properties style:font-name="sans-serif1" officeooo:rsid="0025ed67"/>
    </style:style>
    <style:style style:name="T95" style:family="text">
      <style:text-properties style:font-name="sans-serif1" officeooo:rsid="002b7a43"/>
    </style:style>
    <style:style style:name="T96" style:family="text">
      <style:text-properties style:font-name="sans-serif1" officeooo:rsid="002d7612"/>
    </style:style>
    <style:style style:name="T97" style:family="text">
      <style:text-properties style:font-name="sans-serif1" officeooo:rsid="002ebcf8"/>
    </style:style>
    <style:style style:name="T98" style:family="text">
      <style:text-properties style:font-name="sans-serif1" officeooo:rsid="0031ffb6"/>
    </style:style>
    <style:style style:name="T99" style:family="text">
      <style:text-properties style:font-name="sans-serif1" officeooo:rsid="00396d88"/>
    </style:style>
    <style:style style:name="T100" style:family="text">
      <style:text-properties style:font-name="sans-serif1" officeooo:rsid="003c7e9e"/>
    </style:style>
    <style:style style:name="T101" style:family="text">
      <style:text-properties style:font-name="sans-serif1" officeooo:rsid="003f1e95"/>
    </style:style>
    <style:style style:name="T102" style:family="text">
      <style:text-properties style:font-name="sans-serif1" officeooo:rsid="00403a05"/>
    </style:style>
    <style:style style:name="T103" style:family="text">
      <style:text-properties style:font-name="sans-serif1" officeooo:rsid="00417fe4"/>
    </style:style>
    <style:style style:name="T104" style:family="text">
      <style:text-properties style:font-name="sans-serif1" officeooo:rsid="0042b4ce"/>
    </style:style>
    <style:style style:name="T105" style:family="text">
      <style:text-properties style:font-name="sans-serif1" officeooo:rsid="00445586"/>
    </style:style>
    <style:style style:name="T106" style:family="text">
      <style:text-properties style:font-name="sans-serif1" officeooo:rsid="0048ee8a"/>
    </style:style>
    <style:style style:name="T107" style:family="text">
      <style:text-properties style:font-name="sans-serif1" officeooo:rsid="004c0252"/>
    </style:style>
    <style:style style:name="T108" style:family="text">
      <style:text-properties style:font-name="sans-serif1" officeooo:rsid="004d7db5"/>
    </style:style>
    <style:style style:name="T109" style:family="text">
      <style:text-properties style:font-name="sans-serif1" officeooo:rsid="00528f30"/>
    </style:style>
    <style:style style:name="T110" style:family="text">
      <style:text-properties style:font-name="sans-serif1" fo:font-size="10pt" style:font-size-asian="10pt" style:font-size-complex="10pt"/>
    </style:style>
    <style:style style:name="T111" style:family="text">
      <style:text-properties style:font-name="sans-serif1" fo:font-size="10pt" officeooo:rsid="0053ee76" style:font-size-asian="10pt" style:font-size-complex="10pt"/>
    </style:style>
    <style:style style:name="T112" style:family="text">
      <style:text-properties style:font-name="sans-serif1" fo:font-size="10pt" officeooo:rsid="00962d24" style:font-size-asian="10pt" style:font-size-complex="10pt"/>
    </style:style>
    <style:style style:name="T113" style:family="text">
      <style:text-properties style:font-name="sans-serif1" fo:font-size="10pt" officeooo:rsid="00d9504b" style:font-size-asian="10pt" style:font-size-complex="10pt"/>
    </style:style>
    <style:style style:name="T114" style:family="text">
      <style:text-properties style:font-name="sans-serif1" fo:font-size="10pt" officeooo:rsid="01332b0f" style:font-size-asian="10pt" style:font-size-complex="10pt"/>
    </style:style>
    <style:style style:name="T115" style:family="text">
      <style:text-properties style:font-name="sans-serif1" fo:font-size="10pt" officeooo:rsid="01343194" style:font-size-asian="10pt" style:font-size-complex="10pt"/>
    </style:style>
    <style:style style:name="T116" style:family="text">
      <style:text-properties style:font-name="sans-serif1" fo:font-size="10pt" officeooo:rsid="013a6418" style:font-size-asian="10pt" style:font-size-complex="10pt"/>
    </style:style>
    <style:style style:name="T117" style:family="text">
      <style:text-properties style:font-name="sans-serif1" fo:font-size="10pt" officeooo:rsid="01579ab6" style:font-size-asian="10pt" style:font-size-complex="10pt"/>
    </style:style>
    <style:style style:name="T118" style:family="text">
      <style:text-properties style:font-name="sans-serif1" fo:font-size="10pt" officeooo:rsid="01674be8" style:font-size-asian="10pt" style:font-size-complex="10pt"/>
    </style:style>
    <style:style style:name="T119" style:family="text">
      <style:text-properties style:font-name="sans-serif1" fo:font-size="10pt" officeooo:rsid="017fa46b" style:font-size-asian="10pt" style:font-size-complex="10pt"/>
    </style:style>
    <style:style style:name="T120" style:family="text">
      <style:text-properties style:font-name="sans-serif1" fo:font-size="10pt" officeooo:rsid="01846bfe" style:font-size-asian="10pt" style:font-size-complex="10pt"/>
    </style:style>
    <style:style style:name="T121" style:family="text">
      <style:text-properties style:font-name="sans-serif1" fo:font-size="10pt" officeooo:rsid="018a89fc" style:font-size-asian="10pt" style:font-size-complex="10pt"/>
    </style:style>
    <style:style style:name="T122" style:family="text">
      <style:text-properties style:font-name="sans-serif1" fo:font-size="10pt" officeooo:rsid="018ce20b" style:font-size-asian="10pt" style:font-size-complex="10pt"/>
    </style:style>
    <style:style style:name="T123" style:family="text">
      <style:text-properties style:font-name="sans-serif1" fo:font-size="10pt" officeooo:rsid="0191cac6" style:font-size-asian="10pt" style:font-size-complex="10pt"/>
    </style:style>
    <style:style style:name="T124" style:family="text">
      <style:text-properties style:font-name="sans-serif1" fo:font-size="10pt" officeooo:rsid="0197d086" style:font-size-asian="10pt" style:font-size-complex="10pt"/>
    </style:style>
    <style:style style:name="T125" style:family="text">
      <style:text-properties style:font-name="sans-serif1" fo:font-size="10pt" fo:font-style="italic" style:font-size-asian="10pt" style:font-style-asian="italic" style:font-size-complex="10pt" style:font-style-complex="italic"/>
    </style:style>
    <style:style style:name="T126" style:family="text">
      <style:text-properties style:font-name="sans-serif1" fo:font-size="10pt" fo:font-style="italic" officeooo:rsid="0053ee76" style:font-size-asian="10pt" style:font-style-asian="italic" style:font-size-complex="10pt" style:font-style-complex="italic"/>
    </style:style>
    <style:style style:name="T127" style:family="text">
      <style:text-properties style:font-name="sans-serif1" fo:font-size="10pt" fo:font-style="italic" officeooo:rsid="00f941f5" style:font-size-asian="10pt" style:font-style-asian="italic" style:font-size-complex="10pt" style:font-style-complex="italic"/>
    </style:style>
    <style:style style:name="T128" style:family="text">
      <style:text-properties style:font-name="sans-serif1" fo:font-size="10pt" fo:font-style="italic" officeooo:rsid="00fa26be" style:font-size-asian="10pt" style:font-style-asian="italic" style:font-size-complex="10pt" style:font-style-complex="italic"/>
    </style:style>
    <style:style style:name="T129" style:family="text">
      <style:text-properties style:font-name="sans-serif1" fo:font-size="10pt" fo:font-style="italic" officeooo:rsid="012e0c7b" style:font-size-asian="10pt" style:font-style-asian="italic" style:font-size-complex="10pt" style:font-style-complex="italic"/>
    </style:style>
    <style:style style:name="T130" style:family="text">
      <style:text-properties style:font-name="sans-serif1" fo:font-size="10pt" fo:font-style="italic" officeooo:rsid="013a6418" style:font-size-asian="10pt" style:font-style-asian="italic" style:font-size-complex="10pt" style:font-style-complex="italic"/>
    </style:style>
    <style:style style:name="T131" style:family="text">
      <style:text-properties style:font-name="sans-serif1" fo:font-size="10pt" fo:font-style="italic" officeooo:rsid="01579ab6" style:font-size-asian="10pt" style:font-style-asian="italic" style:font-size-complex="10pt" style:font-style-complex="italic"/>
    </style:style>
    <style:style style:name="T132" style:family="text">
      <style:text-properties style:font-name="sans-serif1" fo:font-size="10pt" fo:font-style="italic" officeooo:rsid="0185a6d5" style:font-size-asian="10pt" style:font-style-asian="italic" style:font-size-complex="10pt" style:font-style-complex="italic"/>
    </style:style>
    <style:style style:name="T133" style:family="text">
      <style:text-properties style:font-name="sans-serif1" fo:font-size="10pt" fo:font-style="italic" officeooo:rsid="0189363b" style:font-size-asian="10pt" style:font-style-asian="italic" style:font-size-complex="10pt" style:font-style-complex="italic"/>
    </style:style>
    <style:style style:name="T134" style:family="text">
      <style:text-properties style:font-name="sans-serif1" fo:font-size="10pt" fo:font-style="italic" officeooo:rsid="0191cac6" style:font-size-asian="10pt" style:font-style-asian="italic" style:font-size-complex="10pt" style:font-style-complex="italic"/>
    </style:style>
    <style:style style:name="T135" style:family="text">
      <style:text-properties style:font-name="sans-serif1" fo:font-size="10pt" fo:font-style="normal" officeooo:rsid="012e0c7b" style:font-size-asian="10pt" style:font-style-asian="normal" style:font-size-complex="10pt" style:font-style-complex="normal"/>
    </style:style>
    <style:style style:name="T136" style:family="text">
      <style:text-properties style:font-name="sans-serif1" fo:font-size="10pt" fo:font-style="normal" officeooo:rsid="0191cac6" style:font-size-asian="10pt" style:font-style-asian="normal" style:font-size-complex="10pt" style:font-style-complex="normal"/>
    </style:style>
    <style:style style:name="T137" style:family="text">
      <style:text-properties style:font-name="sans-serif1" officeooo:rsid="0053ee76"/>
    </style:style>
    <style:style style:name="T138" style:family="text">
      <style:text-properties style:font-name="sans-serif1" officeooo:rsid="005434e6"/>
    </style:style>
    <style:style style:name="T139" style:family="text">
      <style:text-properties style:font-name="sans-serif1" officeooo:rsid="0055766e"/>
    </style:style>
    <style:style style:name="T140" style:family="text">
      <style:text-properties style:font-name="sans-serif1" officeooo:rsid="00561168"/>
    </style:style>
    <style:style style:name="T141" style:family="text">
      <style:text-properties style:font-name="sans-serif1" officeooo:rsid="00565829"/>
    </style:style>
    <style:style style:name="T142" style:family="text">
      <style:text-properties style:font-name="sans-serif1" officeooo:rsid="0059b682"/>
    </style:style>
    <style:style style:name="T143" style:family="text">
      <style:text-properties style:font-name="sans-serif1" officeooo:rsid="0062b7a3"/>
    </style:style>
    <style:style style:name="T144" style:family="text">
      <style:text-properties style:font-name="sans-serif1" officeooo:rsid="0063df28"/>
    </style:style>
    <style:style style:name="T145" style:family="text">
      <style:text-properties style:font-name="sans-serif1" officeooo:rsid="006453a1"/>
    </style:style>
    <style:style style:name="T146" style:family="text">
      <style:text-properties style:font-name="sans-serif1" officeooo:rsid="0064b26d"/>
    </style:style>
    <style:style style:name="T147" style:family="text">
      <style:text-properties style:font-name="sans-serif1" officeooo:rsid="00669cdc"/>
    </style:style>
    <style:style style:name="T148" style:family="text">
      <style:text-properties style:font-name="sans-serif1" officeooo:rsid="00682c29"/>
    </style:style>
    <style:style style:name="T149" style:family="text">
      <style:text-properties style:font-name="sans-serif1" officeooo:rsid="00692806"/>
    </style:style>
    <style:style style:name="T150" style:family="text">
      <style:text-properties style:font-name="sans-serif1" officeooo:rsid="00698b92"/>
    </style:style>
    <style:style style:name="T151" style:family="text">
      <style:text-properties style:font-name="sans-serif1" officeooo:rsid="006a1a2f"/>
    </style:style>
    <style:style style:name="T152" style:family="text">
      <style:text-properties style:font-name="sans-serif1" officeooo:rsid="006e33bf"/>
    </style:style>
    <style:style style:name="T153" style:family="text">
      <style:text-properties style:font-name="sans-serif1" officeooo:rsid="006f4b0c"/>
    </style:style>
    <style:style style:name="T154" style:family="text">
      <style:text-properties style:font-name="sans-serif1" officeooo:rsid="0070f74f"/>
    </style:style>
    <style:style style:name="T155" style:family="text">
      <style:text-properties style:font-name="sans-serif1" officeooo:rsid="0075ebfa"/>
    </style:style>
    <style:style style:name="T156" style:family="text">
      <style:text-properties style:font-name="sans-serif1" officeooo:rsid="0077c0b6"/>
    </style:style>
    <style:style style:name="T157" style:family="text">
      <style:text-properties style:font-name="sans-serif1" officeooo:rsid="00784d49"/>
    </style:style>
    <style:style style:name="T158" style:family="text">
      <style:text-properties style:font-name="sans-serif1" officeooo:rsid="0079201d"/>
    </style:style>
    <style:style style:name="T159" style:family="text">
      <style:text-properties style:font-name="sans-serif1" officeooo:rsid="007ad504"/>
    </style:style>
    <style:style style:name="T160" style:family="text">
      <style:text-properties style:font-name="sans-serif1" officeooo:rsid="007cd053"/>
    </style:style>
    <style:style style:name="T161" style:family="text">
      <style:text-properties style:font-name="sans-serif1" officeooo:rsid="007d7c94"/>
    </style:style>
    <style:style style:name="T162" style:family="text">
      <style:text-properties style:font-name="sans-serif1" officeooo:rsid="007ed7b1"/>
    </style:style>
    <style:style style:name="T163" style:family="text">
      <style:text-properties style:font-name="sans-serif1" officeooo:rsid="00802e89"/>
    </style:style>
    <style:style style:name="T164" style:family="text">
      <style:text-properties style:font-name="sans-serif1" officeooo:rsid="008fcf48"/>
    </style:style>
    <style:style style:name="T165" style:family="text">
      <style:text-properties style:font-name="sans-serif1" officeooo:rsid="009195ee"/>
    </style:style>
    <style:style style:name="T166" style:family="text">
      <style:text-properties style:font-name="sans-serif1" officeooo:rsid="0091b712"/>
    </style:style>
    <style:style style:name="T167" style:family="text">
      <style:text-properties style:font-name="sans-serif1" officeooo:rsid="0092a6a0"/>
    </style:style>
    <style:style style:name="T168" style:family="text">
      <style:text-properties style:font-name="sans-serif1" officeooo:rsid="0092e0b6"/>
    </style:style>
    <style:style style:name="T169" style:family="text">
      <style:text-properties style:font-name="sans-serif1" officeooo:rsid="00932ac4"/>
    </style:style>
    <style:style style:name="T170" style:family="text">
      <style:text-properties style:font-name="sans-serif1" officeooo:rsid="0094dc4a"/>
    </style:style>
    <style:style style:name="T171" style:family="text">
      <style:text-properties style:font-name="sans-serif1" officeooo:rsid="00962d24"/>
    </style:style>
    <style:style style:name="T172" style:family="text">
      <style:text-properties style:font-name="sans-serif1" officeooo:rsid="00968dd6"/>
    </style:style>
    <style:style style:name="T173" style:family="text">
      <style:text-properties style:font-name="sans-serif1" officeooo:rsid="009709d1"/>
    </style:style>
    <style:style style:name="T174" style:family="text">
      <style:text-properties style:font-name="sans-serif1" officeooo:rsid="0097f1fa"/>
    </style:style>
    <style:style style:name="T175" style:family="text">
      <style:text-properties style:font-name="sans-serif1" officeooo:rsid="009838ea"/>
    </style:style>
    <style:style style:name="T176" style:family="text">
      <style:text-properties style:font-name="sans-serif1" officeooo:rsid="0099a277"/>
    </style:style>
    <style:style style:name="T177" style:family="text">
      <style:text-properties style:font-name="sans-serif1" officeooo:rsid="009b2405"/>
    </style:style>
    <style:style style:name="T178" style:family="text">
      <style:text-properties style:font-name="sans-serif1" officeooo:rsid="009c8abf"/>
    </style:style>
    <style:style style:name="T179" style:family="text">
      <style:text-properties style:font-name="sans-serif1" officeooo:rsid="009c8b57"/>
    </style:style>
    <style:style style:name="T180" style:family="text">
      <style:text-properties style:font-name="sans-serif1" officeooo:rsid="00a6e93c"/>
    </style:style>
    <style:style style:name="T181" style:family="text">
      <style:text-properties style:font-name="sans-serif1" officeooo:rsid="00ae1a2a"/>
    </style:style>
    <style:style style:name="T182" style:family="text">
      <style:text-properties style:font-name="sans-serif1" officeooo:rsid="00afe909"/>
    </style:style>
    <style:style style:name="T183" style:family="text">
      <style:text-properties style:font-name="sans-serif1" officeooo:rsid="00b049cf"/>
    </style:style>
    <style:style style:name="T184" style:family="text">
      <style:text-properties style:font-name="sans-serif1" officeooo:rsid="00bb8728"/>
    </style:style>
    <style:style style:name="T185" style:family="text">
      <style:text-properties style:font-name="sans-serif1" officeooo:rsid="00bd4628"/>
    </style:style>
    <style:style style:name="T186" style:family="text">
      <style:text-properties style:font-name="sans-serif1" officeooo:rsid="00bee5df"/>
    </style:style>
    <style:style style:name="T187" style:family="text">
      <style:text-properties style:font-name="sans-serif1" officeooo:rsid="00c0d5ea"/>
    </style:style>
    <style:style style:name="T188" style:family="text">
      <style:text-properties style:font-name="sans-serif1" officeooo:rsid="00c8b79d"/>
    </style:style>
    <style:style style:name="T189" style:family="text">
      <style:text-properties style:font-name="sans-serif1" officeooo:rsid="00cf9f47"/>
    </style:style>
    <style:style style:name="T190" style:family="text">
      <style:text-properties style:font-name="sans-serif1" officeooo:rsid="00d036ca"/>
    </style:style>
    <style:style style:name="T191" style:family="text">
      <style:text-properties style:font-name="sans-serif1" officeooo:rsid="00d2aaa7"/>
    </style:style>
    <style:style style:name="T192" style:family="text">
      <style:text-properties style:font-name="sans-serif1" officeooo:rsid="00d436a3"/>
    </style:style>
    <style:style style:name="T193" style:family="text">
      <style:text-properties style:font-name="sans-serif1" officeooo:rsid="00d51e89"/>
    </style:style>
    <style:style style:name="T194" style:family="text">
      <style:text-properties style:font-name="sans-serif1" officeooo:rsid="00d59ea5"/>
    </style:style>
    <style:style style:name="T195" style:family="text">
      <style:text-properties style:font-name="sans-serif1" officeooo:rsid="00d69981"/>
    </style:style>
    <style:style style:name="T196" style:family="text">
      <style:text-properties style:font-name="sans-serif1" officeooo:rsid="00d79ede"/>
    </style:style>
    <style:style style:name="T197" style:family="text">
      <style:text-properties style:font-name="sans-serif1" officeooo:rsid="00d86f80"/>
    </style:style>
    <style:style style:name="T198" style:family="text">
      <style:text-properties style:font-name="sans-serif1" officeooo:rsid="00d9504b"/>
    </style:style>
    <style:style style:name="T199" style:family="text">
      <style:text-properties style:font-name="sans-serif1" officeooo:rsid="00d95850"/>
    </style:style>
    <style:style style:name="T200" style:family="text">
      <style:text-properties style:font-name="sans-serif1" officeooo:rsid="00da8380"/>
    </style:style>
    <style:style style:name="T201" style:family="text">
      <style:text-properties style:font-name="sans-serif1" officeooo:rsid="00dc6104"/>
    </style:style>
    <style:style style:name="T202" style:family="text">
      <style:text-properties style:font-name="sans-serif1" officeooo:rsid="00dd8362"/>
    </style:style>
    <style:style style:name="T203" style:family="text">
      <style:text-properties style:font-name="sans-serif1" officeooo:rsid="00e0c439"/>
    </style:style>
    <style:style style:name="T204" style:family="text">
      <style:text-properties style:font-name="sans-serif1" officeooo:rsid="00e1e2a0"/>
    </style:style>
    <style:style style:name="T205" style:family="text">
      <style:text-properties style:font-name="sans-serif1" officeooo:rsid="00e4d035"/>
    </style:style>
    <style:style style:name="T206" style:family="text">
      <style:text-properties style:font-name="sans-serif1" officeooo:rsid="00e66a49"/>
    </style:style>
    <style:style style:name="T207" style:family="text">
      <style:text-properties style:font-name="sans-serif1" officeooo:rsid="00e8ce34"/>
    </style:style>
    <style:style style:name="T208" style:family="text">
      <style:text-properties style:font-name="sans-serif1" officeooo:rsid="00e94c69"/>
    </style:style>
    <style:style style:name="T209" style:family="text">
      <style:text-properties style:font-name="sans-serif1" officeooo:rsid="00e9968b"/>
    </style:style>
    <style:style style:name="T210" style:family="text">
      <style:text-properties style:font-name="sans-serif1" officeooo:rsid="00ead3a2"/>
    </style:style>
    <style:style style:name="T211" style:family="text">
      <style:text-properties style:font-name="sans-serif1" officeooo:rsid="00edd855"/>
    </style:style>
    <style:style style:name="T212" style:family="text">
      <style:text-properties style:font-name="sans-serif1" officeooo:rsid="00ee5005"/>
    </style:style>
    <style:style style:name="T213" style:family="text">
      <style:text-properties style:font-name="sans-serif1" officeooo:rsid="00f06b14"/>
    </style:style>
    <style:style style:name="T214" style:family="text">
      <style:text-properties style:font-name="sans-serif1" officeooo:rsid="00f1933f"/>
    </style:style>
    <style:style style:name="T215" style:family="text">
      <style:text-properties style:font-name="sans-serif1" officeooo:rsid="00f277cc"/>
    </style:style>
    <style:style style:name="T216" style:family="text">
      <style:text-properties style:font-name="sans-serif1" officeooo:rsid="00f43480"/>
    </style:style>
    <style:style style:name="T217" style:family="text">
      <style:text-properties style:font-name="sans-serif1" officeooo:rsid="00f45a6d"/>
    </style:style>
    <style:style style:name="T218" style:family="text">
      <style:text-properties style:font-name="sans-serif1" officeooo:rsid="00f62482"/>
    </style:style>
    <style:style style:name="T219" style:family="text">
      <style:text-properties style:font-name="sans-serif1" officeooo:rsid="00f6dc83"/>
    </style:style>
    <style:style style:name="T220" style:family="text">
      <style:text-properties style:font-name="sans-serif1" officeooo:rsid="00f7e9af"/>
    </style:style>
    <style:style style:name="T221" style:family="text">
      <style:text-properties style:font-name="sans-serif1" officeooo:rsid="00f941f5"/>
    </style:style>
    <style:style style:name="T222" style:family="text">
      <style:text-properties style:font-name="sans-serif1" officeooo:rsid="00fe552b"/>
    </style:style>
    <style:style style:name="T223" style:family="text">
      <style:text-properties style:font-name="sans-serif1" officeooo:rsid="010049ab"/>
    </style:style>
    <style:style style:name="T224" style:family="text">
      <style:text-properties style:font-name="sans-serif1" officeooo:rsid="01007e3b"/>
    </style:style>
    <style:style style:name="T225" style:family="text">
      <style:text-properties style:font-name="sans-serif1" officeooo:rsid="0102b939"/>
    </style:style>
    <style:style style:name="T226" style:family="text">
      <style:text-properties style:font-name="sans-serif1" officeooo:rsid="01038d38"/>
    </style:style>
    <style:style style:name="T227" style:family="text">
      <style:text-properties style:font-name="sans-serif1" officeooo:rsid="0103b60a"/>
    </style:style>
    <style:style style:name="T228" style:family="text">
      <style:text-properties style:font-name="sans-serif1" officeooo:rsid="0105106f"/>
    </style:style>
    <style:style style:name="T229" style:family="text">
      <style:text-properties style:font-name="sans-serif1" officeooo:rsid="010557f1"/>
    </style:style>
    <style:style style:name="T230" style:family="text">
      <style:text-properties style:font-name="sans-serif1" officeooo:rsid="0105f4f7"/>
    </style:style>
    <style:style style:name="T231" style:family="text">
      <style:text-properties style:font-name="sans-serif1" officeooo:rsid="0107dae1"/>
    </style:style>
    <style:style style:name="T232" style:family="text">
      <style:text-properties style:font-name="sans-serif1" officeooo:rsid="01085449"/>
    </style:style>
    <style:style style:name="T233" style:family="text">
      <style:text-properties style:font-name="sans-serif1" officeooo:rsid="010b8f28"/>
    </style:style>
    <style:style style:name="T234" style:family="text">
      <style:text-properties style:font-name="sans-serif1" officeooo:rsid="010c7a1c"/>
    </style:style>
    <style:style style:name="T235" style:family="text">
      <style:text-properties style:font-name="sans-serif1" officeooo:rsid="010cb087"/>
    </style:style>
    <style:style style:name="T236" style:family="text">
      <style:text-properties style:font-name="sans-serif1" officeooo:rsid="010e9cb7"/>
    </style:style>
    <style:style style:name="T237" style:family="text">
      <style:text-properties style:font-name="sans-serif1" officeooo:rsid="010ebe39"/>
    </style:style>
    <style:style style:name="T238" style:family="text">
      <style:text-properties style:font-name="sans-serif1" officeooo:rsid="010edf74"/>
    </style:style>
    <style:style style:name="T239" style:family="text">
      <style:text-properties style:font-name="sans-serif1" officeooo:rsid="0110c84d"/>
    </style:style>
    <style:style style:name="T240" style:family="text">
      <style:text-properties style:font-name="sans-serif1" officeooo:rsid="01123e3b"/>
    </style:style>
    <style:style style:name="T241" style:family="text">
      <style:text-properties style:font-name="sans-serif1" officeooo:rsid="01142a17"/>
    </style:style>
    <style:style style:name="T242" style:family="text">
      <style:text-properties style:font-name="sans-serif1" officeooo:rsid="0117733a"/>
    </style:style>
    <style:style style:name="T243" style:family="text">
      <style:text-properties style:font-name="sans-serif1" officeooo:rsid="01194549"/>
    </style:style>
    <style:style style:name="T244" style:family="text">
      <style:text-properties style:font-name="sans-serif1" officeooo:rsid="011ac10d"/>
    </style:style>
    <style:style style:name="T245" style:family="text">
      <style:text-properties style:font-name="sans-serif1" officeooo:rsid="011c1d89"/>
    </style:style>
    <style:style style:name="T246" style:family="text">
      <style:text-properties style:font-name="sans-serif1" fo:font-style="normal" style:font-style-asian="normal" style:font-style-complex="normal"/>
    </style:style>
    <style:style style:name="T247" style:family="text">
      <style:text-properties style:font-name="sans-serif1" fo:font-style="normal" officeooo:rsid="00561168" style:font-style-asian="normal" style:font-style-complex="normal"/>
    </style:style>
    <style:style style:name="T248" style:family="text">
      <style:text-properties style:font-name="sans-serif1" officeooo:rsid="011e51b1"/>
    </style:style>
    <style:style style:name="T249" style:family="text">
      <style:text-properties style:font-name="sans-serif1" officeooo:rsid="011f4267"/>
    </style:style>
    <style:style style:name="T250" style:family="text">
      <style:text-properties style:font-name="sans-serif1" officeooo:rsid="01205b07"/>
    </style:style>
    <style:style style:name="T251" style:family="text">
      <style:text-properties style:font-name="sans-serif1" officeooo:rsid="012178d7"/>
    </style:style>
    <style:style style:name="T252" style:family="text">
      <style:text-properties style:font-name="sans-serif1" officeooo:rsid="01243010"/>
    </style:style>
    <style:style style:name="T253" style:family="text">
      <style:text-properties style:font-name="sans-serif1" officeooo:rsid="0124a66b"/>
    </style:style>
    <style:style style:name="T254" style:family="text">
      <style:text-properties style:font-name="sans-serif1" officeooo:rsid="012613fa"/>
    </style:style>
    <style:style style:name="T255" style:family="text">
      <style:text-properties style:font-name="sans-serif1" officeooo:rsid="0126e963"/>
    </style:style>
    <style:style style:name="T256" style:family="text">
      <style:text-properties style:font-name="sans-serif1" officeooo:rsid="0126fdbc"/>
    </style:style>
    <style:style style:name="T257" style:family="text">
      <style:text-properties style:font-name="sans-serif1" officeooo:rsid="01299034"/>
    </style:style>
    <style:style style:name="T258" style:family="text">
      <style:text-properties style:font-name="sans-serif1" officeooo:rsid="012d96b4"/>
    </style:style>
    <style:style style:name="T259" style:family="text">
      <style:text-properties style:font-name="sans-serif1" officeooo:rsid="012e0c7b"/>
    </style:style>
    <style:style style:name="T260" style:family="text">
      <style:text-properties style:font-name="sans-serif1" officeooo:rsid="012fba2b"/>
    </style:style>
    <style:style style:name="T261" style:family="text">
      <style:text-properties style:font-name="sans-serif1" officeooo:rsid="0130306f"/>
    </style:style>
    <style:style style:name="T262" style:family="text">
      <style:text-properties style:font-name="sans-serif1" officeooo:rsid="01303bcf"/>
    </style:style>
    <style:style style:name="T263" style:family="text">
      <style:text-properties style:font-name="sans-serif1" officeooo:rsid="01316b36"/>
    </style:style>
    <style:style style:name="T264" style:family="text">
      <style:text-properties style:font-name="sans-serif1" officeooo:rsid="01326a7c"/>
    </style:style>
    <style:style style:name="T265" style:family="text">
      <style:text-properties style:font-name="sans-serif1" officeooo:rsid="01332b0f"/>
    </style:style>
    <style:style style:name="T266" style:family="text">
      <style:text-properties style:font-name="sans-serif1" officeooo:rsid="01343194"/>
    </style:style>
    <style:style style:name="T267" style:family="text">
      <style:text-properties style:font-name="sans-serif1" officeooo:rsid="0135707c"/>
    </style:style>
    <style:style style:name="T268" style:family="text">
      <style:text-properties style:font-name="sans-serif1" officeooo:rsid="013688e5"/>
    </style:style>
    <style:style style:name="T269" style:family="text">
      <style:text-properties style:font-name="sans-serif1" officeooo:rsid="01379fe9"/>
    </style:style>
    <style:style style:name="T270" style:family="text">
      <style:text-properties style:font-name="sans-serif1" officeooo:rsid="013983d2"/>
    </style:style>
    <style:style style:name="T271" style:family="text">
      <style:text-properties style:font-name="sans-serif1" officeooo:rsid="013acb0b"/>
    </style:style>
    <style:style style:name="T272" style:family="text">
      <style:text-properties style:font-name="sans-serif1" officeooo:rsid="013c00c4"/>
    </style:style>
    <style:style style:name="T273" style:family="text">
      <style:text-properties style:font-name="sans-serif1" officeooo:rsid="014435c2"/>
    </style:style>
    <style:style style:name="T274" style:family="text">
      <style:text-properties style:font-name="sans-serif1" officeooo:rsid="01472065"/>
    </style:style>
    <style:style style:name="T275" style:family="text">
      <style:text-properties style:font-name="sans-serif1" officeooo:rsid="014843a2"/>
    </style:style>
    <style:style style:name="T276" style:family="text">
      <style:text-properties style:font-name="sans-serif1" officeooo:rsid="014a1fc2"/>
    </style:style>
    <style:style style:name="T277" style:family="text">
      <style:text-properties style:font-name="sans-serif1" officeooo:rsid="014bf9f9"/>
    </style:style>
    <style:style style:name="T278" style:family="text">
      <style:text-properties style:font-name="sans-serif1" officeooo:rsid="015126b6"/>
    </style:style>
    <style:style style:name="T279" style:family="text">
      <style:text-properties style:font-name="sans-serif1" officeooo:rsid="0152c151"/>
    </style:style>
    <style:style style:name="T280" style:family="text">
      <style:text-properties style:font-name="sans-serif1" officeooo:rsid="01546b98"/>
    </style:style>
    <style:style style:name="T281" style:family="text">
      <style:text-properties style:font-name="sans-serif1" officeooo:rsid="01579ab6"/>
    </style:style>
    <style:style style:name="T282" style:family="text">
      <style:text-properties style:font-name="sans-serif1" officeooo:rsid="0164f8cd"/>
    </style:style>
    <style:style style:name="T283" style:family="text">
      <style:text-properties style:font-name="sans-serif1" officeooo:rsid="0167dbf3"/>
    </style:style>
    <style:style style:name="T284" style:family="text">
      <style:text-properties style:font-name="sans-serif1" officeooo:rsid="0169aa6a"/>
    </style:style>
    <style:style style:name="T285" style:family="text">
      <style:text-properties style:font-name="sans-serif1" officeooo:rsid="016c7c1e"/>
    </style:style>
    <style:style style:name="T286" style:family="text">
      <style:text-properties style:font-name="sans-serif1" officeooo:rsid="016da2d2"/>
    </style:style>
    <style:style style:name="T287" style:family="text">
      <style:text-properties style:font-name="sans-serif1" officeooo:rsid="016deb2b"/>
    </style:style>
    <style:style style:name="T288" style:family="text">
      <style:text-properties style:font-name="sans-serif1" officeooo:rsid="016ec284"/>
    </style:style>
    <style:style style:name="T289" style:family="text">
      <style:text-properties style:font-name="sans-serif1" officeooo:rsid="016f3e2b"/>
    </style:style>
    <style:style style:name="T290" style:family="text">
      <style:text-properties style:font-name="sans-serif1" officeooo:rsid="016fe250"/>
    </style:style>
    <style:style style:name="T291" style:family="text">
      <style:text-properties style:font-name="sans-serif1" officeooo:rsid="01704df6"/>
    </style:style>
    <style:style style:name="T292" style:family="text">
      <style:text-properties style:font-name="sans-serif1" officeooo:rsid="01721353"/>
    </style:style>
    <style:style style:name="T293" style:family="text">
      <style:text-properties style:font-name="sans-serif1" officeooo:rsid="0173f2dd"/>
    </style:style>
    <style:style style:name="T294" style:family="text">
      <style:text-properties style:font-name="sans-serif1" officeooo:rsid="0174dc25"/>
    </style:style>
    <style:style style:name="T295" style:family="text">
      <style:text-properties style:font-name="sans-serif1" officeooo:rsid="017d5927"/>
    </style:style>
    <style:style style:name="T296" style:family="text">
      <style:text-properties style:font-name="sans-serif1" officeooo:rsid="017fa46b"/>
    </style:style>
    <style:style style:name="T297" style:family="text">
      <style:text-properties style:font-name="sans-serif1" officeooo:rsid="01800691"/>
    </style:style>
    <style:style style:name="T298" style:family="text">
      <style:text-properties style:font-name="sans-serif1" officeooo:rsid="01816f4d"/>
    </style:style>
    <style:style style:name="T299" style:family="text">
      <style:text-properties style:font-name="sans-serif1" officeooo:rsid="0181c73f"/>
    </style:style>
    <style:style style:name="T300" style:family="text">
      <style:text-properties style:font-name="sans-serif1" officeooo:rsid="018262eb"/>
    </style:style>
    <style:style style:name="T301" style:family="text">
      <style:text-properties style:font-name="sans-serif1" officeooo:rsid="018422ea"/>
    </style:style>
    <style:style style:name="T302" style:family="text">
      <style:text-properties style:font-name="sans-serif1" officeooo:rsid="0184819c"/>
    </style:style>
    <style:style style:name="T303" style:family="text">
      <style:text-properties style:font-name="sans-serif1" officeooo:rsid="0185a6d5"/>
    </style:style>
    <style:style style:name="T304" style:family="text">
      <style:text-properties style:font-name="sans-serif1" officeooo:rsid="0187810e"/>
    </style:style>
    <style:style style:name="T305" style:family="text">
      <style:text-properties style:font-name="sans-serif1" officeooo:rsid="018a89fc"/>
    </style:style>
    <style:style style:name="T306" style:family="text">
      <style:text-properties style:font-name="sans-serif1" officeooo:rsid="018c736b"/>
    </style:style>
    <style:style style:name="T307" style:family="text">
      <style:text-properties style:font-name="sans-serif1" officeooo:rsid="018ec087"/>
    </style:style>
    <style:style style:name="T308" style:family="text">
      <style:text-properties style:font-name="sans-serif1" officeooo:rsid="0195968e"/>
    </style:style>
    <style:style style:name="T309" style:family="text">
      <style:text-properties style:font-name="sans-serif1" officeooo:rsid="01970f17"/>
    </style:style>
    <style:style style:name="T310" style:family="text">
      <style:text-properties style:font-name="sans-serif1" officeooo:rsid="019aade8"/>
    </style:style>
    <style:style style:name="T311" style:family="text">
      <style:text-properties style:font-name="sans-serif1" officeooo:rsid="019b3b34"/>
    </style:style>
    <style:style style:name="T312" style:family="text">
      <style:text-properties style:font-name="sans-serif1" officeooo:rsid="019d221b"/>
    </style:style>
    <style:style style:name="T313" style:family="text">
      <style:text-properties style:font-name="sans-serif1" officeooo:rsid="019e36a3"/>
    </style:style>
    <style:style style:name="T314" style:family="text">
      <style:text-properties style:font-name="sans-serif1" officeooo:rsid="01a2c987"/>
    </style:style>
    <style:style style:name="T315" style:family="text">
      <style:text-properties style:font-name="sans-serif1" officeooo:rsid="01a357b9"/>
    </style:style>
    <style:style style:name="T316" style:family="text">
      <style:text-properties style:font-name="sans-serif1" officeooo:rsid="01a50271"/>
    </style:style>
    <style:style style:name="T317" style:family="text">
      <style:text-properties style:font-name="sans-serif1" officeooo:rsid="01c2a250"/>
    </style:style>
    <style:style style:name="T318" style:family="text">
      <style:text-properties style:font-name="sans-serif1" officeooo:rsid="01d3c1c8"/>
    </style:style>
    <style:style style:name="T319" style:family="text">
      <style:text-properties officeooo:rsid="00238918"/>
    </style:style>
    <style:style style:name="T320" style:family="text">
      <style:text-properties officeooo:rsid="0024584c"/>
    </style:style>
    <style:style style:name="T321" style:family="text">
      <style:text-properties officeooo:rsid="0024aea4"/>
    </style:style>
    <style:style style:name="T322" style:family="text">
      <style:text-properties officeooo:rsid="0024e1c7"/>
    </style:style>
    <style:style style:name="T323" style:family="text">
      <style:text-properties officeooo:rsid="0025ed67"/>
    </style:style>
    <style:style style:name="T324" style:family="text">
      <style:text-properties fo:font-style="italic" style:font-style-asian="italic" style:font-style-complex="italic"/>
    </style:style>
    <style:style style:name="T325" style:family="text">
      <style:text-properties fo:font-style="italic" officeooo:rsid="0025ed67" style:font-style-asian="italic" style:font-style-complex="italic"/>
    </style:style>
    <style:style style:name="T326" style:family="text">
      <style:text-properties fo:font-style="italic" officeooo:rsid="0053ee76" style:font-style-asian="italic" style:font-style-complex="italic"/>
    </style:style>
    <style:style style:name="T327" style:family="text">
      <style:text-properties fo:font-style="italic" officeooo:rsid="00e9968b" style:font-style-asian="italic" style:font-style-complex="italic"/>
    </style:style>
    <style:style style:name="T328" style:family="text">
      <style:text-properties fo:font-style="italic" officeooo:rsid="00f941f5" style:font-style-asian="italic" style:font-style-complex="italic"/>
    </style:style>
    <style:style style:name="T329" style:family="text">
      <style:text-properties fo:font-style="italic" officeooo:rsid="00f7e9af" style:font-style-asian="italic" style:font-style-complex="italic"/>
    </style:style>
    <style:style style:name="T330" style:family="text">
      <style:text-properties fo:font-style="italic" officeooo:rsid="00fa26be" style:font-style-asian="italic" style:font-style-complex="italic"/>
    </style:style>
    <style:style style:name="T331" style:family="text">
      <style:text-properties fo:font-style="italic" officeooo:rsid="00fcd32e" style:font-style-asian="italic" style:font-style-complex="italic"/>
    </style:style>
    <style:style style:name="T332" style:family="text">
      <style:text-properties fo:font-style="italic" officeooo:rsid="0105888e" style:font-style-asian="italic" style:font-style-complex="italic"/>
    </style:style>
    <style:style style:name="T333" style:family="text">
      <style:text-properties fo:font-style="italic" officeooo:rsid="01229bf6" style:font-style-asian="italic" style:font-style-complex="italic"/>
    </style:style>
    <style:style style:name="T334" style:family="text">
      <style:text-properties fo:font-style="italic" officeooo:rsid="012d96b4" style:font-style-asian="italic" style:font-style-complex="italic"/>
    </style:style>
    <style:style style:name="T335" style:family="text">
      <style:text-properties fo:font-style="italic" officeooo:rsid="012e0c7b" style:font-style-asian="italic" style:font-style-complex="italic"/>
    </style:style>
    <style:style style:name="T336" style:family="text">
      <style:text-properties fo:font-style="italic" officeooo:rsid="013a6418" style:font-style-asian="italic" style:font-style-complex="italic"/>
    </style:style>
    <style:style style:name="T337" style:family="text">
      <style:text-properties fo:font-style="italic" officeooo:rsid="01579ab6" style:font-style-asian="italic" style:font-style-complex="italic"/>
    </style:style>
    <style:style style:name="T338" style:family="text">
      <style:text-properties fo:font-style="italic" officeooo:rsid="0159365f" style:font-style-asian="italic" style:font-style-complex="italic"/>
    </style:style>
    <style:style style:name="T339" style:family="text">
      <style:text-properties fo:font-style="italic" officeooo:rsid="01674be8" style:font-style-asian="italic" style:font-style-complex="italic"/>
    </style:style>
    <style:style style:name="T340" style:family="text">
      <style:text-properties fo:font-style="italic" officeooo:rsid="01721bfc" style:font-style-asian="italic" style:font-style-complex="italic"/>
    </style:style>
    <style:style style:name="T341" style:family="text">
      <style:text-properties fo:font-style="italic" officeooo:rsid="017e389d" style:font-style-asian="italic" style:font-style-complex="italic"/>
    </style:style>
    <style:style style:name="T342" style:family="text">
      <style:text-properties fo:font-style="italic" officeooo:rsid="017fa112" style:font-style-asian="italic" style:font-style-complex="italic"/>
    </style:style>
    <style:style style:name="T343" style:family="text">
      <style:text-properties fo:font-style="italic" officeooo:rsid="01816f4d" style:font-style-asian="italic" style:font-style-complex="italic"/>
    </style:style>
    <style:style style:name="T344" style:family="text">
      <style:text-properties fo:font-style="italic" officeooo:rsid="01846bfe" style:font-style-asian="italic" style:font-style-complex="italic"/>
    </style:style>
    <style:style style:name="T345" style:family="text">
      <style:text-properties fo:font-style="italic" officeooo:rsid="0184819c" style:font-style-asian="italic" style:font-style-complex="italic"/>
    </style:style>
    <style:style style:name="T346" style:family="text">
      <style:text-properties fo:font-style="italic" officeooo:rsid="0185a6d5" style:font-style-asian="italic" style:font-style-complex="italic"/>
    </style:style>
    <style:style style:name="T347" style:family="text">
      <style:text-properties fo:font-style="italic" officeooo:rsid="0189363b" style:font-style-asian="italic" style:font-style-complex="italic"/>
    </style:style>
    <style:style style:name="T348" style:family="text">
      <style:text-properties fo:font-style="italic" officeooo:rsid="018a89fc" style:font-style-asian="italic" style:font-style-complex="italic"/>
    </style:style>
    <style:style style:name="T349" style:family="text">
      <style:text-properties fo:font-style="italic" officeooo:rsid="0197d086" style:font-style-asian="italic" style:font-style-complex="italic"/>
    </style:style>
    <style:style style:name="T350" style:family="text">
      <style:text-properties fo:font-style="italic" officeooo:rsid="01a2c987" style:font-style-asian="italic" style:font-style-complex="italic"/>
    </style:style>
    <style:style style:name="T351" style:family="text">
      <style:text-properties fo:font-style="italic" officeooo:rsid="01a2fc92" style:font-style-asian="italic" style:font-style-complex="italic"/>
    </style:style>
    <style:style style:name="T352" style:family="text">
      <style:text-properties fo:font-style="italic" officeooo:rsid="01a97acb" style:font-style-asian="italic" style:font-style-complex="italic"/>
    </style:style>
    <style:style style:name="T353" style:family="text">
      <style:text-properties fo:font-style="italic" officeooo:rsid="01aa7b10" style:font-style-asian="italic" style:font-style-complex="italic"/>
    </style:style>
    <style:style style:name="T354" style:family="text">
      <style:text-properties fo:font-style="italic" officeooo:rsid="01b0220e" style:font-style-asian="italic" style:font-style-complex="italic"/>
    </style:style>
    <style:style style:name="T355" style:family="text">
      <style:text-properties officeooo:rsid="0031ffb6"/>
    </style:style>
    <style:style style:name="T356" style:family="text">
      <style:text-properties officeooo:rsid="00403a05"/>
    </style:style>
    <style:style style:name="T357" style:family="text">
      <style:text-properties officeooo:rsid="00417fe4"/>
    </style:style>
    <style:style style:name="T358" style:family="text">
      <style:text-properties officeooo:rsid="0047f92d"/>
    </style:style>
    <style:style style:name="T359" style:family="text">
      <style:text-properties officeooo:rsid="004a489b"/>
    </style:style>
    <style:style style:name="T360" style:family="text">
      <style:text-properties officeooo:rsid="004c0252"/>
    </style:style>
    <style:style style:name="T361" style:family="text">
      <style:text-properties officeooo:rsid="00528f30"/>
    </style:style>
    <style:style style:name="T362" style:family="text">
      <style:text-properties officeooo:rsid="0053ee76"/>
    </style:style>
    <style:style style:name="T363" style:family="text">
      <style:text-properties officeooo:rsid="005b06d6"/>
    </style:style>
    <style:style style:name="T364" style:family="text">
      <style:text-properties officeooo:rsid="005be609"/>
    </style:style>
    <style:style style:name="T365" style:family="text">
      <style:text-properties fo:color="#ff0000" loext:opacity="100%" style:font-name="sans-serif1" fo:font-size="18.2000007629395pt" fo:font-weight="normal" style:font-name-asian="Noto Sans CJK SC" style:font-size-asian="18.2000007629395pt" style:font-weight-asian="bold" style:font-name-complex="Lohit Devanagari1" style:font-size-complex="18.2000007629395pt" style:font-weight-complex="bold"/>
    </style:style>
    <style:style style:name="T366" style:family="text">
      <style:text-properties fo:color="#ff0000" loext:opacity="100%" style:font-name="sans-serif1" fo:font-size="18.2000007629395pt" fo:font-weight="normal" officeooo:rsid="005be609" style:font-name-asian="Noto Sans CJK SC" style:font-size-asian="18.2000007629395pt" style:font-weight-asian="bold" style:font-name-complex="Lohit Devanagari1" style:font-size-complex="18.2000007629395pt" style:font-weight-complex="bold"/>
    </style:style>
    <style:style style:name="T367" style:family="text">
      <style:text-properties fo:color="#ff0000" loext:opacity="100%" style:font-name="sans-serif1" fo:font-size="18.2000007629395pt" fo:font-weight="normal" officeooo:rsid="005dd48f" style:font-name-asian="Noto Sans CJK SC" style:font-size-asian="18.2000007629395pt" style:font-weight-asian="bold" style:font-name-complex="Lohit Devanagari1" style:font-size-complex="18.2000007629395pt" style:font-weight-complex="bold"/>
    </style:style>
    <style:style style:name="T368" style:family="text">
      <style:text-properties fo:color="#ff0000" loext:opacity="100%" style:font-name="sans-serif1" fo:font-size="18.2000007629395pt" fo:font-weight="normal" officeooo:rsid="005e0501" style:font-name-asian="Noto Sans CJK SC" style:font-size-asian="18.2000007629395pt" style:font-weight-asian="bold" style:font-name-complex="Lohit Devanagari1" style:font-size-complex="18.2000007629395pt" style:font-weight-complex="bold"/>
    </style:style>
    <style:style style:name="T369" style:family="text">
      <style:text-properties fo:color="#ff0000" loext:opacity="100%" style:font-name="sans-serif1" fo:font-size="18.2000007629395pt" fo:font-weight="normal" officeooo:rsid="0061454a" style:font-name-asian="Noto Sans CJK SC" style:font-size-asian="18.2000007629395pt" style:font-weight-asian="bold" style:font-name-complex="Lohit Devanagari1" style:font-size-complex="18.2000007629395pt" style:font-weight-complex="bold"/>
    </style:style>
    <style:style style:name="T370" style:family="text">
      <style:text-properties fo:color="#ff0000" loext:opacity="100%" style:font-name="sans-serif1" fo:font-size="18.2000007629395pt" fo:font-weight="normal" officeooo:rsid="006213fd" style:font-name-asian="Noto Sans CJK SC" style:font-size-asian="18.2000007629395pt" style:font-weight-asian="bold" style:font-name-complex="Lohit Devanagari1" style:font-size-complex="18.2000007629395pt" style:font-weight-complex="bold"/>
    </style:style>
    <style:style style:name="T371" style:family="text">
      <style:text-properties fo:color="#ff0000" loext:opacity="100%" style:font-name="sans-serif1" fo:font-size="18.2000007629395pt" fo:font-weight="normal" officeooo:rsid="006b9ea7" style:font-name-asian="Noto Sans CJK SC" style:font-size-asian="18.2000007629395pt" style:font-weight-asian="bold" style:font-name-complex="Lohit Devanagari1" style:font-size-complex="18.2000007629395pt" style:font-weight-complex="bold"/>
    </style:style>
    <style:style style:name="T372" style:family="text">
      <style:text-properties fo:color="#ff0000" loext:opacity="100%" style:font-name="sans-serif1" fo:font-size="18.2000007629395pt" fo:font-weight="normal" officeooo:rsid="006c5077" style:font-name-asian="Noto Sans CJK SC" style:font-size-asian="18.2000007629395pt" style:font-weight-asian="bold" style:font-name-complex="Lohit Devanagari1" style:font-size-complex="18.2000007629395pt" style:font-weight-complex="bold"/>
    </style:style>
    <style:style style:name="T373" style:family="text">
      <style:text-properties officeooo:rsid="005dd48f"/>
    </style:style>
    <style:style style:name="T374" style:family="text">
      <style:text-properties officeooo:rsid="005e0501"/>
    </style:style>
    <style:style style:name="T375" style:family="text">
      <style:text-properties officeooo:rsid="005f3ce8"/>
    </style:style>
    <style:style style:name="T376" style:family="text">
      <style:text-properties officeooo:rsid="005f7063"/>
    </style:style>
    <style:style style:name="T377" style:family="text">
      <style:text-properties officeooo:rsid="005fe1a5"/>
    </style:style>
    <style:style style:name="T378" style:family="text">
      <style:text-properties officeooo:rsid="0061454a"/>
    </style:style>
    <style:style style:name="T379" style:family="text">
      <style:text-properties officeooo:rsid="0062b7a3"/>
    </style:style>
    <style:style style:name="T380" style:family="text">
      <style:text-properties officeooo:rsid="006b9ea7"/>
    </style:style>
    <style:style style:name="T381" style:family="text">
      <style:text-properties officeooo:rsid="00748ef7"/>
    </style:style>
    <style:style style:name="T382" style:family="text">
      <style:text-properties officeooo:rsid="0075ebfa"/>
    </style:style>
    <style:style style:name="T383" style:family="text">
      <style:text-properties officeooo:rsid="0077c0b6"/>
    </style:style>
    <style:style style:name="T384" style:family="text">
      <style:text-properties officeooo:rsid="00784d49"/>
    </style:style>
    <style:style style:name="T385" style:family="text">
      <style:text-properties officeooo:rsid="0079201d"/>
    </style:style>
    <style:style style:name="T386" style:family="text">
      <style:text-properties officeooo:rsid="007ad504"/>
    </style:style>
    <style:style style:name="T387" style:family="text">
      <style:text-properties officeooo:rsid="007cd053"/>
    </style:style>
    <style:style style:name="T388" style:family="text">
      <style:text-properties officeooo:rsid="007d7c94"/>
    </style:style>
    <style:style style:name="T389" style:family="text">
      <style:text-properties officeooo:rsid="00802e89"/>
    </style:style>
    <style:style style:name="T390" style:family="text">
      <style:text-properties officeooo:rsid="00819fd2"/>
    </style:style>
    <style:style style:name="T391" style:family="text">
      <style:text-properties officeooo:rsid="00827a91"/>
    </style:style>
    <style:style style:name="T392" style:family="text">
      <style:text-properties officeooo:rsid="0083e77b"/>
    </style:style>
    <style:style style:name="T393" style:family="text">
      <style:text-properties officeooo:rsid="0085b8bc"/>
    </style:style>
    <style:style style:name="T394" style:family="text">
      <style:text-properties officeooo:rsid="00865a48"/>
    </style:style>
    <style:style style:name="T395" style:family="text">
      <style:text-properties officeooo:rsid="00883b65"/>
    </style:style>
    <style:style style:name="T396" style:family="text">
      <style:text-properties officeooo:rsid="0089a1c9"/>
    </style:style>
    <style:style style:name="T397" style:family="text">
      <style:text-properties officeooo:rsid="008a1e75"/>
    </style:style>
    <style:style style:name="T398" style:family="text">
      <style:text-properties officeooo:rsid="008acc1a"/>
    </style:style>
    <style:style style:name="T399" style:family="text">
      <style:text-properties officeooo:rsid="008dd4e6"/>
    </style:style>
    <style:style style:name="T400" style:family="text">
      <style:text-properties officeooo:rsid="0091b712"/>
    </style:style>
    <style:style style:name="T401" style:family="text">
      <style:text-properties officeooo:rsid="0092a6a0"/>
    </style:style>
    <style:style style:name="T402" style:family="text">
      <style:text-properties officeooo:rsid="00932ac4"/>
    </style:style>
    <style:style style:name="T403" style:family="text">
      <style:text-properties officeooo:rsid="0094dc4a"/>
    </style:style>
    <style:style style:name="T404" style:family="text">
      <style:text-properties officeooo:rsid="00968dd6"/>
    </style:style>
    <style:style style:name="T405" style:family="text">
      <style:text-properties officeooo:rsid="009c8abf"/>
    </style:style>
    <style:style style:name="T406" style:family="text">
      <style:text-properties officeooo:rsid="00b049cf"/>
    </style:style>
    <style:style style:name="T407" style:family="text">
      <style:text-properties fo:background-color="#fefefe" loext:char-shading-value="0"/>
    </style:style>
    <style:style style:name="T408" style:family="text">
      <style:text-properties officeooo:rsid="00bb8728"/>
    </style:style>
    <style:style style:name="T409" style:family="text">
      <style:text-properties officeooo:rsid="00bd4628"/>
    </style:style>
    <style:style style:name="T410" style:family="text">
      <style:text-properties officeooo:rsid="00bee5df"/>
    </style:style>
    <style:style style:name="T411" style:family="text">
      <style:text-properties officeooo:rsid="00c0d5ea"/>
    </style:style>
    <style:style style:name="T412" style:family="text">
      <style:text-properties officeooo:rsid="00c2e158"/>
    </style:style>
    <style:style style:name="T413" style:family="text">
      <style:text-properties officeooo:rsid="00c76f2c"/>
    </style:style>
    <style:style style:name="T414" style:family="text">
      <style:text-properties officeooo:rsid="00cabaa2"/>
    </style:style>
    <style:style style:name="T415" style:family="text">
      <style:text-properties officeooo:rsid="00cafcc3"/>
    </style:style>
    <style:style style:name="T416" style:family="text">
      <style:text-properties officeooo:rsid="00cf9f47"/>
    </style:style>
    <style:style style:name="T417" style:family="text">
      <style:text-properties officeooo:rsid="00d036ca"/>
    </style:style>
    <style:style style:name="T418" style:family="text">
      <style:text-properties officeooo:rsid="00d3a0fd"/>
    </style:style>
    <style:style style:name="T419" style:family="text">
      <style:text-properties officeooo:rsid="00d51e89"/>
    </style:style>
    <style:style style:name="T420" style:family="text">
      <style:text-properties officeooo:rsid="00d69981"/>
    </style:style>
    <style:style style:name="T421" style:family="text">
      <style:text-properties officeooo:rsid="00d79ede"/>
    </style:style>
    <style:style style:name="T422" style:family="text">
      <style:text-properties officeooo:rsid="00d86f80"/>
    </style:style>
    <style:style style:name="T423" style:family="text">
      <style:text-properties officeooo:rsid="00d9504b"/>
    </style:style>
    <style:style style:name="T424" style:family="text">
      <style:text-properties officeooo:rsid="00d95850"/>
    </style:style>
    <style:style style:name="T425" style:family="text">
      <style:text-properties fo:font-style="normal" style:font-style-asian="normal" style:font-style-complex="normal"/>
    </style:style>
    <style:style style:name="T426" style:family="text">
      <style:text-properties fo:font-style="normal" officeooo:rsid="0105888e" style:font-style-asian="normal" style:font-style-complex="normal"/>
    </style:style>
    <style:style style:name="T427" style:family="text">
      <style:text-properties fo:font-style="normal" officeooo:rsid="012d96b4" style:font-style-asian="normal" style:font-style-complex="normal"/>
    </style:style>
    <style:style style:name="T428" style:family="text">
      <style:text-properties fo:font-style="normal" officeooo:rsid="012e0c7b" style:font-style-asian="normal" style:font-style-complex="normal"/>
    </style:style>
    <style:style style:name="T429" style:family="text">
      <style:text-properties fo:font-style="normal" officeooo:rsid="013a6418" style:font-style-asian="normal" style:font-style-complex="normal"/>
    </style:style>
    <style:style style:name="T430" style:family="text">
      <style:text-properties officeooo:rsid="00dc6104"/>
    </style:style>
    <style:style style:name="T431" style:family="text">
      <style:text-properties officeooo:rsid="00dd8362"/>
    </style:style>
    <style:style style:name="T432" style:family="text">
      <style:text-properties officeooo:rsid="00def3f4"/>
    </style:style>
    <style:style style:name="T433" style:family="text">
      <style:text-properties officeooo:rsid="00e0c439"/>
    </style:style>
    <style:style style:name="T434" style:family="text">
      <style:text-properties officeooo:rsid="00e1e2a0"/>
    </style:style>
    <style:style style:name="T435" style:family="text">
      <style:text-properties officeooo:rsid="00e4d035"/>
    </style:style>
    <style:style style:name="T436" style:family="text">
      <style:text-properties officeooo:rsid="00e66a49"/>
    </style:style>
    <style:style style:name="T437" style:family="text">
      <style:text-properties officeooo:rsid="00e94c69"/>
    </style:style>
    <style:style style:name="T438" style:family="text">
      <style:text-properties officeooo:rsid="00e9968b"/>
    </style:style>
    <style:style style:name="T439" style:family="text">
      <style:text-properties officeooo:rsid="00eec3a4"/>
    </style:style>
    <style:style style:name="T440" style:family="text">
      <style:text-properties officeooo:rsid="00f06b14"/>
    </style:style>
    <style:style style:name="T441" style:family="text">
      <style:text-properties officeooo:rsid="00f45a6d"/>
    </style:style>
    <style:style style:name="T442" style:family="text">
      <style:text-properties officeooo:rsid="00f62482"/>
    </style:style>
    <style:style style:name="T443" style:family="text">
      <style:text-properties officeooo:rsid="00f7e9af"/>
    </style:style>
    <style:style style:name="T444" style:family="text">
      <style:text-properties officeooo:rsid="00f941f5"/>
    </style:style>
    <style:style style:name="T445" style:family="text">
      <style:text-properties officeooo:rsid="00fa26be"/>
    </style:style>
    <style:style style:name="T446" style:family="text">
      <style:text-properties officeooo:rsid="00fcd32e"/>
    </style:style>
    <style:style style:name="T447" style:family="text">
      <style:text-properties officeooo:rsid="00fe552b"/>
    </style:style>
    <style:style style:name="T448" style:family="text">
      <style:text-properties officeooo:rsid="010049ab"/>
    </style:style>
    <style:style style:name="T449" style:family="text">
      <style:text-properties officeooo:rsid="01007e3b"/>
    </style:style>
    <style:style style:name="T450" style:family="text">
      <style:text-properties officeooo:rsid="0102b939"/>
    </style:style>
    <style:style style:name="T451" style:family="text">
      <style:text-properties officeooo:rsid="01038d38"/>
    </style:style>
    <style:style style:name="T452" style:family="text">
      <style:text-properties officeooo:rsid="0103b60a"/>
    </style:style>
    <style:style style:name="T453" style:family="text">
      <style:text-properties officeooo:rsid="0105106f"/>
    </style:style>
    <style:style style:name="T454" style:family="text">
      <style:text-properties officeooo:rsid="010557f1"/>
    </style:style>
    <style:style style:name="T455" style:family="text">
      <style:text-properties officeooo:rsid="0105f4f7"/>
    </style:style>
    <style:style style:name="T456" style:family="text">
      <style:text-properties officeooo:rsid="0107dae1"/>
    </style:style>
    <style:style style:name="T457" style:family="text">
      <style:text-properties officeooo:rsid="01085449"/>
    </style:style>
    <style:style style:name="T458" style:family="text">
      <style:text-properties officeooo:rsid="0109a0fb"/>
    </style:style>
    <style:style style:name="T459" style:family="text">
      <style:text-properties officeooo:rsid="010c7a1c"/>
    </style:style>
    <style:style style:name="T460" style:family="text">
      <style:text-properties officeooo:rsid="010ebe39"/>
    </style:style>
    <style:style style:name="T461" style:family="text">
      <style:text-properties officeooo:rsid="0110c84d"/>
    </style:style>
    <style:style style:name="T462" style:family="text">
      <style:text-properties officeooo:rsid="01123e3b"/>
    </style:style>
    <style:style style:name="T463" style:family="text">
      <style:text-properties officeooo:rsid="01142a17"/>
    </style:style>
    <style:style style:name="T464" style:family="text">
      <style:text-properties officeooo:rsid="0117733a"/>
    </style:style>
    <style:style style:name="T465" style:family="text">
      <style:text-properties officeooo:rsid="01194549"/>
    </style:style>
    <style:style style:name="T466" style:family="text">
      <style:text-properties officeooo:rsid="011d8643"/>
    </style:style>
    <style:style style:name="T467" style:family="text">
      <style:text-properties officeooo:rsid="011e51b1"/>
    </style:style>
    <style:style style:name="T468" style:family="text">
      <style:text-properties officeooo:rsid="011f4267"/>
    </style:style>
    <style:style style:name="T469" style:family="text">
      <style:text-properties officeooo:rsid="011fb3fc"/>
    </style:style>
    <style:style style:name="T470" style:family="text">
      <style:text-properties officeooo:rsid="01205b07"/>
    </style:style>
    <style:style style:name="T471" style:family="text">
      <style:text-properties officeooo:rsid="01229bf6"/>
    </style:style>
    <style:style style:name="T472" style:family="text">
      <style:text-properties officeooo:rsid="01243010"/>
    </style:style>
    <style:style style:name="T473" style:family="text">
      <style:text-properties officeooo:rsid="0124a66b"/>
    </style:style>
    <style:style style:name="T474" style:family="text">
      <style:text-properties officeooo:rsid="012613fa"/>
    </style:style>
    <style:style style:name="T475" style:family="text">
      <style:text-properties officeooo:rsid="0126e963"/>
    </style:style>
    <style:style style:name="T476" style:family="text">
      <style:text-properties officeooo:rsid="0128ca88"/>
    </style:style>
    <style:style style:name="T477" style:family="text">
      <style:text-properties officeooo:rsid="01299034"/>
    </style:style>
    <style:style style:name="T478" style:family="text">
      <style:text-properties officeooo:rsid="012a5e16"/>
    </style:style>
    <style:style style:name="T479" style:family="text">
      <style:text-properties officeooo:rsid="012d96b4"/>
    </style:style>
    <style:style style:name="T480" style:family="text">
      <style:text-properties officeooo:rsid="012e0c7b"/>
    </style:style>
    <style:style style:name="T481" style:family="text">
      <style:text-properties officeooo:rsid="012fba2b"/>
    </style:style>
    <style:style style:name="T482" style:family="text">
      <style:text-properties officeooo:rsid="0130306f"/>
    </style:style>
    <style:style style:name="T483" style:family="text">
      <style:text-properties officeooo:rsid="01316b36"/>
    </style:style>
    <style:style style:name="T484" style:family="text">
      <style:text-properties officeooo:rsid="01326a7c"/>
    </style:style>
    <style:style style:name="T485" style:family="text">
      <style:text-properties officeooo:rsid="01332b0f"/>
    </style:style>
    <style:style style:name="T486" style:family="text">
      <style:text-properties officeooo:rsid="01343194"/>
    </style:style>
    <style:style style:name="T487" style:family="text">
      <style:text-properties officeooo:rsid="0135707c"/>
    </style:style>
    <style:style style:name="T488" style:family="text">
      <style:text-properties officeooo:rsid="013688e5"/>
    </style:style>
    <style:style style:name="T489" style:family="text">
      <style:text-properties officeooo:rsid="013c00c4"/>
    </style:style>
    <style:style style:name="T490" style:family="text">
      <style:text-properties officeooo:rsid="013c336a"/>
    </style:style>
    <style:style style:name="T491" style:family="text">
      <style:text-properties officeooo:rsid="013cf738"/>
    </style:style>
    <style:style style:name="T492" style:family="text">
      <style:text-properties officeooo:rsid="013f3bbe"/>
    </style:style>
    <style:style style:name="T493" style:family="text">
      <style:text-properties officeooo:rsid="01410184"/>
    </style:style>
    <style:style style:name="T494" style:family="text">
      <style:text-properties officeooo:rsid="0142b0b5"/>
    </style:style>
    <style:style style:name="T495" style:family="text">
      <style:text-properties officeooo:rsid="0145e505"/>
    </style:style>
    <style:style style:name="T496" style:family="text">
      <style:text-properties officeooo:rsid="01472065"/>
    </style:style>
    <style:style style:name="T497" style:family="text">
      <style:text-properties officeooo:rsid="01473e8e"/>
    </style:style>
    <style:style style:name="T498" style:family="text">
      <style:text-properties officeooo:rsid="014843a2"/>
    </style:style>
    <style:style style:name="T499" style:family="text">
      <style:text-properties officeooo:rsid="014a1fc2"/>
    </style:style>
    <style:style style:name="T500" style:family="text">
      <style:text-properties officeooo:rsid="014df415"/>
    </style:style>
    <style:style style:name="T501" style:family="text">
      <style:text-properties officeooo:rsid="014e7cc6"/>
    </style:style>
    <style:style style:name="T502" style:family="text">
      <style:text-properties officeooo:rsid="014fb64d"/>
    </style:style>
    <style:style style:name="T503" style:family="text">
      <style:text-properties officeooo:rsid="01503355"/>
    </style:style>
    <style:style style:name="T504" style:family="text">
      <style:text-properties officeooo:rsid="015126b6"/>
    </style:style>
    <style:style style:name="T505" style:family="text">
      <style:text-properties officeooo:rsid="01519cc9"/>
    </style:style>
    <style:style style:name="T506" style:family="text">
      <style:text-properties officeooo:rsid="0152c151"/>
    </style:style>
    <style:style style:name="T507" style:family="text">
      <style:text-properties officeooo:rsid="01546b98"/>
    </style:style>
    <style:style style:name="T508" style:family="text">
      <style:text-properties officeooo:rsid="01548dd8"/>
    </style:style>
    <style:style style:name="T509" style:family="text">
      <style:text-properties officeooo:rsid="0156b43d"/>
    </style:style>
    <style:style style:name="T510" style:family="text">
      <style:text-properties officeooo:rsid="01579ab6"/>
    </style:style>
    <style:style style:name="T511" style:family="text">
      <style:text-properties officeooo:rsid="0159365f"/>
    </style:style>
    <style:style style:name="T512" style:family="text">
      <style:text-properties officeooo:rsid="015a0407"/>
    </style:style>
    <style:style style:name="T513" style:family="text">
      <style:text-properties officeooo:rsid="015b9428"/>
    </style:style>
    <style:style style:name="T514" style:family="text">
      <style:text-properties officeooo:rsid="015b94c2"/>
    </style:style>
    <style:style style:name="T515" style:family="text">
      <style:text-properties officeooo:rsid="015bc88f"/>
    </style:style>
    <style:style style:name="T516" style:family="text">
      <style:text-properties officeooo:rsid="015e8188"/>
    </style:style>
    <style:style style:name="T517" style:family="text">
      <style:text-properties officeooo:rsid="01609329"/>
    </style:style>
    <style:style style:name="T518" style:family="text">
      <style:text-properties officeooo:rsid="0163728a"/>
    </style:style>
    <style:style style:name="T519" style:family="text">
      <style:text-properties officeooo:rsid="0164f8cd"/>
    </style:style>
    <style:style style:name="T520" style:family="text">
      <style:text-properties officeooo:rsid="01674be8"/>
    </style:style>
    <style:style style:name="T521" style:family="text">
      <style:text-properties officeooo:rsid="0167dbf3"/>
    </style:style>
    <style:style style:name="T522" style:family="text">
      <style:text-properties officeooo:rsid="0169aa6a"/>
    </style:style>
    <style:style style:name="T523" style:family="text">
      <style:text-properties officeooo:rsid="016c7c1e"/>
    </style:style>
    <style:style style:name="T524" style:family="text">
      <style:text-properties officeooo:rsid="016d7b52"/>
    </style:style>
    <style:style style:name="T525" style:family="text">
      <style:text-properties officeooo:rsid="016da2d2"/>
    </style:style>
    <style:style style:name="T526" style:family="text">
      <style:text-properties officeooo:rsid="016deb2b"/>
    </style:style>
    <style:style style:name="T527" style:family="text">
      <style:text-properties officeooo:rsid="016ec284"/>
    </style:style>
    <style:style style:name="T528" style:family="text">
      <style:text-properties officeooo:rsid="016f3e2b"/>
    </style:style>
    <style:style style:name="T529" style:family="text">
      <style:text-properties officeooo:rsid="016fe250"/>
    </style:style>
    <style:style style:name="T530" style:family="text">
      <style:text-properties officeooo:rsid="01704df6"/>
    </style:style>
    <style:style style:name="T531" style:family="text">
      <style:text-properties officeooo:rsid="01721353"/>
    </style:style>
    <style:style style:name="T532" style:family="text">
      <style:text-properties officeooo:rsid="01721bfc"/>
    </style:style>
    <style:style style:name="T533" style:family="text">
      <style:text-properties officeooo:rsid="0173f2dd"/>
    </style:style>
    <style:style style:name="T534" style:family="text">
      <style:text-properties officeooo:rsid="017db3bf"/>
    </style:style>
    <style:style style:name="T535" style:family="text">
      <style:text-properties officeooo:rsid="017e389d"/>
    </style:style>
    <style:style style:name="T536" style:family="text">
      <style:text-properties officeooo:rsid="017fa112"/>
    </style:style>
    <style:style style:name="T537" style:family="text">
      <style:text-properties officeooo:rsid="017fa46b"/>
    </style:style>
    <style:style style:name="T538" style:family="text">
      <style:text-properties officeooo:rsid="01800691"/>
    </style:style>
    <style:style style:name="T539" style:family="text">
      <style:text-properties officeooo:rsid="01816f4d"/>
    </style:style>
    <style:style style:name="T540" style:family="text">
      <style:text-properties officeooo:rsid="0181c73f"/>
    </style:style>
    <style:style style:name="T541" style:family="text">
      <style:text-properties officeooo:rsid="018262eb"/>
    </style:style>
    <style:style style:name="T542" style:family="text">
      <style:text-properties officeooo:rsid="018422ea"/>
    </style:style>
    <style:style style:name="T543" style:family="text">
      <style:text-properties officeooo:rsid="01846bfe"/>
    </style:style>
    <style:style style:name="T544" style:family="text">
      <style:text-properties officeooo:rsid="0184819c"/>
    </style:style>
    <style:style style:name="T545" style:family="text">
      <style:text-properties officeooo:rsid="0185a6d5"/>
    </style:style>
    <style:style style:name="T546" style:family="text">
      <style:text-properties officeooo:rsid="0187810e"/>
    </style:style>
    <style:style style:name="T547" style:family="text">
      <style:text-properties officeooo:rsid="0189363b"/>
    </style:style>
    <style:style style:name="T548" style:family="text">
      <style:text-properties officeooo:rsid="018a89fc"/>
    </style:style>
    <style:style style:name="T549" style:family="text">
      <style:text-properties officeooo:rsid="018c736b"/>
    </style:style>
    <style:style style:name="T550" style:family="text">
      <style:text-properties officeooo:rsid="018ce20b"/>
    </style:style>
    <style:style style:name="T551" style:family="text">
      <style:text-properties officeooo:rsid="018ec087"/>
    </style:style>
    <style:style style:name="T552" style:family="text">
      <style:text-properties officeooo:rsid="018fe870"/>
    </style:style>
    <style:style style:name="T553" style:family="text">
      <style:text-properties fo:color="#000000" loext:opacity="100%" fo:background-color="#ffffff" loext:char-shading-value="0"/>
    </style:style>
    <style:style style:name="T554" style:family="text">
      <style:text-properties fo:color="#000000" loext:opacity="100%" officeooo:rsid="01924da5" fo:background-color="#ffffff" loext:char-shading-value="0"/>
    </style:style>
    <style:style style:name="T555" style:family="text">
      <style:text-properties officeooo:rsid="0195968e"/>
    </style:style>
    <style:style style:name="T556" style:family="text">
      <style:text-properties officeooo:rsid="0197d086"/>
    </style:style>
    <style:style style:name="T557" style:family="text">
      <style:text-properties officeooo:rsid="0199975b"/>
    </style:style>
    <style:style style:name="T558" style:family="text">
      <style:text-properties officeooo:rsid="019aade8"/>
    </style:style>
    <style:style style:name="T559" style:family="text">
      <style:text-properties officeooo:rsid="019d221b"/>
    </style:style>
    <style:style style:name="T560" style:family="text">
      <style:text-properties officeooo:rsid="019e36a3"/>
    </style:style>
    <style:style style:name="T561" style:family="text">
      <style:text-properties officeooo:rsid="01a1aee3"/>
    </style:style>
    <style:style style:name="T562" style:family="text">
      <style:text-properties officeooo:rsid="01a2c987"/>
    </style:style>
    <style:style style:name="T563" style:family="text">
      <style:text-properties officeooo:rsid="01a2fc92"/>
    </style:style>
    <style:style style:name="T564" style:family="text">
      <style:text-properties officeooo:rsid="01a357b9"/>
    </style:style>
    <style:style style:name="T565" style:family="text">
      <style:text-properties officeooo:rsid="01a7d211"/>
    </style:style>
    <style:style style:name="T566" style:family="text">
      <style:text-properties officeooo:rsid="01a97acb"/>
    </style:style>
    <style:style style:name="T567" style:family="text">
      <style:text-properties officeooo:rsid="01aa7b10"/>
    </style:style>
    <style:style style:name="T568" style:family="text">
      <style:text-properties officeooo:rsid="01ab7bff"/>
    </style:style>
    <style:style style:name="T569" style:family="text">
      <style:text-properties officeooo:rsid="01ad6c1d"/>
    </style:style>
    <style:style style:name="T570" style:family="text">
      <style:text-properties officeooo:rsid="01b0220e"/>
    </style:style>
    <style:style style:name="T571" style:family="text">
      <style:text-properties officeooo:rsid="01b19f8b"/>
    </style:style>
    <style:style style:name="T572" style:family="text">
      <style:text-properties officeooo:rsid="01b1e58c"/>
    </style:style>
    <style:style style:name="T573" style:family="text">
      <style:text-properties officeooo:rsid="01b32281"/>
    </style:style>
    <style:style style:name="T574" style:family="text">
      <style:text-properties officeooo:rsid="01b50a18"/>
    </style:style>
    <style:style style:name="T575" style:family="text">
      <style:text-properties officeooo:rsid="01b615f7"/>
    </style:style>
    <style:style style:name="T576" style:family="text">
      <style:text-properties officeooo:rsid="01b652dc"/>
    </style:style>
    <style:style style:name="T577" style:family="text">
      <style:text-properties officeooo:rsid="01b84881"/>
    </style:style>
    <style:style style:name="T578" style:family="text">
      <style:text-properties officeooo:rsid="01ba1a18"/>
    </style:style>
    <style:style style:name="T579" style:family="text">
      <style:text-properties officeooo:rsid="01bbc669"/>
    </style:style>
    <style:style style:name="T580" style:family="text">
      <style:text-properties officeooo:rsid="01bd227b"/>
    </style:style>
    <style:style style:name="T581" style:family="text">
      <style:text-properties officeooo:rsid="01be02b0"/>
    </style:style>
    <style:style style:name="T582" style:family="text">
      <style:text-properties officeooo:rsid="01bfad8a"/>
    </style:style>
    <style:style style:name="T583" style:family="text">
      <style:text-properties officeooo:rsid="01c2a250"/>
    </style:style>
    <style:style style:name="T584" style:family="text">
      <style:text-properties officeooo:rsid="01c3fe55"/>
    </style:style>
    <style:style style:name="T585" style:family="text">
      <style:text-properties officeooo:rsid="01c431f0"/>
    </style:style>
    <style:style style:name="T586" style:family="text">
      <style:text-properties officeooo:rsid="01c619d4"/>
    </style:style>
    <style:style style:name="T587" style:family="text">
      <style:text-properties officeooo:rsid="01c69b37"/>
    </style:style>
    <style:style style:name="T588" style:family="text">
      <style:text-properties officeooo:rsid="01c8902a"/>
    </style:style>
    <style:style style:name="T589" style:family="text">
      <style:text-properties officeooo:rsid="01c95506"/>
    </style:style>
    <style:style style:name="T590" style:family="text">
      <style:text-properties officeooo:rsid="01cb76ba"/>
    </style:style>
    <style:style style:name="T591" style:family="text">
      <style:text-properties officeooo:rsid="01cbe15f"/>
    </style:style>
    <style:style style:name="T592" style:family="text">
      <style:text-properties officeooo:rsid="01cc9083"/>
    </style:style>
    <style:style style:name="T593" style:family="text">
      <style:text-properties officeooo:rsid="01cd2be6"/>
    </style:style>
    <style:style style:name="T594" style:family="text">
      <style:text-properties officeooo:rsid="01d065aa"/>
    </style:style>
    <style:style style:name="T595" style:family="text">
      <style:text-properties officeooo:rsid="01d20881"/>
    </style:style>
    <style:style style:name="T596" style:family="text">
      <style:text-properties officeooo:rsid="01d3c1c8"/>
    </style:style>
    <style:style style:name="T597" style:family="text">
      <style:text-properties officeooo:rsid="01d5455e"/>
    </style:style>
    <style:style style:name="T598" style:family="text">
      <style:text-properties officeooo:rsid="01d60686"/>
    </style:style>
    <style:style style:name="T599" style:family="text">
      <style:text-properties officeooo:rsid="01d882b8"/>
    </style:style>
    <style:style style:name="T600" style:family="text">
      <style:text-properties officeooo:rsid="01d9551e"/>
    </style:style>
    <style:style style:name="T601" style:family="text">
      <style:text-properties officeooo:rsid="01da1be3"/>
    </style:style>
    <style:style style:name="T602" style:family="text">
      <style:text-properties officeooo:rsid="01dc6bd5"/>
    </style:style>
    <style:style style:name="T603" style:family="text">
      <style:text-properties officeooo:rsid="01dcb861"/>
    </style:style>
    <style:style style:name="T604" style:family="text">
      <style:text-properties officeooo:rsid="01dccde0"/>
    </style:style>
    <style:style style:name="T605" style:family="text">
      <style:text-properties officeooo:rsid="01dcd57d"/>
    </style:style>
    <style:style style:name="T606" style:family="text">
      <style:text-properties officeooo:rsid="01dcf098"/>
    </style:style>
    <style:style style:name="T607" style:family="text">
      <style:text-properties officeooo:rsid="01df521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323">Le </text:span><text:span text:style-name="T325">psautier de Genève</text:span><text:span text:style-name="T323"> (</text:span><text:span text:style-name="T379">1539…</text:span><text:span text:style-name="T323">1562) </text:span><text:span text:style-name="T94">est </text:span><text:span text:style-name="T82">une</text:span><text:span text:style-name="T94"> </text:span><text:span text:style-name="T83">mis</text:span><text:span text:style-name="T84">e</text:span><text:span text:style-name="T83"> en franç</text:span><text:span text:style-name="T84">ai</text:span><text:span text:style-name="T83">s selon la vérité hébraïque</text:span><text:span text:style-name="T94"> du livre des psaumes </text:span><text:span text:style-name="T216">(-600…-500)</text:span><text:span text:style-name="T94">, </text:span><text:span text:style-name="T82">par le poète</text:span><text:span text:style-name="T94"> Clément Marot (1496</text:span><text:span text:style-name="T143">–</text:span><text:span text:style-name="T94">1544), continué par Théodore de Bèze (1519</text:span><text:span text:style-name="T143">–</text:span><text:span text:style-name="T94">1605), </text:span><text:span text:style-name="T82">sous l</text:span><text:span text:style-name="T174">’inspiration</text:span><text:span text:style-name="T82"> théologique de Calvin (1509</text:span><text:span text:style-name="T143">–</text:span><text:span text:style-name="T82">1564). </text:span><text:span text:style-name="T143">Cette entreprise s’est déroulée sur plus de 20</text:span><text:span text:style-name="T145"> </text:span><text:span text:style-name="T143">ans, en éditions multiples, grossissant peu à peu pour couvri</text:span><text:span text:style-name="T147">r</text:span><text:span text:style-name="T143"> les 150 textes canoniques. </text:span><text:span text:style-name="T297">Ils sont ici numérotés comme dans l’original, selon l’usage réformé, donc la numérotation hébraïque. Ont été aussi replacés les numéros actuels de versets (repris de la TOB « Traduction Œcuménique Biblique », qui suit la même numérotation des psaumes).</text:span></text:p>
      <text:p text:style-name="P172"><text:span text:style-name="T143">On trouvera aujourd’hui des traductions plus exactes </text:span><text:span text:style-name="T150">de l’hébreu</text:span><text:span text:style-name="T143">, mais rarement aussi poétiques &amp; inspirées</text:span><text:span text:style-name="T99">. </text:span><text:span text:style-name="T143">Le texte en vers était accompagné de musique, il était chanté </text:span><text:span text:style-name="T317">à</text:span><text:span text:style-name="T143"> l’office, </text:span><text:span text:style-name="T273">mais aussi dans les familles, ou par les armées huguenotes.</text:span><text:span text:style-name="T143"> </text:span><text:span text:style-name="T144">Ainsi l</text:span><text:span text:style-name="T143">es mots ont </text:span><text:span text:style-name="T144">longtemps</text:span><text:span text:style-name="T143"> roulé dans la voix des fidèles avant de </text:span><text:span text:style-name="T146">couler jusqu’à nous</text:span><text:span text:style-name="T143">. </text:span><text:span text:style-name="T271">Il faut les lire comme des chansons souvent répétées, dont on ne comprend le sens que peu à peu, mais dont on ne peut plus changer un mot </text:span><text:span text:style-name="T272">ensuite</text:span><text:span text:style-name="T271">.</text:span></text:p>
      <text:p text:style-name="P173"><text:span text:style-name="T75">Les psaumes sont </text:span><text:span text:style-name="T149">ici</text:span><text:span text:style-name="T75"> donnés dans une graphie actuelle, pour que le français d’alors nous coule plus naturel </text:span><text:span text:style-name="T95">aux</text:span><text:span text:style-name="T75"> yeux, </text:span><text:span text:style-name="T215">avec parfois </text:span><text:span text:style-name="T214">quelques notes pour éclairer des mots vieillis </text:span><text:span text:style-name="T317">mais </text:span><text:span text:style-name="T216">nécessaires à la rime</text:span><text:span text:style-name="T75">. </text:span><text:span text:style-name="T148">On trouvera des éditions plus savantes </text:span><text:span text:style-name="T175">de ce psautier</text:span><text:span text:style-name="T148">, </text:span><text:span text:style-name="T149">en graphies originales, </text:span><text:span text:style-name="T175">avec appareil critique ;</text:span><text:span text:style-name="T147"> </text:span><text:span text:style-name="T149">c</text:span><text:span text:style-name="T75">e texte s’en est informé, </text:span><text:span text:style-name="T175">il est établi sur </text:span><text:span text:style-name="T235">un </text:span><text:span text:style-name="T175">exemplaire numérisé de la</text:span><text:span text:style-name="T149"> </text:span><text:a xlink:type="simple" xlink:href="http://dx.doi.org/10.3931/e-rara-2674" text:style-name="Internet_20_link" text:visited-style-name="Visited_20_Internet_20_Link"><text:span text:style-name="T175">bibliothèque de Genève</text:span></text:a><text:span text:style-name="T175">. </text:span><text:span text:style-name="T176">L</text:span><text:span text:style-name="T149">’entreprise est ici d’intéresser un public </text:span><text:span text:style-name="T176">qui n’est pas spécialiste de </text:span><text:span text:style-name="T89">la Bible</text:span><text:span text:style-name="T176"> ou de protestantisme, mais </text:span><text:span text:style-name="T215">qui aime le français.</text:span></text:p>
      <text:p text:style-name="P176"><text:span text:style-name="T93">L</text:span><text:span text:style-name="T85">a Bible</text:span><text:span text:style-name="T246"> traduite, c’est du français, et ici, de la grande poésie.</text:span></text:p>
      <text:p text:style-name="P46"/>
      <text:p text:style-name="P171"><text:span text:style-name="T149">Les éditions d’alors avaient coutume d’éclairer chaque psaume avec un </text:span><text:span text:style-name="T88">argument</text:span><text:span text:style-name="T149">, quelques lignes en prose introduisant à la compréhension du poème. Les arguments de l’édition de 1562, </text:span><text:span text:style-name="T150">commencés </text:span><text:span text:style-name="T151">par Marot </text:span><text:span text:style-name="T152">en 1541, peuvent informer les spécialistes sur </text:span><text:span text:style-name="T153">les </text:span><text:span text:style-name="T298">poètes, les</text:span><text:span text:style-name="T153"> sources </text:span><text:span text:style-name="T298">qu’ils ont</text:span><text:span text:style-name="T153"> consulté</text:span><text:span text:style-name="T318">es</text:span><text:span text:style-name="T152">, mais ce ne sont pas les plus éclairants pour les profanes.</text:span><text:span text:style-name="T149"> </text:span><text:span text:style-name="T152">En 1557,</text:span><text:span text:style-name="T138"> Calvin </text:span><text:span text:style-name="T152">publie</text:span><text:span text:style-name="T138"> ses </text:span><text:a xlink:type="simple" xlink:href="https://www.unige.ch/theologie/cite/calvin/" text:style-name="Internet_20_link" text:visited-style-name="Visited_20_Internet_20_Link"><text:span text:style-name="T86">Commentaires sur le livre des Psaumes</text:span></text:a><text:span text:style-name="T138">, </text:span><text:span text:style-name="T152">avec une nouvelle traduction (sans ambition poétique), </text:span><text:span text:style-name="T153">&amp;</text:span><text:span text:style-name="T152"> de très lourdes explications </text:span><text:span text:style-name="T153">pour chaque vers. De cette </text:span><text:span text:style-name="T164">intention</text:span><text:span text:style-name="T153"> didactique, il résulte que les arguments de Calvin sont beaucoup plus mûris. On n’a pas craint ici de fabriquer un monstre philologique, </text:span><text:span text:style-name="T154">accouplant Marot </text:span><text:span text:style-name="T157">&amp;</text:span><text:span text:style-name="T154"> Bèze </text:span><text:span text:style-name="T157">à</text:span><text:span text:style-name="T154"> Calvin.</text:span></text:p>
      <text:p text:style-name="P174"><text:span text:style-name="T139">Ce court chapeau permet d’</text:span><text:span text:style-name="T154">entrevoir</text:span><text:span text:style-name="T139"> le sens moral &amp; religieux qui a été donné à </text:span><text:span text:style-name="T142">c</text:span><text:span text:style-name="T139">es textes hébreux, </text:span><text:span text:style-name="T164">déjà </text:span><text:span text:style-name="T271">par</text:span><text:span text:style-name="T139"> les juifs, </text:span><text:span text:style-name="T271">repris</text:span><text:span text:style-name="T139"> </text:span><text:span text:style-name="T154">par</text:span><text:span text:style-name="T139"> les chrétiens </text:span><text:span text:style-name="T154">catholiques ou protestants « </text:span><text:span text:style-name="T92">une anatomie de toutes les parties de l’âme, pour ce qu’il n’y a affection en l’homme laquelle ne soit </text:span><text:span text:style-name="T91">i</text:span><text:span text:style-name="T92">ci repr</text:span><text:span text:style-name="T91">é</text:span><text:span text:style-name="T92">sent</text:span><text:span text:style-name="T91">é</text:span><text:span text:style-name="T92">e comme en un miroir</text:span><text:span text:style-name="T154"> »</text:span><text:span text:style-name="T139"> </text:span><text:span text:style-name="T271">(Calvin, 1557, </text:span><text:span text:style-name="T91">Commentaires…</text:span><text:span text:style-name="T271">, « préface »)</text:span><text:span text:style-name="T139">. </text:span><text:span text:style-name="T273">Consolations de la personne, les psaumes servirent aussi d’hymnes à un peuple protestant s’identifiant au peuple élu dont David était le roi.</text:span></text:p>
      <text:p text:style-name="P174"><text:span text:style-name="T139">Il faut comprendre ces poèmes comme </text:span><text:span text:style-name="T140">des pauvres vierges </text:span><text:span text:style-name="T273">en</text:span><text:span text:style-name="T140"> bois que la piété a recouvertes d’or pendant des siècles. Le raffinement du costume cache mal la trivialité de ces petites histoires </text:span><text:span text:style-name="T160">attribuées</text:span><text:span text:style-name="T140"> </text:span><text:span text:style-name="T160">généralement au mythique roi</text:span><text:span text:style-name="T140"> David, dérisoires de </text:span><text:span text:style-name="T172">ressentiment</text:span><text:span text:style-name="T140"> narcissi</text:span><text:span text:style-name="T172">que</text:span><text:span text:style-name="T140"> </text:span><text:span text:style-name="T157">&amp; de vengeance </text:span><text:span text:style-name="T174">rêvée</text:span><text:span text:style-name="T157">.</text:span><text:span text:style-name="T140"> </text:span><text:span text:style-name="T164">L</text:span><text:span text:style-name="T140">e sentiment &amp; l’intelligence </text:span><text:span text:style-name="T164">ont beaucoup travaillé pendant des siècles</text:span><text:span text:style-name="T140"> pour continuer à croire que </text:span><text:span text:style-name="T173">ce</text:span><text:span text:style-name="T87"> Livre</text:span><text:span text:style-name="T140"> </text:span><text:span text:style-name="T245">est</text:span><text:span text:style-name="T140"> inspiré par </text:span><text:span text:style-name="T160">un</text:span><text:span text:style-name="T140"> </text:span><text:span text:style-name="T87">Dieu</text:span><text:span text:style-name="T247"> ;</text:span><text:span text:style-name="T140"> « </text:span><text:span text:style-name="T87">les Psaumes de David : lesquels le </text:span><text:span text:style-name="T90">Saint-Esprit lui</text:span><text:span text:style-name="T87"> a di</text:span><text:span text:style-name="T90">ts</text:span><text:span text:style-name="T87"> &amp; faits</text:span><text:span text:style-name="T140"> » </text:span><text:span text:style-name="T245">(Calvin, « Épître au lecteur », psautier de 1543).</text:span><text:span text:style-name="T171"> </text:span><text:span text:style-name="T245">M</text:span><text:span text:style-name="T171">alheureusement, la lecture incrédule </text:span><text:span text:style-name="T172">y voit </text:span><text:soft-page-break/><text:span text:style-name="T172">surtout la construction d’un Seigneur imaginaire qui va (un jour) punir les méchants qui se moquent de nous.</text:span></text:p>
      <text:p text:style-name="P48">C’est un document de psychologie religieuse.</text:p>
      <text:p text:style-name="P45"/>
      <text:p text:style-name="P170"><text:span text:style-name="T164">Le psautier était </text:span><text:span text:style-name="T317">déjà </text:span><text:span text:style-name="T164">un livre important du culte latin, </text:span><text:span text:style-name="T166">notamment dans les monastères &amp; couvents </text:span><text:span text:style-name="T173">;</text:span><text:span text:style-name="T164"> cette traduction a permis aux protestants de s’en emparer, en français. Le livre a été imprimé en masse à partir de 1562 – 50 à 80 000 exemplaires – depuis Genève, mais aussi Lyon, Paris </text:span><text:span text:style-name="T165">ou</text:span><text:span text:style-name="T164"> la Normandie. Le texte a </text:span><text:span text:style-name="T165">beaucoup</text:span><text:span text:style-name="T164"> circulé.</text:span></text:p>
      <text:p text:style-name="P169"><text:span text:style-name="T164">La guerre des gueux </text:span><text:span text:style-name="T171">qui a conduit à la fondation des Pays-Bas</text:span><text:span text:style-name="T164"> commença </text:span><text:span text:style-name="T177">en 1566</text:span><text:span text:style-name="T164"> vers Lille. Des riches &amp; des pauvres</text:span><text:span text:style-name="T75"> </text:span><text:span text:style-name="T105">furent</text:span><text:span text:style-name="T75"> </text:span><text:span text:style-name="T214">alors </text:span><text:span text:style-name="T75">pris d’une fièvre mystique &amp; se donn</text:span><text:span text:style-name="T105">ère</text:span><text:span text:style-name="T75">nt rendez-vous </text:span><text:span text:style-name="T101">sur</text:span><text:span text:style-name="T75"> des carrefours, </text:span><text:span text:style-name="T173">l</text:span><text:span text:style-name="T75">es rond-points </text:span><text:span text:style-name="T173">d’alors</text:span><text:span text:style-name="T75">, pour prier </text:span><text:span text:style-name="T95">&amp; chanter </text:span><text:span text:style-name="T173">c</text:span><text:span text:style-name="T95">es psaumes </text:span><text:span text:style-name="T75">dans des pâtures </text:span><text:span text:style-name="T171">(avant d’aller casser les statues dans les églises)</text:span><text:span text:style-name="T75">. </text:span><text:span text:style-name="T141">Ils n’avaient pas le gilet jaune des travailleurs mais la besace des mendiants.</text:span><text:span text:style-name="T75"> Ils se sent</text:span><text:span text:style-name="T105">ai</text:span><text:span text:style-name="T75">ent portés par l’histoire parce que leur texte </text:span><text:span text:style-name="T105">était plus</text:span><text:span text:style-name="T75"> </text:span><text:span text:style-name="T81">vrai </text:span><text:span text:style-name="T108">&amp;</text:span><text:span text:style-name="T81"> </text:span><text:span text:style-name="T105">plus</text:span><text:span text:style-name="T75"> beau </text:span><text:span text:style-name="T105">que le latin des prêtres.</text:span></text:p>
      <text:p text:style-name="P92"><text:span text:style-name="T173">Ce livre a changé l’histoire, l</text:span><text:span text:style-name="T101">a Réforme </text:span><text:span text:style-name="T75">était aussi une </text:span><text:span text:style-name="T105">insurrection</text:span><text:span text:style-name="T75"> poétique</text:span><text:span text:style-name="T154">.</text:span></text:p>
      <text:h text:style-name="P192" text:outline-level="1"><text:span text:style-name="T365">L</text:span>ivre premier</text:h>
      <text:h text:style-name="P193" text:outline-level="2"><text:span text:style-name="T3">Psaume 1 </text:span><text:span text:style-name="T6">(Marot, 1539)</text:span></text:h>
      <text:p text:style-name="P1"><text:span text:style-name="T7">Soit Esras, soit un autre qui ait recueilli les Psaumes en un volume, il semble qu</text:span><text:span text:style-name="T11">’</text:span><text:span text:style-name="T7">il ait m</text:span><text:span text:style-name="T11">i</text:span><text:span text:style-name="T7">s </text:span><text:span text:style-name="T11">ici au</text:span><text:span text:style-name="T7"> c</text:span><text:span text:style-name="T11">o</text:span><text:span text:style-name="T7">mm</text:span><text:span text:style-name="T11">encement</text:span><text:span text:style-name="T7"> d</text:span><text:span text:style-name="T11">e</text:span><text:span text:style-name="T7"> l</text:span><text:span text:style-name="T11">’</text:span><text:span text:style-name="T7">œ</text:span><text:span text:style-name="T11">u</text:span><text:span text:style-name="T7">vre co</text:span><text:span text:style-name="T11">mme</text:span><text:span text:style-name="T7"> une préface, p</text:span><text:span text:style-name="T11">ou</text:span><text:span text:style-name="T7">r exhorter tous fid</text:span><text:span text:style-name="T11">è</text:span><text:span text:style-name="T7">les à la méditation d</text:span><text:span text:style-name="T11">e</text:span><text:span text:style-name="T7"> la </text:span><text:span text:style-name="T11">l</text:span><text:span text:style-name="T7">o</text:span><text:span text:style-name="T11">i</text:span><text:span text:style-name="T7"> de Dieu. Or, la somme est, que tous ceux qui mettent leur </text:span><text:span text:style-name="T11">é</text:span><text:span text:style-name="T7">tude à la sagesse céleste sont bien-heureux, &amp; qu</text:span><text:span text:style-name="T11">e tous</text:span><text:span text:style-name="T7"> profanes &amp; contempteurs de Dieu, combien que pour un temps i</text:span><text:span text:style-name="T11">l</text:span><text:span text:style-name="T7">s s</text:span><text:span text:style-name="T11">’</text:span><text:span text:style-name="T7">estiment heureux, auront finalement une issue très malheureuse.</text:span></text:p>
      <text:p text:style-name="_3c_l_3e_"><text:span text:style-name="_3c_n_3e_"><text:span text:style-name="T489">[1]</text:span></text:span><text:tab/>QUI au conseil des malins n’a <text:span text:style-name="T3">é</text:span>té,</text:p>
      <text:p text:style-name="_3c_l_3e_">Qui n’est au trac des p<text:span text:style-name="T3">é</text:span>cheurs arrêté :</text:p>
      <text:p text:style-name="_3c_l_3e_">Qui des moqueurs au banc place n’a prise,</text:p>
      <text:p text:style-name="P73"><text:span text:style-name="_3c_n_3e_"><text:span text:style-name="T489">[2]</text:span></text:span><text:tab/>Mais nuit &amp; jour la Lo<text:span text:style-name="T3">i </text:span>contemple &amp; prise,</text:p>
      <text:p text:style-name="_3c_l_3e_">De l’Éternel, &amp; en est d<text:span text:style-name="T4">é</text:span>sireux,</text:p>
      <text:p text:style-name="_3c_l_3e_">Certainement cestu<text:span text:style-name="T4">i</text:span>-là est heureux.</text:p>
      <text:p text:style-name="P14"/>
      <text:p text:style-name="P73"><text:span text:style-name="_3c_n_3e_"><text:span text:style-name="T489">[3]</text:span></text:span><text:tab/>Et semblera un arbre grand &amp; beau,</text:p>
      <text:p text:style-name="_3c_l_3e_">Planté au long d’un clair courant ruisseau,</text:p>
      <text:p text:style-name="_3c_l_3e_">Et qui son fruit en sa saison apporte :</text:p>
      <text:p text:style-name="_3c_l_3e_"><text:tab/>Duquel aussi la fe<text:span text:style-name="T5">u</text:span>ille ne ch<text:span text:style-name="T272">oi</text:span>t<text:note text:id="ftn1" text:note-class="footnote"><text:note-citation>1</text:note-citation><text:note-body><text:p text:style-name="Footnote">« <text:span text:style-name="T489">choir, tomber »</text:span></text:p></text:note-body></text:note> morte :</text:p>
      <text:p text:style-name="_3c_l_3e_">Si qu’un tel homme, &amp; tout ce qu’il fera,</text:p>
      <text:p text:style-name="_3c_l_3e_">Toujours heureux &amp; prosp<text:span text:style-name="T6">è</text:span>re sera.</text:p>
      <text:section text:style-name="Sect1" text:name="N4-5">
        <text:p text:style-name="_3c_l_3e_"/>
      </text:section>
      <text:p text:style-name="P73"><text:span text:style-name="_3c_n_3e_"><text:span text:style-name="T489">[4]</text:span></text:span><text:tab/>Mais les pervers n’auront telles vertus :</text:p>
      <text:p text:style-name="_3c_l_3e_"><text:span text:style-name="T97">Naiçois</text:span> seront semblables aux f<text:span text:style-name="T6">é</text:span>tus,</text:p>
      <text:p text:style-name="_3c_l_3e_"><text:soft-page-break/>Et à la poudre au gré du vent chass<text:span text:style-name="T76">é</text:span>e :</text:p>
      <text:p text:style-name="_3c_l_3e_"><text:span text:style-name="_3c_n_3e_"><text:span text:style-name="T489">[5]</text:span></text:span><text:tab/>Parquo<text:span text:style-name="T76">i</text:span> sera leur cause renvers<text:span text:style-name="T76">é</text:span>e</text:p>
      <text:p text:style-name="_3c_l_3e_">En jugement, &amp; tous ces reprouv<text:span text:style-name="T77">és</text:span></text:p>
      <text:p text:style-name="_3c_l_3e_">Au r<text:span text:style-name="T77">a</text:span>ng des bons ne seront point trouv<text:span text:style-name="T77">és.</text:span></text:p>
      <text:p text:style-name="P14"/>
      <text:p text:style-name="_3c_l_3e_"><text:span text:style-name="_3c_n_3e_"><text:span text:style-name="T489">[6]</text:span></text:span><text:tab/>Car l’Éternel les justes co<text:span text:style-name="T77">nnaît</text:span> bien,</text:p>
      <text:p text:style-name="_3c_l_3e_">Et est soigneux <text:span text:style-name="T77">&amp;</text:span> d’eux <text:span text:style-name="T319">&amp;</text:span> de leur bien,</text:p>
      <text:p text:style-name="_3c_l_3e_">Pourtant auront f<text:span text:style-name="T77">é</text:span>licité qui dure :</text:p>
      <text:p text:style-name="_3c_l_3e_"><text:tab/>Et pour-autant qu’il n’a n<text:span text:style-name="T77">i</text:span> soin n<text:span text:style-name="T77">i</text:span> cure</text:p>
      <text:p text:style-name="_3c_l_3e_">Des mal-vivan<text:span text:style-name="T319">t</text:span>s, le chemin qu’ils tiendront,</text:p>
      <text:p text:style-name="_3c_l_3e_">Eux &amp; leurs faits en ruine viendront.</text:p>
      <text:h text:style-name="P194" text:outline-level="2">Psaume 2 <text:span text:style-name="T320">(Marot 1539)</text:span></text:h>
      <text:p text:style-name="P2"><text:span text:style-name="T8">David se glorifie que son royaume, quoiqu’il soit assaill</text:span><text:span text:style-name="T12">i</text:span><text:span text:style-name="T8"> par fort grande multitude d</text:span><text:span text:style-name="T12">’</text:span><text:span text:style-name="T8">ennemis &amp; grande puissance, sera perpétuel, pour ce qu</text:span><text:span text:style-name="T12">’</text:span><text:span text:style-name="T8">il est appuyé par la main &amp; vertu de Dieu. Il ajoute aussi que </text:span><text:span text:style-name="T12">m</text:span><text:span text:style-name="T8">a</text:span><text:span text:style-name="T12">l</text:span><text:span text:style-name="T8">gré ses ennemis il sera </text:span><text:span text:style-name="T12">ét</text:span><text:span text:style-name="T8">endu jusques </text:span><text:span text:style-name="T12">au</text:span><text:span text:style-name="T8"> bout de la terre. Et pourtant il exhorte les Ro</text:span><text:span text:style-name="T12">i</text:span><text:span text:style-name="T8">s &amp; au</text:span><text:span text:style-name="T12">t</text:span><text:span text:style-name="T8">res princes d</text:span><text:span text:style-name="T12">’</text:span><text:span text:style-name="T8">aba</text:span><text:span text:style-name="T12">t</text:span><text:span text:style-name="T8">tre tout orgueil, </text:span><text:span text:style-name="T12">&amp;</text:span><text:span text:style-name="T8"> d</text:span><text:span text:style-name="T12">e</text:span><text:span text:style-name="T8"> recevoir douc</text:span><text:span text:style-name="T12">e</text:span><text:span text:style-name="T8">ment le joug qui leur est imposé de Dieu, d</text:span><text:span text:style-name="T12">’</text:span><text:span text:style-name="T8">autant qu</text:span><text:span text:style-name="T12">’</text:span><text:span text:style-name="T8">ils s</text:span><text:span text:style-name="T12">’</text:span><text:span text:style-name="T8">efforceront en vain d</text:span><text:span text:style-name="T57">e</text:span><text:span text:style-name="T8"> l</text:span><text:span text:style-name="T12">e </text:span><text:span text:style-name="T58">secouer</text:span><text:span text:style-name="T8">. Au reste, ce</text:span><text:span text:style-name="T12">t</text:span><text:span text:style-name="T8">te figure contient une prophétie du royaume futur de Christ.</text:span></text:p>
      <text:p text:style-name="_3c_l_3e_"><text:span text:style-name="_3c_n_3e_"><text:span text:style-name="T490">[1]</text:span></text:span><text:tab/>P<text:span text:style-name="T1">o</text:span>urquo<text:span text:style-name="T1">i</text:span> font bruit &amp; s’assemblent les gens ?</text:p>
      <text:p text:style-name="_3c_l_3e_">Quelle folie à murmurer les m<text:span text:style-name="T2">è</text:span>ne ?</text:p>
      <text:p text:style-name="_3c_l_3e_">Pourquo<text:span text:style-name="T2">i </text:span>sont tant les peuples diligen<text:span text:style-name="T2">t</text:span>s</text:p>
      <text:p text:style-name="_3c_l_3e_">À mettre sus une entreprise vaine ?</text:p>
      <text:p text:style-name="_3c_l_3e_"><text:span text:style-name="_3c_n_3e_"><text:span text:style-name="T490">[2]</text:span></text:span><text:tab/>Band<text:span text:style-name="T2">és</text:span> se sont les grands rois de la terre,</text:p>
      <text:p text:style-name="_3c_l_3e_">Et les primats ont bien tant pr<text:span text:style-name="T2">é</text:span>sumé,</text:p>
      <text:p text:style-name="_3c_l_3e_">De conspirer &amp; vouloir faire guerre,</text:p>
      <text:p text:style-name="_3c_l_3e_">Tous contre Dieu, &amp; son Ro<text:span text:style-name="T2">i</text:span> bien-aimé.</text:p>
      <text:section text:style-name="Sect1" text:name="p7">
        <text:p text:style-name="_3c_l_3e_"/>
      </text:section>
      <text:p text:style-name="_3c_l_3e_"><text:span text:style-name="_3c_n_3e_"><text:span text:style-name="T490">[3]</text:span></text:span><text:tab/>Disan<text:span text:style-name="T2">t</text:span> entr’eux, D<text:span text:style-name="T2">é-</text:span>rompons &amp; brisons</text:p>
      <text:p text:style-name="_3c_l_3e_">Tous les liens dont lier nous pr<text:span text:style-name="T2">é</text:span>tendent :</text:p>
      <text:p text:style-name="_3c_l_3e_">Au loin de nous jetons &amp; m<text:span text:style-name="T2">é</text:span>prisons</text:p>
      <text:p text:style-name="_3c_l_3e_">Le joug lequel mettre sur nous s’attendent<text:span text:style-name="T2"> </text:span>:</text:p>
      <text:p text:style-name="_3c_l_3e_"><text:span text:style-name="_3c_n_3e_"><text:span text:style-name="T490">[4]</text:span></text:span><text:tab/>Mais cestu<text:span text:style-name="T78">i</text:span>-l<text:span text:style-name="T78">à</text:span> qui les hauts cieux habite,</text:p>
      <text:p text:style-name="_3c_l_3e_">Ne s’en fera que rire de là-haut :</text:p>
      <text:p text:style-name="_3c_l_3e_">Le tout-puissant de leur façon d<text:span text:style-name="T78">é</text:span>pite</text:p>
      <text:p text:style-name="_3c_l_3e_">Se moquera : car d’eux il ne lui chaut.</text:p>
      <text:section text:style-name="Sect1" text:name="N7-3">
        <text:p text:style-name="P14"/>
        <text:p text:style-name="_3c_l_3e_"><text:span text:style-name="_3c_n_3e_"><text:span text:style-name="T490">[5]</text:span></text:span><text:tab/>Lors, s’il lu<text:span text:style-name="T321">i</text:span> plaît, parler à eux viendra</text:p>
        <text:p text:style-name="_3c_l_3e_">En son courroux, plus qu’autre <text:span text:style-name="T79">é</text:span>pouvantable :</text:p>
        <text:p text:style-name="_3c_l_3e_">Et tous ensemble <text:span text:style-name="T79">é</text:span>tonn<text:span text:style-name="T79">és</text:span> les rendra</text:p>
        <text:p text:style-name="_3c_l_3e_">En sa fureur terrible &amp; redoutable,</text:p>
        <text:p text:style-name="_3c_l_3e_"><text:span text:style-name="_3c_n_3e_"><text:span text:style-name="T490">[6]</text:span></text:span><text:tab/>Rois, dira-<text:span text:style-name="T321">t</text:span>-il, d’où vient ce<text:span text:style-name="T79">t</text:span>te entreprise ?</text:p>
        <text:p text:style-name="_3c_l_3e_">De mon vra<text:span text:style-name="T322">i</text:span> Ro<text:span text:style-name="T79">i</text:span> j’a<text:span text:style-name="T79">i</text:span> fait <text:span text:style-name="T79">é</text:span>lection,</text:p>
        <text:p text:style-name="_3c_l_3e_">Je l’a<text:span text:style-name="T79">i</text:span> sacré, sa couronne il a prise</text:p>
        <text:p text:style-name="_3c_l_3e_">Sur mon tr<text:span text:style-name="T80">è</text:span>s-saint &amp; haut mont de Sion.</text:p>
        <text:p text:style-name="P134">*</text:p>
        <text:p text:style-name="_3c_l_3e_"><text:span text:style-name="_3c_n_3e_"><text:span text:style-name="T490">[7]</text:span></text:span><text:tab/>Et je qui suis le Ro<text:span text:style-name="T322">i</text:span> qui lu<text:span text:style-name="T96">i</text:span> a<text:span text:style-name="T96">i</text:span> plu,</text:p>
        <text:p text:style-name="_3c_l_3e_"><text:soft-page-break/>Racontera<text:span text:style-name="T96">i</text:span> sa sentence donn<text:span text:style-name="T96">é</text:span>e :</text:p>
        <text:p text:style-name="_3c_l_3e_">C’est qu’il m’a dit, Tu es mon Fils <text:span text:style-name="T96">é</text:span>lu,</text:p>
        <text:p text:style-name="_3c_l_3e_">Engendré t’a<text:span text:style-name="T96">i</text:span> ce<text:span text:style-name="T96">t</text:span>te heureuse journ<text:span text:style-name="T96">é</text:span>e.</text:p>
        <text:p text:style-name="_3c_l_3e_"><text:span text:style-name="_3c_n_3e_"><text:span text:style-name="T490">[8]</text:span></text:span><text:tab/>Demande-mo<text:span text:style-name="T96">i,</text:span> <text:span text:style-name="T97">&amp;</text:span> pour ton h<text:span text:style-name="T96">é</text:span>ritage</text:p>
        <text:p text:style-name="_3c_l_3e_">Sujets à to<text:span text:style-name="T96">i</text:span> tous peuples je rendra<text:span text:style-name="T96">is</text:span>,</text:p>
        <text:p text:style-name="_3c_l_3e_">Et ton empire aura cet avantage,</text:p>
        <text:p text:style-name="_3c_l_3e_">Que jusqu’aux bords du monde l’<text:span text:style-name="T96">é</text:span>tendra<text:span text:style-name="T96">i</text:span>.</text:p>
        <text:p text:style-name="P14"/>
        <text:p text:style-name="P74"><text:span text:style-name="_3c_n_3e_"><text:span text:style-name="T490">[9]</text:span></text:span><text:tab/>Verge<text:note text:id="ftn2" text:note-class="footnote"><text:note-citation>2</text:note-citation><text:note-body><text:p text:style-name="P127">traduit maintenant par « sceptre »</text:p></text:note-body></text:note> de fer en ta main portera</text:p>
        <text:p text:style-name="_3c_l_3e_">Pour les do<text:span text:style-name="T96">mp</text:span>ter, &amp; les tenir en serre :</text:p>
        <text:p text:style-name="_3c_l_3e_">Et s’il te plaît, menu les brisera,</text:p>
        <text:p text:style-name="_3c_l_3e_">Aussi aisé comme un vaisseau<text:note text:id="ftn3" text:note-class="footnote"><text:note-citation>3</text:note-citation><text:note-body><text:p text:style-name="Footnote">« <text:span text:style-name="T490">vase »</text:span></text:p></text:note-body></text:note> de terre.</text:p>
        <text:p text:style-name="_3c_l_3e_"><text:span text:style-name="_3c_n_3e_"><text:span text:style-name="T490">[10]</text:span></text:span><text:tab/>Maintenant donc, Ô vous <text:span text:style-name="T97">&amp;</text:span> <text:span text:style-name="T97">R</text:span>ois <text:span text:style-name="T97">&amp;</text:span> <text:span text:style-name="T97">P</text:span>rinces,</text:p>
        <text:p text:style-name="_3c_l_3e_">Plus entendus <text:span text:style-name="T97">&amp;</text:span> sages devenez :</text:p>
        <text:p text:style-name="_3c_l_3e_">Juges aussi de terres &amp; provinces,</text:p>
        <text:p text:style-name="_3c_l_3e_">Instruction<text:note text:id="ftn4" text:note-class="footnote"><text:note-citation>4</text:note-citation><text:note-body><text:p text:style-name="P127">traduit maintenant par « correction »</text:p></text:note-body></text:note> à ce<text:span text:style-name="T355">t</text:span>te heure prenez.</text:p>
        <text:p text:style-name="P14"/>
        <text:p text:style-name="_3c_l_3e_"><text:span text:style-name="_3c_n_3e_"><text:span text:style-name="T490">[11]</text:span></text:span><text:tab/>Du Seigneur Dieu serviteurs rendez-vous,</text:p>
        <text:p text:style-name="_3c_l_3e_">Craignez son ire, &amp; lu<text:span text:style-name="T355">i</text:span> ve<text:span text:style-name="T355">u</text:span>illez complaire :</text:p>
        <text:p text:style-name="_3c_l_3e_">Et d’être à lu<text:span text:style-name="T98">i</text:span> vous r<text:span text:style-name="T98">é</text:span>jouissez tous,</text:p>
        <text:p text:style-name="_3c_l_3e_">Ayan<text:span text:style-name="T98">t</text:span> toujours crainte de lu<text:span text:style-name="T98">i</text:span> d<text:span text:style-name="T98">é</text:span>plaire.</text:p>
        <text:p text:style-name="_3c_l_3e_"><text:span text:style-name="_3c_n_3e_"><text:span text:style-name="T490">[12]</text:span></text:span><text:tab/>Faites hommage au Fils qu’il vous envo<text:span text:style-name="T98">i</text:span>e,</text:p>
        <text:p text:style-name="_3c_l_3e_">Que courroucé ne soit am<text:span text:style-name="T98">è</text:span>rement :</text:p>
        <text:p text:style-name="_3c_l_3e_">Afin aussi que de vie &amp; de vo<text:span text:style-name="T100">i</text:span>e</text:p>
        <text:p text:style-name="_3c_l_3e_">Ne p<text:span text:style-name="T98">é</text:span>rissi<text:span text:style-name="T98">aient</text:span> trop malheureusement.</text:p>
        <text:p text:style-name="P14"/>
        <text:p text:style-name="_3c_l_3e_">Car tout à coup son courroux rigoureux</text:p>
        <text:p text:style-name="_3c_l_3e_">S’embrasera, qu’on ne s’en don<text:span text:style-name="T355">ne</text:span>ra garde :</text:p>
        <text:p text:style-name="_3c_l_3e_">Ô combien lors ceux-là seront heureux,</text:p>
        <text:p text:style-name="_3c_l_3e_">Qui se seront mis en sa sauvegarde  ?</text:p>
        <text:h text:style-name="P195" text:outline-level="2">Psaume 3 (Marot, 1535)</text:h>
        <text:p text:style-name="P3"><text:span text:style-name="T9">David </text:span><text:span text:style-name="T13">é</text:span><text:span text:style-name="T9">tant chassé de son royaume, combien qu</text:span><text:span text:style-name="T13">’</text:span><text:span text:style-name="T9">il fut pressé d</text:span><text:span text:style-name="T13">’</text:span><text:span text:style-name="T9">extrême désespoir, ne laisse pas d</text:span><text:span text:style-name="T13">’</text:span><text:span text:style-name="T9">invoquer Dieu, &amp; s</text:span><text:span text:style-name="T13">’</text:span><text:span text:style-name="T9">appu</text:span><text:span text:style-name="T13">i</text:span><text:span text:style-name="T9">e sur sa promesse contre les grandes frayeurs, les moqueries &amp; cruelles impétuosités d</text:span><text:span text:style-name="T13">e</text:span><text:span text:style-name="T9">s ennemis, bref contre la mort même, laquelle se présent</text:span><text:span text:style-name="T13">a</text:span><text:span text:style-name="T9">it lors à ses yeux. Finalement il s</text:span><text:span text:style-name="T13">’é</text:span><text:span text:style-name="T9">jouit tant en son nom qu</text:span><text:span text:style-name="T13">’</text:span><text:span text:style-name="T9">au nom de l</text:span><text:span text:style-name="T13">’</text:span><text:span text:style-name="T9">Église d</text:span><text:span text:style-name="T13">’</text:span><text:span text:style-name="T9">avoir bonne &amp; heureuse issue.</text:span></text:p>
        <text:p text:style-name="P26"><text:span text:style-name="_3c_n_3e_"><text:span text:style-name="T490">[2]</text:span></text:span><text:tab/>Ô Seigneur que de gens,</text:p>
        <text:p text:style-name="P26">À nuire diligen<text:span text:style-name="T356">t</text:span>s,</text:p>
        <text:p text:style-name="P26">Qui me troublent &amp; gr<text:span text:style-name="T102">è</text:span>vent !</text:p>
        <text:p text:style-name="P26">Mon Dieu que d’ennemis,</text:p>
        <text:p text:style-name="P26">Qui aux champs se sont mis,</text:p>
        <text:p text:style-name="P26">Et contre mo<text:span text:style-name="T102">i</text:span> s’<text:span text:style-name="T102">é</text:span>l<text:span text:style-name="T102">è</text:span>vent !</text:p>
        <text:p text:style-name="P26"><text:span text:style-name="_3c_n_3e_"><text:span text:style-name="T490">[3]</text:span></text:span><text:tab/>Certes plusieurs j’en vo<text:span text:style-name="T102">is</text:span></text:p>
        <text:p text:style-name="P26">Qui vont disan<text:span text:style-name="T102">t</text:span> de mo<text:span text:style-name="T102">i</text:span>,</text:p>
        <text:p text:style-name="P26">Sa force est abolie,</text:p>
        <text:p text:style-name="P26">Plus ne trouve en son Dieu</text:p>
        <text:p text:style-name="P26"><text:soft-page-break/>Secours en aucun lieu :</text:p>
        <text:p text:style-name="P26">Mais c’est à eux folie.</text:p>
        <text:p text:style-name="P14"/>
        <text:p text:style-name="_3c_l_3e_"><text:span text:style-name="_3c_n_3e_"><text:span text:style-name="T490">[4]</text:span></text:span><text:span text:style-name="T490"> </text:span>Car tu es mon tr<text:span text:style-name="T148">è</text:span>s sûr</text:p>
        <text:p text:style-name="_3c_l_3e_">Bouclier &amp; d<text:span text:style-name="T103">é</text:span>fenseur,</text:p>
        <text:p text:style-name="_3c_l_3e_">Et ma gloire <text:span text:style-name="T103">é</text:span>prouv<text:span text:style-name="T103">é</text:span>e :</text:p>
        <text:p text:style-name="_3c_l_3e_">C’est to<text:span text:style-name="T103">i</text:span>, à bref parler,</text:p>
        <text:p text:style-name="_3c_l_3e_">Qui fai<text:span text:style-name="T103">t</text:span> que puis aller</text:p>
        <text:p text:style-name="_3c_l_3e_">Haut la tête lev<text:span text:style-name="T103">é</text:span>e.</text:p>
        <text:p text:style-name="_3c_l_3e_"><text:span text:style-name="_3c_n_3e_"><text:span text:style-name="T490">[5]</text:span></text:span><text:tab/>J’a<text:span text:style-name="T103">i</text:span> crié de ma voix</text:p>
        <text:p text:style-name="_3c_l_3e_">Au Seigneur maintes-fois,</text:p>
        <text:p text:style-name="_3c_l_3e_">Lu<text:span text:style-name="T103">i</text:span> faisant ma complainte :</text:p>
        <text:p text:style-name="_3c_l_3e_">Et ne m’a repoussé,</text:p>
        <text:p text:style-name="_3c_l_3e_">Mais toujours exaucé</text:p>
        <text:p text:style-name="_3c_l_3e_">De sa montagne sainte.</text:p>
        <text:p text:style-name="P14"/>
        <text:p text:style-name="_3c_l_3e_"><text:span text:style-name="_3c_n_3e_"><text:span text:style-name="T490">[6]</text:span></text:span><text:tab/>Dont coucher m’en ira<text:span text:style-name="T103">i</text:span>,</text:p>
        <text:p text:style-name="_3c_l_3e_">En sûr<text:span text:style-name="T357">e</text:span>té dormira<text:span text:style-name="T103">i</text:span>,</text:p>
        <text:p text:style-name="_3c_l_3e_">Sans crainte de m<text:span text:style-name="T103">é</text:span>garde :</text:p>
        <text:p text:style-name="_3c_l_3e_">Puis me r<text:span text:style-name="T104">é</text:span>veillera<text:span text:style-name="T103">i</text:span>,</text:p>
        <text:p text:style-name="_3c_l_3e_">Et sans peur veillera<text:span text:style-name="T103">i</text:span></text:p>
        <text:p text:style-name="_3c_l_3e_">Ayant Dieu pour ma garde.</text:p>
        <text:p text:style-name="_3c_l_3e_"><text:span text:style-name="_3c_n_3e_"><text:span text:style-name="T490">[7]</text:span></text:span><text:tab/>Cent mil<text:span text:style-name="T103">le</text:span> hommes de front</text:p>
        <text:p text:style-name="_3c_l_3e_">Craindre ne me feront,</text:p>
        <text:p text:style-name="_3c_l_3e_">Encor<text:span text:style-name="T103">e</text:span> qu’ils l’entr<text:span text:style-name="T215">e</text:span>prinssent :</text:p>
        <text:p text:style-name="_3c_l_3e_">Et que pour m’<text:span text:style-name="T103">é</text:span>tonner,</text:p>
        <text:p text:style-name="_3c_l_3e_">Clore &amp; environner</text:p>
        <text:p text:style-name="_3c_l_3e_">De tous côt<text:span text:style-name="T103">és</text:span> me vinssent.</text:p>
        <text:p text:style-name="P14"/>
        <text:p text:style-name="_3c_l_3e_"><text:span text:style-name="_3c_n_3e_"><text:span text:style-name="T490">[8]</text:span></text:span><text:tab/>Vien<text:span text:style-name="T357">s</text:span> donc, d<text:span text:style-name="T103">é</text:span>clare-to<text:span text:style-name="T103">i</text:span></text:p>
        <text:p text:style-name="_3c_l_3e_">Pour mo<text:span text:style-name="T103">i</text:span>, mon Dieu mon Ro<text:span text:style-name="T103">i</text:span>,</text:p>
        <text:p text:style-name="P27">Qui de b<text:span text:style-name="T103">a</text:span>ffes renverse</text:p>
        <text:p text:style-name="P27">Mes ennemis mord<text:span text:style-name="T103">ants</text:span> :</text:p>
        <text:p text:style-name="_3c_l_3e_">Et qui leur romps les dents</text:p>
        <text:p text:style-name="_3c_l_3e_">En leurs gueules perverses.</text:p>
        <text:p text:style-name="_3c_l_3e_"><text:span text:style-name="_3c_n_3e_"><text:span text:style-name="T490">[9]</text:span></text:span><text:tab/>C’est de to<text:span text:style-name="T103">i</text:span>, Dieu <text:span text:style-name="T103">t</text:span>rès-<text:span text:style-name="T103">h</text:span>aut,</text:p>
        <text:p text:style-name="_3c_l_3e_">De qui attendre faut</text:p>
        <text:p text:style-name="_3c_l_3e_">Vra<text:span text:style-name="T103">i</text:span> secours &amp; d<text:span text:style-name="T103">é</text:span>fense :</text:p>
        <text:p text:style-name="_3c_l_3e_">Car sur ton peuple <text:span text:style-name="T103">é</text:span>ten<text:span text:style-name="T357">d</text:span>s</text:p>
        <text:p text:style-name="_3c_l_3e_">Toujours en lieu &amp; temps,</text:p>
        <text:p text:style-name="_3c_l_3e_">Ta grand<text:span text:style-name="T103">e</text:span> b<text:span text:style-name="T103">ien</text:span>f<text:span text:style-name="T103">aisa</text:span>nce.</text:p>
        <text:h text:style-name="P196" text:outline-level="2">Psaume 4 (<text:span text:style-name="T358">Marot, 1541</text:span>)</text:h>
        <text:p text:style-name="_3c_argument_3e_">Après que David au commencement a prié Dieu de lu<text:span text:style-name="T360">i</text:span> donner secours, il tourne incontinent son propos vers ses ennemis, &amp; triomphe d’iceux comme victorieux, s’appuyant sur la promesse de Dieu. Ainsi il nou<text:span text:style-name="T10">s</text:span> enseigne par son exemple que toutes les fois que nous sommes enserr<text:span text:style-name="T10">és</text:span> ou press<text:span text:style-name="T10">és</text:span> d’adv<text:span text:style-name="T10">e</text:span>rsit<text:span text:style-name="T10">és</text:span> <text:span text:style-name="T10">&amp;</text:span> angoisses, il nous faut méditer les promesses de Dieu, par lesquelles l<text:span text:style-name="T10">’</text:span>espérance de salut nous est mon<text:span text:style-name="T10">t</text:span>rée, a<text:span text:style-name="T10">f</text:span>in qu<text:span text:style-name="T10">’</text:span>en nous emparant de ce bouclier, nous puissions passer au travers de toutes les tentations.</text:p>
        <text:p text:style-name="_3c_l_3e_"><text:soft-page-break/><text:span text:style-name="_3c_n_3e_"><text:span text:style-name="T491">[2]</text:span></text:span><text:span text:style-name="T491"> </text:span>Quand je t’invoque, h<text:span text:style-name="T106">é</text:span>las, <text:span text:style-name="T106">é</text:span>coute,</text:p>
        <text:p text:style-name="P28">Ô Dieu de ma cause &amp; raison.</text:p>
        <text:p text:style-name="P28">Mon cœur serré au large boute :</text:p>
        <text:p text:style-name="P71">De ta pitié ne me reboute<text:note text:id="ftn5" text:note-class="footnote"><text:note-citation>5</text:note-citation><text:note-body><text:p text:style-name="Footnote">« <text:span text:style-name="T488">remettre, repousser », </text:span><text:span text:style-name="T510">v. </text:span><text:span text:style-name="T337">rebouteux</text:span></text:p></text:note-body></text:note>,</text:p>
        <text:p text:style-name="P28">Mais exauce mon oraison.</text:p>
        <text:p text:style-name="P28"><text:span text:style-name="_3c_n_3e_"><text:span text:style-name="T492">[3]</text:span></text:span><text:tab/>Jusques à quand, gens inhumaines,</text:p>
        <text:p text:style-name="P28">Ma gloire aba<text:span text:style-name="T360">t</text:span>tre tâcherez ?</text:p>
        <text:p text:style-name="P28">Jusques à quand emprises vaines,</text:p>
        <text:p text:style-name="P28">Sans fruit, &amp; d’abusion<text:note text:id="ftn6" text:note-class="footnote"><text:note-citation>6</text:note-citation><text:note-body><text:p text:style-name="P108">de <text:span text:style-name="T324">abuser</text:span> « abus, tromperie »</text:p></text:note-body></text:note> pleines,</text:p>
        <text:p text:style-name="P28">Aimerez-vous &amp; c<text:span text:style-name="T359">h</text:span>ercherez ?</text:p>
        <text:p text:style-name="P14"/>
        <text:p text:style-name="_3c_l_3e_"><text:span text:style-name="_3c_n_3e_"><text:span text:style-name="T492">[4]</text:span></text:span><text:span text:style-name="T492"> </text:span>Sachez, puisqu’il le convient dire,</text:p>
        <text:p text:style-name="_3c_l_3e_">Que Dieu pour son Ro<text:span text:style-name="T107">i</text:span> gracieux,</text:p>
        <text:p text:style-name="_3c_l_3e_">Entre tous m’a voulu <text:span text:style-name="T107">é</text:span>lire :</text:p>
        <text:p text:style-name="_3c_l_3e_">Et si à lu<text:span text:style-name="T109">i</text:span> crie &amp; soupire,</text:p>
        <text:p text:style-name="_3c_l_3e_">Il m’entendra de ses hauts cieux.</text:p>
        <text:p text:style-name="_3c_l_3e_"><text:span text:style-name="_3c_n_3e_"><text:span text:style-name="T492">[5]</text:span></text:span><text:tab/>Tremblez d<text:span text:style-name="T361">’</text:span>on<text:span text:style-name="T361">c</text:span>ques de telle chose,</text:p>
        <text:p text:style-name="_3c_l_3e_">Sans plus contre son v<text:span text:style-name="T109">eui</text:span>l<text:note text:id="ftn7" text:note-class="footnote"><text:note-citation>7</text:note-citation><text:note-body><text:p text:style-name="P93"><text:span text:style-name="T347">v</text:span><text:span text:style-name="T326">euil, </text:span><text:span text:style-name="T126">v</text:span><text:span text:style-name="T324">ueil</text:span>, « vou<text:span text:style-name="T362">l</text:span>oi<text:span text:style-name="T362">r</text:span>, volonté », <text:span text:style-name="T133">p</text:span><text:span text:style-name="T324">ar le v</text:span><text:span text:style-name="T126">euil</text:span><text:span text:style-name="T324"> du Saint-Esprit</text:span> <text:span text:style-name="T362">«</text:span><text:span text:style-name="T111"> </text:span><text:span text:style-name="T362">par la volonté du Saint-Esprit » (La</text:span><text:span text:style-name="T111"> V</text:span><text:span text:style-name="T362">igne, 1496, </text:span><text:span text:style-name="T326">L</text:span><text:span text:style-name="T126">e Mystère de Saint-Martin</text:span><text:span text:style-name="T111">)</text:span></text:p></text:note-body></text:note> p<text:span text:style-name="T109">é</text:span>ch<text:span text:style-name="T137">er</text:span> :</text:p>
        <text:p text:style-name="_3c_l_3e_">Pensez en vous ce que propose,</text:p>
        <text:p text:style-name="_3c_l_3e_">Dessus vos lits en chambre close,</text:p>
        <text:p text:style-name="_3c_l_3e_">Et cessez de plus me fâcher.</text:p>
        <text:p text:style-name="P14"/>
        <text:p text:style-name="_3c_l_3e_"><text:span text:style-name="_3c_n_3e_"><text:span text:style-name="T492">[6]</text:span></text:span><text:span text:style-name="T492"> </text:span>Puis offrez juste sacrifice,</text:p>
        <text:p text:style-name="_3c_l_3e_">De cœur contrit bien humblement,</text:p>
        <text:p text:style-name="_3c_l_3e_">Pour repentance d’un tel vice :</text:p>
        <text:p text:style-name="_3c_l_3e_">Mettan<text:span text:style-name="T137">t</text:span> au Seigneur Dieu propice,</text:p>
        <text:p text:style-name="P21">Vos fiances<text:note text:id="ftn8" text:note-class="footnote"><text:note-citation>8</text:note-citation><text:note-body><text:p text:style-name="P112">de <text:span text:style-name="T324">foi, </text:span><text:span text:style-name="T332">fier, fiancer</text:span><text:span text:style-name="T425"> « </text:span><text:span text:style-name="T426">confiance »</text:span></text:p></text:note-body></text:note> enti<text:span text:style-name="T137">è</text:span>rement.</text:p>
        <text:p text:style-name="_3c_l_3e_"><text:span text:style-name="_3c_n_3e_"><text:span text:style-name="T493">[7]</text:span></text:span><text:tab/>Plusieurs gens disent, Qui sera-ce</text:p>
        <text:p text:style-name="_3c_l_3e_">Qui nous fera voir force biens ?</text:p>
        <text:p text:style-name="_3c_l_3e_">Ô Seigneur, par ta sainte grâce,</text:p>
        <text:p text:style-name="_3c_l_3e_">V<text:span text:style-name="T137">eui</text:span>lle la clarté de ta face</text:p>
        <text:p text:style-name="_3c_l_3e_">Élever sur mo<text:span text:style-name="T137">i</text:span> &amp; les miens.</text:p>
        <text:p text:style-name="P14"/>
        <text:p text:style-name="_3c_l_3e_"><text:span text:style-name="_3c_n_3e_"><text:span text:style-name="T493">[8]</text:span></text:span><text:span text:style-name="T493"> </text:span>Car plus de jo<text:span text:style-name="T137">i</text:span>e m’est donn<text:span text:style-name="T137">é</text:span>e</text:p>
        <text:p text:style-name="_3c_l_3e_">Par ce moyen, Ô Dieu tr<text:span text:style-name="T137">è</text:span>s-haut,</text:p>
        <text:p text:style-name="_3c_l_3e_">Que n’ont ceux qui ont grand<text:span text:style-name="T137">e </text:span>ann<text:span text:style-name="T137">é</text:span>e</text:p>
        <text:p text:style-name="_3c_l_3e_">De froment &amp; bonne vin<text:span text:style-name="T137">é</text:span>e,</text:p>
        <text:p text:style-name="_3c_l_3e_">D’huiles, &amp; tout ce qu’il leur faut :</text:p>
        <text:p text:style-name="_3c_l_3e_"><text:span text:style-name="_3c_n_3e_"><text:span text:style-name="T493">[9]</text:span></text:span><text:tab/>Si qu’en paix &amp; en sûr<text:span text:style-name="T362">e</text:span>té bonne</text:p>
        <text:p text:style-name="_3c_l_3e_">Couchera<text:span text:style-name="T137">i</text:span><text:span text:style-name="T138">s</text:span> &amp; reposera<text:span text:style-name="T137">i</text:span><text:span text:style-name="T138">s</text:span>.</text:p>
        <text:p text:style-name="_3c_l_3e_">Car, Seigneur, ta bonté l’ordonne,</text:p>
        <text:p text:style-name="_3c_l_3e_">Et elle seule espoir me donne,</text:p>
        <text:p text:style-name="_3c_l_3e_">Que sûr &amp; seul r<text:span text:style-name="T137">é</text:span>gnant sera<text:span text:style-name="T137">i</text:span><text:span text:style-name="T138">s</text:span>.</text:p>
        <text:h text:style-name="P197" text:outline-level="2"><text:soft-page-break/><text:span text:style-name="T363">Psaume 5 (Marot, </text:span><text:span text:style-name="T378">154</text:span><text:span text:style-name="T380">1</text:span><text:span text:style-name="T363">)</text:span></text:h>
        <text:p text:style-name="P4">David <text:span text:style-name="T14">é</text:span>tant gr<text:span text:style-name="T14">a</text:span>vement opprimé de la cruauté de ses ennemis, &amp; craignant d’endurer encore plus de maux, demande secours à Dieu. Et pour obtenir plus aisément ce qu’il demande, après avoir montr<text:span text:style-name="T14">é</text:span> par l’ardeur de sa prière combien sa douleur est grande, il met en avant premièrement la mali<text:span text:style-name="T15">c</text:span>e intolérable de ses ennemis, mon<text:span text:style-name="T15">t</text:span>rant que ce ser<text:span text:style-name="T15">a</text:span>it chose absurde que Dieu la laissât impunie. Et puis il y insère sa fo<text:span text:style-name="T15">i</text:span> &amp; sa patience avec consolation, comme ne doutant point d’avoir bonne &amp; heureuse i<text:span text:style-name="T15">s</text:span>sue. Finalement il conclut qu’après qu’il sera délivré, il communiquera le fruit de telle grâce à tous fidèles.</text:p>
        <text:p text:style-name="P29"><text:span text:style-name="_3c_n_3e_"><text:span text:style-name="T493">[2]</text:span></text:span><text:tab/>AUx paroles que je veux dire,</text:p>
        <text:p text:style-name="P29">Plaise to<text:span text:style-name="T155">i </text:span>l’<text:span text:style-name="T155">o</text:span>reille prêter,</text:p>
        <text:p text:style-name="P29">Et à co<text:span text:style-name="T155">nnaî</text:span>tre t’arrêter,</text:p>
        <text:p text:style-name="P29">Pourquo<text:span text:style-name="T155">i </text:span>mon cœur pense <text:span text:style-name="T382">&amp; </text:span>soupire,</text:p>
        <text:p text:style-name="P29"><text:tab/><text:tab/>Souverain Sire.</text:p>
        <text:p text:style-name="P15"/>
        <text:p text:style-name="P5"><text:span text:style-name="_3c_n_3e_"><text:span text:style-name="T493">[3]</text:span></text:span><text:tab/>Enten<text:span text:style-name="T382">ds</text:span> à la voix tr<text:span text:style-name="T155">è</text:span>s ardente</text:p>
        <text:p text:style-name="P5">De ma clameur, mon Dieu, mon Ro<text:span text:style-name="T155">i</text:span> :</text:p>
        <text:p text:style-name="P5">Veu<text:span text:style-name="T156">t</text:span> que tant seulement à to<text:span text:style-name="T155">i</text:span></text:p>
        <text:p text:style-name="P5">Ma supplication pr<text:span text:style-name="T156">é</text:span>sente,</text:p>
        <text:p text:style-name="P5"><text:tab/><text:tab/>J’offre &amp; pr<text:span text:style-name="T155">é</text:span>sente.</text:p>
        <text:p text:style-name="P16"/>
        <text:p text:style-name="P75"><text:span text:style-name="_3c_n_3e_"><text:span text:style-name="T493">[4]</text:span></text:span><text:tab/>Matin devant que jour il fa<text:span text:style-name="T155">ss</text:span>e,</text:p>
        <text:p text:style-name="P5">S’il te plaît tu m’exauceras :</text:p>
        <text:p text:style-name="P5">Car bien matin prié sera</text:p>
        <text:p text:style-name="P5">De mo<text:span text:style-name="T155">i,</text:span> levant au ciel la face,</text:p>
        <text:p text:style-name="P5"><text:tab/><text:tab/>Attendant grâce.</text:p>
        <text:p text:style-name="P16"/>
        <text:p text:style-name="P5"><text:span text:style-name="_3c_n_3e_"><text:span text:style-name="T494">[5]</text:span></text:span><text:tab/>Tu es le vra<text:span text:style-name="T155">i</text:span> Dieu, qui m<text:span text:style-name="T242">al</text:span>chance</text:p>
        <text:p text:style-name="P5">N’aime point, n<text:span text:style-name="T155">i</text:span> malignité :</text:p>
        <text:p text:style-name="P5">Et avec qui en v<text:span text:style-name="T155">é</text:span>rité,</text:p>
        <text:p text:style-name="P5">Malfaiteurs n’auront accointance,</text:p>
        <text:p text:style-name="P5"><text:tab/><text:tab/>N<text:span text:style-name="T155">i</text:span> demeurance.</text:p>
        <text:p text:style-name="P16"/>
        <text:p text:style-name="P5"><text:span text:style-name="_3c_n_3e_"><text:span text:style-name="T494">[6]</text:span></text:span><text:tab/>Jamais le fol <text:span text:style-name="T156">&amp;</text:span> t<text:span text:style-name="T156">é</text:span>m<text:span text:style-name="T156">é</text:span>raire</text:p>
        <text:p text:style-name="P5">N’ose apparoir devant tes yeux :</text:p>
        <text:p text:style-name="P5">Car toujours te sont odieux</text:p>
        <text:p text:style-name="P5">Ceux qui pre<text:span text:style-name="T383">n</text:span>nent plaisir à faire</text:p>
        <text:p text:style-name="P5"><text:tab/>Mauvais<text:span text:style-name="T494">e</text:span> affaire.</text:p>
        <text:p text:style-name="_3c_ab_3e_">*</text:p>
        <text:p text:style-name="P5"><text:span text:style-name="_3c_n_3e_"><text:span text:style-name="T494">[7]</text:span></text:span><text:tab/>Ta fureur perd <text:span text:style-name="T156">&amp;</text:span> extermine</text:p>
        <text:p text:style-name="P5">Finalement tous les menteurs <text:span text:style-name="T384">:</text:span></text:p>
        <text:p text:style-name="P5">Quant aux meurtriers <text:span text:style-name="T156">&amp;</text:span> d<text:span text:style-name="T156">é</text:span>cepteurs<text:note text:id="ftn9" text:note-class="footnote"><text:note-citation>9</text:note-citation><text:note-body><text:p text:style-name="Footnote">« <text:span text:style-name="T494">qui déçoit »</text:span></text:p></text:note-body></text:note>,</text:p>
        <text:p text:style-name="P5">Celu<text:span text:style-name="T383">i</text:span> qui terre &amp; ciel domine</text:p>
        <text:p text:style-name="P5"><text:tab/><text:tab/>Les abomine.</text:p>
        <text:p text:style-name="P16"/>
        <text:p text:style-name="P5"><text:span text:style-name="_3c_n_3e_"><text:span text:style-name="T494">[8]</text:span></text:span><text:tab/>Mais mo<text:span text:style-name="T384">i</text:span> en la grand<text:span text:style-name="T157">e</text:span> bonté mainte,</text:p>
        <text:p text:style-name="P5">Laquelle m’a fait savourer,</text:p>
        <text:p text:style-name="P5"><text:soft-page-break/>Ira<text:span text:style-name="T157">i</text:span> encore t’adorer</text:p>
        <text:p text:style-name="P5">En ton temple, en ta maison sainte,</text:p>
        <text:p text:style-name="P5"><text:tab/><text:tab/>Dessous ta crainte.</text:p>
        <text:p text:style-name="P16"/>
        <text:p text:style-name="P5"><text:span text:style-name="_3c_n_3e_"><text:span text:style-name="T494">[9]</text:span></text:span><text:tab/>Mon Dieu, guide-mo<text:span text:style-name="T157">i,</text:span> &amp; convo<text:span text:style-name="T157">i</text:span>e</text:p>
        <text:p text:style-name="P5">Par ta bonté que ne so<text:span text:style-name="T242">it</text:span> mis</text:p>
        <text:p text:style-name="P5">Sous la main de mes ennemis :</text:p>
        <text:p text:style-name="P5">Et dresse devant mo<text:span text:style-name="T157">i</text:span> ta vo<text:span text:style-name="T157">i</text:span>e,</text:p>
        <text:p text:style-name="P5"><text:tab/><text:tab/>Que ne fourvo<text:span text:style-name="T242">it</text:span>.</text:p>
        <text:p text:style-name="P16"/>
        <text:p text:style-name="P5"><text:span text:style-name="_3c_n_3e_"><text:span text:style-name="T494">[10]</text:span></text:span><text:tab/>Leur bouche rien de vra<text:span text:style-name="T157">i</text:span> n’am<text:span text:style-name="T157">è</text:span>ne,</text:p>
        <text:p text:style-name="P5">Leur cœur est feint, faux &amp; couvert :</text:p>
        <text:p text:style-name="P5">Leur gosier un s<text:span text:style-name="T157">é</text:span>pulcre ouvert :</text:p>
        <text:p text:style-name="P5">De flat<text:span text:style-name="T384">t</text:span>erie fausse &amp; vaine</text:p>
        <text:p text:style-name="P5"><text:tab/><text:tab/>Leur langue est pleine.</text:p>
        <text:p text:style-name="P16"/>
        <text:p text:style-name="P5"><text:span text:style-name="_3c_n_3e_"><text:span text:style-name="T494">[11]</text:span></text:span><text:tab/>Ô Dieu, montre-leur qu’ils m<text:span text:style-name="T157">é</text:span>pre<text:span text:style-name="T384">n</text:span>nent <text:span text:style-name="T157">:</text:span></text:p>
        <text:p text:style-name="P5">Ce qu’ils pensent faire, défai<text:span text:style-name="T157">t</text:span> :</text:p>
        <text:p text:style-name="P5">Chasse-les pour leurs gran<text:span text:style-name="T384">d</text:span>s m<text:span text:style-name="T157">é</text:span>faits,</text:p>
        <text:p text:style-name="P5">Car c’est contre to<text:span text:style-name="T157">i</text:span> qu’ils se pren<text:span text:style-name="T384">n</text:span>ent,</text:p>
        <text:p text:style-name="P5"><text:tab/><text:tab/>Tant entr<text:span text:style-name="T242">e</text:span>pre<text:span text:style-name="T384">n</text:span>nent.</text:p>
        <text:p text:style-name="P16"/>
        <text:p text:style-name="P5"><text:span text:style-name="_3c_n_3e_"><text:span text:style-name="T494">[12]</text:span></text:span><text:tab/>Et que tous ceux se r<text:span text:style-name="T157">é</text:span>jouissent</text:p>
        <text:p text:style-name="P5">Qui en to<text:span text:style-name="T157">i</text:span> ont espoir &amp; fo<text:span text:style-name="T157">i</text:span> :</text:p>
        <text:p text:style-name="P5">Jo<text:span text:style-name="T157">i</text:span>e auront sans fin dessous to<text:span text:style-name="T157">i</text:span>,</text:p>
        <text:p text:style-name="P5">Avec ceux qui ton nom ch<text:span text:style-name="T157">é</text:span>rissent,</text:p>
        <text:p text:style-name="P5"><text:tab/><text:tab/>Et te b<text:span text:style-name="T157">é</text:span>nissent.</text:p>
        <text:p text:style-name="P16"/>
        <text:p text:style-name="P5"><text:span text:style-name="_3c_n_3e_"><text:span text:style-name="T494">[13]</text:span></text:span><text:tab/>Car de bien faire tu es large</text:p>
        <text:p text:style-name="P5">À l’homme juste, Ô vra<text:span text:style-name="T157">i</text:span> Sauveur,</text:p>
        <text:p text:style-name="P5">Et le couvre de ta faveur,</text:p>
        <text:p text:style-name="P5">Tout ainsi comme d’une targe<text:note text:id="ftn10" text:note-class="footnote"><text:note-citation>10</text:note-citation><text:note-body><text:p text:style-name="P94"><text:span text:style-name="T423">«</text:span><text:span text:style-name="T113"> b</text:span>ouclier »</text:p></text:note-body></text:note></text:p>
        <text:p text:style-name="P5"><text:tab/>Ép<text:span text:style-name="T157">ai</text:span>sse &amp; large.</text:p>
        <text:h text:style-name="P198" text:outline-level="2">Psaume <text:span text:style-name="T364">6</text:span> (Marot, <text:span text:style-name="T374">1531-</text:span><text:span text:style-name="T375">1541</text:span>)</text:h>
        <text:p text:style-name="P20">David <text:span text:style-name="T16">é</text:span>tant affligé par la main de Dieu, demande pardon de ses péch<text:span text:style-name="T16">és</text:span>, afin d’obtenir quelque allégement, d’autant qu’il co<text:span text:style-name="T17">nnaî</text:span>t avoir provoqué l’ire de Dieu par sa faute<text:span text:style-name="T17"> </text:span>: ensemble il déplore sa condition, s’il faut qu’il soit retiré du monde, parce que le moyen de louer Dieu lu<text:span text:style-name="T17">i </text:span>sera ô<text:span text:style-name="T17">t</text:span>é. Et puis ayant repris assurance &amp; fiance<text:note text:id="ftn11" text:note-class="footnote"><text:note-citation>11</text:note-citation><text:note-body><text:p text:style-name="P112">de <text:span text:style-name="T324">foi, </text:span><text:span text:style-name="T332">fier, fiancer</text:span><text:span text:style-name="T425"> « </text:span><text:span text:style-name="T426">confiance »</text:span></text:p></text:note-body></text:note>, il célèbre la grâce de Dieu, &amp; tourne son propos vers les ennemis qui se mo<text:span text:style-name="T17">quaient</text:span> de lu<text:span text:style-name="T17">i</text:span>, &amp; lu<text:span text:style-name="T17">i</text:span> reproch<text:span text:style-name="T17">ai</text:span>ent les maux qu’il endur<text:span text:style-name="T17">a</text:span>it.</text:p>
        <text:p text:style-name="P30"><text:span text:style-name="_3c_n_3e_"><text:span text:style-name="T498">[2]</text:span></text:span><text:tab/>NE veuille pas, Ô Sire,</text:p>
        <text:p text:style-name="P30">Me reprendre en ton ire,</text:p>
        <text:p text:style-name="P30">Mo<text:span text:style-name="T158">i </text:span>qui t’a<text:span text:style-name="T158">ie </text:span>irrité <text:span text:style-name="T158">:</text:span></text:p>
        <text:p text:style-name="P30"><text:tab/>N’en ta fureur terrible</text:p>
        <text:p text:style-name="P30">Me punir de l’horrible</text:p>
        <text:p text:style-name="P30">Tourment qu’a<text:span text:style-name="T158">i </text:span>m<text:span text:style-name="T385">é</text:span>rité.</text:p>
        <text:p text:style-name="P17"><text:soft-page-break/></text:p>
        <text:p text:style-name="P23"><text:span text:style-name="_3c_n_3e_"><text:span text:style-name="T498">[3]</text:span></text:span><text:tab/><text:span text:style-name="T243">Mais</text:span><text:span text:style-name="T243"><text:note text:id="ftn12" text:note-class="footnote"><text:note-citation>12</text:note-citation><text:note-body><text:p text:style-name="P118">était <text:span text:style-name="T324">ains</text:span></text:p></text:note-body></text:note></text:span>, Seigneur, vien<text:span text:style-name="T385">s</text:span> <text:span text:style-name="T158">é</text:span>tendre</text:p>
        <text:p text:style-name="P5">Sur mo<text:span text:style-name="T158">i</text:span> ta pitié tendre,</text:p>
        <text:p text:style-name="P5">Car malade me sens :</text:p>
        <text:p text:style-name="P5"><text:tab/>Santé don<text:span text:style-name="T158">c</text:span> me donne</text:p>
        <text:p text:style-name="P5">Car mon grand mal <text:span text:style-name="T158">é</text:span>tonne</text:p>
        <text:p text:style-name="P5">Tous mes os &amp; mes sens.</text:p>
        <text:p text:style-name="P16"/>
        <text:p text:style-name="P5"><text:span text:style-name="_3c_n_3e_"><text:span text:style-name="T498">[4]</text:span></text:span><text:tab/>Et mon esprit se trouble</text:p>
        <text:p text:style-name="P5">Grandement, &amp; au double,</text:p>
        <text:p text:style-name="P5">En extrême souc<text:span text:style-name="T385">i</text:span> :</text:p>
        <text:p text:style-name="P5"><text:tab/>Ô Seigneur plein de grâce,</text:p>
        <text:p text:style-name="P5">Jusque-s-à quand sera-ce</text:p>
        <text:p text:style-name="P5">Que me lai<text:span text:style-name="T159">ss</text:span><text:span text:style-name="T275">e</text:span>ra ainsi ?</text:p>
        <text:p text:style-name="P16"/>
        <text:p text:style-name="P5"><text:span text:style-name="_3c_n_3e_"><text:span text:style-name="T498">[5]</text:span></text:span><text:tab/>H<text:span text:style-name="T159">é</text:span>las, Sire, retourne,</text:p>
        <text:p text:style-name="P5">D’entour de mo<text:span text:style-name="T159">i</text:span> d<text:span text:style-name="T159">é</text:span>tourne,</text:p>
        <text:p text:style-name="P5">Ce merveilleux <text:span text:style-name="T159">é</text:span>mo<text:span text:style-name="T159">i</text:span> :</text:p>
        <text:p text:style-name="P5"><text:tab/>Certes grande est ma faute :</text:p>
        <text:p text:style-name="P5">Mais par ta bonté haute,</text:p>
        <text:p text:style-name="P5">Je te pri<text:span text:style-name="T159">e</text:span> sauve-mo<text:span text:style-name="T159">i</text:span>.</text:p>
        <text:p text:style-name="P16"/>
        <text:p text:style-name="P5"><text:span text:style-name="_3c_n_3e_"><text:span text:style-name="T498">[6]</text:span></text:span><text:tab/>Car en la mort cruelle</text:p>
        <text:p text:style-name="P5">Il n’est de to<text:span text:style-name="T159">i</text:span> nouvelle,</text:p>
        <text:p text:style-name="P5">M<text:span text:style-name="T159">é</text:span>moire n<text:span text:style-name="T159">i</text:span> renom :</text:p>
        <text:p text:style-name="P5"><text:tab/>Qui penses-tu qui di<text:span text:style-name="T159">t</text:span>,</text:p>
        <text:p text:style-name="P5">Qui loue &amp; psalmodie</text:p>
        <text:p text:style-name="P5">En la fosse ton nom ?</text:p>
        <text:p text:style-name="_3c_ab_3e_">*</text:p>
        <text:p text:style-name="P5"><text:span text:style-name="_3c_n_3e_"><text:span text:style-name="T498">[7]</text:span></text:span><text:tab/>Toute nuit tant travaille</text:p>
        <text:p text:style-name="P5">Que lit, châlit<text:note text:id="ftn13" text:note-class="footnote"><text:note-citation>13</text:note-citation><text:note-body><text:p text:style-name="P95">« sommier »</text:p></text:note-body></text:note> &amp; paille</text:p>
        <text:p text:style-name="P5">En pleurs je fa<text:span text:style-name="T386">is</text:span> noyer :</text:p>
        <text:p text:style-name="P5"><text:tab/>Et en eau goutte à goutte</text:p>
        <text:p text:style-name="P5">S’en va ma couche toute,</text:p>
        <text:p text:style-name="P5">Par si fort larmoyer.</text:p>
        <text:p text:style-name="P16"/>
        <text:p text:style-name="P5"><text:span text:style-name="_3c_n_3e_"><text:span text:style-name="T498">[8]</text:span></text:span><text:tab/>Mon œil pleurant sans cesse,</text:p>
        <text:p text:style-name="P5">De d<text:span text:style-name="T159">é</text:span>pit &amp; d<text:span text:style-name="T159">é</text:span>tr<text:span text:style-name="T498">e</text:span>sse</text:p>
        <text:p text:style-name="P5">En un grand trouble est mis :</text:p>
        <text:p text:style-name="P5"><text:tab/>Il est envieill<text:span text:style-name="T159">i</text:span> d’ire,</text:p>
        <text:p text:style-name="P5">De voir entour mo<text:span text:style-name="T159">i</text:span> rire</text:p>
        <text:p text:style-name="P5">Mes plus gran<text:span text:style-name="T386">d</text:span>s ennemis.</text:p>
        <text:p text:style-name="P16"/>
        <text:p text:style-name="P5"><text:span text:style-name="_3c_n_3e_"><text:span text:style-name="T498">[9]</text:span></text:span><text:tab/>Sus, sus, arri<text:span text:style-name="T159">è</text:span>re iniques,</text:p>
        <text:p text:style-name="P5">D<text:span text:style-name="T159">é</text:span>logez tyranniques,</text:p>
        <text:p text:style-name="P5">De mo<text:span text:style-name="T159">i</text:span> tous à la fois :</text:p>
        <text:p text:style-name="P5"><text:tab/>Car le Dieu d<text:span text:style-name="T159">é</text:span>bonnaire,</text:p>
        <text:p text:style-name="P5">De ma plainte ordinaire</text:p>
        <text:p text:style-name="P5"><text:soft-page-break/><text:span text:style-name="T159">A</text:span> bien ouï la voix.</text:p>
        <text:p text:style-name="P16"/>
        <text:p text:style-name="P5"><text:span text:style-name="_3c_n_3e_"><text:span text:style-name="T498">[10]</text:span></text:span><text:tab/>Le Seigneur en arri<text:span text:style-name="T159">è</text:span>re</text:p>
        <text:p text:style-name="P5">N’a point mis ma pri<text:span text:style-name="T159">è</text:span>re,</text:p>
        <text:p text:style-name="P5">Exaucé m’a des cieux :</text:p>
        <text:p text:style-name="P5"><text:tab/>Re<text:span text:style-name="T159">çu</text:span> <text:span text:style-name="T159">à</text:span> ma demande,</text:p>
        <text:p text:style-name="P5">Et ce que lu<text:span text:style-name="T159">i</text:span> demande</text:p>
        <text:p text:style-name="P5">Ac<text:span text:style-name="T387">c</text:span>ordé m’a <text:span text:style-name="T386">&amp;</text:span> mieux.</text:p>
        <text:p text:style-name="P16"/>
        <text:p text:style-name="P5"><text:span text:style-name="_3c_n_3e_"><text:span text:style-name="T499">[11]</text:span></text:span><text:tab/>Don<text:span text:style-name="T160">c</text:span> honteux devien<text:span text:style-name="T387">n</text:span>ent,</text:p>
        <text:p text:style-name="P5">Et pour vaincus se tien<text:span text:style-name="T387">n</text:span>ent</text:p>
        <text:p text:style-name="P5">Mes adversaires tous :</text:p>
        <text:p text:style-name="P5"><text:tab/>Que chacun d’eux s’<text:span text:style-name="T160">é</text:span>lo<text:span text:style-name="T387">i</text:span>gne</text:p>
        <text:p text:style-name="P5">Subit en grand<text:span text:style-name="T160">e</text:span> vergogne,</text:p>
        <text:p text:style-name="P5">Puis que Dieu m’est si doux.</text:p>
        <text:h text:style-name="P199" text:outline-level="2">Psaume <text:span text:style-name="T364">7</text:span> (Marot, <text:span text:style-name="T375">1541</text:span>)</text:h>
        <text:p text:style-name="P20">David <text:span text:style-name="T17">é</text:span>tant chargé d’une calomnie inique, demande Dieu pour son mainteneur <text:span text:style-name="T17">&amp;</text:span> patron, &amp; lu<text:span text:style-name="T17">i</text:span> recommande la défense de son innocence. <text:span text:style-name="T17">E</text:span>t premièrement il proteste qu’il ne se sent point coupable. Et puis il montre que cela <text:span text:style-name="T17">f</text:span>ait grandement à la gloire de Dieu de ce qu’il exerce jugement contre les m<text:span text:style-name="T18">é</text:span>chan<text:span text:style-name="T381">t</text:span>s. Tiercement pour s’encourager à prendre <text:span text:style-name="T17">f</text:span>iance<text:note text:id="ftn14" text:note-class="footnote"><text:note-citation>14</text:note-citation><text:note-body><text:p text:style-name="P112">de <text:span text:style-name="T324">foi, </text:span><text:span text:style-name="T332">fier, fiancer</text:span><text:span text:style-name="T425"> « </text:span><text:span text:style-name="T426">confiance »</text:span></text:p></text:note-body></text:note>, il considère en so<text:span text:style-name="T17">i</text:span>-même la bonté &amp; justice de Dieu, &amp; met en avant sa promesse. Finalement, comme <text:span text:style-name="T17">é</text:span>tant parvenu à son souhait, il se moque de la folie &amp; des e<text:span text:style-name="T17">ff</text:span>orts vains de ses ennemis<text:span text:style-name="T17"> </text:span>; mêmes <text:span text:style-name="T17">é</text:span>tant appuyé sur l’aide de Dieu, il se promet que toutes leurs machinations leur tourneront à ruine.</text:p>
        <text:p text:style-name="P31"><text:span text:style-name="_3c_n_3e_"><text:span text:style-name="T499">[2]</text:span></text:span><text:tab/>MOn Dieu, j’a<text:span text:style-name="T160">i </text:span>en to<text:span text:style-name="T160">i</text:span> esp<text:span text:style-name="T160">é</text:span>rance,</text:p>
        <text:p text:style-name="P32">Donne-mo<text:span text:style-name="T161">i </text:span>donc sauve ass<text:span text:style-name="T161">u</text:span>rance,</text:p>
        <text:p text:style-name="P32">De tant d’ennemis inhumains,</text:p>
        <text:p text:style-name="P32">Et fa<text:span text:style-name="T161">is </text:span>que ne tombe en leurs mains,</text:p>
        <text:p text:style-name="P32"><text:span text:style-name="_3c_n_3e_"><text:span text:style-name="T499">[3]</text:span></text:span><text:span text:style-name="T161"><text:tab/>A</text:span>fin que leur chef ne me grippe,</text:p>
        <text:p text:style-name="P7">Et ne me d<text:span text:style-name="T161">é</text:span>rompe &amp; dissipe,</text:p>
        <text:p text:style-name="P32">Ainsi qu’un lion d<text:span text:style-name="T161">é</text:span>vorant,</text:p>
        <text:p text:style-name="P32">Sans que nul me soit secourant.</text:p>
        <text:p text:style-name="P13"/>
        <text:p text:style-name="P7"><text:span text:style-name="_3c_n_3e_"><text:span text:style-name="T499">[4]</text:span></text:span><text:tab/>Mon Dieu sur qui je me repose,</text:p>
        <text:p text:style-name="P7">Si j’a<text:span text:style-name="T161">i</text:span> commis ce qu’il propose,</text:p>
        <text:p text:style-name="P7">Si de lu<text:span text:style-name="T161">i</text:span> faire a<text:span text:style-name="T161">i</text:span> projeté</text:p>
        <text:p text:style-name="P7">De ma main tour de lâcheté :</text:p>
        <text:p text:style-name="P7"><text:span text:style-name="_3c_n_3e_"><text:span text:style-name="T499">[5]</text:span></text:span><text:tab/>Si mal pour mal j’a<text:span text:style-name="T161">i</text:span> voulu faire</text:p>
        <text:p text:style-name="P7">À cet ingrat : mais au contraire,</text:p>
        <text:p text:style-name="P7">Si fait ne lu<text:span text:style-name="T161">i</text:span> a<text:span text:style-name="T388">ie</text:span> tour d’ami,</text:p>
        <text:p text:style-name="P7">Quo<text:span text:style-name="T161">i</text:span> qu’à tort me soit ennemi :</text:p>
        <text:p text:style-name="P13"/>
        <text:p text:style-name="P7"><text:span text:style-name="_3c_n_3e_"><text:span text:style-name="T500">[6]</text:span></text:span><text:tab/>Je veux qu’il me poursuive en guerre,</text:p>
        <text:p text:style-name="P7">Qu’il m’att<text:span text:style-name="T161">e</text:span>igne <text:span text:style-name="T276">&amp;</text:span> porte par terre,</text:p>
        <text:p text:style-name="P7">Soit de ma vie le ruineur,</text:p>
        <text:p text:style-name="P7">Et mette à n<text:span text:style-name="T161">é</text:span>ant mon honneur.</text:p>
        <text:p text:style-name="P7"><text:span text:style-name="_3c_n_3e_"><text:span text:style-name="T500">[7]</text:span></text:span><text:tab/>L<text:span text:style-name="T161">è</text:span>ve-to<text:span text:style-name="T161">i</text:span> donc, l<text:span text:style-name="T161">è</text:span>ve-to<text:span text:style-name="T161">i</text:span>, Sire,</text:p>
        <text:p text:style-name="P7"><text:soft-page-break/>Sur mes ennemis en ton ire :</text:p>
        <text:p text:style-name="P7">Veille pour mo<text:span text:style-name="T162">i</text:span>, que je so<text:span text:style-name="T162">is</text:span> mis,</text:p>
        <text:p text:style-name="P7">Au droit, lequel tu m’as promis.</text:p>
        <text:p text:style-name="P13"/>
        <text:p text:style-name="P7"><text:span text:style-name="_3c_n_3e_"><text:span text:style-name="T500">[8]</text:span></text:span><text:tab/>À gran<text:span text:style-name="T389">d</text:span>s troupeaux le peuple vie<text:span text:style-name="T389">n</text:span>ne,</text:p>
        <text:p text:style-name="P7">Autour de la majesté tien<text:span text:style-name="T389">n</text:span>e :</text:p>
        <text:p text:style-name="P7">Sois pour la cause de nous deux,</text:p>
        <text:p text:style-name="P7">Haut <text:span text:style-name="T163">é</text:span>levé au milieu d’eux.</text:p>
        <text:p text:style-name="P7"><text:span text:style-name="_3c_n_3e_"><text:span text:style-name="T500">[9]</text:span></text:span><text:tab/>Là des peuples Dieu sera juge :</text:p>
        <text:p text:style-name="P7">Et alors, mon Dieu mon refuge,</text:p>
        <text:p text:style-name="P7">Juge-mo<text:span text:style-name="T163">i</text:span> en mon <text:span text:style-name="T163">é</text:span>quité,</text:p>
        <text:p text:style-name="P7">Et selon mon int<text:span text:style-name="T163">é</text:span>grité.</text:p>
        <text:p text:style-name="_3c_ab_3e_">*</text:p>
        <text:p text:style-name="P7"><text:span text:style-name="_3c_n_3e_"><text:span text:style-name="T500">[10]</text:span></text:span><text:tab/>La malice aux malins consomme,</text:p>
        <text:p text:style-name="P7">Et soutien<text:span text:style-name="T389">s</text:span> le droit <text:span text:style-name="T163">&amp;</text:span> juste homme,</text:p>
        <text:p text:style-name="P7">To<text:span text:style-name="T163">i</text:span> juste Dieu, qui jusqu’au fonds</text:p>
        <text:p text:style-name="P7">Sondes les cœurs mauvais &amp; bons.</text:p>
        <text:p text:style-name="P7"><text:span text:style-name="_3c_n_3e_"><text:span text:style-name="T500">[11]</text:span></text:span><text:tab/>C’est Dieu qui est mon ass<text:span text:style-name="T163">u</text:span>rance,</text:p>
        <text:p text:style-name="P7">Et mon pavois : j’a<text:span text:style-name="T163">i</text:span> esp<text:span text:style-name="T163">é</text:span>rance</text:p>
        <text:p text:style-name="P7">En lu<text:span text:style-name="T163">i</text:span>, qui garde &amp; fait vainqueur</text:p>
        <text:p text:style-name="P7">Un chacun qui est droit de cœur.</text:p>
        <text:p text:style-name="P13"/>
        <text:p text:style-name="P7"><text:span text:style-name="_3c_n_3e_"><text:span text:style-name="T500">[12]</text:span></text:span><text:tab/>Dieu est le juge v<text:span text:style-name="T163">é</text:span>ritable</text:p>
        <text:p text:style-name="P7">De celu<text:span text:style-name="T163">i</text:span> qui est <text:span text:style-name="T163">é</text:span>quitable :</text:p>
        <text:p text:style-name="P7">Et de celu<text:span text:style-name="T163">i</text:span> semblablement</text:p>
        <text:p text:style-name="P7">Qui l’irrite journellement.</text:p>
        <text:p text:style-name="P7"><text:span text:style-name="_3c_n_3e_"><text:span text:style-name="T500">[13]</text:span></text:span><text:tab/>Si l’homme qui tâche à me nuire,</text:p>
        <text:p text:style-name="P7">Ne se veut changer &amp; r<text:span text:style-name="T163">é</text:span>duire,</text:p>
        <text:p text:style-name="P7">Dieu viendra son glaive aiguiser,</text:p>
        <text:p text:style-name="P7">Et bander son arc pour viser.</text:p>
        <text:p text:style-name="P13"/>
        <text:p text:style-name="P7"><text:span text:style-name="_3c_n_3e_"><text:span text:style-name="T500">[14]</text:span></text:span><text:tab/>D<text:span text:style-name="T163">éfi</text:span> le grand Dieu des alarmes</text:p>
        <text:p text:style-name="P7">Lu<text:span text:style-name="T163">i</text:span> pr<text:span text:style-name="T163">é</text:span>pare mortelles armes :</text:p>
        <text:p text:style-name="P7">Il fait dards propres &amp; servan<text:span text:style-name="T163">t</text:span></text:p>
        <text:p text:style-name="P7">À poursuivre mes poursuivan<text:span text:style-name="T389">t</text:span>s.</text:p>
        <text:p text:style-name="P7"><text:span text:style-name="_3c_n_3e_"><text:span text:style-name="T500">[15]</text:span></text:span><text:tab/>Et l’autre engendre chose vaine,</text:p>
        <text:p text:style-name="P7">Ne conçoit que travail &amp; peine,</text:p>
        <text:p text:style-name="P7">Pour enfanter, quo<text:span text:style-name="T163">i</text:span> qu’il en soit,</text:p>
        <text:p text:style-name="P7">Le rebours de ce qu’il pens<text:span text:style-name="T163">a</text:span>it.</text:p>
        <text:p text:style-name="P13"/>
        <text:p text:style-name="P7"><text:span text:style-name="_3c_n_3e_"><text:span text:style-name="T500">[16]</text:span></text:span><text:tab/>À caver une grande fosse</text:p>
        <text:p text:style-name="P7">Il met sollicitude grosse :</text:p>
        <text:p text:style-name="P7">Mais en la fosse qu’il fera,</text:p>
        <text:p text:style-name="P7">Lu<text:span text:style-name="T163">i</text:span>-mêmes il tr<text:span text:style-name="T163">é</text:span>buchera.</text:p>
        <text:p text:style-name="P7"><text:span text:style-name="_3c_n_3e_"><text:span text:style-name="T500">[17]</text:span></text:span><text:tab/>Le mal qu’il me forge <text:span text:style-name="T163">&amp;</text:span> apprête,</text:p>
        <text:p text:style-name="P7">Retournera dessus sa tête :</text:p>
        <text:p text:style-name="P7">Bref, je vo<text:span text:style-name="T163">is</text:span> le mal qu’il commet,</text:p>
        <text:p text:style-name="P7">Lu<text:span text:style-name="T163">i</text:span> descendre sur le sommet.</text:p>
        <text:p text:style-name="P13"/>
        <text:p text:style-name="P7"><text:span text:style-name="_3c_n_3e_"><text:span text:style-name="T500">[18]</text:span></text:span><text:tab/>Dont louange au Seigneur je donne,</text:p>
        <text:p text:style-name="P7"><text:soft-page-break/>Pour sa justice droite &amp; bonne :</text:p>
        <text:p text:style-name="P7">Et tant que terre hantera<text:span text:style-name="T163">i</text:span>,</text:p>
        <text:p text:style-name="P7">Le <text:span text:style-name="T163">N</text:span>om du Tr<text:span text:style-name="T163">è</text:span>s-haut chantera<text:span text:style-name="T163">i</text:span>.</text:p>
        <text:h text:style-name="P199" text:outline-level="2">Psaume <text:span text:style-name="T366">8</text:span> (Marot, <text:span text:style-name="T375">1541</text:span>)</text:h>
        <text:p text:style-name="P6">David considérant la libéralité paternelle de Dieu envers le genre humain, ne se peut satisfaire d’une simple action de grâces, mais est rav<text:span text:style-name="T19">i</text:span> en admiration.</text:p>
        <text:p text:style-name="P25"><text:span text:style-name="_3c_n_3e_"><text:span text:style-name="T501">[2]</text:span></text:span><text:tab/>Ô Notre Dieu, <text:span text:style-name="T166">&amp;</text:span> Seigneur amiable<text:note text:id="ftn15" text:note-class="footnote"><text:note-citation>15</text:note-citation><text:note-body><text:p text:style-name="P122">de <text:span text:style-name="T324">ami</text:span> « <text:span text:style-name="T477">plein d’amitié, d’amour, de charité »</text:span></text:p></text:note-body></text:note>,</text:p>
        <text:p text:style-name="P33">Combien ton nom est grand &amp; admirable</text:p>
        <text:p text:style-name="P33">Par tout ce val terrestre spacieux,</text:p>
        <text:p text:style-name="P33">Qui ta puissance <text:span text:style-name="T166">é</text:span>l<text:span text:style-name="T166">è</text:span>ve sur les cieux !</text:p>
        <text:p text:style-name="P18"/>
        <text:p text:style-name="P7"><text:span text:style-name="_3c_n_3e_"><text:span text:style-name="T501">[3]</text:span></text:span><text:tab/>En tout se voi<text:span text:style-name="T166">t</text:span> ta grand<text:span text:style-name="T166">e</text:span> vertu parfaite,</text:p>
        <text:p text:style-name="P7">Jusqu’à la bouche aux enfan<text:span text:style-name="T400">t</text:span>s qu’on allaite :</text:p>
        <text:p text:style-name="P7">Et rends par là confus &amp; aba<text:span text:style-name="T400">t</text:span>tu</text:p>
        <text:p text:style-name="P7">Tout ennemi qui nie ta vertu.</text:p>
        <text:p text:style-name="P13"/>
        <text:p text:style-name="P7"><text:span text:style-name="_3c_n_3e_"><text:span text:style-name="T501">[4]</text:span></text:span><text:tab/>Mais quand je vo<text:span text:style-name="T166">is</text:span> &amp; contemple en courage</text:p>
        <text:p text:style-name="P7">Tes cieux, qui sont de tes doi<text:span text:style-name="T400">g</text:span>ts haut ouvrage :</text:p>
        <text:p text:style-name="P7">Étoiles, Lune, <text:span text:style-name="T166">&amp;</text:span> signes diff<text:span text:style-name="T166">é</text:span>ren<text:span text:style-name="T400">t</text:span>s</text:p>
        <text:p text:style-name="P7">Que tu as fai<text:span text:style-name="T166">t</text:span> &amp; assis en leurs r<text:span text:style-name="T166">a</text:span>ngs :</text:p>
        <text:p text:style-name="P13"/>
        <text:p text:style-name="P7"><text:span text:style-name="_3c_n_3e_"><text:span text:style-name="T501">[5]</text:span></text:span><text:tab/>À donc je di<text:span text:style-name="T400">s</text:span> à part mo<text:span text:style-name="T166">i</text:span>, ainsi comme</text:p>
        <text:p text:style-name="P7">Tout <text:span text:style-name="T166">é</text:span>bah<text:span text:style-name="T166">i</text:span>, Et qu’est-ce que de l’homme,</text:p>
        <text:p text:style-name="P7">D’avoir daigné de lu<text:span text:style-name="T166">i</text:span> te souvenir,</text:p>
        <text:p text:style-name="P7">Et de vouloir en ton soin le tenir ?</text:p>
        <text:p text:style-name="_3c_ab_3e_">*</text:p>
        <text:p text:style-name="P7"><text:span text:style-name="_3c_n_3e_"><text:span text:style-name="T501">[6]</text:span></text:span><text:tab/>Tu l’as fait tel que plus il ne lu<text:span text:style-name="T400">i</text:span> reste</text:p>
        <text:p text:style-name="P7"><text:span text:style-name="T171">Hors</text:span> être Dieu<text:note text:id="ftn16" text:note-class="footnote"><text:note-citation>16</text:note-citation><text:note-body><text:p text:style-name="P101">Calvin traduit « Car tu l’as fait un peu moindre que Dieu<text:span text:style-name="T110"> », </text:span><text:span text:style-name="T112">&amp; par prudence ajoute en note « </text:span><text:span text:style-name="T110">Ou, les Anges</text:span><text:span text:style-name="T112"> ».</text:span></text:p></text:note-body></text:note>. Car tu l’as (quant au reste)</text:p>
        <text:p text:style-name="P7">Abondamment de gloire environné,</text:p>
        <text:p text:style-name="P7">Rempli de biens, &amp; d’honneur couronné.</text:p>
        <text:p text:style-name="P13"/>
        <text:p text:style-name="P7"><text:span text:style-name="_3c_n_3e_"><text:span text:style-name="T501">[7]</text:span></text:span><text:tab/><text:span text:style-name="T590">8</text:span></text:p>
        <text:p text:style-name="P13"/>
        <text:p text:style-name="P7"><text:span text:style-name="_3c_n_3e_"><text:span text:style-name="T501">[8]</text:span></text:span><text:tab/>Brebis &amp; bœufs, &amp; leurs peaux &amp; leurs laines,</text:p>
        <text:p text:style-name="P7">Tous les troupeaux des hauts monts &amp; des plaines :</text:p>
        <text:p text:style-name="P7">En g<text:span text:style-name="T167">é</text:span>n<text:span text:style-name="T167">é</text:span>ral toutes bêtes c<text:span text:style-name="T401">h</text:span>erchan<text:span text:style-name="T167">t</text:span></text:p>
        <text:p text:style-name="P7">À pâturer &amp; par bois &amp; par champs.</text:p>
        <text:p text:style-name="P13"/>
        <text:p text:style-name="P7"><text:span text:style-name="_3c_n_3e_"><text:span text:style-name="T501">[9]</text:span></text:span><text:tab/>Oiseaux de l’air, qui volent &amp; qui chantent,</text:p>
        <text:p text:style-name="P7">Poissons de mer, ceux qui nagent &amp; hantent</text:p>
        <text:p text:style-name="P7">Par les sentiers de mer, grands &amp; peti<text:span text:style-name="T401">t</text:span>s,</text:p>
        <text:p text:style-name="P7">Tu les as tous à l’homme assujettis.</text:p>
        <text:p text:style-name="P13"/>
        <text:p text:style-name="P25"><text:soft-page-break/><text:span text:style-name="_3c_n_3e_"><text:span text:style-name="T501">[10]</text:span></text:span><text:tab/>Ô notre Dieu &amp; Seigneur amiable<text:note text:id="ftn17" text:note-class="footnote"><text:note-citation>17</text:note-citation><text:note-body><text:p text:style-name="P122">de <text:span text:style-name="T324">ami</text:span> « <text:span text:style-name="T477">plein d’amitié, d’amour, de charité »</text:span></text:p></text:note-body></text:note>,</text:p>
        <text:p text:style-name="P7">Comme à bon droit est grand &amp; admirable</text:p>
        <text:p text:style-name="P7">L’excellent bruit de ton nom pr<text:span text:style-name="T401">é</text:span>cieux,</text:p>
        <text:p text:style-name="P7">Par tout ce val terrestre spacieux !</text:p>
        <text:h text:style-name="P199" text:outline-level="2">Psaume <text:span text:style-name="T366">9</text:span> (Marot, <text:span text:style-name="T375">1541</text:span>)</text:h>
        <text:p text:style-name="P6">David, après avoir raconté les victoires qu’il a par ci-devan<text:span text:style-name="T19">t</text:span> gagnées, &amp; qu’il a lou<text:span text:style-name="T19">é </text:span>magnifiquement la grâce &amp; vertu de Dieu en l’heureuse issue d’icelles<text:span text:style-name="T33"> </text:span>: voyant derechef nouveau<text:span text:style-name="T19">x </text:span>ennemis &amp; nouveaux dangers s’<text:span text:style-name="T19">é</text:span>lever, il implore l’aide de Dieu par laquelle il av<text:span text:style-name="T19">a</text:span>it <text:span text:style-name="T502">d’</text:span>jà <text:span text:style-name="T19">été</text:span> délivré, &amp; lu<text:span text:style-name="T19">i</text:span> prie de raba<text:span text:style-name="T389">t</text:span>tre l’arrogance de ses haineux.</text:p>
        <text:p text:style-name="P7"><text:span text:style-name="_3c_n_3e_"><text:span text:style-name="T503">[2]</text:span></text:span><text:span text:style-name="T503"><text:tab/></text:span>D<text:span text:style-name="T294">e</text:span> tout mon cœur t’exaltera<text:span text:style-name="T167">i,</text:span></text:p>
        <text:p text:style-name="P34">Seigneur, &amp; si racontera<text:span text:style-name="T167">i</text:span></text:p>
        <text:p text:style-name="P34">Toutes tes œuvres nom pareilles :</text:p>
        <text:p text:style-name="P34">Qui sont dignes de gran<text:span text:style-name="T401">d</text:span><text:span text:style-name="T404">e</text:span>s merveilles.</text:p>
        <text:p text:style-name="P13"/>
        <text:p text:style-name="P7"><text:span text:style-name="_3c_n_3e_"><text:span text:style-name="T503">[3]</text:span></text:span><text:tab/>En to<text:span text:style-name="T401">i</text:span> je me veux r<text:span text:style-name="T167">é</text:span>jouir,</text:p>
        <text:p text:style-name="P7">D’autre s<text:span text:style-name="T198">ou</text:span>la<text:span text:style-name="T423">sse</text:span><text:note text:id="ftn18" text:note-class="footnote"><text:note-citation>18</text:note-citation><text:note-body><text:p text:style-name="P97">« plaisir »</text:p></text:note-body></text:note> ne veux jouir :</text:p>
        <text:p text:style-name="P7">Ô Tr<text:span text:style-name="T167">è</text:span>s-haut, je veux en cantique</text:p>
        <text:p text:style-name="P7">C<text:span text:style-name="T167">é</text:span>l<text:span text:style-name="T167">é</text:span>brer ton nom authentique.</text:p>
        <text:p text:style-name="P13"/>
        <text:p text:style-name="P7"><text:span text:style-name="_3c_n_3e_"><text:span text:style-name="T503">[4]</text:span></text:span><text:span text:style-name="T503"> </text:span>Pour ce que par ta grand<text:span text:style-name="T167">e</text:span> vertu</text:p>
        <text:p text:style-name="P7">Mon ennemi s’enfuit ba<text:span text:style-name="T401">t</text:span>tu,</text:p>
        <text:p text:style-name="P7">D<text:span text:style-name="T167">é</text:span>confit de corps <text:span text:style-name="T167">&amp;</text:span> courage,</text:p>
        <text:p text:style-name="P7">Au seul regard de ton visage.</text:p>
        <text:p text:style-name="P13"/>
        <text:p text:style-name="P7"><text:span text:style-name="_3c_n_3e_"><text:span text:style-name="T503">[5]</text:span></text:span><text:tab/>Car tu m’as <text:span text:style-name="T167">é</text:span>té si humain,</text:p>
        <text:p text:style-name="P7">Que tu as pris ma cause en main :</text:p>
        <text:p text:style-name="P7">Et t’es assis pour mon refuge</text:p>
        <text:p text:style-name="P7">En chaire, comme juste juge.</text:p>
        <text:p text:style-name="P13"/>
        <text:p text:style-name="P7"><text:span text:style-name="_3c_n_3e_"><text:span text:style-name="T503">[6]</text:span></text:span><text:span text:style-name="T503"><text:tab/></text:span>Tu as d<text:span text:style-name="T168">é</text:span>fait mes ennemis,</text:p>
        <text:p text:style-name="P7">Le m<text:span text:style-name="T168">é</text:span>chant en ruine mis :</text:p>
        <text:p text:style-name="P7">Pour tout jamais leur renomm<text:span text:style-name="T168">é</text:span>e</text:p>
        <text:p text:style-name="P7">Tu as <text:span text:style-name="T168">é</text:span>teinte &amp; consum<text:span text:style-name="T168">é</text:span>e.</text:p>
        <text:p text:style-name="_3c_ab_3e_">*</text:p>
        <text:p text:style-name="P7"><text:span text:style-name="_3c_n_3e_"><text:span text:style-name="T503">[7]</text:span></text:span><text:tab/>Or ça, ennemi caut<text:note text:id="ftn19" text:note-class="footnote"><text:note-citation>19</text:note-citation><text:note-body><text:p text:style-name="P98"><text:span text:style-name="T117">v</text:span><text:span text:style-name="T445">. </text:span><text:span text:style-name="T330">cauteleu</text:span><text:span text:style-name="T128">x</text:span><text:span text:style-name="T445"> </text:span>« rusé »</text:p></text:note-body></text:note> <text:span text:style-name="T168">&amp;</text:span> fin,</text:p>
        <text:p text:style-name="P7">As-tu mis ton emprise à fin ?</text:p>
        <text:p text:style-name="P7">As-tu rasé nos cit<text:span text:style-name="T168">és</text:span> belles ?</text:p>
        <text:p text:style-name="P7">Leur nom est-il mort avec elles ?</text:p>
        <text:p text:style-name="P13"/>
        <text:p text:style-name="P7"><text:span text:style-name="_3c_n_3e_"><text:span text:style-name="T503">[8]</text:span></text:span><text:tab/>Non, non : le Dieu qui est là-haut,</text:p>
        <text:p text:style-name="P7">En r<text:span text:style-name="T169">è</text:span>gne qui jamais ne faut,</text:p>
        <text:p text:style-name="P7">Son trône a dressé tout propice,</text:p>
        <text:p text:style-name="P7">Pour faire raison &amp; justice.</text:p>
        <text:p text:style-name="P13"><text:soft-page-break/></text:p>
        <text:p text:style-name="P7"><text:span text:style-name="_3c_n_3e_"><text:span text:style-name="T504">[9]</text:span></text:span><text:tab/>Là jugera-<text:span text:style-name="T481">t</text:span>-il justement</text:p>
        <text:p text:style-name="P7">La terre ronde enti<text:span text:style-name="T402">è</text:span>rement,</text:p>
        <text:p text:style-name="P7">Pesant les causes en droiture</text:p>
        <text:p text:style-name="P7">De toute humaine cr<text:span text:style-name="T169">é</text:span>ature.</text:p>
        <text:p text:style-name="P13"/>
        <text:p text:style-name="P7"><text:span text:style-name="_3c_n_3e_"><text:span text:style-name="T504">[10]</text:span></text:span><text:tab/>Et Dieu la retraite sera</text:p>
        <text:p text:style-name="P7">Du p<text:span text:style-name="T402">au</text:span>vre qu’on pourchassera :</text:p>
        <text:p text:style-name="P7">Voire, sa retraite &amp; adresse,</text:p>
        <text:p text:style-name="P7">Au plus dur temps de sa d<text:span text:style-name="T169">é</text:span>tr<text:span text:style-name="T278">e</text:span>sse.</text:p>
        <text:p text:style-name="P13"/>
        <text:p text:style-name="P7"><text:span text:style-name="_3c_n_3e_"><text:span text:style-name="T504">[11]</text:span></text:span><text:span text:style-name="T504"><text:tab/></text:span>Dont ceux qui ton <text:span text:style-name="T402">N</text:span>om co<text:span text:style-name="T169">nnaî</text:span>tront,</text:p>
        <text:p text:style-name="P7">Leur assurance en to<text:span text:style-name="T169">i</text:span> mettront :</text:p>
        <text:p text:style-name="P7">Car, Seigneur, qui à to<text:span text:style-name="T169">i</text:span> s’adonne,</text:p>
        <text:p text:style-name="P7">Ta bonté point ne l’abandonne.</text:p>
        <text:p text:style-name="_3c_ab_3e_">PAUSE.</text:p>
        <text:p text:style-name="P7"><text:span text:style-name="_3c_n_3e_"><text:span text:style-name="T505">[12]</text:span></text:span><text:tab/>Chantez en exultation</text:p>
        <text:p text:style-name="P7">Au Dieu qui habite en Sion :</text:p>
        <text:p text:style-name="P7">Prêchez à gens de toutes guises<text:note text:id="ftn20" text:note-class="footnote"><text:note-citation>20</text:note-citation><text:note-body><text:p text:style-name="P100">« manières »</text:p></text:note-body></text:note>,</text:p>
        <text:p text:style-name="P7">Ses œuvres grandes &amp; exquises.</text:p>
        <text:p text:style-name="P7"/>
        <text:p text:style-name="P7"><text:span text:style-name="_3c_n_3e_"><text:span text:style-name="T505">[13]</text:span></text:span><text:tab/>Car du sang du juste il s’enquiert :</text:p>
        <text:p text:style-name="P7">Lu<text:span text:style-name="T169">i</text:span> en souvient, <text:span text:style-name="T169">&amp;</text:span> le requiert :</text:p>
        <text:p text:style-name="P7">Et jamais la clameur n’oublie</text:p>
        <text:p text:style-name="P7">De l’affligé qui le supplie.</text:p>
        <text:p text:style-name="P13"/>
        <text:p text:style-name="P7"><text:span text:style-name="_3c_n_3e_"><text:span text:style-name="T505">[14]</text:span></text:span><text:tab/>Seigneur Dieu (ce dis<text:span text:style-name="T169">ais</text:span>-je en mo<text:span text:style-name="T169">i</text:span>)</text:p>
        <text:p text:style-name="P7">Vo<text:span text:style-name="T169">is</text:span> par pitié que j’a<text:span text:style-name="T169">i</text:span> d’<text:span text:style-name="T169">é</text:span>mo<text:span text:style-name="T169">i</text:span>,</text:p>
        <text:p text:style-name="P7">Par mes ennemis remplis d’ire,</text:p>
        <text:p text:style-name="P7">Et du pas de mort me retire.</text:p>
        <text:p text:style-name="P13"/>
        <text:p text:style-name="P7"><text:span text:style-name="_3c_n_3e_"><text:span text:style-name="T505">[15]</text:span></text:span><text:tab/>Afin qu’au milieu de l’enclos</text:p>
        <text:p text:style-name="P7">De Sion j’annonce ton los<text:note text:id="ftn21" text:note-class="footnote"><text:note-citation>21</text:note-citation><text:note-body><text:p text:style-name="P107">de <text:span text:style-name="T324">louer</text:span> « renom »</text:p></text:note-body></text:note>,</text:p>
        <text:p text:style-name="P7">En d<text:span text:style-name="T169">é</text:span>menant r<text:span text:style-name="T169">é</text:span>jouissance,</text:p>
        <text:p text:style-name="P7">D’être re<text:span text:style-name="T169">çu</text:span> par ta puissance.</text:p>
        <text:p text:style-name="P13"/>
        <text:p text:style-name="P7"><text:span text:style-name="_3c_n_3e_"><text:span text:style-name="T505">[16]</text:span></text:span><text:tab/>Incontinent les malheureux</text:p>
        <text:p text:style-name="P7">Sont chus au pi<text:span text:style-name="T169">è</text:span>ge fait par eux :</text:p>
        <text:p text:style-name="P7">Leur pied même s’est venu prendre</text:p>
        <text:p text:style-name="P7">Au fil<text:span text:style-name="T169">et</text:span> qu’ils ont osé tendre.</text:p>
        <text:p text:style-name="_3c_ab_3e_">* </text:p>
        <text:p text:style-name="P7"><text:span text:style-name="_3c_n_3e_"><text:span text:style-name="T505">[17]</text:span></text:span><text:tab/>Ainsi est co<text:span text:style-name="T169">n</text:span>nu l’immortel,</text:p>
        <text:p text:style-name="P7">D’avoir fait un jugement tel,</text:p>
        <text:p text:style-name="P7">Que l’inique a senti l’outrage,</text:p>
        <text:p text:style-name="P7">Et le mal de son propre ouvrage <text:span text:style-name="T169">:</text:span></text:p>
        <text:p text:style-name="P44"/>
        <text:p text:style-name="P7"><text:soft-page-break/><text:span text:style-name="_3c_n_3e_"><text:span text:style-name="T505">[18]</text:span></text:span><text:tab/>Croyez que toujours les m<text:span text:style-name="T170">é</text:span>chan<text:span text:style-name="T403">t</text:span>s</text:p>
        <text:p text:style-name="P7">S’en iront à bas tr<text:span text:style-name="T170">é</text:span>buchan<text:span text:style-name="T170">t</text:span>,</text:p>
        <text:p text:style-name="P7">Et toutes ces gens insens<text:span text:style-name="T170">é</text:span>es,</text:p>
        <text:p text:style-name="P7">Qui n’ont point Dieu en leurs pens<text:span text:style-name="T170">é</text:span>es.</text:p>
        <text:p text:style-name="P13"/>
        <text:p text:style-name="P7"><text:span text:style-name="_3c_n_3e_"><text:span text:style-name="T505">[19]</text:span></text:span><text:tab/>Mais l’homme pa<text:span text:style-name="T170">u</text:span>vre humilié</text:p>
        <text:p text:style-name="P7">Ne sera jamais oublié :</text:p>
        <text:p text:style-name="P7">Jamais de l’humble <text:span text:style-name="T170">é</text:span>tant en peine</text:p>
        <text:p text:style-name="P7">L’esp<text:span text:style-name="T170">é</text:span>rance ne sera vaine.</text:p>
        <text:p text:style-name="P13"/>
        <text:p text:style-name="P7"><text:span text:style-name="_3c_n_3e_"><text:span text:style-name="T505">[20]</text:span></text:span><text:tab/>Vien<text:span text:style-name="T403">s</text:span>, Seigneur, montre ton effort,</text:p>
        <text:p text:style-name="P7">Que l’homme ne soit le plus fort :</text:p>
        <text:p text:style-name="P7">Ton pouvoir les gens venir face</text:p>
        <text:p text:style-name="P7">En jugement devant ta face.</text:p>
        <text:p text:style-name="P13"/>
        <text:p text:style-name="P7"><text:span text:style-name="_3c_n_3e_"><text:span text:style-name="T505">[21]</text:span></text:span><text:tab/>Seigneur Dieu, qui immortel es<text:span text:style-name="T403">t</text:span>,</text:p>
        <text:p text:style-name="P7">Tressaillir de crainte fa<text:span text:style-name="T170">is</text:span>-les.</text:p>
        <text:p text:style-name="P7">Donne-leur à co<text:span text:style-name="T170">nnaî</text:span>tre, comme</text:p>
        <text:p text:style-name="P7">Pas un d’entr<text:span text:style-name="T170">e </text:span>eux n’est rien <text:span text:style-name="T171">hors</text:span> qu’homme.</text:p>
        <text:h text:style-name="P199" text:outline-level="2">Psaume <text:span text:style-name="T366">10</text:span> (Marot, <text:span text:style-name="T375">1541</text:span>)</text:h>
        <text:p text:style-name="P6">David se complain<text:span text:style-name="T20">t</text:span> ici tant en son nom qu’au nom de tous fidèles, des fraudes, rapines, cruaut<text:span text:style-name="T20">és</text:span>, violences, &amp; toute sorte d’injustice qui r<text:span text:style-name="T20">è</text:span>gnent par tout le monde<text:span text:style-name="T20"> </text:span>: &amp; il montre la cause, <text:span text:style-name="T20">à s</text:span>avoir d’au<text:span text:style-name="T20">t</text:span>ant que les m<text:span text:style-name="T20">é</text:span>chan<text:span text:style-name="T390">t</text:span>s &amp; infidèles enivrés de leur prospérité, ont rejet<text:span text:style-name="T20">é </text:span>toute crainte de Dieu, &amp; pensent que toutes choses leur so<text:span text:style-name="T20">i</text:span>ent permises sans qu’ils en do<text:span text:style-name="T20">i</text:span>vent être punis. Par ainsi il implore l’aide de Dieu, afin qu’il lu<text:span text:style-name="T20">i</text:span> plaise remédier <text:span text:style-name="T20">à</text:span> ces maux extrêmes. Enfin il se console &amp; les au<text:span text:style-name="T20">tr</text:span><text:span text:style-name="T59">e</text:span><text:span text:style-name="T20">s</text:span> fidèles en espérance d’en être délivr<text:span text:style-name="T20">és</text:span>. Or <text:span text:style-name="T20">cette</text:span> description représen<text:span text:style-name="T390">t</text:span>e comme en un miroir une vive image d’un <text:span text:style-name="T20">é</text:span>ta<text:span text:style-name="T20">t</text:span> publi<text:span text:style-name="T20">c</text:span> corrompu &amp; du tout renversé. Par quo<text:span text:style-name="T20">i</text:span>, quand nous voyons que l’iniquité se d<text:span text:style-name="T20">é</text:span>borde comme un déluge, de peur que ce<text:span text:style-name="T20">tt</text:span>e nouvelle tentation n’<text:span text:style-name="T20">é</text:span>branle la fo<text:span text:style-name="T20">i</text:span>, tellement que les enfan<text:span text:style-name="T390">t</text:span>s de Dieu vie<text:span text:style-name="T390">n</text:span>nent à perdre courage, apprenons à je<text:span text:style-name="T390">t</text:span>er no<text:span text:style-name="T20">t</text:span>re vue sur ce miroir. Car quand nous ferons comparaison de l’Église ancienne à celle de ce temps, elle nous servira beaucoup pour adoucir no<text:span text:style-name="T20">t</text:span>re tristesse, voyan<text:span text:style-name="T20">t</text:span> qu’<text:span text:style-name="T390">il </text:span>ne nous advient rien <text:span text:style-name="T20">aujourd’hui </text:span>que les fidèles n<text:span text:style-name="T20">’</text:span>a<text:span text:style-name="T20">i</text:span>ent jadis sent<text:span text:style-name="T20">i</text:span> &amp; expérimenté, mêmes que nous sommes exerc<text:span text:style-name="T20">és</text:span> aux mêmes combats qu’ont <text:span text:style-name="T20">été</text:span> David &amp; les au<text:span text:style-name="T20">tr</text:span><text:span text:style-name="T59">e</text:span><text:span text:style-name="T20">s</text:span> saints pères. En outre, les fidèles sont admonest<text:span text:style-name="T20">és</text:span> de recourir à Dieu en telle confusion<text:span text:style-name="T20"> </text:span>: car s’ils <text:span text:style-name="T20">s</text:span>e sont résolus que c’est à Dieu d’y pou<text:span text:style-name="T391">r</text:span>voir &amp; remédier, ils ne gagneront rien de frémir &amp; jeter leurs cris &amp; complaintes en l’air.</text:p>
        <text:p text:style-name="P35"><text:span text:style-name="_3c_n_3e_"><text:span text:style-name="T506">[1]</text:span></text:span><text:tab/>D’Où vient cela, Seigneur, je te suppli<text:span text:style-name="T405">e</text:span></text:p>
        <text:p text:style-name="P35">Que loin de nous te tiens les yeux couver<text:span text:style-name="T405">t</text:span>s ?</text:p>
        <text:p text:style-name="P35">Te caches-tu pour nous mettre en oubl<text:span text:style-name="T178">i</text:span>,</text:p>
        <text:p text:style-name="P35">Même-s-au temps qui est dur &amp; divers ?</text:p>
        <text:p text:style-name="P35"><text:span text:style-name="_3c_n_3e_"><text:span text:style-name="T506">[2]</text:span></text:span><text:tab/>Par leur orgueil sont arden<text:span text:style-name="T405">t</text:span>s les pervers,</text:p>
        <text:p text:style-name="P35">À tourmenter l’humble qui peu se prise.</text:p>
        <text:p text:style-name="P35">Fa<text:span text:style-name="T178">is</text:span> que sur eux t<text:span text:style-name="T178">o</text:span>mbe leur entr<text:span text:style-name="T279">e</text:span>prise.</text:p>
        <text:p text:style-name="P13"/>
        <text:p text:style-name="P7"><text:span text:style-name="_3c_n_3e_"><text:span text:style-name="T506">[3]</text:span></text:span><text:tab/>Car le malin se vante &amp; se fait sûr</text:p>
        <text:p text:style-name="P7">Qu’en ses d<text:span text:style-name="T179">é</text:span>sirs n’aura aucun d<text:span text:style-name="T179">é</text:span>faut :</text:p>
        <text:p text:style-name="P7">Ne prisant rien que l’avare amasseur,</text:p>
        <text:p text:style-name="P7"><text:soft-page-break/>Et m<text:span text:style-name="T179">é</text:span>prisant l’Éternel de là-haut.</text:p>
        <text:p text:style-name="P7"><text:span text:style-name="_3c_n_3e_"><text:span text:style-name="T506">[4]</text:span></text:span><text:tab/>Tant il est fier que de Dieu ne lu<text:span text:style-name="T179">i</text:span> chaut :</text:p>
        <text:p text:style-name="P7">Mais tout cela qu’il pense en sa m<text:span text:style-name="T179">é</text:span>moire,</text:p>
        <text:p text:style-name="P7">C’est, Dieu n’est point, <text:span text:style-name="T179">&amp;</text:span> si ne le veut croire.</text:p>
        <text:p text:style-name="P13"/>
        <text:p text:style-name="P7"><text:span text:style-name="_3c_n_3e_"><text:span text:style-name="T507">[5]</text:span></text:span><text:tab/>Tout ce qu’il fait tend à mal sans cesser :</text:p>
        <text:p text:style-name="P7">De sa pens<text:span text:style-name="T179">é</text:span>e est loin ton jugement :</text:p>
        <text:p text:style-name="P7">Tant est enflé qu’il <text:span text:style-name="T422">croit</text:span> renverser</text:p>
        <text:p text:style-name="P7">Ses ennemis à souffler seulement.</text:p>
        <text:p text:style-name="P7"><text:span text:style-name="_3c_n_3e_"><text:span text:style-name="T507">[6]</text:span></text:span><text:tab/>En son cœur dit, D’<text:span text:style-name="T179">é</text:span>branler nullement</text:p>
        <text:p text:style-name="P7">Garde je n’a<text:span text:style-name="T179">i</text:span> : car je sa<text:span text:style-name="T179">is</text:span> qu’en nul âge</text:p>
        <text:p text:style-name="P7">Ne peut tomber sur moi aucun dommage.</text:p>
        <text:p text:style-name="P13"/>
        <text:p text:style-name="P7"><text:span text:style-name="_3c_n_3e_"><text:span text:style-name="T507">[7]</text:span></text:span><text:tab/>D’un parler feint, plein de déception,</text:p>
        <text:p text:style-name="P7">Le faux p<text:span text:style-name="T200">a</text:span>rjure est toujours embouché :</text:p>
        <text:p text:style-name="P7">Dessous sa langue avec oppression,</text:p>
        <text:p text:style-name="P7">Désir de nuire est toujours embu<text:span text:style-name="T194">squ</text:span>é.</text:p>
        <text:p text:style-name="P7"><text:span text:style-name="_3c_n_3e_"><text:span text:style-name="T507">[8]</text:span></text:span><text:tab/>Semble au brigand, qui sur les champs caché,</text:p>
        <text:p text:style-name="P7">L’innocent tue en caverne secr<text:span text:style-name="T422">è</text:span>te,</text:p>
        <text:p text:style-name="P7">Et de qui l’œil pauvres passants <text:span text:style-name="T280">à-</text:span>guette<text:note text:id="ftn22" text:note-class="footnote"><text:note-citation>22</text:note-citation><text:note-body><text:p text:style-name="P103">« guetter, surveiller »</text:p></text:note-body></text:note>.</text:p>
        <text:p text:style-name="_3c_ab_3e_">*</text:p>
        <text:p text:style-name="P7"><text:span text:style-name="_3c_n_3e_"><text:span text:style-name="T508">[9]</text:span></text:span><text:tab/>Aussi l’inique use du tour secret</text:p>
        <text:p text:style-name="P7">Du lion caut<text:note text:id="ftn23" text:note-class="footnote"><text:note-citation>23</text:note-citation><text:note-body><text:p text:style-name="P99">« rusé »</text:p></text:note-body></text:note> en sa tani<text:span text:style-name="T198">è</text:span>re, hélas !</text:p>
        <text:p text:style-name="P7">Pour attraper l’homme simple &amp; pauvret,</text:p>
        <text:p text:style-name="P7">Et l’engloutir, quand l’a pris en ses la<text:span text:style-name="T423">c</text:span>s<text:note text:id="ftn24" text:note-class="footnote"><text:note-citation>24</text:note-citation><text:note-body><text:p text:style-name="Footnote">« <text:span text:style-name="T423">piège, liens, lacets »</text:span></text:p></text:note-body></text:note>.</text:p>
        <text:p text:style-name="P7"><text:span text:style-name="_3c_n_3e_"><text:span text:style-name="T508">[10]</text:span></text:span><text:tab/>Il fait le doux, le marmiteux<text:note text:id="ftn25" text:note-class="footnote"><text:note-citation>25</text:note-citation><text:note-body><text:p text:style-name="Footnote">« <text:span text:style-name="T508">hypocrite »</text:span></text:p></text:note-body></text:note>, le las :</text:p>
        <text:p text:style-name="P7">Mais sous cela par sa force perverse,</text:p>
        <text:p text:style-name="P7">Grande quantité de pauvres gens renverse.</text:p>
        <text:p text:style-name="P13"/>
        <text:p text:style-name="P7"><text:span text:style-name="_3c_n_3e_"><text:span text:style-name="T509">[11]</text:span></text:span><text:tab/>Et dit encore en son cœur vicieux,</text:p>
        <text:p text:style-name="P7">Que Dieu ne veut la souvenance avoir</text:p>
        <text:p text:style-name="P7">De tout cela, &amp; qu’il couvre ses yeux,</text:p>
        <text:p text:style-name="P7">À celle fin de jamais n’en rien voir.</text:p>
        <text:p text:style-name="P7"><text:span text:style-name="_3c_n_3e_"><text:span text:style-name="T509">[12]</text:span></text:span><text:tab/>L<text:span text:style-name="T198">è</text:span>ve-toi donc, Seigneur, pour y pourvoir :</text:p>
        <text:p text:style-name="P7">Hausse ta main dessus, je te supplie,</text:p>
        <text:p text:style-name="P7">Et ceux qui sont pers<text:span text:style-name="T198">é</text:span>cut<text:span text:style-name="T198">és</text:span> n’oublie.</text:p>
        <text:p text:style-name="P13"/>
        <text:p text:style-name="P7"><text:span text:style-name="_3c_n_3e_"><text:span text:style-name="T511">[13]</text:span></text:span><text:tab/>Pourquoi irrite &amp; <text:span text:style-name="T221">contempte</text:span><text:span text:style-name="T424"><text:note text:id="ftn26" text:note-class="footnote"><text:note-citation>26</text:note-citation><text:note-body><text:p text:style-name="P109">« <text:span text:style-name="T444">mépriser », </text:span><text:span text:style-name="T510">v</text:span><text:span text:style-name="T509">. contempteur.</text:span></text:p></text:note-body></text:note></text:span> en ses faits</text:p>
        <text:p text:style-name="P7">L’homme m<text:span text:style-name="T199">é</text:span>chant, le Dieu doux &amp; humain ?</text:p>
        <text:p text:style-name="P7">En son cœur dit, qu’enquête tu n’en fais :</text:p>
        <text:p text:style-name="P7">Mais tu vois bien son m<text:span text:style-name="T199">é</text:span>fait inhumain :</text:p>
        <text:p text:style-name="P7"><text:span text:style-name="_3c_n_3e_"><text:span text:style-name="T511">[14]</text:span></text:span><text:tab/>Et voyant tout, pren<text:span text:style-name="T424">d</text:span>s les causes en main.</text:p>
        <text:p text:style-name="P7">Vo<text:span text:style-name="T408">i</text:span>la pourquoi s’appu<text:span text:style-name="T424">i</text:span>e le d<text:span text:style-name="T199">é</text:span>bile</text:p>
        <text:p text:style-name="P7">Sur toi, qui es le support du pupi<text:span text:style-name="T424">l</text:span>le.</text:p>
        <text:p text:style-name="P13"/>
        <text:p text:style-name="P7"><text:span text:style-name="_3c_n_3e_"><text:span text:style-name="T511">[15]</text:span></text:span><text:tab/>Brise la force, &amp; le bras plein d’excès</text:p>
        <text:p text:style-name="P7"><text:soft-page-break/>Du malfaiteur inique &amp; r<text:span text:style-name="T200">é</text:span>prouvé :</text:p>
        <text:p text:style-name="P7">Fa<text:span text:style-name="T199">it</text:span> de ses maux l’enquête &amp; le procès,</text:p>
        <text:p text:style-name="P7">Plus n’en sera par toi un seul trouvé.</text:p>
        <text:p text:style-name="P7"><text:span text:style-name="_3c_n_3e_"><text:span text:style-name="T511">[16]</text:span></text:span><text:tab/>Lors à jamais, Ro<text:span text:style-name="T200">i</text:span> de tous approuvé</text:p>
        <text:p text:style-name="P7">Régnera Dieu, quand en sa terre sainte</text:p>
        <text:p text:style-name="P7">De ces méchants sera la race <text:span text:style-name="T200">é</text:span>teinte.</text:p>
        <text:p text:style-name="P13"/>
        <text:p text:style-name="P7"><text:span text:style-name="_3c_n_3e_"><text:span text:style-name="T511">[17]</text:span></text:span><text:tab/>Ô Seigneur donc, s’il te plaît, tu orras<text:note text:id="ftn27" text:note-class="footnote"><text:note-citation>27</text:note-citation><text:note-body><text:p text:style-name="P104">de <text:span text:style-name="T324">ouïr</text:span><text:span text:style-name="T425"> « entendre »</text:span></text:p></text:note-body></text:note></text:p>
        <text:p text:style-name="P7">Ton pauvre peuple, en cette â<text:span text:style-name="T430">p</text:span>re saison :</text:p>
        <text:p text:style-name="P7">Et bon courage &amp; espoir lui donneras,</text:p>
        <text:p text:style-name="P7">Prêtant l’oreille à son humble oraison,</text:p>
        <text:p text:style-name="P7"><text:span text:style-name="_3c_n_3e_"><text:span text:style-name="T511">[18]</text:span></text:span><text:tab/>Qui est de faire aux plus petits raison,</text:p>
        <text:p text:style-name="P7">Droit aux foul<text:span text:style-name="T430">é</text:span><text:span text:style-name="T201">s</text:span><text:span text:style-name="T201"><text:note text:id="ftn28" text:note-class="footnote"><text:note-citation>28</text:note-citation><text:note-body><text:p text:style-name="P105">« bl<text:span text:style-name="T110">e</text:span>ssé », <text:span text:style-name="T511">v. </text:span><text:span text:style-name="T338">foulure</text:span><text:span text:style-name="T511">.</text:span></text:p></text:note-body></text:note></text:span>, si que l’homme de terre,</text:p>
        <text:p text:style-name="P7">Ne vienne plus leur faire peur n<text:span text:style-name="T511">i</text:span> guerre.</text:p>
        <text:h text:style-name="P199" text:outline-level="2">Psaume <text:span text:style-name="T366">11</text:span> (Marot, <text:span text:style-name="T375">1541</text:span>)</text:h>
        <text:p text:style-name="P6">Ce Psaume a deux parties<text:span text:style-name="T21"> </text:span>: en la première David raconte les gran<text:span text:style-name="T391">d</text:span>s assauts de tentations qui lu<text:span text:style-name="T21">i</text:span> ont <text:span text:style-name="T21">é</text:span>té livr<text:span text:style-name="T21">és</text:span>, &amp; en quelle anxiété il a <text:span text:style-name="T21">é</text:span>té réduit lorsque Saül le persécut<text:span text:style-name="T21">ait</text:span>. Puis il s’<text:span text:style-name="T391">é</text:span>jou<text:span text:style-name="T21">i</text:span>t du secours que Dieu lu<text:span text:style-name="T21">i</text:span> a envoyé, &amp; loue la justice de Dieu au gouvernement du monde.</text:p>
        <text:p text:style-name="P39"><text:span text:style-name="_3c_n_3e_"><text:span text:style-name="T512">[1]</text:span></text:span><text:tab/>V<text:span text:style-name="T189">u</text:span> que du tout en<text:span text:style-name="T407"> </text:span>Dieu mon cœur s’appuie,</text:p>
        <text:p text:style-name="P36">Je m’<text:span text:style-name="T189">ébahis</text:span> comment de votre mont,</text:p>
        <text:p text:style-name="P36">Plutôt qu’o<text:span text:style-name="T416">i</text:span>seau dites que je m’enfu<text:span text:style-name="T189">i</text:span>e.</text:p>
        <text:p text:style-name="P39"><text:span text:style-name="_3c_n_3e_"><text:span text:style-name="T512">[2]</text:span></text:span><text:tab/>Vra<text:span text:style-name="T416">i</text:span> est que l’arc les malins tendu m’ont,</text:p>
        <text:p text:style-name="P39">Et sur la corde ont assis leurs sagettes<text:note text:id="ftn29" text:note-class="footnote"><text:note-citation>29</text:note-citation><text:note-body><text:p text:style-name="P102">«<text:span text:style-name="T110"> </text:span>flèche<text:span text:style-name="T110"> </text:span>» de <text:span text:style-name="T324">sagitta</text:span></text:p></text:note-body></text:note>,</text:p>
        <text:p text:style-name="P7">Pour contre ceux qui de cœur justes sont,</text:p>
        <text:p text:style-name="P39">Les d<text:span text:style-name="T190">é</text:span>cocher jusque-s-en leurs cachettes.</text:p>
        <text:p text:style-name="P13"/>
        <text:p text:style-name="P7"><text:span text:style-name="_3c_n_3e_"><text:span text:style-name="T513">[3]</text:span></text:span><text:tab/>Mais on verra bien tôt à néant mise</text:p>
        <text:p text:style-name="P7">L’intention de tels malicieux.</text:p>
        <text:p text:style-name="P7">Car quelle faute a le juste commise ?</text:p>
        <text:p text:style-name="P7"><text:span text:style-name="_3c_n_3e_"><text:span text:style-name="T513">[4]</text:span></text:span><text:tab/>Sachez que Dieu a son palais aux cieux,</text:p>
        <text:p text:style-name="P7">Dessus son trône est l’Éternel Monarque :</text:p>
        <text:p text:style-name="P7">Là-haut assis il voit tout de ses yeux,</text:p>
        <text:p text:style-name="P7">Et son regard les humains note &amp; marque.</text:p>
        <text:p text:style-name="P13"/>
        <text:p text:style-name="P7"><text:span text:style-name="_3c_n_3e_"><text:span text:style-name="T513">[5]</text:span></text:span><text:tab/>Tout il <text:span text:style-name="T203">é</text:span>prouve, &amp; le juste il approuve :</text:p>
        <text:p text:style-name="P7">Mais son cœur hait qui aime extorsion,</text:p>
        <text:p text:style-name="P7">Et l’homme en qui violence se trouve.</text:p>
        <text:p text:style-name="P7"><text:span text:style-name="_3c_n_3e_"><text:span text:style-name="T513">[6]</text:span></text:span><text:tab/>Pleuvoir fera feu de punition</text:p>
        <text:p text:style-name="P7">Sur les malins, souffre chaut, flamme ardente,</text:p>
        <text:p text:style-name="P7">Vent foudroyant : voila la portion</text:p>
        <text:p text:style-name="P7">De leur br<text:span text:style-name="T417">e</text:span>uvage, &amp; leur paye <text:span text:style-name="T190">é</text:span>vidente.</text:p>
        <text:p text:style-name="P13"/>
        <text:p text:style-name="P7"><text:span text:style-name="_3c_n_3e_"><text:span text:style-name="T513">[7]</text:span></text:span><text:tab/>Car il est juste, &amp; pour ce aime justice,</text:p>
        <text:p text:style-name="P7">Tournant toujours par douce affection</text:p>
        <text:p text:style-name="P7"><text:soft-page-break/>Vers l’homme droit, son œil doux &amp; propice.</text:p>
        <text:h text:style-name="P199" text:outline-level="2">Psaume <text:span text:style-name="T366">12</text:span> (Marot, <text:span text:style-name="T376">1541</text:span>)</text:h>
        <text:p text:style-name="P6">David déplorant le pi<text:span text:style-name="T22">t</text:span>eux <text:span text:style-name="T22">é</text:span>t<text:span text:style-name="T392">a</text:span>t du peuple, &amp; l’extrême dissipation de <text:span text:style-name="T22">t</text:span>out ordre bon &amp; droit, il prie Dieu qu’il ve<text:span text:style-name="T392">u</text:span>ille bientôt secourir les siens. Puis afin qu’il se console &amp; tous les fid<text:span text:style-name="T22">èl</text:span>es aussi, après qu’il a récité la promesse de Dieu <text:span text:style-name="T22">t</text:span>ouchant son assistance envers les siens, il magnifie la <text:span text:style-name="T22">f</text:span>o<text:span text:style-name="T22">i</text:span> &amp; constance d’icelui à tenir ce qu’il a promis. Dont il conclu<text:span text:style-name="T22">t</text:span> que finalement il sera le libérateur des fidèles, voire au temps qu’il n’y aura fo<text:span text:style-name="T22">i</text:span> n<text:span text:style-name="T22">i</text:span> équité au monde.</text:p>
        <text:p text:style-name="P7"><text:span text:style-name="_3c_n_3e_"><text:span text:style-name="T514">[2]</text:span></text:span><text:tab/>DOnne secours, Seigneur, il en est heure :</text:p>
        <text:p text:style-name="P39">Car d’hommes droits sommes tous d<text:span text:style-name="T190">é</text:span>nu<text:span text:style-name="T190">és</text:span> :</text:p>
        <text:p text:style-name="P39">Entre les fils des hommes ne demeure</text:p>
        <text:p text:style-name="P39">Un qui ait fo<text:span text:style-name="T190">i</text:span>, tant sont diminu<text:span text:style-name="T190">és</text:span>.</text:p>
        <text:p text:style-name="P13"/>
        <text:p text:style-name="P76"><text:span text:style-name="_3c_n_3e_"><text:span text:style-name="T514">[3]</text:span></text:span><text:tab/>Certes chacun vanité, menteries</text:p>
        <text:p text:style-name="P7">À son prochain dit ordinairement :</text:p>
        <text:p text:style-name="P7">Aux lèvres n’a l’homme que fla<text:span text:style-name="T418">t</text:span>teries,</text:p>
        <text:p text:style-name="P7">Quand il dit l’un, son cœur pense autrément.</text:p>
        <text:p text:style-name="P13"/>
        <text:p text:style-name="P7"><text:span text:style-name="_3c_n_3e_"><text:span text:style-name="T514">[4]</text:span></text:span><text:tab/>Dieu veuille donc ces lèvres blandissantes<text:note text:id="ftn30" text:note-class="footnote"><text:note-citation>30</text:note-citation><text:note-body><text:p text:style-name="P128"><text:span text:style-name="T446">« </text:span><text:span text:style-name="T433">flatteuses », </text:span><text:span text:style-name="T117">d</text:span><text:span text:style-name="T446">u latin </text:span><text:span text:style-name="T331">blandus</text:span><text:span text:style-name="T446"> « parler doux », </text:span><text:span text:style-name="T117">v</text:span><text:span text:style-name="T446">. anglais </text:span><text:span text:style-name="T331">bland</text:span><text:span text:style-name="T446"> « doux »</text:span></text:p></text:note-body></text:note></text:p>
        <text:p text:style-name="P7">Tout à travers pour jamais inciser :</text:p>
        <text:p text:style-name="P7">Pareillement ces langues arrogantes,</text:p>
        <text:p text:style-name="P7">Qui bravement ne font que deviser.</text:p>
        <text:p text:style-name="P13"/>
        <text:p text:style-name="P7"><text:span text:style-name="_3c_n_3e_"><text:span text:style-name="T514">[5]</text:span></text:span><text:tab/>Qui mêmement entr’eux ce propos tiennent,</text:p>
        <text:p text:style-name="P7">Nous serons grands par nos langues sur tous :</text:p>
        <text:p text:style-name="P7">À nous de droit nos lèvres appartiennent :</text:p>
        <text:p text:style-name="P7">Flat<text:span text:style-name="T433">t</text:span>ons, mentons : qui est maître sur nous ?</text:p>
        <text:p text:style-name="P13"/>
        <text:p text:style-name="P7"><text:span text:style-name="_3c_n_3e_"><text:span text:style-name="T514">[6]</text:span></text:span><text:tab/>Pour l’affligé, pour les petits qui crient,</text:p>
        <text:p text:style-name="P7">(Dit le Seigneur) ores me lèvera<text:span text:style-name="T433">i</text:span> :</text:p>
        <text:p text:style-name="P7">Loin les mettra<text:span text:style-name="T203">i</text:span> des langues qui varient,</text:p>
        <text:p text:style-name="P7">Et de leurs la<text:span text:style-name="T203">c</text:span>s chacun d’eux sauvera<text:span text:style-name="T203">i</text:span>.</text:p>
        <text:p text:style-name="P13"/>
        <text:p text:style-name="P7"><text:span text:style-name="_3c_n_3e_"><text:span text:style-name="T515">[7]</text:span></text:span><text:tab/>Certes de Dieu la parole se tr<text:span text:style-name="T203">o</text:span>uve</text:p>
        <text:p text:style-name="P7">Parole nette, &amp; très-pure est sa voix :</text:p>
        <text:p text:style-name="P7">Ce n’est qu’argent affiné à l’épreuve,</text:p>
        <text:p text:style-name="P7">Argent au feu épuré par sept fois.</text:p>
        <text:p text:style-name="P13"/>
        <text:p text:style-name="P7"><text:span text:style-name="_3c_n_3e_"><text:span text:style-name="T515">[8]</text:span></text:span><text:tab/>Or donc, Seigneur, que ton peuple &amp; tes hommes</text:p>
        <text:p text:style-name="P7">Soient maintenus par ta gratuité :</text:p>
        <text:p text:style-name="P7">Et de ces gens dont tant molest<text:span text:style-name="T203">és</text:span> sommes,</text:p>
        <text:p text:style-name="P7">D<text:span text:style-name="T203">é</text:span>livre-nous à perp<text:span text:style-name="T433">é</text:span>tuité.</text:p>
        <text:p text:style-name="P13"/>
        <text:p text:style-name="P7"><text:span text:style-name="_3c_n_3e_"><text:span text:style-name="T515">[9]</text:span></text:span><text:tab/>Car les malins à gran<text:span text:style-name="T203">d</text:span> troupes cheminent</text:p>
        <text:p text:style-name="P7">Deçà, delà, tout est plein d’inhumains,</text:p>
        <text:p text:style-name="P7">Lors que d’iceux les plus méchants dominent</text:p>
        <text:p text:style-name="P7">Et qu’élev<text:span text:style-name="T204">és</text:span> sont entre les humains.</text:p>
        <text:h text:style-name="P199" text:outline-level="2"><text:soft-page-break/>Psaume <text:span text:style-name="T366">13</text:span> (Marot, <text:span text:style-name="T376">1541</text:span>)</text:h>
        <text:p text:style-name="P6">Ce Psaume est quasi de même argument avec le précédent. Car David non-seulement enserré en des angoisses extrêmes, mais aussi se sentant quasi ac<text:span text:style-name="T22">c</text:span>ablé d’une longue suite de maux <text:span text:style-name="T22">&amp;</text:span> afflictions diverses, implore l’aide &amp; secours de Dieu, qui <text:span text:style-name="T22">é</text:span>t<text:span text:style-name="T22">a</text:span>it le seul remède qui lui res<text:span text:style-name="T22">tai</text:span>t<text:span text:style-name="T22"> </text:span>; &amp; finalement prenant <text:span text:style-name="T22">c</text:span>ourage, conçoit de la promesse de Dieu certaine ass<text:span text:style-name="T22">u</text:span>rance de vie au mi<text:span text:style-name="T22">lieu</text:span> des frayeurs de la mort.</text:p>
        <text:p text:style-name="P7"><text:span text:style-name="_3c_n_3e_"><text:span text:style-name="T516">[2]</text:span></text:span><text:tab/>JUsque-s-à quand as <text:span text:style-name="T208">é</text:span>tabl<text:span text:style-name="T208">i</text:span>,</text:p>
        <text:p text:style-name="P39">Seigneur de me mettre en oubl<text:span text:style-name="T208">i</text:span> ?</text:p>
        <text:p text:style-name="P39">Est-ce à jamais ? par combien d’âge</text:p>
        <text:p text:style-name="P39">D<text:span text:style-name="T208">é</text:span>tourneras-tu ton visage</text:p>
        <text:p text:style-name="P7">De moi, las, d’angoisse rempl<text:span text:style-name="T208">i</text:span> ?</text:p>
        <text:p text:style-name="P13"/>
        <text:p text:style-name="P7"><text:span text:style-name="_3c_n_3e_"><text:span text:style-name="T516">[3]</text:span></text:span><text:tab/>Jusques à quand sera mon cœur</text:p>
        <text:p text:style-name="P7">Veillant, conseillant, pratiqueur,</text:p>
        <text:p text:style-name="P7">Et plein de souci ordinaire ?</text:p>
        <text:p text:style-name="P7">Jusque-s-à quand mon adversaire</text:p>
        <text:p text:style-name="P7">Sera-<text:span text:style-name="T437">t</text:span>-il dessus moi vainqueur ?</text:p>
        <text:p text:style-name="P13"/>
        <text:p text:style-name="P7"><text:span text:style-name="_3c_n_3e_"><text:span text:style-name="T516">[4]</text:span></text:span><text:tab/>Regarde-moi, mon Dieu puissant</text:p>
        <text:p text:style-name="P7">Répon<text:span text:style-name="T437">d</text:span>s à mon cœur g<text:span text:style-name="T208">é</text:span>missant,</text:p>
        <text:p text:style-name="P7">Et mes yeux troublés illumine,</text:p>
        <text:p text:style-name="P7">Que mortel dormir ne domine</text:p>
        <text:p text:style-name="P7">Dessus moi quasi p<text:span text:style-name="T208">é</text:span>rissant.</text:p>
        <text:p text:style-name="P13"/>
        <text:p text:style-name="P7"><text:span text:style-name="_3c_n_3e_"><text:span text:style-name="T516">[5]</text:span></text:span><text:tab/>Que celui qui guerre me fait,</text:p>
        <text:p text:style-name="P7">Ne dit point, Je l’ai défait :</text:p>
        <text:p text:style-name="P7">Et que tous ceux qui tant me troublent,</text:p>
        <text:p text:style-name="P7">Le plaisir qu’ils ont ne redoublent,</text:p>
        <text:p text:style-name="P7">Par me voir trébucher de fait,</text:p>
        <text:p text:style-name="P13"/>
        <text:p text:style-name="P7"><text:span text:style-name="_3c_n_3e_"><text:span text:style-name="T516">[6]</text:span></text:span><text:tab/>En toi gît tout l’espoir de moi :</text:p>
        <text:p text:style-name="P7">Par ton secours fa<text:span text:style-name="T209">is</text:span> que l’émoi</text:p>
        <text:p text:style-name="P7">De mon cœur, en plaisir se change :</text:p>
        <text:p text:style-name="P7">Lors à Dieu chantera<text:span text:style-name="T209">i</text:span> louange,</text:p>
        <text:p text:style-name="P7">Car de chanter j’aura<text:span text:style-name="T209">i</text:span> de quoi.</text:p>
        <text:h text:style-name="P199" text:outline-level="2">Psaume <text:span text:style-name="T366">14</text:span> (Marot, <text:span text:style-name="T374">15</text:span><text:span text:style-name="T371">41</text:span>)</text:h>
        <text:p text:style-name="P6">En premier lieu il d<text:span text:style-name="T23">é</text:span>crit le vil<text:span text:style-name="T23">a</text:span>in &amp; détestable contem<text:span text:style-name="T23">pt</text:span>ement<text:note text:id="ftn31" text:note-class="footnote"><text:note-citation>31</text:note-citation><text:note-body><text:p text:style-name="P129"><text:span text:style-name="T438">« </text:span>mépris », <text:span text:style-name="T510">v. </text:span><text:span text:style-name="T327">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7"><text:span text:style-name="_3c_n_3e_"><text:span text:style-name="T516">[1]</text:span></text:span><text:tab/>LE fol malin en son cœur dit &amp; croit</text:p>
        <text:p text:style-name="P39">Que Dieu n’est point, &amp; corrompt &amp; renverse</text:p>
        <text:p text:style-name="P39">Ses mœurs, sa vie, horribles faits exerce :</text:p>
        <text:p text:style-name="P39"><text:soft-page-break/>Pas un tout seul ne fait rien bon n<text:span text:style-name="T202">i</text:span> droit,</text:p>
        <text:p text:style-name="P39"><text:tab/>N<text:span text:style-name="T202">i</text:span> ne voudr<text:span text:style-name="T202">a</text:span>it.</text:p>
        <text:p text:style-name="P13"/>
        <text:p text:style-name="P7"><text:span text:style-name="_3c_n_3e_"><text:span text:style-name="T516">[2]</text:span></text:span><text:tab/>Dieu du haut ciel a regardé ici</text:p>
        <text:p text:style-name="P7">Sur les humains, avec diligence,</text:p>
        <text:p text:style-name="P7">S’il en verr<text:span text:style-name="T211">a</text:span>it quelqu’un d’intelligence,</text:p>
        <text:p text:style-name="P7">Qui d’invoquer la divine merci</text:p>
        <text:p text:style-name="P7"><text:tab/><text:tab/>Fût en souci.</text:p>
        <text:p text:style-name="P13"/>
        <text:p text:style-name="P7"><text:span text:style-name="_3c_n_3e_"><text:span text:style-name="T516">[3]</text:span></text:span><text:tab/>Mais tout bien vu, a trouvé que chacun</text:p>
        <text:p text:style-name="P7">A fourvoyé, tenant chemins damnables :</text:p>
        <text:p text:style-name="P7">Ensemble tous sont faits abominables :</text:p>
        <text:p text:style-name="P7">Et n’est celui qui face bien aucun,</text:p>
        <text:p text:style-name="P7"><text:tab/><text:tab/>Non jusqu’à un.</text:p>
        <text:p text:style-name="P13"/>
        <text:p text:style-name="P7"><text:span text:style-name="_3c_n_3e_"><text:span text:style-name="T516">[4]</text:span></text:span><text:tab/>N’ont-ils nuls sens, tous ces pernicieux</text:p>
        <text:p text:style-name="P7">Qui font tout mal &amp; jamais ne se changent :</text:p>
        <text:p text:style-name="P7">Qui comme pain mon pauvre peuple mangent,</text:p>
        <text:p text:style-name="P7">Et d’invoquer ne sont point soucieux</text:p>
        <text:p text:style-name="P7"><text:tab/><text:tab/>Le Dieu des cieux ?</text:p>
        <text:p text:style-name="P13"/>
        <text:p text:style-name="P7"><text:span text:style-name="_3c_n_3e_"><text:span text:style-name="T516">[5]</text:span></text:span><text:tab/>Certainement tous ébahis seront,</text:p>
        <text:p text:style-name="P7">Que sur le champ ils trembleront de crainte :</text:p>
        <text:p text:style-name="P7">Car l’Éternel par sa faveur très-sainte,</text:p>
        <text:p text:style-name="P7">Tiendra pour ceux qui droits se trouveront,</text:p>
        <text:p text:style-name="P7"><text:tab/><text:tab/>Et l’aimeront.</text:p>
        <text:p text:style-name="P13"/>
        <text:p text:style-name="P7"><text:span text:style-name="_3c_n_3e_"><text:span text:style-name="T516">[6]</text:span></text:span><text:tab/>Ha, malheureux, vous vous <text:span text:style-name="T213">é</text:span>tudiez</text:p>
        <text:p text:style-name="P7">À vous moquer de l’intention bonne,</text:p>
        <text:p text:style-name="P7">Que l’Immortel au pauvre affligé donne,</text:p>
        <text:p text:style-name="P7">Pour ce qu’ils sont sur lui tous appuy<text:span text:style-name="T213">és</text:span>,</text:p>
        <text:p text:style-name="P7"><text:tab/><text:tab/>Et en riez.</text:p>
        <text:p text:style-name="P13"/>
        <text:p text:style-name="P7"><text:span text:style-name="_3c_n_3e_"><text:span text:style-name="T516">[7]</text:span></text:span><text:tab/>Ô qui, &amp; quand de Sion sortira</text:p>
        <text:p text:style-name="P7">Pour Israël secours en sa souffrance ?</text:p>
        <text:p text:style-name="P7">Quand Dieu mettra son peuple à d<text:span text:style-name="T213">é</text:span>livrance,</text:p>
        <text:p text:style-name="P7">De joie <text:span text:style-name="T442">à-</text:span>donc Israël jouira,</text:p>
        <text:p text:style-name="P7"><text:tab/><text:tab/>Jacob rira.</text:p>
        <text:h text:style-name="P199" text:outline-level="2">Psaume <text:span text:style-name="T366">15</text:span> (Marot, <text:span text:style-name="T374">1539, </text:span><text:span text:style-name="T380">1541</text:span>)</text:h>
        <text:p text:style-name="P6">Ce Psaume enseigne à quelle condition Dieu a chois<text:span text:style-name="T24">i</text:span> les Juifs pour son peuple, &amp; a <text:span text:style-name="T393">é</text:span>tabl<text:span text:style-name="T24">i</text:span> son Sanctuaire au milieu d’eux<text:span text:style-name="T24"> </text:span>: c’est <text:span text:style-name="T24">à </text:span>savoir afin que menan<text:span text:style-name="T24">t</text:span> une vie juste &amp; droite ils t<text:span text:style-name="T24">é</text:span>moignen<text:span text:style-name="T24">t</text:span> qu’ils sont son peuple saint &amp; péculi<text:span text:style-name="T24">e</text:span>r<text:note text:id="ftn32" text:note-class="footnote"><text:note-citation>32</text:note-citation><text:note-body><text:p text:style-name="P96">privilégié</text:p></text:note-body></text:note>.</text:p>
        <text:p text:style-name="P7"><text:span text:style-name="_3c_n_3e_"><text:span text:style-name="T517">[1]</text:span></text:span><text:tab/>QUI est-ce qui conversera,</text:p>
        <text:p text:style-name="P39">Ô Seigneur, en ton tabernacle ?</text:p>
        <text:p text:style-name="P59">Et qui est ce lui qui sera</text:p>
        <text:p text:style-name="P39">Si heureux, que par grâce aura,</text:p>
        <text:p text:style-name="P39"><text:soft-page-break/>Sur ton saint Mont sûr habitacle<text:note text:id="ftn33" text:note-class="footnote"><text:note-citation>33</text:note-citation><text:note-body><text:p text:style-name="P130"><text:span text:style-name="T324">habitacle</text:span>, la tente vide laissée à Dieu <text:span text:style-name="T110">depuis</text:span> Moïse <text:span text:style-name="T110">et</text:span> l’exode, abrite l’arche d’alliance depuis David, symbole du temple</text:p></text:note-body></text:note> ?</text:p>
        <text:p text:style-name="P13"/>
        <text:p text:style-name="P7"><text:span text:style-name="_3c_n_3e_"><text:span text:style-name="T517">[2]</text:span></text:span><text:tab/>Ce sera celui droitement</text:p>
        <text:p text:style-name="P7">Qui va rondement en besogne :</text:p>
        <text:p text:style-name="P7">Qui ne fait rien que justement,</text:p>
        <text:p text:style-name="P7">Et dont la bouche ouvertement</text:p>
        <text:p text:style-name="P7">Vérité en son cœur témoigne.</text:p>
        <text:p text:style-name="P13"/>
        <text:p text:style-name="P7"><text:span text:style-name="_3c_n_3e_"><text:span text:style-name="T517">[3]</text:span></text:span><text:tab/>Qui par sa langue point ne fait</text:p>
        <text:p text:style-name="P60">Rapport, qui los<text:note text:id="ftn34" text:note-class="footnote"><text:note-citation>34</text:note-citation><text:note-body><text:p text:style-name="P107">de <text:span text:style-name="T324">louer</text:span> « renom »</text:p></text:note-body></text:note> d’autrui n’efface :</text:p>
        <text:p text:style-name="P7">Qui à son prochain ne m<text:span text:style-name="T220">é</text:span>fait :</text:p>
        <text:p text:style-name="P7">Qui aussi ne souffre de fait,</text:p>
        <text:p text:style-name="P7">Qu’opprobre à son voisin on fa<text:span text:style-name="T443">ss</text:span>e.</text:p>
        <text:p text:style-name="P13"/>
        <text:p text:style-name="P7"><text:span text:style-name="_3c_n_3e_"><text:span text:style-name="T517">[4]</text:span></text:span><text:tab/>Ce sera l’homme <text:span text:style-name="T221">contemptant</text:span><text:span text:style-name="T443"><text:note text:id="ftn35" text:note-class="footnote"><text:note-citation>35</text:note-citation><text:note-body><text:p text:style-name="P128"><text:span text:style-name="T443">« </text:span><text:span text:style-name="T444">mépris</text:span><text:span text:style-name="T445">ant</text:span><text:span text:style-name="T444"> », </text:span><text:span text:style-name="T117">v.</text:span><text:span text:style-name="T443"> </text:span><text:span text:style-name="T329">cont</text:span><text:span text:style-name="T127">e</text:span><text:span text:style-name="T329">mpteur</text:span></text:p></text:note-body></text:note></text:span></text:p>
        <text:p text:style-name="P7">Les vicieux, aussi qui prise</text:p>
        <text:p text:style-name="P7">Ceux qui craignent le Dieu r<text:span text:style-name="T220">é</text:span>gnant :</text:p>
        <text:p text:style-name="P7">Ce sera l’homme bien tenant</text:p>
        <text:p text:style-name="P7">(Fût-ce à son dam<text:note text:id="ftn36" text:note-class="footnote"><text:note-citation>36</text:note-citation><text:note-body><text:p text:style-name="Footnote">« <text:span text:style-name="T446">dommage, préjudice »</text:span></text:p></text:note-body></text:note>) la foi promise.</text:p>
        <text:p text:style-name="P13"/>
        <text:p text:style-name="P7"><text:span text:style-name="_3c_n_3e_"><text:span text:style-name="T517">[5]</text:span></text:span><text:tab/>Qui à usure n’entendra,</text:p>
        <text:p text:style-name="P7">Et qui si bien justice exerce,</text:p>
        <text:p text:style-name="P7">Que le droit d’autrui ne vendra :</text:p>
        <text:p text:style-name="P7">Qui cha<text:span text:style-name="T447">r</text:span>rier<text:note text:id="ftn37" text:note-class="footnote"><text:note-citation>37</text:note-citation><text:note-body><text:p text:style-name="P110">Du proverbe <text:span text:style-name="T125">b</text:span><text:span text:style-name="T324">ien charrie droit qui ne verse</text:span> « qui droit se conduit ne bascule pas »</text:p></text:note-body></text:note> ainsi voudra,</text:p>
        <text:p text:style-name="P7">Craindre ne faut que jamais verse.</text:p>
        <text:h text:style-name="P199" text:outline-level="2">Psaume <text:span text:style-name="T364">16</text:span> (<text:span text:style-name="T378">Bèze</text:span>, <text:span text:style-name="T378">1551</text:span>)</text:h>
        <text:p text:style-name="P6">D’entrée David se recommande à Dieu &amp; se met sous sa protection<text:span text:style-name="T24"> </text:span>: en après considérant les bénéfices qu’il a re<text:span text:style-name="T24">çus</text:span> de lu<text:span text:style-name="T24">i</text:span>, il s’incite à lu<text:span text:style-name="T24">i</text:span> en rendre action de grâces. Et combien que par son service il n’apporte aucun avantage à Dieu, il se rend toutefois &amp; donne entièrement à lu<text:span text:style-name="T24">i</text:span>, &amp; proteste qu’il ne communiquera en façon que ce soit à aucune superstition. Il am<text:span text:style-name="T24">è</text:span>ne aussi la raison, <text:span text:style-name="T24">à s</text:span>avoir d’au<text:span text:style-name="T24">t</text:span>an<text:span text:style-name="T24">t</text:span> que la ple<text:span text:style-name="T393">i</text:span>ne &amp; vra<text:span text:style-name="T24">i</text:span>e félicité est de se reposer &amp; arrê<text:span text:style-name="T24">t</text:span>er en Dieu seul, lequel n<text:span text:style-name="T24">e</text:span> laisse jamais les siens d<text:span text:style-name="T24">é</text:span>p<text:span text:style-name="T24">our</text:span>vus.</text:p>
        <text:p text:style-name="P39"><text:span text:style-name="_3c_n_3e_"><text:span text:style-name="T517">[1]</text:span></text:span><text:tab/>SOis-moi,<text:span text:style-name="T407"> </text:span>Seigneur, ma garde &amp; mon appui :</text:p>
        <text:p text:style-name="P39">Car en toi gît toute mon esp<text:span text:style-name="T223">é</text:span>rance.</text:p>
        <text:p text:style-name="P39"><text:span text:style-name="_3c_n_3e_"><text:span text:style-name="T517">[2]</text:span></text:span><text:span text:style-name="T517"> </text:span>Sus donc aussi, Ô mon âme, d<text:span text:style-name="T223">is-</text:span>lui,</text:p>
        <text:p text:style-name="P39">Seigneur, tu as sur moi toute puissance :</text:p>
        <text:p text:style-name="P39">Et toutes fois point n’y a d’œuvre mienne,</text:p>
        <text:p text:style-name="P7">Dont jusqu’à toi quelque profit revienne.</text:p>
        <text:p text:style-name="P13"/>
        <text:p text:style-name="P7"><text:span text:style-name="_3c_n_3e_"><text:span text:style-name="T517">[3]</text:span></text:span><text:tab/>Mon vouloir est d’aider aux vertueux,</text:p>
        <text:p text:style-name="P7">Qui de bien vivre ont acquis les louanges :</text:p>
        <text:p text:style-name="P7"><text:span text:style-name="_3c_n_3e_"><text:span text:style-name="T517">[4]</text:span></text:span><text:span text:style-name="T517"> </text:span>Mais mal sur mal s’entassera sur ceux</text:p>
        <text:p text:style-name="P7"><text:soft-page-break/>Qui vont courant apr<text:span text:style-name="T223">è</text:span>s ces dieux <text:span text:style-name="T449">é</text:span>tranges<text:note text:id="ftn38" text:note-class="footnote"><text:note-citation>38</text:note-citation><text:note-body><text:p text:style-name="Footnote">« <text:span text:style-name="T550">étranger</text:span><text:span text:style-name="T122">s</text:span><text:span text:style-name="T550"> »</text:span></text:p></text:note-body></text:note> :</text:p>
        <text:p text:style-name="P7">À leurs sanglants sacrifices ne touche,</text:p>
        <text:p text:style-name="P7">Voire leurs noms je n’ai point en la bouche.</text:p>
        <text:p text:style-name="P13"/>
        <text:p text:style-name="P7"><text:span text:style-name="_3c_n_3e_"><text:span text:style-name="T517">[5]</text:span></text:span><text:tab/>Le Seigneur est le fond qui m’entretient :</text:p>
        <text:p text:style-name="P7">Sur toi mon Dieu, ma rente est assur<text:span text:style-name="T224">é</text:span>e :</text:p>
        <text:p text:style-name="P7"><text:span text:style-name="_3c_n_3e_"><text:span text:style-name="T517">[6]</text:span></text:span><text:span text:style-name="T517"> </text:span>Certainement la part qui m’appartient,</text:p>
        <text:p text:style-name="P7">En plus beau lieu n’eût pu m’être livrée :</text:p>
        <text:p text:style-name="P7">Bref, le plus beau qui fût en l’héritage,</text:p>
        <text:p text:style-name="P7">Est, de bon-heur, <text:span text:style-name="T225">é</text:span>chut en mon partage.</text:p>
        <text:p text:style-name="_3c_ab_3e_">*</text:p>
        <text:p text:style-name="P7"><text:span text:style-name="_3c_n_3e_"><text:span text:style-name="T517">[7]</text:span></text:span><text:tab/>Loué soit Dieu, par qui si sagement</text:p>
        <text:p text:style-name="P7">Je suis instruit à prendre cette adresse :</text:p>
        <text:p text:style-name="P7"><text:span text:style-name="_3c_n_3e_"><text:span text:style-name="T517">[8]</text:span></text:span><text:span text:style-name="T517"> </text:span>Car (qui plus est) je n’ai nul pensement<text:note text:id="ftn39" text:note-class="footnote"><text:note-citation>39</text:note-citation><text:note-body><text:p text:style-name="Footnote">« <text:span text:style-name="T450">pensée, souci »</text:span></text:p></text:note-body></text:note>,</text:p>
        <text:p text:style-name="P7">Qui toute nuit ne m’enseigne &amp; redresse.</text:p>
        <text:p text:style-name="P7">Sans cesse donc à mon Dieu je regarde :</text:p>
        <text:p text:style-name="P7">Aussi est-il à ma dextre<text:note text:id="ftn40" text:note-class="footnote"><text:note-citation>40</text:note-citation><text:note-body><text:p text:style-name="Footnote">« <text:span text:style-name="T450">droite »</text:span></text:p></text:note-body></text:note>, &amp; me garde.</text:p>
        <text:p text:style-name="P13"/>
        <text:p text:style-name="P7"><text:span text:style-name="_3c_n_3e_"><text:span text:style-name="T517">[9]</text:span></text:span><text:tab/>Voila pourquoi mon cœur est si joyeux,</text:p>
        <text:p text:style-name="P7">Ma langue en rit, &amp; mon corps s’en ass<text:span text:style-name="T450">u</text:span>re :</text:p>
        <text:p text:style-name="P7"><text:span text:style-name="_3c_n_3e_"><text:span text:style-name="T517">[10]</text:span></text:span><text:span text:style-name="T517"> </text:span>Sachant pour vrai que dans le tombeau creux</text:p>
        <text:p text:style-name="P7">Ne souffrira que ma vie demeure :</text:p>
        <text:p text:style-name="P7">Et ne voudrai<text:span text:style-name="T454">t</text:span> aucunement permettre</text:p>
        <text:p text:style-name="P7">Que pourriture en ton Saint se vint mettre.</text:p>
        <text:p text:style-name="P13"/>
        <text:p text:style-name="P7"><text:span text:style-name="_3c_n_3e_"><text:span text:style-name="T517">[11]</text:span></text:span><text:tab/>Plutôt, Seigneur, me mettra au sentier,</text:p>
        <text:p text:style-name="P7">Qui me conduise à vie plus heureuse :</text:p>
        <text:p text:style-name="P7">Car à vrai dire on n’a plaisir entier,</text:p>
        <text:p text:style-name="P7">Qu’en regardant ta face glorieuse :</text:p>
        <text:p text:style-name="P7">Et dans ta main est, &amp; sera sans cesse</text:p>
        <text:p text:style-name="P7">Le comble vrai de joie &amp; de liesse.</text:p>
        <text:h text:style-name="P200" text:outline-level="2">Psaume <text:span text:style-name="T366">17</text:span> (<text:span text:style-name="T378">Bèze</text:span>, <text:span text:style-name="T378">1551</text:span>)</text:h>
        <text:p text:style-name="P6">Ce Psaume contient une complainte lamentable, de l’orgueil cruel des ennemis. En après David t<text:span text:style-name="T24">é</text:span>moigne qu’à tort il est ainsi traité inhumainement &amp; to<text:span text:style-name="T393">u</text:span>rment<text:span text:style-name="T24">é</text:span>, vu qu’il ne leur a donné aucune occasion d’user ainsi de cruauté. Quant &amp; quan<text:span text:style-name="T52">d</text:span> il invoque Dieu pour son garant, afin d’avoir délivrance par sa main. Or, combien que le ti<text:span text:style-name="T24">t</text:span>re du Psaume ne dénote aucun certain temps, <text:span text:style-name="T24">t</text:span>ou<text:span text:style-name="T24">t</text:span>efois il es<text:span text:style-name="T24">t</text:span> vra<text:span text:style-name="T24">i</text:span>-semblable que David se complain<text:span text:style-name="T24">t</text:span> <text:span text:style-name="T24">i</text:span>ci de Saül &amp; des siens.</text:p>
        <text:p text:style-name="P7"><text:tab/>SEigneur, enten<text:span text:style-name="T416">ds</text:span> à mon bon droit,</text:p>
        <text:p text:style-name="P39">Enten<text:span text:style-name="T416">ds</text:span>, h<text:span text:style-name="T189">é</text:span>las, ce que je crie :</text:p>
        <text:p text:style-name="P39">V<text:span text:style-name="T189">eu</text:span>ille ou<text:span text:style-name="T189">ï</text:span>r ce que je prie,</text:p>
        <text:p text:style-name="P39">Et de bouche &amp; de cœur tout droit.</text:p>
        <text:p text:style-name="P39"><text:tab/>De toi qui co<text:span text:style-name="T416">n</text:span>n<text:span text:style-name="T189">a</text:span>is toute chose</text:p>
        <text:p text:style-name="P39"><text:soft-page-break/>Je veux jugement recevoir :</text:p>
        <text:p text:style-name="P39">Je te prie toi-même de voir</text:p>
        <text:p text:style-name="P39">Le droit de ce que je propose.</text:p>
        <text:p text:style-name="P13"/>
        <text:p text:style-name="P7"><text:tab/>De nuit mon cœur a éprouvé,</text:p>
        <text:p text:style-name="P7">Tu l’as sondé, mis sur la touche :</text:p>
        <text:p text:style-name="P7">Jamais ne d<text:span text:style-name="T229">é</text:span>mentit ma bouche,</text:p>
        <text:p text:style-name="P7">Tu l’as toujours ainsi trouvé.</text:p>
        <text:p text:style-name="P7"><text:tab/>Quoi qu’on me fa<text:span text:style-name="T229">ss</text:span>e ou qu’on me dit,</text:p>
        <text:p text:style-name="P7">J’ai à ton dire regardé,</text:p>
        <text:p text:style-name="P7">Et d’ensuivre me suis gardé</text:p>
        <text:p text:style-name="P7">Des pillar<text:span text:style-name="T454">d</text:span>s la méchante vie.</text:p>
        <text:p text:style-name="P13"/>
        <text:p text:style-name="P7"><text:tab/>Plaise toi d’ass<text:span text:style-name="T229">u</text:span>rer mes pas</text:p>
        <text:p text:style-name="P7">En tes sentiers, où je chemine :</text:p>
        <text:p text:style-name="P7">Fa<text:span text:style-name="T450">is</text:span> tant que point je ne d<text:span text:style-name="T229">é</text:span>cline,</text:p>
        <text:p text:style-name="P7">Et que mon pied ne glisse pas.</text:p>
        <text:p text:style-name="P7"><text:tab/>Mon oraison soit entendue,</text:p>
        <text:p text:style-name="P7">Quand je te prie en mon m<text:span text:style-name="T229">é</text:span>chef<text:note text:id="ftn41" text:note-class="footnote"><text:note-citation>41</text:note-citation><text:note-body><text:p text:style-name="P111">de <text:span text:style-name="T324">chef</text:span> « tête, bout, fin », <text:span text:style-name="T324">m</text:span><text:span text:style-name="T125">al-</text:span><text:span text:style-name="T324">chef</text:span> « malheur, malchance »</text:p></text:note-body></text:note> :</text:p>
        <text:p text:style-name="P7">Las je te prie, derechef</text:p>
        <text:p text:style-name="P7">Ton oreille me soit tendue.</text:p>
        <text:p text:style-name="P13"/>
        <text:p text:style-name="P7"><text:tab/>Rends admirable ta bonté,</text:p>
        <text:p text:style-name="P7">Ô Dieu, qui es la soutenance</text:p>
        <text:p text:style-name="P21">De ceux qui ont en toi fiance<text:note text:id="ftn42" text:note-class="footnote"><text:note-citation>42</text:note-citation><text:note-body><text:p text:style-name="P112">de <text:span text:style-name="T324">foi, </text:span><text:span text:style-name="T332">fier, fiancer</text:span><text:span text:style-name="T425"> « </text:span><text:span text:style-name="T426">confiance »</text:span></text:p></text:note-body></text:note>,</text:p>
        <text:p text:style-name="P7">Contre ceux qui t’ont resisté.</text:p>
        <text:p text:style-name="P7"><text:tab/>Ve<text:span text:style-name="T455">u</text:span>ille sous l’ombre de ton aile,</text:p>
        <text:p text:style-name="P7">Me cacher bien &amp; sûrement :</text:p>
        <text:p text:style-name="P7">Et tenir aussi ch<text:span text:style-name="T230">è</text:span>rement</text:p>
        <text:p text:style-name="P7">Qu’on tient de son œil la prunelle.</text:p>
        <text:p text:style-name="_3c_ab_3e_">*</text:p>
        <text:p text:style-name="P7"><text:tab/>Afin que je puisse <text:span text:style-name="T230">é</text:span>chapper</text:p>
        <text:p text:style-name="P7">De ceux qui tant de maux me donnent :</text:p>
        <text:p text:style-name="P7">De mes haineux qui m’environnent,</text:p>
        <text:p text:style-name="P7">Afin de ma vie attraper.</text:p>
        <text:p text:style-name="P7"><text:tab/>Ils sont si gras que plus n’en peuvent.</text:p>
        <text:p text:style-name="P7">Fiers en propos, &amp; orgueilleux :</text:p>
        <text:p text:style-name="P7">Suivent mes pas, visent des yeux,</text:p>
        <text:p text:style-name="P7">Pour me ruiner s’ils me tr<text:span text:style-name="T230">o</text:span>uvent.</text:p>
        <text:p text:style-name="P13"/>
        <text:p text:style-name="P7"><text:tab/>Sur tout l’un d’entr’eux le plus fier,</text:p>
        <text:p text:style-name="P7">Semble un lion qui est en quête,</text:p>
        <text:p text:style-name="P7">Un lionceau guettant la bête,</text:p>
        <text:p text:style-name="P7">Au plus couvert de son ha<text:span text:style-name="T230">yé</text:span><text:span text:style-name="T230"><text:note text:id="ftn43" text:note-class="footnote"><text:note-citation>43</text:note-citation><text:note-body><text:p text:style-name="P113">de <text:span text:style-name="T324">haie</text:span> « buisson touffus »</text:p></text:note-body></text:note></text:span>.</text:p>
        <text:p text:style-name="P7"><text:tab/>Marche au-devant, mets-le par terre :</text:p>
        <text:p text:style-name="P7">Arrache mon âme au méchant,</text:p>
        <text:p text:style-name="P7">Avec<text:span text:style-name="T455">(que)</text:span> le glaive tr<text:span text:style-name="T230">a</text:span>nchant,</text:p>
        <text:p text:style-name="P7"><text:soft-page-break/>Dont aux méchants tu fais la guerre.</text:p>
        <text:p text:style-name="P13"/>
        <text:p text:style-name="P7"><text:tab/>D’entre ceux me sauve ton bras,</text:p>
        <text:p text:style-name="P7">Qui sont de si long temps au monde,</text:p>
        <text:p text:style-name="P7">Et dont le cœur ici se fonde,</text:p>
        <text:p text:style-name="P7">Pour y vivre &amp; devenir gras.</text:p>
        <text:p text:style-name="P7"><text:tab/>Seigneur, tu leur emplis la pan<text:span text:style-name="T231">s</text:span>e</text:p>
        <text:p text:style-name="P7">De tes biens plus d<text:span text:style-name="T231">é</text:span>licieux :</text:p>
        <text:p text:style-name="P7">Leurs fils sont saouls, &amp; apr<text:span text:style-name="T231">è</text:span>s eux</text:p>
        <text:p text:style-name="P7">Laissent aux leurs toute abondance.</text:p>
        <text:p text:style-name="P13"/>
        <text:p text:style-name="P7"><text:tab/>Mais quant à moi, je te verrai</text:p>
        <text:p text:style-name="P7">Avec<text:span text:style-name="T456">(</text:span>que<text:span text:style-name="T231">)</text:span> ma vie innocente :</text:p>
        <text:p text:style-name="P7">Et de ta majesté pr<text:span text:style-name="T231">é</text:span>sente,</text:p>
        <text:p text:style-name="P7">M’éveillant je me soulerais</text:p>
        <text:h text:style-name="P199" text:outline-level="2">Psaume <text:span text:style-name="T366">18</text:span> (<text:span text:style-name="T374">Marot</text:span>, <text:span text:style-name="T374">15</text:span><text:span text:style-name="T371">43</text:span>)</text:h>
        <text:p text:style-name="P6">Nous savons par quelles difficulté<text:span text:style-name="T25">s</text:span> <text:span text:style-name="T25">&amp;</text:span> combien gran<text:span text:style-name="T394">d</text:span>s empê<text:span text:style-name="T394">chements</text:span> David est parvenu au royaume. Car jusques à la mort de Saül <text:span text:style-name="T25">é</text:span>tant fugitif &amp; comme bann<text:span text:style-name="T25">i</text:span> il a tellement quellemen<text:span text:style-name="T25">t</text:span> avec frayeurs <text:span text:style-name="T25">éc</text:span>happé sa vie entre plusieurs menaces &amp; dangers de mort. D’avantage après que Dieu l’eut de sa main constitué au siège royal, il fut incon<text:span text:style-name="T25">t</text:span>inent assaill<text:span text:style-name="T25">i</text:span> d’<text:span text:style-name="T25">é</text:span>motions &amp; rébellions de ses propres sujets<text:span text:style-name="T25"> </text:span>: &amp; bien souvent il ne s’est guère fa<text:span text:style-name="T394">l</text:span>lu qu’il n’ait du tout <text:span text:style-name="T25">é</text:span>té ruiné se trouvant que le parti qui ten<text:span text:style-name="T25">a</text:span>it contre lu<text:span text:style-name="T25">i</text:span> <text:span text:style-name="T25">é</text:span>t<text:span text:style-name="T25">a</text:span>it le plus fort. Et puis quant aux ennemis <text:span text:style-name="T25">é</text:span>trange<text:span text:style-name="T394">r</text:span>s, il en a toujours eu jusque-s-à sa vieillesse, voire &amp; qui lu<text:span text:style-name="T25">i</text:span> ont donné beaucoup de peine. Or eû<text:span text:style-name="T394">t</text:span>-il jamais surmonté tous ces maux, s’il n’eût <text:span text:style-name="T25">é</text:span>té aidé de la vertu de Dieu. Ainsi donc ayant ob<text:span text:style-name="T25">t</text:span>enu plusieurs victoires &amp; notables, il ne s’en chante point la louange à so<text:span text:style-name="T25">i</text:span>-même (comme ont accoutumé de faire les gens profanes) mais exalte &amp; magnifie par titres authentiques Dieu au<text:span text:style-name="T25">t</text:span>eur d<text:span text:style-name="T25">’</text:span>icelles. Le Psaume donc est le commencement auquel David exalte magnifiquement <text:span text:style-name="T394">l</text:span>a grâce admirable que Dieu av<text:span text:style-name="T25">a</text:span>it montrée envers lu<text:span text:style-name="T25">i</text:span>, tant <text:span text:style-name="T25">à le</text:span> mettre en possession du royaume, comme aussi à l’y maintenir puis après. II montre aussi qu’en son règne il y a eu une image &amp; portrait du règne de Christ, afin que les fidèles appren<text:span text:style-name="T394">ne</text:span>nt à se résoudre &amp; ass<text:span text:style-name="T25">u</text:span>rer, que ma<text:span text:style-name="T25">l</text:span>gré tout le monde, &amp; quelque résistance qu’il sach<text:span text:style-name="T25">e</text:span> faire, Christ néanmoins sera toujours victorieux par la puissance incompréhensible du Père.</text:p>
        <text:p text:style-name="P39"><text:span text:style-name="_3c_n_3e_"><text:span text:style-name="T495">[2]</text:span></text:span><text:tab/>JE t’aimera<text:span text:style-name="T213">is</text:span> en toute ob<text:span text:style-name="T213">é</text:span><text:span text:style-name="T231">i</text:span>ssance</text:p>
        <text:p text:style-name="P39">Tant que vivr<text:span text:style-name="T213">ai</text:span>, Ô mon Dieu ma puissance,</text:p>
        <text:p text:style-name="P39"><text:span text:style-name="_3c_n_3e_"><text:span text:style-name="T495">[3]</text:span></text:span><text:span text:style-name="T495"> </text:span>Dieu est mon roc, mon rempart haut &amp; sûr,</text:p>
        <text:p text:style-name="P39">C’est ma rançon, c’est mon fort d<text:span text:style-name="T231">é</text:span>fen<text:span text:style-name="T231">seu</text:span>r.</text:p>
        <text:p text:style-name="P67"><text:tab/>En lui seul gît ma fiance<text:note text:id="ftn44" text:note-class="footnote"><text:note-citation>44</text:note-citation><text:note-body><text:p text:style-name="P112">de <text:span text:style-name="T324">foi, </text:span><text:span text:style-name="T332">fier, fiancer</text:span><text:span text:style-name="T425"> « </text:span><text:span text:style-name="T426">confiance »</text:span></text:p></text:note-body></text:note> parfaite :</text:p>
        <text:p text:style-name="P39">C’est mon pavois, mes armes, ma re<text:span text:style-name="T453">t</text:span>raite :</text:p>
        <text:p text:style-name="P39"><text:span text:style-name="_3c_n_3e_"><text:span text:style-name="T495">[4]</text:span></text:span><text:span text:style-name="T495"> </text:span>Quand je l’exalte &amp; prie en ferme foi.</text:p>
        <text:p text:style-name="P39">Soudain <text:span text:style-name="T457">secours</text:span><text:span text:style-name="T457"><text:note text:id="ftn45" text:note-class="footnote"><text:note-citation>45</text:note-citation><text:note-body><text:p text:style-name="P115">était <text:span text:style-name="T324">recoux</text:span><text:span text:style-name="T425">, </text:span><text:span text:style-name="T427">d</text:span><text:span text:style-name="T135">e </text:span><text:span text:style-name="T129">rescousse</text:span><text:span text:style-name="T135">, et</text:span><text:span text:style-name="T427"> </text:span><text:span text:style-name="T334">res</text:span><text:span text:style-name="T335">courre</text:span><text:span text:style-name="T428"> « enlever, sauver »</text:span></text:p></text:note-body></text:note></text:span> des ennemis me voi<text:span text:style-name="T456">s</text:span>.</text:p>
        <text:p text:style-name="P39"><text:span text:style-name="_3c_n_3e_"><text:span text:style-name="T495">[5]</text:span></text:span><text:tab/>Dangers de mort un jour m’environn<text:span text:style-name="T231">è</text:span>rent,</text:p>
        <text:p text:style-name="P39">Et gran<text:span text:style-name="T456">d</text:span>s torren<text:span text:style-name="T456">t</text:span>s de malins m’<text:span text:style-name="T231">é</text:span>tonn<text:span text:style-name="T231">è</text:span>rent<text:note text:id="ftn46" text:note-class="footnote"><text:note-citation>46</text:note-citation><text:note-body><text:p text:style-name="Footnote">« <text:span text:style-name="T456">ébranler, frapper de stupeur »</text:span></text:p></text:note-body></text:note> :</text:p>
        <text:p text:style-name="P7"><text:span text:style-name="_3c_n_3e_"><text:span text:style-name="T495">[6]</text:span></text:span><text:span text:style-name="T495"> </text:span>J’<text:span text:style-name="T183">étais</text:span> bien pr<text:span text:style-name="T231">è</text:span>s du s<text:span text:style-name="T231">é</text:span>pulcre venu,</text:p>
        <text:p text:style-name="P7">Et des file<text:span text:style-name="T231">ts</text:span> de la mort pr<text:span text:style-name="T231">é</text:span>venu.</text:p>
        <text:p text:style-name="P13"><text:soft-page-break/></text:p>
        <text:p text:style-name="P7"><text:span text:style-name="_3c_n_3e_"><text:span text:style-name="T495">[7]</text:span></text:span><text:tab/>Ainsi pressé, soudain j’invoque &amp; prie</text:p>
        <text:p text:style-name="P7">Le Tout-puissant, haut à mon Dieu je crie :</text:p>
        <text:p text:style-name="P7">Mon cri au ciel jusqu’à lui pénétra,</text:p>
        <text:p text:style-name="P7">Si que ma voix en son oreille entra.</text:p>
        <text:p text:style-name="P7"><text:span text:style-name="_3c_n_3e_"><text:span text:style-name="T495">[8]</text:span></text:span><text:tab/>Incontinent trembl<text:span text:style-name="T231">è</text:span>rent les campagnes,</text:p>
        <text:p text:style-name="P7">Les fondemen<text:span text:style-name="T456">t</text:span>s des plus hautes montagnes</text:p>
        <text:p text:style-name="P7">Tous ébranlés s’<text:span text:style-name="T231">é</text:span>m<text:span text:style-name="T231">u</text:span>rent grandement :</text:p>
        <text:p text:style-name="P7">Car il était courroucé ardemment :</text:p>
        <text:p text:style-name="P13"/>
        <text:p text:style-name="P7"><text:span text:style-name="_3c_n_3e_"><text:span text:style-name="T495">[9]</text:span></text:span><text:tab/>En ses na<text:span text:style-name="T232">s</text:span>eaux lui monta la fumée,</text:p>
        <text:p text:style-name="P7">Feu â<text:span text:style-name="T457">p</text:span>re <text:span text:style-name="T457">sortait</text:span><text:span text:style-name="T457"><text:note text:id="ftn47" text:note-class="footnote"><text:note-citation>47</text:note-citation><text:note-body><text:p text:style-name="P114">était <text:span text:style-name="T324">issoit</text:span><text:span text:style-name="T425">, </text:span><text:span text:style-name="T429">du verbe </text:span><text:span text:style-name="T336">issir</text:span><text:span text:style-name="T429"> « sortir », </text:span><text:span text:style-name="T131">v</text:span><text:span text:style-name="T336">.</text:span><text:span text:style-name="T429"> </text:span><text:span text:style-name="T336">issu</text:span><text:span text:style-name="T130">e</text:span></text:p></text:note-body></text:note></text:span> de sa bouche allumée :</text:p>
        <text:p text:style-name="P7">Si enflambé en son courage était,</text:p>
        <text:p text:style-name="P7">Qu’arden<text:span text:style-name="T457">t</text:span>s charbons de toutes parts jetait.</text:p>
        <text:p text:style-name="P7"><text:span text:style-name="_3c_n_3e_"><text:span text:style-name="T495">[10]</text:span></text:span><text:tab/>Baissa le ciel, de descendre prit cure,</text:p>
        <text:p text:style-name="P7">Ayant sous pieds une brouée<text:note text:id="ftn48" text:note-class="footnote"><text:note-citation>48</text:note-citation><text:note-body><text:p text:style-name="Footnote">« <text:span text:style-name="T458">brouillard »</text:span></text:p></text:note-body></text:note> obscure :</text:p>
        <text:p text:style-name="P7"><text:span text:style-name="_3c_n_3e_"><text:span text:style-name="T495">[11]</text:span></text:span><text:span text:style-name="T495"> </text:span>Monté était sur ch<text:span text:style-name="T232">é</text:span>rubins mouvants,</text:p>
        <text:p text:style-name="P7">Volait guindé sur les ailes des vents.</text:p>
        <text:p text:style-name="_3c_ab_3e_">*</text:p>
        <text:p text:style-name="P7"><text:span text:style-name="_3c_n_3e_"><text:span text:style-name="T495">[12]</text:span></text:span><text:tab/>Et se cachait dedans les noires nues,</text:p>
        <text:p text:style-name="P7">Pour tabernacle autour de lui tendues.</text:p>
        <text:p text:style-name="P7"><text:span text:style-name="_3c_n_3e_"><text:span text:style-name="T495">[13]</text:span></text:span><text:span text:style-name="T495"> </text:span>En fin rendit par sa grande clarté,</text:p>
        <text:p text:style-name="P7">Ce gros amas de nues <text:span text:style-name="T233">é</text:span>carté :</text:p>
        <text:p text:style-name="P7"><text:tab/>Grêle jetant &amp; charbons vifs en terre,</text:p>
        <text:p text:style-name="P7">Au ciel menait l’Éternel grand tonnerre :</text:p>
        <text:p text:style-name="P7"><text:span text:style-name="_3c_n_3e_"><text:span text:style-name="T496">[14]</text:span></text:span><text:span text:style-name="T496"> </text:span>L’Altitonnant<text:note text:id="ftn49" text:note-class="footnote"><text:note-citation>49</text:note-citation><text:note-body><text:p text:style-name="P116">[de Dieu] « qui tonne d’en haut »</text:p></text:note-body></text:note> sa voix grosse hors mit,</text:p>
        <text:p text:style-name="P7">Et grêle &amp; feu sur la terre transmit.</text:p>
        <text:p text:style-name="P13"/>
        <text:p text:style-name="P7"><text:span text:style-name="_3c_n_3e_"><text:span text:style-name="T496">[15]</text:span></text:span><text:tab/>Lança ses dards, rompit toutes leurs bandes,</text:p>
        <text:p text:style-name="P7">Doubla l’<text:span text:style-name="T234">é</text:span>clair, leur donna frayeurs grandes :</text:p>
        <text:p text:style-name="P7"><text:span text:style-name="_3c_n_3e_"><text:span text:style-name="T496">[16]</text:span></text:span><text:span text:style-name="T496"> </text:span>À ta menace, &amp; du fort vent poussé</text:p>
        <text:p text:style-name="P7">Par toi, Seigneur, en ce point courroucé,</text:p>
        <text:p text:style-name="P7"><text:tab/>Furent canaux dénués de leur onde,</text:p>
        <text:p text:style-name="P7">Et découver<text:span text:style-name="T459">t</text:span>s les fondemen<text:span text:style-name="T459">t</text:span>s du monde.</text:p>
        <text:p text:style-name="P7"><text:span text:style-name="_3c_n_3e_"><text:span text:style-name="T496">[17]</text:span></text:span><text:span text:style-name="T496"> </text:span>Sa main d’en haut ici-bas me tendit,</text:p>
        <text:p text:style-name="P7">Et hors des eaux sain &amp; sauf me rendit :</text:p>
        <text:p text:style-name="P13"/>
        <text:p text:style-name="P7"><text:span text:style-name="_3c_n_3e_"><text:span text:style-name="T496">[18]</text:span></text:span><text:tab/>Me recourut des puissants &amp; haussaires<text:note text:id="ftn50" text:note-class="footnote"><text:note-citation>50</text:note-citation><text:note-body><text:p text:style-name="P117">« hautain, arrogant »</text:p></text:note-body></text:note>,</text:p>
        <text:p text:style-name="P7">Et plus que moi renforcés adversaires,</text:p>
        <text:p text:style-name="P7"><text:span text:style-name="_3c_n_3e_"><text:span text:style-name="T496">[19]</text:span></text:span><text:span text:style-name="T496"> </text:span>À mes dangers il pr<text:span text:style-name="T237">é</text:span>v<text:span text:style-name="T237">oi</text:span>t, &amp; pr<text:span text:style-name="T236">é</text:span>vint :</text:p>
        <text:p text:style-name="P7">Quand il fut temps, secours de Dieu me vint.</text:p>
        <text:p text:style-name="P7"><text:span text:style-name="_3c_n_3e_"><text:span text:style-name="T496">[20]</text:span></text:span><text:tab/>Me mit au large, &amp; si fit entreprise</text:p>
        <text:p text:style-name="P7">De me garder : car il me favorise,</text:p>
        <text:p text:style-name="P7"><text:span text:style-name="_3c_n_3e_"><text:span text:style-name="T496">[21]</text:span></text:span><text:span text:style-name="T496"> </text:span>Or m’a rendu selon mon <text:span text:style-name="T236">é</text:span>quité,</text:p>
        <text:p text:style-name="P7">Et de mes mains selon la pureté.</text:p>
        <text:p text:style-name="P13"/>
        <text:p text:style-name="P7"><text:soft-page-break/><text:span text:style-name="_3c_n_3e_"><text:span text:style-name="T496">[22]</text:span></text:span><text:tab/>Car du Seigneur j’av<text:span text:style-name="T243">ais</text:span> suivi la voie,</text:p>
        <text:p text:style-name="P7">N<text:span text:style-name="T243">i</text:span> r<text:span text:style-name="T243">é</text:span>volté mon cœur de lui n’av<text:span text:style-name="T243">ais</text:span> :</text:p>
        <text:p text:style-name="P7"><text:span text:style-name="_3c_n_3e_"><text:span text:style-name="T496">[23]</text:span></text:span><text:span text:style-name="T274"> </text:span><text:span text:style-name="T243">Mais</text:span><text:span text:style-name="T243"><text:note text:id="ftn51" text:note-class="footnote"><text:note-citation>51</text:note-citation><text:note-body><text:p text:style-name="P118">était <text:span text:style-name="T324">ains</text:span></text:p></text:note-body></text:note></text:span> toujours eu devant l’œil tous ses dits,</text:p>
        <text:p text:style-name="P7">Sans rejeter un seul de ses <text:span text:style-name="T244">é</text:span>dits :</text:p>
        <text:p text:style-name="P7"><text:span text:style-name="_3c_n_3e_"><text:span text:style-name="T496">[24]</text:span></text:span><text:tab/>Si qu’envers lui, entier en tout affaire</text:p>
        <text:p text:style-name="P7">Me suis montré, me gardant de mal-faire.</text:p>
        <text:p text:style-name="P7"><text:span text:style-name="_3c_n_3e_"><text:span text:style-name="T496">[25]</text:span></text:span><text:span text:style-name="T496"> </text:span>Or m’a rendu selon mon <text:span text:style-name="T244">é</text:span>quité,</text:p>
        <text:p text:style-name="P7">Et de mes mains selon la pureté.</text:p>
        <text:p text:style-name="_3c_ab_3e_">PAUSE.</text:p>
        <text:p text:style-name="P7"><text:span text:style-name="_3c_n_3e_"><text:span text:style-name="T496">[26]</text:span></text:span><text:tab/>Certes, Seigneur, qui sai<text:span text:style-name="T451">t</text:span> telles mes œuvres,</text:p>
        <text:p text:style-name="P7">Au bon très-bon, pur au pur te d<text:span text:style-name="T226">é</text:span>c<text:span text:style-name="T226">o</text:span>uvre <text:span text:style-name="T466">:</text:span></text:p>
        <text:p text:style-name="P7"><text:span text:style-name="_3c_n_3e_"><text:span text:style-name="T496">[27]</text:span></text:span><text:span text:style-name="T496"> </text:span>Tu es entier à qui entier sera,</text:p>
        <text:p text:style-name="P7">Et défaillant à qui failli aura.</text:p>
        <text:p text:style-name="P7"><text:span text:style-name="_3c_n_3e_"><text:span text:style-name="T496">[28]</text:span></text:span><text:tab/>Les humbles vivre en ta garde tu laisses,</text:p>
        <text:p text:style-name="P7">Et les sourcils des braves tu rabaisses.</text:p>
        <text:p text:style-name="P7"><text:span text:style-name="_3c_n_3e_"><text:span text:style-name="T496">[29]</text:span></text:span><text:span text:style-name="T496"> </text:span>Aussi, mon Dieu, ma lanterne allumas,</text:p>
        <text:p text:style-name="P7">Et éclairé en ténèbres tu m’as.</text:p>
        <text:p text:style-name="P13"/>
        <text:p text:style-name="P7"><text:span text:style-name="_3c_n_3e_"><text:span text:style-name="T496">[30]</text:span></text:span><text:tab/>Par toi donnai à travers la bataille,</text:p>
        <text:p text:style-name="P7">Mon Dieu devant, je sautai la muraille :</text:p>
        <text:p text:style-name="P7"><text:span text:style-name="_3c_n_3e_"><text:span text:style-name="T496">[31]</text:span></text:span><text:span text:style-name="T496"> </text:span>C’est l’Éternel qui entier est trouvé,</text:p>
        <text:p text:style-name="P7">Son parler est comme au feu éprouvé :</text:p>
        <text:p text:style-name="P7"><text:tab/>C’est un bouclier de forte résistance,</text:p>
        <text:p text:style-name="P21">Pour tous ceux-là qui ont en lui fiance<text:note text:id="ftn52" text:note-class="footnote"><text:note-citation>52</text:note-citation><text:note-body><text:p text:style-name="P112">de <text:span text:style-name="T324">foi, </text:span><text:span text:style-name="T332">fier, fiancer</text:span><text:span text:style-name="T425"> « </text:span><text:span text:style-name="T426">confiance »</text:span></text:p></text:note-body></text:note>,</text:p>
        <text:p text:style-name="P7"><text:span text:style-name="_3c_n_3e_"><text:span text:style-name="T496">[32]</text:span></text:span><text:span text:style-name="T496"> </text:span>Mais qui est Dieu, sinon le Supernel<text:note text:id="ftn53" text:note-class="footnote"><text:note-citation>53</text:note-citation><text:note-body><text:p text:style-name="P119">d<text:span text:style-name="T110">u latin</text:span> <text:span text:style-name="T324">supernus</text:span> « supérieur », « céleste »</text:p></text:note-body></text:note> ?</text:p>
        <text:p text:style-name="P7">Ou qui est fort, si ce n’est l’Éternel ?</text:p>
        <text:p text:style-name="P13"/>
        <text:p text:style-name="P7"><text:span text:style-name="_3c_n_3e_"><text:span text:style-name="T496">[33]</text:span></text:span><text:tab/>De hardiesse &amp; force il m’environne,</text:p>
        <text:p text:style-name="P7">Et sûre voie à mes emprises donne :</text:p>
        <text:p text:style-name="P7"><text:span text:style-name="_3c_n_3e_"><text:span text:style-name="T496">[34]</text:span></text:span><text:span text:style-name="T496"> </text:span>Mes pieds à ceux des chevreaux fait <text:span text:style-name="T248">é</text:span>gaux,</text:p>
        <text:p text:style-name="P7">Pour monter lieux difficiles &amp; hauts.</text:p>
        <text:p text:style-name="P7"><text:span text:style-name="_3c_n_3e_"><text:span text:style-name="T496">[35]</text:span></text:span><text:tab/>Ma main par lui aux armes est apprise,</text:p>
        <text:p text:style-name="P7">Si que du bras un arc d’acier je brise.</text:p>
        <text:p text:style-name="P7"><text:span text:style-name="_3c_n_3e_"><text:span text:style-name="T496">[36]</text:span></text:span><text:span text:style-name="T496"> </text:span>De son secours l’écu m’a apporté,</text:p>
        <text:p text:style-name="P7">Et m’a ta dextre<text:note text:id="ftn54" text:note-class="footnote"><text:note-citation>54</text:note-citation><text:note-body><text:p text:style-name="Footnote">« <text:span text:style-name="T467">droite »</text:span></text:p></text:note-body></text:note> au besoin supporté.</text:p>
        <text:p text:style-name="P13"/>
        <text:p text:style-name="P7"><text:span text:style-name="_3c_n_3e_"><text:span text:style-name="T496">[37]</text:span></text:span><text:tab/>Ta grande bonté, où mon espoir mett<text:span text:style-name="T243">ais</text:span>,</text:p>
        <text:p text:style-name="P7">M’a fait plus grand encore que je n’<text:span text:style-name="T243">é</text:span>tais :</text:p>
        <text:p text:style-name="P7">Pr<text:span text:style-name="T243">é</text:span>parer vins mon chemin sous mes pas,</text:p>
        <text:p text:style-name="P7">Dont mes talons glissan<text:span text:style-name="T409">t</text:span> ne furent pas :</text:p>
        <text:p text:style-name="P7"><text:span text:style-name="_3c_n_3e_"><text:span text:style-name="T496">[38]</text:span></text:span><text:tab/>Car ennemis sus poursuivre &amp; atteindre,</text:p>
        <text:p text:style-name="P7">Et ne revins sans du tout les <text:span text:style-name="T243">é</text:span>teindre.</text:p>
        <text:p text:style-name="P7"><text:span text:style-name="_3c_n_3e_"><text:span text:style-name="T497">[39]</text:span></text:span><text:span text:style-name="T497"> </text:span>Durer n’ont pu, tant bien les ai secou<text:span text:style-name="T243">e</text:span><text:span text:style-name="T243"><text:note text:id="ftn55" text:note-class="footnote"><text:note-citation>55</text:note-citation><text:note-body><text:p text:style-name="Footnote">« <text:span text:style-name="T465">secoué »</text:span></text:p></text:note-body></text:note></text:span>,</text:p>
        <text:p text:style-name="P23"><text:span text:style-name="T243">Mai</text:span>s<text:span text:style-name="T243"><text:note text:id="ftn56" text:note-class="footnote"><text:note-citation>56</text:note-citation><text:note-body><text:p text:style-name="P118">était <text:span text:style-name="T324">ains</text:span></text:p></text:note-body></text:note></text:span> à mes pieds tr<text:span text:style-name="T243">é</text:span>buch<text:span text:style-name="T243">è</text:span>rent de coups.</text:p>
        <text:p text:style-name="_3c_ab_3e_"><text:soft-page-break/>*</text:p>
        <text:p text:style-name="P7"><text:span text:style-name="_3c_n_3e_"><text:span text:style-name="T497">[40]</text:span></text:span><text:tab/>Circui<text:span text:style-name="T467">t</text:span><text:span text:style-name="T467"><text:note text:id="ftn57" text:note-class="footnote"><text:note-citation>57</text:note-citation><text:note-body><text:p text:style-name="Footnote">« <text:span text:style-name="T497">ceint, </text:span><text:span text:style-name="T467">entouré »</text:span></text:p></text:note-body></text:note></text:span> m’as de belliqueuse force,</text:p>
        <text:p text:style-name="P7">Ployant sous moi qui m’envahir s’efforce :</text:p>
        <text:p text:style-name="P7"><text:span text:style-name="_3c_n_3e_"><text:span text:style-name="T497">[41]</text:span></text:span><text:span text:style-name="T497"> </text:span>Tu me montras le dos des ennemis,</text:p>
        <text:p text:style-name="P7">Et mes haineux j’ai en ruine mis.</text:p>
        <text:p text:style-name="P7"><text:span text:style-name="_3c_n_3e_"><text:span text:style-name="T497">[42]</text:span></text:span><text:tab/>Ils ont crié, n’ont eu secours quelconques,</text:p>
        <text:p text:style-name="P87">Mêmes à Dieu, &amp; ne les ouït onques<text:span text:style-name="T548"><text:note text:id="ftn58" text:note-class="footnote"><text:note-citation>58</text:note-citation><text:note-body><text:p text:style-name="P133">du latin <text:span text:style-name="T324">u</text:span><text:span text:style-name="T125">m</text:span><text:span text:style-name="T324">quam</text:span> « une fois »</text:p></text:note-body></text:note></text:span>.</text:p>
        <text:p text:style-name="P7"><text:span text:style-name="_3c_n_3e_"><text:span text:style-name="T497">[43]</text:span></text:span><text:span text:style-name="T497"> </text:span>Comme la poudre au vent les ai rendus,</text:p>
        <text:p text:style-name="P7">Et comme fange en la place <text:span text:style-name="T248">é</text:span>tendus.</text:p>
        <text:p text:style-name="P13"/>
        <text:p text:style-name="P7"><text:span text:style-name="_3c_n_3e_"><text:span text:style-name="T497">[44]</text:span></text:span><text:tab/>D<text:span text:style-name="T248">é</text:span>livré m’as du mutin populaire,</text:p>
        <text:p text:style-name="P7">Et t’a<text:span text:style-name="T467">s</text:span> plu chef des nations me faire :</text:p>
        <text:p text:style-name="P7">Voir le peuple, à moi peuple inco<text:span text:style-name="T248">n</text:span>nu,</text:p>
        <text:p text:style-name="P7">Sous mon renom obéir m’est venu.</text:p>
        <text:p text:style-name="P7"><text:span text:style-name="_3c_n_3e_"><text:span text:style-name="T497">[45]</text:span></text:span><text:tab/>Maints étrangers, par servile contrainte,</text:p>
        <text:p text:style-name="P7">M’ont fait honneur d’ob<text:span text:style-name="T248">é</text:span>issance feinte :</text:p>
        <text:p text:style-name="P7"><text:span text:style-name="_3c_n_3e_"><text:span text:style-name="T497">[46]</text:span></text:span><text:span text:style-name="T497"> </text:span>Maints étrangers redoutan<text:span text:style-name="T409">t</text:span> mes efforts,</text:p>
        <text:p text:style-name="P7">Épouvantés ont tremblé en leurs forts.</text:p>
        <text:p text:style-name="P13"/>
        <text:p text:style-name="P7"><text:span text:style-name="_3c_n_3e_"><text:span text:style-name="T497">[47]</text:span></text:span><text:tab/>Vive mon Dieu, à mon Sauveur soit gloire.</text:p>
        <text:p text:style-name="P7">Exalté soit le Dieu de ma victoire,</text:p>
        <text:p text:style-name="P7"><text:span text:style-name="_3c_n_3e_"><text:span text:style-name="T497">[48]</text:span></text:span><text:span text:style-name="T497"> </text:span>Qui m’a donné pouvoir de me venger,</text:p>
        <text:p text:style-name="P7">Et qui sous moi les peuples fait r<text:span text:style-name="T248">a</text:span>nger :</text:p>
        <text:p text:style-name="P7"><text:span text:style-name="_3c_n_3e_"><text:span text:style-name="T497">[49]</text:span></text:span><text:tab/>Me gar<text:span text:style-name="T248">a</text:span>ntit qu’ennemis ne me grèvent :</text:p>
        <text:p text:style-name="P7">M’élève haut sur tous ceux qui s’élèvent</text:p>
        <text:p text:style-name="P7">Encontre moi, me d<text:span text:style-name="T248">é</text:span>livrant à plein</text:p>
        <text:p text:style-name="P7">De l’homme ayant le cœur d’outrage plein.</text:p>
        <text:p text:style-name="P13"/>
        <text:p text:style-name="P88"><text:span text:style-name="_3c_n_3e_"><text:span text:style-name="T497">[50]</text:span></text:span><text:tab/>Pourtant, mon Dieu, parmi les gens étranges<text:note text:id="ftn59" text:note-class="footnote"><text:note-citation>59</text:note-citation><text:note-body><text:p text:style-name="Footnote">« <text:span text:style-name="T550">étranger</text:span><text:span text:style-name="T122">s</text:span><text:span text:style-name="T550"> »</text:span></text:p></text:note-body></text:note></text:p>
        <text:p text:style-name="P7">Te b<text:span text:style-name="T248">é</text:span>nirai, en chantant tes louanges.</text:p>
        <text:p text:style-name="P7"><text:span text:style-name="_3c_n_3e_"><text:span text:style-name="T497">[51]</text:span></text:span><text:span text:style-name="T497"> </text:span>Ce Dieu je di<text:span text:style-name="T468">s</text:span>, qui magnifiquement</text:p>
        <text:p text:style-name="P7">Sauva son Roi, &amp; qui uniquement</text:p>
        <text:p text:style-name="P7">David son Oint traite en grande cl<text:span text:style-name="T249">é</text:span>mence</text:p>
        <text:p text:style-name="P7">Traitant de même à jamais sa semence.</text:p>
        <text:h text:style-name="P199" text:outline-level="2">Psaume <text:span text:style-name="T366">19</text:span> (<text:span text:style-name="T364">Marot</text:span>, <text:span text:style-name="T374">1539</text:span>)</text:h>
        <text:p text:style-name="P6">David voulant exhorter les fidèles à considérer <text:span text:style-name="T469">l</text:span>a gloire de Dieu, en propose premièrement un miroir en la machine des cieux, &amp; en l’artifice de cet ordre si exquis &amp; proprement compassé que l’on y voit <text:span text:style-name="T470">;</text:span> après cela il nous ram<text:span text:style-name="T26">è</text:span>ne <text:span text:style-name="T26">à</text:span> la Lo<text:span text:style-name="T26">i</text:span>, en laquelle Dieu s’est donné à co<text:span text:style-name="T26">nnaî</text:span>tre plus familièrement au peuple <text:span text:style-name="T26">élu</text:span>. Ainsi prenant occasion de là, il poursu<text:span text:style-name="T395">i</text:span>t plus longuement ce<text:span text:style-name="T26">t</text:span>te grâce spéciale, nous recommandant &amp; magnifiant l’usage de la Lo<text:span text:style-name="T26">i</text:span>. Finalement il conclu<text:span text:style-name="T26">t</text:span> le Psaume par une prière.</text:p>
        <text:p text:style-name="P39"><text:span text:style-name="_3c_n_3e_"><text:span text:style-name="T529">[2]</text:span></text:span><text:tab/>L<text:span text:style-name="T290">e</text:span>s cieux en chacun lieu,</text:p>
        <text:p text:style-name="P39">La puissance de Dieu,</text:p>
        <text:p text:style-name="P68">Ra content aux humains :</text:p>
        <text:p text:style-name="P68"><text:soft-page-break/>Ce grand entour <text:span text:style-name="T250">é</text:span>pars,</text:p>
        <text:p text:style-name="P39">Publie en toutes pars</text:p>
        <text:p text:style-name="P39">L’ouvrage de ses mains.</text:p>
        <text:p text:style-name="P39"><text:span text:style-name="_3c_n_3e_"><text:span text:style-name="T529">[3]</text:span></text:span><text:tab/>Jour apr<text:span text:style-name="T250">è</text:span>s jour coulant,</text:p>
        <text:p text:style-name="P39">Du Seigneur va parlant,</text:p>
        <text:p text:style-name="P39">Par longue exp<text:span text:style-name="T250">é</text:span>rience :</text:p>
        <text:p text:style-name="P68">La nuit suivant la nuit,</text:p>
        <text:p text:style-name="P68">Nous prêche &amp; nous instruit,</text:p>
        <text:p text:style-name="P39">De sa grande sapience.</text:p>
        <text:p text:style-name="P13"/>
        <text:p text:style-name="P7"><text:span text:style-name="_3c_n_3e_"><text:span text:style-name="T529">[4]</text:span></text:span><text:tab/>Et n’y a nation,</text:p>
        <text:p text:style-name="P7">Langue, prolation<text:note text:id="ftn60" text:note-class="footnote"><text:note-citation>60</text:note-citation><text:note-body><text:p text:style-name="P120">[musique] « diction, ornement »</text:p></text:note-body></text:note>,</text:p>
        <text:p text:style-name="P88">Tant soit d’étranges<text:note text:id="ftn61" text:note-class="footnote"><text:note-citation>61</text:note-citation><text:note-body><text:p text:style-name="Footnote">« <text:span text:style-name="T550">étranger</text:span><text:span text:style-name="T122">s</text:span><text:span text:style-name="T550"> »</text:span></text:p></text:note-body></text:note> lieux,</text:p>
        <text:p text:style-name="P7">Qui n’<text:span text:style-name="T250">oit</text:span> bien le son,</text:p>
        <text:p text:style-name="P7">La mani<text:span text:style-name="T251">è</text:span>re &amp; façon</text:p>
        <text:p text:style-name="P7">Du langage des cieux.</text:p>
        <text:p text:style-name="P7"><text:span text:style-name="_3c_n_3e_"><text:span text:style-name="T529">[5]</text:span></text:span><text:tab/>Leur tour partout s’<text:span text:style-name="T251">é</text:span>tend,</text:p>
        <text:p text:style-name="P7">Et leur propos s’entend</text:p>
        <text:p text:style-name="P7">Jusques au bout du monde :</text:p>
        <text:p text:style-name="P7">Dieu en eux a posé</text:p>
        <text:p text:style-name="P7">Palais bien composé</text:p>
        <text:p text:style-name="P7">Au soleil clair &amp; m<text:span text:style-name="T251">o</text:span>nde.</text:p>
        <text:p text:style-name="P13"/>
        <text:p text:style-name="P7"><text:span text:style-name="_3c_n_3e_"><text:span text:style-name="T529">[6]</text:span></text:span><text:tab/>Dont il sort, ainsi beau</text:p>
        <text:p text:style-name="P7">Comme un époux nouveau</text:p>
        <text:p text:style-name="P7">De son<text:span text:style-name="T474">s</text:span> paré<text:span text:style-name="T474">s</text:span> pourpris<text:note text:id="ftn62" text:note-class="footnote"><text:note-citation>62</text:note-citation><text:note-body><text:p text:style-name="Footnote"><text:span text:style-name="T471">de </text:span><text:span text:style-name="T333">pourprendre</text:span><text:span text:style-name="T471"> « envahir »</text:span></text:p></text:note-body></text:note> :</text:p>
        <text:p text:style-name="P7">Semble un grand prince à voir,</text:p>
        <text:p text:style-name="P7">S’égayant pour avoir</text:p>
        <text:p text:style-name="P7">D’une course le pri<text:span text:style-name="T252">x</text:span>.</text:p>
        <text:p text:style-name="P7"><text:span text:style-name="_3c_n_3e_"><text:span text:style-name="T529">[7]</text:span></text:span><text:tab/>D’un bout des cieux il part,</text:p>
        <text:p text:style-name="P7">Et atteint l’autre part</text:p>
        <text:p text:style-name="P7">En un jour, tant est vite :</text:p>
        <text:p text:style-name="P7">Outre-plus, n’y a rien</text:p>
        <text:p text:style-name="P7">En ce val terrien,</text:p>
        <text:p text:style-name="P7">Qui sa chaleur <text:span text:style-name="T252">é</text:span>vite.</text:p>
        <text:p text:style-name="_3c_ab_3e_">*</text:p>
        <text:p text:style-name="P7"><text:span text:style-name="_3c_n_3e_"><text:span text:style-name="T529">[8]</text:span></text:span><text:tab/>La très-enti<text:span text:style-name="T252">è</text:span>re Loi</text:p>
        <text:p text:style-name="P7">De Dieu souverain Roi,</text:p>
        <text:p text:style-name="P7">Vient l’âme restaurant :</text:p>
        <text:p text:style-name="P7">Son témoignage sûr,</text:p>
        <text:p text:style-name="P7">Sapience en douceur</text:p>
        <text:p text:style-name="P7">Montre à l’humble ignorant.</text:p>
        <text:p text:style-name="P7"><text:span text:style-name="_3c_n_3e_"><text:span text:style-name="T529">[9]</text:span></text:span><text:tab/>D’icelui Roi des rois,</text:p>
        <text:p text:style-name="P7">Les mandemen<text:span text:style-name="T472">t</text:span>s sont droits,</text:p>
        <text:p text:style-name="P7">Et joie au cœur assignent :</text:p>
        <text:p text:style-name="P7">Les commandemen<text:span text:style-name="T472">t</text:span>s saints</text:p>
        <text:p text:style-name="P7">De Dieu sont purs &amp; sains,</text:p>
        <text:p text:style-name="P7"><text:soft-page-break/>Et les yeux illuminent.</text:p>
        <text:p text:style-name="P13"/>
        <text:p text:style-name="P7"><text:span text:style-name="_3c_n_3e_"><text:span text:style-name="T529">[10]</text:span></text:span><text:tab/>L’ob<text:span text:style-name="T252">é</text:span>issance à lui,</text:p>
        <text:p text:style-name="P7">Est un très-saint appui</text:p>
        <text:p text:style-name="P7">À perp<text:span text:style-name="T252">é</text:span>tuité :</text:p>
        <text:p text:style-name="P7">Dieu ne fait jugement,</text:p>
        <text:p text:style-name="P7">Qui véritablement</text:p>
        <text:p text:style-name="P7">Ne soit plein d’<text:span text:style-name="T252">é</text:span>quité.</text:p>
        <text:p text:style-name="P7"><text:span text:style-name="_3c_n_3e_"><text:span text:style-name="T529">[11]</text:span></text:span><text:tab/>Ces choses sont encor’</text:p>
        <text:p text:style-name="P7">Plus d<text:span text:style-name="T252">é</text:span>sirables qu’or,</text:p>
        <text:p text:style-name="P7">Fût-ce fin or de touche.</text:p>
        <text:p text:style-name="P7">Et en un cœur sans fiel,</text:p>
        <text:p text:style-name="P7">Sont plus douces que miel,</text:p>
        <text:p text:style-name="P7"><text:span text:style-name="T252">Et</text:span> pain de miel en bouche.</text:p>
        <text:p text:style-name="P13"/>
        <text:p text:style-name="P7"><text:span text:style-name="_3c_n_3e_"><text:span text:style-name="T529">[12]</text:span></text:span><text:tab/>Qui servir te voudra,</text:p>
        <text:p text:style-name="P7">Par ces points apprendra</text:p>
        <text:p text:style-name="P7">À ne se fourvoyer :</text:p>
        <text:p text:style-name="P7">Et en les observant,</text:p>
        <text:p text:style-name="P7">En aura le servant</text:p>
        <text:p text:style-name="P7">Grand &amp; riche loyer.</text:p>
        <text:p text:style-name="P7"><text:span text:style-name="_3c_n_3e_"><text:span text:style-name="T529">[13]</text:span></text:span><text:tab/>Mais où se trouvera,</text:p>
        <text:p text:style-name="P7">Qui ses fautes saura</text:p>
        <text:p text:style-name="P7">Nombrer, penser, n<text:span text:style-name="T253">i</text:span> dire ?</text:p>
        <text:p text:style-name="P7">Las ! de tant de p<text:span text:style-name="T253">é</text:span>chés,</text:p>
        <text:p text:style-name="P7">Qui me sont tous cachés,</text:p>
        <text:p text:style-name="P7">Purge-moi, très-cher Sire.</text:p>
        <text:p text:style-name="P13"/>
        <text:p text:style-name="P7"><text:span text:style-name="_3c_n_3e_"><text:span text:style-name="T529">[14]</text:span></text:span><text:tab/>Aussi des gran<text:span text:style-name="T473">d</text:span>s forfaits</text:p>
        <text:p text:style-name="P7">Témérairement faits,</text:p>
        <text:p text:style-name="P7">Soit ton serf relâché :</text:p>
        <text:p text:style-name="P7">Qu’ils ne r<text:span text:style-name="T254">è</text:span>gnent en moi :</text:p>
        <text:p text:style-name="P7">Si serai hors d’émoi,</text:p>
        <text:p text:style-name="P7">Et net de grand p<text:span text:style-name="T254">é</text:span>ché.</text:p>
        <text:p text:style-name="P7"><text:span text:style-name="_3c_n_3e_"><text:span text:style-name="T529">[15]</text:span></text:span><text:tab/>Ma bouche prononcer,</text:p>
        <text:p text:style-name="P7"><text:span text:style-name="T474">Et</text:span> mon cœur rien penser</text:p>
        <text:p text:style-name="P7">Ne puisse, qui ne plaise</text:p>
        <text:p text:style-name="P7">À toi, mon défendeur,</text:p>
        <text:p text:style-name="P7">Sauveur &amp; amendeur<text:note text:id="ftn63" text:note-class="footnote"><text:note-citation>63</text:note-citation><text:note-body><text:p text:style-name="P121">de <text:span text:style-name="T324">amender</text:span><text:span text:style-name="T425"> « rectifier, améliorer »</text:span></text:p></text:note-body></text:note></text:p>
        <text:p text:style-name="P7">De ma vie mauvaise.</text:p>
        <text:h text:style-name="P200" text:outline-level="2">Psaume <text:span text:style-name="T366">20</text:span> (<text:span text:style-name="T378">Bèze</text:span>, <text:span text:style-name="T378">1551</text:span>)</text:h>
        <text:p text:style-name="P6">Ce Psaume contient une prière commune de l’Église pour le Ro<text:span text:style-name="T27">i</text:span> d’Israël, afin que Dieu lu<text:span text:style-name="T27">i</text:span> donne secours &amp; le retire des dangers<text:span text:style-name="T27"> </text:span>: &amp; aussi qu’il lu<text:span text:style-name="T27">i</text:span> plaise conserver l’<text:span text:style-name="T396">ét</text:span>at du royaume &amp; le faire prospérer, d’autant qu’il conten<text:span text:style-name="T27">ait</text:span> en so<text:span text:style-name="T27">i</text:span> le salut commun. À quo<text:span text:style-name="T27">i</text:span> est a<text:span text:style-name="T27">jou</text:span>tée une promesse, que Dieu présidera sur ce royaume, duquel il est auteur, tellement qu’il veillera pour la conservation perpétuelle d’icelu<text:span text:style-name="T27">i</text:span>.</text:p>
        <text:p text:style-name="P7"><text:span text:style-name="_3c_n_3e_"><text:span text:style-name="T530">[2]</text:span></text:span><text:tab/>LE Seigneur ta pri<text:span text:style-name="T255">è</text:span>re entende</text:p>
        <text:p text:style-name="P39"><text:soft-page-break/>En ta n<text:span text:style-name="T255">é</text:span>cessité :</text:p>
        <text:p text:style-name="P39">Le Dieu de Jacob te d<text:span text:style-name="T255">é</text:span>fende</text:p>
        <text:p text:style-name="P39">En ton adversité.</text:p>
        <text:p text:style-name="P39"><text:span text:style-name="_3c_n_3e_"><text:span text:style-name="T530">[3]</text:span></text:span><text:tab/>De son lieu saint en ta complainte</text:p>
        <text:p text:style-name="P39">À tes maux il subvienne :</text:p>
        <text:p text:style-name="P39">De Sion sa montagne sainte,</text:p>
        <text:p text:style-name="P39">Il te garde &amp; soutienne.</text:p>
        <text:p text:style-name="P13"/>
        <text:p text:style-name="P7"><text:span text:style-name="_3c_n_3e_"><text:span text:style-name="T530">[4]</text:span></text:span><text:tab/>De tes offertes &amp; services</text:p>
        <text:p text:style-name="P7">Se ve<text:span text:style-name="T475">u</text:span>ille souvenir,</text:p>
        <text:p text:style-name="P7">Et faire tous tes sacrifices</text:p>
        <text:p text:style-name="P7">En cendre devenir :</text:p>
        <text:p text:style-name="P7"><text:span text:style-name="_3c_n_3e_"><text:span text:style-name="T530">[5]</text:span></text:span><text:tab/>Te donne issue en ton affaire</text:p>
        <text:p text:style-name="P7">Telle que tu demandes :</text:p>
        <text:p text:style-name="P7">V<text:span text:style-name="T255">eu</text:span>ille tes emprises parfaire,</text:p>
        <text:p text:style-name="P7">Et petites &amp; grandes.</text:p>
        <text:p text:style-name="P13"/>
        <text:p text:style-name="P7"><text:span text:style-name="_3c_n_3e_"><text:span text:style-name="T530">[6]</text:span></text:span><text:tab/>Dieu ve<text:span text:style-name="T475">u</text:span>ille accomplir tes pri<text:span text:style-name="T256">è</text:span>res,</text:p>
        <text:p text:style-name="P7"><text:span text:style-name="T478">Af</text:span>in que tous joyeux</text:p>
        <text:p text:style-name="P7">Dressions enseignes &amp; ba<text:span text:style-name="T476">n</text:span>ni<text:span text:style-name="T256">è</text:span>res</text:p>
        <text:p text:style-name="P7">En son nom glorieux :</text:p>
        <text:p text:style-name="P7"><text:span text:style-name="_3c_n_3e_"><text:span text:style-name="T530">[7]</text:span></text:span><text:tab/>Disan<text:span text:style-name="T409">t</text:span>, Dieu de sa sainte place</text:p>
        <text:p text:style-name="P7">À son Roi amiable<text:note text:id="ftn64" text:note-class="footnote"><text:note-citation>64</text:note-citation><text:note-body><text:p text:style-name="P122">de <text:span text:style-name="T324">ami</text:span> « <text:span text:style-name="T477">plein d’amitié, d’amour, de charité »</text:span></text:p></text:note-body></text:note></text:p>
        <text:p text:style-name="P7">A répondu, lui faisant grâce,</text:p>
        <text:p text:style-name="P7">Par sa main secourable.</text:p>
        <text:p text:style-name="P13"/>
        <text:p text:style-name="P21"><text:span text:style-name="_3c_n_3e_"><text:span text:style-name="T530">[8]</text:span></text:span><text:tab/>Nos ennemis av<text:span text:style-name="T256">ai</text:span>ent fiance<text:note text:id="ftn65" text:note-class="footnote"><text:note-citation>65</text:note-citation><text:note-body><text:p text:style-name="P112">de <text:span text:style-name="T324">foi, </text:span><text:span text:style-name="T332">fier, fiancer</text:span><text:span text:style-name="T425"> « </text:span><text:span text:style-name="T426">confiance »</text:span></text:p></text:note-body></text:note></text:p>
        <text:p text:style-name="P7">En leurs chars &amp; chevaux :</text:p>
        <text:p text:style-name="P7">Et nous invoquions la puissance</text:p>
        <text:p text:style-name="P7">Du Seigneur en nos maux.</text:p>
        <text:p text:style-name="P7"><text:span text:style-name="_3c_n_3e_"><text:span text:style-name="T530">[9]</text:span></text:span><text:tab/>Aussi est-elle renversée</text:p>
        <text:p text:style-name="P7">Leur puissance tant fi<text:span text:style-name="T256">è</text:span>re :</text:p>
        <text:p text:style-name="P7">Et notre force est redressée,</text:p>
        <text:p text:style-name="P7">Plus que jamais enti<text:span text:style-name="T256">è</text:span>re.</text:p>
        <text:p text:style-name="P13"/>
        <text:p text:style-name="P7"><text:span text:style-name="_3c_n_3e_"><text:span text:style-name="T530">[10]</text:span></text:span><text:tab/>Seigneur, plaise toi nous défendre,</text:p>
        <text:p text:style-name="P7">Et faire que le Roi</text:p>
        <text:p text:style-name="P7">Puisse nos requêtes entendre,</text:p>
        <text:p text:style-name="P7">Encontre tout effroi.</text:p>
        <text:h text:style-name="P200" text:outline-level="2">Psaume <text:span text:style-name="T366">21</text:span> (<text:span text:style-name="T378">Bèze</text:span>, <text:span text:style-name="T378">1551</text:span>)</text:h>
        <text:p text:style-name="P6">Ce Psaume contient une action de grâces solennelle pour l’<text:span text:style-name="T28">é</text:span>tat heureux &amp; prospérité du Roi. Le précédent &amp; ce<text:span text:style-name="T28">l</text:span>u<text:span text:style-name="T28">i</text:span>-ci revie<text:span text:style-name="T397">n</text:span>nent quasi <text:span text:style-name="T28">t</text:span>out <text:span text:style-name="T28">à</text:span> un<text:span text:style-name="T28"> </text:span>: car comme en l’autre est donnée une commune formule de prier, <text:span text:style-name="T28">à</text:span> ce que tout le peuple ait soin du salut de son chef<text:span text:style-name="T28"> </text:span>: aussi en ce<text:span text:style-name="T28">lui</text:span>-ci est montr<text:span text:style-name="T28">é</text:span> que la jo<text:span text:style-name="T28">i</text:span>e publique consiste en la prospérité du Ro<text:span text:style-name="T28">i </text:span>: car Dieu par ce moyen voul<text:span text:style-name="T28">a</text:span>it conserver tout le corps en son entier. Mais principalement le saint Esprit a voulu <text:span text:style-name="T397">i</text:span>ci adress<text:span text:style-name="T28">e</text:span>r les cœurs des fidèles à Christ, qui <text:span text:style-name="T28">éta</text:span>it la fin &amp; perfection de ce <text:soft-page-break/>Royaume, a<text:span text:style-name="T28">f</text:span>in qu’ils sussent qu’ils ne pouv<text:span text:style-name="T28">ai</text:span>ent être sauv<text:span text:style-name="T28">és</text:span> sinon sous le chef que Dieu lu<text:span text:style-name="T28">i</text:span>-même leur av<text:span text:style-name="T28">a</text:span>it ordonné.</text:p>
        <text:p text:style-name="P7"><text:span text:style-name="_3c_n_3e_"><text:span text:style-name="T530">[2]</text:span></text:span><text:tab/>S<text:span text:style-name="T291">e</text:span>igneur, le Roi s’<text:span text:style-name="T258">é</text:span>jouira,</text:p>
        <text:p text:style-name="P39">D’avoir eu d<text:span text:style-name="T258">é</text:span>livrance</text:p>
        <text:p text:style-name="P39">Par ta grande puissance :</text:p>
        <text:p text:style-name="P39"><text:tab/>Ô combien joyeux il sera,</text:p>
        <text:p text:style-name="P39">D’ainsi soudain se voir</text:p>
        <text:p text:style-name="P69">Re<text:span text:style-name="T479">s</text:span>cou<text:span text:style-name="T258">s</text:span><text:span text:style-name="T232"><text:note text:id="ftn66" text:note-class="footnote"><text:note-citation>66</text:note-citation><text:note-body><text:p text:style-name="P115">était <text:span text:style-name="T324">recoux</text:span><text:span text:style-name="T425">, </text:span><text:span text:style-name="T427">d</text:span><text:span text:style-name="T135">e </text:span><text:span text:style-name="T129">rescousse</text:span><text:span text:style-name="T135">, et</text:span><text:span text:style-name="T427"> </text:span><text:span text:style-name="T334">res</text:span><text:span text:style-name="T335">courre</text:span><text:span text:style-name="T428"> « enlever, sauver »</text:span></text:p></text:note-body></text:note></text:span> par ton pouvoir.</text:p>
        <text:p text:style-name="P13"/>
        <text:p text:style-name="P7"><text:span text:style-name="_3c_n_3e_"><text:span text:style-name="T530">[3]</text:span></text:span><text:tab/>L’issue de tout son souhait</text:p>
        <text:p text:style-name="P7">Telle qu’a demandée,</text:p>
        <text:p text:style-name="P7">Tu lui as accordée.</text:p>
        <text:p text:style-name="P7"><text:tab/>Et de sa bouche quoi qu’il ait</text:p>
        <text:p text:style-name="P7">Seulement prononcé,</text:p>
        <text:p text:style-name="P7">Toujours l’as exaucé.</text:p>
        <text:p text:style-name="P13"/>
        <text:p text:style-name="P7"><text:span text:style-name="_3c_n_3e_"><text:span text:style-name="T530">[4]</text:span></text:span><text:tab/>Même avant qu’en être requis,</text:p>
        <text:p text:style-name="P7">Tes biens lui vien<text:span text:style-name="T480">t</text:span> épandre,</text:p>
        <text:p text:style-name="P7">Sans sa pri<text:span text:style-name="T259">è</text:span>re attendre.</text:p>
        <text:p text:style-name="P7"><text:tab/>Un diad<text:span text:style-name="T259">è</text:span>me fort exquis,</text:p>
        <text:p text:style-name="P7">De fin or composé,</text:p>
        <text:p text:style-name="P7">Sur son chef as posé.</text:p>
        <text:p text:style-name="P13"/>
        <text:p text:style-name="P7"><text:span text:style-name="_3c_n_3e_"><text:span text:style-name="T530">[5]</text:span></text:span><text:tab/>Il te demandait seulement</text:p>
        <text:p text:style-name="P7">Que lui fisses la grâce</text:p>
        <text:p text:style-name="P7">De vivre quelque espace :</text:p>
        <text:p text:style-name="P7"><text:tab/>Et là-dessus bien longuement</text:p>
        <text:p text:style-name="P7">Durer tu lui permets,</text:p>
        <text:p text:style-name="P7">Voire pour tout jamais.</text:p>
        <text:p text:style-name="P13"/>
        <text:p text:style-name="P7"><text:span text:style-name="_3c_n_3e_"><text:span text:style-name="T530">[6]</text:span></text:span><text:tab/>Par le moyen de ta bonté,</text:p>
        <text:p text:style-name="P7">On voit partout semée</text:p>
        <text:p text:style-name="P7">Sa bonne renommée :</text:p>
        <text:p text:style-name="P7"><text:tab/>Car tu lui as toujours <text:span text:style-name="T481">é</text:span>té</text:p>
        <text:p text:style-name="P7">Et de gloire &amp; d’honneur</text:p>
        <text:p text:style-name="P7">Tr<text:span text:style-name="T260">è</text:span>s-lib<text:span text:style-name="T260">é</text:span>ral donneur.</text:p>
        <text:p text:style-name="P13"/>
        <text:p text:style-name="P7"><text:span text:style-name="_3c_n_3e_"><text:span text:style-name="T530">[7]</text:span></text:span><text:tab/>Tu l’as fait tel qu’à l’advenir</text:p>
        <text:p text:style-name="P7">Il servira d’exemple,</text:p>
        <text:p text:style-name="P7">Où ta grâce on contemple :</text:p>
        <text:p text:style-name="P7"><text:tab/>Tu l’as fait joyeux devenir,</text:p>
        <text:p text:style-name="P7">Jetant sur lui tes yeux</text:p>
        <text:p text:style-name="P7">D’un regard gracieux.</text:p>
        <text:p text:style-name="_3c_ab_3e_">*</text:p>
        <text:p text:style-name="P7"><text:span text:style-name="_3c_n_3e_"><text:span text:style-name="T530">[8]</text:span></text:span><text:tab/>Car le Roi met en cet assaut,</text:p>
        <text:p text:style-name="P7">Pour sa pleine ass<text:span text:style-name="T224">u</text:span>rance,</text:p>
        <text:p text:style-name="P7">En Dieu son esp<text:span text:style-name="T261">é</text:span>rance :</text:p>
        <text:p text:style-name="P7"><text:tab/>Il attend secours du Tr<text:span text:style-name="T261">è</text:span>s-haut,</text:p>
        <text:p text:style-name="P7"><text:soft-page-break/>Dont se peut ass<text:span text:style-name="T261">u</text:span>rer</text:p>
        <text:p text:style-name="P7">De ferme demeurer.</text:p>
        <text:p text:style-name="P13"/>
        <text:p text:style-name="P7"><text:span text:style-name="_3c_n_3e_"><text:span text:style-name="T530">[9]</text:span></text:span><text:tab/>Ta main suffit bien pour fra<text:span text:style-name="T482">p</text:span>per,</text:p>
        <text:p text:style-name="P7">Voire du tout défaire</text:p>
        <text:p text:style-name="P7">Quiconque t’est contraire.</text:p>
        <text:p text:style-name="P7"><text:tab/>Ta main saura bien attraper</text:p>
        <text:p text:style-name="P60">Ceux qui ton los<text:note text:id="ftn67" text:note-class="footnote"><text:note-citation>67</text:note-citation><text:note-body><text:p text:style-name="P107">de <text:span text:style-name="T324">louer</text:span> « renom »</text:p></text:note-body></text:note> &amp; pri<text:span text:style-name="T482">x</text:span></text:p>
        <text:p text:style-name="P7">Auront eu en mépris.</text:p>
        <text:p text:style-name="P13"/>
        <text:p text:style-name="P7"><text:span text:style-name="_3c_n_3e_"><text:span text:style-name="T530">[10]</text:span></text:span><text:tab/>Ton courroux les embrasera,</text:p>
        <text:p text:style-name="P7">Ainsi qu’une fournaise</text:p>
        <text:p text:style-name="P7">Toute rouge de braise.</text:p>
        <text:p text:style-name="P7"><text:tab/>Ton ire les engloutira :</text:p>
        <text:p text:style-name="P7">En tes feux allumés</text:p>
        <text:p text:style-name="P7">Tôt seront consumés.</text:p>
        <text:p text:style-name="P13"/>
        <text:p text:style-name="P7"><text:span text:style-name="_3c_n_3e_"><text:span text:style-name="T530">[11]</text:span></text:span><text:tab/>Raclés seront enti<text:span text:style-name="T482">è</text:span>rement</text:p>
        <text:p text:style-name="P7">De cette terre basse,</text:p>
        <text:p text:style-name="P7">Eux &amp; toute leur race.</text:p>
        <text:p text:style-name="P7"><text:tab/>Il ne sera aucunement</text:p>
        <text:p text:style-name="P7">Rien dit n<text:span text:style-name="T261">i</text:span> r<text:span text:style-name="T261">é</text:span>cité</text:p>
        <text:p text:style-name="P7">De leur postérité.</text:p>
        <text:p text:style-name="P13"/>
        <text:p text:style-name="P7"><text:span text:style-name="_3c_n_3e_"><text:span text:style-name="T530">[12]</text:span></text:span><text:tab/>Pour autant qu’ils ont entrepris,</text:p>
        <text:p text:style-name="P7">Ô Roi, pour te m<text:span text:style-name="T261">é-</text:span>faire,</text:p>
        <text:p text:style-name="P7">Chose méchante à faire :</text:p>
        <text:p text:style-name="P7"><text:tab/>Contre toi le conseil ont pris :</text:p>
        <text:p text:style-name="P7">Mais leur pouvoir trop bas</text:p>
        <text:p text:style-name="P7">Ne l’accomplira pas.</text:p>
        <text:p text:style-name="P13"/>
        <text:p text:style-name="P7"><text:span text:style-name="_3c_n_3e_"><text:span text:style-name="T530">[13]</text:span></text:span><text:tab/>La bande de ces envieux,</text:p>
        <text:p text:style-name="P7">Qui ton honneur rebute,</text:p>
        <text:p text:style-name="P7">Tu te mettras en bute,</text:p>
        <text:p text:style-name="P7"><text:tab/>Et pour les férir droit aux yeux,</text:p>
        <text:p text:style-name="P7">Ton trait sera couché</text:p>
        <text:p text:style-name="P7">Et sur eux décoché.</text:p>
        <text:p text:style-name="P13"/>
        <text:p text:style-name="P7"><text:span text:style-name="_3c_n_3e_"><text:span text:style-name="T530">[14]</text:span></text:span><text:tab/>Or don<text:span text:style-name="T261">c</text:span> lève-toi, Seigneur,</text:p>
        <text:p text:style-name="P7">Et de montrer t’efforce</text:p>
        <text:p text:style-name="P7">La grandeur de ta force,</text:p>
        <text:p text:style-name="P7"><text:tab/>À celle fin qu’en ton honneur</text:p>
        <text:p text:style-name="P7">Toujours allions chantan<text:span text:style-name="T185">t.</text:span></text:p>
        <text:p text:style-name="P7">Et tes faits racontant.</text:p>
        <text:h text:style-name="P199" text:outline-level="2">Psaume <text:span text:style-name="T366">22</text:span> (<text:span text:style-name="T364">Marot</text:span>, <text:span text:style-name="T376">1541</text:span>)</text:h>
        <text:p text:style-name="P6">David se complain<text:span text:style-name="T398">t</text:span> e<text:span text:style-name="T29">n</text:span> ce Psaume qu’il est réduit en telles angoisses qu’il est semblable à un homme désespéré. Toutefois après qu’il a racon<text:span text:style-name="T29">t</text:span>é les maux dont il est pressé, sortant d’un abîme de tenta<text:span text:style-name="T29">t</text:span>ions, il <text:span text:style-name="T29">c</text:span>ommen<text:span text:style-name="T29">ce</text:span> à reprendre <text:span text:style-name="T29">c</text:span>ourage pour bien espérer. Cependant <text:soft-page-break/>en sa personne il nous propose la figure de Christ, lequel par esprit de Prophétie, il sav<text:span text:style-name="T29">a</text:span>it devoir ê<text:span text:style-name="T398">t</text:span>re abat<text:span text:style-name="T398">t</text:span>u &amp; maltraité en <text:span text:style-name="T29">t</text:span>ou<text:span text:style-name="T29">t</text:span>es les sor<text:span text:style-name="T29">t</text:span>es qu’il est possible de penser, avant qu’il fût exalté par le Père. Ainsi ce Psaume explique en deux membres ce<text:span text:style-name="T29">t</text:span>te prophétie d’<text:span text:style-name="T29">I</text:span>saïe, <text:span text:style-name="T29">Il</text:span> est <text:span text:style-name="T29">é</text:span>levé de d<text:span text:style-name="T29">ét</text:span>resse &amp; condamnation<text:span text:style-name="T29"> </text:span>: qui est celu<text:span text:style-name="T29">i</text:span> qui récitera sa génération.</text:p>
        <text:p text:style-name="P7"><text:span text:style-name="_3c_n_3e_"><text:span text:style-name="T486">[2]</text:span></text:span><text:tab/>MOn Dieu, mon Dieu, pourquoi m’as-tu laissé</text:p>
        <text:p text:style-name="P39">Loin de secours, d’ennui tant oppressé,</text:p>
        <text:p text:style-name="P39">Et loin du cri que je t’ai adressé,</text:p>
        <text:p text:style-name="P39"><text:tab/><text:tab/>En ma complainte ?</text:p>
        <text:p text:style-name="P39"><text:span text:style-name="_3c_n_3e_"><text:span text:style-name="T486">[3]</text:span></text:span><text:tab/>De jour, mon Dieu, je t’invoque sans feinte,</text:p>
        <text:p text:style-name="P39">Et toutefois ne répond ta voix sainte :</text:p>
        <text:p text:style-name="P39">De nuit aussi, &amp; n’ai de quoi <text:span text:style-name="T262">é</text:span>teinte</text:p>
        <text:p text:style-name="P39"><text:tab/><text:tab/>Soit ma clameur.</text:p>
        <text:p text:style-name="P13"/>
        <text:p text:style-name="P7"><text:span text:style-name="_3c_n_3e_"><text:span text:style-name="T487">[4]</text:span></text:span><text:tab/>H<text:span text:style-name="T262">é</text:span>las, tu es le saint &amp; la t<text:span text:style-name="T483">erreu</text:span>r<text:note text:id="ftn68" text:note-class="footnote"><text:note-citation>68</text:note-citation><text:note-body><text:p text:style-name="P123">était <text:span text:style-name="T324">trémeur</text:span>, du latin <text:span text:style-name="T324">tremo</text:span> « trembler, craindre »</text:p></text:note-body></text:note>,</text:p>
        <text:p text:style-name="P7">Et d’Israël le r<text:span text:style-name="T263">é</text:span>sident bonheur,</text:p>
        <text:p text:style-name="P60">Là où t’a plu que ton los<text:note text:id="ftn69" text:note-class="footnote"><text:note-citation>69</text:note-citation><text:note-body><text:p text:style-name="P107">de <text:span text:style-name="T324">louer</text:span> « renom »</text:p></text:note-body></text:note> &amp; honneur</text:p>
        <text:p text:style-name="P7"><text:tab/><text:tab/>On chante &amp; prise.</text:p>
        <text:p text:style-name="P21"><text:span text:style-name="_3c_n_3e_"><text:span text:style-name="T487">[5]</text:span></text:span><text:tab/>Nos p<text:span text:style-name="T260">è</text:span>res ont leur fiance<text:note text:id="ftn70" text:note-class="footnote"><text:note-citation>70</text:note-citation><text:note-body><text:p text:style-name="P112">de <text:span text:style-name="T324">foi, </text:span><text:span text:style-name="T332">fier, fiancer</text:span><text:span text:style-name="T425"> « </text:span><text:span text:style-name="T426">confiance »</text:span></text:p></text:note-body></text:note> en toi mise,</text:p>
        <text:p text:style-name="P7">Leur confiance ils ont sur toi assise,</text:p>
        <text:p text:style-name="P7">Et tu les as de captifs en franchise</text:p>
        <text:p text:style-name="P7"><text:tab/><text:tab/>Toujours boutés.</text:p>
        <text:p text:style-name="P13"/>
        <text:p text:style-name="P7"><text:span text:style-name="_3c_n_3e_"><text:span text:style-name="T487">[6]</text:span></text:span><text:tab/>À toi criant, d’ennui furent ôtés,</text:p>
        <text:p text:style-name="P7">Esp<text:span text:style-name="T260">é</text:span>ré ont en tes saintes bontés,</text:p>
        <text:p text:style-name="P71">Et ont re<text:span text:style-name="T212">ç</text:span>u sans être reboutés<text:note text:id="ftn71" text:note-class="footnote"><text:note-citation>71</text:note-citation><text:note-body><text:p text:style-name="Footnote">« <text:span text:style-name="T488">remettre, repousser », </text:span><text:span text:style-name="T510">v. </text:span><text:span text:style-name="T337">rebouteux</text:span></text:p></text:note-body></text:note>,</text:p>
        <text:p text:style-name="P7"><text:tab/><text:tab/>Ta grâce prompte.</text:p>
        <text:p text:style-name="P7"><text:span text:style-name="_3c_n_3e_"><text:span text:style-name="T487">[7]</text:span></text:span><text:tab/>Mais moi, je suis un ver qui rien ne monte,</text:p>
        <text:p text:style-name="P23">Et non plus homme, <text:span text:style-name="T243">mais</text:span><text:span text:style-name="T243"><text:note text:id="ftn72" text:note-class="footnote"><text:note-citation>72</text:note-citation><text:note-body><text:p text:style-name="P118">était <text:span text:style-name="T324">ains</text:span></text:p></text:note-body></text:note></text:span> des hommes la honte :</text:p>
        <text:p text:style-name="P7">Et plus ne sers que de fable &amp; de conte</text:p>
        <text:p text:style-name="P7"><text:tab/><text:tab/>Au peuple bas.</text:p>
        <text:p text:style-name="_3c_ab_3e_">*</text:p>
        <text:p text:style-name="P7"><text:span text:style-name="_3c_n_3e_"><text:span text:style-name="T487">[8]</text:span></text:span><text:tab/>Chacun qui voit comme ainsi tu m’abats,</text:p>
        <text:p text:style-name="P7">De moi se moque, &amp; y prend ses ébats :</text:p>
        <text:p text:style-name="P7">Me font la mou<text:span text:style-name="T483">e</text:span>, &amp; puis haut, &amp; puis bas</text:p>
        <text:p text:style-name="P7"><text:tab/><text:tab/>Hochent la tête.</text:p>
        <text:p text:style-name="P7"><text:span text:style-name="_3c_n_3e_"><text:span text:style-name="T487">[9]</text:span></text:span><text:tab/>Puis vont disant, Il s’appuie &amp; s’arrête</text:p>
        <text:p text:style-name="P7">Du tout sur Dieu, &amp; lui fait sa requête :</text:p>
        <text:p text:style-name="P7">Donc, qu’il le sauve, &amp; que secours lui prête,</text:p>
        <text:p text:style-name="P7"><text:tab/><text:tab/>S’il l’aime tant.</text:p>
        <text:p text:style-name="P13"/>
        <text:p text:style-name="P7"><text:span text:style-name="_3c_n_3e_"><text:span text:style-name="T487">[10]</text:span></text:span><text:tab/>Si m’as-tu mis hors du ventre pourtant :</text:p>
        <text:p text:style-name="P7">Cause d’espoir tu me fus apportant,</text:p>
        <text:p text:style-name="P7">D<text:span text:style-name="T265">è</text:span>s que j’<text:span text:style-name="T265">é</text:span>tais les mamelles tétant</text:p>
        <text:p text:style-name="P7"><text:tab/><text:tab/>De ma nourrice.</text:p>
        <text:p text:style-name="P7"><text:span text:style-name="_3c_n_3e_"><text:span text:style-name="T487">[11]</text:span></text:span><text:tab/>Et, qui plus est, sortant de la matrice</text:p>
        <text:p text:style-name="P7"><text:soft-page-break/>Me recueillit ta sainte main tutrice,</text:p>
        <text:p text:style-name="P7">Et te montras être mon Dieu propice</text:p>
        <text:p text:style-name="P7"><text:tab/><text:tab/>D<text:span text:style-name="T265">è</text:span>s que fus né.</text:p>
        <text:p text:style-name="P13"/>
        <text:p text:style-name="P7"><text:span text:style-name="_3c_n_3e_"><text:span text:style-name="T487">[12]</text:span></text:span><text:tab/>Ne te tiens donc de moi si d<text:span text:style-name="T265">é</text:span>tourné,</text:p>
        <text:p text:style-name="P7">Car le péril m’a de pr<text:span text:style-name="T265">è</text:span>s ajourné :</text:p>
        <text:p text:style-name="P7">Et n’est aucun par qui me soit donné</text:p>
        <text:p text:style-name="P7"><text:tab/><text:tab/>Secours n<text:span text:style-name="T265">i</text:span> grâce.</text:p>
        <text:p text:style-name="P7"><text:span text:style-name="_3c_n_3e_"><text:span text:style-name="T487">[13]</text:span></text:span><text:tab/>Maint gros taureau m’environne &amp; menace :</text:p>
        <text:p text:style-name="P7">Les gros taureaux de Basan<text:note text:id="ftn73" text:note-class="footnote"><text:note-citation>73</text:note-citation><text:note-body><text:p text:style-name="Footnote"><text:span text:style-name="T115">pays</text:span> à l<text:span text:style-name="T115">’e</text:span>st du lac de Tibériade</text:p></text:note-body></text:note>, terre grasse,</text:p>
        <text:p text:style-name="P7">Pour m’assi<text:span text:style-name="T265">é</text:span>ger m’ont suivi à la trace,</text:p>
        <text:p text:style-name="P7"><text:tab/><text:tab/>En me pressant.</text:p>
        <text:p text:style-name="P13"/>
        <text:p text:style-name="P7"><text:span text:style-name="_3c_n_3e_"><text:span text:style-name="T487">[14]</text:span></text:span><text:tab/>Et tout ainsi qu’un lion ravissant,</text:p>
        <text:p text:style-name="P7">Apr<text:span text:style-name="T265">è</text:span>s la proie en fureur rugissant,</text:p>
        <text:p text:style-name="P7">Ils ont ouvert dessus moi languissant,</text:p>
        <text:p text:style-name="P7"><text:tab/><text:tab/>Leur gueule gloute<text:note text:id="ftn74" text:note-class="footnote"><text:note-citation>74</text:note-citation><text:note-body><text:p text:style-name="P124">« glouton »</text:p></text:note-body></text:note>.</text:p>
        <text:p text:style-name="P7"><text:span text:style-name="_3c_n_3e_"><text:span text:style-name="T487">[15]</text:span></text:span><text:tab/>Las ! ma vertu comme eau s’écoule toute :</text:p>
        <text:p text:style-name="P7">N’ai os qui n’ait la jointure dissoute :</text:p>
        <text:p text:style-name="P7">Et comme cire en moi fond gout<text:span text:style-name="T485">t</text:span>e à gou<text:span text:style-name="T485">t</text:span>te</text:p>
        <text:p text:style-name="P7"><text:tab/><text:tab/>Mon cœur fâché.</text:p>
        <text:p text:style-name="_3c_ab_3e_">PAUSE.</text:p>
        <text:p text:style-name="P7"><text:span text:style-name="_3c_n_3e_"><text:span text:style-name="T487">[16]</text:span></text:span><text:tab/>D’humeur je suis comme tuile asséché,</text:p>
        <text:p text:style-name="P7">Mon palais est à ma langue attaché :</text:p>
        <text:p text:style-name="P7">Tu m’as fait prêt d’être au tombeau couché,</text:p>
        <text:p text:style-name="P7"><text:tab/><text:tab/>R<text:span text:style-name="T265">é</text:span>duit en cendre :</text:p>
        <text:p text:style-name="P70"><text:span text:style-name="_3c_n_3e_"><text:span text:style-name="T487">[17]</text:span></text:span><text:tab/>Car <text:span text:style-name="T265">c</text:span>ircui<text:span text:style-name="T467">t</text:span><text:span text:style-name="T467"><text:note text:id="ftn75" text:note-class="footnote"><text:note-citation>75</text:note-citation><text:note-body><text:p text:style-name="Footnote">« <text:span text:style-name="T467">entouré »</text:span></text:p></text:note-body></text:note></text:span> m’ont les chiens pour me prendre :</text:p>
        <text:p text:style-name="P7">La fausse troupe est venue m’offendre<text:note text:id="ftn76" text:note-class="footnote"><text:note-citation>76</text:note-citation><text:note-body><text:p text:style-name="Footnote">« <text:span text:style-name="T486">attaquer, offen</text:span><text:span text:style-name="T115">ser</text:span><text:span text:style-name="T486"> »</text:span></text:p></text:note-body></text:note>,</text:p>
        <text:p text:style-name="P7">Venue elle est me transpercer &amp; fendre</text:p>
        <text:p text:style-name="P7"><text:tab/><text:tab/>Mes pieds &amp; mains.</text:p>
        <text:p text:style-name="P13"/>
        <text:p text:style-name="P7"><text:span text:style-name="_3c_n_3e_"><text:span text:style-name="T487">[18]</text:span></text:span><text:tab/>Conter je puis mes os du plus au moins :</text:p>
        <text:p text:style-name="P7">Ce que voyant les cruels inhumains,</text:p>
        <text:p text:style-name="P7">Tous r<text:span text:style-name="T266">é</text:span>jouis me jettent regards maints</text:p>
        <text:p text:style-name="P7"><text:tab/><text:tab/>Avec risée.</text:p>
        <text:p text:style-name="P7"><text:span text:style-name="_3c_n_3e_"><text:span text:style-name="T487">[19]</text:span></text:span><text:tab/><text:span text:style-name="T486">D’</text:span><text:span text:style-name="T266">jà</text:span> ma dépouille entr’eux ont divisée :</text:p>
        <text:p text:style-name="P7">Entr’eux déjà ma robe d<text:span text:style-name="T266">é</text:span>posée</text:p>
        <text:p text:style-name="P7">Ils ont au sort ha<text:span text:style-name="T266">s</text:span>ardeux exposée,</text:p>
        <text:p text:style-name="P7"><text:tab/><text:tab/>À qui l’aura.</text:p>
        <text:p text:style-name="P13"/>
        <text:p text:style-name="P7"><text:span text:style-name="_3c_n_3e_"><text:span text:style-name="T487">[20]</text:span></text:span><text:tab/>Seigneur, ta main donc ne s’élo<text:span text:style-name="T266">i</text:span>gnera :</text:p>
        <text:p text:style-name="P23"><text:span text:style-name="T243">Mais</text:span><text:span text:style-name="T243"><text:note text:id="ftn77" text:note-class="footnote"><text:note-citation>77</text:note-citation><text:note-body><text:p text:style-name="P118">était <text:span text:style-name="T324">ains</text:span></text:p></text:note-body></text:note></text:span> par pitié secours me donnera,</text:p>
        <text:p text:style-name="P7">Et s’il te plaît, elle se hâtera,</text:p>
        <text:p text:style-name="P7"><text:tab/><text:tab/>Mon Dieu, ma force.</text:p>
        <text:p text:style-name="P7"><text:span text:style-name="_3c_n_3e_"><text:span text:style-name="T487">[21]</text:span></text:span><text:tab/>Sauve de glaive &amp; de mortelle e<text:span text:style-name="T486">n</text:span>tor<text:span text:style-name="T266">s</text:span>e<text:note text:id="ftn78" text:note-class="footnote"><text:note-citation>78</text:note-citation><text:note-body><text:p text:style-name="P125">de <text:span text:style-name="T324">tordre</text:span>, <text:span text:style-name="T117">v</text:span>. <text:span text:style-name="T324">retor</text:span><text:span text:style-name="T125">s</text:span></text:p></text:note-body></text:note></text:p>
        <text:p text:style-name="P7"><text:soft-page-break/>Mon âme, hélas, que de perdre on s’efforce :</text:p>
        <text:p text:style-name="P7">D<text:span text:style-name="T266">é</text:span>livre-la, que du chien ne soit morse,</text:p>
        <text:p text:style-name="P7"><text:tab/><text:tab/>Chien enragé.</text:p>
        <text:p text:style-name="P13"/>
        <text:p text:style-name="P7"><text:span text:style-name="_3c_n_3e_"><text:span text:style-name="T487">[22]</text:span></text:span><text:tab/>Du l<text:span text:style-name="T266">é</text:span>onin gosier encouragé</text:p>
        <text:p text:style-name="P7">D<text:span text:style-name="T266">é</text:span>livre-moi : répon<text:span text:style-name="T486">ds</text:span> à l’affligé,</text:p>
        <text:p text:style-name="P7">Qui est par grand<text:span text:style-name="T266">e</text:span>s licornes assi<text:span text:style-name="T266">é</text:span>gé,</text:p>
        <text:p text:style-name="P7"><text:tab/><text:tab/>Des cornes d’elles.</text:p>
        <text:p text:style-name="P7"><text:span text:style-name="_3c_n_3e_">[</text:span><text:span text:style-name="_3c_n_3e_"><text:span text:style-name="T487">23]</text:span></text:span><text:tab/>Si conterai à mes fr<text:span text:style-name="T266">è</text:span>res fid<text:span text:style-name="T266">è</text:span>les</text:p>
        <text:p text:style-name="P7">Ton nom très-haut : tes vertus immortelles</text:p>
        <text:p text:style-name="P7">Dirai parmi les assemblées belles,</text:p>
        <text:p text:style-name="P7"><text:tab/><text:tab/>Parlant ainsi <text:span text:style-name="T487">:</text:span></text:p>
        <text:p text:style-name="_3c_ab_3e_">*</text:p>
        <text:p text:style-name="P37"><text:span text:style-name="_3c_n_3e_"><text:span text:style-name="T487">[24]</text:span></text:span><text:tab/>Vous craignant Dieu, confessez-le sans <text:span text:style-name="T487">“</text:span>si<text:span text:style-name="T487">”</text:span> :</text:p>
        <text:p text:style-name="P7">Fils de Jacob, exaltez sa merci :</text:p>
        <text:p text:style-name="P7">Crains-le toujours, toi d’Israël aussi</text:p>
        <text:p text:style-name="P7"><text:tab/><text:tab/>La race enti<text:span text:style-name="T267">è</text:span>re.</text:p>
        <text:p text:style-name="P7"><text:span text:style-name="_3c_n_3e_"><text:span text:style-name="T487">[25]</text:span></text:span><text:tab/>Car rebouté<text:note text:id="ftn79" text:note-class="footnote"><text:note-citation>79</text:note-citation><text:note-body><text:p text:style-name="Footnote">« <text:span text:style-name="T488">remettre, repousser », </text:span><text:span text:style-name="T510">v. </text:span><text:span text:style-name="T337">rebouteux</text:span></text:p></text:note-body></text:note> n’a l’humble en sa prière,</text:p>
        <text:p text:style-name="P7">N<text:span text:style-name="T267">i</text:span> d<text:span text:style-name="T267">é</text:span>tourné de lui sa face arrière :</text:p>
        <text:p text:style-name="P7">S’il a crié, sa bonté singulière</text:p>
        <text:p text:style-name="P7"><text:tab/><text:tab/>L’a exaucé.</text:p>
        <text:p text:style-name="P13"/>
        <text:p text:style-name="P60"><text:span text:style-name="_3c_n_3e_"><text:span text:style-name="T487">[26]</text:span></text:span><text:tab/>Ainsi ton los<text:note text:id="ftn80" text:note-class="footnote"><text:note-citation>80</text:note-citation><text:note-body><text:p text:style-name="P107">de <text:span text:style-name="T324">louer</text:span> « renom »</text:p></text:note-body></text:note> par moi sera haussé</text:p>
        <text:p text:style-name="P7">En grande troupe : &amp; mon vœu <text:span text:style-name="T546">d’</text:span>j<text:span text:style-name="T304">à</text:span> dressé,</text:p>
        <text:p text:style-name="P7">Rendrai devant le bon peuple amassé,</text:p>
        <text:p text:style-name="P7"><text:tab/><text:tab/>Qui te craint, Sire.</text:p>
        <text:p text:style-name="P7"><text:span text:style-name="_3c_n_3e_"><text:span text:style-name="T488">[27]</text:span></text:span><text:tab/>Là mangeront les pauvres à suffire :</text:p>
        <text:p text:style-name="P7">B<text:span text:style-name="T268">é</text:span>nira Dieu qui Dieu craint &amp; d<text:span text:style-name="T268">é</text:span>sire :</text:p>
        <text:p text:style-name="P7">Ô vous ceux-là, sans fin je le puis dire,</text:p>
        <text:p text:style-name="P7"><text:tab/><text:tab/>Vos cœurs vivront.</text:p>
        <text:p text:style-name="P13"/>
        <text:p text:style-name="P7"><text:span text:style-name="_3c_n_3e_"><text:span text:style-name="T488">[28]</text:span></text:span><text:tab/>Cela pensant tous se convertiront</text:p>
        <text:p text:style-name="P7">Les bouts du monde, &amp; à Dieu serviront :</text:p>
        <text:p text:style-name="P7">Bref, toutes gens leurs genoux fl<text:span text:style-name="T268">é</text:span>chiront</text:p>
        <text:p text:style-name="P7"><text:tab/><text:tab/>En ta pr<text:span text:style-name="T268">é</text:span>sence :</text:p>
        <text:p text:style-name="P7"><text:span text:style-name="_3c_n_3e_"><text:span text:style-name="T488">[29]</text:span></text:span><text:tab/>Car ils sauront qu’à la Divine essence</text:p>
        <text:p text:style-name="P7">Seule appartient r<text:span text:style-name="T268">è</text:span>gne &amp; magnificence :</text:p>
        <text:p text:style-name="P7">Dont sur les gens sera par excellence</text:p>
        <text:p text:style-name="P7"><text:tab/><text:tab/>Roi conqu<text:span text:style-name="T269">é</text:span>rant.</text:p>
        <text:p text:style-name="P13"/>
        <text:p text:style-name="P7"><text:span text:style-name="_3c_n_3e_"><text:span text:style-name="T488">[30]</text:span></text:span><text:tab/>Gras &amp; repus te viendront adorant,</text:p>
        <text:p text:style-name="P7">Voire le maigre à la fosse courant,</text:p>
        <text:p text:style-name="P7">Et dont la vie est hors de restaurant,</text:p>
        <text:p text:style-name="P7"><text:tab/><text:tab/>Te donnera gloire.</text:p>
        <text:p text:style-name="P7"><text:span text:style-name="_3c_n_3e_"><text:span text:style-name="T488">[31]</text:span></text:span><text:tab/>Puis leurs enfan<text:span text:style-name="T409">t</text:span>s à te servir &amp; croire,</text:p>
        <text:p text:style-name="P7">S’<text:span text:style-name="T488">i</text:span>nclineront &amp; en tout territoire,</text:p>
        <text:p text:style-name="P7">De fils en fils il sera fait m<text:span text:style-name="T268">é</text:span>moire</text:p>
        <text:p text:style-name="P7"><text:tab/><text:tab/>Du Tout-puissant.</text:p>
        <text:p text:style-name="P13"><text:soft-page-break/></text:p>
        <text:p text:style-name="P7"><text:span text:style-name="_3c_n_3e_"><text:span text:style-name="T488">[32]</text:span></text:span><text:tab/>Toujours viendra quelqu’un d’entr’eux <text:span text:style-name="T269">sort</text:span>ant<text:note text:id="ftn81" text:note-class="footnote"><text:note-citation>81</text:note-citation><text:note-body><text:p text:style-name="P126">était <text:span text:style-name="T324">issant</text:span><text:span text:style-name="T425">, </text:span><text:span text:style-name="T429">du</text:span><text:span text:style-name="T425"> v. </text:span><text:span text:style-name="T324">issir </text:span><text:span text:style-name="T110">« sortir », </text:span><text:span text:style-name="T117">v</text:span><text:span text:style-name="T116">. </text:span><text:span text:style-name="T130">issue</text:span></text:p></text:note-body></text:note>,</text:p>
        <text:p text:style-name="P7">Lequel au peuple à l’advenir naissant,</text:p>
        <text:p text:style-name="P7">Ira partout ta bonté annonçant</text:p>
        <text:p text:style-name="P7"><text:tab/><text:tab/>Sur moi notoire.</text:p>
        <text:h text:style-name="P199" text:outline-level="2">Psaume <text:span text:style-name="T366">23</text:span> (<text:span text:style-name="T378">Marot</text:span>, <text:span text:style-name="T378">1543</text:span>)</text:h>
        <text:p text:style-name="P6">Ce Psaume n’a nulle prières <text:span text:style-name="T30">entremêlées</text:span>, ni aucunes complaintes tendantes afin d’avoir secours<text:span text:style-name="T30"> </text:span>: mais il contient une pure action de grâces<text:span text:style-name="T30"> </text:span>: dont il appert qu’il fut composé quand David <text:span text:style-name="T30">é</text:span>tant entré en possession paisible de son royaume, viv<text:span text:style-name="T30">a</text:span>it heureusement &amp; à souhait. Par ainsi en sa grande prospérité, de peur de faire comme les hommes profanes, lesquels ayan<text:span text:style-name="T30">t</text:span> le vent à gré, comme on dit, mettent Dieu sous le pied, &amp; se plongent en toutes volupt<text:span text:style-name="T30">és</text:span> &amp; délices, il s’<text:span text:style-name="T30">é</text:span>jouit en l’auteur du bien &amp; de l’heur dont il a jouissance<text:span text:style-name="T31"> </text:span>: &amp; ne re<text:span text:style-name="T31">c</text:span>o<text:span text:style-name="T31">nnaît</text:span> pas seulement que c<text:span text:style-name="T31">’</text:span>est par lu<text:span text:style-name="T31">i</text:span> qu<text:span text:style-name="T31">’</text:span>il vit maintenant en repos, &amp; exempt de tous ennuis &amp; incommodité<text:span text:style-name="T399">s</text:span>, mais il se confie aussi que par la providence d<text:span text:style-name="T32">’</text:span>icelu<text:span text:style-name="T32">i</text:span> il sera bien-heureux jusque-s-<text:span text:style-name="T32">à</text:span> la fin<text:span text:style-name="T32"> </text:span>: voire à ce qu<text:span text:style-name="T32">’</text:span>il s<text:span text:style-name="T32">’</text:span>exerce au pur service d’icelu<text:span text:style-name="T32">i</text:span>.</text:p>
        <text:p text:style-name="P39"><text:span text:style-name="_3c_n_3e_"><text:span text:style-name="T531">[1]</text:span></text:span><text:tab/>M<text:span text:style-name="T292">o</text:span>n Dieu me paît<text:note text:id="ftn82" text:note-class="footnote"><text:note-citation>82</text:note-citation><text:note-body><text:p text:style-name="P131">de <text:span text:style-name="T324">paître</text:span></text:p></text:note-body></text:note> sous sa puissance haute :</text:p>
        <text:p text:style-name="P39">C’est mon berger, de rien je n’aurai faute :</text:p>
        <text:p text:style-name="P39"><text:span text:style-name="_3c_n_3e_"><text:span text:style-name="T531">[2]</text:span></text:span><text:span text:style-name="T531"> </text:span>En <text:span text:style-name="T531">toit</text:span><text:span text:style-name="T531"><text:note text:id="ftn83" text:note-class="footnote"><text:note-citation>83</text:note-citation><text:note-body><text:p text:style-name="P131">était <text:span text:style-name="T324">tect</text:span><text:span text:style-name="T532"> </text:span>« toit, abri », <text:span text:style-name="T532">v. </text:span><text:span text:style-name="T340">protection</text:span></text:p></text:note-body></text:note></text:span> bien sûr, joignant les beaux herbages</text:p>
        <text:p text:style-name="P39">Coucher me fait, me m<text:span text:style-name="T192">è</text:span>ne aux clairs rivages,</text:p>
        <text:p text:style-name="P39"><text:span text:style-name="_3c_n_3e_"><text:span text:style-name="T533">[3]</text:span></text:span><text:span text:style-name="T533"> </text:span>Traite ma vie en douceur très-humaine :</text:p>
        <text:p text:style-name="P39">Et pour son Nom, par droits sentiers me m<text:span text:style-name="T192">è</text:span>ne.</text:p>
        <text:p text:style-name="P13"/>
        <text:p text:style-name="P7"><text:span text:style-name="_3c_n_3e_"><text:span text:style-name="T533">[4]</text:span></text:span><text:tab/>Si sûrement que quand au val viendrais</text:p>
        <text:p text:style-name="P7">D’ombre de mort, rien de mal ne craindrais.</text:p>
        <text:p text:style-name="P7">Car avec moi tu es à chacune heure :</text:p>
        <text:p text:style-name="P7">Puis ta houlette &amp; conduite m’ass<text:span text:style-name="T533">u</text:span>re.</text:p>
        <text:p text:style-name="P7"><text:span text:style-name="_3c_n_3e_"><text:span text:style-name="T533">[5]</text:span></text:span><text:span text:style-name="T533"> </text:span>Tu enrichis de vivres n<text:span text:style-name="T293">é</text:span>cessaires</text:p>
        <text:p text:style-name="P7">Ma table, aux yeux de tous mes adversaires.</text:p>
        <text:p text:style-name="P13"/>
        <text:p text:style-name="P7"><text:tab/>Tu oins mon chef d’huiles &amp; senteurs bonnes,</text:p>
        <text:p text:style-name="P7">Et jusqu’aux bords pleine tasse me donnes :</text:p>
        <text:p text:style-name="P7"><text:span text:style-name="_3c_n_3e_"><text:span text:style-name="T533">[6]</text:span></text:span><text:span text:style-name="T533"> </text:span>Voire &amp; feras que cette faveur tienne</text:p>
        <text:p text:style-name="P7">Tant que vivrai compagnie me tienne :</text:p>
        <text:p text:style-name="P7">Si que toujours de faire ai espérance</text:p>
        <text:p text:style-name="P7">En la maison du Seigneur demeurance.</text:p>
        <text:h text:style-name="P199" text:outline-level="2">Psaume <text:span text:style-name="T366">24</text:span> (<text:span text:style-name="T364">Marot</text:span>, <text:span text:style-name="T376">1541</text:span>)</text:h>
        <text:p text:style-name="P12">D’au<text:span text:style-name="T67">t</text:span>ant que Dieu a créé <text:span text:style-name="T66">t</text:span>out le genre humain, &amp; qu’il le tient sous son empire, par cette comparaison David amplifie la grâce spéciale de laquelle Dieu a usé envers son peuple élu : <text:span text:style-name="T67">à-</text:span>savoir qu’il a dressé son Sanc<text:span text:style-name="T67">t</text:span>uaire comme un palais, a<text:span text:style-name="T68">f</text:span>in d’habiter entre les enfants d’Abraham : e<text:span text:style-name="T68">t</text:span> montre <text:span text:style-name="T68">qu</text:span>ant e<text:span text:style-name="T68">t</text:span> quant combien que le Sanc<text:span text:style-name="T68">t</text:span>uaire fût exposé <text:span text:style-name="T68">à</text:span> tous les Juifs, que Dieu toutefois n’est pas prochain de tous, mais seulement de ceux qui craignent e<text:span text:style-name="T68">t</text:span> servent Dieu purement, e<text:span text:style-name="T68">t</text:span> qui se sont re<text:span text:style-name="T68">t</text:span>ir<text:span text:style-name="T68">és</text:span> des pollutions de ce monde, a<text:span text:style-name="T68">f</text:span>in <text:soft-page-break/>de s<text:span text:style-name="T68">e</text:span> dédier à justice e<text:span text:style-name="T68">t</text:span> sainteté. Or pour-ce <text:span text:style-name="T68">qu</text:span>e la grâce de Dieu se mon<text:span text:style-name="T68">t</text:span>ra plus ample quand le temple fut bâti, il l’exalte hautement, afin que les fidèles profitent plus allègrement, &amp; s’<text:span text:style-name="T68">é</text:span>tudient à le servir &amp; honorer.</text:p>
        <text:p text:style-name="P39"><text:span text:style-name="T561">[1]</text:span><text:tab/>L<text:span text:style-name="T295">a</text:span> terre au Seigneur appartient,</text:p>
        <text:p text:style-name="P39">Tout ce qu’en sa rondeur contient,</text:p>
        <text:p text:style-name="P7">Et ceux qui habitent en elle :</text:p>
        <text:p text:style-name="P7"><text:span text:style-name="T561">[2]</text:span><text:tab/>Sur mer fondement lui donna,</text:p>
        <text:p text:style-name="P7">L’enrichit &amp; l’environna</text:p>
        <text:p text:style-name="P7">De mainte rivi<text:span text:style-name="T295">è</text:span>re très-belle.</text:p>
        <text:p text:style-name="P13"/>
        <text:p text:style-name="P7"><text:span text:style-name="T561">[3]</text:span><text:tab/>Mais sa montagne est un saint lieu :</text:p>
        <text:p text:style-name="P7">Qui viendra donc au mont de Dieu ?</text:p>
        <text:p text:style-name="P7">Qui est-ce qui là tiendra place ?</text:p>
        <text:p text:style-name="P7"><text:span text:style-name="T561">[4]</text:span><text:tab/>L’homme de mains &amp; cœur lavé,</text:p>
        <text:p text:style-name="P7">En vanité non élevé,</text:p>
        <text:p text:style-name="P7">Et qui n’a juré en fallace<text:note text:id="ftn84" text:note-class="footnote"><text:note-citation>84</text:note-citation><text:note-body><text:p text:style-name="Footnote">« <text:span text:style-name="T562">trompeur », v. </text:span><text:span text:style-name="T350">fallacieux</text:span></text:p></text:note-body></text:note>.</text:p>
        <text:p text:style-name="P13"/>
        <text:p text:style-name="P7"><text:span text:style-name="T561">[5]</text:span><text:tab/>L’homme tel, Dieu le b<text:span text:style-name="T314">é</text:span>nira :</text:p>
        <text:p text:style-name="P7">Dieu son Sauveur le munira</text:p>
        <text:p text:style-name="P7">De miséricorde &amp; cl<text:span text:style-name="T314">é</text:span>mence.</text:p>
        <text:p text:style-name="P7"><text:span text:style-name="T562">[6]</text:span><text:tab/>Telle est la g<text:span text:style-name="T314">é</text:span>n<text:span text:style-name="T314">é</text:span>ration</text:p>
        <text:p text:style-name="P7">C<text:span text:style-name="T562">h</text:span>erchant, c<text:span text:style-name="T562">h</text:span>erchant d’affection,</text:p>
        <text:p text:style-name="P7">Ô Dieu de Jacob, ta pr<text:span text:style-name="T314">é</text:span>sence.</text:p>
        <text:p text:style-name="P13"/>
        <text:p text:style-name="P7"><text:span text:style-name="T562">[7]</text:span><text:tab/>Haussez vos têtes, gran<text:span text:style-name="T523">d</text:span>s portaux :</text:p>
        <text:p text:style-name="P7">Huis <text:span text:style-name="T314">é</text:span>ternels tenez-vous hauts,</text:p>
        <text:p text:style-name="P7">Si entrera le Roi de gloire.</text:p>
        <text:p text:style-name="P7"><text:span text:style-name="T562">[8]</text:span><text:tab/>Qui est ce Roi tant glorieux ?</text:p>
        <text:p text:style-name="P7">C’est le fort Dieu victorieux,</text:p>
        <text:p text:style-name="P7">Le plus fort qu’en guerre on peut croire.</text:p>
        <text:p text:style-name="P13"/>
        <text:p text:style-name="P7"><text:span text:style-name="T562">[9]</text:span><text:tab/>Haussez vos têtes, gran<text:span text:style-name="T523">d</text:span>s portaux :</text:p>
        <text:p text:style-name="P7">Huis <text:span text:style-name="T314">é</text:span>ternels, tenez-vous hauts,</text:p>
        <text:p text:style-name="P7">Si entrera le Roi de gloire.</text:p>
        <text:p text:style-name="P7"><text:span text:style-name="T562">[10]</text:span><text:tab/>Qui est ce Roi tant glorieux ?</text:p>
        <text:p text:style-name="P7">Le Dieu d’armes victorieux,</text:p>
        <text:p text:style-name="P7">C’est lui qui est le Roi de gloire.</text:p>
        <text:h text:style-name="P199" text:outline-level="2">Psaume <text:span text:style-name="T366">25</text:span> (<text:span text:style-name="T369">Marot</text:span>, <text:span text:style-name="T377">154</text:span><text:span text:style-name="T371">3</text:span>)</text:h>
        <text:p text:style-name="P12">Ce Psaume-ci contient des méditations entrelacées de prières : car David étant rud<text:span text:style-name="T563">e</text:span>ment traité &amp; fort to<text:span text:style-name="T563">u</text:span>rment<text:span text:style-name="T74">é</text:span> par la cruau<text:span text:style-name="T74">t</text:span>é de ses ennemis, a<text:span text:style-name="T74">f</text:span>in d’obtenir assistance de Dieu, re<text:span text:style-name="T521">c</text:span>onnaît en premier lieu que c’est Dieu qui use de ce moyen pour le <text:span text:style-name="T74">c</text:span>hâ<text:span text:style-name="T74">t</text:span>ier, &amp; corriger justement ses péchés : &amp; pourtant il lui en requiert pardon, afin qu’il se montre propice envers lui, &amp; libérateur. Après cela il implore la grâce du saint Esprit, de laquelle étant soutenu, il puisse au milieu de diverses tentations se tenir néanmoins sous la crainte de Dieu. Quant aux méditations, il en entrelace en plusieurs endroits, maintenant pour s’inciter à bien espérer, maintenant pour retirer à Dieu ses sens des allèchemen<text:span text:style-name="T563">t</text:span>s de ce monde.</text:p>
        <text:p text:style-name="P7"><text:soft-page-break/><text:span text:style-name="_3c_n_3e_"><text:span text:style-name="T564">[1]</text:span></text:span><text:tab/>À Toi mon Dieu, mon cœur monte,</text:p>
        <text:p text:style-name="P39">En toi mon espoir ai mis :</text:p>
        <text:p text:style-name="P39"><text:span text:style-name="_3c_n_3e_"><text:span text:style-name="T564">[2]</text:span></text:span><text:span text:style-name="T564"> </text:span>Fa<text:span text:style-name="T451">is</text:span> que je ne tombe à honte,</text:p>
        <text:p text:style-name="P39">Au gré de mes ennemis.</text:p>
        <text:p text:style-name="P39"><text:span text:style-name="_3c_n_3e_"><text:span text:style-name="T564">[3]</text:span></text:span><text:tab/>Honte n’auront voirement<text:note text:id="ftn85" text:note-class="footnote"><text:note-citation>85</text:note-citation><text:note-body><text:p text:style-name="Footnote">« <text:span text:style-name="T563">vraiment », de </text:span><text:span text:style-name="T351">voire</text:span><text:span text:style-name="T563">.</text:span></text:p></text:note-body></text:note></text:p>
        <text:p text:style-name="P39">Ceux qui dessus toi s’a<text:span text:style-name="T431">p</text:span>puient :</text:p>
        <text:p text:style-name="P39">Mais bien ceux qui durement,</text:p>
        <text:p text:style-name="P7">Et sans cause les ennuient.</text:p>
        <text:p text:style-name="P13"/>
        <text:p text:style-name="P7"><text:span text:style-name="_3c_n_3e_"><text:span text:style-name="T564">[4]</text:span></text:span><text:tab/>Le chemin que tu nous dresses</text:p>
        <text:p text:style-name="P7">Fa<text:span text:style-name="T451">is</text:span>-moi connaître, Seigneur :</text:p>
        <text:p text:style-name="P7">De tes sentes &amp; adresses</text:p>
        <text:p text:style-name="P7">Ve<text:span text:style-name="T547">u</text:span>illes-moi être enseigneur<text:note text:id="ftn86" text:note-class="footnote"><text:note-citation>86</text:note-citation><text:note-body><text:p text:style-name="P153">« qui enseigne »</text:p></text:note-body></text:note>.</text:p>
        <text:p text:style-name="P7"><text:span text:style-name="_3c_n_3e_"><text:span text:style-name="T564">[5]</text:span></text:span><text:tab/>Achemine-moi au cours</text:p>
        <text:p text:style-name="P7">De ta vérité patente,</text:p>
        <text:p text:style-name="P7">Comme Dieu de mon secours,</text:p>
        <text:p text:style-name="P7">Où j’ai chacun jour attente.</text:p>
        <text:p text:style-name="P13"/>
        <text:p text:style-name="P84"><text:span text:style-name="_3c_n_3e_"><text:span text:style-name="T564">[6]</text:span></text:span><text:tab/>De tes bontés te recorde<text:note text:id="ftn87" text:note-class="footnote"><text:note-citation>87</text:note-citation><text:note-body><text:p text:style-name="P132">« <text:span text:style-name="T543">se souv</text:span><text:span text:style-name="T120">enir</text:span><text:span text:style-name="T543">, re-later, ré-citer », v. anglais </text:span><text:span text:style-name="T344">to record</text:span><text:span text:style-name="T543"> ; du latin </text:span><text:span text:style-name="T344">recordor</text:span><text:span text:style-name="T543"> « se souvenir, savoir par cœur » de </text:span><text:span text:style-name="T344">re</text:span><text:span text:style-name="T543"> et </text:span><text:span text:style-name="T344">cor, cordis</text:span><text:span text:style-name="T543"> « cœur » (siège symbolique de la mémoire)</text:span></text:p></text:note-body></text:note>,</text:p>
        <text:p text:style-name="P7">Mets en m<text:span text:style-name="T263">é</text:span>moire, &amp; <text:span text:style-name="T263">é</text:span>ten<text:span text:style-name="T483">d</text:span>s</text:p>
        <text:p text:style-name="P7">Ce<text:span text:style-name="T483">t</text:span>te grande miséricorde,</text:p>
        <text:p text:style-name="P7">Dont usé as de tout temps.</text:p>
        <text:p text:style-name="P7"><text:span text:style-name="_3c_n_3e_"><text:span text:style-name="T564">[7]</text:span></text:span><text:tab/>Oublie ma mauvais<text:span text:style-name="T564">e</text:span>tié</text:p>
        <text:p text:style-name="P7">D<text:span text:style-name="T316">è</text:span>s ma premi<text:span text:style-name="T315">è</text:span>re jeunesse :</text:p>
        <text:p text:style-name="P7">De moi, selon ta pitié,</text:p>
        <text:p text:style-name="P7">Te souvienne en ma détresse.</text:p>
        <text:p text:style-name="P13"/>
        <text:p text:style-name="P144"><text:span text:style-name="_3c_n_3e_"><text:span text:style-name="T564">[</text:span></text:span><text:span text:style-name="_3c_n_3e_"><text:span text:style-name="T571">8</text:span></text:span><text:span text:style-name="_3c_n_3e_"><text:span text:style-name="T564">]</text:span></text:span><text:tab/>Dieu est bon &amp; véritable,</text:p>
        <text:p text:style-name="P7">L’a été &amp; le sera :</text:p>
        <text:p text:style-name="P7">Par-quoi en voie <text:span text:style-name="T316">é</text:span>quitable</text:p>
        <text:p text:style-name="P7">Les p<text:span text:style-name="T316">é</text:span>cheurs r<text:span text:style-name="T316">e</text:span>dressera.</text:p>
        <text:p text:style-name="P144"><text:span text:style-name="_3c_n_3e_"><text:span text:style-name="T564">[</text:span></text:span><text:span text:style-name="_3c_n_3e_"><text:span text:style-name="T571">9</text:span></text:span><text:span text:style-name="_3c_n_3e_"><text:span text:style-name="T564">]</text:span></text:span><text:tab/>Les pauvres fera venir</text:p>
        <text:p text:style-name="P7">À vie juste &amp; d<text:span text:style-name="T316">é</text:span>cente :</text:p>
        <text:p text:style-name="P7">Aux pauvres fera tenir</text:p>
        <text:p text:style-name="P7">L’Éternel sa droite sente.</text:p>
        <text:p text:style-name="_3c_ab_3e_">*</text:p>
        <text:p text:style-name="P144"><text:span text:style-name="_3c_n_3e_"><text:span text:style-name="T564">[</text:span></text:span><text:span text:style-name="_3c_n_3e_"><text:span text:style-name="T571">10</text:span></text:span><text:span text:style-name="_3c_n_3e_"><text:span text:style-name="T564">]</text:span></text:span><text:tab/>Bonté, sûr<text:span text:style-name="T449">e</text:span>té, souvenance,</text:p>
        <text:p text:style-name="P7">Sont du Seigneur les sentiers,</text:p>
        <text:p text:style-name="P7">À ceux qui sa convenance</text:p>
        <text:p text:style-name="P7">Gardent bien &amp; volontiers.</text:p>
        <text:p text:style-name="P144"><text:span text:style-name="_3c_n_3e_"><text:span text:style-name="T564">[</text:span></text:span><text:span text:style-name="_3c_n_3e_"><text:span text:style-name="T571">11</text:span></text:span><text:span text:style-name="_3c_n_3e_"><text:span text:style-name="T564">]</text:span></text:span><text:tab/>Hélas, Seigneur tout parfait,</text:p>
        <text:p text:style-name="P7">Pour l’amour de ton nom même</text:p>
        <text:p text:style-name="P7">Pardonne-moi mon forfait,</text:p>
        <text:p text:style-name="P7">Car c’est un forfait extr<text:span text:style-name="T571">ê</text:span>me.</text:p>
        <text:p text:style-name="P13"/>
        <text:p text:style-name="P144"><text:span text:style-name="_3c_n_3e_"><text:span text:style-name="T564">[</text:span></text:span><text:span text:style-name="_3c_n_3e_"><text:span text:style-name="T571">12</text:span></text:span><text:span text:style-name="_3c_n_3e_"><text:span text:style-name="T564">]</text:span></text:span><text:tab/>Qui sera l’homme à vrai dire,</text:p>
        <text:p text:style-name="P7"><text:soft-page-break/>Qui son Dieu d<text:span text:style-name="T572">é</text:span>sirera ?</text:p>
        <text:p text:style-name="P7">Du chemin qu’il doit élire,</text:p>
        <text:p text:style-name="P7">L’Éternel l’avertira.</text:p>
        <text:p text:style-name="P145"><text:span text:style-name="_3c_n_3e_"><text:span text:style-name="T564">[</text:span></text:span><text:span text:style-name="_3c_n_3e_"><text:span text:style-name="T572">13</text:span></text:span><text:span text:style-name="_3c_n_3e_"><text:span text:style-name="T564">]</text:span></text:span><text:tab/>À repos parmi ses biens</text:p>
        <text:p text:style-name="P7">Vivra son cœur en grand âge :</text:p>
        <text:p text:style-name="P7">Puis auront les enfan<text:span text:style-name="T409">t</text:span>s siens,</text:p>
        <text:p text:style-name="P7">La terre pour héritage.</text:p>
        <text:p text:style-name="P13"/>
        <text:p text:style-name="P145"><text:span text:style-name="_3c_n_3e_"><text:span text:style-name="T564">[</text:span></text:span><text:span text:style-name="_3c_n_3e_"><text:span text:style-name="T572">14</text:span></text:span><text:span text:style-name="_3c_n_3e_"><text:span text:style-name="T564">]</text:span></text:span><text:tab/>Dieu fait son secret par<text:span text:style-name="T572">aî</text:span>tre</text:p>
        <text:p text:style-name="P7">À ceux qui l’ont en honneur :</text:p>
        <text:p text:style-name="P7">Et leur montre &amp; fait connaître.</text:p>
        <text:p text:style-name="P7">De son contrat la teneur.</text:p>
        <text:p text:style-name="P145"><text:span text:style-name="_3c_n_3e_"><text:span text:style-name="T564">[</text:span></text:span><text:span text:style-name="_3c_n_3e_"><text:span text:style-name="T572">15</text:span></text:span><text:span text:style-name="_3c_n_3e_"><text:span text:style-name="T564">]</text:span></text:span><text:tab/>Quant à moi, yeux &amp; esprits</text:p>
        <text:p text:style-name="P7">En tout temps à Dieu je tourne :</text:p>
        <text:p text:style-name="P7">Car mes pieds, quand ils sont pris,</text:p>
        <text:p text:style-name="P7">Du fil<text:span text:style-name="T572">et</text:span> tire &amp; détourne.</text:p>
        <text:p text:style-name="P13"/>
        <text:p text:style-name="P145"><text:span text:style-name="_3c_n_3e_"><text:span text:style-name="T564">[</text:span></text:span><text:span text:style-name="_3c_n_3e_"><text:span text:style-name="T572">16</text:span></text:span><text:span text:style-name="_3c_n_3e_"><text:span text:style-name="T564">]</text:span></text:span><text:tab/>Jette donc sur moi ta vue,</text:p>
        <text:p text:style-name="P7">Pren<text:span text:style-name="T572">ds</text:span> de moi compassion :</text:p>
        <text:p text:style-name="P7">Personne suis dépourvue,</text:p>
        <text:p text:style-name="P7">Seule, &amp; en affliction.</text:p>
        <text:p text:style-name="P145"><text:span text:style-name="_3c_n_3e_"><text:span text:style-name="T564">[</text:span></text:span><text:span text:style-name="_3c_n_3e_"><text:span text:style-name="T572">17</text:span></text:span><text:span text:style-name="_3c_n_3e_"><text:span text:style-name="T564">]</text:span></text:span><text:tab/><text:span text:style-name="T572">D’jà</text:span> mon cœur sen<text:span text:style-name="T572">t</text:span> empirer,</text:p>
        <text:p text:style-name="P7">Et augmenter ses détresses :</text:p>
        <text:p text:style-name="P7">Las ! ve<text:span text:style-name="T547">u</text:span>illes moi retirer</text:p>
        <text:p text:style-name="P7">De ces miennes grand’s oppresses.</text:p>
        <text:p text:style-name="P13"/>
        <text:p text:style-name="P145"><text:span text:style-name="_3c_n_3e_"><text:span text:style-name="T564">[</text:span></text:span><text:span text:style-name="_3c_n_3e_"><text:span text:style-name="T572">18</text:span></text:span><text:span text:style-name="_3c_n_3e_"><text:span text:style-name="T564">]</text:span></text:span><text:tab/>Tourne à mon tourment ta face,</text:p>
        <text:p text:style-name="P7">Voi<text:span text:style-name="T572">s</text:span> ma peine &amp; mon souci,</text:p>
        <text:p text:style-name="P7">Et tous mes péchés efface,</text:p>
        <text:p text:style-name="P7">Qui sont cause de ceci.</text:p>
        <text:p text:style-name="P145"><text:span text:style-name="_3c_n_3e_"><text:span text:style-name="T564">[</text:span></text:span><text:span text:style-name="_3c_n_3e_"><text:span text:style-name="T572">19</text:span></text:span><text:span text:style-name="_3c_n_3e_"><text:span text:style-name="T564">]</text:span></text:span><text:tab/>Voi<text:span text:style-name="T572">s</text:span> mes ennemis qui sont</text:p>
        <text:p text:style-name="P7">Non seulement grosse bande :</text:p>
        <text:p text:style-name="P7">Mais qui sur moi, certes, ont</text:p>
        <text:p text:style-name="P7">Haine furieuse &amp; grande.</text:p>
        <text:p text:style-name="P13"/>
        <text:p text:style-name="P145"><text:span text:style-name="_3c_n_3e_"><text:span text:style-name="T564">[</text:span></text:span><text:span text:style-name="_3c_n_3e_"><text:span text:style-name="T572">20</text:span></text:span><text:span text:style-name="_3c_n_3e_"><text:span text:style-name="T564">]</text:span></text:span><text:tab/>Pr<text:span text:style-name="T572">é</text:span>serve de leur embuche</text:p>
        <text:p text:style-name="P7">Ma vie, &amp; délivre-moi,</text:p>
        <text:p text:style-name="P7">Qu’à honte je ne tr<text:span text:style-name="T572">é</text:span>buche,</text:p>
        <text:p text:style-name="P7">Puis-que j’ai espoir en toi.</text:p>
        <text:p text:style-name="P145"><text:span text:style-name="_3c_n_3e_"><text:span text:style-name="T564">[</text:span></text:span><text:span text:style-name="_3c_n_3e_"><text:span text:style-name="T572">21</text:span></text:span><text:span text:style-name="_3c_n_3e_"><text:span text:style-name="T564">]</text:span></text:span><text:tab/>Que ma simple int<text:span text:style-name="T572">é</text:span>grité</text:p>
        <text:p text:style-name="P7">Comme à l’un des tiens me serve :</text:p>
        <text:p text:style-name="P7">Et de toute adversité</text:p>
        <text:p text:style-name="P7">Israël tire &amp; conserve.</text:p>
        <text:h text:style-name="P200" text:outline-level="2">Psaume <text:span text:style-name="T366">26</text:span> (<text:span text:style-name="T378">Bèze</text:span>, <text:span text:style-name="T378">1551</text:span>)</text:h>
        <text:p text:style-name="P12">Ce Psaume est quasi semblable au précédent. Car le Prophète étant oppressé de beaucoup d’outrages, &amp; ne trouvant soulagement aucun au monde, implore l’aide de Dieu, le requérant qu’il lui plaise prendre en main sa cause, vu qu’on l’afflige injustement, &amp; défendre son innocence. E<text:span text:style-name="T557">t</text:span> pour-ce qu’il avait af<text:span text:style-name="T73">f</text:span>aire à des hypocrites, il appelle au <text:soft-page-break/>jugement de Dieu, les taxant ce pendant d’une façon odieuse, comme gens qui se couvraient à fausses enseignes du nom de Dieu.</text:p>
        <text:p text:style-name="P12">Finalement comme ayant obtenu sa requête, il promet à Dieu sacrifice de louange en reco<text:span text:style-name="T62">n</text:span>n<text:span text:style-name="T62">a</text:span>issance de ce qu’il l’aura délivré.</text:p>
        <text:p text:style-name="P145"><text:span text:style-name="_3c_n_3e_"><text:span text:style-name="T564">[</text:span></text:span><text:span text:style-name="_3c_n_3e_"><text:span text:style-name="T572">1</text:span></text:span><text:span text:style-name="_3c_n_3e_"><text:span text:style-name="T564">]</text:span></text:span><text:tab/>SEigneur, garde mon droit :</text:p>
        <text:p text:style-name="P145">Car j’ai en cet endroit</text:p>
        <text:p text:style-name="P39">Cheminé droit &amp; rondement.</text:p>
        <text:p text:style-name="P39"><text:tab/>J’ai en Dieu esp<text:span text:style-name="T226">é</text:span>rance,</text:p>
        <text:p text:style-name="P39">Qui me donne ass<text:span text:style-name="T226">u</text:span>rance,</text:p>
        <text:p text:style-name="P7">Que choir ne pourrai<text:span text:style-name="T572">t</text:span> nullement.</text:p>
        <text:p text:style-name="P13"/>
        <text:p text:style-name="P145"><text:span text:style-name="_3c_n_3e_"><text:span text:style-name="T564">[</text:span></text:span><text:span text:style-name="_3c_n_3e_"><text:span text:style-name="T572">2</text:span></text:span><text:span text:style-name="_3c_n_3e_"><text:span text:style-name="T564">]</text:span></text:span><text:tab/>Seigneur, essaye moi :</text:p>
        <text:p text:style-name="P7">Je requiers que de toi</text:p>
        <text:p text:style-name="P7">Sondé je sois &amp; éprouvé :</text:p>
        <text:p text:style-name="P7"><text:tab/>Mes reins &amp; mes pensées</text:p>
        <text:p text:style-name="P7">Dans le feu soient lancées,</text:p>
        <text:p text:style-name="P7">Pour voir quel je serai trouvé.</text:p>
        <text:p text:style-name="P13"/>
        <text:p text:style-name="P146"><text:span text:style-name="_3c_n_3e_"><text:span text:style-name="T564">[</text:span></text:span><text:span text:style-name="_3c_n_3e_"><text:span text:style-name="T573">3</text:span></text:span><text:span text:style-name="_3c_n_3e_"><text:span text:style-name="T564">]</text:span></text:span><text:tab/>Pour-autant que l’œil mien</text:p>
        <text:p text:style-name="P7">Toujours fiché je tien<text:span text:style-name="T573">s</text:span></text:p>
        <text:p text:style-name="P7">Sur ta pitié &amp; grande bonté :</text:p>
        <text:p text:style-name="P7"><text:tab/>Ma vie je conforme</text:p>
        <text:p text:style-name="P7">Au plus pr<text:span text:style-name="T573">è</text:span>s de la forme</text:p>
        <text:p text:style-name="P7">Que nous enjoint ta vérité.</text:p>
        <text:p text:style-name="P13"/>
        <text:p text:style-name="P146"><text:span text:style-name="_3c_n_3e_"><text:span text:style-name="T564">[</text:span></text:span><text:span text:style-name="_3c_n_3e_"><text:span text:style-name="T573">4</text:span></text:span><text:span text:style-name="_3c_n_3e_"><text:span text:style-name="T564">]</text:span></text:span><text:tab/>Un tas de mensongers,</text:p>
        <text:p text:style-name="P7">Inconstan<text:span text:style-name="T409">t</text:span>s &amp; l<text:span text:style-name="T573">é</text:span>gers,</text:p>
        <text:p text:style-name="P7">Gardé me suis de fr<text:span text:style-name="T573">é</text:span>quenter :</text:p>
        <text:p text:style-name="P7"><text:tab/>Et tout homme qui use</text:p>
        <text:p text:style-name="P7">De caut<text:span text:style-name="T573">è</text:span>le &amp; de ruse</text:p>
        <text:p text:style-name="P7">N’ai voulu, n<text:span text:style-name="T573">i</text:span> ne veux hanter.</text:p>
        <text:p text:style-name="P13"/>
        <text:p text:style-name="P146"><text:span text:style-name="_3c_n_3e_"><text:span text:style-name="T564">[</text:span></text:span><text:span text:style-name="_3c_n_3e_"><text:span text:style-name="T573">5</text:span></text:span><text:span text:style-name="_3c_n_3e_"><text:span text:style-name="T564">]</text:span></text:span><text:tab/>Le complot des pervers,</text:p>
        <text:p text:style-name="P7">Et leur cœur de travers</text:p>
        <text:p text:style-name="P7">Mon cœur a toujours d<text:span text:style-name="T573">é</text:span>testé :</text:p>
        <text:p text:style-name="P7"><text:tab/>méchantes compagnies</text:p>
        <text:p text:style-name="P7">J’ai tellement ha<text:span text:style-name="T573">ï</text:span>es</text:p>
        <text:p text:style-name="P7">Que ne m’en suis point accointé.</text:p>
        <text:p text:style-name="_3c_ab_3e_">*</text:p>
        <text:p text:style-name="P146"><text:span text:style-name="_3c_n_3e_"><text:span text:style-name="T564">[</text:span></text:span><text:span text:style-name="_3c_n_3e_"><text:span text:style-name="T573">6</text:span></text:span><text:span text:style-name="_3c_n_3e_"><text:span text:style-name="T564">]</text:span></text:span><text:tab/>Mes mains nettes tiendrai,</text:p>
        <text:p text:style-name="P77">À tout bien les duirai<text:note text:id="ftn88" text:note-class="footnote"><text:note-citation>88</text:note-citation><text:note-body><text:p text:style-name="Footnote"><text:span text:style-name="T339">duire</text:span><text:span text:style-name="T520"> « entraîner », d</text:span><text:span text:style-name="T118">u latin</text:span><text:span text:style-name="T520"> </text:span><text:span text:style-name="T339">ducere</text:span><text:span text:style-name="T520"> « conduire » et </text:span><text:span text:style-name="T339">docere</text:span><text:span text:style-name="T520"> « instruire »</text:span></text:p></text:note-body></text:note> :</text:p>
        <text:p text:style-name="P7">Puis après, quand je serai tel,</text:p>
        <text:p text:style-name="P7"><text:tab/>Seigneur à tes services,</text:p>
        <text:p text:style-name="P7">Et divins sacrifices</text:p>
        <text:p text:style-name="P7">Entendrai, près de ton autel :</text:p>
        <text:p text:style-name="P13"/>
        <text:p text:style-name="P147"><text:soft-page-break/><text:span text:style-name="_3c_n_3e_"><text:span text:style-name="T564">[</text:span></text:span><text:span text:style-name="_3c_n_3e_"><text:span text:style-name="T574">7</text:span></text:span><text:span text:style-name="_3c_n_3e_"><text:span text:style-name="T564">]</text:span></text:span><text:tab/>À-fin que ton honneur,</text:p>
        <text:p text:style-name="P7">Et ta gloire, Seigneur,</text:p>
        <text:p text:style-name="P7">À pleine voix j’aille chantant :</text:p>
        <text:p text:style-name="P7"><text:tab/>Et toutes tes merveilles</text:p>
        <text:p text:style-name="P7">Grandes &amp; no<text:span text:style-name="T574">n</text:span>-pareilles</text:p>
        <text:p text:style-name="P7">Par tout on m’oie racontant.</text:p>
        <text:p text:style-name="P13"/>
        <text:p text:style-name="P147"><text:span text:style-name="_3c_n_3e_"><text:span text:style-name="T564">[</text:span></text:span><text:span text:style-name="_3c_n_3e_"><text:span text:style-name="T574">8</text:span></text:span><text:span text:style-name="_3c_n_3e_"><text:span text:style-name="T564">]</text:span></text:span><text:tab/>Le saint &amp; sacré lieu</text:p>
        <text:p text:style-name="P7">Où tu te tiens, mon Dieu,</text:p>
        <text:p text:style-name="P7">M’est pr<text:span text:style-name="T574">é</text:span>cieux jusques au bout :</text:p>
        <text:p text:style-name="P7"><text:tab/>Ce divin Tabernacle,</text:p>
        <text:p text:style-name="P7">De ta gloire habitacle,</text:p>
        <text:p text:style-name="P7">J’estime &amp; prise dessus tout.</text:p>
        <text:p text:style-name="P13"/>
        <text:p text:style-name="P147"><text:span text:style-name="_3c_n_3e_"><text:span text:style-name="T564">[</text:span></text:span><text:span text:style-name="_3c_n_3e_"><text:span text:style-name="T574">9</text:span></text:span><text:span text:style-name="_3c_n_3e_"><text:span text:style-name="T564">]</text:span></text:span><text:tab/>Or donc ne me comprends,</text:p>
        <text:p text:style-name="P7">Et point ne me reprends,</text:p>
        <text:p text:style-name="P7">Quand des m<text:span text:style-name="T185">é</text:span>chan<text:span text:style-name="T409">t</text:span>s te vengeras :</text:p>
        <text:p text:style-name="P7"><text:tab/>Soit mon âme innocente</text:p>
        <text:p text:style-name="P7">De ta fureur exempte,</text:p>
        <text:p text:style-name="P7">Quand les meurtriers tu jugeras.</text:p>
        <text:p text:style-name="P13"/>
        <text:p text:style-name="P147"><text:span text:style-name="_3c_n_3e_"><text:span text:style-name="T564">[</text:span></text:span><text:span text:style-name="_3c_n_3e_"><text:span text:style-name="T574">10</text:span></text:span><text:span text:style-name="_3c_n_3e_"><text:span text:style-name="T564">]</text:span></text:span><text:tab/>Car les traîtres qu’ils sont,</text:p>
        <text:p text:style-name="P7">En leurs mains toujours ont</text:p>
        <text:p text:style-name="P7">Quelque fausse accusation.</text:p>
        <text:p text:style-name="P7"><text:tab/>Bref, ils ne sauraient être,</text:p>
        <text:p text:style-name="P7">Qu’ils n’a<text:span text:style-name="T574">i</text:span>ent pleine dextre</text:p>
        <text:p text:style-name="P7">Des pr<text:span text:style-name="T574">é</text:span>sen<text:span text:style-name="T574">t</text:span>s de corruption.</text:p>
        <text:p text:style-name="P13"/>
        <text:p text:style-name="P147"><text:span text:style-name="_3c_n_3e_"><text:span text:style-name="T564">[</text:span></text:span><text:span text:style-name="_3c_n_3e_"><text:span text:style-name="T574">11</text:span></text:span><text:span text:style-name="_3c_n_3e_"><text:span text:style-name="T564">]</text:span></text:span><text:tab/>Mais je veux aller droit,</text:p>
        <text:p text:style-name="P7">D’un cœur entier &amp; droit,</text:p>
        <text:p text:style-name="P7">En rondeur &amp; toute <text:span text:style-name="T574">é</text:span>quité.</text:p>
        <text:p text:style-name="P7"><text:tab/>Fa<text:span text:style-name="T180">is-</text:span>moi miséricorde,</text:p>
        <text:p text:style-name="P7">Ô mon Dieu, &amp; m’accorde</text:p>
        <text:p text:style-name="P7">Que par toi je so<text:span text:style-name="T199">is</text:span> racheté.</text:p>
        <text:p text:style-name="P13"/>
        <text:p text:style-name="P147"><text:span text:style-name="_3c_n_3e_"><text:span text:style-name="T564">[</text:span></text:span><text:span text:style-name="_3c_n_3e_"><text:span text:style-name="T574">12</text:span></text:span><text:span text:style-name="_3c_n_3e_"><text:span text:style-name="T564">]</text:span></text:span><text:tab/>Or me vo<text:span text:style-name="T424">is</text:span>-je remis,</text:p>
        <text:p text:style-name="P7">Et mes pieds affermis</text:p>
        <text:p text:style-name="P7">Au chemin uni &amp; entier :</text:p>
        <text:p text:style-name="P7"><text:tab/>Dont ta gloire immortelle,</text:p>
        <text:p text:style-name="P7">En la troupe fid<text:span text:style-name="T284">è</text:span>le</text:p>
        <text:p text:style-name="P7">De chanter je ferai métier.</text:p>
        <text:h text:style-name="P200" text:outline-level="2">Psaume <text:span text:style-name="T366">27</text:span> (<text:span text:style-name="T378">Bèze</text:span>, <text:span text:style-name="T378">1551</text:span>)</text:h>
        <text:p text:style-name="P12">En ce Psaume David récite les prières &amp; saintes médi<text:span text:style-name="T575">t</text:span>ations, <text:span text:style-name="T575">e</text:span>s-quell<text:span text:style-name="T575">e</text:span>s il s’é<text:span text:style-name="T575">tait</text:span> exercé au milieu de ses gran<text:span text:style-name="T523">d</text:span>s combats &amp; dangers. Car l’action de g<text:span text:style-name="T575">râces</text:span>, laquelle il entrelace, montre qu’il composa le Psaume après avoir été délivré. Et il se peut faire qu’il a mis <text:span text:style-name="T575">i</text:span>ci tout ensemble les prières qu’il avait faites, en diverses médi<text:span text:style-name="T575">t</text:span>ations. Or on peut bien voir <text:span text:style-name="T575">i</text:span>ci commen<text:span text:style-name="T575">t</text:span> ce saint personnage a é<text:span text:style-name="T575">t</text:span>é garn<text:span text:style-name="T575">i</text:span> d’une magnanimité invincible, pour surmonter les merveilleux assauts que lui faisaient ses ennemis. Aussi on voit qu’il a eu une crainte de Dieu singulière &amp; bien na<text:span text:style-name="T575">ï</text:span>ve, tant parce qu’il n’a point désiré de vivre pour autre fin, <text:span text:style-name="T575">qu</text:span>e <text:soft-page-break/>pour servir Dieu, comme aussi parce qu’il n’y a eu fâcherie n<text:span text:style-name="T575">i</text:span> sollicitude qui l’ait pu détourner de ce but.</text:p>
        <text:p text:style-name="P148"><text:span text:style-name="_3c_n_3e_"><text:span text:style-name="T564">[</text:span></text:span><text:span text:style-name="_3c_n_3e_"><text:span text:style-name="T574">1</text:span></text:span><text:span text:style-name="_3c_n_3e_"><text:span text:style-name="T564">]</text:span></text:span><text:tab/>LE Seigneur est la clair<text:span text:style-name="T575">e</text:span>té qui m’adresse,</text:p>
        <text:p text:style-name="P39">Et mon salut, que do<text:span text:style-name="T199">is</text:span>-je redouter<text:span text:style-name="T575"> </text:span>?</text:p>
        <text:p text:style-name="P39">Le Seigneur est l’appui qui me redresse,</text:p>
        <text:p text:style-name="P39">Où est-ce lui qui peut m’épouvanter<text:span text:style-name="T575"> </text:span>?</text:p>
        <text:p text:style-name="P148"><text:span text:style-name="_3c_n_3e_"><text:span text:style-name="T564">[</text:span></text:span><text:span text:style-name="_3c_n_3e_"><text:span text:style-name="T574">2</text:span></text:span><text:span text:style-name="_3c_n_3e_"><text:span text:style-name="T564">]</text:span></text:span><text:tab/>Quand les malins m’ont dressé leurs combats,</text:p>
        <text:p text:style-name="P39">Pour me cuider<text:note text:id="ftn89" text:note-class="footnote"><text:note-citation>89</text:note-citation><text:note-body><text:p text:style-name="P154">« penser à »</text:p></text:note-body></text:note> manger à belles dents :</text:p>
        <text:p text:style-name="P50">Tous ces haineux, ces ennemis mordan<text:span text:style-name="T576">t</text:span>s,</text:p>
        <text:p text:style-name="P50">J’ai vu broncher &amp; tr<text:span text:style-name="T576">é</text:span>bucher en bas.</text:p>
        <text:p text:style-name="P13"/>
        <text:p text:style-name="P136"><text:span text:style-name="_3c_n_3e_"><text:span text:style-name="T564">[</text:span></text:span><text:span text:style-name="_3c_n_3e_"><text:span text:style-name="T576">3</text:span></text:span><text:span text:style-name="_3c_n_3e_"><text:span text:style-name="T564">]</text:span></text:span><text:tab/>Tout un camp vienne &amp; moi seul environne,</text:p>
        <text:p text:style-name="P7">Jamais pourtant mon cœur n’en tremblera :</text:p>
        <text:p text:style-name="P7">Vienne assaillir qui voudra ma personne,</text:p>
        <text:p text:style-name="P7">Dessus cela mon cœur s’assûrera.</text:p>
        <text:p text:style-name="P136"><text:span text:style-name="_3c_n_3e_"><text:span text:style-name="T564">[</text:span></text:span><text:span text:style-name="_3c_n_3e_"><text:span text:style-name="T576">4</text:span></text:span><text:span text:style-name="_3c_n_3e_"><text:span text:style-name="T564">]</text:span></text:span><text:tab/>À l’Éternel j’ai requis un seul point,</text:p>
        <text:p text:style-name="P7">Et veux encor lui requérir toujours,</text:p>
        <text:p text:style-name="P7">Que si long-temps que dureront mes jours,</text:p>
        <text:p text:style-name="P7">De sa maison je ne m’élo<text:span text:style-name="T576">i</text:span>gne point.</text:p>
        <text:p text:style-name="P13"/>
        <text:p text:style-name="P136"><text:tab/>À celle fin que je vo<text:span text:style-name="T237">is</text:span> &amp; contemple</text:p>
        <text:p text:style-name="P7">De son palais l’excellente beauté,</text:p>
        <text:p text:style-name="P7">Et que je puisse, étant dedans son temple,</text:p>
        <text:p text:style-name="P7">Le visiter d’un &amp; d’autre côté :</text:p>
        <text:p text:style-name="P136"><text:span text:style-name="_3c_n_3e_"><text:span text:style-name="T564">[</text:span></text:span><text:span text:style-name="_3c_n_3e_"><text:span text:style-name="T576">5</text:span></text:span><text:span text:style-name="_3c_n_3e_"><text:span text:style-name="T564">]</text:span></text:span><text:tab/>Car au dur temps, quand je serai pressé,</text:p>
        <text:p text:style-name="P7">Caché serai en sa tente à l’écart</text:p>
        <text:p text:style-name="P7">En quelque coin, &amp; plus secr<text:span text:style-name="T576">è</text:span>te part :</text:p>
        <text:p text:style-name="P7">Puis derechef au plus haut redressé.</text:p>
        <text:p text:style-name="_3c_ab_3e_">* </text:p>
        <text:p text:style-name="P149"><text:span text:style-name="_3c_n_3e_"><text:span text:style-name="T564">[</text:span></text:span><text:span text:style-name="_3c_n_3e_"><text:span text:style-name="T577">6</text:span></text:span><text:span text:style-name="_3c_n_3e_"><text:span text:style-name="T564">]</text:span></text:span><text:tab/>Aller me fait déjà sans nulle crainte,</text:p>
        <text:p text:style-name="P7">Haussant la tête entre tous mes haineux :</text:p>
        <text:p text:style-name="P7">Par-quoi aussi dedans sa maison sainte</text:p>
        <text:p text:style-name="P7">Chanter, corner, sacrifier lui veux.</text:p>
        <text:p text:style-name="P149"><text:span text:style-name="_3c_n_3e_"><text:span text:style-name="T564">[</text:span></text:span><text:span text:style-name="_3c_n_3e_"><text:span text:style-name="T577">7</text:span></text:span><text:span text:style-name="_3c_n_3e_"><text:span text:style-name="T564">]</text:span></text:span><text:tab/>Puis que je viens, Ô Seigneur, te prier,</text:p>
        <text:p text:style-name="P7">Soit ma requête entendue de toi :</text:p>
        <text:p text:style-name="P7">Puis qu’au besoin tu m’enten<text:span text:style-name="T577">d</text:span>s écrier,</text:p>
        <text:p text:style-name="P7">Je te suppl<text:span text:style-name="T577">i</text:span>e qu’a<text:span text:style-name="T577">i</text:span>es pitié de moi.</text:p>
        <text:p text:style-name="P13"/>
        <text:p text:style-name="P150"><text:span text:style-name="_3c_n_3e_"><text:span text:style-name="T564">[</text:span></text:span><text:span text:style-name="_3c_n_3e_"><text:span text:style-name="T580">8</text:span></text:span><text:span text:style-name="_3c_n_3e_"><text:span text:style-name="T564">]</text:span></text:span><text:tab/>J’ai dedans moi aperçu mon courage,</text:p>
        <text:p text:style-name="P7">Comme en ton nom m’avertissant ainsi :</text:p>
        <text:p text:style-name="P7">Emploie-toi à c<text:span text:style-name="T578">h</text:span>ercher mon visage :</text:p>
        <text:p text:style-name="P7">Tu vois, Seigneur, que je le c<text:span text:style-name="T580">h</text:span>erche aussi.</text:p>
        <text:p text:style-name="P151"><text:span text:style-name="_3c_n_3e_"><text:span text:style-name="T564">[</text:span></text:span><text:span text:style-name="_3c_n_3e_"><text:span text:style-name="T580">9</text:span></text:span><text:span text:style-name="_3c_n_3e_"><text:span text:style-name="T564">]</text:span></text:span><text:tab/>De moi, hélas, ta face ne soit loin :</text:p>
        <text:p text:style-name="P7">Ton serf ne chasse en fureur, Ô mon Dieu,</text:p>
        <text:p text:style-name="P7">Tu m’as été favorable en maint lieu,</text:p>
        <text:p text:style-name="P7">Dieu mon Sauveur, ne me laisse au besoin.</text:p>
        <text:p text:style-name="P13"/>
        <text:p text:style-name="P151"><text:span text:style-name="_3c_n_3e_"><text:span text:style-name="T564">[</text:span></text:span><text:span text:style-name="_3c_n_3e_"><text:span text:style-name="T580">10</text:span></text:span><text:span text:style-name="_3c_n_3e_"><text:span text:style-name="T564">]</text:span></text:span><text:tab/>Quand je n’aur<text:span text:style-name="T579">a</text:span>is pour moi père ni mère,</text:p>
        <text:p text:style-name="P7"><text:soft-page-break/>Mon Dieu sera pour moi, quoi qu’il en soit.</text:p>
        <text:p text:style-name="P151"><text:span text:style-name="_3c_n_3e_"><text:span text:style-name="T564">[</text:span></text:span><text:span text:style-name="_3c_n_3e_"><text:span text:style-name="T580">11</text:span></text:span><text:span text:style-name="_3c_n_3e_"><text:span text:style-name="T564">] </text:span></text:span>Je suis pressé : par-quoi, Ô Dieu mon Père,</text:p>
        <text:p text:style-name="P7">Enseigne-moi ton chemin bon &amp; droit.</text:p>
        <text:p text:style-name="P151"><text:span text:style-name="_3c_n_3e_"><text:span text:style-name="T564">[</text:span></text:span><text:span text:style-name="_3c_n_3e_"><text:span text:style-name="T580">12</text:span></text:span><text:span text:style-name="_3c_n_3e_"><text:span text:style-name="T564">]</text:span></text:span><text:tab/>Aguetté suis par plusieurs ennemis</text:p>
        <text:p text:style-name="P7">Et faux témoins, qui en leur bouche n’ont</text:p>
        <text:p text:style-name="P7">Sinon l’outrage &amp; le tort qu’ils me font :</text:p>
        <text:p text:style-name="P7">Las ! ne permets qu’à leur plaisir so<text:span text:style-name="T237">is</text:span> mis.</text:p>
        <text:p text:style-name="P13"/>
        <text:p text:style-name="P151"><text:span text:style-name="_3c_n_3e_"><text:span text:style-name="T564">[</text:span></text:span><text:span text:style-name="_3c_n_3e_"><text:span text:style-name="T580">13</text:span></text:span><text:span text:style-name="_3c_n_3e_"><text:span text:style-name="T564">]</text:span></text:span><text:tab/>Certainement n’eût été l’ass<text:span text:style-name="T224">u</text:span>rance,</text:p>
        <text:p text:style-name="P7">Qu’ici-bas même avant que voir la mort,</text:p>
        <text:p text:style-name="P7">Des biens de Dieu j’aurai la jouissance,</text:p>
        <text:p text:style-name="P7">Sous un tel fais pieça je fusse mort.</text:p>
        <text:p text:style-name="P151"><text:span text:style-name="_3c_n_3e_"><text:span text:style-name="T564">[</text:span></text:span><text:span text:style-name="_3c_n_3e_"><text:span text:style-name="T580">14</text:span></text:span><text:span text:style-name="_3c_n_3e_"><text:span text:style-name="T564">]</text:span></text:span><text:tab/>Or donc atten<text:span text:style-name="T579">ds</text:span> toujours patiemment</text:p>
        <text:p text:style-name="P7">Le Seigneur Dieu : soutien jusques au bout :</text:p>
        <text:p text:style-name="P7">Dieu te viendra assûrer contre tout,</text:p>
        <text:p text:style-name="P7">Or donc attens de Dieu l’advenement.</text:p>
        <text:h text:style-name="P200" text:outline-level="2">Psaume <text:span text:style-name="T366">28</text:span> (<text:span text:style-name="T378">Bèze</text:span>, <text:span text:style-name="T378">1551</text:span>)</text:h>
        <text:p text:style-name="P12">David après avoir été délivré de dangers extrêmes par le Seigneur a en ce Psaume rédigé par écrit en premier lieu les prières &amp; requêtes qu’il avait faites au milieu de ses angoisses : puis l’action de grâces &amp; les louanges de Dieu, a<text:span text:style-name="T581">f</text:span>in d’induire les autres par son exemple à <text:span text:style-name="T581">f</text:span>aire le semblable. Or il est à croire qu’il <text:span text:style-name="T581">f</text:span>ai<text:span text:style-name="T581">t</text:span> <text:span text:style-name="T581">i</text:span>ci mention des <text:span text:style-name="T582">afflictions</text:span> qu’il avait endurées sous Sa<text:span text:style-name="T581">ü</text:span>l.</text:p>
        <text:p text:style-name="P155"><text:span text:style-name="_3c_n_3e_"><text:span text:style-name="T564">[</text:span></text:span><text:span text:style-name="_3c_n_3e_"><text:span text:style-name="T580">1</text:span></text:span><text:span text:style-name="_3c_n_3e_"><text:span text:style-name="T564">]</text:span></text:span><text:tab/>Ô Dieu qui es ma forteresse,</text:p>
        <text:p text:style-name="P39">C’est à toi que mon cri s’adresse :</text:p>
        <text:p text:style-name="P39">Ne ve<text:span text:style-name="T451">u</text:span>ille au besoin te taire,</text:p>
        <text:p text:style-name="P39">Autrement je ne sa<text:span text:style-name="T451">is</text:span> que faire,</text:p>
        <text:p text:style-name="P62">Si non à ceux me comparer,</text:p>
        <text:p text:style-name="P62">Qu’on veut au s<text:span text:style-name="T226">é</text:span>pul<text:span text:style-name="T226">c</text:span>re enterrer.</text:p>
        <text:p text:style-name="P13"/>
        <text:p text:style-name="P155"><text:span text:style-name="_3c_n_3e_"><text:span text:style-name="T564">[</text:span></text:span><text:span text:style-name="_3c_n_3e_"><text:span text:style-name="T583">2</text:span></text:span><text:span text:style-name="_3c_n_3e_"><text:span text:style-name="T564">]</text:span></text:span><text:tab/>Ve<text:span text:style-name="T547">u</text:span>illes ouïr ce que je crie,</text:p>
        <text:p text:style-name="P7">Quand à mains jointes je te prie :</text:p>
        <text:p text:style-name="P7">Venant en ton saint lieu me rendre,</text:p>
        <text:p text:style-name="P155"><text:span text:style-name="_3c_n_3e_"><text:span text:style-name="T564">[</text:span></text:span><text:span text:style-name="_3c_n_3e_"><text:span text:style-name="T583">3</text:span></text:span><text:span text:style-name="_3c_n_3e_"><text:span text:style-name="T564">] </text:span></text:span>Mon Dieu, ne veuille<text:span text:style-name="T583">s</text:span> me comprendre<text:note text:id="ftn90" text:note-class="footnote"><text:note-citation>90</text:note-citation><text:note-body><text:p text:style-name="P161">com-prendre</text:p></text:note-body></text:note></text:p>
        <text:p text:style-name="P7">Parmi tant de méchants, qui n’ont</text:p>
        <text:p text:style-name="P7">Aucun plaisir qu’au mal qu’ils font.</text:p>
        <text:p text:style-name="P13"/>
        <text:p text:style-name="P7"><text:tab/>En la bouche ils n’ont que concorde :</text:p>
        <text:p text:style-name="P7">Mais leur cœur à tout mal s’accorde.</text:p>
        <text:p text:style-name="P155"><text:span text:style-name="_3c_n_3e_"><text:span text:style-name="T564">[</text:span></text:span><text:span text:style-name="_3c_n_3e_"><text:span text:style-name="T583">4</text:span></text:span><text:span text:style-name="_3c_n_3e_"><text:span text:style-name="T564">] </text:span></text:span>Paye-les su<text:span text:style-name="T583">i</text:span>vant leurs mérites,</text:p>
        <text:p text:style-name="P7">Et leurs intentions maudites :</text:p>
        <text:p text:style-name="P7">Selon le train qu’ils ont mené,</text:p>
        <text:p text:style-name="P7">Salaire aussi leur soit donné :</text:p>
        <text:p text:style-name="P13"/>
        <text:p text:style-name="P155"><text:span text:style-name="_3c_n_3e_"><text:span text:style-name="T564">[</text:span></text:span><text:span text:style-name="_3c_n_3e_"><text:span text:style-name="T583">5</text:span></text:span><text:span text:style-name="_3c_n_3e_"><text:span text:style-name="T564">]</text:span></text:span><text:tab/>D’autant qu’ils n’ont en leurs courages</text:p>
        <text:p text:style-name="P7">Consid<text:span text:style-name="T583">é</text:span>ré les hauts ouvrages,</text:p>
        <text:p text:style-name="P7">N<text:span text:style-name="T583">i</text:span> t<text:span text:style-name="T583">â</text:span>ché d’avoir co<text:span text:style-name="T521">n</text:span>n<text:span text:style-name="T283">a</text:span>issance</text:p>
        <text:p text:style-name="P7">Des hauts effets de sa puissance,</text:p>
        <text:p text:style-name="P7"><text:soft-page-break/>En lieu de les vouloir hausser,</text:p>
        <text:p text:style-name="P7">Dieu les fera tous renverser.</text:p>
        <text:p text:style-name="P13"/>
        <text:p text:style-name="P155"><text:span text:style-name="_3c_n_3e_"><text:span text:style-name="T564">[</text:span></text:span><text:span text:style-name="_3c_n_3e_"><text:span text:style-name="T583">6</text:span></text:span><text:span text:style-name="_3c_n_3e_"><text:span text:style-name="T564">]</text:span></text:span><text:tab/>Loué soit Dieu, qui ma prière</text:p>
        <text:p text:style-name="P7">N’a point voulu mettre en arrière.</text:p>
        <text:p text:style-name="P155"><text:span text:style-name="_3c_n_3e_"><text:span text:style-name="T564">[</text:span></text:span><text:span text:style-name="_3c_n_3e_"><text:span text:style-name="T583">7</text:span></text:span><text:span text:style-name="_3c_n_3e_"><text:span text:style-name="T564">] </text:span></text:span>Dieu est ma force &amp; ma rondelle<text:note text:id="ftn91" text:note-class="footnote"><text:note-citation>91</text:note-citation><text:note-body><text:p text:style-name="P162">« bouclier »</text:p></text:note-body></text:note>,</text:p>
        <text:p text:style-name="P7">Espoir n’ai, n<text:span text:style-name="T584">i</text:span> secours que d’elle :</text:p>
        <text:p text:style-name="P7">Dont mon cœur se réjouira,</text:p>
        <text:p text:style-name="P60">Ma bouche son los<text:note text:id="ftn92" text:note-class="footnote"><text:note-citation>92</text:note-citation><text:note-body><text:p text:style-name="P107">de <text:span text:style-name="T324">louer</text:span> « renom »</text:p></text:note-body></text:note> chantera.</text:p>
        <text:p text:style-name="P13"/>
        <text:p text:style-name="P156"><text:span text:style-name="_3c_n_3e_"><text:span text:style-name="T564">[</text:span></text:span><text:span text:style-name="_3c_n_3e_"><text:span text:style-name="T584">8</text:span></text:span><text:span text:style-name="_3c_n_3e_"><text:span text:style-name="T564">]</text:span></text:span><text:tab/>À mes gens toute force il donne,</text:p>
        <text:p text:style-name="P7">Gardant de son Roi la couronne :</text:p>
        <text:p text:style-name="P156"><text:span text:style-name="_3c_n_3e_"><text:span text:style-name="T564">[</text:span></text:span><text:span text:style-name="_3c_n_3e_"><text:span text:style-name="T584">9</text:span></text:span><text:span text:style-name="_3c_n_3e_"><text:span text:style-name="T564">] </text:span></text:span>Sauve ton peuple, &amp; en tout âge</text:p>
        <text:p text:style-name="P7">Fa<text:span text:style-name="T451">is</text:span> du bien à ton héritage :</text:p>
        <text:p text:style-name="P7">Veuille le repaître, Seigneur,</text:p>
        <text:p text:style-name="P7">Et sans fin le croître en honneur.</text:p>
        <text:h text:style-name="P200" text:outline-level="2">Psaume <text:span text:style-name="T366">29</text:span> (<text:span text:style-name="T378">Bèze</text:span>, <text:span text:style-name="T378">1551</text:span>)</text:h>
        <text:p text:style-name="P12">David, a<text:span text:style-name="T584">f</text:span>in d’humilier devant Dieu tous les hommes mortels depuis le plus grand jusques au plus petit, magnifie la puissance redoutable d’icelui par les divers miracles de nature, par lesquels il dit que nous ne sommes pas moins réveil<text:span text:style-name="T584">lés</text:span> pour donner gloire à Dieu, que si lu<text:span text:style-name="T584">i</text:span> de sa propre voix au<text:span text:style-name="T584">torisait</text:span> son empire &amp; majesté. Et après qu’il a exhorté par une manière d’objurgation les <text:span text:style-name="T584">f</text:span>iers &amp; hautains qui ne se peuvent humilier sous la puissante main de Dieu, &amp; qu’il lésa é<text:span text:style-name="T48">t</text:span>onnés &amp; épo<text:span text:style-name="T435">u</text:span>vantés, il invite doucement les fidèles à se dé<text:span text:style-name="T584">d</text:span>ier volontairement au service de Dieu.</text:p>
        <text:p text:style-name="P156"><text:span text:style-name="_3c_n_3e_"><text:span text:style-name="T564">[</text:span></text:span><text:span text:style-name="_3c_n_3e_"><text:span text:style-name="T584">1</text:span></text:span><text:span text:style-name="_3c_n_3e_"><text:span text:style-name="T564">] </text:span></text:span>VOus tous Princes &amp; Seigneurs,</text:p>
        <text:p text:style-name="P39">Remplis de gloire &amp; d’honneurs,</text:p>
        <text:p text:style-name="P39">Rendez, rendez au Seigneur</text:p>
        <text:p text:style-name="P39">Toute force &amp; tout honneur.</text:p>
        <text:p text:style-name="P156"><text:span text:style-name="_3c_n_3e_"><text:span text:style-name="T564">[</text:span></text:span><text:span text:style-name="_3c_n_3e_"><text:span text:style-name="T583">2</text:span></text:span><text:span text:style-name="_3c_n_3e_"><text:span text:style-name="T564">]<text:tab/></text:span></text:span>Fa<text:span text:style-name="T584">î</text:span>tes lui reco<text:span text:style-name="T283">n</text:span>n<text:span text:style-name="T283">a</text:span>issance,</text:p>
        <text:p text:style-name="P39">Qui réponde à sa puissance :</text:p>
        <text:p text:style-name="P39">En sa demeure très-sainte,</text:p>
        <text:p text:style-name="P39">Ployez les genoux en crainte.</text:p>
        <text:p text:style-name="P13"/>
        <text:p text:style-name="P156"><text:span text:style-name="_3c_n_3e_"><text:span text:style-name="T564">[</text:span></text:span><text:span text:style-name="_3c_n_3e_"><text:span text:style-name="T584">3</text:span></text:span><text:span text:style-name="_3c_n_3e_"><text:span text:style-name="T564">]</text:span></text:span><text:tab/>La voix du Seigneur tonnant</text:p>
        <text:p text:style-name="P7">Va sur les eaux r<text:span text:style-name="T584">é</text:span>sonnant :</text:p>
        <text:p text:style-name="P7">Parmi les nues des cieux</text:p>
        <text:p text:style-name="P7">S’entend le Dieu glorieux.</text:p>
        <text:p text:style-name="P156"><text:span text:style-name="_3c_n_3e_"><text:span text:style-name="T564">[</text:span></text:span><text:span text:style-name="_3c_n_3e_"><text:span text:style-name="T584">4</text:span></text:span><text:span text:style-name="_3c_n_3e_"><text:span text:style-name="T564">]</text:span></text:span><text:tab/>La voix du Seigneur témo<text:span text:style-name="T585">i</text:span>gne</text:p>
        <text:p text:style-name="P7">De quelle force il besogne :</text:p>
        <text:p text:style-name="P7">La voix du Seigneur hautaine,</text:p>
        <text:p text:style-name="P7">De hautesse est toute pleine.</text:p>
        <text:p text:style-name="P13"/>
        <text:p text:style-name="P157"><text:span text:style-name="_3c_n_3e_"><text:span text:style-name="T564">[</text:span></text:span><text:span text:style-name="_3c_n_3e_"><text:span text:style-name="T585">5</text:span></text:span><text:span text:style-name="_3c_n_3e_"><text:span text:style-name="T564">]</text:span></text:span><text:tab/>La voix du Seigneur abat</text:p>
        <text:p text:style-name="P7">Les grands c<text:span text:style-name="T205">è</text:span>dres tout à plat :</text:p>
        <text:p text:style-name="P7">Brise les plus hauts mont<text:span text:style-name="T586">és</text:span>,</text:p>
        <text:p text:style-name="P7">Au mont du Liban plant<text:span text:style-name="T205">és</text:span> :</text:p>
        <text:p text:style-name="P158"><text:soft-page-break/><text:span text:style-name="_3c_n_3e_"><text:span text:style-name="T564">[</text:span></text:span><text:span text:style-name="_3c_n_3e_"><text:span text:style-name="T586">6</text:span></text:span><text:span text:style-name="_3c_n_3e_"><text:span text:style-name="T564">]</text:span></text:span><text:tab/>Les faisan<text:span text:style-name="T523">t</text:span> sauter en sorte,</text:p>
        <text:p text:style-name="P7">Eux &amp; Liban qui les porte,</text:p>
        <text:p text:style-name="P83">Qu’on voit sauter <text:span text:style-name="T541">è</text:span>s<text:note text:id="ftn93" text:note-class="footnote"><text:note-citation>93</text:note-citation><text:note-body><text:p text:style-name="Footnote">« <text:span text:style-name="T540">en les » (contraction)</text:span></text:p></text:note-body></text:note> bocages</text:p>
        <text:p text:style-name="P7">Fa<text:span text:style-name="T586">o</text:span>ns des Licornes sauvages.</text:p>
        <text:p text:style-name="P13"/>
        <text:p text:style-name="P158"><text:span text:style-name="_3c_n_3e_"><text:span text:style-name="T564">[</text:span></text:span><text:span text:style-name="_3c_n_3e_"><text:span text:style-name="T586">7</text:span></text:span><text:span text:style-name="_3c_n_3e_"><text:span text:style-name="T564">]</text:span></text:span><text:tab/>La voix du Seigneur <text:span text:style-name="T586">é</text:span>par<text:span text:style-name="T586">t</text:span></text:p>
        <text:p text:style-name="P7">Flammes d’une &amp; d’autre part :</text:p>
        <text:p text:style-name="P158"><text:span text:style-name="_3c_n_3e_"><text:span text:style-name="T564">[</text:span></text:span><text:span text:style-name="_3c_n_3e_"><text:span text:style-name="T586">8</text:span></text:span><text:span text:style-name="_3c_n_3e_"><text:span text:style-name="T564">] </text:span></text:span>Et les grands d<text:span text:style-name="T586">é</text:span>serts profonds</text:p>
        <text:p text:style-name="P7">Fait trembler jusques aux fon<text:span text:style-name="T586">d</text:span>s.</text:p>
        <text:p text:style-name="P158"><text:span text:style-name="_3c_n_3e_"><text:span text:style-name="T564">[</text:span></text:span><text:span text:style-name="_3c_n_3e_"><text:span text:style-name="T586">9</text:span></text:span><text:span text:style-name="_3c_n_3e_"><text:span text:style-name="T564">]</text:span></text:span><text:tab/>Oyant cette voix si forte,</text:p>
        <text:p text:style-name="P7">La biche craintive avorte :</text:p>
        <text:p text:style-name="P7">Mainte for<text:span text:style-name="T586">ê</text:span>t toute verte</text:p>
        <text:p text:style-name="P7">En est soudain découverte.</text:p>
        <text:p text:style-name="P13"/>
        <text:p text:style-name="P7"><text:tab/>Mais au temple cependant</text:p>
        <text:p text:style-name="P158">Chacun à Dieu va rendant,</text:p>
        <text:p text:style-name="P7">En lieu de trembler de peur,</text:p>
        <text:p text:style-name="P7">Gloire de bouche &amp; de cœur.</text:p>
        <text:p text:style-name="P158"><text:span text:style-name="_3c_n_3e_"><text:span text:style-name="T564">[</text:span></text:span><text:span text:style-name="_3c_n_3e_"><text:span text:style-name="T586">10</text:span></text:span><text:span text:style-name="_3c_n_3e_"><text:span text:style-name="T564">]</text:span></text:span><text:tab/>Dieu pr<text:span text:style-name="T586">é</text:span>side comme juge</text:p>
        <text:p text:style-name="P7">Dessus les eaux du déluge :</text:p>
        <text:p text:style-name="P7">Et sans aucun jour ne terme<text:note text:id="ftn94" text:note-class="footnote"><text:note-citation>94</text:note-citation><text:note-body><text:p text:style-name="P163">« terminer, finir »</text:p></text:note-body></text:note></text:p>
        <text:p text:style-name="P7">Dure son royaume ferme.</text:p>
        <text:p text:style-name="P13"/>
        <text:p text:style-name="P158"><text:span text:style-name="_3c_n_3e_"><text:span text:style-name="T564">[</text:span></text:span><text:span text:style-name="_3c_n_3e_"><text:span text:style-name="T586">11</text:span></text:span><text:span text:style-name="_3c_n_3e_"><text:span text:style-name="T564">]</text:span></text:span><text:tab/>Par-quoi le Seigneur tout fort,</text:p>
        <text:p text:style-name="P7">Des siens sera le support :</text:p>
        <text:p text:style-name="P7">Puis en paix les nourrira,</text:p>
        <text:p text:style-name="P7">Des biens qu’il leur donnera.</text:p>
        <text:h text:style-name="P200" text:outline-level="2">Psaume <text:span text:style-name="T366">30</text:span> (<text:span text:style-name="T378">Bèze</text:span>, <text:span text:style-name="T378">1551</text:span>)</text:h>
        <text:p text:style-name="P12">David ayant été délivré de quelque grand danger, non-seulement rend grâces à Dieu en son particulier, mais convie aussi quant &amp; quant, &amp; exhorte tous les saints &amp; fidèles à faire de même. En après il confesse que d’autant qu’étant en prospérité il était entré en une ass<text:span text:style-name="T586">u</text:span>rance charnelle, &amp; s’était par trop <text:span text:style-name="T586">f</text:span>latt<text:span text:style-name="T586">é,</text:span> à <text:span text:style-name="T586">bon</text:span> droit Dieu lui avait envoyé cette adversité pour corriger son outrecuidance. Pour le troisième, après avoir en bref récité sa <text:span text:style-name="T586">t</text:span>ris<text:span text:style-name="T586">t</text:span>esse, il retourne derechef à action de grâces.</text:p>
        <text:p text:style-name="P158"><text:span text:style-name="_3c_n_3e_"><text:span text:style-name="T564">[</text:span></text:span><text:span text:style-name="_3c_n_3e_"><text:span text:style-name="T587">2</text:span></text:span><text:span text:style-name="_3c_n_3e_"><text:span text:style-name="T564">]<text:tab/></text:span></text:span>S<text:span text:style-name="T586">e</text:span>igneur, puis-que m’as retiré,</text:p>
        <text:p text:style-name="P39">Puisque n’as jamais enduré,</text:p>
        <text:p text:style-name="P39">Que mes haineux eussent de quoi</text:p>
        <text:p text:style-name="P39">Se ri<text:span text:style-name="T586">r</text:span>e &amp; se moquer de moi :</text:p>
        <text:p text:style-name="P159"><text:span text:style-name="_3c_n_3e_"><text:span text:style-name="T564">[</text:span></text:span><text:span text:style-name="_3c_n_3e_"><text:span text:style-name="T587">3</text:span></text:span><text:span text:style-name="_3c_n_3e_"><text:span text:style-name="T564">] </text:span></text:span>La gloire qu’en as m<text:span text:style-name="T586">é</text:span>rit<text:span text:style-name="T586">é</text:span>e,</text:p>
        <text:p text:style-name="P39">Par mes vers te sera chant<text:span text:style-name="T586">é</text:span>e.</text:p>
        <text:p text:style-name="P13"/>
        <text:p text:style-name="P159"><text:tab/>Quand j’ai prié ta majesté,</text:p>
        <text:p text:style-name="P7">Seigneur mon Dieu, j’ai eu santé.</text:p>
        <text:p text:style-name="P159"><text:span text:style-name="_3c_n_3e_"><text:span text:style-name="T564">[</text:span></text:span><text:span text:style-name="_3c_n_3e_"><text:span text:style-name="T587">4</text:span></text:span><text:span text:style-name="_3c_n_3e_"><text:span text:style-name="T564">] </text:span></text:span>J’<text:span text:style-name="T587">é</text:span>tais aux enfers d<text:span text:style-name="T587">é</text:span>valé,</text:p>
        <text:p text:style-name="P7">Seigneur, quand tu m’as rappelé :</text:p>
        <text:p text:style-name="P7">Ma vie presque-<text:span text:style-name="T587">s-</text:span>enterrée.</text:p>
        <text:p text:style-name="P7"><text:soft-page-break/>Tu as du tombeau retirée.</text:p>
        <text:p text:style-name="P13"/>
        <text:p text:style-name="P159"><text:span text:style-name="_3c_n_3e_"><text:span text:style-name="T564">[</text:span></text:span><text:span text:style-name="_3c_n_3e_"><text:span text:style-name="T587">5</text:span></text:span><text:span text:style-name="_3c_n_3e_"><text:span text:style-name="T564">]</text:span></text:span><text:tab/>Vous qui sa bonté co<text:span text:style-name="T283">n</text:span>n<text:span text:style-name="T283">a</text:span>issez,</text:p>
        <text:p text:style-name="P7">Chantez sa gloire, &amp; accroissez</text:p>
        <text:p text:style-name="P7">Son renom plein de sainteté :</text:p>
        <text:p text:style-name="P159"><text:span text:style-name="_3c_n_3e_"><text:span text:style-name="T564">[</text:span></text:span><text:span text:style-name="_3c_n_3e_"><text:span text:style-name="T587">6</text:span></text:span><text:span text:style-name="_3c_n_3e_"><text:span text:style-name="T564">] </text:span></text:span>Car jamais il n’est irrité,</text:p>
        <text:p text:style-name="P7">Qu’en moins d’une petite espace</text:p>
        <text:p text:style-name="P7">Toute sa fureur ne se passe.</text:p>
        <text:p text:style-name="P13"/>
        <text:p text:style-name="P7"><text:tab/>Mais son vouloir b<text:span text:style-name="T587">é</text:span>nin &amp; doux</text:p>
        <text:p text:style-name="P7">Demeure à vie dessus nous.</text:p>
        <text:p text:style-name="P7">Voila d’où souvent il advient,</text:p>
        <text:p text:style-name="P7">Que deuil au soir chez nous se tient :</text:p>
        <text:p text:style-name="P7">Puis, si tôt que le jour se montre,</text:p>
        <text:p text:style-name="P7">Matière de joie on rencontre.</text:p>
        <text:p text:style-name="_3c_ab_3e_">*</text:p>
        <text:p text:style-name="P159"><text:span text:style-name="_3c_n_3e_"><text:span text:style-name="T564">[</text:span></text:span><text:span text:style-name="_3c_n_3e_"><text:span text:style-name="T587">7</text:span></text:span><text:span text:style-name="_3c_n_3e_"><text:span text:style-name="T564">]</text:span></text:span><text:tab/>Lors-que j’avais tout à souhait,</text:p>
        <text:p text:style-name="P7">J’allais disant, Voil<text:span text:style-name="T587">à</text:span>, c’est fait,</text:p>
        <text:p text:style-name="P7">Je suis pour jamais ass<text:span text:style-name="T587">u</text:span>ré :</text:p>
        <text:p text:style-name="P159"><text:span text:style-name="_3c_n_3e_"><text:span text:style-name="T564">[</text:span></text:span><text:span text:style-name="_3c_n_3e_"><text:span text:style-name="T587">8</text:span></text:span><text:span text:style-name="_3c_n_3e_"><text:span text:style-name="T564">] </text:span></text:span>Ta bonté m’avait remparé<text:note text:id="ftn95" text:note-class="footnote"><text:note-citation>95</text:note-citation><text:note-body><text:p text:style-name="P164">« fortifier, réparer », cf. <text:span text:style-name="T324">rempart</text:span></text:p></text:note-body></text:note>,</text:p>
        <text:p text:style-name="P7">Seigneur ma forteresse haute,</text:p>
        <text:p text:style-name="P7">Si que de rien je n’avais faute.</text:p>
        <text:p text:style-name="P13"/>
        <text:p text:style-name="P7"><text:tab/>Mais ton visage étant tourné,</text:p>
        <text:p text:style-name="P7">Soudain mon cœur s’est étonné :</text:p>
        <text:p text:style-name="P159"><text:span text:style-name="_3c_n_3e_"><text:span text:style-name="T564">[</text:span></text:span><text:span text:style-name="_3c_n_3e_"><text:span text:style-name="T587">9</text:span></text:span><text:span text:style-name="_3c_n_3e_"><text:span text:style-name="T564">] </text:span></text:span>Alors au Seigneur j’ai crié,</text:p>
        <text:p text:style-name="P7">Alors j’ai le Seigneur prié,</text:p>
        <text:p text:style-name="P160"><text:span text:style-name="_3c_n_3e_"><text:span text:style-name="T564">[</text:span></text:span><text:span text:style-name="_3c_n_3e_"><text:span text:style-name="T588">10</text:span></text:span><text:span text:style-name="_3c_n_3e_"><text:span text:style-name="T564">] </text:span></text:span>Disant, Si je suis mis en terre,</text:p>
        <text:p text:style-name="P7">Qu’y peux-tu gagner <text:span text:style-name="T588">ou</text:span> acqu<text:span text:style-name="T588">iert</text:span> ?</text:p>
        <text:p text:style-name="P13"/>
        <text:p text:style-name="P7"><text:tab/>Étant mis en poudre, Seigneur,</text:p>
        <text:p text:style-name="P7">Pourra<text:span text:style-name="T451">is</text:span>-je avancer ton honneur,</text:p>
        <text:p text:style-name="P7">Ou tes vérités annoncer ?</text:p>
        <text:p text:style-name="P160"><text:span text:style-name="_3c_n_3e_"><text:span text:style-name="T588">[11</text:span></text:span><text:span text:style-name="_3c_n_3e_"><text:span text:style-name="T564">] </text:span></text:span>Plaise-toi ma voix exaucer,</text:p>
        <text:p text:style-name="P7">Seigneur, ta pitié me regarde :</text:p>
        <text:p text:style-name="P7">Seigneur Dieu, sois ma sauvegarde.</text:p>
        <text:p text:style-name="P13"/>
        <text:p text:style-name="P160"><text:span text:style-name="_3c_n_3e_"><text:span text:style-name="T588">[12</text:span></text:span><text:span text:style-name="_3c_n_3e_"><text:span text:style-name="T564">]</text:span></text:span><text:tab/>Alors mon deuil tu convertis</text:p>
        <text:p text:style-name="P7">En pure joie, &amp; me v<text:span text:style-name="T588">ê</text:span>tis</text:p>
        <text:p text:style-name="P7">En lieu d’un sac, de plaisir vrai :</text:p>
        <text:p text:style-name="P160"><text:span text:style-name="_3c_n_3e_"><text:span text:style-name="T588">[13</text:span></text:span><text:span text:style-name="_3c_n_3e_"><text:span text:style-name="T564">] </text:span></text:span>Dont sans fin ton los<text:note text:id="ftn96" text:note-class="footnote"><text:note-citation>96</text:note-citation><text:note-body><text:p text:style-name="P107">de <text:span text:style-name="T324">louer</text:span> « renom »</text:p></text:note-body></text:note> chantera<text:span text:style-name="T219">i</text:span>,</text:p>
        <text:p text:style-name="P7">Par-tout publiant ta puissance,</text:p>
        <text:p text:style-name="P7">Seigneur Dieu de ma d<text:span text:style-name="T219">é</text:span>livrance.</text:p>
        <text:h text:style-name="P200" text:outline-level="2"><text:soft-page-break/>Psaume <text:span text:style-name="T366">31</text:span> (<text:span text:style-name="T378">Bèze</text:span>, <text:span text:style-name="T378">1551</text:span>)</text:h>
        <text:p text:style-name="P12">David étant délivré de quelque grand danger, ou mêmes de plusieurs, récite premièrement les prières qu’il fais<text:span text:style-name="T596">ait à</text:span> Dieu lorsque les frayeurs de la mort se présentaient à lui. Après cela il ajoute une action de grâces, v<text:span text:style-name="T597">o</text:span>ire fort exquise : car il insiste à célébrer sa délivrance par diverses façons de parler : &amp; exhorte tous fidèles à bien espérer, voyant en sa personne un exemple de la bon<text:span text:style-name="T597">t</text:span>é de Dieu tant excellent &amp; digne de mémoire.</text:p>
        <text:p text:style-name="P179"><text:span text:style-name="_3c_n_3e_"><text:span text:style-name="T564">[</text:span></text:span><text:span text:style-name="_3c_n_3e_"><text:span text:style-name="T587">2</text:span></text:span><text:span text:style-name="_3c_n_3e_"><text:span text:style-name="T564">]<text:tab/></text:span></text:span>J’<text:span text:style-name="T589">a</text:span><text:span text:style-name="T186">i</text:span> mis en toi mon esp<text:span text:style-name="T186">é</text:span>rance,</text:p>
        <text:p text:style-name="P39">Garde moi donc Seigneur,</text:p>
        <text:p text:style-name="P39">D’<text:span text:style-name="T186">é</text:span>ternel des honneur<text:span text:style-name="T410">s</text:span> <text:span text:style-name="T183">:</text:span></text:p>
        <text:p text:style-name="P39"><text:tab/>O<text:span text:style-name="T406">c</text:span>tro<text:span text:style-name="T183">i</text:span>e moi ma d<text:span text:style-name="T186">é</text:span>livrance,</text:p>
        <text:p text:style-name="P39">Par ta grande bonté haute,</text:p>
        <text:p text:style-name="P39">Qui jamais ne fit faute.</text:p>
        <text:p text:style-name="P13"/>
        <text:p text:style-name="P179"><text:span text:style-name="_3c_n_3e_"><text:span text:style-name="T564">[</text:span></text:span><text:span text:style-name="_3c_n_3e_"><text:span text:style-name="T594">3</text:span></text:span><text:span text:style-name="_3c_n_3e_"><text:span text:style-name="T564">]</text:span></text:span><text:tab/>Tens l’oreille à moi misérable,</text:p>
        <text:p text:style-name="P7">Et pour me secourir,</text:p>
        <text:p text:style-name="P7">Vien<text:span text:style-name="T595">s</text:span> soudain accourir :</text:p>
        <text:p text:style-name="P7"><text:tab/>Montre-toi mon roc imprenable,</text:p>
        <text:p text:style-name="P7">Et ma place très-sûre,</text:p>
        <text:p text:style-name="P7">Où ma vie s’assûre.</text:p>
        <text:p text:style-name="P13"/>
        <text:p text:style-name="P180"><text:span text:style-name="_3c_n_3e_"><text:span text:style-name="T564">[</text:span></text:span><text:span text:style-name="_3c_n_3e_"><text:span text:style-name="T595">4</text:span></text:span><text:span text:style-name="_3c_n_3e_"><text:span text:style-name="T564">]</text:span></text:span><text:tab/>Tu es ma tour &amp; forteresse,</text:p>
        <text:p text:style-name="P7">Pour l’honneur haut de toi,</text:p>
        <text:p text:style-name="P7">Condu<text:span text:style-name="T447">it</text:span> &amp; m<text:span text:style-name="T222">è</text:span>ne-moi.</text:p>
        <text:p text:style-name="P180"><text:span text:style-name="_3c_n_3e_"><text:span text:style-name="T564">[</text:span></text:span><text:span text:style-name="_3c_n_3e_"><text:span text:style-name="T595">5</text:span></text:span><text:span text:style-name="_3c_n_3e_"><text:span text:style-name="T564">]</text:span></text:span><text:tab/>Et de ces file<text:span text:style-name="T205">ts</text:span> qu’on me dresse,</text:p>
        <text:p text:style-name="P7">Garde qu’on ne m’offense,</text:p>
        <text:p text:style-name="P7">Car tu es ma défense.</text:p>
        <text:p text:style-name="P13"/>
        <text:p text:style-name="P181"><text:span text:style-name="_3c_n_3e_"><text:span text:style-name="T564">[</text:span></text:span><text:span text:style-name="_3c_n_3e_"><text:span text:style-name="T596">6</text:span></text:span><text:span text:style-name="_3c_n_3e_"><text:span text:style-name="T564">]</text:span></text:span><text:tab/>Mon âme en tes mains je vien<text:span text:style-name="T595">s</text:span> rendre,</text:p>
        <text:p text:style-name="P7">Car tu m’as racheté,</text:p>
        <text:p text:style-name="P7">Ô Dieu de vérité.</text:p>
        <text:p text:style-name="P181"><text:span text:style-name="_3c_n_3e_"><text:span text:style-name="T564">[</text:span></text:span><text:span text:style-name="_3c_n_3e_"><text:span text:style-name="T596">7</text:span></text:span><text:span text:style-name="_3c_n_3e_"><text:span text:style-name="T564">]</text:span></text:span><text:tab/>Au seul Seigneur je veux m’attendre :</text:p>
        <text:p text:style-name="P7">Je ha<text:span text:style-name="T451">is</text:span> la menterie,</text:p>
        <text:p text:style-name="P7">Et toute tromperie.</text:p>
        <text:p text:style-name="_3c_ab_3e_">*</text:p>
        <text:p text:style-name="P181"><text:span text:style-name="_3c_n_3e_"><text:span text:style-name="T564">[</text:span></text:span><text:span text:style-name="_3c_n_3e_"><text:span text:style-name="T596">8</text:span></text:span><text:span text:style-name="_3c_n_3e_"><text:span text:style-name="T564">]</text:span></text:span><text:tab/>Un jour avec toute liesse,</text:p>
        <text:p text:style-name="P7">Par moi sera chanté</text:p>
        <text:p text:style-name="P60">Le los<text:note text:id="ftn97" text:note-class="footnote"><text:note-citation>97</text:note-citation><text:note-body><text:p text:style-name="P107">de <text:span text:style-name="T324">louer</text:span> « renom »</text:p></text:note-body></text:note> de ta bonté :</text:p>
        <text:p text:style-name="P7"><text:tab/>Quand sur mon âme en sa détresse</text:p>
        <text:p text:style-name="P7">Auras jeté la vue,</text:p>
        <text:p text:style-name="P7">Et l’auras aperçue.</text:p>
        <text:p text:style-name="P13"/>
        <text:p text:style-name="P182"><text:span text:style-name="_3c_n_3e_"><text:span text:style-name="T564">[</text:span></text:span><text:span text:style-name="_3c_n_3e_"><text:span text:style-name="T598">9</text:span></text:span><text:span text:style-name="_3c_n_3e_"><text:span text:style-name="T564">]</text:span></text:span><text:tab/>N’ayant permis que je tombasse</text:p>
        <text:p text:style-name="P7">En la cruelle main</text:p>
        <text:p text:style-name="P7">De ce faux inhumain :</text:p>
        <text:p text:style-name="P7"><text:tab/>Ainçois<text:note text:id="ftn0" text:note-class="footnote"><text:note-citation>98</text:note-citation><text:note-body><text:p text:style-name="P190">de <text:span text:style-name="T324">ante ipsum</text:span> « avant ceci »</text:p></text:note-body></text:note> me faisant faire place :</text:p>
        <text:p text:style-name="P7"><text:soft-page-break/>Quand j’ai vu par surprise</text:p>
        <text:p text:style-name="P7">Ma jambe quasi prise</text:p>
        <text:p text:style-name="P7"/>
        <text:p text:style-name="P183"><text:span text:style-name="_3c_n_3e_"><text:span text:style-name="T564">[</text:span></text:span><text:span text:style-name="_3c_n_3e_"><text:span text:style-name="T599">10</text:span></text:span><text:span text:style-name="_3c_n_3e_"><text:span text:style-name="T564">]</text:span></text:span><text:tab/>Fa<text:span text:style-name="T451">is</text:span> que ta pitié me conforte,</text:p>
        <text:p text:style-name="P7">Ô mon Dieu, car je suis</text:p>
        <text:p text:style-name="P7">Tout accablé d’ennuis :</text:p>
        <text:p text:style-name="P7"><text:tab/>J’en ai la vue toute morte,</text:p>
        <text:p text:style-name="P7">Mon ventre s’en retire,</text:p>
        <text:p text:style-name="P7">Mon âme en est martyre.</text:p>
        <text:p text:style-name="P7"/>
        <text:p text:style-name="P183"><text:span text:style-name="_3c_n_3e_"><text:span text:style-name="T564">[</text:span></text:span><text:span text:style-name="_3c_n_3e_"><text:span text:style-name="T599">11</text:span></text:span><text:span text:style-name="_3c_n_3e_"><text:span text:style-name="T564">]</text:span></text:span><text:tab/>Do<text:span text:style-name="T589">u</text:span>leurs ont miné ma personne :</text:p>
        <text:p text:style-name="P7">En mes soupirs cuisants</text:p>
        <text:p text:style-name="P7">J’ai passé tous mes ans.</text:p>
        <text:p text:style-name="P7"><text:tab/>Des travaux qu’à tort on me donne,</text:p>
        <text:p text:style-name="P7">Mes forces me délaissent,</text:p>
        <text:p text:style-name="P7">Mes pauvres os s’abaissent.</text:p>
        <text:p text:style-name="_3c_ab_3e_">PAUSE.</text:p>
        <text:p text:style-name="P183"><text:span text:style-name="_3c_n_3e_"><text:span text:style-name="T564">[</text:span></text:span><text:span text:style-name="_3c_n_3e_"><text:span text:style-name="T599">12</text:span></text:span><text:span text:style-name="_3c_n_3e_"><text:span text:style-name="T564">]<text:tab/></text:span></text:span>Entre tous ceux-là qui me ha<text:span text:style-name="T602">i</text:span>ent,</text:p>
        <text:p text:style-name="P7">Mes voisins j’aperço<text:span text:style-name="T601">is</text:span></text:p>
        <text:p text:style-name="P7">Avoir honte de moi :</text:p>
        <text:p text:style-name="P7"><text:tab/>Il semble que mes amis aient</text:p>
        <text:p text:style-name="P7">Horreur de ma rencontre,</text:p>
        <text:p text:style-name="P7">Quand dehors je me montre.</text:p>
        <text:p text:style-name="P7"/>
        <text:p text:style-name="P185"><text:span text:style-name="_3c_n_3e_"><text:span text:style-name="T564">[</text:span></text:span><text:span text:style-name="_3c_n_3e_"><text:span text:style-name="T599">1</text:span></text:span><text:span text:style-name="_3c_n_3e_"><text:span text:style-name="T602">3</text:span></text:span><text:span text:style-name="_3c_n_3e_"><text:span text:style-name="T564">]</text:span></text:span><text:tab/>Je suis hors de leur souvenance,</text:p>
        <text:p text:style-name="P7">Ainsi qu’un trépassé :</text:p>
        <text:p text:style-name="P7">Je suis un pot cassé.</text:p>
        <text:p text:style-name="P186"><text:span text:style-name="_3c_n_3e_"><text:span text:style-name="T564">[</text:span></text:span><text:span text:style-name="_3c_n_3e_"><text:span text:style-name="T599">1</text:span></text:span><text:span text:style-name="_3c_n_3e_"><text:span text:style-name="T603">4</text:span></text:span><text:span text:style-name="_3c_n_3e_"><text:span text:style-name="T564">]</text:span></text:span><text:tab/>Je m’enten<text:span text:style-name="T602">d</text:span>s blâmer à outrance :</text:p>
        <text:p text:style-name="P7">Ma personne est de crainte</text:p>
        <text:p text:style-name="P7">De toutes pars étreinte.</text:p>
        <text:p text:style-name="P7"/>
        <text:p text:style-name="P7"><text:tab/>Car tout leur conseil délibère,</text:p>
        <text:p text:style-name="P7">Et fait tout son effort</text:p>
        <text:p text:style-name="P7">De me mettre à la mort.</text:p>
        <text:p text:style-name="P186"><text:span text:style-name="_3c_n_3e_"><text:span text:style-name="T564">[</text:span></text:span><text:span text:style-name="_3c_n_3e_"><text:span text:style-name="T599">1</text:span></text:span><text:span text:style-name="_3c_n_3e_"><text:span text:style-name="T603">5</text:span></text:span><text:span text:style-name="_3c_n_3e_"><text:span text:style-name="T564">]</text:span></text:span><text:tab/>Mais, Seigneur Dieu, en toi j’esp<text:span text:style-name="T481">è</text:span>re :</text:p>
        <text:p text:style-name="P7">Mon cœur dit en soi-même,</text:p>
        <text:p text:style-name="P7">Tu es mon Dieu supr<text:span text:style-name="T603">ê</text:span>me.</text:p>
        <text:p text:style-name="P7"/>
        <text:p text:style-name="P186"><text:span text:style-name="_3c_n_3e_"><text:span text:style-name="T564">[</text:span></text:span><text:span text:style-name="_3c_n_3e_"><text:span text:style-name="T599">1</text:span></text:span><text:span text:style-name="_3c_n_3e_"><text:span text:style-name="T603">6</text:span></text:span><text:span text:style-name="_3c_n_3e_"><text:span text:style-name="T564">]</text:span></text:span><text:tab/>Ta main tient le cours de ma vie,</text:p>
        <text:p text:style-name="P7">Fa<text:span text:style-name="T451">is</text:span> que des ennemis</text:p>
        <text:p text:style-name="P7">En la main ne so<text:span text:style-name="T460">ient</text:span> mis.</text:p>
        <text:p text:style-name="P7"><text:tab/>Garenti<text:span text:style-name="T603">s</text:span>-moi contre l’envie</text:p>
        <text:p text:style-name="P7">De la bande traîtresse</text:p>
        <text:p text:style-name="P7">Qui me poursuit sans cesse.</text:p>
        <text:p text:style-name="P7"/>
        <text:p text:style-name="P186"><text:span text:style-name="_3c_n_3e_"><text:span text:style-name="T564">[</text:span></text:span><text:span text:style-name="_3c_n_3e_"><text:span text:style-name="T599">1</text:span></text:span><text:span text:style-name="_3c_n_3e_"><text:span text:style-name="T603">7</text:span></text:span><text:span text:style-name="_3c_n_3e_"><text:span text:style-name="T564">]</text:span></text:span><text:tab/>Dessus ton servant fa<text:span text:style-name="T451">is</text:span> reluire</text:p>
        <text:p text:style-name="P7">Ta face : &amp; ta bonté</text:p>
        <text:p text:style-name="P7">Me mette à sauveté.</text:p>
        <text:p text:style-name="P186"><text:span text:style-name="_3c_n_3e_"><text:span text:style-name="T564">[</text:span></text:span><text:span text:style-name="_3c_n_3e_"><text:span text:style-name="T599">1</text:span></text:span><text:span text:style-name="_3c_n_3e_"><text:span text:style-name="T603">8</text:span></text:span><text:span text:style-name="_3c_n_3e_"><text:span text:style-name="T564">]</text:span></text:span><text:tab/>Ô Dieu, ne veuilles m’éconduire,</text:p>
        <text:p text:style-name="P7">Afin qu’on ne s’en moque,</text:p>
        <text:p text:style-name="P7"><text:soft-page-break/>Car c’est toi que j’invoque.</text:p>
        <text:p text:style-name="_3c_ab_3e_">*</text:p>
        <text:p text:style-name="P187"><text:span text:style-name="_3c_n_3e_"><text:span text:style-name="T564">[</text:span></text:span><text:span text:style-name="_3c_n_3e_"><text:span text:style-name="T599">1</text:span></text:span><text:span text:style-name="_3c_n_3e_"><text:span text:style-name="T604">9</text:span></text:span><text:span text:style-name="_3c_n_3e_"><text:span text:style-name="T564">]</text:span></text:span><text:tab/>Honte ces méchants endommage :</text:p>
        <text:p text:style-name="P7">Au tombeau soient enclos,</text:p>
        <text:p text:style-name="P7">Et leur faux gosier clos :</text:p>
        <text:p text:style-name="P7"><text:tab/>Car au juste ils ont dit outrage,</text:p>
        <text:p text:style-name="P7">Voire avec moquerie,</text:p>
        <text:p text:style-name="P7">Et grande gaudisserie<text:note text:id="ftn244" text:note-class="footnote"><text:note-citation>99</text:note-citation><text:note-body><text:p text:style-name="P191">« plaisanterie », de <text:span text:style-name="T324">gaudir</text:span> « jouir, se réjouir »</text:p></text:note-body></text:note>.</text:p>
        <text:p text:style-name="P7"/>
        <text:p text:style-name="P187"><text:span text:style-name="_3c_n_3e_"><text:span text:style-name="T564">[</text:span></text:span><text:span text:style-name="_3c_n_3e_"><text:span text:style-name="T604">20</text:span></text:span><text:span text:style-name="_3c_n_3e_"><text:span text:style-name="T564">]</text:span></text:span><text:tab/>Ô combien est grand à merveilles</text:p>
        <text:p text:style-name="P7">Le bien qu’as preparé</text:p>
        <text:p text:style-name="P7">À qui t’a r<text:span text:style-name="T604">é</text:span>v<text:span text:style-name="T604">é</text:span>ré !</text:p>
        <text:p text:style-name="P7"><text:tab/>Combien de grâces no<text:span text:style-name="T604">n-</text:span>pareilles</text:p>
        <text:p text:style-name="P7">Publiquement tu donnes.</text:p>
        <text:p text:style-name="P7">Aux fid<text:span text:style-name="T284">è</text:span>les personnes<text:span text:style-name="T604"> </text:span>!</text:p>
        <text:p text:style-name="P7"/>
        <text:p text:style-name="P187"><text:span text:style-name="_3c_n_3e_"><text:span text:style-name="T564">[</text:span></text:span><text:span text:style-name="_3c_n_3e_"><text:span text:style-name="T604">21</text:span></text:span><text:span text:style-name="_3c_n_3e_"><text:span text:style-name="T564">]</text:span></text:span><text:tab/>Devant toi en ton habitacle</text:p>
        <text:p text:style-name="P7">Maintenir tu les veux,</text:p>
        <text:p text:style-name="P7">Contre tous orgueilleux.</text:p>
        <text:p text:style-name="P7"><text:tab/>Tu les tiens en ton tabernacle,</text:p>
        <text:p text:style-name="P7">Arrière de tous blâmes</text:p>
        <text:p text:style-name="P7">De ces langues inf<text:span text:style-name="T604">â</text:span>mes.</text:p>
        <text:p text:style-name="P7"/>
        <text:p text:style-name="P187"><text:span text:style-name="_3c_n_3e_"><text:span text:style-name="T564">[</text:span></text:span><text:span text:style-name="_3c_n_3e_"><text:span text:style-name="T604">22</text:span></text:span><text:span text:style-name="_3c_n_3e_"><text:span text:style-name="T564">]</text:span></text:span><text:tab/>Louange au Seigneur soit donnée,</text:p>
        <text:p text:style-name="P7">Lequel m’est entre tous</text:p>
        <text:p text:style-name="P7">Si b<text:span text:style-name="T604">é</text:span>nin &amp; si doux :</text:p>
        <text:p text:style-name="P187"><text:tab/>Et m’a telle garde ordonnée,</text:p>
        <text:p text:style-name="P7">Qu’il n’est place en la terre</text:p>
        <text:p text:style-name="P7">Plus sûre en temps de guerre.</text:p>
        <text:p text:style-name="P7"/>
        <text:p text:style-name="P188"><text:span text:style-name="_3c_n_3e_"><text:span text:style-name="T564">[</text:span></text:span><text:span text:style-name="_3c_n_3e_"><text:span text:style-name="T604">23</text:span></text:span><text:span text:style-name="_3c_n_3e_"><text:span text:style-name="T564">]</text:span></text:span><text:tab/>Durant ma peur precipitée</text:p>
        <text:p text:style-name="P7">J’ai dit, Tu m’as laissé,</text:p>
        <text:p text:style-name="P7">Et loin de toi chassé :</text:p>
        <text:p text:style-name="P7"><text:tab/>Mais tu as ma voix écoutée,</text:p>
        <text:p text:style-name="P7">Lors qu’en détresse grande</text:p>
        <text:p text:style-name="P7">Je t’ai fait ma demande.</text:p>
        <text:p text:style-name="P7"/>
        <text:p text:style-name="P188"><text:span text:style-name="_3c_n_3e_"><text:span text:style-name="T564">[</text:span></text:span><text:span text:style-name="_3c_n_3e_"><text:span text:style-name="T604">2</text:span></text:span><text:span text:style-name="_3c_n_3e_"><text:span text:style-name="T605">4</text:span></text:span><text:span text:style-name="_3c_n_3e_"><text:span text:style-name="T564">]</text:span></text:span><text:tab/>Aimez Dieu, vous ses d<text:span text:style-name="T605">é</text:span>bonnaires :</text:p>
        <text:p text:style-name="P7">Dieu qui garde les bons,</text:p>
        <text:p text:style-name="P7">Rend le double aux f<text:span text:style-name="T605">é</text:span>lons.</text:p>
        <text:p text:style-name="P188"><text:span text:style-name="_3c_n_3e_"><text:span text:style-name="T564">[</text:span></text:span><text:span text:style-name="_3c_n_3e_"><text:span text:style-name="T604">2</text:span></text:span><text:span text:style-name="_3c_n_3e_"><text:span text:style-name="T605">5</text:span></text:span><text:span text:style-name="_3c_n_3e_"><text:span text:style-name="T564">]</text:span></text:span><text:tab/>Soutenez contre vos contraires :</text:p>
        <text:p text:style-name="P7">Car lui seul fortifie</text:p>
        <text:p text:style-name="P7">Quiconque en lui se fie.</text:p>
        <text:h text:style-name="P201" text:outline-level="2">Psaume <text:span text:style-name="T366">32</text:span> (<text:span text:style-name="T364">Marot</text:span>, <text:span text:style-name="T374">1539</text:span>)</text:h>
        <text:p text:style-name="P12">David ayant éprouvé par soi-même combien c’est une chose misérable <text:span text:style-name="T606">qu</text:span>e de sen<text:span text:style-name="T606">t</text:span>ir la main de Dieu contraire pour les péchés, il s’écrie que le souverain &amp; unique but de la vie <text:soft-page-break/>bien-heureuse est, si Dieu réconcilie à so<text:span text:style-name="T44">i</text:span> gratuitement l’homme, après lui avoir pardonné ses démérites. <text:span text:style-name="T606">O</text:span>r après avoir rendu grâces du pardon qu’il a impé<text:span text:style-name="T606">t</text:span>ré, il invite les autres à participer à une telle félicité, leur montrant par son exemple quel moyen il y a d’y parvenir.</text:p>
        <text:p text:style-name="P7"><text:tab/>Ô Bien-heureux celui dont les commises</text:p>
        <text:p text:style-name="P39">Transgressions sont par grâce remises :</text:p>
        <text:p text:style-name="P39">Du quel aussi les iniques p<text:span text:style-name="T205">é</text:span>ch<text:span text:style-name="T205">és</text:span>,</text:p>
        <text:p text:style-name="P39">Devant son Dieu sont couvers &amp; ça chez !</text:p>
        <text:p text:style-name="P39"><text:tab/>Ô combien plein de bonheur je r<text:span text:style-name="T205">é</text:span>pute</text:p>
        <text:p text:style-name="P39">L’homme à qui Dieu son p<text:span text:style-name="T205">é</text:span>ché point n’impute</text:p>
        <text:p text:style-name="P39">Et en l’esprit duquel n’habite point</text:p>
        <text:p text:style-name="P39">D’hypocrisie &amp; de fraude un seul point !</text:p>
        <text:p text:style-name="P39"/>
        <text:p text:style-name="P7"><text:tab/>Durant mon mal, soit que vin<text:span text:style-name="T607">ss</text:span>e à me taire,</text:p>
        <text:p text:style-name="P7">Las de crier, soit que me prin<text:span text:style-name="T607">s</text:span>se à braire</text:p>
        <text:p text:style-name="P7">Et à g<text:span text:style-name="T607">é</text:span>mir tout le jour sans cesser,</text:p>
        <text:p text:style-name="P7">Mes os n’ont fait que fondre &amp; s’abaisser.</text:p>
        <text:p text:style-name="P7"><text:tab/>Car jour &amp; nuit ta main dure ai sentie,</text:p>
        <text:p text:style-name="P7">Par mon p<text:span text:style-name="T607">é</text:span>ché sur moi appesantie :</text:p>
        <text:p text:style-name="P7">Si que l’humeur de moi ainsi traité,</text:p>
        <text:p text:style-name="P7">Semblait du tout secheresse d’été.</text:p>
        <text:p text:style-name="P7"/>
        <text:p text:style-name="P7"><text:tab/>Mais mon péché je t’ai déclaré, Sire,</text:p>
        <text:p text:style-name="P7">Caché ne l’ai : &amp; n’ai seu si tôt dire,</text:p>
        <text:p text:style-name="P7">Il faut à Dieu confesser mon meffait,</text:p>
        <text:p text:style-name="P7">Que ta bonté vrai pardon ne m’ait fait.</text:p>
        <text:p text:style-name="P7"><text:tab/>Pour ce<text:span text:style-name="T182">t</text:span>te cause à heure propre &amp; bonne</text:p>
        <text:p text:style-name="P7">Te requerra toute sainte personne :</text:p>
        <text:p text:style-name="P7">Et quand de maux un déluge courrait,</text:p>
        <text:p text:style-name="P7">D’icelle adonc approcher ne pourrait.</text:p>
        <text:p text:style-name="P177">*</text:p>
        <text:p text:style-name="P7"><text:tab/>C’est toi qui es mon fort &amp; ma retraite :</text:p>
        <text:p text:style-name="P7">C’est toi qui fais qu’ennui mal ne me traite :</text:p>
        <text:p text:style-name="P7">C’est toi par qui à tous coups m’est livré</text:p>
        <text:p text:style-name="P7">Dequoi chanter, par me voir délivré.</text:p>
        <text:p text:style-name="P7"><text:tab/>Viens-çà, chacun, je te veux faire entendre,</text:p>
        <text:p text:style-name="P7">Et te montrer la vo<text:span text:style-name="T460">i</text:span>e où tu dois tendre,</text:p>
        <text:p text:style-name="P7">En ayant l’œil droit dessus toi planté,</text:p>
        <text:p text:style-name="P7">Pour t’adresser, comme expérimenté.</text:p>
        <text:p text:style-name="P7"/>
        <text:p text:style-name="P7"><text:tab/>Ne sois semblable à cheval ni à mule,</text:p>
        <text:p text:style-name="P7">Qui n’ont en eux intelligence nulle :</text:p>
        <text:p text:style-name="P7">Pour les garder de mordre, tu refreins</text:p>
        <text:p text:style-name="P7">Leurs dents &amp; gueule, avecques mors &amp; freins.</text:p>
        <text:p text:style-name="P7"><text:tab/>L’homme endurci sera donté de mêmes</text:p>
        <text:p text:style-name="P7">Par maux sans nombre, &amp; par douleurs extremes :</text:p>
        <text:p text:style-name="P7">Mais qui en Dieu son espoir asserra,</text:p>
        <text:p text:style-name="P7">Environné de merci se verra.</text:p>
        <text:p text:style-name="P7"/>
        <text:p text:style-name="P7"><text:tab/>Or ayez donc de plaisir jouissance,</text:p>
        <text:p text:style-name="P7"><text:soft-page-break/>Et tous en Dieu prenez réjouissance,</text:p>
        <text:p text:style-name="P7">Justes humains : menez jo<text:span text:style-name="T460">i</text:span>e orendroit,</text:p>
        <text:p text:style-name="P7">Chacun de vous qui avez le cœur droit.</text:p>
        <text:h text:style-name="P199" text:outline-level="2">Psaume <text:span text:style-name="T366">33</text:span> (<text:span text:style-name="T378">Marot</text:span>, <text:span text:style-name="T378">1543</text:span>)</text:h>
        <text:p text:style-name="P12">David ou quiconques ail été l’antlieur du Psaume, voulant exhorter les fidèles à louer</text:p>
        <text:p text:style-name="P12">Dieu, propose pour m a u r e &amp; argument de ce faire, la providence universelle de Dieu, par laquelle il entretient, conserve &amp; gouverne tout le monde. Puis après il célèbre le soin paternel qu’il a de son peuple <text:span text:style-name="T47">é</text:span>lu : monslranl quant &amp; quant comment il es<text:span text:style-name="T434">t</text:span> bien nécessaire pour les p<text:span text:style-name="T63">au</text:span>vres <text:span text:style-name="T63">f</text:span>id<text:span text:style-name="T63">è</text:span>les qu’il les maintienne d’un soin particulier, &amp; par une protection spéciale.</text:p>
        <text:p text:style-name="P39">RÉveillez-vous, chacun fid<text:span text:style-name="T237">é</text:span>le,</text:p>
        <text:p text:style-name="P39">Me nez en Dieu joye or endroit,</text:p>
        <text:p text:style-name="P7">Lou ange est très se an te &amp; bel le,</text:p>
        <text:p text:style-name="P7">En la bouche de l’homme droit. Sur la dou ce har pe,</text:p>
        <text:p text:style-name="P39">Pen du e en es charpe,</text:p>
        <text:p text:style-name="P39">Le Seigneur lou ez :</text:p>
        <text:p text:style-name="P39">De lucs, d’es pi nettes,</text:p>
        <text:p text:style-name="P39">Saintes chansons nettes</text:p>
        <text:p text:style-name="P39">À son Nom jouez.</text:p>
        <text:p text:style-name="P7">Chantez de lui par melodie</text:p>
        <text:p text:style-name="P7">Nouveaux vers, nouvelle chanson :</text:p>
        <text:p text:style-name="P7">Et que bien on la psalmodie</text:p>
        <text:p text:style-name="P7">À haute voix, &amp; plaisant son.</text:p>
        <text:p text:style-name="P7">Car ce que Dieu mande,</text:p>
        <text:p text:style-name="P7">Qu’il dit &amp; commande,</text:p>
        <text:p text:style-name="P7">Est juste &amp; parfait.</text:p>
        <text:p text:style-name="P7">Tout ce qu’il propose,</text:p>
        <text:p text:style-name="P7">Qu’il fait &amp; dispose,</text:p>
        <text:p text:style-name="P21">À fiance<text:note text:id="ftn98" text:note-class="footnote"><text:note-citation>100</text:note-citation><text:note-body><text:p text:style-name="P112">de <text:span text:style-name="T324">foi, </text:span><text:span text:style-name="T332">fier, fiancer</text:span><text:span text:style-name="T425"> « </text:span><text:span text:style-name="T426">confiance »</text:span></text:p></text:note-body></text:note> est fait.</text:p>
        <text:p text:style-name="P7">Il aime d’amour souveraine</text:p>
        <text:p text:style-name="P7">Que droit regne, &amp; justice ait lieu :</text:p>
        <text:p text:style-name="P7">Quand tout est dit, la terre est pleine</text:p>
        <text:p text:style-name="P7">De la grande bonté de Dieu.</text:p>
        <text:p text:style-name="P7">Dieu par sa Parole</text:p>
        <text:p text:style-name="P7">Forma chacun pole</text:p>
        <text:p text:style-name="P7">Et ciel precieux :</text:p>
        <text:p text:style-name="P7">Du vent de sa bouche</text:p>
        <text:p text:style-name="P7">Fit ce qui attouche,</text:p>
        <text:p text:style-name="P7">Et orne les cieux.</text:p>
        <text:p text:style-name="_3c_ab_3e_">*</text:p>
        <text:p text:style-name="P7">Il a les grand’s eaux amassées</text:p>
        <text:p text:style-name="P7">En la mer, comme en un vaisseau :</text:p>
        <text:p text:style-name="P7">Aux abysmes les a mussées,</text:p>
        <text:p text:style-name="P7"><text:soft-page-break/>Comme un tresor en un monceau.</text:p>
        <text:p text:style-name="P7">Que la terre toute</text:p>
        <text:p text:style-name="P7">Ce grand Dieu redoute,</text:p>
        <text:p text:style-name="P7">Qui fit tout de rien :</text:p>
        <text:p text:style-name="P7">Qu’il n’y ait personne,</text:p>
        <text:p text:style-name="P7">Qui ne s’en étonne</text:p>
        <text:p text:style-name="P7">Au val terrien.</text:p>
        <text:p text:style-name="P7">Car toute chose qu’il a dite</text:p>
        <text:p text:style-name="P7">A été faite promptement :</text:p>
        <text:p text:style-name="P7">L’obeissance aussi subite</text:p>
        <text:p text:style-name="P7">A été que le mandement.</text:p>
        <text:p text:style-name="P7">Le conseil, l’emprise</text:p>
        <text:p text:style-name="P7">Des gens il debrise</text:p>
        <text:p text:style-name="P7">Et met à l’envers :</text:p>
        <text:p text:style-name="P7">Vaines &amp; cassées</text:p>
        <text:p text:style-name="P7">Il rend les pensées</text:p>
        <text:p text:style-name="P7">Des peuples divers.</text:p>
        <text:p text:style-name="P7">Mais la divine providence</text:p>
        <text:p text:style-name="P7">Son conseil sait perpetuer :</text:p>
        <text:p text:style-name="P7">Ce que son cœur une fois pense,</text:p>
        <text:p text:style-name="P7">Dure à jamais, sans se muer.</text:p>
        <text:p text:style-name="P7">Ô gent bien-heurée,</text:p>
        <text:p text:style-name="P7">Qui toute assûrée</text:p>
        <text:p text:style-name="P7">Pour son Dieu le tient !</text:p>
        <text:p text:style-name="P7">Heureux le lignage,</text:p>
        <text:p text:style-name="P7">Que Dieu en partage</text:p>
        <text:p text:style-name="P7">Choisit &amp; retient.</text:p>
        <text:p text:style-name="P7">PAUSE</text:p>
        <text:p text:style-name="P7">.</text:p>
        <text:p text:style-name="P7">Le Seigneur eternel regarde</text:p>
        <text:p text:style-name="P7">Ici bas du plus haut des cieux :</text:p>
        <text:p text:style-name="P7">Dessus les humains il prend garde,</text:p>
        <text:p text:style-name="P7">Et les voit tous devant ses yeux.</text:p>
        <text:p text:style-name="P7">De son trône stable,</text:p>
        <text:p text:style-name="P7">Paisible, equitable,</text:p>
        <text:p text:style-name="P7">Ses clairs yeux aussi</text:p>
        <text:p text:style-name="P7">Jusqu’au fons visitent</text:p>
        <text:p text:style-name="P7">Tous ceux qui habitent</text:p>
        <text:p text:style-name="P7">En ce monde ici.</text:p>
        <text:p text:style-name="P7">Car lui seul, sans autre puissance,</text:p>
        <text:p text:style-name="P7">Forma leurs cœurs tels qu’ils les ont :</text:p>
        <text:p text:style-name="P7">C’est lui seul qui a co<text:span text:style-name="T283">n</text:span>n<text:span text:style-name="T283">a</text:span>issance</text:p>
        <text:p text:style-name="P7">Quelles toutes leurs œuvres sont.</text:p>
        <text:p text:style-name="P7">Nombre de gendarmes,</text:p>
        <text:p text:style-name="P7">En assaux n’alarmes</text:p>
        <text:p text:style-name="P7">Ne sauvent le Roi :</text:p>
        <text:p text:style-name="P7">Bras ni halebarde</text:p>
        <text:p text:style-name="P7">L’homme fort ne garde</text:p>
        <text:p text:style-name="P7">De mortel desroy.</text:p>
        <text:p text:style-name="P136">Celui se trompe qui cuide<text:note text:id="ftn99" text:note-class="footnote"><text:note-citation>101</text:note-citation><text:note-body><text:p text:style-name="P154">« penser à »</text:p></text:note-body></text:note> être</text:p>
        <text:p text:style-name="P7">Sauvé par cheval bon &amp; fort :</text:p>
        <text:p text:style-name="P7"><text:soft-page-break/>Ce n’est point par sa force adextre</text:p>
        <text:p text:style-name="P7">Que l’homme echappe un dur effort :</text:p>
        <text:p text:style-name="P7">Mais l’œil de Dieu veille</text:p>
        <text:p text:style-name="P7">Sur ceux à merveille,</text:p>
        <text:p text:style-name="P7">Qui de volonté</text:p>
        <text:p text:style-name="P7">Craintifs le reverent,</text:p>
        <text:p text:style-name="P7">Qui aussi esperent</text:p>
        <text:p text:style-name="P7">En sa grande bonté.</text:p>
        <text:p text:style-name="_3c_ab_3e_">*</text:p>
        <text:p text:style-name="P7">Afin que leur vie il délivre</text:p>
        <text:p text:style-name="P7">Quand la mort les menacera :</text:p>
        <text:p text:style-name="P7">Et qu’il leur donne dequoi vivre</text:p>
        <text:p text:style-name="P7">Au temps que famine sera.</text:p>
        <text:p text:style-name="P7">Que donques notre âme</text:p>
        <text:p text:style-name="P7">L’Éternel reclame,</text:p>
        <text:p text:style-name="P7">S’attendant à lui.</text:p>
        <text:p text:style-name="P7">Il est notre adresse,</text:p>
        <text:p text:style-name="P7">Notre forteresse,</text:p>
        <text:p text:style-name="P7">Pavois &amp; appui.</text:p>
        <text:p text:style-name="P7">Et par lui grande réjouissance</text:p>
        <text:p text:style-name="P7">Dedans nos cœurs toujours aurons :</text:p>
        <text:p text:style-name="P7">Pendant qu’en la haute puissance</text:p>
        <text:p text:style-name="P7">De son Nom saint nous esperons.</text:p>
        <text:p text:style-name="P7">Or ta bonté grande</text:p>
        <text:p text:style-name="P7">Dessus nous s’épande,</text:p>
        <text:p text:style-name="P7">Notre Dieu &amp; Roi :</text:p>
        <text:p text:style-name="P7">Tout ainsi qu’entente,</text:p>
        <text:p text:style-name="P7">Espoir &amp; attente</text:p>
        <text:p text:style-name="P7">Nous avons en toi.</text:p>
        <text:h text:style-name="P200" text:outline-level="2">Psaume <text:span text:style-name="T366">34</text:span> (<text:span text:style-name="T378">Bèze</text:span>, <text:span text:style-name="T378">1551</text:span>)</text:h>
        <text:p text:style-name="P12">Psaume de David quand il changea son maintien en ta présence d’Abim<text:span text:style-name="T34">é</text:span>lech, lequel le chassa &amp; s<text:span text:style-name="T34">’</text:span>en alla.</text:p>
        <text:p text:style-name="P39">JA mais ne cesserai</text:p>
        <text:p text:style-name="P39">De magnifier le Seigneur :</text:p>
        <text:p text:style-name="P39">En ma bouche aurai son honneur,</text:p>
        <text:p text:style-name="P62">Tant que vivant serai.</text:p>
        <text:p text:style-name="P62">Mon cœur plaisir n’aura,</text:p>
        <text:p text:style-name="P62">Qu’à voir son Dieu glorifié :</text:p>
        <text:p text:style-name="P62">Dont maint bon cœur humilié,</text:p>
        <text:p text:style-name="P39">L’oyant s’<text:span text:style-name="T222">é</text:span>jou<text:span text:style-name="T447">i</text:span>ra.</text:p>
        <text:p text:style-name="P7">Sus donc chantons de Dieu</text:p>
        <text:p text:style-name="P7">Nous tous le renom precieux :</text:p>
        <text:p text:style-name="P7">Louons son nom à qui mieux mieux,</text:p>
        <text:p text:style-name="P7">Tous en ce même lieu.</text:p>
        <text:p text:style-name="P7">Mon Dieu m’a entendu,</text:p>
        <text:p text:style-name="P7">Quand de bon cœur je l’ai cerché :</text:p>
        <text:p text:style-name="P7"><text:soft-page-break/>Des peurs qui m’ont le plus faché</text:p>
        <text:p text:style-name="P7">D<text:span text:style-name="T284">é</text:span>livré m’a rendu.</text:p>
        <text:p text:style-name="P7">Qui le regardera</text:p>
        <text:p text:style-name="P7">S’en trouvera tout éclairé,</text:p>
        <text:p text:style-name="P7">Jamais son front deshonnoré</text:p>
        <text:p text:style-name="P7">Rougir on ne verra.</text:p>
        <text:p text:style-name="P7">Le pauvre à son besoin</text:p>
        <text:p text:style-name="P7">A crié, &amp; Dieu l’exauçant</text:p>
        <text:p text:style-name="P7">L’a sauvé par son bras puissant,</text:p>
        <text:p text:style-name="P7">Jettant ses maux au loin.</text:p>
        <text:p text:style-name="_3c_ab_3e_">*</text:p>
        <text:p text:style-name="P7">Les Anges ont planté</text:p>
        <text:p text:style-name="P7">Leur camp tout à l’entour de ceux</text:p>
        <text:p text:style-name="P7">Qui craignent Dieu, veillan<text:span text:style-name="T523">t</text:span> pour eux</text:p>
        <text:p text:style-name="P7">Et pour leur sûreté.</text:p>
        <text:p text:style-name="P7">Goûtez donc d’icelui,</text:p>
        <text:p text:style-name="P7">Et co<text:span text:style-name="T283">n</text:span>n<text:span text:style-name="T283">a</text:span>issez la grande douceur.</text:p>
        <text:p text:style-name="P7">Ô combien est heureux &amp; sûr</text:p>
        <text:p text:style-name="P7">Qui s’appuie sur lui !</text:p>
        <text:p text:style-name="P7">Craignez le Dieu très-haut,</text:p>
        <text:p text:style-name="P7">Vous dont le cœur est pur &amp; saint,</text:p>
        <text:p text:style-name="P7">Car à tout homme qui le craint,</text:p>
        <text:p text:style-name="P7">Jamais rien ne défaut.</text:p>
        <text:p text:style-name="P7">Le lion affamé</text:p>
        <text:p text:style-name="P7">Bien souvent ne trouvera riens :</text:p>
        <text:p text:style-name="P7">Mais ceux-là sont remplis de biens</text:p>
        <text:p text:style-name="P7">Qui ont Dieu reclamé.</text:p>
        <text:p text:style-name="P7">Sus, enfants bien-heureux,</text:p>
        <text:p text:style-name="P7">Venez m’écouter en ce lieu :</text:p>
        <text:p text:style-name="P7">Car le moyen de craindre Dieu</text:p>
        <text:p text:style-name="P7">Apprendre je vous veux.</text:p>
        <text:p text:style-name="P7">Qui est-ce d’entre vous,</text:p>
        <text:p text:style-name="P7">Qui veut long temps être dispos ?</text:p>
        <text:p text:style-name="P7">Qui veut longuement en repos</text:p>
        <text:p text:style-name="P7">Passer le temps tout doux ?</text:p>
        <text:p text:style-name="P7">Garde que blâme aucun</text:p>
        <text:p text:style-name="P7">De ta langue on n’oit sortir :</text:p>
        <text:p text:style-name="P7">Garde tes lèvres de mentir,</text:p>
        <text:p text:style-name="P7">Ni d<text:span text:style-name="T238">é</text:span>cevoir quelqu’un.</text:p>
        <text:p text:style-name="P7">Fu<text:span text:style-name="T447">it</text:span> le mal, fa<text:span text:style-name="T222">it</text:span> le bien,</text:p>
        <text:p text:style-name="P7">Cerche la paix, &amp; la poursu<text:span text:style-name="T447">it</text:span> :</text:p>
        <text:p text:style-name="P7">Car Dieu voit &amp; entend celui</text:p>
        <text:p text:style-name="P7">Qui tache à faire bien.</text:p>
        <text:p text:style-name="_3c_ab_3e_">PAUSE</text:p>
        <text:p text:style-name="P7">Dieu tient son œil fiché</text:p>
        <text:p text:style-name="P7">Sur les méchants, &amp; sur leurs faits,</text:p>
        <text:p text:style-name="P7">Afin que du monde à jamais</text:p>
        <text:p text:style-name="P7">Leur nom soit arraché.</text:p>
        <text:p text:style-name="P7"><text:soft-page-break/>Les justes en leurs maux</text:p>
        <text:p text:style-name="P7">Crient au Seigneur qui les oit,</text:p>
        <text:p text:style-name="P7">Et tôt en sûr<text:span text:style-name="T449">e</text:span>té les reçoit,</text:p>
        <text:p text:style-name="P7">Guairis de leurs travaux.</text:p>
        <text:p text:style-name="P7">Pr<text:span text:style-name="T574">è</text:span>s des cœurs d<text:span text:style-name="T574">é</text:span>solés</text:p>
        <text:p text:style-name="P7">Le Seigneur volontiers se tient :</text:p>
        <text:p text:style-name="P7">À ceux volontiers il subvient</text:p>
        <text:p text:style-name="P7">Qui sont les plus foulés.</text:p>
        <text:p text:style-name="P7">Quiconques ira droit,</text:p>
        <text:p text:style-name="P7">Subjet à mille maux sera :</text:p>
        <text:p text:style-name="P7">Mais le Seigneur l’en tirera,</text:p>
        <text:p text:style-name="P7">Quelque mal que ce soit.</text:p>
        <text:p text:style-name="P7">De Dieu sont garentis</text:p>
        <text:p text:style-name="P7">Tous ses os, voire tellement,</text:p>
        <text:p text:style-name="P7">Qu’on n’en peut casser seulement</text:p>
        <text:p text:style-name="P7">Un seul des plus petits.</text:p>
        <text:p text:style-name="P7">Mais toujours le méchant</text:p>
        <text:p text:style-name="P7">Est ruiné par son forfait :</text:p>
        <text:p text:style-name="P7">Et quiconque aux justes meffait,</text:p>
        <text:p text:style-name="P7">Va toujours trebuchant.</text:p>
        <text:p text:style-name="P7">L’Éternel sauvera</text:p>
        <text:p text:style-name="P7">Tout bon cœur qui le va servant.</text:p>
        <text:p text:style-name="P7">Quiconque espère au Dieu vivant,</text:p>
        <text:p text:style-name="P7">Jamais ne périra.</text:p>
        <text:h text:style-name="P200" text:outline-level="2">Psaume <text:span text:style-name="T366">35</text:span> (<text:span text:style-name="T378">Bèze</text:span>, <text:span text:style-name="T378">1551</text:span>)</text:h>
        <text:p text:style-name="P12">Tant que Saùl a été ennemy do David (selon que flatterie régne toujours en la cour des Roys) les gouverneurs, &amp; autres qui étaient en authorilé, tous ensemble avaient conspiré contre le Prophète innocent pour le détruire, &amp; aussi avaient tant l’ait, que le commun peuple leur était compagnon de même haine &amp; cruauté : tellement qu’il n’y avait ne grand ne petit qui ne fût enflambé contre lui dune fureur insatiable : mais pour-ce qu’il co<text:span text:style-name="T62">n</text:span>n<text:span text:style-name="T62">a</text:span>issait la plus grande partie ê<text:span text:style-name="T439">t</text:span>re inconsidérément poussée par erreur &amp; folie, il se propose seulement pour ennemis ceux qui d’une malice el méchanceté délibérée tasehoyent en cela de complaire a Saùl pour acquérir sa bonne grâce. Conlre ceux-là il demande à Dieu qu’il en face la vengence. Et en premier lieu, d’autant qu’il ne se senloil coulpable d’aucun mal, il déclaire son innocence devant Dieu : puis après, attendu qu’il est tormente sans l’avoir mérité, il prie le Seigneur qu’il le délivre. Après qu’il s’est plaint de leur méchante cruauté, il leur souhaite avec imprécalions la peine qu’ils ont déservie. Or pour aulant que se confiant lant en l’oracle qu’en la sacrée onction, il espérait meilleure issue, il enlremêle par toul le Psaume des témoignages de sa reco<text:span text:style-name="T62">n</text:span>n<text:span text:style-name="T62">a</text:span>issance. Finalement voyci quelle est la conclusion du Psaume, qu’après avoir été délivré, il chantera toute sa vie les louanges du Seigneur.</text:p>
        <text:p text:style-name="P39">DE ba contre mes de bateurs,</text:p>
        <text:p text:style-name="P39">Comba, Seigneur, mes combateurs,</text:p>
        <text:p text:style-name="P7">Empoigne-moi bouclier &amp; lance,</text:p>
        <text:p text:style-name="P7">Et pour me se cou rir t’a vance.</text:p>
        <text:p text:style-name="P39">Char ge les, &amp; marche au devant,</text:p>
        <text:p text:style-name="P39">Garde les d’al ler plus a vant.</text:p>
        <text:p text:style-name="P39">Di</text:p>
        <text:p text:style-name="P39"><text:soft-page-break/>à mon a me, Ame, je suis</text:p>
        <text:p text:style-name="P39">Ce lui qui ga ren tir te puis.</text:p>
        <text:p text:style-name="P7">De honte soient tous éperdus,</text:p>
        <text:p text:style-name="P7">Soient renversés &amp; confondus</text:p>
        <text:p text:style-name="P7">Tous ceux qui pourchassent ma vie,</text:p>
        <text:p text:style-name="P7">Et de m’outrager ont envie.</text:p>
        <text:p text:style-name="P7">Soient comme la poudre qui est</text:p>
        <text:p text:style-name="P7">Du vent jetée où il lui plaît :</text:p>
        <text:p text:style-name="P7">L’Ange du Seigneur tout-puissant,</text:p>
        <text:p text:style-name="P7">Par tout les aille pourchassant.</text:p>
        <text:p text:style-name="P7">Tous chemins soient glissants pour eux :</text:p>
        <text:p text:style-name="P7">Par chemins noirs &amp; tenebreux</text:p>
        <text:p text:style-name="P7">L’Ange de Dieu de place en place</text:p>
        <text:p text:style-name="P7">Toujours les poursuive &amp; les chasse :</text:p>
        <text:p text:style-name="P7">D’autant qu’à tort ils m’ont dressé</text:p>
        <text:p text:style-name="P7">Leur engin dedans un fossé :</text:p>
        <text:p text:style-name="P7">Leur engin, di-je, ils ont à tort</text:p>
        <text:p text:style-name="P7">Apprêté pour me mettre à mort.</text:p>
        <text:p text:style-name="P7">Soit le méchant à dépourvue</text:p>
        <text:p text:style-name="P7">Surprins d’un mal qu’il n’ait prevue</text:p>
        <text:p text:style-name="P7">Au filé qu’il m’a voulu tendre,</text:p>
        <text:p text:style-name="P7">Son pied même se vienne prendre.</text:p>
        <text:p text:style-name="P7">Tumbe lui-même, &amp; soit froissé</text:p>
        <text:p text:style-name="P7">Au plus profond de son fossé :</text:p>
        <text:p text:style-name="P7">Mon âme alors s’esjouira</text:p>
        <text:p text:style-name="P7">En Dieu qui gardée l’aura.</text:p>
        <text:p text:style-name="_3c_ab_3e_">*</text:p>
        <text:p text:style-name="P7">Lors diront tous les os de moi,</text:p>
        <text:p text:style-name="P7">Seigneur, qui est pareil à toi,</text:p>
        <text:p text:style-name="P7">Gardant du foible l’impuissance,</text:p>
        <text:p text:style-name="P7">Contre le fort &amp; sa puissance ?</text:p>
        <text:p text:style-name="P7">Gardant que le pauvre affligé,</text:p>
        <text:p text:style-name="P7">Des méchants ne soit outragé ?</text:p>
        <text:p text:style-name="P7">Faux témoins ont sur moi sailly,</text:p>
        <text:p text:style-name="P7">De faux propos m’ont assailli.</text:p>
        <text:p text:style-name="P7">Le mal pour le bien m’ont rendu,</text:p>
        <text:p text:style-name="P7">D’avoir ma vie ont pretendu :</text:p>
        <text:p text:style-name="P7">Toutesfois en leur temps contraire,</text:p>
        <text:p text:style-name="P7">J’ai jeusné, j’ai porté la haire.</text:p>
        <text:p text:style-name="P7">Pour eux en mon sein j’ai versé</text:p>
        <text:p text:style-name="P7">Mainte prière à chef baissé :</text:p>
        <text:p text:style-name="P7">Bref, en tel point je me suis mis,</text:p>
        <text:p text:style-name="P7">Que pour mes freres &amp; amis.</text:p>
        <text:p text:style-name="P7">J’allais courbé comme ferait</text:p>
        <text:p text:style-name="P7">Un qui sa mère pleurerait :</text:p>
        <text:p text:style-name="P7">Mais eux co<text:span text:style-name="T283">n</text:span>n<text:span text:style-name="T521">a</text:span>issan<text:span text:style-name="T283">t</text:span> mon martyre,</text:p>
        <text:p text:style-name="P7">Se sont assemblés pour en rire.</text:p>
        <text:p text:style-name="P7">Les plus maraux à mon déçu</text:p>
        <text:p text:style-name="P7">M’ont machiné ce qu’ils ont peu :</text:p>
        <text:p text:style-name="P7">À pleine gorge ils m’ont blâmé,</text:p>
        <text:p text:style-name="P7"><text:soft-page-break/>Et tant qu’ils ont peu diffamé.</text:p>
        <text:p text:style-name="P7">Contre moi ont grincé les dents</text:p>
        <text:p text:style-name="P7">Un tas de flatereaux mordens,</text:p>
        <text:p text:style-name="P7">Avec ces plaisants venerables,</text:p>
        <text:p text:style-name="P7">Qui vont suivan<text:span text:style-name="T523">t</text:span> les bonnes tables.</text:p>
        <text:p text:style-name="P7">Seigneur, que veux-tu plus tarder ?</text:p>
        <text:p text:style-name="P7">Plaise-toi mon âme garder,</text:p>
        <text:p text:style-name="P83">Qui est seulette <text:span text:style-name="T541">è</text:span>s<text:note text:id="ftn100" text:note-class="footnote"><text:note-citation>102</text:note-citation><text:note-body><text:p text:style-name="Footnote">« <text:span text:style-name="T540">en les » (contraction)</text:span></text:p></text:note-body></text:note> maux qu’elle a,</text:p>
        <text:p text:style-name="P7">Et des lions délivre-la.</text:p>
        <text:p text:style-name="_3c_ab_3e_">PAUSE.</text:p>
        <text:p text:style-name="P7">Sus, je te benirai, mon Dieu,</text:p>
        <text:p text:style-name="P7">De tout ce grand peuple au milieu,</text:p>
        <text:p text:style-name="P7">Et parmi la troupe amassée</text:p>
        <text:p text:style-name="P7">Sera ta grandeur annoncée.</text:p>
        <text:p text:style-name="P7">Fa<text:span text:style-name="T451">is</text:span> que de rire n’ait dequoi</text:p>
        <text:p text:style-name="P7">Quiconque à tort en veut à moi :</text:p>
        <text:p text:style-name="P7">Et ne permets ces envieux</text:p>
        <text:p text:style-name="P7">À tort me guigner de leurs yeux.</text:p>
        <text:p text:style-name="P7">Car de noise ils parlent toujours :</text:p>
        <text:p text:style-name="P7">Et rien ne pensent tous les jours,</text:p>
        <text:p text:style-name="P7">Qu’à décevoir s’il est possible,</text:p>
        <text:p text:style-name="P7">Le pauvre affligé tout paisible.</text:p>
        <text:p text:style-name="P7">Pour mieux se moquer ces pervers</text:p>
        <text:p text:style-name="P7">Ont sur moi leurs gosiers ouvers :</text:p>
        <text:p text:style-name="P7">Chacun d’eux a crié sur moi,</text:p>
        <text:p text:style-name="P7">Ha, ha, le méchant, je le vois.</text:p>
        <text:p text:style-name="P7">Seigneur, tu les as veus aussi,</text:p>
        <text:p text:style-name="P7">Ne laisse point passer ceci :</text:p>
        <text:p text:style-name="P7">Seigneur, de loin ne m’abandonne,</text:p>
        <text:p text:style-name="P23"><text:span text:style-name="T243">Mais</text:span><text:span text:style-name="T243"><text:note text:id="ftn101" text:note-class="footnote"><text:note-citation>103</text:note-citation><text:note-body><text:p text:style-name="P118">était <text:span text:style-name="T324">ains</text:span></text:p></text:note-body></text:note></text:span> pour juger ma cause bonne,</text:p>
        <text:p text:style-name="P7">Mon Dieu, mon Seigneur, lève toi :</text:p>
        <text:p text:style-name="P7">Mon Dieu, mon Seigneur, juge moi</text:p>
        <text:p text:style-name="P7">Par ta juste bonté, à fin</text:p>
        <text:p text:style-name="P7">Qu’ils n’en soient joyeux à la fin</text:p>
        <text:p text:style-name="P7">Et qu’ils n’allent disan<text:span text:style-name="T523">t</text:span> entr’eux,</text:p>
        <text:p text:style-name="P7">Sus, sus, c’est fait, soyons joyeux,</text:p>
        <text:p text:style-name="P7">Il est détruit. Tels personnages,</text:p>
        <text:p text:style-name="P7">Prenan<text:span text:style-name="T523">t</text:span> plaisir à mes dommages,</text:p>
        <text:p text:style-name="P7">Soient tous confus &amp; diffamés :</text:p>
        <text:p text:style-name="P7">Ceux qui sur moi sont animés,</text:p>
        <text:p text:style-name="P7">A<text:span text:style-name="T599">i</text:span>ent pour tout leur parement,</text:p>
        <text:p text:style-name="P7">Honte &amp; vergongne seulement.</text:p>
        <text:p text:style-name="P7">Mais tout plaisir puisse advenir</text:p>
        <text:p text:style-name="P7">À qui veut mon droit soutenir :</text:p>
        <text:p text:style-name="P7">Chante toujours d’esjouissance,</text:p>
        <text:p text:style-name="P7">Benite soit la grande puissance</text:p>
        <text:p text:style-name="P7">De toi, Ô Seigneur Dieu, qui fais</text:p>
        <text:p text:style-name="P7">Vivre ton serviteur en paix.</text:p>
        <text:p text:style-name="P7"><text:soft-page-break/>Tes bontés ma langue dira,</text:p>
        <text:p text:style-name="P7">Et chacun jour te chantera.</text:p>
        <text:h text:style-name="P202" text:outline-level="2">Psaume <text:span text:style-name="T366">36</text:span> (<text:span text:style-name="T369">Marot</text:span>, <text:span text:style-name="T374">15</text:span><text:span text:style-name="T369">4</text:span><text:span text:style-name="T371">3</text:span>)</text:h>
        <text:p text:style-name="P6">Quasi tous pensent que David f n ce Psaume s’ébahil en général de la bonté de Dieu, entant que par sa faveur &amp; débonnairelé il supporte les méchants, lesquels loutesfois le méprisent vilennement. Mais quant à moi, j’en pense un peu autrement : c’est asçavoir que le saint</text:p>
        <text:p text:style-name="P6">Prophète gnel'vement faché par les méchants &amp; malins se complaind de leur perversité : puis après a son refuge à la bonté infinie de Dieu, laquelle il <text:span text:style-name="T483">é</text:span>tend non pas seulement indifféremmenl sur tous hommes, mais particulièrement &amp; spécialement sur ses enfants : &amp; ce afin de se consoler, &amp; par manière de dire, reprendre son haleine sur cette assûrance, que finalement il sera délivré puisque Dieu lui est propice. Ce qui appert par la conclusion du Psaume, où considérant qu’il sera en sauveté sous la protection de Dieu, il s’arme &amp; fortifie de cela contre tous les assauts que lui pourront faire les iniques.</text:p>
        <text:p text:style-name="P39">DU ma lin le méchant vouloir</text:p>
        <text:p text:style-name="P39">Par le en mon cœur &amp; me fait voir</text:p>
        <text:p text:style-name="P39">Qu’il n’a de Dieu la crainte :</text:p>
        <text:p text:style-name="P39">Car tant se plaît en son erreur,</text:p>
        <text:p text:style-name="P39">Que l’a voir en haine &amp; horreur, C’est bien force &amp; contrainte.</text:p>
        <text:p text:style-name="P39">Son par ler est nuisant &amp; fin :</text:p>
        <text:p text:style-name="P39">Doctrine va fuyant, afin</text:p>
        <text:p text:style-name="P39">De jamais bien ne faire :</text:p>
        <text:p text:style-name="P39">Songe en son lit m<text:span text:style-name="T192">é</text:span>chanceté :</text:p>
        <text:p text:style-name="P39">Au chemin tors est ar res té :</text:p>
        <text:p text:style-name="P39">À nul mal n’est contraire.</text:p>
        <text:p text:style-name="P39"/>
        <text:p text:style-name="P7">Ô Seigneur, ta benignité</text:p>
        <text:p text:style-name="P7">Touche aux cieux, &amp; ta vérité</text:p>
        <text:p text:style-name="P7">Dresse aux nues la tête :</text:p>
        <text:p text:style-name="P7">Tes jugemens semblent hauts monts,</text:p>
        <text:p text:style-name="P7">Un abysme tes actes bons,</text:p>
        <text:p text:style-name="P7">Tu gardes homme &amp; bête.</text:p>
        <text:p text:style-name="P7">Ô que tes grâces nobles sont</text:p>
        <text:p text:style-name="P7">Aux hommes qui confiance ont</text:p>
        <text:p text:style-name="P7">En l’hombre de tes ailes !</text:p>
        <text:p text:style-name="P7">De tes biens soules leurs desirs,</text:p>
        <text:p text:style-name="P7">Et au fleuve de tes plaisirs</text:p>
        <text:p text:style-name="P7">Pour boire les appelles.</text:p>
        <text:p text:style-name="P7">Car source de vie en toi gît,</text:p>
        <text:p text:style-name="P7">Et ta clairté nous élargit</text:p>
        <text:p text:style-name="P7">Ce qu’avons de lumière.</text:p>
        <text:p text:style-name="P7">Continue, Ô Dieu tout-puissant,</text:p>
        <text:p text:style-name="P7">À tout cœur droit, te co<text:span text:style-name="T283">n</text:span>n<text:span text:style-name="T283">a</text:span>issant,</text:p>
        <text:p text:style-name="P7">Ta bonté coutumière.</text:p>
        <text:p text:style-name="P7">Que le pied de l’homme inhumain</text:p>
        <text:p text:style-name="P7">De moi n’approche, &amp; que sa main</text:p>
        <text:p text:style-name="P7"><text:soft-page-break/>Ne m’ébranle ne greve.</text:p>
        <text:p text:style-name="P7">C’est fait, les iniques cherront,</text:p>
        <text:p text:style-name="P7">Et repoussés trebucheront,</text:p>
        <text:p text:style-name="P7">Sans qu’un d’eux se relève.</text:p>
        <text:h text:style-name="P199" text:outline-level="2">Psaume <text:span text:style-name="T366">37</text:span> (<text:span text:style-name="T364">Marot</text:span>, <text:span text:style-name="T376">1541</text:span>)</text:h>
        <text:p text:style-name="P135">Ce Psaume, que l’inscription montre avoir été composé par David, contient une doctrine grandement utile. Car vue que les fidèles, tandis qu’ils sont en ce pèlerinage terrien, voyent une merveilleuse confusion au monde, sinon qu’ils adoucissent leur tristesse d’une espérance de meilleure issue, ils perdront courage à lous coups. Tant plus que quelqu’un méprise Dieu orgueilleusement, &amp; se déborde à toute méchanceté, tant plus semble-il vivre heureusement. Or d’aulant que la prospérilé semble être un signe de la faveur de Dieu envers les méchants, que pourra-on recueillir de là, sinon que le monde est gouverné à l’adventure, &amp; que Fortune domine, ou bien que Dieu ne met nulle différence entre les bons &amp; méchants 1 Par ainsi le saint Esprit nouconferme &amp; munit en ce Psaume contre les assauts de telles tentalionsi Car combien que les méchants aient prospérilé pour un lemps, il dit que leur félicite est de petite durée : &amp; qu’elle s’évanouil bien tôt ; par ainsi qu’ils sont misérables, &amp; que leur jo<text:span text:style-name="T461">i</text:span>e est maudite : mais que les fidèles &amp; bons serviteurs de Dieu ne laissent pas d’être bien-heureux au milieu de leurs plus grandes misères, pour-ce que Dieu a soin d’eux, lequel finalement les vient secourir en lemps &amp; lieu. Vrai est que c’est une chose du tout contraire, &amp; qui répugne totalement au sens charnel. Car d’aulanl que les bons sont le plus souvent en nécessité, el languissent longuement sous maintes incommodité/, qu’on les repaisl d’opprobres el injures, ce pendant que les méchants cl malins font leurs triomphes, &amp; s’égaient en leurs délices, qui est-ce qui ne cuiderait<text:note text:id="ftn102" text:note-class="footnote"><text:note-citation>104</text:note-citation><text:note-body><text:p text:style-name="P154">« penser à »</text:p></text:note-body></text:note> que Dieu ne se soucie aucunement des choses qui se font yci-bas ? En quoi nous voyons (comme j’ai n’aguères dit) que la doclrine de ce Psaume est d’autant plus utile, qu’elle détourne nos yeux de la contemplation des choses présentes, el nous commande de nous reposer sur la providence de Dieu, jusques à ce qu’il tende la main à ses serviteurs pour leur donner secours, el qu’il redemande un terrible conte aux méchants de leur vie passée, comme à des larrons el sacrilèges, qui ont vilennement abusé de sa bonlé &amp; libéralité paternelle.</text:p>
        <text:p text:style-name="P7">NE sois fâché, si, durant ce<text:span text:style-name="T285">t</text:span>te vie,</text:p>
        <text:p text:style-name="P39">Souvent tu vois prosp<text:span text:style-name="T285">é</text:span>rer les méchants :</text:p>
        <text:p text:style-name="P39">Et des malins aux biens ne porte envie :</text:p>
        <text:p text:style-name="P39">Car en ruine à la fin tr<text:span text:style-name="T285">é</text:span>buchan<text:span text:style-name="T285">t</text:span>,</text:p>
        <text:p text:style-name="P7">Seront fauchés comme foin en peu d’heure,</text:p>
        <text:p text:style-name="P39">Et s<text:span text:style-name="T285">è</text:span>cheront comme l’herbe des champs.</text:p>
        <text:p text:style-name="P7">En Dieu te fie, à bien faire labeur :</text:p>
        <text:p text:style-name="P7">La terre auras pour habitation,</text:p>
        <text:p text:style-name="P7">Et jouiras de rente vraie &amp; sûre.</text:p>
        <text:p text:style-name="P7">En Dieu sera ta délectation :</text:p>
        <text:p text:style-name="P7">Et des souhaits que ton cœur voudra faire</text:p>
        <text:p text:style-name="P7">Te donnera pleine fruition.</text:p>
        <text:p text:style-name="P7">Remets en Dieu &amp; toi &amp; ton affaire :</text:p>
        <text:p text:style-name="P7">En lui te fie, &amp; il accomplira</text:p>
        <text:p text:style-name="P7">Ce que tu veux accomplir &amp; parfaire.</text:p>
        <text:p text:style-name="P7">Ta preud’hommie en vue il produira</text:p>
        <text:p text:style-name="P7">Comme le jour : si que ta vie bonne</text:p>
        <text:p text:style-name="P7"><text:soft-page-break/>Comme un midi par tout resplendira.</text:p>
        <text:p text:style-name="P7">Laisse Dieu faire, atten-le, &amp; ne te donne</text:p>
        <text:p text:style-name="P7">Souci aucun, regret, ne déplaisir</text:p>
        <text:p text:style-name="P7">Du prosperant, qui à fraude s’adonne.</text:p>
        <text:p text:style-name="P7">Si deuil en as, veuilles-t’en dessaisir :</text:p>
        <text:p text:style-name="P7">Et de te joindre à eux n’aies courage,</text:p>
        <text:p text:style-name="P7">Pour faire mal, &amp; suivre leur desir.</text:p>
        <text:p text:style-name="P7">Car il cherra sur les malins orage :</text:p>
        <text:p text:style-name="P7">Mais ceux qui Dieu attendront constamment,</text:p>
        <text:p text:style-name="P7">Possederont la terre en héritage :</text:p>
        <text:p text:style-name="P7">Le faux faudra si tôt &amp; tellement,</text:p>
        <text:p text:style-name="P7">Que quand sa place iras cercher &amp; querre,</text:p>
        <text:p text:style-name="P7">N’y trouveras la trace seulement.</text:p>
        <text:p text:style-name="_3c_ab_3e_">*</text:p>
        <text:p text:style-name="P7">Mais les benins hériteront la terre,</text:p>
        <text:p text:style-name="P7">Et y auront, sans moleste d’autrui,</text:p>
        <text:p text:style-name="P7">Tout le plaisir que l’homme saurait querre.</text:p>
        <text:p text:style-name="P7">Il est certain que tout mal &amp; ennui</text:p>
        <text:p text:style-name="P7">L’homme pervers au bien-vivant machine,</text:p>
        <text:p text:style-name="P7">Et par fureur grince les dents sur lui.</text:p>
        <text:p text:style-name="P7">Mais cependant la majesté divine</text:p>
        <text:p text:style-name="P7">Rit du méchant : car de ses yeux ouvers</text:p>
        <text:p text:style-name="P7">Voit bien venir le jour de sa ruine.</text:p>
        <text:p text:style-name="P7">Tirer leur glaive on verra les pervers,</text:p>
        <text:p text:style-name="P7">Et bander l’arc, pour l’humble &amp; pauvre batre,</text:p>
        <text:p text:style-name="P7">Et pour les bons ruer morts à l’envers.</text:p>
        <text:p text:style-name="P7">Mais leur couteau sera pour les combatre,</text:p>
        <text:p text:style-name="P7">Et percera leur cœur, tant soit-il caut :</text:p>
        <text:p text:style-name="P7">Verront aussi leur arc rompre &amp; abatre.</text:p>
        <text:p text:style-name="P7">Certes le peu de l’homme juste, vaut</text:p>
        <text:p text:style-name="P7">Mille fois mieux que la riche abondance</text:p>
        <text:p text:style-name="P7">Du mal-vivant, tant soit élevé haut.</text:p>
        <text:p text:style-name="P7">Car du méchant le bras &amp; la puissance</text:p>
        <text:p text:style-name="P7">Seront rompus : mais le Dieu supernel</text:p>
        <text:p text:style-name="P7">Sera des bons toujours la soutenance.</text:p>
        <text:p text:style-name="P7">Il voit &amp; sait par un soin paternel,</text:p>
        <text:p text:style-name="P7">Les jours de ceux qui ont vie innocente :</text:p>
        <text:p text:style-name="P7">Et d’iceux est l’héritage eternel.</text:p>
        <text:p text:style-name="P7">Point ne seront frustrés de leur attente</text:p>
        <text:p text:style-name="P7">Au mauvais temps, &amp; si seront soulés</text:p>
        <text:p text:style-name="P7">Aux plus longs jours de famine dolente.</text:p>
        <text:p text:style-name="P7">Mais les malins périront desolés :</text:p>
        <text:p text:style-name="P7">Et n’aiman<text:span text:style-name="T523">t</text:span> Dieu s’en iront en fumée,</text:p>
        <text:p text:style-name="P7">Ou deviendront comme graisse écoulés.</text:p>
        <text:p text:style-name="P7">PAUSE</text:p>
        <text:p text:style-name="P7">.</text:p>
        <text:p text:style-name="P7">Leur main sera d’emprunter affamée,</text:p>
        <text:p text:style-name="P7">Sans pouvoir rendre : &amp; les justes auront</text:p>
        <text:p text:style-name="P7">Dequoi montrer charité enflammée.</text:p>
        <text:p text:style-name="P7">Car les benits de Dieu, possederont</text:p>
        <text:p text:style-name="P7"><text:soft-page-break/>Finalement terre pleine de graisse :</text:p>
        <text:p text:style-name="P7">Et les maudits, en pauvreté cherront.</text:p>
        <text:p text:style-name="P7">Dieu tous les pas du vertueux adresse,</text:p>
        <text:p text:style-name="P7">Et au chemin qu’il veut suyvre &amp; tenir,</text:p>
        <text:p text:style-name="P7">Donne faveur, &amp; l’unit &amp; le dresse.</text:p>
        <text:p text:style-name="P7">Si de tomber ne se peut contenir,</text:p>
        <text:p text:style-name="P7">D’être froissé ne lui faut avoir crainte :</text:p>
        <text:p text:style-name="P7">Car Dieu viendra la main lui soutenir.</text:p>
        <text:p text:style-name="P7">J’ai été jeune, &amp; vieillesse ai atteinte,</text:p>
        <text:p text:style-name="P7">Et n’ai point vue le juste abandonner,</text:p>
        <text:p text:style-name="P7">Ne ses enfants mendier par contreinte :</text:p>
        <text:p text:style-name="P23"><text:span text:style-name="T243">Mais</text:span><text:span text:style-name="T243"><text:note text:id="ftn103" text:note-class="footnote"><text:note-citation>105</text:note-citation><text:note-body><text:p text:style-name="P118">était <text:span text:style-name="T324">ains</text:span></text:p></text:note-body></text:note></text:span> chacun jour ne faire que donner,</text:p>
        <text:p text:style-name="P7">Prêter, nourrir : &amp; si voit-on sa race</text:p>
        <text:p text:style-name="P7">Accroistre en heur, &amp; en bien foisonner.</text:p>
        <text:p text:style-name="P7">Fu<text:span text:style-name="T447">it</text:span> donc le mal, su<text:span text:style-name="T447">is</text:span> le bien à la trace :</text:p>
        <text:p text:style-name="P7">Et de durer à perpetuité</text:p>
        <text:p text:style-name="P7">Le Seigneur Dieu te donnera la grâce :</text:p>
        <text:p text:style-name="P7">Car il ne pert (tant il aime equité)</text:p>
        <text:p text:style-name="P7">Nul de ses bons : ils ont garde eternelle :</text:p>
        <text:p text:style-name="P7">Mais il détruit les fils d’iniquité.</text:p>
        <text:p text:style-name="_3c_ab_3e_">*</text:p>
        <text:p text:style-name="P7">Les bien-vivants en jo<text:span text:style-name="T461">i</text:span>e solennelle</text:p>
        <text:p text:style-name="P7">Possederont la terre qui produit,</text:p>
        <text:p text:style-name="P7">Et à jamais habiteront en elle.</text:p>
        <text:p text:style-name="P7">Du bien-vivant la bouche rien n’instruit</text:p>
        <text:p text:style-name="P7">Que sapience, &amp; sa langue n’expose</text:p>
        <text:p text:style-name="P7">Rien qui ne soit très-juste &amp; plein de fruit.</text:p>
        <text:p text:style-name="P7">Car en son cœur la Loi de Dieu repose :</text:p>
        <text:p text:style-name="P7">Parquoi son pied ne sera point glissant,</text:p>
        <text:p text:style-name="P7">Quelque chemin que tirer il propose.</text:p>
        <text:p text:style-name="P7">Il est bien vrai que l’inique puissant</text:p>
        <text:p text:style-name="P7">Le juste espie : &amp; pour à mort le mettre,</text:p>
        <text:p text:style-name="P7">Par tout le quiert comme un loup ravissant.</text:p>
        <text:p text:style-name="P7">Mais en sa main Dieu ne voudra permettre</text:p>
        <text:p text:style-name="P7">Qu’il soit submis, ne le voir condamner,</text:p>
        <text:p text:style-name="P7">Quand à justice il se viendra submettre.</text:p>
        <text:p text:style-name="P7">Dieu donc atten, veuille en lui cheminer :</text:p>
        <text:p text:style-name="P7">Haut te mettra sur la terre feconde :</text:p>
        <text:p text:style-name="P7">Et les malins verras exterminer.</text:p>
        <text:p text:style-name="P7">J’ai vue l’inique enflé, &amp; craint au monde,</text:p>
        <text:p text:style-name="P7">Qui s’<text:span text:style-name="T484">é</text:span>tendant grand &amp; haut, verdissait</text:p>
        <text:p text:style-name="P7">Comme un laurier qui en rameaux abonde.</text:p>
        <text:p text:style-name="P7">Puis repassant par où il florissait,</text:p>
        <text:p text:style-name="P7">N’y était plus, &amp; le cerchai à force :</text:p>
        <text:p text:style-name="P7">Mais ne le seu trouver en lieu qui soit.</text:p>
        <text:p text:style-name="P7">Garde de nuire : à voir le droit t’efforce :</text:p>
        <text:p text:style-name="P7">Car l’homme tel, en fin pour son loyer,</text:p>
        <text:p text:style-name="P7">Aura repos, loin d’ennui &amp; divorce :</text:p>
        <text:p text:style-name="P7">Mais tous faudront les prompts à fourvoyer,</text:p>
        <text:p text:style-name="P7"><text:soft-page-break/>Et des nuisants tout le dernier salaire</text:p>
        <text:p text:style-name="P7">Sera, que Dieu les viendra foudroyer.</text:p>
        <text:p text:style-name="P7">Que dirai plus ? Dieu est le salutaire</text:p>
        <text:p text:style-name="P7">Des bien vivants : c’est celui qui sera</text:p>
        <text:p text:style-name="P7">Toujours leur force au temps dur &amp; contraire :</text:p>
        <text:p text:style-name="P7">Les secourant, il les délivrera :</text:p>
        <text:p text:style-name="P7">Les délivrant, garde il en voudra faire,</text:p>
        <text:p text:style-name="P7">Pource qu’en lui chacun d’eux espoir a.</text:p>
        <text:h text:style-name="P199" text:outline-level="2">Psaume <text:span text:style-name="T366">38</text:span> (<text:span text:style-name="T364">Marot</text:span>, <text:span text:style-name="T376">1541</text:span>)</text:h>
        <text:p text:style-name="P6">David étant affligé d’une griefve &amp; dangereuse maladie (selon qu’on peut conjecturer) co<text:span text:style-name="T62">n</text:span>n<text:span text:style-name="T62">a</text:span>issant que c’est Dieu qui le chasiie, lui fait prière qu’il d<text:span text:style-name="T47">ét</text:span>ourne son ire de lui : &amp; afin de mieux induire Dieu â miséricorde, il déplore la grandeur de son mal par plusieurs circonstances, lesquelles il vaudra mieux considérer chacune en son lieu &amp; ordre.</text:p>
        <text:p text:style-name="P7">LAs en ta fu reur ai gu e,</text:p>
        <text:p text:style-name="P39">Ne m’ar gu e</text:p>
        <text:p text:style-name="P39">De mon fait, Dieu toutpuissant :</text:p>
        <text:p text:style-name="P39">Ton ar deur un peu re tire,</text:p>
        <text:p text:style-name="P39">N’en ton i re</text:p>
        <text:p text:style-name="P39">Ne me pu ni languissant.</text:p>
        <text:p text:style-name="P7">Car tes fleches décochées,</text:p>
        <text:p text:style-name="P7">Sont fichées</text:p>
        <text:p text:style-name="P7">Bien fort en moi, sans mentir :</text:p>
        <text:p text:style-name="P7">Et as voulu, dont j’endure,</text:p>
        <text:p text:style-name="P7">Ta main dure</text:p>
        <text:p text:style-name="P7">Dessus moi appesantir.</text:p>
        <text:p text:style-name="P7">Je n’ai sur moi chair ne veine</text:p>
        <text:p text:style-name="P7">Qui soit saine,</text:p>
        <text:p text:style-name="P7">Par l’ire en quoi je t’ai mis :</text:p>
        <text:p text:style-name="P7">Mes os n’ont de repos ferme</text:p>
        <text:p text:style-name="P7">Jour ne terme,</text:p>
        <text:p text:style-name="P7">Par les maux que j’ai commis.</text:p>
        <text:p text:style-name="P7">Car les peines de mes fautes</text:p>
        <text:p text:style-name="P7">Sont si hautes</text:p>
        <text:p text:style-name="P7">Qu’elles surmontent mon chef :</text:p>
        <text:p text:style-name="P7">Ce m’est un fais importable</text:p>
        <text:p text:style-name="P7">Qui m’accable,</text:p>
        <text:p text:style-name="P65">Tant croit sur moi ce m<text:span text:style-name="T229">é</text:span>chef<text:note text:id="ftn104" text:note-class="footnote"><text:note-citation>106</text:note-citation><text:note-body><text:p text:style-name="P111">de <text:span text:style-name="T324">chef</text:span> « tête, bout, fin », <text:span text:style-name="T324">m</text:span><text:span text:style-name="T125">al-</text:span><text:span text:style-name="T324">chef</text:span> « malheur, malchance »</text:p></text:note-body></text:note>.</text:p>
        <text:p text:style-name="P7">Mes cicatrices puantes</text:p>
        <text:p text:style-name="P7">Sont fluantes</text:p>
        <text:p text:style-name="P7">De sang de corruption.</text:p>
        <text:p text:style-name="P7">Las, par ma folle sottie,</text:p>
        <text:p text:style-name="P7">M’est sortie</text:p>
        <text:p text:style-name="P7">Toute cette infection.</text:p>
        <text:p text:style-name="_3c_ab_3e_">*</text:p>
        <text:p text:style-name="P7">Tant me fait mon mal la guerre</text:p>
        <text:p text:style-name="P7"><text:soft-page-break/>Que vers terre</text:p>
        <text:p text:style-name="P7">Suis courbé totalement :</text:p>
        <text:p text:style-name="P7">Avec triste &amp; noire mine</text:p>
        <text:p text:style-name="P7">Je chemine</text:p>
        <text:p text:style-name="P7">Tout en pleurs journellement.</text:p>
        <text:p text:style-name="P7">Car mes cuisses &amp; mes aines</text:p>
        <text:p text:style-name="P7">Sont ja pleines</text:p>
        <text:p text:style-name="P7">Du mal dont suis tourmenté :</text:p>
        <text:p text:style-name="P7">Tellement qu’en ma chair toute</text:p>
        <text:p text:style-name="P7">N’y a goutte</text:p>
        <text:p text:style-name="P7">D’apparence de santé.</text:p>
        <text:p text:style-name="P7">Je, qui soulois être habile,</text:p>
        <text:p text:style-name="P7">Suis debile,</text:p>
        <text:p text:style-name="P7">Cassé de corps, pieds, &amp; mains :</text:p>
        <text:p text:style-name="P7">Si que de la douleur forte</text:p>
        <text:p text:style-name="P7">Qu’au cœur porte,</text:p>
        <text:p text:style-name="P7">Je jette cris inhumains.</text:p>
        <text:p text:style-name="P7">Or tout ce que je desire,</text:p>
        <text:p text:style-name="P7">Trecher Sire,</text:p>
        <text:p text:style-name="P7">Tu le vois clair &amp; ouvert :</text:p>
        <text:p text:style-name="P7">Le souspir de ma pensée</text:p>
        <text:p text:style-name="P7">Transpercée,</text:p>
        <text:p text:style-name="P7">Ne t’est caché ne couvert.</text:p>
        <text:p text:style-name="P7">Le cœur me bat à outrance :</text:p>
        <text:p text:style-name="P7">Ma puissance</text:p>
        <text:p text:style-name="P7">M’a délaissé tout perclus :</text:p>
        <text:p text:style-name="P7">Et de mes yeux la lumière</text:p>
        <text:p text:style-name="P7">Coutumière,</text:p>
        <text:p text:style-name="P7">Voire mes yeux je n’ai plus.</text:p>
        <text:p text:style-name="P7">Les plus grands amis que j’a<text:span text:style-name="T599">i</text:span>e,</text:p>
        <text:p text:style-name="P7">De ma pla<text:span text:style-name="T599">i</text:span>e</text:p>
        <text:p text:style-name="P7">Sont vis à vis, sans grand soin :</text:p>
        <text:p text:style-name="P7">Et hors mis toutes reproches,</text:p>
        <text:p text:style-name="P7">Mes plus proches</text:p>
        <text:p text:style-name="P7">La regardent de bien loin.</text:p>
        <text:p text:style-name="P7">PAUSE</text:p>
        <text:p text:style-name="P7">.</text:p>
        <text:p text:style-name="P7">Ceux qui à ma mort s’attendent,</text:p>
        <text:p text:style-name="P7">Leurs laqs tendent :</text:p>
        <text:p text:style-name="P7">D’autres voulan<text:span text:style-name="T523">t</text:span> me grever,</text:p>
        <text:p text:style-name="P7">Sur moi mille maux avancent,</text:p>
        <text:p text:style-name="P7">Et ne pensent</text:p>
        <text:p text:style-name="P7">Que fraudes pour m’achever.</text:p>
        <text:p text:style-name="P7">Et moi, comme n’oyant goute,</text:p>
        <text:p text:style-name="P7">Les écoute :</text:p>
        <text:p text:style-name="P7">Leur cœur ont beau découvrir.</text:p>
        <text:p text:style-name="P7">Je suis là comme une souche,</text:p>
        <text:p text:style-name="P7">Sans ma bouche</text:p>
        <text:p text:style-name="P7">Non plus qu’un muet ouvrir.</text:p>
        <text:p text:style-name="P7">Je suis devenu, en somme,</text:p>
        <text:p text:style-name="P7">Comme un homme</text:p>
        <text:p text:style-name="P7">Du tout sourd &amp; qui n’oit point :</text:p>
        <text:p text:style-name="P7"><text:soft-page-break/>Et qui n’a, quand on le pique,</text:p>
        <text:p text:style-name="P7">De replique</text:p>
        <text:p text:style-name="P7">Dedans sa bouche un seul point.</text:p>
        <text:p text:style-name="P7">Mais avecques esperance,</text:p>
        <text:p text:style-name="P7">L’assûrance</text:p>
        <text:p text:style-name="P7">De ton bon secours j’attens :</text:p>
        <text:p text:style-name="P7">Et ainsi, mon Dieu mon Père,</text:p>
        <text:p text:style-name="P7">Que j’espère,</text:p>
        <text:p text:style-name="P7">Tu me répondras à temps.</text:p>
        <text:p text:style-name="P7">Je le di, &amp; si t’en prie,</text:p>
        <text:p text:style-name="P7">Qu’on ne rie</text:p>
        <text:p text:style-name="P7">De mon mal-heureux émo<text:span text:style-name="T601">i</text:span> :</text:p>
        <text:p text:style-name="P7">Car dés qu’un peu mon pied glisse,</text:p>
        <text:p text:style-name="P7">Leur malice</text:p>
        <text:p text:style-name="P7">S’esjouit du mal de moi.</text:p>
        <text:p text:style-name="_3c_ab_3e_">*</text:p>
        <text:p text:style-name="P7">Vien<text:span text:style-name="T461">s</text:span> donc, car je suis en vo<text:span text:style-name="T239">i</text:span>e,</text:p>
        <text:p text:style-name="P7">Qu’on me vo<text:span text:style-name="T239">it</text:span></text:p>
        <text:p text:style-name="P7">Clocher trop honteusement :</text:p>
        <text:p text:style-name="P7">Pource que la grande détresse,</text:p>
        <text:p text:style-name="P7">Qui m’oppresse,</text:p>
        <text:p text:style-name="P7">Me poursuit incessamment.</text:p>
        <text:p text:style-name="P7">Las, à part moi avec honte,</text:p>
        <text:p text:style-name="P7">Je raconte.</text:p>
        <text:p text:style-name="P7">Mon trop inique forfait :</text:p>
        <text:p text:style-name="P7">Je rêve, je me tourmente,</text:p>
        <text:p text:style-name="P7">Je lamente,</text:p>
        <text:p text:style-name="P7">Pour le péché que j’ai fait.</text:p>
        <text:p text:style-name="P7">Et tandis mes adversaires</text:p>
        <text:p text:style-name="P7">Et contraires</text:p>
        <text:p text:style-name="P7">Sont vifs &amp; fortifiés :</text:p>
        <text:p text:style-name="P7">Ceux qui m’ont sans cause aucune</text:p>
        <text:p text:style-name="P7">En rancune,</text:p>
        <text:p text:style-name="P7">Sont creus &amp; multipliés.</text:p>
        <text:p text:style-name="P7">Tous encontre moi se bandent,</text:p>
        <text:p text:style-name="P7">Et me rendent</text:p>
        <text:p text:style-name="P7">Pour le bien l’iniquité :</text:p>
        <text:p text:style-name="P7">Et de leur haine la source</text:p>
        <text:p text:style-name="P7">Ce fut, pour ce</text:p>
        <text:p text:style-name="P7">Que je suivais equité.</text:p>
        <text:p text:style-name="P7">Seigneur Dieu, ne m’abandonne</text:p>
        <text:p text:style-name="P7">Mo<text:span text:style-name="T601">i</text:span> personne</text:p>
        <text:p text:style-name="P7">D<text:span text:style-name="T607">é</text:span>chassée d’un chacun :</text:p>
        <text:p text:style-name="P7">Loin de moi la grâce tienne</text:p>
        <text:p text:style-name="P7">Ne se tienne,</text:p>
        <text:p text:style-name="P7">D’ailleurs n’ai espoir aucun.</text:p>
        <text:p text:style-name="P7">Vien<text:span text:style-name="T549">s</text:span>, &amp; approche toi don<text:span text:style-name="T306">c</text:span>,</text:p>
        <text:p text:style-name="P87">Vien<text:span text:style-name="T549">s</text:span>, si onques<text:span text:style-name="T548"><text:note text:id="ftn105" text:note-class="footnote"><text:note-citation>107</text:note-citation><text:note-body><text:p text:style-name="P133">du latin <text:span text:style-name="T324">u</text:span><text:span text:style-name="T125">m</text:span><text:span text:style-name="T324">quam</text:span> « une fois »</text:p></text:note-body></text:note></text:span></text:p>
        <text:p text:style-name="P7">De tes enfants te chalut :</text:p>
        <text:p text:style-name="P7"><text:soft-page-break/>De me secourir te hâte,</text:p>
        <text:p text:style-name="P7">Je me gâte,</text:p>
        <text:p text:style-name="P7">Seigneur Dieu de mon salut.</text:p>
        <text:h text:style-name="P200" text:outline-level="2">Psaume <text:span text:style-name="T366">39</text:span> (<text:span text:style-name="T378">Bèze</text:span>, <text:span text:style-name="T378">1551</text:span>)</text:h>
        <text:p text:style-name="P6">D’entrée David récite comment il a été saisy en son cœur d’une grande amertume de douleur, laquelle l’a poussé à faire des complaintes par trop excessives. Car il confesse que combien qu’il se fût disposé à ne dire mot, mais prendre en patience, toutefois la véhémence de la douleur l’a jette d’un côté où il ne voulait pas. Puis après il raconte des complaintes qu’il avait faites entrelacées de prières, lesquelles monslrent une fort grande perturbation d’esprit : tellement que par cela il appert bien qu’il a combatu d’un merveilleux effort pour surmonter la tentation, alin de n’entrer point en désespoir.</text:p>
        <text:p text:style-name="P39">J’A<text:span text:style-name="T451">i</text:span> dit en moi,</text:p>
        <text:p text:style-name="P40">De près je viserai</text:p>
        <text:p text:style-name="P40">À tout ce la que je fe rai :</text:p>
        <text:p text:style-name="P7">Pour ne par ler un seul mot de tra vers,</text:p>
        <text:p text:style-name="P40">En voyant de bout le pervers.</text:p>
        <text:p text:style-name="P40">Voire deus sè-je, a fin de ne par ler,</text:p>
        <text:p text:style-name="P7">Ma propre bouche emmuseler.</text:p>
        <text:p text:style-name="P7">Comme un muet, du tout je n’ai dit rien,</text:p>
        <text:p text:style-name="P7">Même jusqu’à taire le bien :</text:p>
        <text:p text:style-name="P7">Mais j’ai senti augmenter ma douleur,</text:p>
        <text:p text:style-name="P7">Et mon cœur doubler sa chaleur.</text:p>
        <text:p text:style-name="P7">Si qu’en pensant, j’estais comme bruslé,</text:p>
        <text:p text:style-name="P7">Parquoi de ma langue ai parlé :</text:p>
        <text:p text:style-name="P7">Ô Éternel, déclare-moi ma fin,</text:p>
        <text:p text:style-name="P7">Et le temps de ma vie, afin</text:p>
        <text:p text:style-name="P7">Que de mes ans j’entende tout le cours :</text:p>
        <text:p text:style-name="P7">Voila, tu m’as taillé mes jours</text:p>
        <text:p text:style-name="P7">Au demi pied : mon temps de bout en bout</text:p>
        <text:p text:style-name="P7">Au prix du tien n’est rien du tout.</text:p>
        <text:p text:style-name="P7">Certes tout homme est toute vanité,</text:p>
        <text:p text:style-name="P7">Quand même il semble être arrêté :</text:p>
        <text:p text:style-name="P7">Certes il est comme un songe passant,</text:p>
        <text:p text:style-name="P7">Et pour néant va tracassant</text:p>
        <text:p text:style-name="P7">Pour amasser force biens, sans savoir</text:p>
        <text:p text:style-name="P7">L’héritier qui les doit avoir.</text:p>
        <text:p text:style-name="_3c_ab_3e_">*</text:p>
        <text:p text:style-name="P7">Qu’attens-je donc, Ô Seigneur, &amp; en quoi</text:p>
        <text:p text:style-name="P7">Gît mon espoir ? certes en toi.</text:p>
        <text:p text:style-name="P7">D<text:span text:style-name="T522">é</text:span>livre moi des maux que j’ai commis :</text:p>
        <text:p text:style-name="P7">Et ne permets que je so<text:span text:style-name="T462">is</text:span> mis</text:p>
        <text:p text:style-name="P7">Comme à servir de ris &amp; passe-temps,</text:p>
        <text:p text:style-name="P7">À ceux qui ont perdu le sens.</text:p>
        <text:p text:style-name="P7">J’ai fait ainsi qu’un muet proprement,</text:p>
        <text:p text:style-name="P7">J’ai clos la bouche entierement :</text:p>
        <text:p text:style-name="P7">Car c’est de toi que me vient tout ceci :</text:p>
        <text:p text:style-name="P7"><text:soft-page-break/>Retire donc de moi transi</text:p>
        <text:p text:style-name="P7">Ta plaie, hélas ! je sen fondre mon cœur,</text:p>
        <text:p text:style-name="P7">Sentant de ta main la rigueur.</text:p>
        <text:p text:style-name="P7">Quand les pécheurs il te plaît de punir,</text:p>
        <text:p text:style-name="P7">On les voit à rien devenir :</text:p>
        <text:p text:style-name="P7">On voit périr la beauté du pervers,</text:p>
        <text:p text:style-name="P7">Comme un habit rongé de vers.</text:p>
        <text:p text:style-name="P7">Certes tout homme, à dire vérité,</text:p>
        <text:p text:style-name="P7">N’est autre cas que vanité.</text:p>
        <text:p text:style-name="P7">O<text:span text:style-name="T601">is</text:span> ma prière, entens à mes clameurs :</text:p>
        <text:p text:style-name="P7">Seigneur, ne méprise mes pleurs :</text:p>
        <text:p text:style-name="P7">Car pelerin étranger tu me vois,</text:p>
        <text:p text:style-name="P7">Comme mes peres autresfois.</text:p>
        <text:p text:style-name="P7">Recule-toi, souffre moi renforcer,</text:p>
        <text:p text:style-name="P7">Devant que j’aille trépasser.</text:p>
        <text:h text:style-name="P200" text:outline-level="2">Psaume <text:span text:style-name="T366">40</text:span> (<text:span text:style-name="T378">Bèze</text:span>, <text:span text:style-name="T378">1551</text:span>)</text:h>
        <text:p text:style-name="P6">David délivré de quelque grand péril, &amp; par adventure, non pas d’un seul, mais de plusieurs, loue avec grande magnificence la grâce de Dieu : &amp; par cette occasion il est ravy en admiration de la Providence divine qui s’<text:span text:style-name="T47">ét</text:span>end sur tout le genre humain. Puis après il promet qu’il sera du toul adonné au Seigneur, el détermine briefvement la manière comment Dieu doit ê<text:span text:style-name="T434">t</text:span>re purement servy &amp; honoré. Et incontinent derechef il retourne à rendre grâces, célébrant les louanges de l’Éternel, par le récit &amp; témoignage de plusieurs de ses hauts faits el vertus. À la fin le Prophète, après s’ê<text:span text:style-name="T434">t</text:span>re plaint de ses ennemis, conclud son Psaume par une nouvelle prière.</text:p>
        <text:p text:style-name="P7">APr<text:span text:style-name="T573">è</text:span>s a voir constamment at ten du,</text:p>
        <text:p text:style-name="P40">De l’E ter nel la vo lon té,</text:p>
        <text:p text:style-name="P40">Il s’est tourné de mon cos té,</text:p>
        <text:p text:style-name="P40">Et a mon cry au be soin en ten du.</text:p>
        <text:p text:style-name="P40">Hors de fange &amp; d’or dure,</text:p>
        <text:p text:style-name="P40">Et profondeur ob scure,</text:p>
        <text:p text:style-name="P40">D’un gouffre m’a ti ré :</text:p>
        <text:p text:style-name="P40">À mes piés affer mis,</text:p>
        <text:p text:style-name="P40">Et au chemin re mis,</text:p>
        <text:p text:style-name="P40">Sur un roc as seu ré.</text:p>
        <text:p text:style-name="P7">Dedans ma bouche un nouveau chant d’honneur</text:p>
        <text:p text:style-name="P60">Il a mis pour son los<text:note text:id="ftn106" text:note-class="footnote"><text:note-citation>108</text:note-citation><text:note-body><text:p text:style-name="P107">de <text:span text:style-name="T324">louer</text:span> « renom »</text:p></text:note-body></text:note> &amp; prix :</text:p>
        <text:p text:style-name="P7">Plusieurs l’oyan<text:span text:style-name="T285">t</text:span> seront appris</text:p>
        <text:p text:style-name="P7">En toute crainte à s’attendre au Seigneur.</text:p>
        <text:p text:style-name="P7">Ô l’homme heureux au monde</text:p>
        <text:p text:style-name="P7">Qui dessus Dieu se fonde,</text:p>
        <text:p text:style-name="P7">Et en fait son rampart !</text:p>
        <text:p text:style-name="P7">Laissant tous ces hautains,</text:p>
        <text:p text:style-name="P7">Hommes menteurs &amp; vains,</text:p>
        <text:p text:style-name="P7">S’égarer à l’écart.</text:p>
        <text:p text:style-name="P7">Seigneur mon Dieu, merveilleux sont tes faits :</text:p>
        <text:p text:style-name="P7">Tu penses de nous tellement,</text:p>
        <text:p text:style-name="P7">Que nul ne saurait seulement</text:p>
        <text:p text:style-name="P7"><text:soft-page-break/>Mettre de rang les biens que tu lui fais :</text:p>
        <text:p text:style-name="P7">Si je les nombre ou conte,</text:p>
        <text:p text:style-name="P7">Le nombre me surmonte.</text:p>
        <text:p text:style-name="P7">Bêtes pour t’adresser,</text:p>
        <text:p text:style-name="P7">Et gâteaux t’ont dépleu :</text:p>
        <text:p text:style-name="P7">Mais, Seigneur, il t’a pleu</text:p>
        <text:p text:style-name="P7">L’oreille me percer.</text:p>
        <text:p text:style-name="P7">Tu n’as requis oblation de moi</text:p>
        <text:p text:style-name="P7">Pour le péché : lors je t’ai dit,</text:p>
        <text:p text:style-name="P7">Me voici prêt : il est écrit</text:p>
        <text:p text:style-name="P7">De moi ton serf au rolle de la Loi,</text:p>
        <text:p text:style-name="P7">Que ta volonté sainte</text:p>
        <text:p text:style-name="P7">J’accomplisse sans feinte :</text:p>
        <text:p text:style-name="P7">Je le veux, Ô mon Dieu :</text:p>
        <text:p text:style-name="P7">Ce qu’as determiné,</text:p>
        <text:p text:style-name="P7">Je porte enraciné</text:p>
        <text:p text:style-name="P7">De mon cœur au milieu.</text:p>
        <text:p text:style-name="_3c_ab_3e_">*</text:p>
        <text:p text:style-name="P7">J’ai publié ta justice &amp; preché,</text:p>
        <text:p text:style-name="P7">Voire sans feindre aucunement.</text:p>
        <text:p text:style-name="P7">Seigneur, tu le sais, &amp; comment</text:p>
        <text:p text:style-name="P7">Rien je n’en ai tenu clos ne caché.</text:p>
        <text:p text:style-name="P7">Ta loyauté constante,</text:p>
        <text:p text:style-name="P7">Ton aide tant puissante</text:p>
        <text:p text:style-name="P7">Je déclare à chacun :</text:p>
        <text:p text:style-name="P7">J’annonce ta bonté</text:p>
        <text:p text:style-name="P7">Et grande fidélité</text:p>
        <text:p text:style-name="P7">Au milieu du commun.</text:p>
        <text:p text:style-name="P7">Or tes bontés tu ne m’épargneras :</text:p>
        <text:p text:style-name="P7">De ta grande compassion,</text:p>
        <text:p text:style-name="P7">Et vérité sans fiction,</text:p>
        <text:p text:style-name="P7">Sans fin, Seigneur, tu m’accompagneras.</text:p>
        <text:p text:style-name="P7">Infinis maux m’assaillent,</text:p>
        <text:p text:style-name="P7">Mes péchés me travaillent,</text:p>
        <text:p text:style-name="P7">La vue m’en défaut :</text:p>
        <text:p text:style-name="P65">Je sens plus de m<text:span text:style-name="T229">é</text:span>chef<text:note text:id="ftn107" text:note-class="footnote"><text:note-citation>109</text:note-citation><text:note-body><text:p text:style-name="P111">de <text:span text:style-name="T324">chef</text:span> « tête, bout, fin », <text:span text:style-name="T324">m</text:span><text:span text:style-name="T125">al-</text:span><text:span text:style-name="T324">chef</text:span> « malheur, malchance »</text:p></text:note-body></text:note>,</text:p>
        <text:p text:style-name="P7">Que de poil sur mon chef :</text:p>
        <text:p text:style-name="P7">Le courage me faut.</text:p>
        <text:p text:style-name="P7">D<text:span text:style-name="T522">é</text:span>livre-moi, Seigneur par ton support :</text:p>
        <text:p text:style-name="P7">Accours à mon aide, Seigneur :</text:p>
        <text:p text:style-name="P7">Soient confus en grand deshonneur,</text:p>
        <text:p text:style-name="P7">Tous les méchants qui pourchassent ma mort.</text:p>
        <text:p text:style-name="P7">Honte tous ceux ruine</text:p>
        <text:p text:style-name="P7">Qui cerchent ma ruine :</text:p>
        <text:p text:style-name="P7">Ceux qui rient de moi,</text:p>
        <text:p text:style-name="P7">Soient tous recompensés</text:p>
        <text:p text:style-name="P7">Des maux qu’ils m’ont brassés,</text:p>
        <text:p text:style-name="P7">De vergongne &amp; d’émo<text:span text:style-name="T601">i</text:span>.</text:p>
        <text:p text:style-name="P7">Mais trouve en toi tout plaisir solennel,</text:p>
        <text:p text:style-name="P7"><text:soft-page-break/>Quiconques a vers toi recours :</text:p>
        <text:p text:style-name="P7">Quiconques aime ton secours,</text:p>
        <text:p text:style-name="P7">Die à toujours, Loué soit l’Éternel.</text:p>
        <text:p text:style-name="P7">Paovre suis misérable,</text:p>
        <text:p text:style-name="P7">Mais mon Dieu secourable</text:p>
        <text:p text:style-name="P7">À eu de moi le soin.</text:p>
        <text:p text:style-name="P7">Mon Dieu, tu m’as aidé :</text:p>
        <text:p text:style-name="P7">C’est toi qui m’as gardé :</text:p>
        <text:p text:style-name="P7">Sois prêt à mon besoin.</text:p>
        <text:h text:style-name="P200" text:outline-level="2">Psaume <text:span text:style-name="T366">41</text:span> (<text:span text:style-name="T378">Bèze</text:span>, <text:span text:style-name="T378">1551</text:span>)</text:h>
        <text:p text:style-name="P6">Pource que David lors qu’il était griefvemenl aflligé de la main de Dieu, se voyait blâmer par les jugemens iniques des hommes, qui pensaient de lui comme d’un homme desjà adjugé &amp; destiné à perdition éternelle, contre cette tentation il se munit de la consolation d’espérance. Ce pendant il se plaind en parlie de la cruauté, en partie de la déloyaulé de ses ennemis.</text:p>
        <text:p text:style-name="P6">Et combien qu’il reco<text:span text:style-name="T62">n</text:span>n<text:span text:style-name="T62">a</text:span>isse que ce<text:span text:style-name="T47">tt</text:span>e afTliclion est une juste punition de ses péchés, il ne laisse pas toulesfois d’accuser la malice de ses adversaires, entant qu’ils le molestaient &amp; afiligeaient maiicieusement, lui, di-je, qui jamais ne leur avait fait que plaisir. Pour le dernier il met une réjouissance, de ce qu’il a été préservé &amp; maintenu par la grâce de Dieu.</text:p>
        <text:p text:style-name="P7">Ô Bien-heureux qui ju ge sa gement</text:p>
        <text:p text:style-name="P40">Du pauvre en son tourment :</text:p>
        <text:p text:style-name="P40">Cer tai nement Dieu le sou la ge ra</text:p>
        <text:p text:style-name="P40">Quand af fli gé se ra.</text:p>
        <text:p text:style-name="P40">Dieu le ren dra sain &amp; sauf, &amp; fe ra</text:p>
        <text:p text:style-name="P40">Qu’encore il flo ri ra :</text:p>
        <text:p text:style-name="P40">Point ne voudra l’expo ser aux souhaits</text:p>
        <text:p text:style-name="P40">Que ses haineux ont faits.</text:p>
        <text:p text:style-name="P7">Lors qu’en son lit sera plein de langueur,</text:p>
        <text:p text:style-name="P7">Dieu lui donnera vigueur :</text:p>
        <text:p text:style-name="P7">Et changera son lit d’infirmité,</text:p>
        <text:p text:style-name="P7">En un lit de santé.</text:p>
        <text:p text:style-name="P7">En mes douleurs, Ô Dieu, j’ai dit ainsi,</text:p>
        <text:p text:style-name="P7">A<text:span text:style-name="T599">i</text:span>es de moi merci :</text:p>
        <text:p text:style-name="P7">Guéri mon âme, Ô Dieu : car j’ai forfait,</text:p>
        <text:p text:style-name="P7">Et contre toi meffait.</text:p>
        <text:p text:style-name="P7">Mes ennemis m’ont souhaitté des maux,</text:p>
        <text:p text:style-name="P7">En leur courage faux,</text:p>
        <text:p text:style-name="P7">Disan<text:span text:style-name="T523">t</text:span>, Jamais ne pourra-il mourir,</text:p>
        <text:p text:style-name="P7">Et son renom périr ?</text:p>
        <text:p text:style-name="P7">Me venan<text:span text:style-name="T523">t</text:span> voir, m’ont fait de beaux discours,</text:p>
        <text:p text:style-name="P7">Couvan<text:span text:style-name="T523">t</text:span> leurs méchants tours</text:p>
        <text:p text:style-name="P7">Dedans le cœur : puis chacun quand il sort,</text:p>
        <text:p text:style-name="P7">Va faire son rapport.</text:p>
        <text:p text:style-name="_3c_ab_3e_">*</text:p>
        <text:p text:style-name="P7"><text:soft-page-break/>Eux tous alors, certains propos mordants</text:p>
        <text:p text:style-name="P7">Grondent entre leurs dents.</text:p>
        <text:p text:style-name="P7">Chacun voudrait me voir exterminé,</text:p>
        <text:p text:style-name="P7">Et du tout ruiné :</text:p>
        <text:p text:style-name="P7">Disan<text:span text:style-name="T285">t</text:span>, Cet homme est au lit attaché,</text:p>
        <text:p text:style-name="P7">Pour quelque grand péché :</text:p>
        <text:p text:style-name="P7">Il est si plat, qu’il ne s’en peut sauver,</text:p>
        <text:p text:style-name="P7">Ni jamais relever.</text:p>
        <text:p text:style-name="P7">Même sur moi, mon ami de plus près,</text:p>
        <text:p text:style-name="P7">Témoin de mes secrets :</text:p>
        <text:p text:style-name="P7">Mon ami, di-je, en ma table élevé,</text:p>
        <text:p text:style-name="P7">Son talon a levé.</text:p>
        <text:p text:style-name="P7">Mais toi, Seigneur, aies compassion</text:p>
        <text:p text:style-name="P7">De mon affliction :</text:p>
        <text:p text:style-name="P7">Redresse moi : lors payés ils seront</text:p>
        <text:p text:style-name="P7">Des tourmens qu’ils me font.</text:p>
        <text:p text:style-name="P7">Mais quoi ? déjà par cela voir je puis</text:p>
        <text:p text:style-name="P7">Combien cher je te suis :</text:p>
        <text:p text:style-name="P7">Que mes haineux n’ont encore dequoi</text:p>
        <text:p text:style-name="P7">Pouvoir rire de moi.</text:p>
        <text:p text:style-name="P7">C’est toi qui m’as en mon entier tenu,</text:p>
        <text:p text:style-name="P7">Et toujours soutenu :</text:p>
        <text:p text:style-name="P7">Voire &amp; voudras toujours à l’advenir</text:p>
        <text:p text:style-name="P7">Devant toi me tenir.</text:p>
        <text:p text:style-name="P7">Loué soit Dieu, le grand Dieu d’Israël,</text:p>
        <text:p text:style-name="P60">D’un los<text:note text:id="ftn108" text:note-class="footnote"><text:note-citation>110</text:note-citation><text:note-body><text:p text:style-name="P107">de <text:span text:style-name="T324">louer</text:span> « renom »</text:p></text:note-body></text:note> perpetuel,</text:p>
        <text:p text:style-name="P7">De siecle en siecle. Ainsi, ainsi, Seigneur,</text:p>
        <text:p text:style-name="P7">Soit chanté ton honneur.</text:p>
        <text:h text:style-name="Heading_20_1" text:outline-level="1">Livre second</text:h>
        <text:h text:style-name="P200" text:outline-level="2">Psaume <text:span text:style-name="T366">42</text:span> (<text:span text:style-name="T378">Bèze</text:span>, <text:span text:style-name="T378">1551</text:span>)</text:h>
        <text:p text:style-name="P6">En premier lieu David montre que lors qu’étant fugitif par la cruauté de Saiil, il se pourmenait comme un povre homme errant, ce qui le fascliait le plus, était qu’il n’avait la commodité de venir au Sanctuaire, d’autant qu’il préférait à toutes commodités terriennes le service de Dieu. Après cela il récite qu’étant tenté de désespoir, il a eu en cest endroit un combat fort difficile. Il entrelace aussi pour confermer son espérance, une prière &amp; une méditation de la grâce de Dieu. Pour le dernier il fait derechef mention de ce combat qu’il a eu en son cœur à l’encontre de la tristesse &amp; ennui qu’il sentait.</text:p>
        <text:p text:style-name="P40"><text:span text:style-name="T411">A</text:span>Insi qu’on oit le cerf bruire,</text:p>
        <text:p text:style-name="P52">Pourchassant le frais des eaux :</text:p>
        <text:p text:style-name="P52">Ainsi mon cœur qui sous pi re,</text:p>
        <text:p text:style-name="P40">Seigneur, après tes ruisseaux,</text:p>
        <text:p text:style-name="P40"><text:soft-page-break/>Va toujours cri ant, sui vant</text:p>
        <text:p text:style-name="P40">Le grand, le grand Dieu vivant.</text:p>
        <text:p text:style-name="P40">H<text:span text:style-name="T187">é</text:span>las donques, quand se ra-ce,</text:p>
        <text:p text:style-name="P40">Que ver rai de</text:p>
        <text:p text:style-name="P40">Dieu la fa ce ?</text:p>
        <text:p text:style-name="P7">Jours &amp; nuits pour ma viande</text:p>
        <text:p text:style-name="P7">De pleurs me va<text:span text:style-name="T451">is</text:span> soutenant,</text:p>
        <text:p text:style-name="P7">Quand je vois qu’on me demande,</text:p>
        <text:p text:style-name="P7">Où est ton Dieu maintenant ?</text:p>
        <text:p text:style-name="P7">Je fons en me souvenant,</text:p>
        <text:p text:style-name="P7">Qu’en troupe j’all<text:span text:style-name="T601">ais</text:span> menant,</text:p>
        <text:p text:style-name="P7">Priant, chantant grosse bande</text:p>
        <text:p text:style-name="P7">Faire au temple son offrande.</text:p>
        <text:p text:style-name="P7">D’où vient que t’ébahis ores,</text:p>
        <text:p text:style-name="P7">Mon âme, &amp; fr<text:span text:style-name="T601">é</text:span>mis d’émo<text:span text:style-name="T601">i</text:span> ?</text:p>
        <text:p text:style-name="P7">Espère en Dieu : car encore</text:p>
        <text:p text:style-name="P7">Sera-il chanté de moi :</text:p>
        <text:p text:style-name="P7">Quand d’un regard seulement</text:p>
        <text:p text:style-name="P7">Il guérira mon tourment.</text:p>
        <text:p text:style-name="P7">Las ! mon Dieu, je sen mon âme</text:p>
        <text:p text:style-name="P7">Qui de grand desir se pâme.</text:p>
        <text:p text:style-name="P7">Car j’ai de toi souvenance</text:p>
        <text:p text:style-name="P7">Depuis outre le Jordain,</text:p>
        <text:p text:style-name="P7">Et la froide demeurance</text:p>
        <text:p text:style-name="P7">De Hermon pays hautain,</text:p>
        <text:p text:style-name="P7">Et de Misar autre mont.</text:p>
        <text:p text:style-name="P7">Un gouffre l’autre semond,</text:p>
        <text:p text:style-name="P7">Lors que tonnent sur ma tête</text:p>
        <text:p text:style-name="P7">Les torrens de la tempête.</text:p>
        <text:p text:style-name="_3c_ab_3e_">*</text:p>
        <text:p text:style-name="P7">Tous les grands flots de ton onde</text:p>
        <text:p text:style-name="P7">Par dessus moi ont passé :</text:p>
        <text:p text:style-name="P7">Mais sur un point je me fonde,</text:p>
        <text:p text:style-name="P7">Que n’étant plus courroucé,</text:p>
        <text:p text:style-name="P7">De jour tes biens m’envoiras,</text:p>
        <text:p text:style-name="P7">De nuit chanter me feras,</text:p>
        <text:p text:style-name="P7">Priant d’une âme ravie,</text:p>
        <text:p text:style-name="P7">To<text:span text:style-name="T601">i</text:span> seul autheur de ma vie.</text:p>
        <text:p text:style-name="P7">Je dirai, Dieu ma puissance,</text:p>
        <text:p text:style-name="P7">D’où vient qu’en oubli suis mis ?</text:p>
        <text:p text:style-name="P7">Pourquoi vi-je en déplaisance,</text:p>
        <text:p text:style-name="P7">Pressé de mes ennemis ?</text:p>
        <text:p text:style-name="P7">Je sens leurs méchants propos</text:p>
        <text:p text:style-name="P7">Me navrer jusques aux os,</text:p>
        <text:p text:style-name="P7">Quand ils disent à toute heure,</text:p>
        <text:p text:style-name="P7">Où fait ton Dieu sa demeure ?</text:p>
        <text:p text:style-name="P7">D’où vient que t’ébahis ores,</text:p>
        <text:p text:style-name="P7">Mon âme, &amp; fr<text:span text:style-name="T601">é</text:span>mis d’émo<text:span text:style-name="T601">i</text:span> ?</text:p>
        <text:p text:style-name="P7">Espère en Dieu : car encore</text:p>
        <text:p text:style-name="P7">Sera-il loué de moi,</text:p>
        <text:p text:style-name="P7"><text:soft-page-break/>D’autant qu’il est le Sauveur</text:p>
        <text:p text:style-name="P7">Me presentant sa faveur.</text:p>
        <text:p text:style-name="P7">Bref, pour conclurre, mon âme,</text:p>
        <text:p text:style-name="P7">C’est le Dieu que je reclame.</text:p>
        <text:h text:style-name="P199" text:outline-level="2">Psaume <text:span text:style-name="T366">43</text:span> (<text:span text:style-name="T378">Marot</text:span>, <text:span text:style-name="T378">1543</text:span>)</text:h>
        <text:p text:style-name="P6">Ce Psaume ressemble fort au précédent : car David, lequel il est vra<text:span text:style-name="T451">i</text:span>-semblable en être l’autheur, étant chassé &amp; déjeté du pays par la violence injuste el tyrannie de ses ennemis, implore Dieu pour son garant &amp; défenseur, &amp; s’accourage à espérer d’être par lui rétably &amp; remis sus.</text:p>
        <text:p text:style-name="P40">REvenge moi prends la querelle</text:p>
        <text:p text:style-name="P40">De moi, Seigneur, par ta merci,</text:p>
        <text:p text:style-name="P40">Contre la gent fausse &amp; cruelle :</text:p>
        <text:p text:style-name="P7">De l’homme rempli de cautelle,</text:p>
        <text:p text:style-name="P40">Et en sa malice endurci,</text:p>
        <text:p text:style-name="P40">D<text:span text:style-name="T522">é</text:span>livre moi aussi.</text:p>
        <text:p text:style-name="P7">Las mon Dieu, tu es ma puissance :</text:p>
        <text:p text:style-name="P71">Pourquoi t’enfuis me reboutant<text:note text:id="ftn109" text:note-class="footnote"><text:note-citation>111</text:note-citation><text:note-body><text:p text:style-name="Footnote">« <text:span text:style-name="T488">remettre, repousser », </text:span><text:span text:style-name="T510">v. </text:span><text:span text:style-name="T337">rebouteux</text:span></text:p></text:note-body></text:note> ?</text:p>
        <text:p text:style-name="P7">Pourquoi permets qu’en déplaisance,</text:p>
        <text:p text:style-name="P7">Je chemine sous la nuisance</text:p>
        <text:p text:style-name="P7">De mon adversaire, qui tant</text:p>
        <text:p text:style-name="P7">Me va persecutant ?</text:p>
        <text:p text:style-name="P7">À ce coup ta lumière luise,</text:p>
        <text:p text:style-name="P7">Et ta fo<text:span text:style-name="T601">i</text:span> véritable tien :</text:p>
        <text:p text:style-name="P7">Chacune d’elles me conduise</text:p>
        <text:p text:style-name="P7">En ton saint mont, &amp; m’introduise</text:p>
        <text:p text:style-name="P7">Jusques au tabernacle tien,</text:p>
        <text:p text:style-name="P7">Avec humble maintien.</text:p>
        <text:p text:style-name="P7">Là dedans prendrai hardiesse</text:p>
        <text:p text:style-name="P7">D’aller de Dieu jusqu’à l’autel,</text:p>
        <text:p text:style-name="P7">Au Dieu de ma jo<text:span text:style-name="T462">i</text:span>e &amp; liesse :</text:p>
        <text:p text:style-name="P7">Et sur la harpe chanteresse</text:p>
        <text:p text:style-name="P7">Confesserai qu’il n’est Dieu tel</text:p>
        <text:p text:style-name="P7">Que toi Dieu immortel.</text:p>
        <text:p text:style-name="P7">Mon cœur, pourquoi t’ébahis ores ?</text:p>
        <text:p text:style-name="P7">Pourquoi te debas dedans moi ?</text:p>
        <text:p text:style-name="P7">Attens le Dieu que tu adores :</text:p>
        <text:p text:style-name="P7">Car grâces lui rendrai encore,</text:p>
        <text:p text:style-name="P7">Dont il m’aura mis hors d’émo<text:span text:style-name="T601">i</text:span>,</text:p>
        <text:p text:style-name="P7">Comme mon Dieu &amp; Roi.</text:p>
        <text:h text:style-name="P200" text:outline-level="2">Psaume <text:span text:style-name="T366">44</text:span> (<text:span text:style-name="T378">Bèze</text:span>, <text:span text:style-name="T378">1551</text:span>)</text:h>
        <text:p text:style-name="P6">Le Psaume est divisé en trois parties principales : car d’entrée les fidèles récitent la miséricorde infinie de Dieu envers son peuple, &amp; tant de témoignages évidens par lesquels il leur avait montre son amour paternelle. En après ils se complaigneni de ce qu’ils ne sentent plus Dieu propice envers eus, ainsi qu’il avait jadis été envers leurs <text:soft-page-break/>Pères. Pour le troisième ils allèguent l’alliance que Dieu avait faite avec Abraham, laquelle ils disent avoir entretenue en syncérilé el sans feinlise, quelques dures afflictions qu’ils aient eu à porter, &amp; quant &amp; quant mettent en avant que ce n’est pour autre cause qu’on les tormente cruellement, sinon d’aulant qu’ils persistent constamment au pur service de Dieu. Pour conclusion finalement est mise la prière, qu’il plaise à Dieu ne mettre point en oubli une si inique oppression des siens, laquelle nommément revient au grand déshonneur &amp; mépris de la vraie religion.</text:p>
        <text:p text:style-name="P40">OR avons-nous de nos oreilles,</text:p>
        <text:p text:style-name="P40">Seigneur en ten du tes merveilles</text:p>
        <text:p text:style-name="P40">Ra con ter à nos pe res vieux, Fai tes ja dis &amp; de vant eux.</text:p>
        <text:p text:style-name="P40">Ta main a les peuples chassés.</text:p>
        <text:p text:style-name="P40">Plantant nos pe res en leur place,</text:p>
        <text:p text:style-name="P40">Tu as les peuples op pressés,</text:p>
        <text:p text:style-name="P40">Y fai sant ger mer nos tre race.</text:p>
        <text:p text:style-name="P7">Ce n’est point donc par leur épée</text:p>
        <text:p text:style-name="P7">Qu’ils ont cette terre occupée :</text:p>
        <text:p text:style-name="P7">Es dangers à eux survenus</text:p>
        <text:p text:style-name="P7">Leur bras ne les a soutenus.</text:p>
        <text:p text:style-name="P7">Ta dextre a été leur Sauveur,</text:p>
        <text:p text:style-name="P7">Ton bras, ta face debonnaire :</text:p>
        <text:p text:style-name="P7">Et leur as fait cette faveur,</text:p>
        <text:p text:style-name="P7">D’autant qu’il t’a pleu de ce faire.</text:p>
        <text:p text:style-name="P7">Tu es le Roi qui me domine,</text:p>
        <text:p text:style-name="P7">Seigneur, de puissance divine :</text:p>
        <text:p text:style-name="P7">Fa<text:span text:style-name="T451">is</text:span> que Jacob ton bien-aimé</text:p>
        <text:p text:style-name="P7">Ait ton secours accoutumé.</text:p>
        <text:p text:style-name="P7">Par ton secours nous choquerons</text:p>
        <text:p text:style-name="P7">Tous les ennemis qui nous grevent :</text:p>
        <text:p text:style-name="P7">Et par ton nom nous foulerons</text:p>
        <text:p text:style-name="P7">Tous ceux qui contre nous s’élèvent.</text:p>
        <text:p text:style-name="P66">Car en mon arc je n’ai fiance<text:note text:id="ftn110" text:note-class="footnote"><text:note-citation>112</text:note-citation><text:note-body><text:p text:style-name="P112">de <text:span text:style-name="T324">foi, </text:span><text:span text:style-name="T332">fier, fiancer</text:span><text:span text:style-name="T425"> « </text:span><text:span text:style-name="T426">confiance »</text:span></text:p></text:note-body></text:note>,</text:p>
        <text:p text:style-name="P7">Et sa<text:span text:style-name="T451">is</text:span> très-bien que la puissance</text:p>
        <text:p text:style-name="P7">De mon épée ne sera</text:p>
        <text:p text:style-name="P7">Celle qui me garentira.</text:p>
        <text:p text:style-name="P7">Mais toi, qui nous as défendus</text:p>
        <text:p text:style-name="P7">Encontre tous nos adversaires :</text:p>
        <text:p text:style-name="P7">To<text:span text:style-name="T601">i</text:span>, di-je, qui rens confondus</text:p>
        <text:p text:style-name="P7">Tous ceux-là qui nous sont contraires.</text:p>
        <text:p text:style-name="_3c_ab_3e_">*</text:p>
        <text:p text:style-name="P7">En Dieu gît toute notre gloire</text:p>
        <text:p text:style-name="P7">Un chacun jour, &amp; ta mémoire</text:p>
        <text:p text:style-name="P7">Nous déliberons desormais</text:p>
        <text:p text:style-name="P7">De magnifier à jamais.</text:p>
        <text:p text:style-name="P7">Mais tu te tiens de nous bien loin,</text:p>
        <text:p text:style-name="P7">Rougir nous fais en leur presence.</text:p>
        <text:p text:style-name="P7">Et nos gendarmes au besoin</text:p>
        <text:p text:style-name="P7">Tu n’accompagnes pour défense.</text:p>
        <text:p text:style-name="P7">Tourner tu nous fais en arrière,</text:p>
        <text:p text:style-name="P7"><text:soft-page-break/>Devant l’armée meurtrière</text:p>
        <text:p text:style-name="P7">Des ennemis venan<text:span text:style-name="T523">t</text:span> saisir</text:p>
        <text:p text:style-name="P7">Tout notre bien à leur plaisir.</text:p>
        <text:p text:style-name="P7">Tu nous fais être à ces pillars,</text:p>
        <text:p text:style-name="P7">Comme brebis aux boucheries :</text:p>
        <text:p text:style-name="P7">Semé nous as de toutes pars</text:p>
        <text:p text:style-name="P7">Parmi nations ennemies.</text:p>
        <text:p text:style-name="P7">Ta gent pour néant as vendue,</text:p>
        <text:p text:style-name="P7">Ainsi qu’une chose perdue :</text:p>
        <text:p text:style-name="P7">Tellement que tout bien conté,</text:p>
        <text:p text:style-name="P7">Tu n’en as en rien proufité.</text:p>
        <text:p text:style-name="P7">Tu fais qu’en opprobre nous ont</text:p>
        <text:p text:style-name="P7">Tous ceux qui entour nous habitent :</text:p>
        <text:p text:style-name="P7">Ceux, di-je, qui nos voisins sont,</text:p>
        <text:p text:style-name="P7">Par tout nous blâment &amp; dépitent.</text:p>
        <text:p text:style-name="P7">Nous ne servons, comme nous sommes,</text:p>
        <text:p text:style-name="P7">Que de proverbe aux autres hommes :</text:p>
        <text:p text:style-name="P7">Ceux qui nous voyent, quant &amp; quant</text:p>
        <text:p text:style-name="P7">Branlent la tête en se moquant.</text:p>
        <text:p text:style-name="P7">Honte chemine devant moi</text:p>
        <text:p text:style-name="P7">Un chacun jour, quoi que je face :</text:p>
        <text:p text:style-name="P7">Si que de vergongne &amp; d’émo<text:span text:style-name="T601">i</text:span></text:p>
        <text:p text:style-name="P7">Contraint suis de couvrir ma face.</text:p>
        <text:p text:style-name="P7">Tant il nous faut ouir d’injures,</text:p>
        <text:p text:style-name="P7">Et maintes reproches très-dures :</text:p>
        <text:p text:style-name="P7">Tant d’ennemis sur nous rengés</text:p>
        <text:p text:style-name="P7">Ne cerchent que d’être vengés.</text:p>
        <text:p text:style-name="P7">Nonobstant tout ce traitement,</text:p>
        <text:p text:style-name="P7">Tu n’es point mis en oubliance,</text:p>
        <text:p text:style-name="P7">Et n’avons point fait autrement</text:p>
        <text:p text:style-name="P7">Que porte ta sainte alliance.</text:p>
        <text:p text:style-name="P7">PAUSE</text:p>
        <text:p text:style-name="P7">.</text:p>
        <text:p text:style-name="P7">Ailleurs qu’à toi notre pensée,</text:p>
        <text:p text:style-name="P7">Seigneur, ne s’est point adressée</text:p>
        <text:p text:style-name="P7">Hors le chemin qu’as ordonné,</text:p>
        <text:p text:style-name="P7">Notre pied n’a point cheminé :</text:p>
        <text:p text:style-name="P7">Parmi dragons envenimés,</text:p>
        <text:p text:style-name="P7">Combien que ta main nous accable,</text:p>
        <text:p text:style-name="P7">Et que nous aies abysmés</text:p>
        <text:p text:style-name="P7">D’ombre de mort épouvantable.</text:p>
        <text:p text:style-name="P7">Si nous n’avions eu souvenance</text:p>
        <text:p text:style-name="P7">De notre Dieu &amp; sa puissance,</text:p>
        <text:p text:style-name="P7">Si nous avions tendu la main</text:p>
        <text:p text:style-name="P7">À d’autre dieu qu’au Souverain,</text:p>
        <text:p text:style-name="P7">Dieu ne s’en enquerrait-il point ?</text:p>
        <text:p text:style-name="P7">Lui, di-je, qui connaît &amp; sonde,</text:p>
        <text:p text:style-name="P7">Voire jusques au dernier point,</text:p>
        <text:p text:style-name="P7">Les plus fins cœurs de tout le monde ?</text:p>
        <text:p text:style-name="P7">On nous meurtrit pour ta querelle,</text:p>
        <text:p text:style-name="P7">On nous tient en estime telle</text:p>
        <text:p text:style-name="P7">Que brebis qu’on nourrit expres</text:p>
        <text:p text:style-name="P7"><text:soft-page-break/>Pour les massacrer puis après.</text:p>
        <text:p text:style-name="P7">Hélas, Seigneur, pourquoi dors-tu ?</text:p>
        <text:p text:style-name="P7">Réveille-toi en nos oppresses :</text:p>
        <text:p text:style-name="P7">Réveille, di-je, ta vertu,</text:p>
        <text:p text:style-name="P7">Et pour jamais ne nous délaisses.</text:p>
        <text:p text:style-name="P7">Pourquoi caches-tu ton visage ?</text:p>
        <text:p text:style-name="P7">Pourquoi alors qu’on nous outrage</text:p>
        <text:p text:style-name="P7">N’as-tu quelque compassion</text:p>
        <text:p text:style-name="P7">De notre grande oppression ?</text:p>
        <text:p text:style-name="P7">La grand rigueur dont tu nous bas</text:p>
        <text:p text:style-name="P7">Confond nos ames &amp; atterre :</text:p>
        <text:p text:style-name="P7">Nous avons les ventres tous plats,</text:p>
        <text:p text:style-name="P7">Comme colés contre la terre.</text:p>
        <text:p text:style-name="P7">Leve toi donc, &amp; nous accorde</text:p>
        <text:p text:style-name="P7">L’aide de ta miséricorde :</text:p>
        <text:p text:style-name="P7">Et pour l’amour de ta bonté</text:p>
        <text:p text:style-name="P7">délivre nous d’adversité.</text:p>
        <text:h text:style-name="P199" text:outline-level="2">Psaume <text:span text:style-name="T366">45</text:span> (<text:span text:style-name="T378">Marot</text:span>, <text:span text:style-name="T378">1543</text:span>)</text:h>
        <text:p text:style-name="P6">Yci sonl décriles &amp; louées par liltres magnifiques la grâce &amp; beauté de Salomon, ses vcrlus à administrer le royaume, sa puissance, &amp; richesses. Mais principalement pour-ce qu’il avait épousé une femme étrangére, asçavoir Égyptienne, à ce mariage est promise la bénédiction de</text:p>
        <text:p text:style-name="P6">Dieu, pourvue que la nouvelle épouse renonçant à sa nation &amp; en ôtanl son cœur, se donne &amp; assujelisse du tout à son mari. Ce pendant il n’y a point de doute que sous cette figure est décrite &amp; ornée de tiltres convenables la majesté, opulence, magnificence &amp; longue <text:span text:style-name="T484">é</text:span>tendue du r<text:span text:style-name="T56">é</text:span>gné de</text:p>
        <text:p text:style-name="P6">Christ : afin que les fidèles sçachent qu’il n’y a félicité plus grande, ne chose plus souhaitable, que de vivre sous ce Roi souverain, &amp; être rangés en toute obéissance à la domination d’icelui.</text:p>
        <text:p text:style-name="P7">PRo pos ex quis faut que de mon cœur sorte :</text:p>
        <text:p text:style-name="P40">Car du Roi veux dire chanson de sorte,</text:p>
        <text:p text:style-name="P40">Qu’à ces te fois ma langue mieux dira,</text:p>
        <text:p text:style-name="P40">Qu’un scri be prompt de plu me n’es cri ra.</text:p>
        <text:p text:style-name="P7">Le mieux for mé tu es d’humai ne race :</text:p>
        <text:p text:style-name="P40">En ton par ler gît merveilleu se grâce.</text:p>
        <text:p text:style-name="P40">Parquoi Dieu fait que tou te na ti on</text:p>
        <text:p text:style-name="P40">Sans fin te loue en be ne dic ti on.</text:p>
        <text:p text:style-name="P7">Ô le plus fort que rencontrer on puisse !</text:p>
        <text:p text:style-name="P7">Accoustre &amp; cein sur ta robuste cuisse</text:p>
        <text:p text:style-name="P7">Ton glaive aigu, qui est la resplendeur</text:p>
        <text:p text:style-name="P7">Et l’ornement de royale grandeur.</text:p>
        <text:p text:style-name="P7">Entre en ton char, triomphe à la bonne heure</text:p>
        <text:p text:style-name="P7">En grand honneur, puis qu’avec toi demeure</text:p>
        <text:p text:style-name="P7">Vérité, fo<text:span text:style-name="T601">i</text:span>, justice &amp; cœur humain :</text:p>
        <text:p text:style-name="P7"><text:soft-page-break/>Voir te fera de grand’s choses ta main.</text:p>
        <text:p text:style-name="P7">Tes dards luisants &amp; tes sagettes belles</text:p>
        <text:p text:style-name="P7">Poignantes sont ; les cœurs à toi rebelles</text:p>
        <text:p text:style-name="P7">Seront au vif d’icelles transpercés,</text:p>
        <text:p text:style-name="P7">Et dessous toi les peuples renversés.</text:p>
        <text:p text:style-name="P7">Ô Dieu &amp; Roi, ton trône venerable</text:p>
        <text:p text:style-name="P7">Est un haut trône à jamais perdurable :</text:p>
        <text:p text:style-name="P7">Le sceptre aussi de ton regne puissant,</text:p>
        <text:p text:style-name="P7">Est d’equité le sceptre fleurissant.</text:p>
        <text:p text:style-name="P7">Iniquité tu hais, aimant justice :</text:p>
        <text:p text:style-name="P7">Pour ces raisons Dieu ton Seigneur propice,</text:p>
        <text:p text:style-name="P7">Sur tes consorts t’ayant le plus à gré,</text:p>
        <text:p text:style-name="P7">D’huile de jo<text:span text:style-name="T462">i</text:span>e odorant t’a sacré.</text:p>
        <text:p text:style-name="P7">De tes habits les plis ne sentent qu’ambre,</text:p>
        <text:p text:style-name="P7">Et musc, &amp; myrrhe, en allant de ta chambre</text:p>
        <text:p text:style-name="P7">Hors ton palais d’ivoire haut &amp; fier,</text:p>
        <text:p text:style-name="P7">Là où chacun te vient gratifier.</text:p>
        <text:p text:style-name="_3c_ab_3e_">*</text:p>
        <text:p text:style-name="P7">Avec toi sont filles de Roys bien nées,</text:p>
        <text:p text:style-name="P7">De tes presens très-precieux ornées :</text:p>
        <text:p text:style-name="P7">Et la nouvelle épouse à ton côté,</text:p>
        <text:p text:style-name="P7">Qui d’or d’Ophir couronne sa beauté.</text:p>
        <text:p text:style-name="P7">Écoute, fille en beauté nompareille,</text:p>
        <text:p text:style-name="P7">Entens à moi, &amp; me prête l’oreille :</text:p>
        <text:p text:style-name="P7">Il te convient ton peuple familier,</text:p>
        <text:p text:style-name="P7">Et la maison de ton père oublier.</text:p>
        <text:p text:style-name="P7">Car notre Roi, notre Souverain Sire</text:p>
        <text:p text:style-name="P7">Mout ardemment ta grande beauté desire :</text:p>
        <text:p text:style-name="P7">D’orenavant ton Seigneur il sera,</text:p>
        <text:p text:style-name="P7">Et de toi humble obeissance aura.</text:p>
        <text:p text:style-name="P7">Peuple de Tyr, peuples pleins de richesses,</text:p>
        <text:p text:style-name="P7">D’honneur &amp; dons te feront grand’s largesses :</text:p>
        <text:p text:style-name="P7">Ce ne sera de la fille du Roi,</text:p>
        <text:p text:style-name="P7">Sous manteau d’or, sinon tout noble arroy.</text:p>
        <text:p text:style-name="P7">D’habits brodés richement atournée,</text:p>
        <text:p text:style-name="P7">Elle sera devers le Roi menée,</text:p>
        <text:p text:style-name="P7">Avec le train des vierges la suivan<text:span text:style-name="T523">t</text:span>,</text:p>
        <text:p text:style-name="P7">Et de ses plus prochaines la servan<text:span text:style-name="T285">t</text:span> :</text:p>
        <text:p text:style-name="P7">Pleines de jo<text:span text:style-name="T462">i</text:span>e &amp; d’ennui exemptées,</text:p>
        <text:p text:style-name="P7">Au Roi seront ensemble presentées :</text:p>
        <text:p text:style-name="P7">Elles &amp; toi en triomphe &amp; bonheur,</text:p>
        <text:p text:style-name="P7">L’irez trouver en son palais d’honneur.</text:p>
        <text:p text:style-name="P7">Ne plains donc point de laisser mère &amp; père :</text:p>
        <text:p text:style-name="P7">Car en lieu d’eux mariage prospère</text:p>
        <text:p text:style-name="P7">Te produira beaux &amp; nobles enfants,</text:p>
        <text:p text:style-name="P7">Que tu feras par tout rois triomphants.</text:p>
        <text:p text:style-name="P7">Quant est de moi, à ton nom &amp; ta gloire</text:p>
        <text:p text:style-name="P7">Ferai écrits d’eternelle mémoire,</text:p>
        <text:p text:style-name="P7">Et par lesquels les gens à l’advenir,</text:p>
        <text:p text:style-name="P7">Sans fin voudront te chanter &amp; benir.</text:p>
        <text:h text:style-name="P202" text:outline-level="2"><text:soft-page-break/>Psaume <text:span text:style-name="T366">46</text:span> (<text:span text:style-name="T371">Marot</text:span>, <text:span text:style-name="T374">15</text:span><text:span text:style-name="T371">43</text:span>)</text:h>
        <text:p text:style-name="P6">Il semble plutôt que ce soit une action de grâces pour quelque certaine délivrance, que pour le secours continuel de Dieu, par lequel il a toujours maintenu &amp; défendu l’étai de SOD</text:p>
        <text:p text:style-name="P6">Église. Car on en peul recueillir que la ville de Jérusalem étant troublée d’un grand e^povantement &amp; en un danger extrême, fui préservée par la vertu de Dieu soudaine &amp; admirable, &amp; ce contre l’espérance de tous. Et pourtant le Prophète, quiconques il soit qui est l’autheur du Psaume, magnifiant un si singulier bénéfice de Dieu, exhorte les fidèles, à se remettre assûrément sous la protection d’icelui, &amp; ne douter point que l’ayan<text:span text:style-name="T523">t</text:span> pour leur gardien &amp; garant de leur salul, ils ne demeurent toujours en sauveté contre tous assauts de leurs ennemis : d’aulant que c’est son propre office d’appaiser &amp; réprimer toutes émotions.</text:p>
        <text:p text:style-name="P40">DEs qu’adver si té nous offense,</text:p>
        <text:p text:style-name="P40">Dieu nous est appui &amp; défense :</text:p>
        <text:p text:style-name="P40">Au be soin l’a vons éprouvé,</text:p>
        <text:p text:style-name="P40">Et grand secours en lui trou vé :</text:p>
        <text:p text:style-name="P7">Dont plus n’aurons crainte ne doute,</text:p>
        <text:p text:style-name="P40">Et dût trembler la ter re toute,</text:p>
        <text:p text:style-name="P40">Et les monta gnes a bysmer</text:p>
        <text:p text:style-name="P40">Au mi lieu de la hau te mer.</text:p>
        <text:p text:style-name="P7">Voire deussent les eaux profondes</text:p>
        <text:p text:style-name="P7">Bruire, écumer, enfler leurs ondes,</text:p>
        <text:p text:style-name="P7">Et par leur superbe pouvoir</text:p>
        <text:p text:style-name="P7">Rochers &amp; montagnes mouvoir.</text:p>
        <text:p text:style-name="P7">Au temps de tourmente si fière,</text:p>
        <text:p text:style-name="P7">Les ruisseaux de notre rivière</text:p>
        <text:p text:style-name="P7">R<text:span text:style-name="T569">é</text:span>jouiront la grande cité,</text:p>
        <text:p text:style-name="P7">Lieu très-saint de la Deité.</text:p>
        <text:p text:style-name="P7">Il est certain qu’au milieu d’elle</text:p>
        <text:p text:style-name="P7">Dieu fait sa demeure eternelle :</text:p>
        <text:p text:style-name="P7">Rien ébranler ne la pourra,</text:p>
        <text:p text:style-name="P7">Car Dieu prompt secours lui donnera.</text:p>
        <text:p text:style-name="P7">Troupes de gens sur nous coururent :</text:p>
        <text:p text:style-name="P7">Meus contre nous royaumes furent,</text:p>
        <text:p text:style-name="P7">Du bruit des voix tout l’air fendait,</text:p>
        <text:p text:style-name="P7">Et sous eux la terre fondait.</text:p>
        <text:p text:style-name="P7">* * *</text:p>
        <text:p text:style-name="P7">Mais pour nous, en ces durs alarmes,</text:p>
        <text:p text:style-name="P7">A été le grand Dieu des armes :</text:p>
        <text:p text:style-name="P7">Le Dieu de Jacob est un fort</text:p>
        <text:p text:style-name="P7">Pour nous encontre tout effort.</text:p>
        <text:p text:style-name="P7">Venez, contemplez en vous-mêmes</text:p>
        <text:p text:style-name="P7">Du Seigneur les actes supremes,</text:p>
        <text:p text:style-name="P7">Et ces lieux terrestres voyez,</text:p>
        <text:p text:style-name="P7">Comment il les a nettoyés.</text:p>
        <text:p text:style-name="P7">Il a <text:span text:style-name="T484">é</text:span>teint cruelle guerre</text:p>
        <text:p text:style-name="P7">Par tout jusqu’aux fins de la terre :</text:p>
        <text:p text:style-name="P7"><text:soft-page-break/>Brisé lances, rompu les arcs,</text:p>
        <text:p text:style-name="P7">Et par feu les chariots ards.</text:p>
        <text:p text:style-name="P7">Cessez, dit-il, &amp; co<text:span text:style-name="T283">n</text:span>n<text:span text:style-name="T283">a</text:span>issance</text:p>
        <text:p text:style-name="P7">Ayez de ma haute puissance :</text:p>
        <text:p text:style-name="P7">Dieu suis, j’ai exaltation</text:p>
        <text:p text:style-name="P7">Sur toute terre &amp; nation.</text:p>
        <text:p text:style-name="P7">Conclusion, le Dieu des armes</text:p>
        <text:p text:style-name="P7">Des notres est en tous alarmes :</text:p>
        <text:p text:style-name="P7">Le Dieu de Jacob est un fort</text:p>
        <text:p text:style-name="P7">Pour nous encontre tout effort.</text:p>
        <text:h text:style-name="P200" text:outline-level="2">Psaume <text:span text:style-name="T366">47</text:span> (<text:span text:style-name="T378">Bèze</text:span>, <text:span text:style-name="T378">1551</text:span>)</text:h>
        <text:p text:style-name="P6">Aucuns pensent que ce Psaume ail été composé lorsque le Temple fut dédié, &amp; l’Arche de l’Alliance colloquée au Sancluaire. Mais pour-ce que cette façon de deviner n’a point grande fermeté, il vaudra mieux, comme je cro<text:span text:style-name="T601">is</text:span>, sans nous arrêter à cette circonstance-là, considérer que c’est que conlient le Psaume, &amp; <text:span text:style-name="T41">à</text:span> quel usage principalement il le faut appliquer.</text:p>
        <text:p text:style-name="P6">Certes il n’y a point de doute, qu’il n’ait été destiné pour les saintes assemblées solennelles : ce qu’on peut aisément recueillir de toute la suyte du texte, &amp; mêmes il se peut faire, qu’avant le</text:p>
        <text:p text:style-name="P6">Temple bâti, lors que l’Arche reposait encore au Tabernacle, David l’ait composé &amp; baillé aux</text:p>
        <text:p text:style-name="P6">Lévites pour chanter. Or quiconques en soit l’autheur il exhorte non-seulement les Israélites, mais aussi lous peuples au pur service du seul vrai Dieu. Et combien qu’il insiste principalement à magnifier la grâce laquelle (selon la condition de ce temps-là) Dieu avait communiquée au lignage d’Abraham : comme aussi de cette source devait sortir le salul à lout le monde : toulesfois il conlient une prophétie du règne qui était lors à advenir de Christ. Car il enseigne que la gloire, laquelle lors reluisait sous la ligure du Sanctuaire matériel, épandra son lustre au long el au large : d’autant que Dieu lui-même fera luire bien loing les rayons de sa grâce, afin que Roys el peuples soient conjoincis &amp; alliés avec les enfants d’Abraham.</text:p>
        <text:p text:style-name="P52">OR sus tous humains,</text:p>
        <text:p text:style-name="P52">Fra<text:span text:style-name="T411">p</text:span>pez en vos mains :</text:p>
        <text:p text:style-name="P52">Qu’on o<text:span text:style-name="T240">it</text:span> sonner,</text:p>
        <text:p text:style-name="P52">Qu’on o<text:span text:style-name="T240">it</text:span> en tonner</text:p>
        <text:p text:style-name="P40">Le nom solennel</text:p>
        <text:p text:style-name="P40">De Dieu <text:span text:style-name="T240">é</text:span>ternel.</text:p>
        <text:p text:style-name="P40">C’est le Dieu très-haut</text:p>
        <text:p text:style-name="P40">Que craindre il nous faut,</text:p>
        <text:p text:style-name="P40">Le grand Roi qui fait</text:p>
        <text:p text:style-name="P52">Sen tir en effet</text:p>
        <text:p text:style-name="P52">Sa force au tra vers</text:p>
        <text:p text:style-name="P40">De tout l’u ni vers.</text:p>
        <text:p text:style-name="P7"><text:soft-page-break/>Sous notre pouvoir</text:p>
        <text:p text:style-name="P7">Il nous fera voir</text:p>
        <text:p text:style-name="P7">Les peuples batus :</text:p>
        <text:p text:style-name="P7">Peuples abatus,</text:p>
        <text:p text:style-name="P7">Et humiliés</text:p>
        <text:p text:style-name="P7">Mettra sous nos pieds.</text:p>
        <text:p text:style-name="P7">C’est lui qui à part</text:p>
        <text:p text:style-name="P7">A mis notre part,</text:p>
        <text:p text:style-name="P7">De Jacob l’honneur :</text:p>
        <text:p text:style-name="P7">Auquel le Seigneur</text:p>
        <text:p text:style-name="P7">S’est montré sur tous</text:p>
        <text:p text:style-name="P25">Amiable<text:note text:id="ftn111" text:note-class="footnote"><text:note-citation>113</text:note-citation><text:note-body><text:p text:style-name="P122">de <text:span text:style-name="T324">ami</text:span> « <text:span text:style-name="T477">plein d’amitié, d’amour, de charité »</text:span></text:p></text:note-body></text:note> &amp; doux.</text:p>
        <text:p text:style-name="P7">Or donc le voici,</text:p>
        <text:p text:style-name="P7">Qui s’en vient ici,</text:p>
        <text:p text:style-name="P7">À grands cris de voix :</text:p>
        <text:p text:style-name="P7">À son de haut-bois,</text:p>
        <text:p text:style-name="P7">Voyons arrivant</text:p>
        <text:p text:style-name="P7">Le grand Dieu vivant.</text:p>
        <text:p text:style-name="P7">Chantez moi, chantez</text:p>
        <text:p text:style-name="P7">De Dieu les bontés :</text:p>
        <text:p text:style-name="P7">Chantez, chantez moi</text:p>
        <text:p text:style-name="P7">Notre puissant Roi :</text:p>
        <text:p text:style-name="P7">Car il est le Dieu</text:p>
        <text:p text:style-name="P7">Regnant en tout lieu.</text:p>
        <text:p text:style-name="P7">Sages &amp; discrets,</text:p>
        <text:p text:style-name="P7">Chantez ses secrets :</text:p>
        <text:p text:style-name="P7">Car tous les Gentils</text:p>
        <text:p text:style-name="P7">Tient assubjettis,</text:p>
        <text:p text:style-name="P7">Au trône monté</text:p>
        <text:p text:style-name="P7">De sa sainteté.</text:p>
        <text:p text:style-name="P7">Les princes puissants,</text:p>
        <text:p text:style-name="P7">S’assubjettissan<text:span text:style-name="T523">t</text:span>,</text:p>
        <text:p text:style-name="P7">Vers lui sont venus,</text:p>
        <text:p text:style-name="P7">Pour être tenus</text:p>
        <text:p text:style-name="P7">Peuple du Dieu saint,</text:p>
        <text:p text:style-name="P7">Qu’Abraham à craint.</text:p>
        <text:p text:style-name="P7">Car Dieu en sa main,</text:p>
        <text:p text:style-name="P7">Comme souverain</text:p>
        <text:p text:style-name="P7">De ce monde entier,</text:p>
        <text:p text:style-name="P7">Porte le bouclier</text:p>
        <text:p text:style-name="P7">Élevé sur tout</text:p>
        <text:p text:style-name="P7">Jusqu’au dernier bout.</text:p>
        <text:h text:style-name="P203" text:outline-level="2">Psaume <text:span text:style-name="T366">48</text:span> (<text:span text:style-name="T378">Bèze</text:span>, <text:span text:style-name="T378">15</text:span><text:span text:style-name="T370">62</text:span>)</text:h>
        <text:p text:style-name="P6">En ce Psaume est célébrée quelque certaine &amp; notable délivrance de la ville de Jérusalem, lors que plusieurs roys avaient conspiré de la ruiner &amp; détruire. Or le Prophète (quiconques il soil, qui en est l’autheur) après avoir rendu grâces à Dieu, prenant de là occasion, exalte par lillres magnifiques l’heureux étât de la ville, inlanl qu’elle a Dieu pour son perpétuel gardien &amp; protecteur. Car aussi ce n’eusl point été assez que les fidèles <text:soft-page-break/>eussent senty &amp; recognu avoir été gardés &amp; maintenus par la main de Dieu, sinon que quant &amp; quant ils se confiassent pour l’advenir d’être aussi préservés &amp; souslenus par la protection du même Dieu, pour-ce qu’il les avait adoptés pour son peuple péculier. Pourtant le Prophète insiste principalement sur ce point, que le Sanctuaire de Dieu n’a pas été en vain dressé en la montagne de Sion, mais que son nom est là invoqué, afin que sa verlu apparoisse évidente &amp; magnifique pour le salut de son peuple. Au reste, il est aisé à recueillir de l’argument, que ce Psaume a été composé depuis la mort de David. Je confesse bien que David eut pour adversaires aucuns roys étrangers, &amp; qu’il ne teint pas à eux qu’ils ne détruisissent du tout la ville de Jérusalem, toutefois nous ne lisons point qu’ils soient venus jusques à l’assiéger &amp; presser tellement qu’il ait falu que leurs efforts fussent réprimés par une vertu admirable de Dieu. U est donc plus vrai-semblable, qu’il se rapporte au temps du Roi Achaz, auquel la ville étant assiégée en toute extrémité &amp; sans espérance, le siège néantmoins en fut soudainement levé ! : ou bien au temps de Josaphal &amp; Asa 2 : car nous sçavons que lors la ville de Jérusalem fut miraculeusement préservée de ruine &amp; destruc<text:span text:style-name="T449">t</text:span>ion extrême, non autrement que par un aide céleste. Tant y a qu’il faut bien tenir pour certain, qu’yci est proposé aux fidèles un exemple de la grâce de Dieu, par lequel ils a<text:span text:style-name="T599">i</text:span>en<text:span text:style-name="T599">t</text:span> à reconnaître que leur condition est heureuse, d’autant que Dieu a élu son domicile en la montagne de Sion, afin que de là il préside sur eux pour leur bien &amp; salut.</text:p>
        <text:p text:style-name="P7">C’Est en sa très sainte cité,</text:p>
        <text:p text:style-name="P40">Lieu choisi pour sa sainteté,</text:p>
        <text:p text:style-name="P40">Que Dieu d<text:span text:style-name="T240">é</text:span>plo<text:span text:style-name="T240">it</text:span> en excellence</text:p>
        <text:p text:style-name="P7">Sa gloire &amp; sa magnificence.</text:p>
        <text:p text:style-name="P40">La mon ta gne de Sion,</text:p>
        <text:p text:style-name="P40">Devers le Sep ten tri on,</text:p>
        <text:p text:style-name="P40">Ville au grand Roi con sa cré e,</text:p>
        <text:p text:style-name="P40">Est en si belle con tré e,</text:p>
        <text:p text:style-name="P40">Que la ter re uni ver sel le</text:p>
        <text:p text:style-name="P40">Ne doit s’es jouir qu’en el le.</text:p>
        <text:p text:style-name="P7">Dieu aux palais d’elle est cognu,</text:p>
        <text:p text:style-name="P7">Et pour sa défense tenu.</text:p>
        <text:p text:style-name="P7">Car un jour les rois se banderent,</text:p>
        <text:p text:style-name="P7">Et tous equippés s’y trouverent.</text:p>
        <text:p text:style-name="P7">Ils en ont vue les effets,</text:p>
        <text:p text:style-name="P7">Dont étonnés &amp; défaits,</text:p>
        <text:p text:style-name="P7">Eux avec toute leur bande,</text:p>
        <text:p text:style-name="P7">Surpris d’une frayeur grande</text:p>
        <text:p text:style-name="P7">Avec extreme détresse,</text:p>
        <text:p text:style-name="P7">Se sont sauvés de vistesse.</text:p>
        <text:p text:style-name="P7">Douleur comme d’enfantement</text:p>
        <text:p text:style-name="P7">Les saisit avec tremblement,</text:p>
        <text:p text:style-name="P7">Comme quand d’un terrible orage</text:p>
        <text:p text:style-name="P7">Tu brises tout un navigage.</text:p>
        <text:p text:style-name="P7">Trouvé l’avons tout ainsi</text:p>
        <text:p text:style-name="P7">Qu’on nous avait dit aussi.</text:p>
        <text:p text:style-name="P7">Quant au lieu où tu habites,</text:p>
        <text:p text:style-name="P7">Seigneur Dieu des exercites,</text:p>
        <text:p text:style-name="P7">Et cette sainte demeure,</text:p>
        <text:p text:style-name="P7">Où notre grand Dieu demeure,</text:p>
        <text:p text:style-name="_3c_ab_3e_">*</text:p>
        <text:p text:style-name="P7"><text:soft-page-break/>Dieu l’a fondée tellement,</text:p>
        <text:p text:style-name="P7">Que périr ne peut nullement :</text:p>
        <text:p text:style-name="P7">Là au milieu de ton saint Temple,</text:p>
        <text:p text:style-name="P7">Ô Dieu, ta faveur se contemple.</text:p>
        <text:p text:style-name="P7">Ainsi que de toutes pars,</text:p>
        <text:p text:style-name="P7">Ô Dieu, ton nom est épars,</text:p>
        <text:p text:style-name="P7">Ta louange aussi redonde</text:p>
        <text:p text:style-name="P7">Jusqu’au dernier bout du monde :</text:p>
        <text:p text:style-name="P7">Et de bonté souveraine</text:p>
        <text:p text:style-name="P7">Ta main droite est toute pleine.</text:p>
        <text:p text:style-name="P7">De Sion tout le sacré mont</text:p>
        <text:p text:style-name="P7">S’en réjouit, fêtes en font</text:p>
        <text:p text:style-name="P7">Les filles de Juda, joyeuses</text:p>
        <text:p text:style-name="P7">De tes justices glorieuses.</text:p>
        <text:p text:style-name="P7">Faites de Sion le tour,</text:p>
        <text:p text:style-name="P7">Contez-les tous à l’entour,</text:p>
        <text:p text:style-name="P7">Prenez garde aux forteresses,</text:p>
        <text:p text:style-name="P7">Considerez leurs hautesses,</text:p>
        <text:p text:style-name="P7">Pour les faire à ceux connaître,</text:p>
        <text:p text:style-name="P7">Qui sont encore à naître.</text:p>
        <text:p text:style-name="P7">Car lui seul est le Dieu regnant,</text:p>
        <text:p text:style-name="P7">Dieu à jamais nous soutenant,</text:p>
        <text:p text:style-name="P7">Qui ci bas nous viendra conduire,</text:p>
        <text:p text:style-name="P7">Tant que la mort nous en retire.</text:p>
        <text:h text:style-name="P203" text:outline-level="2">Psaume <text:span text:style-name="T366">49</text:span> (<text:span text:style-name="T378">Bèze</text:span>, <text:span text:style-name="T378">15</text:span><text:span text:style-name="T370">62</text:span>)</text:h>
        <text:p text:style-name="P6">Pour ce qu’il advient souvent que les hommes de mauvaise vie, ou qui sont adonn<text:span text:style-name="T40">és </text:span>aux délices terriennes, vivent <text:span text:style-name="T40">i</text:span>ci-bas heureusement &amp; en prospéri<text:span text:style-name="T40">t</text:span>é, &amp; que les vrais serviteurs de Dieu sont press<text:span text:style-name="T40">és</text:span> d’adversit<text:span text:style-name="T40">és</text:span>, ou bien languissen<text:span text:style-name="T40">t </text:span>en leurs misères : de peur que les premiers ne s’enorgueillissent en leur bonne fortune, &amp; que les autres ne tombent en désespoir, le Prophète <text:span text:style-name="T415">e</text:span>nseigne en ce Psaume, combien que les hommes profanes abondent en tous biens selon leur souhait, <text:span text:style-name="T40">t</text:span>andis qu’ils son<text:span text:style-name="T40">t</text:span> alién<text:span text:style-name="T40">és</text:span> de Dieu, qu’il ne faut pas tou<text:span text:style-name="T40">te</text:span>fois désirer ce<text:span text:style-name="T40">t</text:span>te félicité en laquelle ils se plaisent, v<text:span text:style-name="T40">u</text:span> qu’elle passe &amp; s’<text:span text:style-name="T40">é</text:span>vanoui<text:span text:style-name="T40">t</text:span> comme un songe<text:span text:style-name="T40"> </text:span>: &amp;<text:span text:style-name="T40"> </text:span>que les bons, combien qu’ils so<text:span text:style-name="T465">i</text:span>ent <text:span text:style-name="T40">t</text:span>rai<text:span text:style-name="T40">tés</text:span> ignominieusement, &amp; qu’ils enduren<text:span text:style-name="T40">t </text:span>beaucoup de maux, &amp; afflictions, sont toutefois regard<text:span text:style-name="T40">és</text:span> de Dieu, lequel enfin les délivrera.</text:p>
        <text:p text:style-name="P56">PEuples oyez, &amp; l’<text:span text:style-name="T285">o</text:span>reille prêtez,</text:p>
        <text:p text:style-name="P56">Hommes mortels, qui le monde habitez,</text:p>
        <text:p text:style-name="P40">Des plus peti<text:span text:style-name="T523">t</text:span>s jusques aux plus puissants,</text:p>
        <text:p text:style-name="P40">Riches hautains, &amp; pauvres languissan<text:span text:style-name="T523">t</text:span>s.</text:p>
        <text:p text:style-name="P40">Sages propos ma bouche anoncera,</text:p>
        <text:p text:style-name="P40">Graves discours mon cœur entamera :</text:p>
        <text:p text:style-name="P40">À mes beaux mots l’<text:span text:style-name="T285">o</text:span>reille je veux tendre,</text:p>
        <text:p text:style-name="P40">Et sur mon luc grand’s choses vous apprendre.</text:p>
        <text:p text:style-name="P40"/>
        <text:p text:style-name="P7">Pourquoi serai-je en mes maux étonné,</text:p>
        <text:p text:style-name="P7">Quo<text:span text:style-name="T601">i</text:span> que je so<text:span text:style-name="T240">is</text:span> clos &amp; environné</text:p>
        <text:p text:style-name="P7">De ces pervers, me suivan<text:span text:style-name="T523">t</text:span> pas à pas,</text:p>
        <text:p text:style-name="P7">Pour me surprendre &amp; renverser en bas ?</text:p>
        <text:p text:style-name="P7"><text:soft-page-break/>Aucuns se sont à leurs tresors tenus,</text:p>
        <text:p text:style-name="P7">Se faisan<text:span text:style-name="T523">t</text:span> fiers de leurs gran<text:span text:style-name="T523">d</text:span>s revenus :</text:p>
        <text:p text:style-name="P7">Mais nul n’en peut faire son frère vivre,</text:p>
        <text:p text:style-name="P7">N’offrir à Dieu rançon qui le délivre.</text:p>
        <text:p text:style-name="P7">Car le rachet de leur âme est trop cher</text:p>
        <text:p text:style-name="P7">Pour en finer, quoi qu’on veuille tacher</text:p>
        <text:p text:style-name="P7">De vivre ici perpetuellement,</text:p>
        <text:p text:style-name="P7">Sans jamais voir fosse ne monument :</text:p>
        <text:p text:style-name="P7">Vu qu’on y voit les sages se mourir,</text:p>
        <text:p text:style-name="P7">Le fol, le sot egalement périr,</text:p>
        <text:p text:style-name="P7">En délaissant leur tant chère chevance,</text:p>
        <text:p text:style-name="P7">Mêmes à ceux dont ils n’ont co<text:span text:style-name="T283">n</text:span>n<text:span text:style-name="T283">a</text:span>issance.</text:p>
        <text:p text:style-name="P7">Et toutefois tout le discours qu’ils font,</text:p>
        <text:p text:style-name="P7">C’est qu’à jamais leurs maisons dureront :</text:p>
        <text:p text:style-name="P7">Que leur logis, &amp; places de leur nom,</text:p>
        <text:p text:style-name="P7">De fils en fils porteront leur renom.</text:p>
        <text:p text:style-name="P7">Mais telles gens ont beau être seigneurs,</text:p>
        <text:p text:style-name="P7">Ils ne sauraient maintenir leurs honneurs :</text:p>
        <text:p text:style-name="P23"><text:span text:style-name="T243">Mais</text:span><text:span text:style-name="T243"><text:note text:id="ftn112" text:note-class="footnote"><text:note-citation>114</text:note-citation><text:note-body><text:p text:style-name="P118">était <text:span text:style-name="T324">ains</text:span></text:p></text:note-body></text:note></text:span> périront du tout ces grosses têtes,</text:p>
        <text:p text:style-name="P7">Et s’en iront semblables à des bêtes.</text:p>
        <text:p text:style-name="_3c_ab_3e_">*</text:p>
        <text:p text:style-name="P7">Leur train ne tend qu’à folle vanité :</text:p>
        <text:p text:style-name="P7">Et toutefois à grande hâtiveté</text:p>
        <text:p text:style-name="P7">Leurs fols enfants vont coutumierement</text:p>
        <text:p text:style-name="P7">Suivan<text:span text:style-name="T285">t</text:span> le train de cest enseignement.</text:p>
        <text:p text:style-name="P7">Ils seront mis en terre par troupeaux,</text:p>
        <text:p text:style-name="P7">D’eux se paîtra la mort en leurs tombeaux.</text:p>
        <text:p text:style-name="P7">Des bons sera la compagnie heureuse,</text:p>
        <text:p text:style-name="P7">Au point du jour sur eux victorieuse.</text:p>
        <text:p text:style-name="P7">Eux &amp; leur lustre à néant tourneront,</text:p>
        <text:p text:style-name="P7">De leurs maisons à la fosse ils iront,</text:p>
        <text:p text:style-name="P7">Mais de la mort Dieu me rachetera,</text:p>
        <text:p text:style-name="P7">Car comme sien il me retirera.</text:p>
        <text:p text:style-name="P7">Ne crain donc point quand quelqu’un auras vue</text:p>
        <text:p text:style-name="P7">Devenu riche, &amp; en honneurs accreu :</text:p>
        <text:p text:style-name="P7">Car en mourant ses tresors il ne serre,</text:p>
        <text:p text:style-name="P7">Et ses honneurs avec lui on enterre.</text:p>
        <text:p text:style-name="P7">En cette vie ils ont eu passe-temps,</text:p>
        <text:p text:style-name="P7">Et louent ceux qui se donnent bon temps :</text:p>
        <text:p text:style-name="P7">Mais ils suyvront leurs peres aux bas lieux,</text:p>
        <text:p text:style-name="P7">Sans voir jamais lumière de leurs yeux.</text:p>
        <text:p text:style-name="P7">Conclusion : quand un homme avancé</text:p>
        <text:p text:style-name="P7">En grands honneurs, en devient insensé,</text:p>
        <text:p text:style-name="P7">Il n’est plus homme : <text:span text:style-name="T243">mais</text:span> aux bêtes ressemble,</text:p>
        <text:p text:style-name="P7">Desquelles meurt âme &amp; corps tout ensemble.</text:p>
        <text:h text:style-name="P201" text:outline-level="2"><text:soft-page-break/>Psaume <text:span text:style-name="T366">50</text:span> (<text:span text:style-name="T374">Marot</text:span>, <text:span text:style-name="T374">15</text:span><text:span text:style-name="T371">43</text:span>)</text:h>
        <text:p text:style-name="P6">Pour-ce que l’Église a toujours <text:span text:style-name="T45">é</text:span>té ple<text:span text:style-name="T430">i</text:span>ne d’hypocrites, lesquels se fais<text:span text:style-name="T45">ai</text:span>ent à croire qu’ils n’av<text:span text:style-name="T45">ai</text:span>ent à servir Dieu sinon par acquit, en quelques cérémonies externes : pour-ce aussi que plusieurs entre les Juifs se sont arrêt<text:span text:style-name="T45">és</text:span> aux <text:span text:style-name="T45">fi</text:span>gures de la Lo<text:span text:style-name="T45">i</text:span>, &amp; ont laissé en arrière la vérité d’icelles, comme si Dieu ne requér<text:span text:style-name="T45">a</text:span>it que les sacrifices &amp; au<text:span text:style-name="T45">t</text:span>res observations : le Prophète reprend c<text:span text:style-name="T430">e</text:span><text:span text:style-name="T45">tte</text:span> erreur lourd<text:span text:style-name="T430">e</text:span>, &amp; dénonce <text:span text:style-name="T45">é</text:span>troitement que c’est m<text:span text:style-name="T45">é</text:span>chamment profaner le nom de Dieu, quand on consti<text:span text:style-name="T45">t</text:span>ue la piété en cérémonies externes, &amp; montre que le service de Dieu est spirituel, duquel les principales parties sont invocation &amp; action de grâces.</text:p>
        <text:p text:style-name="P7">LE Dieu, le Fort, l’E ter nel par le ra,</text:p>
        <text:p text:style-name="P40">Et haut &amp; clair la ter re appe le ra :</text:p>
        <text:p text:style-name="P58">De l’Orient jusques à l’Oc ci dent,</text:p>
        <text:p text:style-name="P58">De vers Sion Dieu clair &amp; e vi dent</text:p>
        <text:p text:style-name="P40">Ap pa raîtra, or né de beau té toute :</text:p>
        <text:p text:style-name="P40">Notre grand Dieu viendra, n’en fai tes doute.</text:p>
        <text:p text:style-name="P7">Ayant un feu devorant devant lui,</text:p>
        <text:p text:style-name="P70">D’un v<text:span text:style-name="T223">é</text:span>h<text:span text:style-name="T223">é</text:span>ment tourbillon <text:span text:style-name="T265">c</text:span><text:span text:style-name="T223">ircui</text:span><text:span text:style-name="T248">t</text:span><text:span text:style-name="T248"><text:note text:id="ftn113" text:note-class="footnote"><text:note-citation>115</text:note-citation><text:note-body><text:p text:style-name="Footnote">« <text:span text:style-name="T467">entouré »</text:span></text:p></text:note-body></text:note></text:span> :</text:p>
        <text:p text:style-name="P7">Lors huchera &amp; terre &amp; ciel luisant,</text:p>
        <text:p text:style-name="P7">Pour juger là tout son peuple, en disant,</text:p>
        <text:p text:style-name="P21">Assemblez moi mes saints, qui par fiance<text:note text:id="ftn114" text:note-class="footnote"><text:note-citation>116</text:note-citation><text:note-body><text:p text:style-name="P112">de <text:span text:style-name="T324">foi, </text:span><text:span text:style-name="T332">fier, fiancer</text:span><text:span text:style-name="T425"> « </text:span><text:span text:style-name="T426">confiance »</text:span></text:p></text:note-body></text:note></text:p>
        <text:p text:style-name="P7">Sacrifian<text:span text:style-name="T523">t</text:span>, ont pris mon alliance.</text:p>
        <text:p text:style-name="P7">(Et vous, les cieux, direz en tout endroit</text:p>
        <text:p text:style-name="P7">Son jugement : car Dieu est juge droit.)</text:p>
        <text:p text:style-name="P7">Entens mon peuple, &amp; à toi parlerai :</text:p>
        <text:p text:style-name="P7">Ton Dieu je suis, rien ne te celerai :</text:p>
        <text:p text:style-name="P7">Par moi reprins ne seras des offrandes,</text:p>
        <text:p text:style-name="P7">Qu’en sacrifice ai voulu que me rendes.</text:p>
        <text:p text:style-name="P7">Je n’ai besoin prendre en nulle saison</text:p>
        <text:p text:style-name="P7">Bouc de tes parcs, ne bœuf de ta maison.</text:p>
        <text:p text:style-name="P7">Tous animaux des bois sont de mes biens :</text:p>
        <text:p text:style-name="P7">Mille troupeaux en mille monts sont miens :</text:p>
        <text:p text:style-name="P7">Miens je co<text:span text:style-name="T601">nnais</text:span> les oiseaux des montagnes,</text:p>
        <text:p text:style-name="P7">Et Seigneur suis du bétail des campagnes.</text:p>
        <text:p text:style-name="_3c_ab_3e_">*</text:p>
        <text:p text:style-name="P7">Si j’avais faim, je ne t’en dirais rien :</text:p>
        <text:p text:style-name="P7">Car à moi est le monde &amp; tout son bien,</text:p>
        <text:p text:style-name="P7">Suis-je mangeur de chair de gros taureaux ?</text:p>
        <text:p text:style-name="P7">Ou bo<text:span text:style-name="T601">is</text:span>-je sang de boucs ou de chevreaux ?</text:p>
        <text:p text:style-name="P7">À l’Éternel louange sacrifie :</text:p>
        <text:p text:style-name="P7">Au Souverain ren tes vœus &amp; t’y fie.</text:p>
        <text:p text:style-name="P7">Invoque moi quand oppressé seras,</text:p>
        <text:p text:style-name="P7">Lors t’aiderai, puis honneur m’en feras.</text:p>
        <text:p text:style-name="P7">Aussi dira l’Éternel au méchant,</text:p>
        <text:p text:style-name="P7">Pourquoi vas-tu mes edits tant prechant,</text:p>
        <text:p text:style-name="P7">Et prens ma Loi en ta bouche maligne,</text:p>
        <text:p text:style-name="P7"><text:soft-page-break/>Vu que tu as en haine discipline,</text:p>
        <text:p text:style-name="P7">Et que mes dits jettes &amp; ne reçois ?</text:p>
        <text:p text:style-name="P7">Si un larron d’aventure apperçois,</text:p>
        <text:p text:style-name="P7">Avec lui cours : car autant que lui vaux :</text:p>
        <text:p text:style-name="P7">T’accompagnant de paillars &amp; ribaux,</text:p>
        <text:p text:style-name="P7">Ta bouche mets à mal &amp; médisances,</text:p>
        <text:p text:style-name="P7">Ta langue brasse &amp; fraudes &amp; nuisances.</text:p>
        <text:p text:style-name="P7">Causant assis pour ton prochain blâmer,</text:p>
        <text:p text:style-name="P7">Et pour ton frère ou cousin diffamer :</text:p>
        <text:p text:style-name="P7">Tu fais ces maux, &amp; cependant que riens</text:p>
        <text:p text:style-name="P7">Je ne t’en di, tu m’estimes &amp; tiens</text:p>
        <text:p text:style-name="P7">Semblable à toi : mais quoi que tard le face,</text:p>
        <text:p text:style-name="P7">T’en reprendrai quelque jour à ta face.</text:p>
        <text:p text:style-name="P7">Or entendez cela, je vous suppli’,</text:p>
        <text:p text:style-name="P7">Vous qui mettez l’Éternel en oubli,</text:p>
        <text:p text:style-name="P7">Que sans secours ne soyez tous défaits.</text:p>
        <text:p text:style-name="P7">Sacrifiant louange, honneur me fais,</text:p>
        <text:p text:style-name="P7">Dit le Seigneur : &amp; qui tient cette vo<text:span text:style-name="T462">i</text:span>e,</text:p>
        <text:p text:style-name="P7">Douter ne faut que mon salut ne vo<text:span text:style-name="T240">it</text:span>.</text:p>
        <text:h text:style-name="P201" text:outline-level="2">Psaume <text:span text:style-name="T366">51</text:span> (<text:span text:style-name="T364">Marot</text:span>, <text:span text:style-name="T374">1539</text:span>)</text:h>
        <text:p text:style-name="P6">L’inscription du Psaume, laquelle nous verrons tantôt, montre à quelle occasion il a été composé. Car comme ainsi soit que David ayant commis un forfait merveilleusement es-trange, eût néantmoins long temps croupy en une stupidité mortelle : après que le prophète Nathan l’a réveille par sa remontrance &amp; répréhension, non-seulement il s’est despieu à bon escient, el a été humilié devant Dieu, mais aussi a voulu apertement testifier à tous sa repentance, &amp; en laisser un mémorial à ceux qui viendroyenl après. Or d’entrée se proposant la grandeur de son forfait, afin de se redresser à l’espérance d’obtenir pardon, il exalte magnifiquement par divers tiltres de louange la miséricorde infinie de Dieu : aussi afin de mieux inciter Dieu à miséricorde, il confesse humblement qu’il se sent non pas coulpable en une sorte, mais digne de mille morts.</text:p>
        <text:p text:style-name="P6">Après cela, pour-ce qu’il avait mérité d’être rejette à jamais, tellement qu’à bon droit Dieu le pouvait dépouiller de tous les dons de son saint Esprit, il requiert affectueusement d’être rétably el remis en son entier. Finalement quand il aura obtenu pardon, il promet qu’il ne sera point ingrat, mais s’employera à reconnaître cette grâce de Dieu. D’avantage il montre que quand Dieu l’exaucera, toute l’Église s’en sentira. Et de fait, d’autant que Dieu l’avait constitué comme gardien de l’alliance de grâce, il pouvait sembler que la réjection de sa personne emportait une ruine du salut commun de tous.</text:p>
        <text:p text:style-name="P7">MI se ri corde au pauvre vi ci eux,</text:p>
        <text:p text:style-name="P40">Dieu tout-puissant, se lon ta grande clemence :</text:p>
        <text:p text:style-name="P40">U se à ce coup de ta bon té im men se,</text:p>
        <text:p text:style-name="P40">Pour ef facer mon fait per ni ci eux.</text:p>
        <text:p text:style-name="P40">La ve moi Si re, &amp; re la ve bien fort</text:p>
        <text:p text:style-name="P40">De ma com mi se i ni qui té mau vaise</text:p>
        <text:p text:style-name="P7">Et du pe ché qui m’a ren du si ord,</text:p>
        <text:p text:style-name="P40">Me net toi er d’eau de grâce te plaise.</text:p>
        <text:p text:style-name="P7">Car de regret mon cœur vit en émo<text:span text:style-name="T601">i</text:span>,</text:p>
        <text:p text:style-name="P7"><text:soft-page-break/>Co<text:span text:style-name="T283">n</text:span>n<text:span text:style-name="T283">a</text:span>issant, las ! ma grande faute presente :</text:p>
        <text:p text:style-name="P7">Et qui pis est, mon péché se presente</text:p>
        <text:p text:style-name="P7">Incessamment noir &amp; laid devant moi.</text:p>
        <text:p text:style-name="P7">En ta presence à toi seul j’ai forfait,</text:p>
        <text:p text:style-name="P7">Si qu’en donnant arrest pour me défaire,</text:p>
        <text:p text:style-name="P7">Jugé seras avoir justement fait,</text:p>
        <text:p text:style-name="P7">Et veincras ceux qui diront du contraire.</text:p>
        <text:p text:style-name="P7">Hélas ! je sa<text:span text:style-name="T451">is</text:span>, &amp; si l’ai toujours seu,</text:p>
        <text:p text:style-name="P7">Qu’iniquité print avec moi naissance :</text:p>
        <text:p text:style-name="P7">J’ai d’autre part certaine co<text:span text:style-name="T283">n</text:span>n<text:span text:style-name="T283">a</text:span>issance,</text:p>
        <text:p text:style-name="P7">Qu’avec péché ma mère m’a conçu.</text:p>
        <text:p text:style-name="P7">Je sa<text:span text:style-name="T451">is</text:span> aussi que tu aimes de fait</text:p>
        <text:p text:style-name="P7">Vraie equité dedans la conscience.</text:p>
        <text:p text:style-name="P7">Ce que n’ai eu, moi à qui tu as fait</text:p>
        <text:p text:style-name="P7">Voir les secrets de ta grande sapience.</text:p>
        <text:p text:style-name="P7">D’hysope donc par toi purgé serai :</text:p>
        <text:p text:style-name="P7">Lors me verrai plus net que chose nulle :</text:p>
        <text:p text:style-name="P7">Tu laveras ma trop noire macule :</text:p>
        <text:p text:style-name="P7">Lors en blancheur la neige passerai.</text:p>
        <text:p text:style-name="P7">Tu me feras jo<text:span text:style-name="T462">i</text:span>e &amp; liesse ouir,</text:p>
        <text:p text:style-name="P7">Me revelant ma grâce intérinée :</text:p>
        <text:p text:style-name="P7">Lors sentirai croistre &amp; se réjouir</text:p>
        <text:p text:style-name="P7">Mes os, ma force &amp; vertu déclinée.</text:p>
        <text:p text:style-name="_3c_ab_3e_">*</text:p>
        <text:p text:style-name="P7">Tu as eu l’œil assez sur mes forfaits,</text:p>
        <text:p text:style-name="P7">Détourne d’eux ta courroucée face :</text:p>
        <text:p text:style-name="P7">Et te supplye non seulement efface</text:p>
        <text:p text:style-name="P7">Ce mien péché, mais tous ceux que j’ai faits.</text:p>
        <text:p text:style-name="P7">Ô Createur, te plaise en moi créer</text:p>
        <text:p text:style-name="P7">Un cœur tout pur, une vie nouvelle :</text:p>
        <text:p text:style-name="P7">Et pour encore te pouvoir agréer,</text:p>
        <text:p text:style-name="P7">Le vrai Esprit dedans moi renouvelle.</text:p>
        <text:p text:style-name="P7">De ton regard je ne sois reculé :</text:p>
        <text:p text:style-name="P7">Et te supply’, pour finir mon martyre,</text:p>
        <text:p text:style-name="P7">Ton saint Esprit de mon cœur ne retire,</text:p>
        <text:p text:style-name="P7">Quand tu l’auras en moi renouvelé.</text:p>
        <text:p text:style-name="P7">Redonne moi la liesse que prit</text:p>
        <text:p text:style-name="P7">En ton salut, mon cœur jadis infirme :</text:p>
        <text:p text:style-name="P7">Et ne m’ôtant ce libre &amp; franc Esprit,</text:p>
        <text:p text:style-name="P7">En icelui pour jamais me confirme.</text:p>
        <text:p text:style-name="P7">Lors seulement ne suivrai tes sentiers,</text:p>
        <text:p text:style-name="P7">Mais les ferai aux iniques apprendre :</text:p>
        <text:p text:style-name="P7">Si que pécheurs à toi se voudront rendre,</text:p>
        <text:p text:style-name="P7">Et se viendront convertir volontiers.</text:p>
        <text:p text:style-name="P7">Ô Dieu, Ô Dieu de ma salvation,</text:p>
        <text:p text:style-name="P7">délivre moi de ce mien sanglant vice :</text:p>
        <text:p text:style-name="P7">Et lors ma bouche en exultation</text:p>
        <text:p text:style-name="P7">Chantera haut ta bonté &amp; justice.</text:p>
        <text:p text:style-name="P7">Ha, Seigneur Dieu, ouvre mes lèvres donc :</text:p>
        <text:p text:style-name="P7">Car closes sont jusqu’à tant que les ouvres,</text:p>
        <text:p text:style-name="P7"><text:soft-page-break/>Mais moyennant qu’à les ouvrir tu ouvres,</text:p>
        <text:p text:style-name="P7">J’annoncerai tes louanges adonc.</text:p>
        <text:p text:style-name="P7">Si tu voulois sacrifice mortel</text:p>
        <text:p text:style-name="P7">De boucs &amp; bœufs, &amp; conte tu en fisses,</text:p>
        <text:p text:style-name="P7">Je l’eusse offert : mais en temple n’autel</text:p>
        <text:p text:style-name="P7">Ne te sont point plaisan<text:span text:style-name="T524">t</text:span>s tels sacrifices.</text:p>
        <text:p text:style-name="P7">Le sacrifice agreable &amp; bien pris</text:p>
        <text:p text:style-name="P7">De l’Éternel, c’est une âme dolente,</text:p>
        <text:p text:style-name="P7">Un cœur submis, une âme penitente :</text:p>
        <text:p text:style-name="P7">Ceux-là, Seigneur, ne te sont à mépris.</text:p>
        <text:p text:style-name="P7">Traitte Sion en ta benignité,</text:p>
        <text:p text:style-name="P7">Ô Seigneur Dieu, &amp; par tout fortifie.</text:p>
        <text:p text:style-name="P7">Jerusalem ta très-humble cité :</text:p>
        <text:p text:style-name="P7">Ses murs aussi en bref temps edifie.</text:p>
        <text:p text:style-name="P7">Adonc auras des cœurs bien disposés,</text:p>
        <text:p text:style-name="P7">Oblations telles que tu demandes :</text:p>
        <text:p text:style-name="P7">Adonc les bœufs ainsi que tu commandes,</text:p>
        <text:p text:style-name="P7">Sur ton autel seront mis &amp; posés.</text:p>
        <text:h text:style-name="P203" text:outline-level="2">Psaume <text:span text:style-name="T366">52</text:span> (<text:span text:style-name="T378">Bèze</text:span>, <text:span text:style-name="T378">155</text:span><text:span text:style-name="T370">4</text:span>)</text:h>
        <text:p text:style-name="P6">Lorsque le meurtre commis en la personne d’Achimélech &amp; des autres Sacrificateurs avait tellement épovanté tout le peuple, que nul n’osait donner aide ne confort à David, &amp; que Doeg se voyant en crédit par sa méchante accusation, faisait ses triomphes, si est-ce que ce saint personnage redressant néanlmoins son cœur par fo<text:span text:style-name="T601">i</text:span>, composa ce Psaume : où il s’éléve à l’encontre de la cruauté &amp; trahison de ce méchant emputeur, &amp; s’exhorte so<text:span text:style-name="T601">i</text:span>-même à avoir espérance, d’autant que Dieu est séant au ciel juste Juge, tant pour donner secours &amp; assistance à ses serviteurs qui se conûent du tout en lui, que pour prendre vengence de l’orgueil de ceux qui le méprisan<text:span text:style-name="T525">t</text:span> se permettent licence de faire tout ce qui leur <text:span text:style-name="T35">v</text:span>ient en la <text:span text:style-name="T412">f</text:span>antasie.</text:p>
        <text:p text:style-name="P7">DI moi, mal-heureux, qui te fies</text:p>
        <text:p text:style-name="P40">En ton authorité,</text:p>
        <text:p text:style-name="P40">D’où vient que tu te glo ri fies</text:p>
        <text:p text:style-name="P40">De ta méchanceté ?</text:p>
        <text:p text:style-name="P40">Quoi que soit, de Dieu le secours</text:p>
        <text:p text:style-name="P40">À tous les jours son cours.</text:p>
        <text:p text:style-name="P7">Ta langue à mal faire s’adresse,</text:p>
        <text:p text:style-name="P7">Et semble proprement</text:p>
        <text:p text:style-name="P7">Un rasoir affilé qui blesse</text:p>
        <text:p text:style-name="P7">Et coupe finement.</text:p>
        <text:p text:style-name="P7">Malice aimes mieux que bonté,</text:p>
        <text:p text:style-name="P7">Le faux que vérité :</text:p>
        <text:p text:style-name="P7">De tous propos qui peuvent nuire,</text:p>
        <text:p text:style-name="P7">À parler tu te mets :</text:p>
        <text:p text:style-name="P7">Aussi Dieu te viendra détruire,</text:p>
        <text:p text:style-name="P7">Fausse langue, à jamais :</text:p>
        <text:p text:style-name="P7">Tranchée, arrachée de Dieu</text:p>
        <text:p text:style-name="P7">Seras hors de ton lieu.</text:p>
        <text:p text:style-name="P7">méchant, jusques à la racine</text:p>
        <text:p text:style-name="P7">Tu seras arraché :</text:p>
        <text:p text:style-name="P7"><text:soft-page-break/>Les justes voyant ta ruine,</text:p>
        <text:p text:style-name="P7">Auront le cœur touché :</text:p>
        <text:p text:style-name="P7">De tes mal-heurs ils se riront,</text:p>
        <text:p text:style-name="P7">Et voila qu’ils diront :</text:p>
        <text:p text:style-name="P7">C’est celui qui n’a daigné prendre</text:p>
        <text:p text:style-name="P7">L’Éternel pour soutien :</text:p>
        <text:p text:style-name="P7">Car il a mieux aimé s’attendre</text:p>
        <text:p text:style-name="P7">Et fier en son bien :</text:p>
        <text:p text:style-name="P7">C’est lui qui s’est fortifié</text:p>
        <text:p text:style-name="P7">De sa grande mauvaistié.</text:p>
        <text:p text:style-name="P87">Mais moi, qui n’ai &amp; n’aurai onques<text:span text:style-name="T548"><text:note text:id="ftn115" text:note-class="footnote"><text:note-citation>117</text:note-citation><text:note-body><text:p text:style-name="P133">du latin <text:span text:style-name="T324">u</text:span><text:span text:style-name="T125">m</text:span><text:span text:style-name="T324">quam</text:span> « une fois »</text:p></text:note-body></text:note></text:span></text:p>
        <text:p text:style-name="P7">Qu’en la benignité</text:p>
        <text:p text:style-name="P7">De l’Éternel espoir quelconques,</text:p>
        <text:p text:style-name="P7">Serai ainsi planté</text:p>
        <text:p text:style-name="P7">Qu’un verd olivier, au milieu</text:p>
        <text:p text:style-name="P7">De la maison de Dieu.</text:p>
        <text:p text:style-name="P7">Lors, Seigneur, de cette vengeance</text:p>
        <text:p text:style-name="P7">Sans fin te benirai :</text:p>
        <text:p text:style-name="P7">À ton saint nom plein de puissance,</text:p>
        <text:p text:style-name="P7">Du tout m’arrêterai.</text:p>
        <text:p text:style-name="P7">Car ta bonté fait mille biens</text:p>
        <text:p text:style-name="P7">À tous ceux qui sont tiens.</text:p>
        <text:h text:style-name="P203" text:outline-level="2">Psaume <text:span text:style-name="T366">53</text:span> (<text:span text:style-name="T378">Bèze</text:span>, <text:span text:style-name="T378">15</text:span><text:span text:style-name="T370">62</text:span>)</text:h>
        <text:p text:style-name="P19">Pource que ce Psaume est quasi tout un avec le quatorzième, il en faudra prendre là l’interprétation <text:span text:style-name="T36">: </text:span>En premier lieu il d<text:span text:style-name="T23">é</text:span>crit le vil<text:span text:style-name="T23">a</text:span>in &amp; détestable contem<text:span text:style-name="T23">pt</text:span>ement<text:note text:id="ftn116" text:note-class="footnote"><text:note-citation>118</text:note-citation><text:note-body><text:p text:style-name="P129"><text:span text:style-name="T444">« </text:span>mépris », <text:span text:style-name="T117">v</text:span><text:span text:style-name="T510">.</text:span><text:span text:style-name="T444"> </text:span><text:span text:style-name="T328">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7">LE fol ma lin en son cœur dit &amp; croit</text:p>
        <text:p text:style-name="P40">Que Dieu n’est point, &amp; corrompt &amp; ren verse</text:p>
        <text:p text:style-name="P40">Ses mœurs, sa vie horri bles faits ex erce.</text:p>
        <text:p text:style-name="P40">Pas un tout seul ne fait rien bon ne droit,</text:p>
        <text:p text:style-name="P7">Ni ne voudrait.</text:p>
        <text:p text:style-name="P7">Dieu du haut ciel a regardé ici</text:p>
        <text:p text:style-name="P7">Sur les humains, avecques diligence,</text:p>
        <text:p text:style-name="P7">S’il en verrait quelqu’un d’intelligence,</text:p>
        <text:p text:style-name="P7">Qui d’invoquer la divine merci</text:p>
        <text:p text:style-name="P7">Fût en souci.</text:p>
        <text:p text:style-name="P7">Mais tout bien vue, a trouvé que chacun</text:p>
        <text:p text:style-name="P7">A fourvoyé, tenant chemins damnables,</text:p>
        <text:p text:style-name="P7">Ensemble tous sont faits abominables,</text:p>
        <text:p text:style-name="P7">Et n’est celui qui face bien aucun</text:p>
        <text:p text:style-name="P7">Non jusqu’à un.</text:p>
        <text:p text:style-name="P7">N’ont-ils nuls sens tous ces pernicieux,</text:p>
        <text:p text:style-name="P7">Qui font tout mal, &amp; jamais ne se changent ?</text:p>
        <text:p text:style-name="P7"><text:soft-page-break/>Qui comme pain mon pauvre peuple mangent :</text:p>
        <text:p text:style-name="P7">Et d’invoquer ne sont point soucieux</text:p>
        <text:p text:style-name="P7">Le Dieu des cieux ?</text:p>
        <text:p text:style-name="P7">Ils trembleront sans nulle occasion :</text:p>
        <text:p text:style-name="P7">Car Dieu rompra les os des adversaires :</text:p>
        <text:p text:style-name="P7">Et puisque Dieu méprise tes contraires,</text:p>
        <text:p text:style-name="P7">Tu leur feras, Ô ville de Sion,</text:p>
        <text:p text:style-name="P7">Confusion.</text:p>
        <text:p text:style-name="P7">Ô qui, &amp; quand de Sion sortira</text:p>
        <text:p text:style-name="P7">Pour Israël secours en sa souffrance ?</text:p>
        <text:p text:style-name="P7">Quand Dieu mettra son peuple à délivrance,</text:p>
        <text:p text:style-name="P7">De jo<text:span text:style-name="T462">i</text:span>e adonc Israël jouira,</text:p>
        <text:p text:style-name="P7">Jacob rira.</text:p>
        <text:h text:style-name="P203" text:outline-level="2">Psaume <text:span text:style-name="T366">54</text:span> (<text:span text:style-name="T378">Bèze</text:span>, <text:span text:style-name="T378">15</text:span><text:span text:style-name="T370">62</text:span>)</text:h>
        <text:p text:style-name="P6">En ce Psaume David récite les prières qu’il feit à Dieu, lors qu’étant adverty que les Zyphiens l’avaient découvert &amp; trahy, il se voyait en danger trèsévident de sa vie. Et en cela il a montre la force invincible de sa foi, entant que voyant la mort devant ses yeux, il n’a point toutefois laissé d’invoquer Dieu.</text:p>
        <text:p text:style-name="P7">Ô Dieu tout-puissant, sau ve moi</text:p>
        <text:p text:style-name="P40">Par ton nom &amp; force immortelle :</text:p>
        <text:p text:style-name="P40">Et pour de fen dre ma querelle,</text:p>
        <text:p text:style-name="P40">Fai<text:span text:style-name="T451">s</text:span> sor tir la for ce de toi.</text:p>
        <text:p text:style-name="P40">O<text:span text:style-name="T601">ie</text:span> l’oraison que je ferai,</text:p>
        <text:p text:style-name="P40">Plaise toi l’aureille me tendre,</text:p>
        <text:p text:style-name="P7">Ô Éternel, à fin d’en tendre</text:p>
        <text:p text:style-name="P7">Tous les mots que je te dirai.</text:p>
        <text:p text:style-name="P7">D’un cœur barbare &amp; furieux</text:p>
        <text:p text:style-name="P7">M’envahit la troupe ennemie,</text:p>
        <text:p text:style-name="P7">Terribles gens cerchent ma vie,</text:p>
        <text:p text:style-name="P7">Qui n’ont point Dieu devant leurs yeux.</text:p>
        <text:p text:style-name="P7">Si est-ce que Dieu m’entretient</text:p>
        <text:p text:style-name="P7">Par le prompt secours qu’il me donne,</text:p>
        <text:p text:style-name="P7">Dieu, di-je, se trouve en personne</text:p>
        <text:p text:style-name="P7">En la bande qui me soutient.</text:p>
        <text:p text:style-name="P7">C’est lui qui retomber fera</text:p>
        <text:p text:style-name="P7">Tous ces maux sur mon adversaire :</text:p>
        <text:p text:style-name="P7">Quand tu viendras pour les défaire,</text:p>
        <text:p text:style-name="P7">Ta loyauté lors se verra.</text:p>
        <text:p text:style-name="P7">Alors de franche volonté</text:p>
        <text:p text:style-name="P7">Ferai sacrifice louable,</text:p>
        <text:p text:style-name="P7">Louant ton saint nom venerable,</text:p>
        <text:p text:style-name="P7">Qui est tout rempli de bonté.</text:p>
        <text:p text:style-name="P7">Car à mes maux tu as pourvue,</text:p>
        <text:p text:style-name="P7">En m’ottroyant ma délivrance :</text:p>
        <text:p text:style-name="P7">Et de ceux faire la vengeance</text:p>
        <text:p text:style-name="P7">Qui m’ont haï, mon œil t’a vu.</text:p>
        <text:h text:style-name="P203" text:outline-level="2"><text:soft-page-break/>Psaume <text:span text:style-name="T366">55</text:span> (<text:span text:style-name="T378">Bèze</text:span>, <text:span text:style-name="T378">15</text:span><text:span text:style-name="T370">62</text:span>)</text:h>
        <text:p text:style-name="P6">Jà soit que plusieurs des exposileurs rapportent ce Psaume à la conspiration d’Absalom, quand David chassé de son Royaume s’entuyt au désert en grand'baste &amp; crainte, il est toutefois plus vrai-semblable que se voyant à l’extrémité &amp; en une merveilleuse perplexité par la persécution de Saiil, il s’est par ce Psaume complaint devant Dieu de la cruauté inique d’icelui.</text:p>
        <text:p text:style-name="P6">Car c’est une prière où il déplore &amp; lamente sa misère, &amp; qui est plene d’affections ardentes : en laquelle il amasse toutes les circonstances qui étaient propres à émouvoir Dieu à compassion.</text:p>
        <text:p text:style-name="P6">Toutesfois après avoir fait sa prière, &amp; raconté son ennui, il élève son esprit à espérer délivrance : &amp; mêmes comme ayant desjà obtenu ce qu’il désirait, il magnifie la grâce de Dieu.</text:p>
        <text:p text:style-name="P40">EX au ce, Ô mon Dieu, ma prière,</text:p>
        <text:p text:style-name="P40">Ne te re cu le point arrière</text:p>
        <text:p text:style-name="P40">De l’oraison que te pr<text:span text:style-name="T213">é</text:span>sente</text:p>
        <text:p text:style-name="P40">En tens à moi, ex au ce moi,</text:p>
        <text:p text:style-name="P40">Tandis qu’en pri ant de vant toi, je me complains &amp; me tourmente.</text:p>
        <text:p text:style-name="P7">J’o<text:span text:style-name="T601">is</text:span> l’ennemi qui me menace,</text:p>
        <text:p text:style-name="P7">Et le méchant qui me pourchasse :</text:p>
        <text:p text:style-name="P7">Car sans fin leur méchant courage</text:p>
        <text:p text:style-name="P7">Me brasse quelque lacheté :</text:p>
        <text:p text:style-name="P7">Et suis par eux persecuté</text:p>
        <text:p text:style-name="P7">D’un cœur tout enflambé de rage.</text:p>
        <text:p text:style-name="P7">Dedans moi mon pauvre cœur tremble,</text:p>
        <text:p text:style-name="P7">Frayeurs de mort toutes ensemble</text:p>
        <text:p text:style-name="P7">Viennent sur moi pour me détruire :</text:p>
        <text:p text:style-name="P7">Crainte m’assaut &amp; tremblement,</text:p>
        <text:p text:style-name="P7">Couvert suis d’épouvantement,</text:p>
        <text:p text:style-name="P7">Qui m’a contraint en fin de dire,</text:p>
        <text:p text:style-name="P7">Las ! qui me donnera des ailes,</text:p>
        <text:p text:style-name="P7">Comme aux craintives colombelles,</text:p>
        <text:p text:style-name="P7">Afin de m’en voler bien viste,</text:p>
        <text:p text:style-name="P7">Et me reposer ? Car voila,</text:p>
        <text:p text:style-name="P7">Jusqu’aux desers, &amp; par de là</text:p>
        <text:p text:style-name="P7">Je m’en irois faire mon giste :</text:p>
        <text:p text:style-name="P7">Je me sauverois de vistesse,</text:p>
        <text:p text:style-name="P7">De ce mauvais vent qui me presse,</text:p>
        <text:p text:style-name="P7">Et de la tempête soudaine.</text:p>
        <text:p text:style-name="P7">Perce leur la langue, &amp; les perds :</text:p>
        <text:p text:style-name="P7">Car de torts &amp; debats divers,</text:p>
        <text:p text:style-name="P7">Seigneur, j’ai vue leur ville pleine.</text:p>
        <text:p text:style-name="P7">Jour &amp; nuit outrage &amp; querelle</text:p>
        <text:p text:style-name="P7">Sont autour des murailles d’elle :</text:p>
        <text:p text:style-name="P7">Au milieu d’elle est facherie,</text:p>
        <text:p text:style-name="P7">Violence &amp; méchanceté :</text:p>
        <text:p text:style-name="P7"><text:soft-page-break/>En elle ont logis arrêté</text:p>
        <text:p text:style-name="P7">Toute cautelle &amp; tromperie.</text:p>
        <text:p text:style-name="_3c_ab_3e_">*</text:p>
        <text:p text:style-name="P7">De fait celui qui me diffame</text:p>
        <text:p text:style-name="P87">Ne montra on<text:span text:style-name="T548">ques</text:span><text:span text:style-name="T548"><text:note text:id="ftn117" text:note-class="footnote"><text:note-citation>119</text:note-citation><text:note-body><text:p text:style-name="P133">du latin <text:span text:style-name="T324">u</text:span><text:span text:style-name="T125">m</text:span><text:span text:style-name="T324">quam</text:span> « une fois »</text:p></text:note-body></text:note></text:span> ce cœur infâme,</text:p>
        <text:p text:style-name="P7">Autrement enduré je l’eusse.</text:p>
        <text:p text:style-name="P7">Nul sur moi ne va s’élevant,</text:p>
        <text:p text:style-name="P7">Qui me haît auparavant :</text:p>
        <text:p text:style-name="P7">Car de lui caché je me fusse.</text:p>
        <text:p text:style-name="P7">Mais toi, jadis second moi-même,</text:p>
        <text:p text:style-name="P7">Dont je faisois mon maître même,</text:p>
        <text:p text:style-name="P7">Avecques privauté si grande :</text:p>
        <text:p text:style-name="P7">Qui nos secrets communiquions</text:p>
        <text:p text:style-name="P7">À grand plaisir, &amp; qui allions</text:p>
        <text:p text:style-name="P7">Au temple saint tout d’une bande.</text:p>
        <text:p text:style-name="P7">Male mort les happe &amp; les serre,</text:p>
        <text:p text:style-name="P7">Si que tous vifs viennent en terre :</text:p>
        <text:p text:style-name="P7">Car entr’eux toute violence</text:p>
        <text:p text:style-name="P7">En leur logis a pris son lieu :</text:p>
        <text:p text:style-name="P7">Mais moi, j’invoquerai mon Dieu :</text:p>
        <text:p text:style-name="P7">Et mon Dieu sera ma défense.</text:p>
        <text:p text:style-name="P7">Prier veux soir &amp; matinée,</text:p>
        <text:p text:style-name="P7">Et au milieu de la journée,</text:p>
        <text:p text:style-name="P7">Que ma prière il ne rejette :</text:p>
        <text:p text:style-name="P23"><text:span text:style-name="T243">Mais</text:span><text:span text:style-name="T243"><text:note text:id="ftn118" text:note-class="footnote"><text:note-citation>120</text:note-citation><text:note-body><text:p text:style-name="P118">était <text:span text:style-name="T324">ains</text:span></text:p></text:note-body></text:note></text:span> me retire à sauveté,</text:p>
        <text:p text:style-name="P7">Du combat qui m’est apprêté :</text:p>
        <text:p text:style-name="P7">Car sur moi grande troupe se jette.</text:p>
        <text:p text:style-name="P7">Dieu m’orra, Dieu, di-je, immuable,</text:p>
        <text:p text:style-name="P7">De qui l’empire est perdurable,</text:p>
        <text:p text:style-name="P7">Les punira de leurs malices.</text:p>
        <text:p text:style-name="P7">Car de Dieu n’ont crainte ne peur,</text:p>
        <text:p text:style-name="P7">Et jamais ne changent de cœur,</text:p>
        <text:p text:style-name="P7">Mais sont obstinés en leurs vices.</text:p>
        <text:p text:style-name="P7">Le méchant a osé <text:span text:style-name="T484">é</text:span>tendre</text:p>
        <text:p text:style-name="P7">Ses mains pour ses amis surprendre,</text:p>
        <text:p text:style-name="P7">Violant l’amitié jurée.</text:p>
        <text:p text:style-name="P7">Ses propos semblent, en sortant,</text:p>
        <text:p text:style-name="P7">Plus mols que beurre, &amp; nonobstant</text:p>
        <text:p text:style-name="P7">Guerre en son cœur est enserrée,</text:p>
        <text:p text:style-name="P7">Sa parole est douce &amp; plaisante,</text:p>
        <text:p text:style-name="P7">Comme baume, &amp; si est perçante</text:p>
        <text:p text:style-name="P7">Ainsi qu’une pointe affilée.</text:p>
        <text:p text:style-name="P7">Remets tout à Dieu, qui viendra</text:p>
        <text:p text:style-name="P7">Te soulager, &amp; ne voudra</text:p>
        <text:p text:style-name="P7">Jamais justice être foulée.</text:p>
        <text:p text:style-name="P7">C’est toi, Ô Dieu, qui dans la fosse</text:p>
        <text:p text:style-name="P7">Les viendras en ruine grosse</text:p>
        <text:p text:style-name="P7">Precipiter par ta puissance.</text:p>
        <text:p text:style-name="P7"><text:soft-page-break/>Car gens meurtriers &amp; décevants</text:p>
        <text:p text:style-name="P7">N’achevent à demi leurs ans :</text:p>
        <text:p text:style-name="P21">Mais moi, j’aurai en toi fiance<text:note text:id="ftn119" text:note-class="footnote"><text:note-citation>121</text:note-citation><text:note-body><text:p text:style-name="P112">de <text:span text:style-name="T324">foi, </text:span><text:span text:style-name="T332">fier, fiancer</text:span><text:span text:style-name="T425"> « </text:span><text:span text:style-name="T426">confiance »</text:span></text:p></text:note-body></text:note>.</text:p>
        <text:h text:style-name="P203" text:outline-level="2">Psaume <text:span text:style-name="T366">56</text:span> (<text:span text:style-name="T378">Bèze</text:span>, <text:span text:style-name="T378">15</text:span><text:span text:style-name="T370">62</text:span>)</text:h>
        <text:p text:style-name="P6">En ce Psaume David en partie entrelace des complaintes parmi les prières, en partie adoucit sa tristesse par la considération de la grâce de Dieu. Car en implorantl'aide de Dieu contre la cruauté de Saul &amp; de ses ennemis, il se glorifie quant &amp; quant qu’il aura bonne issue de son affliction. Toutesfois il se peut faire que quand il seveit délivré du danger, il ajouta puis après cette action de grâces.</text:p>
        <text:p text:style-name="P40">MI se ri corde à moi pauvre affli gé</text:p>
        <text:p text:style-name="P40">Ô Seigneur Dieu : car me voi la man gé</text:p>
        <text:p text:style-name="P40">De ce méchant qui me tient as sie gé,</text:p>
        <text:p text:style-name="P40">Et tous les jours m’oppresse.</text:p>
        <text:p text:style-name="P40">Mes en vi eux me de vo rent sans cesse.</text:p>
        <text:p text:style-name="P40">Car con tre moi un grand nombre se dresse,</text:p>
        <text:p text:style-name="P7">Ô Dieu très-haut : mais quand la peur me presse,</text:p>
        <text:p text:style-name="P7">En toi mon espoir j’ai.</text:p>
        <text:p text:style-name="P7">À l’Éternel louange chanterai</text:p>
        <text:p text:style-name="P7">De sa promesse, en Dieu m’assûrerai :</text:p>
        <text:p text:style-name="P7">Et par ainsi rien ne redouterai,</text:p>
        <text:p text:style-name="P7">Que l’homme puisse faire.</text:p>
        <text:p text:style-name="P7">Tous mes propos ils tournent au contraire</text:p>
        <text:p text:style-name="P7">Journellement, &amp; leur plus grand affaire</text:p>
        <text:p text:style-name="P7">C’est de penser à me nuire &amp; méfaire</text:p>
        <text:p text:style-name="P7">De leur plus grand pouvoir.</text:p>
        <text:p text:style-name="P7">De s’amasser ils font tout leur devoir,</text:p>
        <text:p text:style-name="P7">De s’embucher, d’épier, pour savoir</text:p>
        <text:p text:style-name="P7">Quand pas je fa<text:span text:style-name="T451">is</text:span> : tant desirent avoir</text:p>
        <text:p text:style-name="P7">Ma vie en leur puissance.</text:p>
        <text:p text:style-name="P7">En tous dangers ils ont cette assûrance,</text:p>
        <text:p text:style-name="P7">Que de leurs tours depend leur délivrance,</text:p>
        <text:p text:style-name="P7">Mais, Ô Seigneur, par ta juste vengeance</text:p>
        <text:p text:style-name="P7">Les peuples tu rabas.</text:p>
        <text:p text:style-name="P7">* * *</text:p>
        <text:p text:style-name="P7">Tu sais combien j’ai couru haut &amp; bas,</text:p>
        <text:p text:style-name="P7">En tes vaisseaux mes pleurs serré tu as :</text:p>
        <text:p text:style-name="P7">Ma peine, di-je, Ô Dieu, n’est-elle pas</text:p>
        <text:p text:style-name="P7">En ton registre écrite ?</text:p>
        <text:p text:style-name="P7">En t’invoquant verrai tourner en fuite</text:p>
        <text:p text:style-name="P7">De mes haineux la bande déconfite.</text:p>
        <text:p text:style-name="P7">J’en suis tout sûr : car mon Dieu ma conduite</text:p>
        <text:p text:style-name="P7">Me favorisera.</text:p>
        <text:p text:style-name="P7">Le Seigneur Dieu par moi loué sera</text:p>
        <text:p text:style-name="P7">De sa promesse, &amp; mon cœur chantera</text:p>
        <text:p text:style-name="P7">Louange à Dieu, lequel me donnera</text:p>
        <text:p text:style-name="P7">La chose à moi promise.</text:p>
        <text:p text:style-name="P7">En l’Éternel mon esperance ai mise,</text:p>
        <text:p text:style-name="P7"><text:soft-page-break/>D’homme vivant je ne crains l’entreprise :</text:p>
        <text:p text:style-name="P7">Mais à tes veux ma personne est submise,</text:p>
        <text:p text:style-name="P7">Ô Dieu, vers ta bonté.</text:p>
        <text:p text:style-name="P7">Un jour, Seigneur, je serai acquité,</text:p>
        <text:p text:style-name="P7">En te louant, ainsi qu’as mérité,</text:p>
        <text:p text:style-name="P7">M’ayant tiré par ta benignité</text:p>
        <text:p text:style-name="P7">De mortelle ruine.</text:p>
        <text:p text:style-name="P7">Tu me soutiens de peur que me ruine,</text:p>
        <text:p text:style-name="P23"><text:span text:style-name="T243">Mais</text:span><text:span text:style-name="T243"><text:note text:id="ftn120" text:note-class="footnote"><text:note-citation>122</text:note-citation><text:note-body><text:p text:style-name="P118">était <text:span text:style-name="T324">ains</text:span></text:p></text:note-body></text:note></text:span> devant toi, Ô Seigneur, je chemine</text:p>
        <text:p text:style-name="P7">Entre ceux-là qu’encore illumine</text:p>
        <text:p text:style-name="P7">Du monde la clarté.</text:p>
        <text:h text:style-name="P203" text:outline-level="2">Psaume <text:span text:style-name="T366">57</text:span> (<text:span text:style-name="T378">Bèze</text:span>, <text:span text:style-name="T378">155</text:span><text:span text:style-name="T370">4</text:span>)</text:h>
        <text:p text:style-name="P6">Ce Psaume a deux parties. Car en la première il déclare ses angoisses, &amp;, comme la nécessité le requér<text:span text:style-name="T48">a</text:span>it, il implore l’aide de Dieu à l’encontre de Saül, &amp; ses autres ennemis. Puis ayant con<text:span text:style-name="T48">çu</text:span> espérance de sa délivrance, il se prépare à faire sacrifice à Dieu.</text:p>
        <text:p text:style-name="P40"><text:tab/>A<text:span text:style-name="T435">I</text:span>e pitié, aie pitié de moi :</text:p>
        <text:p text:style-name="P40">Car, Ô mon Dieu, mon âme esp<text:span text:style-name="T205">è</text:span>re en toi :</text:p>
        <text:p text:style-name="P40">Et jusqu’à tant que ces m<text:span text:style-name="T206">é</text:span>chan<text:span text:style-name="T436">t</text:span>s rebelles</text:p>
        <text:p text:style-name="P40">So<text:span text:style-name="T206">i</text:span>ent tous pass<text:span text:style-name="T206">és</text:span>, esp<text:span text:style-name="T206">é</text:span>rance n<text:span text:style-name="T206">i</text:span> fo<text:span text:style-name="T206">i</text:span></text:p>
        <text:p text:style-name="P40">Jamais n’aura<text:span text:style-name="T206">is</text:span> qu’en l’ombre de tes ailes.</text:p>
        <text:p text:style-name="P7"/>
        <text:p text:style-name="P7"><text:tab/>Au Dieu très-haut mon cri s’adressera,</text:p>
        <text:p text:style-name="P7">Au Dieu, lequel tout mon cas parfera :</text:p>
        <text:p text:style-name="P7">Bonté &amp; fo<text:span text:style-name="T206">i</text:span>, ce grand Dieu que j’adore,</text:p>
        <text:p text:style-name="P7">À mon secours du ciel venir fera,</text:p>
        <text:p text:style-name="P7">Rendant confus celui qui me d<text:span text:style-name="T206">é</text:span>vore.</text:p>
        <text:p text:style-name="P7"/>
        <text:p text:style-name="P7"><text:tab/>Mon âme, hélas ! est parmi des lions :</text:p>
        <text:p text:style-name="P7">Boute-feux m’ont enclos par mil<text:span text:style-name="T436">l</text:span>ions :</text:p>
        <text:p text:style-name="P7">Lances &amp; dards sont leurs dents <text:span text:style-name="T436">é</text:span>mo<text:span text:style-name="T436">u</text:span>lues<text:note text:id="ftn121" text:note-class="footnote"><text:note-citation>123</text:note-citation><text:note-body><text:p text:style-name="P106">de <text:span text:style-name="T324">meule</text:span>, « aiguis<text:span text:style-name="T110">é</text:span> »</text:p></text:note-body></text:note>,</text:p>
        <text:p text:style-name="P7">Leurs langues sont en leurs d<text:span text:style-name="T206">é</text:span>tractions<text:note text:id="ftn122" text:note-class="footnote"><text:note-citation>124</text:note-citation><text:note-body><text:p text:style-name="P106">de <text:span text:style-name="T324">détracteur</text:span>, « calomnie »</text:p></text:note-body></text:note>,</text:p>
        <text:p text:style-name="P7">Glaives perçan<text:span text:style-name="T436">t</text:span>s de leurs pointes aiguës.</text:p>
        <text:p text:style-name="_3c_ab_3e_">*</text:p>
        <text:p text:style-name="P7"><text:tab/>Élève-toi, Ô Dieu, dessus les cieux,</text:p>
        <text:p text:style-name="P7">Ci bas par tout ton los<text:note text:id="ftn123" text:note-class="footnote"><text:note-citation>125</text:note-citation><text:note-body><text:p text:style-name="P106">de <text:span text:style-name="T324">louer</text:span> « renom »</text:p></text:note-body></text:note> soit glorieux :</text:p>
        <text:p text:style-name="P7">Ils ont tendu les rets pour me surprendre :</text:p>
        <text:p text:style-name="P7">Ils m’ont foulé : ils ont ces envieux</text:p>
        <text:p text:style-name="P7">Fait un fossé devant moi pour me prendre.</text:p>
        <text:p text:style-name="P7"/>
        <text:p text:style-name="P7"><text:tab/>Eux-mêmes sont tomb<text:span text:style-name="T206">és</text:span> en leur fossé :</text:p>
        <text:p text:style-name="P7">Mon cœur en est, Ô Dieu, tout redressé :</text:p>
        <text:p text:style-name="P7">Mon cœur s’<text:span text:style-name="T206">é</text:span>ga<text:span text:style-name="T206">i</text:span>e, <text:span text:style-name="T206">é</text:span>tant plein d’assurance :</text:p>
        <text:p text:style-name="P57"><text:soft-page-break/>Voire, Seigneur, pour ton los<text:note text:id="ftn124" text:note-class="footnote"><text:note-citation>126</text:note-citation><text:note-body><text:p text:style-name="P106">de <text:span text:style-name="T324">louer</text:span> « renom »</text:p></text:note-body></text:note> exaucé</text:p>
        <text:p text:style-name="P7">Chanter, prêcher, de telle d<text:span text:style-name="T206">é</text:span>livrance.</text:p>
        <text:p text:style-name="P7"/>
        <text:p text:style-name="P7"><text:tab/>Sus donc, ma langue, ores r<text:span text:style-name="T206">é</text:span>veille-toi,</text:p>
        <text:p text:style-name="P80">Psalterions<text:note text:id="ftn125" text:note-class="footnote"><text:note-citation>127</text:note-citation><text:note-body><text:p text:style-name="Footnote">« <text:span text:style-name="T537">instrument à cordes pincées sur caisse plate, cithare ; accompagne les psaumes »</text:span></text:p></text:note-body></text:note>, levez-vous avec moi :</text:p>
        <text:p text:style-name="P7">Au point du jour je laissera<text:span text:style-name="T206">is</text:span> ma couche,</text:p>
        <text:p text:style-name="P7">Et ton honneur par tout, mon Dieu, mon Ro<text:span text:style-name="T206">i</text:span>,</text:p>
        <text:p text:style-name="P7">Je chantera<text:span text:style-name="T206">is</text:span> des doigts &amp; de la bouche.</text:p>
        <text:p text:style-name="P7"/>
        <text:p text:style-name="P7">Car jusqu’au ciel s’élève ta bonté,</text:p>
        <text:p text:style-name="P7">Jusqu’au plus haut de l’air ta vérité</text:p>
        <text:p text:style-name="P7">Dresse la tête. Or donc, Seigneur, d<text:span text:style-name="T207">é</text:span>montre</text:p>
        <text:p text:style-name="P7">Que sur les cieux se tient ta D<text:span text:style-name="T207">é</text:span>ité :</text:p>
        <text:p text:style-name="P7">Et fa<text:span text:style-name="T207">it</text:span> par tout que ta gloire se montre.</text:p>
        <text:h text:style-name="P203" text:outline-level="2">Psaume <text:span text:style-name="T366">58</text:span> (<text:span text:style-name="T378">Bèze</text:span>, <text:span text:style-name="T378">15</text:span><text:span text:style-name="T370">62</text:span>)</text:h>
        <text:p text:style-name="P6">Ce Psaume a deux parties, car en premier lieu David maintient sa prud’hommie contre les calomnies de ses ennemis. Et après s’ê<text:span text:style-name="T434">t</text:span>re co<text:span text:style-name="T559">m</text:span>plaint qu’il souffrait de grands outrages de ses ennemis contre tout droit, &amp; qu’il n’était pas moins assaill<text:span text:style-name="T559">i</text:span> de leurs fraudes &amp; embûches que de leur cruauté, il en appelle à la fin au jugement de Dieu, &amp; prie qu’il les ruine comme ils l’ont mérité.</text:p>
        <text:p text:style-name="P7"><text:span text:style-name="T559">[2]</text:span><text:tab/>E<text:span text:style-name="T312">n</text:span>tre vous conseillers, qui êtes</text:p>
        <text:p text:style-name="P40">Ligu<text:span text:style-name="T312">és</text:span> &amp; band<text:span text:style-name="T312">és</text:span> contre moi,</text:p>
        <text:p text:style-name="P40">Dites un peu en bonne fo<text:span text:style-name="T559">i</text:span>,</text:p>
        <text:p text:style-name="P40">Est-ce justice que vous faites ?</text:p>
        <text:p text:style-name="P40">Enfants d’Adam, vous mêlez vous</text:p>
        <text:p text:style-name="P40">De faire la raison à tous ?</text:p>
        <text:p text:style-name="P7"/>
        <text:p text:style-name="P7"><text:span text:style-name="T559">[3]</text:span><text:tab/>Ainçois vos âmes déloyales</text:p>
        <text:p text:style-name="P7">Ne pensent qu’à méchanceté :</text:p>
        <text:p text:style-name="P7">Et ne pensent qu’iniquité</text:p>
        <text:p text:style-name="P7">En vos balances in<text:span text:style-name="T312">é</text:span>gales :</text:p>
        <text:p text:style-name="P91"><text:span text:style-name="T559">[4] </text:span>Car les méchants d<text:span text:style-name="T312">è</text:span>s qu’ils sont n<text:span text:style-name="T312">és</text:span>,</text:p>
        <text:p text:style-name="P7">Du Seigneur sont ali<text:span text:style-name="T312">é</text:span>nés.</text:p>
        <text:p text:style-name="P7"/>
        <text:p text:style-name="P7"><text:tab/>Ils ne font depuis leur naissance,</text:p>
        <text:p text:style-name="P7">Que se fourvoyer, en mentant :</text:p>
        <text:p text:style-name="P7"><text:span text:style-name="T559">[5] </text:span>Et portent du venin autant</text:p>
        <text:p text:style-name="P7">Qu’un serpent tout plein de nuisance,</text:p>
        <text:p text:style-name="P7">Ou qu’un aspic sourd, &amp; bouchant</text:p>
        <text:p text:style-name="P7">Son oreille encontre le chant.</text:p>
        <text:p text:style-name="P7"/>
        <text:p text:style-name="P7"><text:span text:style-name="T559">[6]</text:span><text:tab/>Tel n’oit la voix magicienne</text:p>
        <text:p text:style-name="P7">Des enchanteurs, tant soient pruden<text:span text:style-name="T559">t</text:span>s.</text:p>
        <text:p text:style-name="P7"><text:span text:style-name="T559">[7] </text:span>Casse-leur la gueule &amp; les dents,</text:p>
        <text:p text:style-name="P7">Ô Dieu, par la puissance tienne :</text:p>
        <text:p text:style-name="P7">Romps la mâchoire aux lionceaux</text:p>
        <text:p text:style-name="P7"><text:soft-page-break/>Qui ont, Ô Dieu, le cœur si faux.</text:p>
        <text:p text:style-name="_3c_ab_3e_">*</text:p>
        <text:p text:style-name="P7"><text:span text:style-name="T560">[8]</text:span><text:tab/>Ainsi que l’eau courant grand erre,</text:p>
        <text:p text:style-name="P7">D’eux-mêmes ils s’écouleront :</text:p>
        <text:p text:style-name="P7">Et les traits qu’ils décocheront,</text:p>
        <text:p text:style-name="P7">Tomberont en pi<text:span text:style-name="T313">è</text:span>ces à terre.</text:p>
        <text:p text:style-name="P7"><text:span text:style-name="T560">[9] </text:span>Ils se fondront à la façon</text:p>
        <text:p text:style-name="P7">Qu’on voit tarir le limaçon.</text:p>
        <text:p text:style-name="P7"/>
        <text:p text:style-name="P7"><text:tab/>Ainsi que l’enfant qui trépasse,</text:p>
        <text:p text:style-name="P7">Sans avoir vu jour n<text:span text:style-name="T313">i</text:span> clarté,</text:p>
        <text:p text:style-name="P7">Comme un fruit hors sa mûreté :</text:p>
        <text:p text:style-name="P7"><text:span text:style-name="T560">[10] </text:span>Il faut que Dieu brise &amp; fracasse</text:p>
        <text:p text:style-name="P7">Leurs jeunes épines, devant</text:p>
        <text:p text:style-name="P7">Qu’elles s’élèvent plus avant.</text:p>
        <text:p text:style-name="P7"/>
        <text:p text:style-name="P7"><text:span text:style-name="T560">[11]</text:span><text:tab/>À-donc tout plein d’<text:span text:style-name="T313">é</text:span>jouissance</text:p>
        <text:p text:style-name="P7">L’innocent qu’on a oppressé</text:p>
        <text:p text:style-name="P7">Voyant dérompu &amp; cassé</text:p>
        <text:p text:style-name="P7">Le pervers par juste vengeance,</text:p>
        <text:p text:style-name="P7">Dedans le sang se baignera</text:p>
        <text:p text:style-name="P7"><text:span text:style-name="T560">[12] </text:span>De ce méchant, &amp; puis dira,</text:p>
        <text:p text:style-name="P7"/>
        <text:p text:style-name="P7"><text:tab/>L’innocent ne perd point sa peine,</text:p>
        <text:p text:style-name="P7">C’est un point du tout ass<text:span text:style-name="T560">u</text:span>ré :</text:p>
        <text:p text:style-name="P7">Quo<text:span text:style-name="T313">i</text:span> que le juste ait enduré,</text:p>
        <text:p text:style-name="P7">C’est une chose bien certaine,</text:p>
        <text:p text:style-name="P7">Qu’il est un Dieu qui juge ici</text:p>
        <text:p text:style-name="P7">Les bons &amp; les mauvais aussi.</text:p>
        <text:h text:style-name="P203" text:outline-level="2">Psaume <text:span text:style-name="T366">59</text:span> (<text:span text:style-name="T378">Bèze</text:span>, <text:span text:style-name="T378">15</text:span><text:span text:style-name="T370">62</text:span>)</text:h>
        <text:p text:style-name="P6">L’inscription qui suyt incontinent, déclairc à quelle occasion a été écrit ce Psaume, qui est quasi semblable au précédent. Car en premier lieu pour accuser plus griefvemenl la cruaulé de ses ennemis, il afferme que c’est à tort qu’ils lui veulent si grand mal. Or quand il s’est plaint de leur iniquité, il requiert l’aide de Dieu, &amp; après qu’il s’est incité par saintes méditations à avoir bonne espérance, il prophétise de leur issue maudite &amp; malheureuse. En la lin il promet d’avoir souvenance de sa délivrance, pour célébrer &amp; magnilier la grâce de Dieu.</text:p>
        <text:p text:style-name="P40">MOn Dieu, l’enne mi m’en vironne,</text:p>
        <text:p text:style-name="P40">Ta bon té donc secours me donne :</text:p>
        <text:p text:style-name="P40">Gar de moi des gens ir ritez,</text:p>
        <text:p text:style-name="P40">Qui des sus moi se sont jet tez.</text:p>
        <text:p text:style-name="P7">De li vre moi de l’ad ver saire</text:p>
        <text:p text:style-name="P7">Qui ne de man de qu’à mal faire :</text:p>
        <text:p text:style-name="P40">Sau ve moi des san glantes mains</text:p>
        <text:p text:style-name="P40">De ces meurtriers tant in humains.</text:p>
        <text:p text:style-name="P7">Car, voila, ma vie ils épient :</text:p>
        <text:p text:style-name="P7"><text:soft-page-break/>Les plus forts contre moi se lient,</text:p>
        <text:p text:style-name="P7">Voire, Seigneur, sans nul forfait,</text:p>
        <text:p text:style-name="P7">Ou qu’en rien leur aie méfait.</text:p>
        <text:p text:style-name="P7">Ils s’apprêtent en diligence,</text:p>
        <text:p text:style-name="P7">Sans que leur aie fait offense :</text:p>
        <text:p text:style-name="P7">Leve toi donques, &amp; les vo<text:span text:style-name="T601">is</text:span>,</text:p>
        <text:p text:style-name="P7">Te mettant au devant de moi.</text:p>
        <text:p text:style-name="P7">Toi, di-je, Dieu des exercites,</text:p>
        <text:p text:style-name="P7">Ô grand Dieu des Israëlites,</text:p>
        <text:p text:style-name="P7">Vien<text:span text:style-name="T595">s</text:span> faire visitation</text:p>
        <text:p text:style-name="P7">De toute terre &amp; nation.</text:p>
        <text:p text:style-name="P7">Et à celui point ne pardonne,</text:p>
        <text:p text:style-name="P7">Qui par malice à mal s’adonne.</text:p>
        <text:p text:style-name="P7">Ils vont au soir qu’on ne voit riens,</text:p>
        <text:p text:style-name="P7">Çà &amp; là grondan<text:span text:style-name="T525">t</text:span> comme chiens.</text:p>
        <text:p text:style-name="P7">Ils trottent, jasent, &amp; médisent,</text:p>
        <text:p text:style-name="P7">Leurs propos sont dards qu’ils aiguisent :</text:p>
        <text:p text:style-name="P7">Car, disent-ils, quoi que ce soit,</text:p>
        <text:p text:style-name="P7">Qui est-ce qui nous apperçoit ?</text:p>
        <text:p text:style-name="P7">Mais un jour, de leurs vanteries</text:p>
        <text:p text:style-name="P7">Faudra, Seigneur, que tu te ries,</text:p>
        <text:p text:style-name="P7">Et de tous peuples glorieux</text:p>
        <text:p text:style-name="P7">Te moqueras devant leurs yeux.</text:p>
        <text:p text:style-name="P7">Sa force depend de la tienne,</text:p>
        <text:p text:style-name="P7">Et pour-ce aussi, quoi qu’il advienne,</text:p>
        <text:p text:style-name="P7">J’attendrai tout coi ton secours :</text:p>
        <text:p text:style-name="P7">Car je n’ai que Dieu pour recours.</text:p>
        <text:p text:style-name="P7">Dieu, dont j’ai la bonté cognue,</text:p>
        <text:p text:style-name="P7">Previendra ma déconvenue,</text:p>
        <text:p text:style-name="P7">Faisant que sur mes ennemis</text:p>
        <text:p text:style-name="P7">Mes desirs à fin seront mis.</text:p>
        <text:p text:style-name="P7">* * *</text:p>
        <text:p text:style-name="P7">Mais ne leur ôte pas la vie,</text:p>
        <text:p text:style-name="P7">De peur que mon peuple l’oublie :</text:p>
        <text:p text:style-name="P23"><text:span text:style-name="T243">Mais</text:span><text:span text:style-name="T243"><text:note text:id="ftn126" text:note-class="footnote"><text:note-citation>128</text:note-citation><text:note-body><text:p text:style-name="P118">était <text:span text:style-name="T324">ains</text:span></text:p></text:note-body></text:note></text:span> par ta force les espars,</text:p>
        <text:p text:style-name="P7">Et dissipe de toutes pars.</text:p>
        <text:p text:style-name="P7">Dieu, notre bouclier d’assûrance,</text:p>
        <text:p text:style-name="P7">Renverse-les par ta puissance.</text:p>
        <text:p text:style-name="P7">Leur bouche, &amp; propos plein d’exces,</text:p>
        <text:p text:style-name="P7">Leur font assez tout leur proces.</text:p>
        <text:p text:style-name="P7">Qu’ils soient pris par leur orgueil même,</text:p>
        <text:p text:style-name="P7">Car leur malice est tant extreme,</text:p>
        <text:p text:style-name="P7">Que maudissons &amp; laches tours</text:p>
        <text:p text:style-name="P7">Sont leurs propos de tous les jours.</text:p>
        <text:p text:style-name="P7">Or donques ton ire s’allume,</text:p>
        <text:p text:style-name="P7">Qui les détruise &amp; les consume :</text:p>
        <text:p text:style-name="P7">Voire consume tellement,</text:p>
        <text:p text:style-name="P7">Qu’ils soient perdus totalement.</text:p>
        <text:p text:style-name="P7">Afin qu’on vienne à reconnaître</text:p>
        <text:p text:style-name="P7">Le Dieu de Jacob comme Maître,</text:p>
        <text:p text:style-name="P7">Qui son empire <text:span text:style-name="T484">é</text:span>tend sur tout,</text:p>
        <text:p text:style-name="P7"><text:soft-page-break/>Du monde jusqu’au dernier bout.</text:p>
        <text:p text:style-name="P7">Ils reviendront sur la vesprée,</text:p>
        <text:p text:style-name="P7">Et de fureur démesurée,</text:p>
        <text:p text:style-name="P7">Ainsi comme chiens hurleront,</text:p>
        <text:p text:style-name="P70">Et la cité circuiront<text:span text:style-name="T248"><text:note text:id="ftn127" text:note-class="footnote"><text:note-citation>129</text:note-citation><text:note-body><text:p text:style-name="Footnote">« <text:span text:style-name="T467">entour</text:span><text:span text:style-name="T114">er</text:span><text:span text:style-name="T467"> »</text:span></text:p></text:note-body></text:note></text:span> :</text:p>
        <text:p text:style-name="P7">Mais un jour la faim âre &amp; forte</text:p>
        <text:p text:style-name="P7">Les chassera de porte en porte,</text:p>
        <text:p text:style-name="P7">Et faudra qu’ils s’aillent coucher</text:p>
        <text:p text:style-name="P7">Sans avoir trouvé que macher.</text:p>
        <text:p text:style-name="P7">Alors à gorge déployée</text:p>
        <text:p text:style-name="P7">Par moi chantée &amp; publiée</text:p>
        <text:p text:style-name="P7">Ta force &amp; ta bonté sera,</text:p>
        <text:p text:style-name="P7">Dés que le jour se montrera.</text:p>
        <text:p text:style-name="P7">Car tu as été ma retraitte,</text:p>
        <text:p text:style-name="P7">Et en mes maux sûre cachette.</text:p>
        <text:p text:style-name="P7">De toi donc, Ô Dieu mon support,</text:p>
        <text:p text:style-name="P7">De chanter ferai mon effort.</text:p>
        <text:p text:style-name="P7">Car mon Dieu est ma forteresse,</text:p>
        <text:p text:style-name="P7">Et n’eu jamais mal ne détresse,</text:p>
        <text:p text:style-name="P7">Que ne l’aie expérimenté</text:p>
        <text:p text:style-name="P7">Dieu envers moi plein de bonté.</text:p>
        <text:h text:style-name="P203" text:outline-level="2">Psaume <text:span text:style-name="T366">60</text:span> (<text:span text:style-name="T378">Bèze</text:span>, <text:span text:style-name="T378">15</text:span><text:span text:style-name="T370">62</text:span>)</text:h>
        <text:p text:style-name="P6">David étant desjà colloque au siège royal, &amp; ayant^obtenu quelques victoires notables, lesquelles pouvaient beaucoup servir pour cslablir &amp; confermer son règne, magnifie &amp; exalte en cela la grâce de Dieu : &amp; ce non-seulement pour rendre^témoignage qu’il n’est point ingrat, mais aussi pour attirer &amp; faire flechir le reste du peuple qui refusait de se ranger sous sa domination, &amp; afin de rassembler parce moyen le corps du peuple qui était comme déchire par pièces. Au reste, après avoir dit qu’on voit reluire en sa personne des signes manifestes de la bénédiction de Dieu, lesquels témoignent que c’est par la providence &amp; conduite de Dieu qu’il a été élu Roi, principalement il rameine les fidèles à l’oracle &amp; révélation céleste, afin qu’ils entendent que ce sera s’assembler &amp; unir sous la conduite de Dieu, quand ils approuveront l’onction faite par</text:p>
        <text:p text:style-name="P6">Samuel, &amp; y ajouteronl leur consentement. II entrelace aussi quelques prières tendantes à ce que Dieu ve<text:span text:style-name="T547">u</text:span>ille parfaire ce qu’il a commencé.</text:p>
        <text:p text:style-name="P40">Ô Dieu qui nous as de boutez,</text:p>
        <text:p text:style-name="P40">Qui nous as de toi es car tez, ja dis con tre nous ir ri té,</text:p>
        <text:p text:style-name="P40">Tourne toi de nos tre cos té.</text:p>
        <text:p text:style-name="P40">Tu as notre pa ys se coux,</text:p>
        <text:p text:style-name="P62">Et cassé à force de coups.</text:p>
        <text:p text:style-name="P62">Gu<text:span text:style-name="T226">é</text:span>ri sa pla<text:span text:style-name="T226">i</text:span>e qui le presse,</text:p>
        <text:p text:style-name="P40">Car tu vois comment il s’abaisse.</text:p>
        <text:p text:style-name="P7">Ton peuple as traité rudement,</text:p>
        <text:p text:style-name="P7">Et d’un vin d’étourdissement</text:p>
        <text:p text:style-name="P7">Tu l’as repeu, &amp; abruvé :</text:p>
        <text:p text:style-name="P7">Mais depuis tu as élevé</text:p>
        <text:p text:style-name="P7"><text:soft-page-break/>L’enseigne de tes serviteurs,</text:p>
        <text:p text:style-name="P7">Qui te reverent en leurs cœurs,</text:p>
        <text:p text:style-name="P7">Afin que haut on la déplo<text:span text:style-name="T240">it</text:span>,</text:p>
        <text:p text:style-name="P7">Et que ta vérité se vo<text:span text:style-name="T240">it</text:span>.</text:p>
        <text:p text:style-name="P7">Or donc à fin que tes amis</text:p>
        <text:p text:style-name="P7">Echappent à leurs ennemis,</text:p>
        <text:p text:style-name="P7">Sauve nous de ton bras puissant,</text:p>
        <text:p text:style-name="P7">Et répons à moi languissant.</text:p>
        <text:p text:style-name="P7">Mais quoi ? Dieu m’a déjà ouï,</text:p>
        <text:p text:style-name="P7">Et de son saint lieu r<text:span text:style-name="T223">é</text:span>jou<text:span text:style-name="T223">i</text:span> :</text:p>
        <text:p text:style-name="P7">Sichem sera mon héritage,</text:p>
        <text:p text:style-name="P7">Le val de Sucot mon partage.</text:p>
        <text:p text:style-name="_3c_ab_3e_">*</text:p>
        <text:p text:style-name="P7">De Galaad la region</text:p>
        <text:p text:style-name="P7">Sera de ma possession :</text:p>
        <text:p text:style-name="P7">Et de Manassé tout le bien</text:p>
        <text:p text:style-name="P7">Sans nulle doute sera mien.</text:p>
        <text:p text:style-name="P7">Ephraim peuple grand &amp; fort</text:p>
        <text:p text:style-name="P7">Sera de mon chef le support,</text:p>
        <text:p text:style-name="P7">Juda du regne l’assûrance,</text:p>
        <text:p text:style-name="P7">Pour en établir l’ordonnance.</text:p>
        <text:p text:style-name="P7">Les Moabites au surplus</text:p>
        <text:p text:style-name="P7">Je ne veux estimer non plus,</text:p>
        <text:p text:style-name="P7">En dépit de leur mauvaistiés,</text:p>
        <text:p text:style-name="P7">Qu’un vaisseau pour laver mes pieds.</text:p>
        <text:p text:style-name="P7">Contre Edom peuple glorieux</text:p>
        <text:p text:style-name="P7">Je jetterai mes souliers vieux :</text:p>
        <text:p text:style-name="P7">Sus, Palestins, faites-moi fête.</text:p>
        <text:p text:style-name="P7">De ma victoire qui s’apprête.</text:p>
        <text:p text:style-name="P7">Mais par qui serai-je en sûr<text:span text:style-name="T449">e</text:span>té</text:p>
        <text:p text:style-name="P7">Conduit en la forte Cité ?</text:p>
        <text:p text:style-name="P7">Qui est-ce qui me conduira</text:p>
        <text:p text:style-name="P7">En Edom, &amp; m’y guidera ?</text:p>
        <text:p text:style-name="P7">Ne sera-ce pas toi, Ô Dieu,</text:p>
        <text:p text:style-name="P7">Qui nous chassois de lieu en lieu,</text:p>
        <text:p text:style-name="P7">Et n’accompagn<text:span text:style-name="T283">a</text:span>is nos armées</text:p>
        <text:p text:style-name="P7">De tes faveurs accoutumées ?</text:p>
        <text:p text:style-name="P7">Donne-nous ton secours d’enhaut,</text:p>
        <text:p text:style-name="P7">Contre celui qui nous assaut :</text:p>
        <text:p text:style-name="P7">Car qui n’a que les terriens</text:p>
        <text:p text:style-name="P7">Pour sa sauvegarde, n’a riens.</text:p>
        <text:p text:style-name="P7">Dieu nous rendra preux &amp; vaillants</text:p>
        <text:p text:style-name="P7">Encontre tous nos assaillants,</text:p>
        <text:p text:style-name="P7">Renversant, par sa vertu grande,</text:p>
        <text:p text:style-name="P7">De nos haineux toute la bande.</text:p>
        <text:h text:style-name="P203" text:outline-level="2"><text:soft-page-break/>Psaume <text:span text:style-name="T366">61</text:span> (<text:span text:style-name="T378">Bèze</text:span>, <text:span text:style-name="T378">15</text:span><text:span text:style-name="T370">62</text:span>)</text:h>
        <text:p text:style-name="P6">Combien que ce Psaume commence par une prière, ou pour le moins récite briefvement l’oraison que David feit lorsqu’une grande d<text:span text:style-name="T448">é</text:span>tresse le pressait : si est-ce que la plus grand'part d’icelui consiste en louanges de Dieu &amp; action de grilces : car il récite que par la Providence de Dieu, il a été délivré d’un grand danger, quel qu’il fût, &amp; confermé au trône royal.</text:p>
        <text:p text:style-name="P7">EN tens à ce que je crie, je te prie,</text:p>
        <text:p text:style-name="P40">Ô mon Dieu exau ce moi, Du bout du mon de mon a me,</text:p>
        <text:p text:style-name="P40">Qui se pas me,</text:p>
        <text:p text:style-name="P40">Ne re clame au tre que toi.</text:p>
        <text:p text:style-name="P7">Monte moi dessus la roche,</text:p>
        <text:p text:style-name="P7">Dont l’approche</text:p>
        <text:p text:style-name="P7">Et l’accès ne m’est permis :</text:p>
        <text:p text:style-name="P7">Car tu es ma forteresse,</text:p>
        <text:p text:style-name="P7">Et adresse</text:p>
        <text:p text:style-name="P7">Encontre mes ennemis.</text:p>
        <text:p text:style-name="P7">Dedans ton saint tabernacle,</text:p>
        <text:p text:style-name="P7">Habitacle</text:p>
        <text:p text:style-name="P7">À jamais je choisirai :</text:p>
        <text:p text:style-name="P7">Recours très-sûr &amp; fid<text:span text:style-name="T522">è</text:span>le</text:p>
        <text:p text:style-name="P7">Sous ton aile</text:p>
        <text:p text:style-name="P7">Je sai<text:span text:style-name="T451">s</text:span> que je trouverai.</text:p>
        <text:p text:style-name="P7">Car de ce que je desire,</text:p>
        <text:p text:style-name="P7">Trecher Sire,</text:p>
        <text:p text:style-name="P7">Il t’a pleu me faire un don,</text:p>
        <text:p text:style-name="P7">Et m’as donné en partage</text:p>
        <text:p text:style-name="P7">L’héritage</text:p>
        <text:p text:style-name="P7">De ceux qui craignent ton nom.</text:p>
        <text:p text:style-name="P7">Année dessus année</text:p>
        <text:p text:style-name="P7">Ordonnée</text:p>
        <text:p text:style-name="P7">À ton Roi s’adjoutera :</text:p>
        <text:p text:style-name="P7">Si que toujours ass<text:span text:style-name="T224">u</text:span>rée</text:p>
        <text:p text:style-name="P7">Sa durée</text:p>
        <text:p text:style-name="P7">De siecle en siecle sera.</text:p>
        <text:p text:style-name="P7">Devant Dieu sans fin ne terme</text:p>
        <text:p text:style-name="P7">Sera ferme</text:p>
        <text:p text:style-name="P7">Son regne en toute sûr<text:span text:style-name="T449">e</text:span>té.</text:p>
        <text:p text:style-name="P7">Apprête, Ô Dieu, qui le gardes,</text:p>
        <text:p text:style-name="P7">Ses deux gardes,</text:p>
        <text:p text:style-name="P7">Ta grâce, &amp; ta vérité.</text:p>
        <text:p text:style-name="P7">Voila comment en cantiques</text:p>
        <text:p text:style-name="P7">Authentiques</text:p>
        <text:p text:style-name="P7">Sans fin louer je te veux :</text:p>
        <text:p text:style-name="P7">À fin qu’un seul jour ne passe</text:p>
        <text:p text:style-name="P7">Qu’en ta face</text:p>
        <text:p text:style-name="P7">Je ne te paye mes vœus.</text:p>
        <text:h text:style-name="P203" text:outline-level="2"><text:soft-page-break/>Psaume <text:span text:style-name="T366">62</text:span> (<text:span text:style-name="T378">Bèze</text:span>, <text:span text:style-name="T378">15</text:span><text:span text:style-name="T370">62</text:span>)</text:h>
        <text:p text:style-name="P6">Ce Psaume pour la plus grand'part contient des méditations, par lesquelles David s’accourage &amp; les autres aussi, à metlre leur espérance en Dieu, &amp; se munit &amp; arme contre les combats des tentations. Et pour-ce que tant aisément par les vains allèchemens du monde nos sens viennent à être détournez de Dieu, tellement qu’ils s’écoulent el évanouissenl, il taxe vivement ce<text:span text:style-name="T484">t</text:span>te vanité, pour s’arrêter &amp; les aulres aussi en Dieu seul.</text:p>
        <text:p text:style-name="P40">MOn a me en Dieu tant seu lement</text:p>
        <text:p text:style-name="P40">Trou ve tout son con ten te ment :</text:p>
        <text:p text:style-name="P40">Car lui seul est ma sau ve garde,</text:p>
        <text:p text:style-name="P7">Lui seul est mon roc es le vé, Mon sa lut, mon fort es prou vé :</text:p>
        <text:p text:style-name="P40">De tomber trop bas je n’ai garde.</text:p>
        <text:p text:style-name="P7">Jusques à quand brasserez-vous</text:p>
        <text:p text:style-name="P7">La mort &amp; la perte de tous ?</text:p>
        <text:p text:style-name="P7">Vous-mêmes cherrez en ruine,</text:p>
        <text:p text:style-name="P7">Ainsi qu’un vieil mur tout panchant,</text:p>
        <text:p text:style-name="P7">Ou qu’un vieil manoir trebuchant,</text:p>
        <text:p text:style-name="P7">Qui de soi-même se ruine.</text:p>
        <text:p text:style-name="P7">Ceux qu’il plaît à Dieu de hausser,</text:p>
        <text:p text:style-name="P7">Ces gens ne font rien que penser</text:p>
        <text:p text:style-name="P7">À les abaisser &amp; détruire.</text:p>
        <text:p text:style-name="P7">Ils prennent plaisir à mentir :</text:p>
        <text:p text:style-name="P7">Leur parler est doux au sortir,</text:p>
        <text:p text:style-name="P7">Mais leur cœur ne fait que maudire.</text:p>
        <text:p text:style-name="P7">Mais quoi, mon âme ? seulement</text:p>
        <text:p text:style-name="P7">Atten ton Dieu patiemment,</text:p>
        <text:p text:style-name="P7">Car en lui mon espoir je fonde.</text:p>
        <text:p text:style-name="P7">Lui seul est mon roc ass<text:span text:style-name="T449">u</text:span>ré,</text:p>
        <text:p text:style-name="P7">Mon salut, mon lieu remparé,</text:p>
        <text:p text:style-name="P7">Garde je n’ai qu’on me confonde.</text:p>
        <text:p text:style-name="P7">Dieu est ma gloire &amp; mon secours,</text:p>
        <text:p text:style-name="P7">Dieu est mon fort &amp; mon recours.</text:p>
        <text:p text:style-name="P21">Peuples, ayez en lui fiance<text:note text:id="ftn128" text:note-class="footnote"><text:note-citation>130</text:note-citation><text:note-body><text:p text:style-name="P112">de <text:span text:style-name="T324">foi, </text:span><text:span text:style-name="T332">fier, fiancer</text:span><text:span text:style-name="T425"> « </text:span><text:span text:style-name="T426">confiance »</text:span></text:p></text:note-body></text:note>,</text:p>
        <text:p text:style-name="P7">Venez en tout temps devant lui</text:p>
        <text:p text:style-name="P7">Vous décharger : car c’est celui</text:p>
        <text:p text:style-name="P7">Où faut asseoir sa confiance.</text:p>
        <text:p text:style-name="P7">Mais quant aux hommes, ce n’est rien,</text:p>
        <text:p text:style-name="P7">Les plus grands, di-je, &amp; tout leur bien</text:p>
        <text:p text:style-name="P7">N’est que vanité qu’on adore.</text:p>
        <text:p text:style-name="P7">Et qui eux &amp; rien peserait</text:p>
        <text:p text:style-name="P7">L’un contre l’autre, il trouverait</text:p>
        <text:p text:style-name="P7">Qu’un rien est plus pesant encore.</text:p>
        <text:p text:style-name="P7">N’ass<text:span text:style-name="T224">u</text:span>rez jamais vos desseins</text:p>
        <text:p text:style-name="P7">Dessus outrages ne larcins,</text:p>
        <text:p text:style-name="P7">Gardez-vous d’esperance folle.</text:p>
        <text:p text:style-name="P7">Si biens vous viennent à planté,</text:p>
        <text:p text:style-name="P7">Votre cœur ne soit point planté</text:p>
        <text:p text:style-name="P7">En une chose tant frivole.</text:p>
        <text:p text:style-name="P7">Dieu a dit, voire une &amp; deux fois,</text:p>
        <text:p text:style-name="P7"><text:soft-page-break/>Et j’en ai entendu la voix,</text:p>
        <text:p text:style-name="P7">Qu’à lui appartient toute force.</text:p>
        <text:p text:style-name="P7">Ô Dieu, tu es benin &amp; doux :</text:p>
        <text:p text:style-name="P7">Car un jour tu rendras à tous,</text:p>
        <text:p text:style-name="P7">Selon que de vivre on s’efforce.</text:p>
        <text:h text:style-name="P203" text:outline-level="2">Psaume <text:span text:style-name="T366">63</text:span> (<text:span text:style-name="T378">Bèze</text:span>, <text:span text:style-name="T378">155</text:span><text:span text:style-name="T370">4</text:span>)</text:h>
        <text:p text:style-name="P6">Ce Psaume conlient non pas tant des prières que des saintes méditations, lesquelles</text:p>
        <text:p text:style-name="P6">David s’est proposées pour consolation entre ses extrêmes facheries, perplexilez, &amp; dangers. 11 entrelace aussi des vœus qu’il avait vouez à Dieu, étant fort perplex pour les <text:span text:style-name="T43">é</text:span>po<text:span text:style-name="T420">u</text:span>vant<text:span text:style-name="T43">e</text:span>m<text:span text:style-name="T43">e</text:span>n<text:span text:style-name="T420">t</text:span>s qui se présentaient en son esprit.</text:p>
        <text:p text:style-name="P7">Ô Dieu, je n’ai Dieu fors que toi :</text:p>
        <text:p text:style-name="P40">Dés le ma tin je te re clame,</text:p>
        <text:p text:style-name="P7">Et de ta soif je sens mon âme</text:p>
        <text:p text:style-name="P7">Tou te pas me e de dans moi.</text:p>
        <text:p text:style-name="P7">Les pauvres sens d’humeur tous vuides</text:p>
        <text:p text:style-name="P40">De mon corps mat &amp; al te ré,</text:p>
        <text:p text:style-name="P40">Toujours, Seigneur, t’ont de si ré</text:p>
        <text:p text:style-name="P40">En ces lieux deserts &amp; a rides.</text:p>
        <text:p text:style-name="P7">Afin qu’encore une fois</text:p>
        <text:p text:style-name="P7">Je vo<text:span text:style-name="T240">is</text:span> ta force &amp; ta gloire,</text:p>
        <text:p text:style-name="P7">Comme dedans ton Sanctuaire</text:p>
        <text:p text:style-name="P7">Je l’ai contemplé autresfois.</text:p>
        <text:p text:style-name="P7">Car mieux vaut que la vie même</text:p>
        <text:p text:style-name="P7">Ta grâce &amp; ta benignité :</text:p>
        <text:p text:style-name="P7">Dont par ma bouche recité</text:p>
        <text:p text:style-name="P61">Sans fin sera ton los<text:note text:id="ftn129" text:note-class="footnote"><text:note-citation>131</text:note-citation><text:note-body><text:p text:style-name="P106">de <text:span text:style-name="T324">louer</text:span> « renom »</text:p></text:note-body></text:note> supreme.</text:p>
        <text:p text:style-name="P61">Ainsi ton los<text:note text:id="ftn130" text:note-class="footnote"><text:note-citation>132</text:note-citation><text:note-body><text:p text:style-name="P106">de <text:span text:style-name="T324">louer</text:span> « renom »</text:p></text:note-body></text:note> je chanterai,</text:p>
        <text:p text:style-name="P7">Tant que ma vie soit <text:span text:style-name="T484">é</text:span>teinte :</text:p>
        <text:p text:style-name="P7">Ton nom &amp; puissance très-sainte</text:p>
        <text:p text:style-name="P7">À jointes mains j’invoquerai.</text:p>
        <text:p text:style-name="_3c_ab_3e_">*</text:p>
        <text:p text:style-name="P7">Ainsi que de moelle &amp; de graisse</text:p>
        <text:p text:style-name="P7">Je me sens tout rassasié,</text:p>
        <text:p text:style-name="P7">Et d’un chant à toi dedié</text:p>
        <text:p text:style-name="P7">Tout joyeux de chanter ne cesse,</text:p>
        <text:p text:style-name="P7">Lors qu’en mon lit il me souvient</text:p>
        <text:p text:style-name="P7">De ta souveraine puissance,</text:p>
        <text:p text:style-name="P7">Et que de toi la souvenance</text:p>
        <text:p text:style-name="P7">Le long de la nuit m’entretient :</text:p>
        <text:p text:style-name="P7">Car en mes détresses mortelles,</text:p>
        <text:p text:style-name="P7">De ton secours m’as fait jouir :</text:p>
        <text:p text:style-name="P7">Qui me fait ores réjouir,</text:p>
        <text:p text:style-name="P7"><text:soft-page-break/>Caché sous l’ombre de tes ailes.</text:p>
        <text:p text:style-name="P7">Mon âme de si près te suit,</text:p>
        <text:p text:style-name="P7">Que nullement ne t’abandonne,</text:p>
        <text:p text:style-name="P7">Et ta main soutient ma personne</text:p>
        <text:p text:style-name="P7">Contre tout homme qui me nuit :</text:p>
        <text:p text:style-name="P7">Mais ces gens qui me font la guerre,</text:p>
        <text:p text:style-name="P7">Tâchan<text:span text:style-name="T525">t</text:span> ma vie consumer,</text:p>
        <text:p text:style-name="P7">On verra fondre &amp; abysmer</text:p>
        <text:p text:style-name="P7">Jusqu’au plus profond de la terre.</text:p>
        <text:p text:style-name="P7">En pieces un jour sera mis</text:p>
        <text:p text:style-name="P7">Au fil du glaive, &amp; par la vo<text:span text:style-name="T240">i</text:span>e</text:p>
        <text:p text:style-name="P7">Aux renards servira de pro<text:span text:style-name="T240">i</text:span>e</text:p>
        <text:p text:style-name="P7">L’amas de tous mes ennemis.</text:p>
        <text:p text:style-name="P7">Adonc joyeux de la victoire</text:p>
        <text:p text:style-name="P7">Le Roi en Dieu s’esjouira :</text:p>
        <text:p text:style-name="P7">Tout homme aussi Dieu benira,</text:p>
        <text:p text:style-name="P7">Qui recognait le Dieu de gloire.</text:p>
        <text:p text:style-name="P7">Car quelque mensonge au sortir</text:p>
        <text:p text:style-name="P7">Que la fausse bouche propose,</text:p>
        <text:p text:style-name="P7">Il faut qu’un jour elle soit close,</text:p>
        <text:p text:style-name="P7">Sans qu’on l’en puisse garentir.</text:p>
        <text:h text:style-name="P203" text:outline-level="2">Psaume <text:span text:style-name="T366">64</text:span> (<text:span text:style-name="T378">Bèze</text:span>, <text:span text:style-name="T378">155</text:span><text:span text:style-name="T370">4</text:span>)</text:h>
        <text:p text:style-name="P6">Ce Psaume contient une complainte mêlée avec une prière. Car David pour rendre</text:p>
        <text:p text:style-name="P6">Dieu plus enclin à miséricorde, se complaind tant de la cruauté injuste de ses ennemis, que de leurs embuches &amp; machinations perverses. À la fin, en jettant sa vue vers le Seigneur, il se réjouit, étant certain d’avoir meilleure issue.</text:p>
        <text:p text:style-name="P7">EN tens à ce que je veux dire,</text:p>
        <text:p text:style-name="P7">Quand je te pri e, sau ve moi :</text:p>
        <text:p text:style-name="P40">Que de mes en ne mis l’effro<text:span text:style-name="T601">i</text:span></text:p>
        <text:p text:style-name="P40">Ne vie ne ma vi e des truire,</text:p>
        <text:p text:style-name="P40">Souve rain Sire.</text:p>
        <text:p text:style-name="P7">Cache moi loin de l’entreprise</text:p>
        <text:p text:style-name="P7">Des ennemis fins &amp; couvers,</text:p>
        <text:p text:style-name="P7">Et des complots de ces pervers,</text:p>
        <text:p text:style-name="P7">Dont la vie à tout mal apprise,</text:p>
        <text:p text:style-name="P7">Est tant reprise.</text:p>
        <text:p text:style-name="P7">Ils ont des langues affettées,</text:p>
        <text:p text:style-name="P7">Aussi perçantes que poignards,</text:p>
        <text:p text:style-name="P7">En lieu de fleches &amp; de dards,</text:p>
        <text:p text:style-name="P7">Paroles aigrement jetées</text:p>
        <text:p text:style-name="P7">Ont atteintées.</text:p>
        <text:p text:style-name="P7">Afin d’en donner une atteinte</text:p>
        <text:p text:style-name="P7">À l’innocent couvertement</text:p>
        <text:p text:style-name="P7">De sorte que soudainement</text:p>
        <text:p text:style-name="P7">Mainte personne ils ont atteinte,</text:p>
        <text:p text:style-name="P7">Sans nulle crainte.</text:p>
        <text:p text:style-name="P7"><text:soft-page-break/>Ils sont obstinez à méfaire,</text:p>
        <text:p text:style-name="P7">Parlent de me tendre leurs rets,</text:p>
        <text:p text:style-name="P7">Disan<text:span text:style-name="T525">t</text:span>, comme gens assurez,</text:p>
        <text:p text:style-name="P7">Qui saura rien de cest affaire</text:p>
        <text:p text:style-name="P7">Que voulons faire ?</text:p>
        <text:p text:style-name="_3c_ab_3e_">*</text:p>
        <text:p text:style-name="P7">Pour trouver finesses subtiles,</text:p>
        <text:p text:style-name="P7">Ils sont curieux jusqu’à tout :</text:p>
        <text:p text:style-name="P7">Et vont c<text:span text:style-name="T525">h</text:span>erchan<text:span text:style-name="T525">t</text:span> jusques au bout,</text:p>
        <text:p text:style-name="P7">Mêmement les plus difficiles</text:p>
        <text:p text:style-name="P7">Aux plus habiles.</text:p>
        <text:p text:style-name="P7">Mais Dieu sur lequel je m’assure,</text:p>
        <text:p text:style-name="P7">Son trait sur eux décochera,</text:p>
        <text:p text:style-name="P7">Quand pas un d’eux n’y pensera :</text:p>
        <text:p text:style-name="P7">Dont suivra tantôt la blessûre</text:p>
        <text:p text:style-name="P7">Soudaine &amp; sûre.</text:p>
        <text:p text:style-name="P7">Par leur propre langue execrable</text:p>
        <text:p text:style-name="P7">Eux-mêmes se ruineront :</text:p>
        <text:p text:style-name="P7">Adonc plusieurs s’étonneront,</text:p>
        <text:p text:style-name="P7">Voyan<text:span text:style-name="T525">t</text:span> la ruine importable</text:p>
        <text:p text:style-name="P7">Qui les accable.</text:p>
        <text:p text:style-name="P7">Tous alors rendront témoignage</text:p>
        <text:p text:style-name="P7">Des hauts effets du Souverain,</text:p>
        <text:p text:style-name="P7">Et tous craintifs dessous sa main</text:p>
        <text:p text:style-name="P7">Recognaîtront en leurs courages</text:p>
        <text:p text:style-name="P7">Ses gran<text:span text:style-name="T525">d</text:span>s ouvrages.</text:p>
        <text:p text:style-name="P7">Mais le juste en réjouissance</text:p>
        <text:p text:style-name="P7">À l’Éternel s’arrêtera :</text:p>
        <text:p text:style-name="P7">Et qui de cœur entier sera,</text:p>
        <text:p text:style-name="P7">Chantera de Dieu la puissance</text:p>
        <text:p text:style-name="P7">En assurance.</text:p>
        <text:h text:style-name="P203" text:outline-level="2">Psaume <text:span text:style-name="T367">65</text:span> (<text:span text:style-name="T378">Bèze</text:span>, <text:span text:style-name="T378">155</text:span><text:span text:style-name="T370">4</text:span>)</text:h>
        <text:p text:style-name="P6">Ce Psaume est en partie de prières, &amp; en partie d’action de grâces. Or combien qu’il y ail une Prophétie entrelacée de la foi commune des Gentils avec les Juifs, toutefois il y a une description particulière de la faveur paternelle de Dieu envers son Église, &amp; des bénédictions qui procèdent de là. Et Dieu est spécialement requis, qu’il lui plaise continuer la même libéralité que les Juifs avaient expérimentée. Or, il est fait mention de double grâce de Dieu, asçavoir qu’il a défendu puissamment sa terre, &amp; qu’il l’a enrichie d’abondance de lous biens.</text:p>
        <text:p text:style-name="P7">Ô Dieu, la gloire qui t’est due,</text:p>
        <text:p text:style-name="P40">T’attend de dans Sion :</text:p>
        <text:p text:style-name="P40">En ce lieu te se ra ren due</text:p>
        <text:p text:style-name="P40">De vœus oblation :</text:p>
        <text:p text:style-name="P40">Et d’autant que la voix en tendre</text:p>
        <text:p text:style-name="P40">Des tiens il te plai ra,</text:p>
        <text:p text:style-name="P40">Tout droit à toi se ve nir rendre</text:p>
        <text:p text:style-name="P40"><text:soft-page-break/>Toutes gens on verra.</text:p>
        <text:p text:style-name="P7">Toutes manieres de malices</text:p>
        <text:p text:style-name="P7">Avaient gaigné sur moi :</text:p>
        <text:p text:style-name="P7">Mais tous nos péchez &amp; nos vices</text:p>
        <text:p text:style-name="P7">Sont abolis de toi.</text:p>
        <text:p text:style-name="P7">Heureux celui que veux elire,</text:p>
        <text:p text:style-name="P7">Et près de toi loger :</text:p>
        <text:p text:style-name="P7">À fin que chez toi se retire,</text:p>
        <text:p text:style-name="P7">Pour jamais n’en bouger.</text:p>
        <text:p text:style-name="P7">Des biens du palais de ta gloire</text:p>
        <text:p text:style-name="P7">À plein nous saoulerons :</text:p>
        <text:p text:style-name="P7">Des biens de ton saint Sanctuaire</text:p>
        <text:p text:style-name="P7">Tous repeus nous serons.</text:p>
        <text:p text:style-name="P7">Selon ta bonté indicible,</text:p>
        <text:p text:style-name="P7">Ô Dieu qui nous maintiens,</text:p>
        <text:p text:style-name="P7">En haute façon &amp; terrible</text:p>
        <text:p text:style-name="P7">Tu répondras aux tiens.</text:p>
        <text:p text:style-name="P7">En toi espère tout le monde,</text:p>
        <text:p text:style-name="P7">Jusqu’aux lointains pays,</text:p>
        <text:p text:style-name="P7">Qui sont de la grande mer profonde</text:p>
        <text:p text:style-name="P7">Enclos &amp; circuis.</text:p>
        <text:p text:style-name="P7">De tes puissances redoutables</text:p>
        <text:p text:style-name="P7">Tout ceint &amp; revestu,</text:p>
        <text:p text:style-name="P7">Tu tiens les monts fermes &amp; stables</text:p>
        <text:p text:style-name="P7">Par ta grande vertu.</text:p>
        <text:p text:style-name="P7">Les flots de la grande mer bruyante</text:p>
        <text:p text:style-name="P7">Tu peux faire cesser :</text:p>
        <text:p text:style-name="P7">Des peuples l’émeute inconstante</text:p>
        <text:p text:style-name="P7">Soudain peux rabaisser.</text:p>
        <text:p text:style-name="P7">Voyant tes œuvres nompareilles,</text:p>
        <text:p text:style-name="P7">Peuples de tous côtez</text:p>
        <text:p text:style-name="P7">Sont étonnez de tes merveilles,</text:p>
        <text:p text:style-name="P7">Tant so<text:span text:style-name="T462">i</text:span>ent-ils écartez.</text:p>
        <text:p text:style-name="_3c_ab_3e_">*</text:p>
        <text:p text:style-name="P7">Du bout qui le jour nous envo<text:span text:style-name="T462">it</text:span></text:p>
        <text:p text:style-name="P7">Jusques en l’Occident,</text:p>
        <text:p text:style-name="P7">C’est ta bonté qui nous o<text:span text:style-name="T462">c</text:span>tro<text:span text:style-name="T462">it</text:span></text:p>
        <text:p text:style-name="P7">Tout plaisir <text:span text:style-name="T240">é</text:span>vident.</text:p>
        <text:p text:style-name="P7">Si la terre est de soi tarie,</text:p>
        <text:p text:style-name="P7">Tu la viens visiter,</text:p>
        <text:p text:style-name="P7">Et les gran<text:span text:style-name="T525">d</text:span>s tresors de ta pluie</text:p>
        <text:p text:style-name="P7">Sur elle degouter.</text:p>
        <text:p text:style-name="P7">L’eau qui de tes ruisseaux regorge</text:p>
        <text:p text:style-name="P7">Vient la terre nourrir,</text:p>
        <text:p text:style-name="P7">Afin que le froment &amp; l’orge</text:p>
        <text:p text:style-name="P7">Puissent croistre &amp; meurir.</text:p>
        <text:p text:style-name="P7">Ses rayons enyvres &amp; trempes,</text:p>
        <text:p text:style-name="P7">Ses sillons aplanis :</text:p>
        <text:p text:style-name="P7">Tu l’amollis &amp; la détrempes,</text:p>
        <text:p text:style-name="P7">Et son germe benis.</text:p>
        <text:p text:style-name="P7"><text:soft-page-break/>La saison couronnée &amp; ceinte</text:p>
        <text:p text:style-name="P7">De tes biens on peut voir :</text:p>
        <text:p text:style-name="P7">Des hauts cieux, ta demeure sainte,</text:p>
        <text:p text:style-name="P7">La graisse fais pleuvoir :</text:p>
        <text:p text:style-name="P7">Les desers avec leurs logettes</text:p>
        <text:p text:style-name="P7">De pluie fais jouir :</text:p>
        <text:p text:style-name="P7">Dont les coustaux &amp; montagnettes</text:p>
        <text:p text:style-name="P7">Semblent se réjouir.</text:p>
        <text:p text:style-name="P7">Adonc voit-on par les campagnes</text:p>
        <text:p text:style-name="P7">Mille troupeaux divers,</text:p>
        <text:p text:style-name="P7">Et les entre-deux des montagnes</text:p>
        <text:p text:style-name="P7">De gran<text:span text:style-name="T525">d</text:span>s bleds tous couvers :</text:p>
        <text:p text:style-name="P7">Et semble tout ce bien champêtre,</text:p>
        <text:p text:style-name="P7">R<text:span text:style-name="T569">é</text:span>jouir de ses chants,</text:p>
        <text:p text:style-name="P7">Au prix qu’on les voit apparaître,</text:p>
        <text:p text:style-name="P7">Et montagnes &amp; champs.</text:p>
        <text:h text:style-name="P203" text:outline-level="2">Psaume <text:span text:style-name="T367">66</text:span> (<text:span text:style-name="T378">Bèze</text:span>, <text:span text:style-name="T378">15</text:span><text:span text:style-name="T370">62</text:span>)</text:h>
        <text:p text:style-name="P6">Combien qu’il se peut taire que le Prophète célèbre principalement une délivrance sous la personne de l’Église, toulesfois il comprend diverses grâces que Dieu a faites incessamment au peuple qu’il a élu. Or tout ainsi comme il publie que le salut a é<text:span text:style-name="T47">t</text:span>é apporté à ceux qui étaient affligez par la vertu divine, aussi fournit-il matière de consolation &amp; patience, disant qu’ils ont été examinez comme l’argent, quand ils ont e<text:span text:style-name="T47">t</text:span>é assujetis à la tyrannie des ennemis. En la Gn il semble qu’il parle spécialement de soi, produisant un témoignage de son intégrité, de ce qu’il a été exaucé de Dieu, lequel rejette les méchants &amp; pervers.</text:p>
        <text:p text:style-name="P7">OR sus, lou ez Dieu tout le monde</text:p>
        <text:p text:style-name="P61">Chantez le los<text:note text:id="ftn131" text:note-class="footnote"><text:note-citation>133</text:note-citation><text:note-body><text:p text:style-name="P106">de <text:span text:style-name="T324">louer</text:span> « renom »</text:p></text:note-body></text:note> de son re nom :</text:p>
        <text:p text:style-name="P7">Chantez si haut que tout re donde</text:p>
        <text:p text:style-name="P40">De la lou an ge de son nom.</text:p>
        <text:p text:style-name="P40"/>
        <text:p text:style-name="P40">Dites, Ô que tu es ter rible</text:p>
        <text:p text:style-name="P40">Seigneur, en tout ce que tu fais !</text:p>
        <text:p text:style-name="P40">Tes haineux, tant es in vin cible,</text:p>
        <text:p text:style-name="P40">Te fla tent pour a voir la paix.</text:p>
        <text:p text:style-name="P7">Soit ta majesté glorieuse</text:p>
        <text:p text:style-name="P7">Adorée en tout l’univers,</text:p>
        <text:p text:style-name="P7">Soit ta louange precieuse</text:p>
        <text:p text:style-name="P7">Chantée en chansons &amp; en vers.</text:p>
        <text:p text:style-name="P7">Venez, voyez en vos courages</text:p>
        <text:p text:style-name="P7">Les faits de Dieu, voyez s’il est</text:p>
        <text:p text:style-name="P7">Grand &amp; terrible en ses ouvrages</text:p>
        <text:p text:style-name="P7">Vers les humains quand il lui plaît.</text:p>
        <text:p text:style-name="P7">Il a tairy la mer tant fière,</text:p>
        <text:p text:style-name="P7">Et depuis encore par lui</text:p>
        <text:p text:style-name="P7">À pied sec passa la rivière</text:p>
        <text:p text:style-name="P7">Son peuple, &amp; s’en est r<text:span text:style-name="T223">é</text:span>jou<text:span text:style-name="T223">i</text:span>.</text:p>
        <text:p text:style-name="P7">Sa seigneurie est eternelle,</text:p>
        <text:p text:style-name="P7"><text:soft-page-break/>Son œil s’<text:span text:style-name="T484">é</text:span>tend jusqu’aux Gentils :</text:p>
        <text:p text:style-name="P7">Quiconques à lui se rebelle</text:p>
        <text:p text:style-name="P7">Sera toujours des plus petits.</text:p>
        <text:p text:style-name="P7">Peuples, chacun de vous s’emplo<text:span text:style-name="T240">it</text:span></text:p>
        <text:p text:style-name="P7">À donner louange au Seigneur :</text:p>
        <text:p text:style-name="P7">Faites qu’en tout le monde on n’o<text:span text:style-name="T462">it</text:span></text:p>
        <text:p text:style-name="P7">Rien que sa gloire &amp; son honneur.</text:p>
        <text:p text:style-name="P7">C’est lui qui garde notre vie</text:p>
        <text:p text:style-name="P7">Tant souvent de passer le pas :</text:p>
        <text:p text:style-name="P7">C’est lui qui maugré toute envie,</text:p>
        <text:p text:style-name="P7">Fait que nos pieds ne glissent pas.</text:p>
        <text:p text:style-name="P7">Car tu nous as mis à l’éprœuve,</text:p>
        <text:p text:style-name="P7">Tu nous as, di-je, examinez,</text:p>
        <text:p text:style-name="P7">Et comme l’argent qu’on éprœuve</text:p>
        <text:p text:style-name="P7">Par feu, tu nous as affinez.</text:p>
        <text:p text:style-name="P7">Tu nous as fait entrer &amp; joindre</text:p>
        <text:p text:style-name="P7">Aux filets de nos ennemis :</text:p>
        <text:p text:style-name="P7">Tu nous as fait les reins étreindre</text:p>
        <text:p text:style-name="P7">Des liens où tu nous as mis.</text:p>
        <text:p text:style-name="_3c_ab_3e_">*</text:p>
        <text:p text:style-name="P7">On a monté dessus nos têtes,</text:p>
        <text:p text:style-name="P7">Comme sur le dos d’un chameau :</text:p>
        <text:p text:style-name="P7">Nous avons, comme pauvres bêtes,</text:p>
        <text:p text:style-name="P7">Passé par le feu &amp; par l’eau.</text:p>
        <text:p text:style-name="P7">Puis tu nous as de pleine grâce</text:p>
        <text:p text:style-name="P7">À plein raffrechis dont je veux</text:p>
        <text:p text:style-name="P7">En ta maison devant ta face</text:p>
        <text:p text:style-name="P7">Sacrifiant rendre mes vœus.</text:p>
        <text:p text:style-name="P7">Voire mes vœus que je confesse</text:p>
        <text:p text:style-name="P7">Mes lèvres t’avoir adressez,</text:p>
        <text:p text:style-name="P7">Lesquels au temps de ma détresse</text:p>
        <text:p text:style-name="P7">J’ai de ma bouche prononcez.</text:p>
        <text:p text:style-name="P7">Mainte bien belle &amp; grasse bête</text:p>
        <text:p text:style-name="P7">Sur ton autel veux consumer,</text:p>
        <text:p text:style-name="P7">Beliers, &amp; boucs, &amp; bœufs j’apprête</text:p>
        <text:p text:style-name="P7">Pour devant toi faire fumer.</text:p>
        <text:p text:style-name="P7">Tous craignan<text:span text:style-name="T525">t</text:span> Dieu &amp; sa puissance,</text:p>
        <text:p text:style-name="P7">Venez m’écouter en ce lieu,</text:p>
        <text:p text:style-name="P7">Racontant en esjouissance</text:p>
        <text:p text:style-name="P7">Les biens qu’ai reçus de mon Dieu.</text:p>
        <text:p text:style-name="P7">Quand ma bouche a fait sa prière,</text:p>
        <text:p text:style-name="P7">Il m’a o<text:span text:style-name="T223">uï</text:span> à chaque fois,</text:p>
        <text:p text:style-name="P7">Si que ma langue a eu matière</text:p>
        <text:p text:style-name="P7">De le louer à pleine voix.</text:p>
        <text:p text:style-name="P7">Si à quelque méchante chose</text:p>
        <text:p text:style-name="P7">Mon cœur eût alors regardé,</text:p>
        <text:p text:style-name="P7">Mon Dieu eût eu l’oreille close</text:p>
        <text:p text:style-name="P7">À ce que j’eusse demandé.</text:p>
        <text:p text:style-name="P7">Mais pour certain puis-je bien dire</text:p>
        <text:p text:style-name="P7">Que le Seigneur m’a entendu,</text:p>
        <text:p text:style-name="P7"><text:soft-page-break/>Et pour mieux écouter mon dire,</text:p>
        <text:p text:style-name="P7">Doux &amp; attentif s’est rendu.</text:p>
        <text:p text:style-name="P7">Loué soit mon Dieu favorable,</text:p>
        <text:p text:style-name="P7">Qui m’a volontiers écouté,</text:p>
        <text:p text:style-name="P7">Et de moi pauvre misérable</text:p>
        <text:p text:style-name="P7">N’a point retiré sa bonté.</text:p>
        <text:h text:style-name="P203" text:outline-level="2">Psaume <text:span text:style-name="T367">67</text:span> (<text:span text:style-name="T378">Bèze</text:span>, <text:span text:style-name="T378">155</text:span><text:span text:style-name="T370">6</text:span>)</text:h>
        <text:p text:style-name="P6">C’est une prière pour l’estât heureux de l’Église, non-seulement afin que Dieu le conserve &amp; maintienne au pays de Judée, mais aussi qu’il l’augmente lui donnant une <text:span text:style-name="T484">é</text:span>tendue nouvelle &amp; non accoutumée, où aussi il traitté en brief du règne de Dieu, lequel devait être dressé par tout le monde â l’advénement de Christ.</text:p>
        <text:p text:style-name="P40">DIeu nous soit doux &amp; favorable,</text:p>
        <text:p text:style-name="P40">Nous b<text:span text:style-name="T240">é</text:span>nissant par sa bonté,</text:p>
        <text:p text:style-name="P25">Et de son visage amiable<text:note text:id="ftn132" text:note-class="footnote"><text:note-citation>134</text:note-citation><text:note-body><text:p text:style-name="P122">de <text:span text:style-name="T324">ami</text:span> « <text:span text:style-name="T477">plein d’amitié, d’amour, de charité »</text:span></text:p></text:note-body></text:note></text:p>
        <text:p text:style-name="P7">Nous fa<text:span text:style-name="T240">ss</text:span>e luire la clarté :</text:p>
        <text:p text:style-name="P40">Afin que sa vo<text:span text:style-name="T240">i</text:span>e</text:p>
        <text:p text:style-name="P40">En terre se vo<text:span text:style-name="T240">it</text:span>,</text:p>
        <text:p text:style-name="P40">Et que bien à point</text:p>
        <text:p text:style-name="P40">Chacun puisse en tendre</text:p>
        <text:p text:style-name="P40">Où c’est qu’il faut tendre</text:p>
        <text:p text:style-name="P40">Pour ne p<text:span text:style-name="T240">é</text:span>rir point.</text:p>
        <text:p text:style-name="P7">Seigneur, que les peuples te chantent,</text:p>
        <text:p text:style-name="P7">Tous peuples te chantent, Seigneur,</text:p>
        <text:p text:style-name="P7">Peuples te chantent &amp; rechantent,</text:p>
        <text:p text:style-name="P7">S’<text:span text:style-name="T240">é</text:span>jouissan<text:span text:style-name="T240">t</text:span> de ton honneur :</text:p>
        <text:p text:style-name="P7">Car ta bonté grande</text:p>
        <text:p text:style-name="P7">Aux peuples commande</text:p>
        <text:p text:style-name="P7">Équitablement :</text:p>
        <text:p text:style-name="P7">Et sous ta conduite</text:p>
        <text:p text:style-name="P7">La terre est conduite</text:p>
        <text:p text:style-name="P7">Bien &amp; sûrement.</text:p>
        <text:p text:style-name="P7">Chacun, Ô Dieu, honneur te porte,</text:p>
        <text:p text:style-name="P7">Tous peuples chantent l’honneur tien :</text:p>
        <text:p text:style-name="P7">La terre ses fruits nous apporte :</text:p>
        <text:p text:style-name="P7">Dieu, notre Dieu nous face bien :</text:p>
        <text:p text:style-name="P7">Dieu, di-je, nous face</text:p>
        <text:p text:style-name="P7">Connaître sa grâce,</text:p>
        <text:p text:style-name="P7">En nous benissant :</text:p>
        <text:p text:style-name="P7">Et la terre toute</text:p>
        <text:p text:style-name="P7">Autre ne redoute</text:p>
        <text:p text:style-name="P7">Que le Tout-puissant.</text:p>
        <text:h text:style-name="P203" text:outline-level="2">Psaume <text:span text:style-name="T367">68</text:span> (<text:span text:style-name="T378">Bèze</text:span>, <text:span text:style-name="T378">15</text:span><text:span text:style-name="T370">62</text:span>)</text:h>
        <text:p text:style-name="P6">Combien que le but de David en ce Psaume soit de célébrer les victoires lesquelles il avait par la grâce de Dieu obtenues sur ses ennemis : toutefois au commencement célébrant en <text:soft-page-break/>général la puissance &amp; bonté de Dieu, il nous propose matière de le louer par le gouvernement de ce monde universel. Après ce<text:span text:style-name="T518">l</text:span>a il descend a la rédemption du peuple élu, avec laquelle il conjoint le cours continuel de libéralité paternelle, laquelle Dieu a toujours déployée envers le lignage d’Abraham. Finalement il déduit amplement la matière principale qu’il avait proposé de traiter, &amp; par titres magnifiques exalte cette singulière vertu de Dieu, laquelle il avait expérimentée lui-même en personne, &amp; laquelle aussi avait été co<text:span text:style-name="T518">n</text:span>nue évidemment de tout le peuple. Dont il conclu<text:span text:style-name="T60">t</text:span> que quand il fut créé Ro<text:span text:style-name="T60">i</text:span>, c’est-à-dire mis en possession, lors il y eut un étai en l’Église bien r<text:span text:style-name="T60">é</text:span>gl<text:span text:style-name="T60">é</text:span> : tellement qu’il s<text:span text:style-name="T60">e</text:span>mblait que Dieu dressant son trône royal commençait derechef à régner, en lieu qu’il semblait auparavant s’être bien fort élo<text:span text:style-name="T60">i</text:span>gné de son peuple. Or il n’y a point de doute que sous cette figure de son règne il a voulu représenter un portrait de la gloire magnifique laquelle est finalement apparue en notre Seigneur Jésus-Christ.</text:p>
        <text:p text:style-name="P40">QUe Dieu se montre seu lement,</text:p>
        <text:p text:style-name="P40">Et on ver ra sou dai ne ment</text:p>
        <text:p text:style-name="P40">À ban donner la place :</text:p>
        <text:p text:style-name="P40">Le camp des en ne mis es pars,</text:p>
        <text:p text:style-name="P40">Et ses hai neux de tou tes pars</text:p>
        <text:p text:style-name="P40">Fuir de vant sa face Dieu les fera tous s’enfu ir,</text:p>
        <text:p text:style-name="P40">Ain si qu’on voit s’eva nou ir</text:p>
        <text:p text:style-name="P40">Un a mas de fu mée.</text:p>
        <text:p text:style-name="P40">Com me la ci re aupres du feu,</text:p>
        <text:p text:style-name="P40">Ainsi des méchants devant Dieu</text:p>
        <text:p text:style-name="P40">La force est con su mée.</text:p>
        <text:p text:style-name="P7">Cependant devant le Seigneur</text:p>
        <text:p text:style-name="P7">Les justes chantent son honneur</text:p>
        <text:p text:style-name="P7">En toute esjouissance :</text:p>
        <text:p text:style-name="P7">Et de la grande jo<text:span text:style-name="T462">i</text:span>e qu’ils ont</text:p>
        <text:p text:style-name="P7">De voir les méchants qui s’en vont,</text:p>
        <text:p text:style-name="P7">Sautent à grande puissance.</text:p>
        <text:p text:style-name="P7">Chantez du Seigneur le renom,</text:p>
        <text:p text:style-name="P7">Psalmodiez, louez son nom,</text:p>
        <text:p text:style-name="P7">Et sa gloire immortelle :</text:p>
        <text:p text:style-name="P7">Car sur la nue il est porté,</text:p>
        <text:p text:style-name="P7">Et d’un nom plein de majesté,</text:p>
        <text:p text:style-name="P7">L’Éternel il s’appelle.</text:p>
        <text:p text:style-name="P7">R<text:span text:style-name="T569">é</text:span>jouissez-vous devant lui,</text:p>
        <text:p text:style-name="P7">Qui est des pauvres sans appui</text:p>
        <text:p text:style-name="P7">Le père debonnaire :</text:p>
        <text:p text:style-name="P7">Qui le droit des vefves soutient :</text:p>
        <text:p text:style-name="P7">Devant Dieu, di-je qui se tient</text:p>
        <text:p text:style-name="P7">En son saint sanctuaire.</text:p>
        <text:p text:style-name="P7">Dieu fait avoir pleine maison</text:p>
        <text:p text:style-name="P7">À ceux qui ont longue saison</text:p>
        <text:p text:style-name="P7">Sans nuls enfants soufferte :</text:p>
        <text:p text:style-name="P7">D<text:span text:style-name="T522">é</text:span>livre les siens enferrez,</text:p>
        <text:p text:style-name="P7">Tient les rebelles enserrez</text:p>
        <text:p text:style-name="P7">En leur terre deserte.</text:p>
        <text:p text:style-name="_3c_ab_3e_">*</text:p>
        <text:p text:style-name="P7">Lors que ton peuple tu menois,</text:p>
        <text:p text:style-name="P7"><text:soft-page-break/>Ô Dieu, &amp; que tu cheminois</text:p>
        <text:p text:style-name="P7">Par le desert horrible,</text:p>
        <text:p text:style-name="P7">Les cieux fondirent en sueur,</text:p>
        <text:p text:style-name="P7">La terre trembla de la peur</text:p>
        <text:p text:style-name="P7">De ta face terrible.</text:p>
        <text:p text:style-name="P7">Le mont de Sina ébranlé,</text:p>
        <text:p text:style-name="P7">Dieu, Dieu d’Israël, a branlé</text:p>
        <text:p text:style-name="P7">Regardant ton visage :</text:p>
        <text:p text:style-name="P7">C’est toi, puissant Dieu, qui as fait</text:p>
        <text:p text:style-name="P7">Degouter la pluie à souhait</text:p>
        <text:p text:style-name="P7">Dessus ton héritage.</text:p>
        <text:p text:style-name="P7">Quand il a été mal en point,</text:p>
        <text:p text:style-name="P7">Tu l’as redressé de tout point.</text:p>
        <text:p text:style-name="P7">Là tes troupeaux demeurent.</text:p>
        <text:p text:style-name="P7">Tu l’emplis de biens infinis,</text:p>
        <text:p text:style-name="P7">Dont les plus pauvres tu fournis,</text:p>
        <text:p text:style-name="P7">Que sans secours ne meurent.</text:p>
        <text:p text:style-name="P7">C’est toi, Seigneur, par ta bonté</text:p>
        <text:p text:style-name="P7">Qui as l’argument presenté</text:p>
        <text:p text:style-name="P7">À l’armée pudique</text:p>
        <text:p text:style-name="P7">De nos pucelles, qu’on ouit,</text:p>
        <text:p text:style-name="P7">Lors que l’ennemi s’enfuit,</text:p>
        <text:p text:style-name="P7">Prononcer ce cantique,</text:p>
        <text:p text:style-name="P7">Or s’en sont fuys les gran<text:span text:style-name="T525">d</text:span>s Rois,</text:p>
        <text:p text:style-name="P7">Les gran<text:span text:style-name="T525">d</text:span>s Rois, di-je, &amp; leurs arrois</text:p>
        <text:p text:style-name="P7">S’en sont fuys grand erre.</text:p>
        <text:p text:style-name="P87">Celles qui n’avaient on<text:span text:style-name="T548">ques</text:span><text:span text:style-name="T548"><text:note text:id="ftn133" text:note-class="footnote"><text:note-citation>135</text:note-citation><text:note-body><text:p text:style-name="P133">du latin <text:span text:style-name="T324">u</text:span><text:span text:style-name="T125">m</text:span><text:span text:style-name="T324">quam</text:span> « une fois »</text:p></text:note-body></text:note></text:span> sorti</text:p>
        <text:p text:style-name="P7">De la maison, ont departi</text:p>
        <text:p text:style-name="P7">Et leurs biens &amp; leur terre.</text:p>
        <text:p text:style-name="P7">Quoi que ternis &amp; basanez</text:p>
        <text:p text:style-name="P7">Des ennuis qu’on vous a donnez,</text:p>
        <text:p text:style-name="P7">Vous ne différiez gueres</text:p>
        <text:p text:style-name="P7">De ceux que l’on voit tous noircis</text:p>
        <text:p text:style-name="P7">D’avoir été toujours assis</text:p>
        <text:p text:style-name="P7">À l’ombre des chaudieres :</text:p>
        <text:p text:style-name="P7">Vous reluisez comme ferait</text:p>
        <text:p text:style-name="P7">L’aile d’un pigeon qui serait</text:p>
        <text:p text:style-name="P7">De fin argent brunie,</text:p>
        <text:p text:style-name="P7">Dont le pennage étincellant</text:p>
        <text:p text:style-name="P7">Fait sembler l’aile en l’air volant</text:p>
        <text:p text:style-name="P7">De plus fin or jaunie.</text:p>
        <text:p text:style-name="P7">Car dés lors que Dieu tout-puissant</text:p>
        <text:p text:style-name="P7">Allait les grands rois renversant</text:p>
        <text:p text:style-name="P7">En sa terre promise,</text:p>
        <text:p text:style-name="P7">Le pays devint blanc &amp; beau,</text:p>
        <text:p text:style-name="P7">Ainsi que la neige au coupeau</text:p>
        <text:p text:style-name="P7">Du mont Salmon assise.</text:p>
        <text:p text:style-name="P7">C’est le mont de Dieu merveilleux,</text:p>
        <text:p text:style-name="P7">Ô mont de Basan orgueilleux,</text:p>
        <text:p text:style-name="P7">Mont levé jusqu’aux nues,</text:p>
        <text:p text:style-name="P7">Monts haut montez, d’où vient ceci</text:p>
        <text:p text:style-name="P7"><text:soft-page-break/>Que nous venez heurter ainsi</text:p>
        <text:p text:style-name="P7">De vos roches cornues ?</text:p>
        <text:p text:style-name="P7">Il plaît à Dieu de retenir</text:p>
        <text:p text:style-name="P7">Ce mont ici pour s’y tenir :</text:p>
        <text:p text:style-name="P7">Telle est sa bienveillance.</text:p>
        <text:p text:style-name="P7">Parquoi le Seigneur desormais,</text:p>
        <text:p text:style-name="P7">Voire, qui plus est, à jamais</text:p>
        <text:p text:style-name="P7">Y fera demeurance.</text:p>
        <text:p text:style-name="P7">Anges à grandes legions</text:p>
        <text:p text:style-name="P7">Servan<text:span text:style-name="T525">t</text:span> à Dieu par millions</text:p>
        <text:p text:style-name="P7">Sont sa gendarmerie :</text:p>
        <text:p text:style-name="P7">Entre laquelle en son saint lieu,</text:p>
        <text:p text:style-name="P7">Comme en Sina, notre grand Dieu</text:p>
        <text:p text:style-name="P7">Étend sa Seigneurie.</text:p>
        <text:p text:style-name="P7">Ô Dieu, tu es en haut monté,</text:p>
        <text:p text:style-name="P7">Et de ton ennemi donté</text:p>
        <text:p text:style-name="P7">As emmené la bande.</text:p>
        <text:p text:style-name="P7">Tu as, en après, mis à part,</text:p>
        <text:p text:style-name="P7">Tes dons, pour nous en faire part,</text:p>
        <text:p text:style-name="P7">Par ta bonté très-grande.</text:p>
        <text:p text:style-name="P7">Tu as défait tes ennemis,</text:p>
        <text:p text:style-name="P7">À fin que parmi tes amis</text:p>
        <text:p text:style-name="P7">Tu faces ta demeure.</text:p>
        <text:p text:style-name="P7">Or loué soit Dieu tous les jours,</text:p>
        <text:p text:style-name="P7">Dieu, di-je, qui de son secours</text:p>
        <text:p text:style-name="P7">Nous soutient &amp; assure.</text:p>
        <text:p text:style-name="P7">Notre Dieu nous est Dieu sauveur,</text:p>
        <text:p text:style-name="P7">Dieu qui montre aux siens sa faveur</text:p>
        <text:p text:style-name="P7">Par mainte délivrance.</text:p>
        <text:p text:style-name="P7">C’est l’Éternel Seigneur très-fort,</text:p>
        <text:p text:style-name="P7">Qui les issues de la mort</text:p>
        <text:p text:style-name="P7">Retient en sa puissance.</text:p>
        <text:p text:style-name="_3c_ab_3e_">*</text:p>
        <text:p text:style-name="P7">C’est Dieu, &amp; non autre qui rompt</text:p>
        <text:p text:style-name="P7">À grands coups la tête &amp; le front</text:p>
        <text:p text:style-name="P7">De la troupe ennemie :</text:p>
        <text:p text:style-name="P7">Frappant la perrucque de ceux</text:p>
        <text:p text:style-name="P7">Qui ne sont jamais paresseux</text:p>
        <text:p text:style-name="P7">En leur méchante vie.</text:p>
        <text:p text:style-name="P7">Je défendrai mon peuple eleu,</text:p>
        <text:p text:style-name="P7">Dit le Seigneur, car il m’a pleu,</text:p>
        <text:p text:style-name="P7">De Basan l’orgueilleuse :</text:p>
        <text:p text:style-name="P7">Sain &amp; sauf tirer je le veux,</text:p>
        <text:p text:style-name="P7">Dehors du gouffre dangereux</text:p>
        <text:p text:style-name="P7">De la mer périlleuse.</text:p>
        <text:p text:style-name="P7">Si que ton pied baigné sera</text:p>
        <text:p text:style-name="P7">Dans le sang qui regorgera</text:p>
        <text:p text:style-name="P7">De la turie extreme :</text:p>
        <text:p text:style-name="P7">Et tes chiens le sang lecheront</text:p>
        <text:p text:style-name="P7">De tes ennemis qui cherront,</text:p>
        <text:p text:style-name="P7"><text:soft-page-break/>Voire de leur chef même.</text:p>
        <text:p text:style-name="P7">Ô Dieu, cheminer on t’a vue,</text:p>
        <text:p text:style-name="P7">Mon Dieu, mon Roi, &amp; apperçu</text:p>
        <text:p text:style-name="P7">Marcher avec ton Arche :</text:p>
        <text:p text:style-name="P7">Chantres te devançaient de près,</text:p>
        <text:p text:style-name="P7">Les joueurs d’instrumens après</text:p>
        <text:p text:style-name="P7">Marchaient d’une demarche.</text:p>
        <text:p text:style-name="P7">Avec les tabours au milieu</text:p>
        <text:p text:style-name="P7">Chantaient les louanges de Dieu</text:p>
        <text:p text:style-name="P7">Les filles assemblées,</text:p>
        <text:p text:style-name="P7">Disan<text:span text:style-name="T286">t</text:span>, Ô race d’Israël,</text:p>
        <text:p text:style-name="P7">Louez le Seigneur Éternel</text:p>
        <text:p text:style-name="P7">Es saintes assemblées.</text:p>
        <text:p text:style-name="P7">Illec Benjamin est venu,</text:p>
        <text:p text:style-name="P7">Qui de petit est devenu</text:p>
        <text:p text:style-name="P7">Chef des autres provinces.</text:p>
        <text:p text:style-name="P7">Juda le fort s’y est trouvé,</text:p>
        <text:p text:style-name="P7">Zabulon y est arrivé,</text:p>
        <text:p text:style-name="P7">Nephthali &amp; ses princes.</text:p>
        <text:p text:style-name="_3c_ab_3e_">*</text:p>
        <text:p text:style-name="P7">Ton Dieu t’envo<text:span text:style-name="T462">it</text:span> &amp; te fait voir,</text:p>
        <text:p text:style-name="P7">Israël, tout ce grand pouvoir,</text:p>
        <text:p text:style-name="P7">Conduisant ton affaire.</text:p>
        <text:p text:style-name="P7">Ô Dieu qui nous veux tant aimer,</text:p>
        <text:p text:style-name="P7">Vien<text:span text:style-name="T595">s</text:span> cest œuvre en nous confermer</text:p>
        <text:p text:style-name="P7">Qu’il t’a pleu de nous faire.</text:p>
        <text:p text:style-name="P7">De ton saint temple ta bonté</text:p>
        <text:p text:style-name="P7">Secoure sa sainte cité,</text:p>
        <text:p text:style-name="P7">Rois te feront offrandes :</text:p>
        <text:p text:style-name="P7">Dissipe donc de toutes parts,</text:p>
        <text:p text:style-name="P7">Avec leurs lances &amp; leurs dards,</text:p>
        <text:p text:style-name="P7">Ses armées tant grandes.</text:p>
        <text:p text:style-name="P7">Renverse tous ces forts taureaux,</text:p>
        <text:p text:style-name="P7">Deffaits des peuples les troupeaux,</text:p>
        <text:p text:style-name="P7">Et toute leur bataille.</text:p>
        <text:p text:style-name="P7">Rends les mutins humiliez,</text:p>
        <text:p text:style-name="P7">Se faisant fouler à tes pieds,</text:p>
        <text:p text:style-name="P7">En t’apportant leur taille.</text:p>
        <text:p text:style-name="P7">Grands Seigneurs d’Égypte viendront,</text:p>
        <text:p text:style-name="P7">Mores à grand hâte <text:span text:style-name="T484">é</text:span>tendront</text:p>
        <text:p text:style-name="P7">Au seul Dieu les mains jointes.</text:p>
        <text:p text:style-name="P7">Chantez à Dieu, Princes &amp; Rois,</text:p>
        <text:p text:style-name="P7">Psalmodiez à pleine voix</text:p>
        <text:p text:style-name="P7">Ses louanges très-saintes.</text:p>
        <text:p text:style-name="P7">Je di le Seigneur glorieux,</text:p>
        <text:p text:style-name="P7">Plus haut monté que tous les cieux,</text:p>
        <text:p text:style-name="P7">Qu’il a formé lui-même :</text:p>
        <text:p text:style-name="P7">Qui fait alors qu’il veut tonner,</text:p>
        <text:p text:style-name="P7">Haut sa grosse voix resonner,</text:p>
        <text:p text:style-name="P7">Par son pouvoir supreme.</text:p>
        <text:p text:style-name="P7"><text:soft-page-break/>Confessez qu’il est tout-puissant,</text:p>
        <text:p text:style-name="P7">Sur Israël resplendissant,</text:p>
        <text:p text:style-name="P7">En sa gloire indicible :</text:p>
        <text:p text:style-name="P7">Qui a dans le ciel élevé</text:p>
        <text:p text:style-name="P7">Certain témoignage engravé</text:p>
        <text:p text:style-name="P7">De sa force invincible.</text:p>
        <text:p text:style-name="P7">Ô Seigneur, tu es redouté</text:p>
        <text:p text:style-name="P7">Pour ces lieux, où ta sainteté</text:p>
        <text:p text:style-name="P7">Est ainsi répandue.</text:p>
        <text:p text:style-name="P7">Dieu d’Israël tu es celui</text:p>
        <text:p text:style-name="P7">Qui es de ton peuple l’appui :</text:p>
        <text:p text:style-name="P7">Gloire t’en soit rendue.</text:p>
        <text:h text:style-name="P203" text:outline-level="2">Psaume <text:span text:style-name="T367">69</text:span> (<text:span text:style-name="T378">Bèze</text:span>, <text:span text:style-name="T378">15</text:span><text:span text:style-name="T370">62</text:span>)</text:h>
        <text:p text:style-name="P6">Ce Psaume a affinité avec le vingt &amp; deuxième : car David se complaind au commencement des injures atroces de ses ennemis, &amp; de leur violence plene de cruauté : toutefois il afferme qu’il ne s’en trouble point teUement, qu’il ne se contienne patiemment sous la protection de Dieu, &amp; qu’il ne poursujve à vivre en intégrité. Mêmes il témoigne que c’est à cause de sa piété, &amp; pour s’être montre vaillant à maintenir la gloire de Dieu, que tous lui sont faits ennemis. Or après qu’il s’est complaint derechef qu’il n’est pas moins ignominieusement que cruellement oppressé par ses adversaires, il prie à Dieu qu’il leur envoyé la punition qu’ils ont méritée.</text:p>
        <text:p text:style-name="P6">Sur la fin s’esjouissant comme ayant gaigné la victoire, il fait promesse à Dieu de lui faire un sacrifice solennel de louange.</text:p>
        <text:p text:style-name="P40">HE las, Seigneur, je te prie sauve moi :</text:p>
        <text:p text:style-name="P40">Car les eaux m’ont sai si jus ques à l’âme,</text:p>
        <text:p text:style-name="P40">Et au bour bier très-pro fond &amp; in fame,</text:p>
        <text:p text:style-name="P184">Sans fond ne ri ve enfondré je me v<text:span text:style-name="T601">ois</text:span>.</text:p>
        <text:p text:style-name="P184">Ain si plongé l’eau m’emporte, tant las</text:p>
        <text:p text:style-name="P40">De m’es crier, que j’en ai gor ge seche :</text:p>
        <text:p text:style-name="P40">Et de mon Dieu at tendant le sou las,</text:p>
        <text:p text:style-name="P7">De mes deux yeux la vigueur se desseche.</text:p>
        <text:p text:style-name="P7">J’ai contre moi, hélas, &amp; à grand tort,</text:p>
        <text:p text:style-name="P7">Plus d’ennemis que de cheveux en tête :</text:p>
        <text:p text:style-name="P7">Ceux qui ma mort voudraient voir toute prête,</text:p>
        <text:p text:style-name="P7">Et sans raison, je vo<text:span text:style-name="T601">is</text:span> prendre renfort.</text:p>
        <text:p text:style-name="P7">Ainsi faudra que par moi soit rendu</text:p>
        <text:p text:style-name="P7">Ce que n’ai pris. Ô Dieu, tu sais connaître</text:p>
        <text:p text:style-name="P7">Si je suis fol, comme ils ont pretendu,</text:p>
        <text:p text:style-name="P7">Et mon forfait caché ne te peut être.</text:p>
        <text:p text:style-name="P7">Ô Seigneur Dieu, qui peux sous ton pouvoir</text:p>
        <text:p text:style-name="P7">Faire trembler des armes la puissance,</text:p>
        <text:p text:style-name="P21">Fa<text:span text:style-name="T451">is</text:span> que ceux-là qui ont en toi fiance<text:note text:id="ftn134" text:note-class="footnote"><text:note-citation>136</text:note-citation><text:note-body><text:p text:style-name="P112">de <text:span text:style-name="T324">foi, </text:span><text:span text:style-name="T332">fier, fiancer</text:span><text:span text:style-name="T425"> « </text:span><text:span text:style-name="T426">confiance »</text:span></text:p></text:note-body></text:note></text:p>
        <text:p text:style-name="P7">Honte par moi ne puissent recevoir.</text:p>
        <text:p text:style-name="P7">Dieu d’Israël, ceux qui t’ont reclamé</text:p>
        <text:p text:style-name="P7">Ne soient rendus honteux par mon dommage :</text:p>
        <text:p text:style-name="P7"><text:soft-page-break/>Car c’est pour toi que suis ainsi blâmé,</text:p>
        <text:p text:style-name="P7">Et que vergongne a couvert mon visage.</text:p>
        <text:p text:style-name="_3c_ab_3e_">*</text:p>
        <text:p text:style-name="P7">Mes freres m’ont tenu pour étranger,</text:p>
        <text:p text:style-name="P7">Mécognu m’ont les enfants de ma mère :</text:p>
        <text:p text:style-name="P7">Car de ton temple, Ô Dieu en qui j’espère,</text:p>
        <text:p text:style-name="P7">Le zele ardent est venu me manger.</text:p>
        <text:p text:style-name="P7">De ces méchants dont tu es blasonné,</text:p>
        <text:p text:style-name="P7">J’ai dessus moi senti tomber le blâme :</text:p>
        <text:p text:style-name="P7">Las ! j’ai pleuré, &amp; mon âme à jeusné,</text:p>
        <text:p text:style-name="P7">Mais tout cela m’est tourné en diffame.</text:p>
        <text:p text:style-name="P7">Vestu me suis d’un sac en ce dur temps,</text:p>
        <text:p text:style-name="P7">Mais je leur ai servi de farcerie.</text:p>
        <text:p text:style-name="P7">Entre les grands je sers de moquerie :</text:p>
        <text:p text:style-name="P7">Aux bancqueteurs, de ris &amp; passe-temps.</text:p>
        <text:p text:style-name="P7">Mais, Ô mon Dieu, j’ai vers toi mon recours,</text:p>
        <text:p text:style-name="P7">En la saison de ta volonté bonne.</text:p>
        <text:p text:style-name="P7">Las ! réponds moi ainsi comme le cours</text:p>
        <text:p text:style-name="P7">De ta bonté &amp; sûr secours l’ordonne.</text:p>
        <text:p text:style-name="P7">D<text:span text:style-name="T522">é</text:span>livre-moi de ces bourbiers profonds,</text:p>
        <text:p text:style-name="P7">Et ne permets que du tout j’y enfondre :</text:p>
        <text:p text:style-name="P7">D<text:span text:style-name="T284">é</text:span>livre-moi quand on me veut confondre,</text:p>
        <text:p text:style-name="P7">Et de ces eaux qui n’ont rive ne fons.</text:p>
        <text:p text:style-name="P7">Fa<text:span text:style-name="T451">is</text:span> que le fil de cette eau où je suis</text:p>
        <text:p text:style-name="P7">Point ne m’emporte, &amp; qu’au gouffre je n’entre</text:p>
        <text:p text:style-name="P7">Fermant sur moi la gueule de son puits,</text:p>
        <text:p text:style-name="P7">Pour m’engloutir au fin fond de son ventre.</text:p>
        <text:p text:style-name="P7">Ta bonté n’est que douceur &amp; pitié,</text:p>
        <text:p text:style-name="P7">Exauce-moi, Seigneur, en mes demandes,</text:p>
        <text:p text:style-name="P7">Déplo<text:span text:style-name="T240">it</text:span> en moi tes pitiés les plus grandes,</text:p>
        <text:p text:style-name="P7">Pour me montrer visage d’amitié.</text:p>
        <text:p text:style-name="P7">Ne cache point ton regard glorieux</text:p>
        <text:p text:style-name="P7">À ton servant : car je suis en détresse.</text:p>
        <text:p text:style-name="P7">Hâte toi donc, Ô Dieu très-gracieux,</text:p>
        <text:p text:style-name="P7">D’ouir la voix que ton servant t’adresse.</text:p>
        <text:p text:style-name="_3c_ab_3e_">*</text:p>
        <text:p text:style-name="P7">Approche toi en mon adversité</text:p>
        <text:p text:style-name="P7">De ma pauvre âme, &amp; rachete ma vie :</text:p>
        <text:p text:style-name="P7">Voire, en dépit de la troupe ennemie,</text:p>
        <text:p text:style-name="P7">Vien<text:span text:style-name="T595">s</text:span> me recourre en ma captivité.</text:p>
        <text:p text:style-name="P7">Tu sais très-bien l’opprobre où je suis mis,</text:p>
        <text:p text:style-name="P7">Quel deshonneur, quelle honte on m’a faite :</text:p>
        <text:p text:style-name="P7">Devant tes yeux sont tous mes ennemis,</text:p>
        <text:p text:style-name="P7">Et as d’iceux co<text:span text:style-name="T521">n</text:span>n<text:span text:style-name="T283">a</text:span>issance parfaite.</text:p>
        <text:p text:style-name="P7">Opprobre m’a rompu le pauvre cœur :</text:p>
        <text:p text:style-name="P7">Las je langu<text:span text:style-name="T448">is</text:span>, sans trouver assistance</text:p>
        <text:p text:style-name="P7">D’homme vivant, quoi que j’eusse esperance</text:p>
        <text:p text:style-name="P7">Qu’aucun aurait pitié de ma langueur.</text:p>
        <text:p text:style-name="P7"><text:soft-page-break/>Quand j’esperois l’aide que je n’ai pas,</text:p>
        <text:p text:style-name="P7">Confort ny aide en nul lieu n’ai trouvée :</text:p>
        <text:p text:style-name="P7">Ils m’ont donné du fiel en mon repas,</text:p>
        <text:p text:style-name="P7">Et de vinaigre ont ma soif abruvée.</text:p>
        <text:p text:style-name="P7">Fa<text:span text:style-name="T451">is</text:span> que leur table, &amp; les banquets qu’ils font,</text:p>
        <text:p text:style-name="P7">Soit un apât qui leur vie extermine.</text:p>
        <text:p text:style-name="P7">Fa<text:span text:style-name="T451">is</text:span> leur tourner en mortelle ruine</text:p>
        <text:p text:style-name="P7">Tout le plaisir &amp; le repos qu’ils ont.</text:p>
        <text:p text:style-name="P7">Obscurci leur la vue tellement</text:p>
        <text:p text:style-name="P7">Que de leurs yeux toute clairté s’en aille :</text:p>
        <text:p text:style-name="P7">Romps leur les reins continuellement,</text:p>
        <text:p text:style-name="P7">Si qu’en marchant pieds &amp; force leur faille.</text:p>
        <text:p text:style-name="P7">* * *</text:p>
        <text:p text:style-name="P7">Répan sur eux ton indignation,</text:p>
        <text:p text:style-name="P7">Vien<text:span text:style-name="T595">s</text:span> les saisir en ta fureur despite :</text:p>
        <text:p text:style-name="P7">En leurs manoirs sans qu’un seul y habite,</text:p>
        <text:p text:style-name="P7">Tout soit desert en desolation.</text:p>
        <text:p text:style-name="P7">Car d’affliger celui que tu frappois,</text:p>
        <text:p text:style-name="P7">Ces mal-heureux n’ont eu aucune honte,</text:p>
        <text:p text:style-name="P7">Et si quelcun tu blesses une fois,</text:p>
        <text:p text:style-name="P7">Incontinent son mal-heur sert de conte.</text:p>
        <text:p text:style-name="P7">Entasse leur péché dessus péché,</text:p>
        <text:p text:style-name="P7">De ta bonté soit leur troupe bannie,</text:p>
        <text:p text:style-name="P7">Soient effacez de ton livre de vie,</text:p>
        <text:p text:style-name="P7">Qu’avec les bons leur nom ne soit couché.</text:p>
        <text:p text:style-name="P7">Quelque affligé &amp; dolent, quant à moi,</text:p>
        <text:p text:style-name="P7">Qu’ores je sois, tu seras ma retraite :</text:p>
        <text:p text:style-name="P7">Dont chanterai, Ô Dieu, le nom de toi,</text:p>
        <text:p text:style-name="P7">Magnifiant ta louange parfaite.</text:p>
        <text:p text:style-name="P7">Et ces chansons au Seigneur mieux plairont,</text:p>
        <text:p text:style-name="P7">Que bœuf ne veau, qui ongle &amp; corne porte :</text:p>
        <text:p text:style-name="P7">Tous craignan<text:span text:style-name="T525">t</text:span> Dieu, &amp; gens de bonne sorte</text:p>
        <text:p text:style-name="P7">Seront joyeux, alors qu’ils me verront.</text:p>
        <text:p text:style-name="P7">Et là dessus le cœur leur reviendra :</text:p>
        <text:p text:style-name="P7">Car Dieu attend les plus pauvres du monde :</text:p>
        <text:p text:style-name="P7">Le Seigneur, di-je, en mépris ne tiendra</text:p>
        <text:p text:style-name="P7">Les siens serrez en la fosse profonde.</text:p>
        <text:p text:style-name="P7">Terres &amp; cieux, louez ses grand’s bontez,</text:p>
        <text:p text:style-name="P7">Mer, &amp; poissons qui nagez en icelle :</text:p>
        <text:p text:style-name="P7">Car Dieu viendra garder Sion la belle,</text:p>
        <text:p text:style-name="P7">Et bâtira de Juda les citez.</text:p>
        <text:p text:style-name="P7">Là demourront les servants du Seigneur,</text:p>
        <text:p text:style-name="P7">Pour s’y tenir &amp; eux &amp; leur lignée,</text:p>
        <text:p text:style-name="P7">Et de tous ceux qui aiment son honneur,</text:p>
        <text:p text:style-name="P7">La demourance est en elle assignée.</text:p>
        <text:h text:style-name="P203" text:outline-level="2">Psaume<text:span text:style-name="T373">70</text:span> (<text:span text:style-name="T378">Bèze</text:span>, <text:span text:style-name="T378">15</text:span><text:span text:style-name="T370">62</text:span>)</text:h>
        <text:p text:style-name="P6">Pource que ce Psaume est seulement une partie du XX e, il semble que l’inscription,</text:p>
        <text:p text:style-name="P6"><text:soft-page-break/>Pour se souvenir, le ve<text:span text:style-name="T547">u</text:span>ille signifier : car David a accomodé à quelque usage particulier ces cinq versets qu’il a tirez d’une autre part. Or je ne réciterai yci que le texte, afin que l’interprétation<text:span text:style-name="T37"> s</text:span>oit cherchée en son lieu.</text:p>
        <text:p text:style-name="P7">Ô Dieu, où mon espoir j’ai mis,</text:p>
        <text:p text:style-name="P40">Vien<text:span text:style-name="T595">s</text:span> soudain à ma d<text:span text:style-name="T595">é</text:span>livrance :</text:p>
        <text:p text:style-name="P7">Seigneur, que ton ai de s’a vance</text:p>
        <text:p text:style-name="P40">En con tre tous mes en ne mis.</text:p>
        <text:p text:style-name="P40">Qui con ques pourchasse mon âme,</text:p>
        <text:p text:style-name="P40">Soit rem ply de honte &amp; d’émoi :</text:p>
        <text:p text:style-name="P40">Quiconques, di-je, en veut à moi,</text:p>
        <text:p text:style-name="P40">Tourne en ar rie re tout in fame.</text:p>
        <text:p text:style-name="P7">Ceux qui dessus moi pourchassé,</text:p>
        <text:p text:style-name="P7">Ont dit Aha, à gorge ouverte,</text:p>
        <text:p text:style-name="P7">Puissent avoir pour leur desserte</text:p>
        <text:p text:style-name="P7">Le deshonneur qu’ils m’ont brassé.</text:p>
        <text:p text:style-name="P7">S’égaie de ton assistance</text:p>
        <text:p text:style-name="P7">Quiconques a vers toi recours :</text:p>
        <text:p text:style-name="P7">Quiconques aime ton secours,</text:p>
        <text:p text:style-name="P7">Chante à jamais ton excellence.</text:p>
        <text:p text:style-name="P7">Ô Dieu, accours hâtivement</text:p>
        <text:p text:style-name="P7">Vers moi tant pauvre &amp; misérable :</text:p>
        <text:p text:style-name="P7">Tu es mon aide secourable,</text:p>
        <text:p text:style-name="P7">Seigneur, secours moi vistement.</text:p>
        <text:h text:style-name="P203" text:outline-level="2">Psaume <text:span text:style-name="T367">71</text:span> (<text:span text:style-name="T378">Bèze</text:span>, <text:span text:style-name="T378">15</text:span><text:span text:style-name="T370">62</text:span>)</text:h>
        <text:p text:style-name="P6">David ayant parlé au commencement de sa confiance en Dieu, l’invoque d’une part pour son libérateur, de l’autre il se complain<text:span text:style-name="T43">t</text:span> de l’orgueil de ses ennemis : finalement pour ass<text:span text:style-name="T43">u</text:span>rer sa fo<text:span text:style-name="T43">i</text:span>, il se prépare à testifier la reco<text:span text:style-name="T43">nnai</text:span>ssance qu’il a des bénéfices de Dieu.</text:p>
        <text:p text:style-name="P7">J’A<text:span text:style-name="T451">i</text:span> mis en toi mon esp<text:span text:style-name="T195">é</text:span>rance,</text:p>
        <text:p text:style-name="P40">Garde moi donc, Seigneur,</text:p>
        <text:p text:style-name="P40">D’<text:span text:style-name="T196">é</text:span>ternel des honneur<text:span text:style-name="T421">s</text:span> :</text:p>
        <text:p text:style-name="P40">O<text:span text:style-name="T195">c</text:span>tro<text:span text:style-name="T195">i</text:span>e moi ma d<text:span text:style-name="T195">é</text:span>livrance</text:p>
        <text:p text:style-name="P40">Par ta mis<text:span text:style-name="T195">é</text:span>ricorde,</text:p>
        <text:p text:style-name="P7">Et ton secours m’accorde.</text:p>
        <text:p text:style-name="P7">Tends moi ton oreille &amp; me garde,</text:p>
        <text:p text:style-name="P7">Sois mon lieu de recours,</text:p>
        <text:p text:style-name="P7">Où j’entre tous les jours :</text:p>
        <text:p text:style-name="P7">Tu as mandé ma sauvegarde,</text:p>
        <text:p text:style-name="P7">Car je n’ai forte place</text:p>
        <text:p text:style-name="P7">Ne château que ta grâce.</text:p>
        <text:p text:style-name="P7">Hors de la main du méchant homme,</text:p>
        <text:p text:style-name="P7">Hors, di-je, de la main</text:p>
        <text:p text:style-name="P7">Du pervers inhumain</text:p>
        <text:p text:style-name="P7">Tire moi, mon Dieu, car en somme</text:p>
        <text:p text:style-name="P7">Je m’attens &amp; adresse</text:p>
        <text:p text:style-name="P7">À toi dés ma jeunesse.</text:p>
        <text:p text:style-name="P7">Dés lors que naissance j’ai prise,</text:p>
        <text:p text:style-name="P7">Sortant du fond du corps</text:p>
        <text:p text:style-name="P7"><text:soft-page-break/>Dont tu m’as mis dehors,</text:p>
        <text:p text:style-name="P21">J’ai sur toi ma fiance<text:note text:id="ftn135" text:note-class="footnote"><text:note-citation>137</text:note-citation><text:note-body><text:p text:style-name="P112">de <text:span text:style-name="T324">foi, </text:span><text:span text:style-name="T332">fier, fiancer</text:span><text:span text:style-name="T425"> « </text:span><text:span text:style-name="T426">confiance »</text:span></text:p></text:note-body></text:note> assise :</text:p>
        <text:p text:style-name="P7">Ta gloire haut dressée</text:p>
        <text:p text:style-name="P7">J’ai sans cesse annoncée.</text:p>
        <text:p text:style-name="_3c_ab_3e_">*</text:p>
        <text:p text:style-name="P7">On m’a tenu pour montre étrange :</text:p>
        <text:p text:style-name="P7">Toutefois si es-tu</text:p>
        <text:p text:style-name="P7">Ma force &amp; ma vertu :</text:p>
        <text:p text:style-name="P7">Fa<text:span text:style-name="T226">is</text:span> que tous les jours ta louange,</text:p>
        <text:p text:style-name="P7">Et ta gloire excellente</text:p>
        <text:p text:style-name="P7">À pleine voix je chante.</text:p>
        <text:p text:style-name="P7">Au temps de vieillesse chenue</text:p>
        <text:p text:style-name="P7">En mon infirmité</text:p>
        <text:p text:style-name="P7">Point ne so<text:span text:style-name="T240">it</text:span> rejeté.</text:p>
        <text:p text:style-name="P7">Quand ma force à rien devenue</text:p>
        <text:p text:style-name="P7">Delairra ma personne,</text:p>
        <text:p text:style-name="P7">Ta main ne m’abandonne.</text:p>
        <text:p text:style-name="P7">Car de mes ennemis la bande</text:p>
        <text:p text:style-name="P7">Contre moi proprement</text:p>
        <text:p text:style-name="P7">A tenu parlement.</text:p>
        <text:p text:style-name="P7">Et contre moi de fureur grande</text:p>
        <text:p text:style-name="P7">Ceux qui mon âme épient,</text:p>
        <text:p text:style-name="P7">Tous ensemble se lient.</text:p>
        <text:p text:style-name="P7">Sus, sus, disent-ils, qu’on l’empongne,</text:p>
        <text:p text:style-name="P7">Il est laissé de Dieu,</text:p>
        <text:p text:style-name="P7">Sans secours d’aucun lieu.</text:p>
        <text:p text:style-name="P7">Ô Dieu, ta face ne s’élongne,</text:p>
        <text:p text:style-name="P7">Mon Dieu, vien<text:span text:style-name="T432">s</text:span> tôt <text:span text:style-name="T484">é</text:span>tendre</text:p>
        <text:p text:style-name="P7">Ton bras pour me défendre.</text:p>
        <text:p text:style-name="P7">Tous les ennemis de ma vie</text:p>
        <text:p text:style-name="P7">Soient confus &amp; perdus,</text:p>
        <text:p text:style-name="P7">Soient de honte éperdus</text:p>
        <text:p text:style-name="P7">Ceux qui de me nuire ont envie,</text:p>
        <text:p text:style-name="P7">Tandis qu’en patience</text:p>
        <text:p text:style-name="P7">J’attendrai ta défense.</text:p>
        <text:p text:style-name="_3c_ab_3e_">PAUSE.</text:p>
        <text:p text:style-name="P7">Outre ta louange ordinaire,</text:p>
        <text:p text:style-name="P7">Ma bouche annoncera</text:p>
        <text:p text:style-name="P7">Ta justice, &amp; dira,</text:p>
        <text:p text:style-name="P7">Les grâces que m’as daigné faire,</text:p>
        <text:p text:style-name="P7">Nonobstant que le conte</text:p>
        <text:p text:style-name="P7">D’icelles me surmonte.</text:p>
        <text:p text:style-name="P7">Je cheminerai d’assurance</text:p>
        <text:p text:style-name="P7">Contemplant les hauts faits</text:p>
        <text:p text:style-name="P7">Que le Seigneur a faits :</text:p>
        <text:p text:style-name="P7">Et maintiendrai la souvenance</text:p>
        <text:p text:style-name="P7">De tes seules justices,</text:p>
        <text:p text:style-name="P7"><text:soft-page-break/>Et très-grands benefices.</text:p>
        <text:p text:style-name="P7">Enseigné m’as dés ma jeunesse,</text:p>
        <text:p text:style-name="P7">Tes merveilles aussi</text:p>
        <text:p text:style-name="P7">J’ai dites jusqu’icy.</text:p>
        <text:p text:style-name="P7">Parquoi en ma blanche vieillesse</text:p>
        <text:p text:style-name="P7">Ne me délaisse encore,</text:p>
        <text:p text:style-name="P7">Ô mon Dieu que j’adore,</text:p>
        <text:p text:style-name="P7">Tant que ta force aie contée</text:p>
        <text:p text:style-name="P7">Aux vivants, &amp; à ceux</text:p>
        <text:p text:style-name="P7">Qui viendront après eux.</text:p>
        <text:p text:style-name="P7">Ta justice est en haut montée,</text:p>
        <text:p text:style-name="P7">Ô Dieu, car nompareilles</text:p>
        <text:p text:style-name="P7">Sont tes grandes merveilles.</text:p>
        <text:p text:style-name="_3c_ab_3e_">*</text:p>
        <text:p text:style-name="P7">Ô Dieu, qui est à toi semblable,</text:p>
        <text:p text:style-name="P7">Qui m’as tant de travaux,</text:p>
        <text:p text:style-name="P7">Tant fait sentir de maux.</text:p>
        <text:p text:style-name="P7">Et puis, par ta main secourable,</text:p>
        <text:p text:style-name="P7">Ma vie ja perdue</text:p>
        <text:p text:style-name="P7">Derechef m’as rendue ?</text:p>
        <text:p text:style-name="P7">Des creux abysmes de la terre</text:p>
        <text:p text:style-name="P7">Me tirer il t’a pleu :</text:p>
        <text:p text:style-name="P7">Tu as mon regne accreu.</text:p>
        <text:p text:style-name="P7">Et quand on m’a fait forte guerre,</text:p>
        <text:p text:style-name="P7">Me tournant ton visage,</text:p>
        <text:p text:style-name="P7">Tu m’as donné courage.</text:p>
        <text:p text:style-name="P7">Parquoi, mon Dieu, sur mes violes</text:p>
        <text:p text:style-name="P7">Sera l’honneur chanté</text:p>
        <text:p text:style-name="P7">De ta fidélité :</text:p>
        <text:p text:style-name="P7">Saint d’Israël qui me consoles,</text:p>
        <text:p text:style-name="P7">Il faut que mon luc jouë</text:p>
        <text:p text:style-name="P7">Pseaumes que je te vouë.</text:p>
        <text:p text:style-name="P7">Mes lèvres d’une jo<text:span text:style-name="T462">i</text:span>e extrême</text:p>
        <text:p text:style-name="P7">Psalmodieront, Seigneur,</text:p>
        <text:p text:style-name="P7">Ta gloire &amp; ton honneur :</text:p>
        <text:p text:style-name="P7">Mon âme répondra de même,</text:p>
        <text:p text:style-name="P7">Étant toute élevée</text:p>
        <text:p text:style-name="P7">Vers toi qui l’as sauvée.</text:p>
        <text:p text:style-name="P7">Ma langue aussi, pour ta justice</text:p>
        <text:p text:style-name="P7">Sans cesse publier,</text:p>
        <text:p text:style-name="P7">Je te veux dedier :</text:p>
        <text:p text:style-name="P7">Car de mes haineux la malice</text:p>
        <text:p text:style-name="P7">De honte as éperdue,</text:p>
        <text:p text:style-name="P7">Et du tout confondue.</text:p>
        <text:h text:style-name="P199" text:outline-level="2"><text:soft-page-break/>Psaume <text:span text:style-name="T367">72</text:span> (<text:span text:style-name="T378">Marot</text:span>, <text:span text:style-name="T378">1543</text:span>)</text:h>
        <text:p text:style-name="P6">David présentant des vœus à Dieu au nom de toute l’Église, pour la continuelle prospérité du règne à lui promis, nous enseigne semblablement que la vraie félicité des bons consiste en cela, qu’ils soient gouvernez sous la main d’un Roi divinement élu.</text:p>
        <text:p text:style-name="P40">TEs jugemen<text:span text:style-name="T510">t</text:span>s, Dieu v<text:span text:style-name="T281">é</text:span>ritable,</text:p>
        <text:p text:style-name="P40">Baille au Roi pour re gner :</text:p>
        <text:p text:style-name="P7">Veuilles ta jus ti ce e qui table</text:p>
        <text:p text:style-name="P40">Au fils du Roi donner.</text:p>
        <text:p text:style-name="P40">Il tiendra ton peuple en jus tice,</text:p>
        <text:p text:style-name="P40">Chassant ini qui té :</text:p>
        <text:p text:style-name="P40">À tes pauvres se ra propice</text:p>
        <text:p text:style-name="P40">Leur gardant e qui té.</text:p>
        <text:p text:style-name="P7">Les peuples verront aux montagnes</text:p>
        <text:p text:style-name="P7">La paix croistre &amp; meurir :</text:p>
        <text:p text:style-name="P7">Et par côtaux &amp; par campagnes</text:p>
        <text:p text:style-name="P7">La justice fleurir.</text:p>
        <text:p text:style-name="P7">Ceux du peuple étan<text:span text:style-name="T457">t</text:span> en détresse</text:p>
        <text:p text:style-name="P7">L’auront pour défenseur :</text:p>
        <text:p text:style-name="P7">Les pauvres gardera d’oppresse,</text:p>
        <text:p text:style-name="P71">Reboutant<text:note text:id="ftn136" text:note-class="footnote"><text:note-citation>138</text:note-citation><text:note-body><text:p text:style-name="Footnote">« <text:span text:style-name="T488">remettre, repousser », </text:span><text:span text:style-name="T510">v. </text:span><text:span text:style-name="T337">rebouteux</text:span></text:p></text:note-body></text:note> l’oppresseur.</text:p>
        <text:p text:style-name="P7">Ainsi un chacun &amp; chacune,</text:p>
        <text:p text:style-name="P7">Ô Roi, t’honorera</text:p>
        <text:p text:style-name="P7">Sans fin, tant que soleil &amp; lune</text:p>
        <text:p text:style-name="P7">Au monde éclairera.</text:p>
        <text:p text:style-name="P7">Il vient comme pluie agreable</text:p>
        <text:p text:style-name="P7">Tumbant sur prés fauchez,</text:p>
        <text:p text:style-name="P25">Et comme rosée amiable<text:note text:id="ftn137" text:note-class="footnote"><text:note-citation>139</text:note-citation><text:note-body><text:p text:style-name="P122">de <text:span text:style-name="T324">ami</text:span> « <text:span text:style-name="T477">plein d’amitié, d’amour, de charité »</text:span></text:p></text:note-body></text:note></text:p>
        <text:p text:style-name="P7">Sur les terroirs sechez.</text:p>
        <text:p text:style-name="P7">Lui regnant, fleuriront par vo<text:span text:style-name="T462">i</text:span>e</text:p>
        <text:p text:style-name="P7">Les bons &amp; gracieux</text:p>
        <text:p text:style-name="P7">En longue paix, tant qu’on ne vo<text:span text:style-name="T462">it</text:span></text:p>
        <text:p text:style-name="P7">De lune plus aux cieux.</text:p>
        <text:p text:style-name="P7">De l’une mer large &amp; profonde</text:p>
        <text:p text:style-name="P7">Jusques à l’autre mer,</text:p>
        <text:p text:style-name="P7">D’Euphrates jusqu’au bout du monde</text:p>
        <text:p text:style-name="P7">Roi se fera nommer.</text:p>
        <text:p text:style-name="P7">Ethiopes viendront grande erre</text:p>
        <text:p text:style-name="P7">S’encliner devant lui :</text:p>
        <text:p text:style-name="P7">Ses haineux baiseront la terre,</text:p>
        <text:p text:style-name="P7">À l’honneur d’icelui.</text:p>
        <text:p text:style-name="P7">Rois d’Isles &amp; de la mer creuse</text:p>
        <text:p text:style-name="P7">Viendront à lui presens :</text:p>
        <text:p text:style-name="P7">Et Rois d’Arabie l’heureuse,</text:p>
        <text:p text:style-name="P7">Pour lui faire presens.</text:p>
        <text:p text:style-name="_3c_ab_3e_">*</text:p>
        <text:p text:style-name="P7"><text:soft-page-break/>Tous autres Rois viendront sans doute</text:p>
        <text:p text:style-name="P7">À lui s’humilier :</text:p>
        <text:p text:style-name="P7">Et le voudra nation toute</text:p>
        <text:p text:style-name="P7">Servir &amp; supplier.</text:p>
        <text:p text:style-name="P7">Car délivrance il donnera bonne</text:p>
        <text:p text:style-name="P7">Au povre à lui plourant,</text:p>
        <text:p text:style-name="P7">Et au chetif qui n’a personne</text:p>
        <text:p text:style-name="P7">Qui lui soit secourant.</text:p>
        <text:p text:style-name="P7">Aux affligez &amp; miserables</text:p>
        <text:p text:style-name="P85">Sera doux &amp; piteux<text:note text:id="ftn138" text:note-class="footnote"><text:note-citation>140</text:note-citation><text:note-body><text:p text:style-name="Footnote"><text:span text:style-name="T544">de </text:span><text:span text:style-name="T345">pitié</text:span><text:span text:style-name="T544">, « pitoyable, </text:span><text:span text:style-name="T545">sensible à la pitié</text:span><text:span text:style-name="T544">, compatissant »</text:span></text:p></text:note-body></text:note> :</text:p>
        <text:p text:style-name="P7">Sauvant les vies lamentables</text:p>
        <text:p text:style-name="P7">Des povres souffreteux :</text:p>
        <text:p text:style-name="P7">Les gardera de violence,</text:p>
        <text:p text:style-name="P7">Et dol pernicieux,</text:p>
        <text:p text:style-name="P7">Ayant leur sang par sa clemence</text:p>
        <text:p text:style-name="P7">Mout cher &amp; precieux.</text:p>
        <text:p text:style-name="P7">Chacun vivra, l’or Arabique</text:p>
        <text:p text:style-name="P7">À tous departira :</text:p>
        <text:p text:style-name="P7">Dont sans fin Roi tant magnifique</text:p>
        <text:p text:style-name="P7">Par tout on benira.</text:p>
        <text:p text:style-name="P7">De peu de grains force bled, somme,</text:p>
        <text:p text:style-name="P7">Les <text:span text:style-name="T197">é</text:span>pis chacun an</text:p>
        <text:p text:style-name="P7">Sus les monts bruiront en l’air, comme</text:p>
        <text:p text:style-name="P7">Les arbres du Liban.</text:p>
        <text:p text:style-name="P7">Fleurira la tourbe civile</text:p>
        <text:p text:style-name="P7">Des bourgeois &amp; marchan<text:span text:style-name="T525">d</text:span>s,</text:p>
        <text:p text:style-name="P7">Multiplian<text:span text:style-name="T286">t</text:span> dedans la ville,</text:p>
        <text:p text:style-name="P7">Comme herbe par les champs.</text:p>
        <text:p text:style-name="P7">Sans fin bruira le nom &amp; gloire</text:p>
        <text:p text:style-name="P7">De ce roi nompareil :</text:p>
        <text:p text:style-name="P7">De son renom fera mémoire</text:p>
        <text:p text:style-name="P7">Tant qu’y aura soleil.</text:p>
        <text:p text:style-name="P7">Toutes nations assur<text:span text:style-name="T224">é</text:span>es</text:p>
        <text:p text:style-name="P7">Sous Roi tant vigoureux,</text:p>
        <text:p text:style-name="P7">S’en iront vantan<text:span text:style-name="T286">t</text:span> bien-heurées,</text:p>
        <text:p text:style-name="P7">Et le diront heureux.</text:p>
        <text:p text:style-name="P7">Dieu, le Dieu des Israëlites,</text:p>
        <text:p text:style-name="P7">Qui sans secours d’aucun</text:p>
        <text:p text:style-name="P7">Fait des merveilles non petites,</text:p>
        <text:p text:style-name="P7">Soit loué de chacun.</text:p>
        <text:p text:style-name="P7">De sa gloire très-accomplie</text:p>
        <text:p text:style-name="P7">Soit loué le renom,</text:p>
        <text:p text:style-name="P7">Soit toute la terre remplie</text:p>
        <text:p text:style-name="P61">Du haut los<text:note text:id="ftn139" text:note-class="footnote"><text:note-citation>141</text:note-citation><text:note-body><text:p text:style-name="P106">de <text:span text:style-name="T324">louer</text:span> « renom »</text:p></text:note-body></text:note> de son nom.</text:p>
        <text:h text:style-name="Heading_20_1" text:outline-level="1"><text:soft-page-break/>Livre troisième</text:h>
        <text:h text:style-name="P200" text:outline-level="2">Psaume <text:span text:style-name="T367">73</text:span> (<text:span text:style-name="T378">Bèze</text:span>, <text:span text:style-name="T378">1551</text:span>)</text:h>
        <text:p text:style-name="P6">D’entrée David, ou quiconque en soit l’aulheur, comme combatant contre le sens de sa chair, magnifie par une résolution certaine la justice cl bonté de Dieu. Puis après confesse, que voyant les méchants florir en richesses, vivre à plaisir en grandes délices, &amp; mêmes se mocquer de Dieu outrageusement, &amp; tormenter inhumainement les gens de bien &amp; qui cheminent en simplicité -. voyant aussi d’autre part que tant plus qu’un homme s’adonne songneusement à converser en toute droiture, tant plus d’incommoditez &amp; misères le suyvent : &amp; mêmes qu’en général tous enfants de Dieu languissent, &amp; (comme on dit) seiche sur le pied oppressez de solicitudes &amp; ennuis i &amp; que ce pendant Dieu (comme s’il était oisif au ciel) ne remédie point à un tel désordre &amp; étât si confus : il s’est senly bien lourdement ébranslé, quasi jusques a vouloir quitter toute religion &amp; crainte de Dieu. Pour le troisième il se reprend &amp; rédargue la folie de ce qu’il s’était trop hâté de juger des choses selon Testât présent : &amp; enseigne qu’il est besoin d’attendre en patience, afin que la foi ne succombe en ces troubles &amp; agitations. Finalement il conclud que pourvue que nous laissions la providence de Dieu tenir sa procédure par les degrez qu’il a déterminez en son conseil secret, la fin monslrera une différence loute évidente, par laquelle on connaîtra que les justes ne sont point frustrez de leur loyer, semblablement que les méchants n’echappent point la main de Dieu.</text:p>
        <text:p text:style-name="P7">SI est-ce que Dieu est très-doux</text:p>
        <text:p text:style-name="P40">À son Is ra el, voire à tous</text:p>
        <text:p text:style-name="P40">Qui gar dent en tou te droi ture</text:p>
        <text:p text:style-name="P40">Leur con sci en ce entière &amp; pure.</text:p>
        <text:p text:style-name="P40">Mais j’ai es té tout prêt à voir</text:p>
        <text:p text:style-name="P40">Mes pieds le bon chemin lais ser,</text:p>
        <text:p text:style-name="P40">Et mes pas tel le ment glisser,</text:p>
        <text:p text:style-name="P40">Que me suis vue tout prêt de choir.</text:p>
        <text:p text:style-name="P7">Car j’étais envieux du bien</text:p>
        <text:p text:style-name="P7">De ces fols qui ne valent rien :</text:p>
        <text:p text:style-name="P7">Et ne pouvois sans grand mal-aise.</text:p>
        <text:p text:style-name="P7">Voir les méchants tant à leur aise.</text:p>
        <text:p text:style-name="P7">Car detenus ils ne sont point</text:p>
        <text:p text:style-name="P7">Des langueurs tiran<text:span text:style-name="T286">t</text:span> à la mort :</text:p>
        <text:p text:style-name="P7">Ils ont le corps alaigre &amp; fort,</text:p>
        <text:p text:style-name="P7">Ils sont dispos &amp; en bon point.</text:p>
        <text:p text:style-name="P7">Quand tout le monde est en travaux,</text:p>
        <text:p text:style-name="P7">Ceux-cy n’ont ne peine ni maux :</text:p>
        <text:p text:style-name="P7">Si quelque affliction nous donte,</text:p>
        <text:p text:style-name="P7">Ceux-ci ne se trouvent du conte.</text:p>
        <text:p text:style-name="P7">Pourtant orgueil comme un carquant</text:p>
        <text:p text:style-name="P7">Lace leur gros col arrogant :</text:p>
        <text:p text:style-name="P7">Et sont d’outrages, ces pervers,</text:p>
        <text:p text:style-name="P7">Comme d’une robe couvers.</text:p>
        <text:p text:style-name="P7">La graisse leur pousse les yeux</text:p>
        <text:p text:style-name="P7">Hors de leur chef malicieux :</text:p>
        <text:p text:style-name="P7"><text:soft-page-break/>Et bien souvent ont d’avantage</text:p>
        <text:p text:style-name="P7">Que n’a desiré leur courage :</text:p>
        <text:p text:style-name="P7">Sont dissolus en tous leurs faits,</text:p>
        <text:p text:style-name="P7">Parlent des faux tours qu’ils ont faits</text:p>
        <text:p text:style-name="P7">Aux justes, par eux tourmentez,</text:p>
        <text:p text:style-name="P7">Et parlent comme haut montez.</text:p>
        <text:p text:style-name="_3c_ab_3e_">*</text:p>
        <text:p text:style-name="P7">Leur bouche entreprend bien d’aller</text:p>
        <text:p text:style-name="P7">Jusques au ciel pour en parler :</text:p>
        <text:p text:style-name="P7">Leur langue tant fausse &amp; vilaine,</text:p>
        <text:p text:style-name="P7">Par tout le monde se pourmeine :</text:p>
        <text:p text:style-name="P7">Et les enfants de Dieu pourtant</text:p>
        <text:p text:style-name="P7">Reviennent toujours à ceci,</text:p>
        <text:p text:style-name="P7">En se voyant verser ainsi</text:p>
        <text:p text:style-name="P7">L’eau d’angoisse à boire d’autant,</text:p>
        <text:p text:style-name="P7">Et s’en vont disan<text:span text:style-name="T525">t</text:span>, L’Éternel</text:p>
        <text:p text:style-name="P7">De son haut trône supernel</text:p>
        <text:p text:style-name="P7">Est-il possible qu’il regarde</text:p>
        <text:p text:style-name="P7">Icy bas pour y prendre garde ?</text:p>
        <text:p text:style-name="P7">Ceux-cy ne valent rien du tout,</text:p>
        <text:p text:style-name="P7">Et toutefois on voit comment</text:p>
        <text:p text:style-name="P7">Ils vivent tant heureusement,</text:p>
        <text:p text:style-name="P7">Munis de biens jusques au bout.</text:p>
        <text:p text:style-name="P7">Pour néant donc ai-je taché</text:p>
        <text:p text:style-name="P7">Que mon cœur ne fust entaché,</text:p>
        <text:p text:style-name="P7">Et par soigneuse diligence</text:p>
        <text:p text:style-name="P7">Lavé mes mains en innocence.</text:p>
        <text:p text:style-name="P7">C’est donc à tort que suis feru</text:p>
        <text:p text:style-name="P7">Et affligé journellement :</text:p>
        <text:p text:style-name="P7">En vain reço<text:span text:style-name="T601">is</text:span>-je châtiment</text:p>
        <text:p text:style-name="P7">D<text:span text:style-name="T601">è</text:span>s que le jour est apparu.</text:p>
        <text:p text:style-name="P7">Mais voulant user de ces mots,</text:p>
        <text:p text:style-name="P7">Je pécherai en mon propos :</text:p>
        <text:p text:style-name="P7">Car quoi que soit, voil<text:span text:style-name="T601">à</text:span> la race</text:p>
        <text:p text:style-name="P7">Des enfants de ta sainte grâce.</text:p>
        <text:p text:style-name="P7">Pourtant j’ai taché grandement</text:p>
        <text:p text:style-name="P7">À me resoudre sur cela :</text:p>
        <text:p text:style-name="P7">Mais toujours ce point me sembla</text:p>
        <text:p text:style-name="P7">Facheux à mon entendement,</text:p>
        <text:p text:style-name="P7">Jusques à tant qu’au sacré lieu</text:p>
        <text:p text:style-name="P7">Suis venu du temple de Dieu :</text:p>
        <text:p text:style-name="P7">Des méchants la dernière issue</text:p>
        <text:p text:style-name="P7">Alors ai-je bien apperceuë.</text:p>
        <text:p text:style-name="P7">Quand tout est dit, telles gens sont</text:p>
        <text:p text:style-name="P7">En lieux dangereux &amp; glissan<text:span text:style-name="T286">t</text:span> :</text:p>
        <text:p text:style-name="P7">Par-quoi tout soudain renversan<text:span text:style-name="T525">t</text:span>,</text:p>
        <text:p text:style-name="P7">Aux creux abysmés ils s’en vont.</text:p>
        <text:p text:style-name="P7">PAUSE</text:p>
        <text:p text:style-name="P7">.</text:p>
        <text:p text:style-name="P7">Lors chacun s’ébahit comment</text:p>
        <text:p text:style-name="P7"><text:soft-page-break/>Ils ont peu tant soudainement</text:p>
        <text:p text:style-name="P7">Ainsi défaillir &amp; se fondre,</text:p>
        <text:p text:style-name="P7">Et tant horriblement confondre.</text:p>
        <text:p text:style-name="P7">Entre les humains effacé</text:p>
        <text:p text:style-name="P7">Sera le lustre de leur bien,</text:p>
        <text:p text:style-name="P7">Ainsi qu’un songe qui n’est rien,</text:p>
        <text:p text:style-name="P7">Dés que le dormir est passé.</text:p>
        <text:p text:style-name="P7">Si est-ce qu’en mon pensement</text:p>
        <text:p text:style-name="P7">Je me troublois fort aigrement,</text:p>
        <text:p text:style-name="P7">Je sentois, di-je, ma pensée</text:p>
        <text:p text:style-name="P7">Bien fort poignante &amp; offensée.</text:p>
        <text:p text:style-name="P7">Mais j’avais perdu mes esprits :</text:p>
        <text:p text:style-name="P7">Mêmement je n’<text:span text:style-name="T240">é</text:span>tais point moi,</text:p>
        <text:p text:style-name="P7">Mais un vrai veau comme je cro<text:span text:style-name="T601">is</text:span>,</text:p>
        <text:p text:style-name="P7">Quand à toi ainsi je me pris.</text:p>
        <text:p text:style-name="P7">Or quelque assaut qu’aie senti,</text:p>
        <text:p text:style-name="P7">J’ai toujours tenu ton parti,</text:p>
        <text:p text:style-name="P7">D’autant qu’en mes grandes oppresses,</text:p>
        <text:p text:style-name="P7">Tu prens ma main &amp; me redresses.</text:p>
        <text:p text:style-name="P7">Le conseil que m’as ordonné,</text:p>
        <text:p text:style-name="P7">Me guidera fid<text:span text:style-name="T522">è</text:span>lement,</text:p>
        <text:p text:style-name="P7">Tant qu’à gloire &amp; contentement</text:p>
        <text:p text:style-name="P7">Je serai en fin amené.</text:p>
        <text:p text:style-name="P7">De tout ce qu’au ciel j’aperço<text:span text:style-name="T601">is</text:span>,</text:p>
        <text:p text:style-name="P7">Qui sera mon Dieu fors que toi ?</text:p>
        <text:p text:style-name="P7">Me forgerai-je en ce bas monde</text:p>
        <text:p text:style-name="P7">Quelque Divinité seconde ?</text:p>
        <text:p text:style-name="P7">Je sens ma force défaillir,</text:p>
        <text:p text:style-name="P7">Seigneur, &amp; mon cœur empiré.</text:p>
        <text:p text:style-name="P7">Mais tu m’es un roc assuré,</text:p>
        <text:p text:style-name="P7">Et appui qui ne peut faillir.</text:p>
        <text:p text:style-name="P7">Car celui qui t’élongnera,</text:p>
        <text:p text:style-name="P7">Il est sûr qu’il renversera :</text:p>
        <text:p text:style-name="P7">Et faut que tout homme périsse,</text:p>
        <text:p text:style-name="P7">Qui n’est loyal à ton service.</text:p>
        <text:p text:style-name="P7">À toi me veux donc adresser :</text:p>
        <text:p text:style-name="P7">Car mieux ne me peut advenir,</text:p>
        <text:p text:style-name="P7">Qu’à mon Dieu toujours me tenir,</text:p>
        <text:p text:style-name="P7">Et ses merveilles annoncer.</text:p>
        <text:h text:style-name="P203" text:outline-level="2">Psaume <text:span text:style-name="T367">74</text:span> (<text:span text:style-name="T378">Bèze</text:span>, <text:span text:style-name="T378">15</text:span><text:span text:style-name="T370">62</text:span>)</text:h>
        <text:p text:style-name="P6">Les fidèles se complaignenl de ce que l’Église était en grande désolation, tellement que le nom d’Israël était presque du tout aboly. Or combien qu’il appert par leur supplication, qu’ils imputent à leurs péchez tous les maux qu’ils sou<text:span text:style-name="T431">t</text:span>iennent : toutefois ils mettent au devant</text:p>
        <text:p text:style-name="P6">à Dieu son alliance, par laquelle il avait adopté la lignée d’Abraham. En après ils réduisent en mémoire en quelle puissance &amp; magnificence il a jadis déployé sa vertu pour délivrer <text:soft-page-break/>son Église : &amp; en concevant espérance de là, ils prient Dieu qu’il donne secours &amp; qu’il remédie à la fin aux choses qui sont du tout désespérées.</text:p>
        <text:p text:style-name="P7">D’Où vient, Seigneur, que tu nous as es pars ?</text:p>
        <text:p text:style-name="P40">Et si long temps ta fureur en flam mée,</text:p>
        <text:p text:style-name="P40">Vo mit sur nous tant es pes se fu mée,</text:p>
        <text:p text:style-name="P40">Voi re sur nous les bre bis de tes parcs ?</text:p>
        <text:p text:style-name="P7">Las, souvien<text:span text:style-name="T481">s</text:span>-toi de ton peuple acquesté</text:p>
        <text:p text:style-name="P7">De si long temps : de ce tien héritage</text:p>
        <text:p text:style-name="P7">Qu’as acheté, &amp; pris en ton partage :</text:p>
        <text:p text:style-name="P7">De Sion, di-je, où ton siege a été.</text:p>
        <text:p text:style-name="P7">Debout, Seigneur : viens pour exterminer</text:p>
        <text:p text:style-name="P7">À tout jamais la sacrilege bande,</text:p>
        <text:p text:style-name="P7">Dont la fierté a bien été si grande,</text:p>
        <text:p text:style-name="P7">D’oser ainsi ton saint lieu ruiner.</text:p>
        <text:p text:style-name="P7">Là où jadis tes faits furent chantez,</text:p>
        <text:p text:style-name="P7">Là ont jeté leurs cris épouvantables,</text:p>
        <text:p text:style-name="P7">Là ont dressé leurs trophées [tant] damnables,</text:p>
        <text:p text:style-name="P7">Là, di-je, ils ont leurs trophées plantez.</text:p>
        <text:p text:style-name="P7">Chacun a vue travailler ces pervers</text:p>
        <text:p text:style-name="P7">À demolir ta sainte forteresse,</text:p>
        <text:p text:style-name="P7">Comme au milieu d’une forest épesse</text:p>
        <text:p text:style-name="P7">Menan<text:span text:style-name="T525">t</text:span> la hache à tort &amp; à travers.</text:p>
        <text:p text:style-name="P7">Tes beaux lambrix taillez tant richement</text:p>
        <text:p text:style-name="P7">Dont ta maison n’agueres fut ornée,</text:p>
        <text:p text:style-name="P7">Avec grands coups de hache &amp; de coignée</text:p>
        <text:p text:style-name="P7">Sont maintenant brisez entierement.</text:p>
        <text:p text:style-name="P7">Ils ont, hélas ! de leurs mains embrasé</text:p>
        <text:p text:style-name="P7">Le propre lieu de ton saint Tabernacle :</text:p>
        <text:p text:style-name="P7">Et violé de ton nom l’habitacle,</text:p>
        <text:p text:style-name="P7">Lequel ils ont entierement rasé.</text:p>
        <text:p text:style-name="P7">Sus, ont-ils dit, saccageons-les du tout.</text:p>
        <text:p text:style-name="P7">Et sur cela d’une mortelle guerre,</text:p>
        <text:p text:style-name="P7">Tous les saints lieux qui furent en la terre</text:p>
        <text:p text:style-name="P7">Ils ont par feu consumez jusqu’au bout.</text:p>
        <text:p text:style-name="_3c_ab_3e_">*</text:p>
        <text:p text:style-name="P7">Las, nous n’avons nul signe accoutumé</text:p>
        <text:p text:style-name="P7">De ta faveur : Prophetes nous défaillent :</text:p>
        <text:p text:style-name="P7">Nous n’avons nuls qui adresse nous baillent.</text:p>
        <text:p text:style-name="P7">Quand cessera ton courroux allumé ?</text:p>
        <text:p text:style-name="P7">Jusques à quand, Ô Dieu, souffriras-tu</text:p>
        <text:p text:style-name="P7">Que l’ennemy tant d’outrage te face ?</text:p>
        <text:p text:style-name="P7">Est-ce à jamais qu’une si grande audace</text:p>
        <text:p text:style-name="P7">Méprisera de ton nom la vertu ?</text:p>
        <text:p text:style-name="P7">D’où vient cela que ta main tu retiens,</text:p>
        <text:p text:style-name="P7">Et que de nous ta dextre tu retires ?</text:p>
        <text:p text:style-name="P7">Si faut-il bien un jour que tu la tires</text:p>
        <text:p text:style-name="P7">Hors de ton sein, pour secourir les tiens.</text:p>
        <text:p text:style-name="P7">C’est toi, Ô Dieu, qui d’ancienneté</text:p>
        <text:p text:style-name="P7">M’as gouverné, &amp; devant tout le monde :</text:p>
        <text:p text:style-name="P7"><text:soft-page-break/>Quand j’ai été en peine plus profonde,</text:p>
        <text:p text:style-name="P7">Hors de danger mille fois m’as jeté.</text:p>
        <text:p text:style-name="P7">Tu as fendu la mer par ton pouvoir,</text:p>
        <text:p text:style-name="P7">Et dans les eaux assommé les baleines,</text:p>
        <text:p text:style-name="P7">Si que les bords &amp; rives toutes pleines,</text:p>
        <text:p text:style-name="P7">De montres grands accablez nous fis voir.</text:p>
        <text:p text:style-name="P7">Tu as baillé le grand montre des eaux</text:p>
        <text:p text:style-name="P7">Aux habitants du desert pour viande :</text:p>
        <text:p text:style-name="P7">Tu as tiré par ta puissance grande</text:p>
        <text:p text:style-name="P7">Hors du rocher fontaines &amp; ruisseaux.</text:p>
        <text:p text:style-name="P7">Tu as tari des grands fleuves le cours :</text:p>
        <text:p text:style-name="P7">Le jour est tien, tienne est la nuit humide :</text:p>
        <text:p text:style-name="P7">Car c’est ta main qui a fait &amp; qui guide</text:p>
        <text:p text:style-name="P7">Du beau soleil la clairté tous les jours.</text:p>
        <text:p text:style-name="P7">C’est toi qui as, selon ta volonté,</text:p>
        <text:p text:style-name="P7">Distribué de ce monde l’espace :</text:p>
        <text:p text:style-name="P7">L’été bruslant, &amp; l’hyver plein de glace,</text:p>
        <text:p text:style-name="P7">Ne sont-ils pas œuvres de ta bonté ?</text:p>
        <text:p text:style-name="_3c_ab_3e_">*</text:p>
        <text:p text:style-name="P7">Souvienne-toi comme tes ennemis,</text:p>
        <text:p text:style-name="P7">Ô Éternel, ta gloire ont abaissée,</text:p>
        <text:p text:style-name="P7">Et cette gent d’une rage insensée,</text:p>
        <text:p text:style-name="P7">De mépriser ton saint nom s’est permis.</text:p>
        <text:p text:style-name="P7">Ne livre point entre les mains, hélas !</text:p>
        <text:p text:style-name="P7">De ces cruels ton humble tourterelle :</text:p>
        <text:p text:style-name="P7">N’oublie point d’oubliance eternelle</text:p>
        <text:p text:style-name="P7">Les tiens qui n’ont ne secours, ne soulas.</text:p>
        <text:p text:style-name="P7">Souvienne-toi de l’accord qu’as traité,</text:p>
        <text:p text:style-name="P7">Vu que la terre, ainsi qu’ensevelie</text:p>
        <text:p text:style-name="P7">En nuit profonde, &amp; de méchants remplie,</text:p>
        <text:p text:style-name="P7">Gemit dessous tel faix d’iniquité.</text:p>
        <text:p text:style-name="P7">Ne souffre point retourner tout honteux</text:p>
        <text:p text:style-name="P7">Ton serf foulé plutôt, Seigneur, o<text:span text:style-name="T240">c</text:span>tro<text:span text:style-name="T240">i</text:span>e</text:p>
        <text:p text:style-name="P7">Juste argument de chanter en grand jo<text:span text:style-name="T462">i</text:span>e</text:p>
        <text:p text:style-name="P7">Ton nom très-saint aux povres souffreteux.</text:p>
        <text:p text:style-name="P7">Esveille-toi, poursu<text:span text:style-name="T223">is</text:span> ton droit, Seigneur,</text:p>
        <text:p text:style-name="P7">Souvienne-toi de cest outrage infame,</text:p>
        <text:p text:style-name="P7">Dont cette gent insensée te blâme</text:p>
        <text:p text:style-name="P7">De jour en jour, dépitant ton honneur.</text:p>
        <text:p text:style-name="P7">N’oublie point leurs cris tous pleins de fiel,</text:p>
        <text:p text:style-name="P7">Ni de la gent contre toi outrageuse,</text:p>
        <text:p text:style-name="P7">Le bruit tant plein de rage impetueuse,</text:p>
        <text:p text:style-name="P7">De plus en plus montant jusques au ciel.</text:p>
        <text:h text:style-name="P203" text:outline-level="2"><text:soft-page-break/>Psaume <text:span text:style-name="T367">75</text:span> (<text:span text:style-name="T378">Bèze</text:span>, <text:span text:style-name="T378">15</text:span><text:span text:style-name="T370">62</text:span>)</text:h>
        <text:p text:style-name="P6">Cest une commune esjouissance &amp; action de grâces de l’Église, quand elle vient à considérer que c’est selon la seule volonté &amp; disposition de Dieu que le monde est gouverné : &amp; de sa part, que c’est par sa seule grâce &amp; vertu qu’elle est soutenue. Moyennant laquelle confiance elle s’éléve contre les contempteurs de Dieu, desquels la témérité lorcenée les précipite jusques à une licence débordée.</text:p>
        <text:p text:style-name="P7">Ô Seigneur, lou é se ra</text:p>
        <text:p text:style-name="P7">Lou é se ra ton re nom : Car la gloi re de ton nom</text:p>
        <text:p text:style-name="P40">Pr<text:span text:style-name="T574">è</text:span>s de nous s’appro che ra :</text:p>
        <text:p text:style-name="P40">Et de nous se ront chantez</text:p>
        <text:p text:style-name="P40">Les hauts faits de tes bontez.</text:p>
        <text:p text:style-name="P7">Étant mon terme venu,</text:p>
        <text:p text:style-name="P7">Je jugerai droitement :</text:p>
        <text:p text:style-name="P7">Du pays le fondement</text:p>
        <text:p text:style-name="P7">S’en va, s’il n’est soutenu.</text:p>
        <text:p text:style-name="P7">Mais ses pilliers ja desjoints,</text:p>
        <text:p text:style-name="P7">Par moi seront tous rejoints.</text:p>
        <text:p text:style-name="P7">Ne soyez plus insensez,</text:p>
        <text:p text:style-name="P7">Dirai-je à ces étourdis :</text:p>
        <text:p text:style-name="P7">Et vous, méchants, tant hardis,</text:p>
        <text:p text:style-name="P7">Votre corne ne dressez :</text:p>
        <text:p text:style-name="P7">Ne dressez la corne en haut,</text:p>
        <text:p text:style-name="P7">Parlant plus gros qu’il ne faut.</text:p>
        <text:p text:style-name="P7">Car ce n’est point du Levant,</text:p>
        <text:p text:style-name="P7">Ponent, ny Septentrion,</text:p>
        <text:p text:style-name="P7">Que vient l’exaltation,</text:p>
        <text:p text:style-name="P7">Ni grandeur d’homme vivant.</text:p>
        <text:p text:style-name="P7">Dieu seul regnant, à son gré,</text:p>
        <text:p text:style-name="P7">Hausse &amp; baisse le degré.</text:p>
        <text:p text:style-name="P7">Dieu tient en ses fortes mains</text:p>
        <text:p text:style-name="P7">Un vaisseau tout rougissant</text:p>
        <text:p text:style-name="P7">Du vin dont le Tout-puissant</text:p>
        <text:p text:style-name="P7">Verse dessus les humains.</text:p>
        <text:p text:style-name="P7">Tous les méchants en boiront,</text:p>
        <text:p text:style-name="P7">Et la lie en succeront.</text:p>
        <text:p text:style-name="P7">Ce temps pendant en mes chants</text:p>
        <text:p text:style-name="P7">Du Dieu de Jacob les faits</text:p>
        <text:p text:style-name="P7">Je veux chanter à jamais,</text:p>
        <text:p text:style-name="P7">Rompant la corne aux méchants.</text:p>
        <text:p text:style-name="P7">Mais les bons tout au rebours,</text:p>
        <text:p text:style-name="P7">Seront haussez tous les jours.</text:p>
        <text:h text:style-name="P203" text:outline-level="2">Psaume <text:span text:style-name="T367">76</text:span> (<text:span text:style-name="T378">Bèze</text:span>, <text:span text:style-name="T378">15</text:span><text:span text:style-name="T370">62</text:span>)</text:h>
        <text:p text:style-name="P6">Yci est célébrée la grâce &amp; vérité de Dieu, de ce qu’ayant promis qu’il serait protecteur de la ville de Jérusalem, il l’a maintenue d’une puissance incroyable à rencontre de ses ennemis gens belliqueux &amp; bien équippez de toutes choses requises à la guerre.</text:p>
        <text:p text:style-name="P7"><text:soft-page-break/>C’Est en Ju dé e proprement</text:p>
        <text:p text:style-name="P40">Que Dieu s’est ac quis un re nom,</text:p>
        <text:p text:style-name="P40">C’est en Is ra el voi rement</text:p>
        <text:p text:style-name="P40">Qu’on voit la for ce de son nom.</text:p>
        <text:p text:style-name="P40">En Sa lem est son ta ber nacle.</text:p>
        <text:p text:style-name="P40">En Si on son saint ha bi tacle.</text:p>
        <text:p text:style-name="P7">Là voit-on par lui fracassez</text:p>
        <text:p text:style-name="P7">Avec un effort nompareil,</text:p>
        <text:p text:style-name="P7">Traits, arcs, écus, glaives cassez,</text:p>
        <text:p text:style-name="P7">La guerre &amp; tout son appareil :</text:p>
        <text:p text:style-name="P7">Montrant ses faits trop plus terribles,</text:p>
        <text:p text:style-name="P7">Que ces brigands ne sont horribles.</text:p>
        <text:p text:style-name="P7">On a pillé, comme endormis</text:p>
        <text:p text:style-name="P7">Ces cœurs tant braves &amp; hautains :</text:p>
        <text:p text:style-name="P7">Ces preux &amp; vaillants ennemis,</text:p>
        <text:p text:style-name="P7">N’ont jamais seu trouver leurs mains.</text:p>
        <text:p text:style-name="P7">Un seul mot qu’en ire tu jettes,</text:p>
        <text:p text:style-name="P7">Endormit chevaux &amp; charrettes.</text:p>
        <text:p text:style-name="P7">Tu es terrible &amp; plein d’effroi,</text:p>
        <text:p text:style-name="P7">Toi, di-je, &amp; non autre qui soit.</text:p>
        <text:p text:style-name="P7">Et qui durera devant toi,</text:p>
        <text:p text:style-name="P7">Dés que ton courroux s’apperçoit ?</text:p>
        <text:p text:style-name="P7">Du ciel a tonné ta sentence,</text:p>
        <text:p text:style-name="P7">Terre en trembla &amp; tint silence.</text:p>
        <text:p text:style-name="P7">Alors, Ô Dieu, tu te levas</text:p>
        <text:p text:style-name="P7">Pour tes jugemens prononcer,</text:p>
        <text:p text:style-name="P7">Et aux plus petits d’ici bas</text:p>
        <text:p text:style-name="P7">Leurs délivrances annoncer :</text:p>
        <text:p text:style-name="P7">Car les humains en leur colère</text:p>
        <text:p text:style-name="P7">Sont la matière de ta gloire.</text:p>
        <text:p text:style-name="P7">Quelque jour tu viendras trousser</text:p>
        <text:p text:style-name="P7">Le reste de ces furieux :</text:p>
        <text:p text:style-name="P7">Sus donc, qu’on vienne s’amasser</text:p>
        <text:p text:style-name="P7">Pour vouer &amp; payer ses vœus,</text:p>
        <text:p text:style-name="P7">Vous qui avez à toutes heures</text:p>
        <text:p text:style-name="P7">Autour du Seigneur vos demeures.</text:p>
        <text:p text:style-name="P7">Offrez vos dons à lui qui est</text:p>
        <text:p text:style-name="P7">Terrible à venger son mépris,</text:p>
        <text:p text:style-name="P7">À lui qui peut, quand il lui plaît,</text:p>
        <text:p text:style-name="P7">Vendanger des rois les esprits :</text:p>
        <text:p text:style-name="P7">Plein de frayeur épouvantable</text:p>
        <text:p text:style-name="P7">Aux rois de la terre habitable.</text:p>
        <text:h text:style-name="P203" text:outline-level="2">Psaume <text:span text:style-name="T367">77</text:span> (<text:span text:style-name="T378">Bèze</text:span>, <text:span text:style-name="T378">15</text:span><text:span text:style-name="T370">62</text:span>)</text:h>
        <text:p text:style-name="P22">Quiconques ait été aulheur de ce Psaume, il semble bien que le saint Esprit ait par la bouche d’icelui dicté une forme commune de prier pour l’affliction de l’Église, afin qu’es plus cruelles persécutions les fidèles ne laissent pas d’addresser leurs prières au ciel. Car il n’exprime point yci la douleur d’un homme particulier, <text:span text:style-name="T55">mais</text:span><text:span text:style-name="T55"><text:note text:id="ftn140" text:note-class="footnote"><text:note-citation>142</text:note-citation><text:note-body><text:p text:style-name="P118">était <text:span text:style-name="T324">ains</text:span></text:p></text:note-body></text:note></text:span> les lamentations &amp; gémissemens du peuple élu.</text:p>
        <text:p text:style-name="P6"><text:soft-page-break/>Or les fidèles célèbrent la rédemption qui avait été une fois faite, laquelle était un témoignage de la grâce perpétuelle de Dieu : afin que par ce moyen ils s’évertuent, &amp; se conféraient en plus grand désir de prier.</text:p>
        <text:p text:style-name="P7">À Dieu ma voix j’ai haussée,</text:p>
        <text:p text:style-name="P7">Et ma cla meur a dressée,</text:p>
        <text:p text:style-name="P40">À Dieu ma voix a mon té</text:p>
        <text:p text:style-name="P40">Et mon</text:p>
        <text:p text:style-name="P40">Dieu m’a es cou té.</text:p>
        <text:p text:style-name="P40">Au jour de ma grande des tresse,</text:p>
        <text:p text:style-name="P40">Dieu a es té mon adresse,</text:p>
        <text:p text:style-name="P40">Et du soir au len de main</text:p>
        <text:p text:style-name="P7">Je lui ai ten du la main.</text:p>
        <text:p text:style-name="P7">Mon âme, en telle grevance</text:p>
        <text:p text:style-name="P7">Refusait toute allegeance :</text:p>
        <text:p text:style-name="P7">Mon Dieu même m’étonnait,</text:p>
        <text:p text:style-name="P7">Alors qu’il m’en souvenait.</text:p>
        <text:p text:style-name="P7">Quoi que d’affection grande</text:p>
        <text:p text:style-name="P7">Je fisse à Dieu ma demande,</text:p>
        <text:p text:style-name="P7">Mon cœur plein d’adversité,</text:p>
        <text:p text:style-name="P7">Sans cesse était agité :</text:p>
        <text:p text:style-name="P7">Toujours ouverte ma vue</text:p>
        <text:p text:style-name="P7">Était de Dieu retenue :</text:p>
        <text:p text:style-name="P7">Et n’avais, tout abbatu,</text:p>
        <text:p text:style-name="P7">De parler nulle vertu.</text:p>
        <text:p text:style-name="P7">Adonc la saison passée</text:p>
        <text:p text:style-name="P7">Me revint en la pensée,</text:p>
        <text:p text:style-name="P7">Et les ans pieça passez,</text:p>
        <text:p text:style-name="P7">Furent par moi repensez.</text:p>
        <text:p text:style-name="P7">De ma harpe chanteresse</text:p>
        <text:p text:style-name="P7">Il me souvenait sans cesse,</text:p>
        <text:p text:style-name="P7">Et mon cœur rempli d’ennuis,</text:p>
        <text:p text:style-name="P7">Meditait toutes les nuits :</text:p>
        <text:p text:style-name="P7">Toute mon intelligence</text:p>
        <text:p text:style-name="P7">Cerchait à grande diligence</text:p>
        <text:p text:style-name="P7">L’issue de tout ceci,</text:p>
        <text:p text:style-name="P7">Et me complaign<text:span text:style-name="T283">a</text:span>is ainsi :</text:p>
        <text:p text:style-name="P7">Est-ce à jamais que la grâce</text:p>
        <text:p text:style-name="P7">De l’Éternel me déchasse ?</text:p>
        <text:p text:style-name="P7">Est-il dit que desormais</text:p>
        <text:p text:style-name="P7">Il ne m’aimera jamais ?</text:p>
        <text:p text:style-name="P7">Ce<text:span text:style-name="T484">t</text:span>te bonté tant prisée</text:p>
        <text:p text:style-name="P7">Est-elle toute épuisée ?</text:p>
        <text:p text:style-name="P7">N’aura jamais plus de lieu</text:p>
        <text:p text:style-name="P7">La promesse de mon Dieu ?</text:p>
        <text:p text:style-name="_3c_ab_3e_">*</text:p>
        <text:p text:style-name="P7">Dieu a-il plus souvenance</text:p>
        <text:p text:style-name="P7">D’user de sa bienveillance ?</text:p>
        <text:p text:style-name="P7">Me clorra-il sa bonté</text:p>
        <text:p text:style-name="P7">Par son courroux surmonté ?</text:p>
        <text:p text:style-name="P7"><text:soft-page-break/>C’est, ai-je dit, à cette heure</text:p>
        <text:p text:style-name="P7">Que mon Dieu veut que je meure :</text:p>
        <text:p text:style-name="P7">Le Souverain a changé</text:p>
        <text:p text:style-name="P7">Le bras qui m’a soulagé.</text:p>
        <text:p text:style-name="P7">Puis me vindrent en mémoire</text:p>
        <text:p text:style-name="P7">Ces grands exploits pleins de gloire,</text:p>
        <text:p text:style-name="P7">Et les terribles effets</text:p>
        <text:p text:style-name="P7">Des grands efforts qu’il a faits.</text:p>
        <text:p text:style-name="P7">Lors par moi considerées</text:p>
        <text:p text:style-name="P7">Furent ses œuvres sacrées,</text:p>
        <text:p text:style-name="P7">Et de ses faits devisant,</text:p>
        <text:p text:style-name="P7">Voila que j’allais disant,</text:p>
        <text:p text:style-name="P7">Ô Dieu ce que tu sais faire</text:p>
        <text:p text:style-name="P7">Se voit en ton sanctuaire,</text:p>
        <text:p text:style-name="P7">Et n’y a divinité</text:p>
        <text:p text:style-name="P7">Pareille à ta deité.</text:p>
        <text:p text:style-name="P7">Ô Dieu tu fais les merveilles</text:p>
        <text:p text:style-name="P7">Qui sont du tout nompareilles,</text:p>
        <text:p text:style-name="P7">C’est toi qui fais ton pouvoir</text:p>
        <text:p text:style-name="P7">Aux peuples appercevoir.</text:p>
        <text:p text:style-name="P7">Tu as par ta force adextre</text:p>
        <text:p text:style-name="P7">Recoux ton peuple, &amp; fait être</text:p>
        <text:p text:style-name="P7">Du bon Jacob les enfants,</text:p>
        <text:p text:style-name="P7">Et de Joseph, triomphants.</text:p>
        <text:p text:style-name="P7">Les eaux, les eaux, di-je en crainte</text:p>
        <text:p text:style-name="P7">Ont vue ta majesté sainte,</text:p>
        <text:p text:style-name="P7">Et l’abysme plus profond</text:p>
        <text:p text:style-name="P7">En a tremblé jusqu’au fond.</text:p>
        <text:p text:style-name="P7">Adonc les plus grosses nues</text:p>
        <text:p text:style-name="P7">Ont leurs grand’s eaux épandues.</text:p>
        <text:p text:style-name="P7">Et du son qui en sortit,</text:p>
        <text:p text:style-name="P7">Tout ce haut ciel retentit.</text:p>
        <text:p text:style-name="P7">Çà &amp; là tes traits volerent,</text:p>
        <text:p text:style-name="P7">Tes gros tonnerres roulerent,</text:p>
        <text:p text:style-name="P7">Et d’un éclair enflammé</text:p>
        <text:p text:style-name="P7">Fut tout le monde allumé.</text:p>
        <text:p text:style-name="P7">Terre en trembla longue espace,</text:p>
        <text:p text:style-name="P7">Puis sans laisser nulle trace,</text:p>
        <text:p text:style-name="P7">Au travers des grandes eaux</text:p>
        <text:p text:style-name="P7">Tu fis sentiers tous nouveaux :</text:p>
        <text:p text:style-name="P7">Tant que tu as en franchise,</text:p>
        <text:p text:style-name="P7">Par Aaron &amp; par Moyse,</text:p>
        <text:p text:style-name="P7">Comme tes brebis mené</text:p>
        <text:p text:style-name="P7">Le peuple à toi assigné.</text:p>
        <text:h text:style-name="P203" text:outline-level="2">Psaume <text:span text:style-name="T367">78</text:span> (<text:span text:style-name="T378">Bèze</text:span>, <text:span text:style-name="T378">15</text:span><text:span text:style-name="T370">62</text:span>)</text:h>
        <text:p text:style-name="P6">Pour comprendre beaucoup de choses en bref, il faut noter qu’il y a deux principaux points en ce Psaume. Car d’un côté le Prophète récite comment Dieu a adopté pour so<text:span text:style-name="T573">i</text:span> une Église de la semence d’Abraham, comment il l’a entretenue doucement &amp; bénignement, comment il l’a recueillie miraculeusement d’Égypte, combien de bénéfices il lui a confér<text:span text:style-name="T573">é</text:span> : <text:soft-page-break/>d’autre part il reproche aux Juifs, que tant de fois &amp; d’une perversité &amp; malice grande ils se sont révolt<text:span text:style-name="T573">és</text:span> d’un Père tant libéral, lesquels toutefois il avait oblig<text:span text:style-name="T573">és</text:span> à so<text:span text:style-name="T573">i</text:span> si grandement : en sorte que la bonté inestimable de Dieu se montre ouvertement, non-seulement en la fontaine même de l’adoption gratuite, mais d’autant qu’il n’a cessé d’une suite continuelle de combattre par sa bonté contre la contumace &amp; rébellion de cette nation tant revêche &amp; obstinée. Au demeurant il récite le renouvellement de la grâce, &amp; comme une élection faite pour la seconde fois, quand Dieu a élu David de la lignée de Juda pour gouverner le royaume.</text:p>
        <text:p text:style-name="P7">SOis en ten tif, mon peu ple, à ma doc trine,</text:p>
        <text:p text:style-name="P40">Soit ton au reille entie re ment en cline</text:p>
        <text:p text:style-name="P40">À bien ouir tous les mots de ma bouche.</text:p>
        <text:p text:style-name="P40">Car main te nant il fau dra que je touche</text:p>
        <text:p text:style-name="P7">Gra ves pro pos, &amp; que par moi soient dits</text:p>
        <text:p text:style-name="P40">Les grands secrets des</text:p>
        <text:p text:style-name="P7">œuvres de ja dis.</text:p>
        <text:p text:style-name="P7">Œuvres par nous jadis bien écoutées</text:p>
        <text:p text:style-name="P7">Quand nos a<text:span text:style-name="T599">ï</text:span>euls nous les ont recitées,</text:p>
        <text:p text:style-name="P7">Qu’à leurs enfants voulons faire connaître :</text:p>
        <text:p text:style-name="P7">Voire à ceux-là qui sont encore à naître,</text:p>
        <text:p text:style-name="P61">Le los<text:note text:id="ftn141" text:note-class="footnote"><text:note-citation>143</text:note-citation><text:note-body><text:p text:style-name="P106">de <text:span text:style-name="T324">louer</text:span> « renom »</text:p></text:note-body></text:note>, la force, &amp; merveilleux pouvoir</text:p>
        <text:p text:style-name="P7">De ce grand Dieu voulons faire savoir.</text:p>
        <text:p text:style-name="P7">Dieu en Jacob sa convenance a mise,</text:p>
        <text:p text:style-name="P7">En Israël il a sa Loi assise,</text:p>
        <text:p text:style-name="P7">Et ordonné qu’elle fust enseignée</text:p>
        <text:p text:style-name="P7">Par nos a<text:span text:style-name="T599">ï</text:span>euls de lignée en lignée,</text:p>
        <text:p text:style-name="P7">Si qu’un tel bien à la postérité</text:p>
        <text:p text:style-name="P7">De père en fils toujours soit recité :</text:p>
        <text:p text:style-name="P7">Afin qu’en Dieu soit toute leur attente,</text:p>
        <text:p text:style-name="P7">Et de ses faits la mémoire presente</text:p>
        <text:p text:style-name="P7">À bien garder ses statuts les appele :</text:p>
        <text:p text:style-name="P7">N’ensuivan<text:span text:style-name="T525">t</text:span> point le cœur traître &amp; rebelle</text:p>
        <text:p text:style-name="P7">De leurs majeurs, qui n’ont eu le cœur droit,</text:p>
        <text:p text:style-name="P7">Ni envers Dieu l’esprit ferme &amp; adroit.</text:p>
        <text:p text:style-name="_3c_ab_3e_">*</text:p>
        <text:p text:style-name="P7">Telle a été d’Ephraim la semence,</text:p>
        <text:p text:style-name="P7">Qui bien armée avec l’expérience</text:p>
        <text:p text:style-name="P7">De bien tirer, n’a fait chose qui vaille,</text:p>
        <text:p text:style-name="P7">Tournant le dos au jour de la bataille,</text:p>
        <text:p text:style-name="P7">N’ayant de Dieu le contrat maintenu,</text:p>
        <text:p text:style-name="P7">Ni de sa Loi le droit chemin tenu.</text:p>
        <text:p text:style-name="P7">De l’Éternel les œuvres &amp; merveilles</text:p>
        <text:p text:style-name="P7">Veues par eux, grandes &amp; nompareilles,</text:p>
        <text:p text:style-name="P7">Ils ont tantôt aisément oubliées :</text:p>
        <text:p text:style-name="P7">Les œuvres, di-je, &amp; forces déployées</text:p>
        <text:p text:style-name="P7">Dedans Égypte, en Soan, &amp; au su</text:p>
        <text:p text:style-name="P7">De leurs a<text:span text:style-name="T599">ï</text:span>euls qui eux-mêmes l’ont vue.</text:p>
        <text:p text:style-name="P7">Il a fendu les grand vagues profondes,</text:p>
        <text:p text:style-name="P7">Passé sa gent tout au travers des ondes :</text:p>
        <text:p text:style-name="P7"><text:soft-page-break/>Il a retins la mer emmoncelée,</text:p>
        <text:p text:style-name="P7">Guidé les siens de jour par la nuée,</text:p>
        <text:p text:style-name="P7">Et puis dressé un grand flambeau luisant,</text:p>
        <text:p text:style-name="P7">Qui toute nuit les allait conduisant.</text:p>
        <text:p text:style-name="P7">Il a brisé les rocs par sa puissance,</text:p>
        <text:p text:style-name="P7">Pour abreuver son peuple en abondance</text:p>
        <text:p text:style-name="P7">Dans le desert, là où mêmes des veines</text:p>
        <text:p text:style-name="P7">Des durs rochers il tira les fontaines,</text:p>
        <text:p text:style-name="P7">Et fit partir telle abondance d’eaux,</text:p>
        <text:p text:style-name="P7">Qu’il en coula fleuves à grands ruisseaux.</text:p>
        <text:p text:style-name="_3c_ab_3e_">PAUSE.</text:p>
        <text:p text:style-name="P7">Ce nonobstant, derechef ils pécherent</text:p>
        <text:p text:style-name="P7">Encontre Dieu, &amp; ainsi l’irriterent</text:p>
        <text:p text:style-name="P7">Dans le desert, le tentan<text:span text:style-name="T525">t</text:span> en eux-mêmes :</text:p>
        <text:p text:style-name="P7">Et pour fournir à leurs desirs extremes,</text:p>
        <text:p text:style-name="P7">Ont demandé viande sur le lieu,</text:p>
        <text:p text:style-name="P7">Jusqu’à venir murmurer contre Dieu.</text:p>
        <text:p text:style-name="P7">Dieu, dirent-ils, en terre si deserte</text:p>
        <text:p text:style-name="P7">Pourrait-il bien donner table couverte ?</text:p>
        <text:p text:style-name="P7">Du roc frappé grandes eaux sont sorties,</text:p>
        <text:p text:style-name="P7">Voire soudain rivieres sont parties :</text:p>
        <text:p text:style-name="P7">Mais pourrait-il donner du pain aussi,</text:p>
        <text:p text:style-name="P7">Et puis de chair paître son peuple ici ?</text:p>
        <text:p text:style-name="P7">Dieu les ouit, duquel l’ire enflammée</text:p>
        <text:p text:style-name="P7">Contre Jacob, fut tantôt allumée :</text:p>
        <text:p text:style-name="P7">Dieu, di-je, émeu de fureur non petite,</text:p>
        <text:p text:style-name="P7">Print en dedain son peuple Israëlite,</text:p>
        <text:p text:style-name="P7">Pour n’avoir creu à Dieu, &amp; pour appui</text:p>
        <text:p text:style-name="P7">N’avoir choisi le salut d’icelui.</text:p>
        <text:p text:style-name="P7">Car ja devant ces choses advenues,</text:p>
        <text:p text:style-name="P7">Dieu avait fait commandement aux nues,</text:p>
        <text:p text:style-name="P7">Et du haut ciel ouvert déjà la porte,</text:p>
        <text:p text:style-name="P7">Pleuvant sur eux la Manne en telle sorte,</text:p>
        <text:p text:style-name="P7">Qu’à ces méchants, qui criaient à la faim</text:p>
        <text:p text:style-name="P7">Mêmes du ciel il envoya du pain.</text:p>
        <text:p text:style-name="_3c_ab_3e_">*</text:p>
        <text:p text:style-name="P7">L’homme mortel (merveilles bien étranges)</text:p>
        <text:p text:style-name="P7">S’était repeu du pain même des Anges,</text:p>
        <text:p text:style-name="P7">Voire soulé à suffisance pleine.</text:p>
        <text:p text:style-name="P7">Dieu toutefois par sa force soudaine</text:p>
        <text:p text:style-name="P7">Fit émouvoir au ciel un double vent,</text:p>
        <text:p text:style-name="P7">L’un de Midi, &amp; l’autre du Levant.</text:p>
        <text:p text:style-name="P7">Puis fit sur eux, menu comme poussière,</text:p>
        <text:p text:style-name="P7">Pleuvoir la chair, voire en telle manière</text:p>
        <text:p text:style-name="P7">Qu’il n’y a point plus de sable au rivage,</text:p>
        <text:p text:style-name="P7">Qu’on vit pleuvoir d’oiseaux par cest orage</text:p>
        <text:p text:style-name="P7">De tous côtez parmi l’ost arrengez,</text:p>
        <text:p text:style-name="P7">Où ils avaient leurs pavillons rengez.</text:p>
        <text:p text:style-name="P7"><text:soft-page-break/>Par ce moyen cette troupe gourmande</text:p>
        <text:p text:style-name="P7">Fut tout son saoul repeuë de viande,</text:p>
        <text:p text:style-name="P7">Dieu leur donnant selon leur convoitise.</text:p>
        <text:p text:style-name="P7">Leur faim cessa, non pas leur gourmandise,</text:p>
        <text:p text:style-name="P23"><text:span text:style-name="T243">Mais</text:span><text:span text:style-name="T243"><text:note text:id="ftn142" text:note-class="footnote"><text:note-citation>144</text:note-citation><text:note-body><text:p text:style-name="P118">était <text:span text:style-name="T324">ains</text:span></text:p></text:note-body></text:note></text:span> tous crevez encore avaient la chair</text:p>
        <text:p text:style-name="P7">Entre les dents, &amp; la voulaient macher,</text:p>
        <text:p text:style-name="P7">Quand l’Éternel émeut contr’eux son ire,</text:p>
        <text:p text:style-name="P7">Et vint d’entr’eux tous les plus gros détruire :</text:p>
        <text:p text:style-name="P7">Puis d’Israël mit bas toute l’elite.</text:p>
        <text:p text:style-name="P7">Mais pour cela cette race maudite</text:p>
        <text:p text:style-name="P7">Ne laissa pas de poursuivre son train,</text:p>
        <text:p text:style-name="P87">Et ne creut on<text:span text:style-name="T548">ques</text:span><text:span text:style-name="T548"><text:note text:id="ftn143" text:note-class="footnote"><text:note-citation>145</text:note-citation><text:note-body><text:p text:style-name="P133">du latin <text:span text:style-name="T324">u</text:span><text:span text:style-name="T125">m</text:span><text:span text:style-name="T324">quam</text:span> « une fois »</text:p></text:note-body></text:note></text:span> aux faits du Souverain.</text:p>
        <text:p text:style-name="_3c_ab_3e_">PAUSE.</text:p>
        <text:p text:style-name="P7">Voila pourquoi leurs jours &amp; leurs années</text:p>
        <text:p text:style-name="P7">Furent tantôt à néant terminées.</text:p>
        <text:p text:style-name="P7">Adonc chacun voyant sa mort presente,</text:p>
        <text:p text:style-name="P7">Quiert le Seigneur, &amp; à lui se presente :</text:p>
        <text:p text:style-name="P7">Dés le matin chacun est apprêté</text:p>
        <text:p text:style-name="P7">Pour requérir du Seigneur la bonté.</text:p>
        <text:p text:style-name="P7">Adonc chacun se souvint qu’en détresse</text:p>
        <text:p text:style-name="P7">L’Éternel seul était leur forteresse,</text:p>
        <text:p text:style-name="P7">Et que Dieu seul de force souveraine</text:p>
        <text:p text:style-name="P7">Était celui qui les tirait de peine.</text:p>
        <text:p text:style-name="P7">Mais quoi que soit, rien que fard ne sortait</text:p>
        <text:p text:style-name="P7">Hors de leur bouche, &amp; leur langue mentait.</text:p>
        <text:p text:style-name="P7">Car devant Dieu n’était leur âme entière,</text:p>
        <text:p text:style-name="P7">Ni véritable en sa Loi droiturière :</text:p>
        <text:p text:style-name="P7">Ce néanmoins, tant il est pitoyable,</text:p>
        <text:p text:style-name="P7">Il effaça leur faute abominable,</text:p>
        <text:p text:style-name="P7">Les épargnant : souvent, di-je, il se tint,</text:p>
        <text:p text:style-name="P7">Et la plus part de son ire il retint.</text:p>
        <text:p text:style-name="P7"/>
        <text:p text:style-name="P7"><text:tab/>Il se souvint que leur pauvre nature</text:p>
        <text:p text:style-name="P7">N’était que chair subjette à pourriture,</text:p>
        <text:p text:style-name="P7">Et comme un vent qui sans retour se passe.</text:p>
        <text:p text:style-name="P7">Combien de fois, &amp; combien longue espace</text:p>
        <text:p text:style-name="P7">Dans le desert ses gens l’ont irrité ?</text:p>
        <text:p text:style-name="P7">Combien de fois au desert contristé ?</text:p>
        <text:p text:style-name="_3c_ab_3e_">*</text:p>
        <text:p text:style-name="P7">À tenter Dieu cette gent adonnée,</text:p>
        <text:p text:style-name="P7">À son m<text:span text:style-name="T302">é</text:span>tier est toujours retournée,</text:p>
        <text:p text:style-name="P7">Comme voulant enclore en ses limites</text:p>
        <text:p text:style-name="P7">Le tout-puissant saint des Israëlites :</text:p>
        <text:p text:style-name="P84">N’étant records<text:note text:id="ftn144" text:note-class="footnote"><text:note-citation>146</text:note-citation><text:note-body><text:p text:style-name="P132">« <text:span text:style-name="T543">se souv</text:span><text:span text:style-name="T120">enir</text:span><text:span text:style-name="T543">, re-later, ré-citer », </text:span><text:span text:style-name="T544">v.</text:span><text:span text:style-name="T543"> </text:span><text:span text:style-name="T345">un record</text:span><text:span text:style-name="T544"> « mémorable »,</text:span><text:span text:style-name="T543"> v. anglais </text:span><text:span text:style-name="T344">to record</text:span><text:span text:style-name="T543"> ; du latin </text:span><text:span text:style-name="T344">recordor</text:span><text:span text:style-name="T543"> « se souvenir, savoir par cœur » de </text:span><text:span text:style-name="T344">re</text:span><text:span text:style-name="T543"> et </text:span><text:span text:style-name="T344">cor, cordis</text:span><text:span text:style-name="T543"> « cœur » (siège symbolique de la mémoire)</text:span></text:p></text:note-body></text:note> du bras qu’il fit sentir</text:p>
        <text:p text:style-name="P7"><text:soft-page-break/>À leurs haineux pour les en gar<text:span text:style-name="T302">a</text:span>ntir.</text:p>
        <text:p text:style-name="P7">C’est lui qui mit ses signes tant horribles</text:p>
        <text:p text:style-name="P7">Dedans l’Égypte, &amp; miracles terribles</text:p>
        <text:p text:style-name="P7">Dedans Soan, faisant que leurs rivieres</text:p>
        <text:p text:style-name="P7">Devindrent sang, voire toutes entieres,</text:p>
        <text:p text:style-name="P7">Mêmes aussi leurs ruisseaux tellement</text:p>
        <text:p text:style-name="P7">Qu’on n’en eût peu gouter tant seulement.</text:p>
        <text:p text:style-name="P7">Puis envoya toutes sortes de mouches</text:p>
        <text:p text:style-name="P7">Pour les manger jusques dedans leurs couches,</text:p>
        <text:p text:style-name="P7">Les fit détruire aux grenouilles infectes,</text:p>
        <text:p text:style-name="P7">Donna leurs fruits, &amp; vignes toutes faites</text:p>
        <text:p text:style-name="P7">Aux vermisseaux, &amp; de tous ces méchants</text:p>
        <text:p text:style-name="P7">Tout le labeur aux cigalles des champs.</text:p>
        <text:p text:style-name="P7">Grêla d’en-haut leurs vignes déjà prêtes,</text:p>
        <text:p text:style-name="P7">Sur leurs figuiers envoya ses tempêtes,</text:p>
        <text:p text:style-name="P7">Tout leurs haras meurtrit à coups de grêle,</text:p>
        <text:p text:style-name="P7">De foudre &amp; feu leur bétail pesle mesle :</text:p>
        <text:p text:style-name="P7">Bref, déchargea sa colère sur eux,</text:p>
        <text:p text:style-name="P7">Sa grand fureur, son courroux rigoureux.</text:p>
        <text:p text:style-name="P7">Les fit punir &amp; poursuyvre à outrance</text:p>
        <text:p text:style-name="P7">Par les esprits de sa juste vengeance,</text:p>
        <text:p text:style-name="P7">Fit faire place à son ire mortelle</text:p>
        <text:p text:style-name="P7">Sans épargner, &amp; d’une façon telle</text:p>
        <text:p text:style-name="P7">Que leur bétail pour leur vivre ordonné,</text:p>
        <text:p text:style-name="P7">Fut à la peste &amp; mort abandonné.</text:p>
        <text:p text:style-name="_3c_ab_3e_">PAUSE.</text:p>
        <text:p text:style-name="P7">Dedans Égypte il falut que mourussent</text:p>
        <text:p text:style-name="P7">Tous les aisnez, en quelque part qu’ils fussent :</text:p>
        <text:p text:style-name="P7">Es pavillons de Cham, race traîtresse,</text:p>
        <text:p text:style-name="P7">Dieu fit faillir la fleur de la jeunesse :</text:p>
        <text:p text:style-name="P7">Puis fit sortir les moutons de ses parcs,</text:p>
        <text:p text:style-name="P7">Et les guida par les deserts épars.</text:p>
        <text:p text:style-name="P7">Il les guida sûrement &amp; sans crainte,</text:p>
        <text:p text:style-name="P83">Couvrit <text:span text:style-name="T300">è</text:span>s<text:note text:id="ftn145" text:note-class="footnote"><text:note-citation>147</text:note-citation><text:note-body><text:p text:style-name="Footnote">« <text:span text:style-name="T540">en les » (contraction)</text:span></text:p></text:note-body></text:note> eaux la multitude <text:span text:style-name="T484">é</text:span>teinte</text:p>
        <text:p text:style-name="P7">De leurs haineux : leur ouvrit le passage</text:p>
        <text:p text:style-name="P7">Pour arriver à son saint héritage,</text:p>
        <text:p text:style-name="P7">Jusques au mont precieux &amp; exquis,</text:p>
        <text:p text:style-name="P7">Que par son bras lui même s’est acquis.</text:p>
        <text:p text:style-name="P7">Il déchassa les gens devant leur face,</text:p>
        <text:p text:style-name="P7">Donna leur terre à son peuple en leur place,</text:p>
        <text:p text:style-name="P7">Et y logea d’Israël les lignées.</text:p>
        <text:p text:style-name="P7">Mais, nonobstant ces grand’s choses données,</text:p>
        <text:p text:style-name="P7">Ils ont tenté &amp; faché l’Éternel,</text:p>
        <text:p text:style-name="P7">Et n’ont gardé son contrat solennel :</text:p>
        <text:p text:style-name="P23"><text:span text:style-name="T243">Mais</text:span><text:span text:style-name="T243"><text:note text:id="ftn146" text:note-class="footnote"><text:note-citation>148</text:note-citation><text:note-body><text:p text:style-name="P118">était <text:span text:style-name="T324">ains</text:span></text:p></text:note-body></text:note></text:span> ensuivant la nature faussaire</text:p>
        <text:p text:style-name="P7">De leurs a<text:span text:style-name="T599">ï</text:span>euls, sont tournez au contraire :</text:p>
        <text:p text:style-name="P7">Et recourbez comme un arc décevable,</text:p>
        <text:p text:style-name="P7">Par maint idole &amp; service damnable,</text:p>
        <text:p text:style-name="P7"><text:soft-page-break/>Ils ont tant fait que le grand Dieu jaloux</text:p>
        <text:p text:style-name="P7">À dessus eux déployé son courroux.</text:p>
        <text:p text:style-name="_3c_ab_3e_">*</text:p>
        <text:p text:style-name="P7">Car l’Éternel informé de leur vice,</text:p>
        <text:p text:style-name="P7">Print un dépit si grand de leur malice,</text:p>
        <text:p text:style-name="P7">Qu’en dedaignant bien fort sa gent eleuë,</text:p>
        <text:p text:style-name="P7">Laissa Silo sa maison dépourvue,</text:p>
        <text:p text:style-name="P7">Et ce divin tabernacle a quitté,</text:p>
        <text:p text:style-name="P7">Où il avait longuement habité.</text:p>
        <text:p text:style-name="P7">Souffrit mener sa force prisonnière,</text:p>
        <text:p text:style-name="P7">Livra sa gloire entre la main meurtrière</text:p>
        <text:p text:style-name="P7">De l’ennemi : &amp; sa gent tant méchante</text:p>
        <text:p text:style-name="P7">À la merci de l’épée sanglante :</text:p>
        <text:p text:style-name="P7">Tant fut alors son courroux allumé</text:p>
        <text:p text:style-name="P7">Contre Israël son héritage aimé.</text:p>
        <text:p text:style-name="P7">Les feux ardens la force devorerent</text:p>
        <text:p text:style-name="P7">Des jeunes gens les filles demeurerent</text:p>
        <text:p text:style-name="P61">Sans nul festin, ni los<text:note text:id="ftn147" text:note-class="footnote"><text:note-citation>149</text:note-citation><text:note-body><text:p text:style-name="P106">de <text:span text:style-name="T324">louer</text:span> « renom »</text:p></text:note-body></text:note> de mariage :</text:p>
        <text:p text:style-name="P7">Prêtres sacrez cheurent en ce carnage :</text:p>
        <text:p text:style-name="P7">Les vefves même en si grandes douleurs,</text:p>
        <text:p text:style-name="P7">N’ont eu loisir de répandre leurs pleurs.</text:p>
        <text:p text:style-name="P7">Mais sur cela, comme quand la personne,</text:p>
        <text:p text:style-name="P7">Apr<text:span text:style-name="T573">è</text:span>s bien boire, engloutie de somne</text:p>
        <text:p text:style-name="P7">À la parfin s’écrie &amp; se réveille,</text:p>
        <text:p text:style-name="P7">Dieu s’éveilla, &amp; rendit la pareille</text:p>
        <text:p text:style-name="P7">Aux ennemis qu’en derrière il frappa,</text:p>
        <text:p text:style-name="P7">Et d’eternel diffame enveloppa.</text:p>
        <text:p text:style-name="_3c_ab_3e_">PAUSE.</text:p>
        <text:p text:style-name="P7">Mais il quitta de Joseph l’habitacle,</text:p>
        <text:p text:style-name="P7">Et d’Ephraim laissant le tabernacle :</text:p>
        <text:p text:style-name="P7">Dedans Juda print sa maison choisie,</text:p>
        <text:p text:style-name="P7">Dedans Sion sa montagne chérie,</text:p>
        <text:p text:style-name="P7">Là où se voit par lui edifié</text:p>
        <text:p text:style-name="P7">Le haut palais à lui seul dedié :</text:p>
        <text:p text:style-name="P7">Son palais, di-je, &amp; maison dediée</text:p>
        <text:p text:style-name="P7">Qu’il a lui-même à jamais appuyée,</text:p>
        <text:p text:style-name="P7">Autant ou plus que cette terre ronde :</text:p>
        <text:p text:style-name="P7">Puis a choisi seul des hommes du monde</text:p>
        <text:p text:style-name="P7">Son serviteur David, quoi que ce soit,</text:p>
        <text:p text:style-name="P7">Au beau milieu des brebis qu’il paissait.</text:p>
        <text:p text:style-name="P7">Là il le print près son bétail champêtre,</text:p>
        <text:p text:style-name="P7">Et lui commit son peuple pour le paître :</text:p>
        <text:p text:style-name="P7">Lui commit, di-je, Israël son partage.</text:p>
        <text:p text:style-name="P7">Et pour-ce aussi David de franc courage</text:p>
        <text:p text:style-name="P7">Toujours depuis a ce peuple mené,</text:p>
        <text:p text:style-name="P7">Et sous sa main sagement gouverné.</text:p>
        <text:h text:style-name="P199" text:outline-level="2"><text:soft-page-break/>Psaume <text:span text:style-name="T367">79</text:span> (<text:span text:style-name="T378">Marot</text:span>, <text:span text:style-name="T378">1543</text:span>)</text:h>
        <text:p text:style-name="P6">C’est une complainte &amp; lamentation de l’Église griefvement affligée, en laquelle combien que les fidèles déplorent leur misérable &amp; cruelle destruction, &amp; qu’ils accusent la félonnie de leurs ennemis, si est-ce qu’ils confessent que c’est à bon droit qu’ils sont châtiez, &amp; vont humblement à recours à la miséricorde de Dieu, meus principalement de cette espérance, qu’ils voyent que leurs calamitez sont conjointes avec l’opprobre de Dieu, quand les méchants, ayan<text:span text:style-name="T64">t</text:span> oppressé f Église, blasphèment le nom sacré d’icelui.</text:p>
        <text:p text:style-name="P40">LEs gens en trez sont en ton héri tage,</text:p>
        <text:p text:style-name="P40">Ils ont pol lu,</text:p>
        <text:p text:style-name="P40">Seigneur, par leur ou trage,</text:p>
        <text:p text:style-name="P40">Ton temple saint, Jerusalem d<text:span text:style-name="T286">é</text:span>truite,</text:p>
        <text:p text:style-name="P40">Si qu’en monceaux de pierres l’ont r<text:span text:style-name="T283">é</text:span>duite.</text:p>
        <text:p text:style-name="P40">Ils ont baillé les corps</text:p>
        <text:p text:style-name="P79">De tes ser viteurs morts,</text:p>
        <text:p text:style-name="P79">Aux corbeaux pour les paître :</text:p>
        <text:p text:style-name="P40">La chair des bien-vivants</text:p>
        <text:p text:style-name="P79">Aux animaux suivan<text:span text:style-name="T286">t, 4</text:span></text:p>
        <text:p text:style-name="P79">Bois &amp; plaine champêtre.</text:p>
        <text:p text:style-name="P7">Entour la ville où fut ce dur éclandre,</text:p>
        <text:p text:style-name="P7">Las ! on a vu le sang d’iceux épandre</text:p>
        <text:p text:style-name="P7">Ainsi comme eau jetée à l’aventure,</text:p>
        <text:p text:style-name="P7">Sans que vivant leur donnât sepulture.</text:p>
        <text:p text:style-name="P7">Ceux qui nos voisins sont,</text:p>
        <text:p text:style-name="P7">En opprobre nous ont,</text:p>
        <text:p text:style-name="P7">Nous moquent, nous dépitent :</text:p>
        <text:p text:style-name="P7">Ores sommes blâmez,</text:p>
        <text:p text:style-name="P7">Et par ceux diffamez</text:p>
        <text:p text:style-name="P7">Qui entour nous habitent.</text:p>
        <text:p text:style-name="P7">Hélas, Seigneur, jusques à quand sera-ce ?</text:p>
        <text:p text:style-name="P7">Nous tiendras-tu pour jamais hors de grâce ?</text:p>
        <text:p text:style-name="P7">Ton ire ainsi embrasée ardra-elle</text:p>
        <text:p text:style-name="P7">Comme une grande flamme perpetuelle ?</text:p>
        <text:p text:style-name="P7">Tes indignations</text:p>
        <text:p text:style-name="P7">Espan sur nations</text:p>
        <text:p text:style-name="P7">Qui n’ont ta co<text:span text:style-name="T521">n</text:span>n<text:span text:style-name="T283">a</text:span>issance :</text:p>
        <text:p text:style-name="P7">Ce mal viendrait à point</text:p>
        <text:p text:style-name="P7">Aux royaumes qui point</text:p>
        <text:p text:style-name="P7">N’invoquent ta puissance.</text:p>
        <text:p text:style-name="P7">Car ceux-là ont toute presques <text:span text:style-name="T484">é</text:span>teinte</text:p>
        <text:p text:style-name="P7">Du bon Jacob la postérité sainte,</text:p>
        <text:p text:style-name="P7">Et en desert totalement tournée</text:p>
        <text:p text:style-name="P7">La demourance à lui par toi donnée.</text:p>
        <text:p text:style-name="P7">Las ! ne nous ramentoy</text:p>
        <text:p text:style-name="P7">Les vieux maux, contre toi</text:p>
        <text:p text:style-name="P7">Perpetrez à grand’s sommes</text:p>
        <text:p text:style-name="P7">Hâte toi, vienne avant</text:p>
        <text:p text:style-name="P7">Ta bonté nous sauvant,</text:p>
        <text:p text:style-name="P7">Car mout affligez sommes.</text:p>
        <text:p text:style-name="_3c_ab_3e_"><text:soft-page-break/>*</text:p>
        <text:p text:style-name="P7">Assiste-nous, notre Dieu secourable,</text:p>
        <text:p text:style-name="P7">Pour l’honneur haut de ton nom venerable :</text:p>
        <text:p text:style-name="P85">D<text:span text:style-name="T522">é</text:span>livre-nous, sois piteux<text:note text:id="ftn148" text:note-class="footnote"><text:note-citation>150</text:note-citation><text:note-body><text:p text:style-name="Footnote"><text:span text:style-name="T544">de </text:span><text:span text:style-name="T345">pitié</text:span><text:span text:style-name="T544">, « pitoyable, </text:span><text:span text:style-name="T545">sensible à la pitié</text:span><text:span text:style-name="T544">, compatissant »</text:span></text:p></text:note-body></text:note> &amp; paisible</text:p>
        <text:p text:style-name="P7">En nos péchez pour ta gloire indicible.</text:p>
        <text:p text:style-name="P7">Qu’on ne dit au milieu</text:p>
        <text:p text:style-name="P7">Des gens, Où est leur Dieu ?</text:p>
        <text:p text:style-name="P23"><text:span text:style-name="T243">Mais</text:span><text:span text:style-name="T243"><text:note text:id="ftn149" text:note-class="footnote"><text:note-citation>151</text:note-citation><text:note-body><text:p text:style-name="P118">était <text:span text:style-name="T324">ains</text:span></text:p></text:note-body></text:note></text:span> punis leurs offenses,</text:p>
        <text:p text:style-name="P7">Veuilles de toutes pars</text:p>
        <text:p text:style-name="P7">Des tiens le sang épars</text:p>
        <text:p text:style-name="P7">Venger en nos presences.</text:p>
        <text:p text:style-name="P7">Des prisonniers le gemissement vienne</text:p>
        <text:p text:style-name="P7">Jusques au ciel, en la presence tienne :</text:p>
        <text:p text:style-name="P7">Les condamnez, &amp; ceux qui ja se meurent,</text:p>
        <text:p text:style-name="P7">Fai<text:span text:style-name="T451">s</text:span> que vivants par ton pouvoir demeurent.</text:p>
        <text:p text:style-name="P7">À nos voisins aussi</text:p>
        <text:p text:style-name="P7">En leur sein endurci</text:p>
        <text:p text:style-name="P7">Sept fois veuilles leur rendre</text:p>
        <text:p text:style-name="P7">Le blâme &amp; deshonneur,</text:p>
        <text:p text:style-name="P7">Que contre toi, Seigneur,</text:p>
        <text:p text:style-name="P7">Ont osé entreprendre.</text:p>
        <text:p text:style-name="P7">Et nous alors ton vrai peuple &amp; tes hommes,</text:p>
        <text:p text:style-name="P7">Et qui troupeau de ta pâture sommes,</text:p>
        <text:p text:style-name="P7">Te chanterons par siecles innombrables,</text:p>
        <text:p text:style-name="P7">De fils en fils prechan<text:span text:style-name="T525">t</text:span> tes faits louables.</text:p>
        <text:h text:style-name="P203" text:outline-level="2">Psaume <text:span text:style-name="T367">80</text:span> (<text:span text:style-name="T378">Bèze</text:span>, <text:span text:style-name="T378">15</text:span><text:span text:style-name="T370">62</text:span>)</text:h>
        <text:p text:style-name="P6">C’est une prière plene de pleurs &amp; cas lamentables, à ce qu’il plaise à Dieu de subvenir à son Église affligée. Mais afin que plus facilement les fidèles obtiennent secours en leurs misères, ils en font comparaison avec tes commencemens d’icelle, ausquels on avait vue reluire une grâce singulière de Dieu.</text:p>
        <text:p text:style-name="P7">Ô Pasteur d’Israël, es coute</text:p>
        <text:p text:style-name="P7">Toi qui conduis la trou pe toute</text:p>
        <text:p text:style-name="P7">De Jo seph, ain si qu’un troupeau :</text:p>
        <text:p text:style-name="P40">Montre-nous ton vi sa ge beau,</text:p>
        <text:p text:style-name="P40">Toi qui te sieds en ma jes té</text:p>
        <text:p text:style-name="P40">En tre les che ru bins monté.</text:p>
        <text:p text:style-name="P7">Seigneur, fa<text:span text:style-name="T451">is</text:span> marcher ta puissance</text:p>
        <text:p text:style-name="P7">Devant Ephraim, &amp; t’avance</text:p>
        <text:p text:style-name="P7">Vers Manassés &amp; Benjamin :</text:p>
        <text:p text:style-name="P7">Radresse vers nous ton chemin,</text:p>
        <text:p text:style-name="P7">Afin que parmi ces assaux</text:p>
        <text:p text:style-name="P7">Soyons garentis de tous maux.</text:p>
        <text:p text:style-name="P7">Ô Dieu qui vois comme on nous meine,</text:p>
        <text:p text:style-name="P7">Fa<text:span text:style-name="T451">is</text:span> que ta bonté nous rameine :</text:p>
        <text:p text:style-name="P7">Fa<text:span text:style-name="T226">is</text:span> luire sur nous de tes yeux</text:p>
        <text:p text:style-name="P7"><text:soft-page-break/>Le regard doux &amp; gracieux :</text:p>
        <text:p text:style-name="P7">Et nous voila hors de torment,</text:p>
        <text:p text:style-name="P7">Par un doux regard seulement.</text:p>
        <text:p text:style-name="P7">Jusques à quand, Dieu des armées,</text:p>
        <text:p text:style-name="P7">Seront tes fureurs allumées</text:p>
        <text:p text:style-name="P7">Contre la prière des tiens ?</text:p>
        <text:p text:style-name="P7">Tu nous as, en lieu de tes biens,</text:p>
        <text:p text:style-name="P7">Repeus d’angoisses &amp; douleurs,</text:p>
        <text:p text:style-name="P7">Tu nous as abreuvez de pleurs.</text:p>
        <text:p text:style-name="P7">Tu nous as contre nos plus proches</text:p>
        <text:p text:style-name="P7">Mis en querelles &amp; reproches,</text:p>
        <text:p text:style-name="P7">Nos haineux s’en moquent bien fort.</text:p>
        <text:p text:style-name="P7">Rallie nous, Ô Dieu très-fort,</text:p>
        <text:p text:style-name="P7">Fa<text:span text:style-name="T451">is</text:span> luire sur nous ta clairté,</text:p>
        <text:p text:style-name="P7">Et nous serons à sauveté.</text:p>
        <text:p text:style-name="_3c_ab_3e_">*</text:p>
        <text:p text:style-name="P7">Jadis ta vigne as transportée</text:p>
        <text:p text:style-name="P7">Hors de l’Égypte, &amp; l’as plantée</text:p>
        <text:p text:style-name="P7">Au lieu dont maint peuple as chassé.</text:p>
        <text:p text:style-name="P7">Tu lui as son lieu agencé,</text:p>
        <text:p text:style-name="P7">Si que de ses bourgeons tous verds</text:p>
        <text:p text:style-name="P7">On a vue les champs tous couverts.</text:p>
        <text:p text:style-name="P7">On a vue des monts l’<text:span text:style-name="T484">é</text:span>tendue</text:p>
        <text:p text:style-name="P7">Cachée en son ombre <text:span text:style-name="T264">é</text:span>tendue :</text:p>
        <text:p text:style-name="P7">Et ses rameaux hauts forjettez,</text:p>
        <text:p text:style-name="P7">Comme les cedres hauts montez :</text:p>
        <text:p text:style-name="P7">Et ses jettons loin épandus,</text:p>
        <text:p text:style-name="P7">Du fleuve à la mer <text:span text:style-name="T264">é</text:span>tendus.</text:p>
        <text:p text:style-name="P7">D’où vient qu’ayant rompu sa haye,</text:p>
        <text:p text:style-name="P7">Tu l’as aux passants mis en pro<text:span text:style-name="T462">i</text:span>e ?</text:p>
        <text:p text:style-name="P7">D’où vient que les sangliers des bois</text:p>
        <text:p text:style-name="P7">L’ont toute gâtée à la fois ?</text:p>
        <text:p text:style-name="P7">Pourquoi des champs les animaux</text:p>
        <text:p text:style-name="P7">Ont-ils devoré ses rameaux ?</text:p>
        <text:p text:style-name="P7">Ô Dieu des armées, retourne</text:p>
        <text:p text:style-name="P7">Et que d’en haut ton œil se tourne</text:p>
        <text:p text:style-name="P7">Pour cette vigne visiter,</text:p>
        <text:p text:style-name="P7">Que ta main a daigné planter,</text:p>
        <text:p text:style-name="P7">Ce prouvin, di-je, cultivé</text:p>
        <text:p text:style-name="P7">Pour rendre ton nom élevé.</text:p>
        <text:p text:style-name="P7">Las ! elle est en cendre reduite,</text:p>
        <text:p text:style-name="P7">Elle est entierement détruite,</text:p>
        <text:p text:style-name="P7">Tous périssent par ton courroux.</text:p>
        <text:p text:style-name="P7">Éten<text:span text:style-name="T484">d</text:span>s ta main, Ô Dieu très-doux,</text:p>
        <text:p text:style-name="P7">Sur l’homme à ton bras appuyé,</text:p>
        <text:p text:style-name="P7">Et que tu t’es fortifié.</text:p>
        <text:p text:style-name="P7">Lors jamais nous n’aurons envie</text:p>
        <text:p text:style-name="P7">De te laisser. Rends-nous la vie,</text:p>
        <text:p text:style-name="P7">Et nous chanterons ton honneur.</text:p>
        <text:p text:style-name="P7">Rétably-nous, di-je, Seigneur,</text:p>
        <text:p text:style-name="P7"><text:soft-page-break/>Fa<text:span text:style-name="T451">is</text:span> luire sur nous ta clairté,</text:p>
        <text:p text:style-name="P7">Et nous serons à sauveté.</text:p>
        <text:h text:style-name="P203" text:outline-level="2">Psaume <text:span text:style-name="T367">81</text:span> (<text:span text:style-name="T378">Bèze</text:span>, <text:span text:style-name="T378">15</text:span><text:span text:style-name="T370">62</text:span>)</text:h>
        <text:p text:style-name="P8">Ce Psaume a deux parties. Car quiconques en ait été l’autheur, il exhorte le peuple que comme ainsi soit qu’il ait été racheté de la main de Dieu, &amp; choisy pour lui être un royaume sacerdotal, &amp; une Église spéciale, qu’ayant souvenance de ceete grâce inestimable, il honore son Rédempteur tant en chantant ses louanges, qu’en menant une vie sainte. Puis il y a une reproche de leur ingratitude en la personne de Dieu, pour-ce qu’ayant convié doucement &amp; benignement ce peuple à soi, il n’a de rien proufite, qu’il ne refusât toujours avec une opiniâtreté de porter le joug de la Loi.</text:p>
        <text:p text:style-name="P40">CHantez ga<text:span text:style-name="T451">i</text:span>ement</text:p>
        <text:p text:style-name="P40">À Dieu notre force :</text:p>
        <text:p text:style-name="P40">Que tout hautement</text:p>
        <text:p text:style-name="P40">Au Dieu d’Israël</text:p>
        <text:p text:style-name="P40">Chant perp<text:span text:style-name="T226">é</text:span>tuel</text:p>
        <text:p text:style-name="P9">Chanter on s’efforce.</text:p>
        <text:p text:style-name="P9">Qu’on o<text:span text:style-name="T240">it</text:span> chansons</text:p>
        <text:p text:style-name="P9">De douce musique :</text:p>
        <text:p text:style-name="P9">Qu’on o<text:span text:style-name="T240">it</text:span> les sons</text:p>
        <text:p text:style-name="P9">De harpe &amp; ta<text:span text:style-name="T462">m</text:span>bour :</text:p>
        <text:p text:style-name="P9">Le luc à son tour</text:p>
        <text:p text:style-name="P9">Sonne son cantique.</text:p>
        <text:p text:style-name="P9">Au premier du mois</text:p>
        <text:p text:style-name="P9">Sonnez la trompette :</text:p>
        <text:p text:style-name="P9">À toutes les fois</text:p>
        <text:p text:style-name="P9">Que pour faire honneur</text:p>
        <text:p text:style-name="P9">À son droit Seigneur,</text:p>
        <text:p text:style-name="P9">Israël fait fête.</text:p>
        <text:p text:style-name="P9">Envers Israël</text:p>
        <text:p text:style-name="P9">Telle est l’ordonnance :</text:p>
        <text:p text:style-name="P9">Car c’est l’Éternel</text:p>
        <text:p text:style-name="P9">Qui l’a décreté</text:p>
        <text:p text:style-name="P9">Pour signe arrêté</text:p>
        <text:p text:style-name="P9">De sa convenance.</text:p>
        <text:p text:style-name="P9">Lors que traversa</text:p>
        <text:p text:style-name="P9">Sa gent voyagère</text:p>
        <text:p text:style-name="P9">D’Égypte, &amp; passa,</text:p>
        <text:p text:style-name="P9">Sans qu’elle eût pouvoir</text:p>
        <text:p text:style-name="P9">D’entendre ou savoir</text:p>
        <text:p text:style-name="P9">Leur langue étrangère.</text:p>
        <text:p text:style-name="_3c_ab_3e_">*</text:p>
        <text:p text:style-name="P9">De dessus son dos</text:p>
        <text:p text:style-name="P9">La charge ai ôtée :</text:p>
        <text:p text:style-name="P9">Arri<text:span text:style-name="T226">è</text:span>re des pots</text:p>
        <text:p text:style-name="P9">(Labeur inhumain)</text:p>
        <text:p text:style-name="P9">J’ai fait que sa main</text:p>
        <text:p text:style-name="P9"><text:soft-page-break/>Se trouve <text:span text:style-name="T226">é</text:span>cartée.</text:p>
        <text:p text:style-name="P9">Vers moi as couru</text:p>
        <text:p text:style-name="P9">Quand on t’a fait guerre :</text:p>
        <text:p text:style-name="P9">Je t’ai secouru,</text:p>
        <text:p text:style-name="P9">Je t’ai exaucé,</text:p>
        <text:p text:style-name="P9">Me tenant mussé</text:p>
        <text:p text:style-name="P9">Dedans mon tonnerre.</text:p>
        <text:p text:style-name="P9">Je t’ai éprouvé</text:p>
        <text:p text:style-name="P9">Es eaux de querelle :</text:p>
        <text:p text:style-name="P9">Et t’ayant trouvé</text:p>
        <text:p text:style-name="P9">D’un cœur endurci,</text:p>
        <text:p text:style-name="P9">Je parlai ainsi</text:p>
        <text:p text:style-name="P9">À ton cœur rebelle :</text:p>
        <text:p text:style-name="P9">Mon peuple, enten<text:span text:style-name="T452">d</text:span>-moi,</text:p>
        <text:p text:style-name="P9">Et mon alliance</text:p>
        <text:p text:style-name="P9">Ferai avec toi.</text:p>
        <text:p text:style-name="P9">Ô si tu voulois</text:p>
        <text:p text:style-name="P9">D’écouter ma voix</text:p>
        <text:p text:style-name="P9">Avoir patience !</text:p>
        <text:p text:style-name="P9">Chez toi tu n’auras</text:p>
        <text:p text:style-name="P9">Autre Dieu quelconque :</text:p>
        <text:p text:style-name="P9">Et n’adoreras,</text:p>
        <text:p text:style-name="P9">Hors le souverain,</text:p>
        <text:p text:style-name="P9">Aucun Dieu forain,</text:p>
        <text:p text:style-name="P87">Ni serviras onques<text:span text:style-name="T548"><text:note text:id="ftn150" text:note-class="footnote"><text:note-citation>152</text:note-citation><text:note-body><text:p text:style-name="P133">du latin <text:span text:style-name="T324">u</text:span><text:span text:style-name="T125">m</text:span><text:span text:style-name="T324">quam</text:span> « une fois »</text:p></text:note-body></text:note></text:span>.</text:p>
        <text:p text:style-name="P9">Car je suis ton Dieu</text:p>
        <text:p text:style-name="P9">D’essence eternelle,</text:p>
        <text:p text:style-name="P9">Qui t’ai en ce lieu</text:p>
        <text:p text:style-name="P9">Mis &amp; attiré,</text:p>
        <text:p text:style-name="P9">T’ayant retiré</text:p>
        <text:p text:style-name="P9">D’Égypte cruelle.</text:p>
        <text:p text:style-name="_3c_ab_3e_">PAUSE.</text:p>
        <text:p text:style-name="P9">Ouvre seulement</text:p>
        <text:p text:style-name="P9">Ta bouche bien grande,</text:p>
        <text:p text:style-name="P9">Et soudainement</text:p>
        <text:p text:style-name="P9">Esbahy seras</text:p>
        <text:p text:style-name="P9">Que tu la verras</text:p>
        <text:p text:style-name="P9">Pleine de viande.</text:p>
        <text:p text:style-name="P9">Mais mon peuple eleu</text:p>
        <text:p text:style-name="P9">L’oreille me tendre</text:p>
        <text:p text:style-name="P9">Jamais n’a voulu :</text:p>
        <text:p text:style-name="P9">Même étant prié,</text:p>
        <text:p text:style-name="P9">Ne s’est soucié</text:p>
        <text:p text:style-name="P9">Jamais de m’entendre.</text:p>
        <text:p text:style-name="P9">Moi donc irrité</text:p>
        <text:p text:style-name="P9">L’ai baillé en pro<text:span text:style-name="T462">i</text:span>e</text:p>
        <text:p text:style-name="P9">À la dureté</text:p>
        <text:p text:style-name="P9">De son cœur pervers,</text:p>
        <text:p text:style-name="P9">À tors &amp; travers</text:p>
        <text:p text:style-name="P9"><text:soft-page-break/>Pour su<text:span text:style-name="T240">i</text:span>vre sa vo<text:span text:style-name="T462">i</text:span>e.</text:p>
        <text:p text:style-name="P9">H<text:span text:style-name="T240">é</text:span>las ! que ma gent</text:p>
        <text:p text:style-name="P9">N’a ma voix ouïe !</text:p>
        <text:p text:style-name="P9">Et que diligent</text:p>
        <text:p text:style-name="P9">Israël tout droit</text:p>
        <text:p text:style-name="P9">N’a du chemin droit</text:p>
        <text:p text:style-name="P9">La sente suyvie !</text:p>
        <text:p text:style-name="P9">J’eusse en moins de rien</text:p>
        <text:p text:style-name="P9">Peu vaincre &amp; défaire</text:p>
        <text:p text:style-name="P9">Les ennemis siens :</text:p>
        <text:p text:style-name="P9">Et mon bras tourné</text:p>
        <text:p text:style-name="P9">Eût tout ruiné</text:p>
        <text:p text:style-name="P9">Tout sien adversaire.</text:p>
        <text:p text:style-name="P9">Tous ses ennemis</text:p>
        <text:p text:style-name="P9">Remplis de détresse</text:p>
        <text:p text:style-name="P9">Sous lui j’eusse mis :</text:p>
        <text:p text:style-name="P9">Et ce temps heureux</text:p>
        <text:p text:style-name="P9">Eût duré pour eux</text:p>
        <text:p text:style-name="P9">Sans fin &amp; sans cesse.</text:p>
        <text:p text:style-name="P9">De fleur de froment</text:p>
        <text:p text:style-name="P9">Jamais n’eût eu faute,</text:p>
        <text:p text:style-name="P9">Voire abondamment</text:p>
        <text:p text:style-name="P9">Je l’eusse saoulé</text:p>
        <text:p text:style-name="P9">Du miel découlé</text:p>
        <text:p text:style-name="P9">De la roche haute.</text:p>
        <text:h text:style-name="P203" text:outline-level="2">Psaume <text:span text:style-name="T367">82</text:span> (<text:span text:style-name="T378">Bèze</text:span>, <text:span text:style-name="T378">15</text:span><text:span text:style-name="T370">62</text:span>)</text:h>
        <text:p text:style-name="P8">Pour autant que les Roys, &amp; tous ceux qui ont puissance, étan<text:span text:style-name="T64">t</text:span> aveugl<text:span text:style-name="T64">és</text:span> d’orgueil se donnent le plus souvent une licence excessive, il leur dénonce qu’il leur faudra rendre conte au Juge souverain, lequel surpasse toute la hautesse du monde. Et après qu’il les a admonestez de leur office &amp; condition, voyant qu’il parle à des sourds, il requiert à Dieu qu’il en face la vengence.</text:p>
        <text:p text:style-name="P9">DIeu est as sis en l’assemblée</text:p>
        <text:p text:style-name="P9">Des Princes qu’il a as sem blée,</text:p>
        <text:p text:style-name="P9">Et des plus grands est au mi lieu,</text:p>
        <text:p text:style-name="P40">Pour y pre si der comme Dieu :</text:p>
        <text:p text:style-name="P40">Jusques à quand, ju ges i niques,</text:p>
        <text:p text:style-name="P40">Fe rez-vous jugemens obliques,</text:p>
        <text:p text:style-name="P40">Et vers ces méchants déceveurs</text:p>
        <text:p text:style-name="P40">U se rez-vous de vos faveurs ?</text:p>
        <text:p text:style-name="P9">Faites aux plus chetifs justice,</text:p>
        <text:p text:style-name="P9">Jugez pour l’orphelin sans vice,</text:p>
        <text:p text:style-name="P9">Justifiez l’homme foulé,</text:p>
        <text:p text:style-name="P9">Et le pauvre à tort affollé.</text:p>
        <text:p text:style-name="P9">Garentissez de facherie</text:p>
        <text:p text:style-name="P9">Le pauvre &amp; l’affligé qui crie,</text:p>
        <text:p text:style-name="P9">Et les tirez d’entre les mains</text:p>
        <text:p text:style-name="P9">De ces cruels &amp; inhumains.</text:p>
        <text:p text:style-name="P9">Mais dequoi sert la remontrance ?</text:p>
        <text:p text:style-name="P9"><text:soft-page-break/>Ils n’ont esprit ni co<text:span text:style-name="T283">n</text:span>n<text:span text:style-name="T283">a</text:span>issance,</text:p>
        <text:p text:style-name="P9">Et suivent leur aveuglement,</text:p>
        <text:p text:style-name="P9">Tout dût-il choir entierement.</text:p>
        <text:p text:style-name="P9">Or êtes-vous, je le confesse,</text:p>
        <text:p text:style-name="P9">Comme petits dieux en hautesse :</text:p>
        <text:p text:style-name="P9">Vous êtes, di-je, triomphants,</text:p>
        <text:p text:style-name="P9">Comme étan<text:span text:style-name="T525">t</text:span> de Dieu les enfants :</text:p>
        <text:p text:style-name="P9">Si vous faut-il mourir, en somme,</text:p>
        <text:p text:style-name="P9">Comme on voit mourir un autre homme :</text:p>
        <text:p text:style-name="P9">Vous Princes, si passerez-vous,</text:p>
        <text:p text:style-name="P9">Et cherrez comme l’un de nous.</text:p>
        <text:p text:style-name="P9">Ô Dieu, lève-toi à grande erre,</text:p>
        <text:p text:style-name="P9">Et t’en viens gouverner la terre.</text:p>
        <text:p text:style-name="P9">Car à toi de droit appartient</text:p>
        <text:p text:style-name="P9">Tout peuple que terre soutient.</text:p>
        <text:h text:style-name="P203" text:outline-level="2">Psaume <text:span text:style-name="T367">83</text:span> (<text:span text:style-name="T378">Bèze</text:span>, <text:span text:style-name="T378">15</text:span><text:span text:style-name="T370">62</text:span>)</text:h>
        <text:p text:style-name="P8">Le Prophète implore l’aide de Dieu contre les ennemis de l’Église : &amp; pour l’impétrer plus facilement, il récite comment plusieurs nations avaient conspiré ensemble, voire à cette intention, qu’en détruisant le peuple d’Israël, le nom de l’Église fust du tout <text:span text:style-name="T484">é</text:span>teint. Ce pendant produisant plusieurs exemples, il montre comment Dieu a accoutumé d’aider puissamment à ses serviteurs. afin que par ce moyen lui &amp; les autres soient incitez à prier de plus grand désir &amp; avec plus grande assurance.</text:p>
        <text:p text:style-name="P41">Ô Dieu, ne sois plus à recoy,</text:p>
        <text:p text:style-name="P41">Ô Dieu, ne de meure plus coy,</text:p>
        <text:p text:style-name="P41">Et plus longuement ne t’arrête.</text:p>
        <text:p text:style-name="P41">Car de tes en ne mis la bande</text:p>
        <text:p text:style-name="P41">S’émouvant de fu ri e grande,</text:p>
        <text:p text:style-name="P41">À contre toi levé la tête.</text:p>
        <text:p text:style-name="P9">Contre ton peuple proprement</text:p>
        <text:p text:style-name="P9">Ils ont arrêté finement</text:p>
        <text:p text:style-name="P9">Ce que leur malice imagine :</text:p>
        <text:p text:style-name="P9">Et contre ceux qui pour retraite</text:p>
        <text:p text:style-name="P9">Sont retirez en ta cachette,</text:p>
        <text:p text:style-name="P9">Toute leur cautele machine.</text:p>
        <text:p text:style-name="P9">Sus, ont-ils dit, qu’ils soient défaits,</text:p>
        <text:p text:style-name="P9">Que de ce peuple &amp; de ses faits</text:p>
        <text:p text:style-name="P9">Soit abolie la mémoire :</text:p>
        <text:p text:style-name="P9">Et que du peuple Israëlite</text:p>
        <text:p text:style-name="P9">Mention grande ne petite</text:p>
        <text:p text:style-name="P9">Ne soit plus au monde notoire.</text:p>
        <text:p text:style-name="P9">Tous contre toi ont conjuré,</text:p>
        <text:p text:style-name="P9">Contre toi ont accord juré</text:p>
        <text:p text:style-name="P9">Idumeens, Ismaelites,</text:p>
        <text:p text:style-name="P9">De Moab &amp; d’Agar la race :</text:p>
        <text:p text:style-name="P9">Et contre toi lèvent la face</text:p>
        <text:p text:style-name="P9">Les Gebalins &amp; Ammonites.</text:p>
        <text:p text:style-name="P9">Les Philistins &amp; Amalec,</text:p>
        <text:p text:style-name="P9">Les habitants de Tyr avec,</text:p>
        <text:p text:style-name="P9"><text:soft-page-break/>Toutes leurs forces y déployent.</text:p>
        <text:p text:style-name="P9">Assyriens en veulent être,</text:p>
        <text:p text:style-name="P9">Et pour servir de leur bras dextre</text:p>
        <text:p text:style-name="P9">Aux enfants de Loth, ils s’employent.</text:p>
        <text:p text:style-name="P9">Fa<text:span text:style-name="T227">is</text:span>-leur comme en droite saison</text:p>
        <text:p text:style-name="P9">Tu fis sur les eaux de Cison</text:p>
        <text:p text:style-name="P9">À Madian, en forte guerre.</text:p>
        <text:p text:style-name="P9">Quand Sisare &amp; Jabin périrent</text:p>
        <text:p text:style-name="P9">Dedans En-dor, &amp; ne servirent</text:p>
        <text:p text:style-name="P9">Que d’autant de fiens sur la terre.</text:p>
        <text:p text:style-name="_3c_ab_3e_">*</text:p>
        <text:p text:style-name="P9">Fa<text:span text:style-name="T452">is</text:span>-leur comme à leur chef Oreb,</text:p>
        <text:p text:style-name="P9">Et à leur autre chef Zeeb,</text:p>
        <text:p text:style-name="P9">À Zeba, Salmuna, leurs princes,</text:p>
        <text:p text:style-name="P9">Qui avaient dit que par puissance</text:p>
        <text:p text:style-name="P9">Ils adjoindraient la demeurance</text:p>
        <text:p text:style-name="P9">De l’Éternel, à leurs provinces.</text:p>
        <text:p text:style-name="P9">Comme une bille va roulant,</text:p>
        <text:p text:style-name="P9">Et le tourbillon saboulant</text:p>
        <text:p text:style-name="P9">À son gré le festu pourmeine :</text:p>
        <text:p text:style-name="P9">Comme un feu qui met tout en flambe</text:p>
        <text:p text:style-name="P9">Une forest, &amp; qui enflambe</text:p>
        <text:p text:style-name="P9">Des grands monts la cime hautaine :</text:p>
        <text:p text:style-name="P9">Ainsi ton orage, Ô mon Dieu,</text:p>
        <text:p text:style-name="P9">Les poursuive, &amp; de lieu en lieu</text:p>
        <text:p text:style-name="P9">Les épouvante ta tempête.</text:p>
        <text:p text:style-name="P9">Leur face de honte soit teinte,</text:p>
        <text:p text:style-name="P9">Afin, Seigneur, que par contrainte</text:p>
        <text:p text:style-name="P9">De ton nom ils facent enquête.</text:p>
        <text:p text:style-name="P9">Soient de plus en plus éperdus,</text:p>
        <text:p text:style-name="P9">Troublez, honteux, voire perdus :</text:p>
        <text:p text:style-name="P9">Afin qu’ils aient co<text:span text:style-name="T283">n</text:span>n<text:span text:style-name="T283">a</text:span>issance</text:p>
        <text:p text:style-name="P9">Par effet, du nom que tu portes</text:p>
        <text:p text:style-name="P9">D’Éternel, &amp; qu’en toutes sortes</text:p>
        <text:p text:style-name="P9">Terre te doit obeissance.</text:p>
        <text:h text:style-name="P203" text:outline-level="2">Psaume <text:span text:style-name="T367">84</text:span> (<text:span text:style-name="T378">Bèze</text:span>, <text:span text:style-name="T378">15</text:span><text:span text:style-name="T370">62</text:span>)</text:h>
        <text:p text:style-name="P8">Il se complaind qu’il n’y a rien qui le fache plus, que de ne pouvoir venir devant le</text:p>
        <text:p text:style-name="P8">Tabernacle, &amp; d’être comme banny de l’assemblée des fidèles, en laquelle Dieu était invoqué : &amp; ce pendant montre qu’il n’y a chose quelconque qui puisse emp<text:span text:style-name="T607">ê</text:span>cher le désir des fidèles : mais au contraire que par-dessus tous emp<text:span text:style-name="T607">ê</text:span>chemens ils poursuyvront constamment à chercher Dieu, &amp; par manière de dire, se feront vo<text:span text:style-name="T462">i</text:span>e là où il n’y en a point. Finalement il demande d’être reîtably : en quoi il témoigne derechef qu’il estime plus de jouir de cette liberté d’assister avec les aulres au Tabernacle de Dieu, quand mêmes il ne devrait vivre qu’un jour, que de vivre fort long temps conversant entre les incrédules.</text:p>
        <text:p text:style-name="P41"><text:soft-page-break/>Ô Dieu des ar mé es, combien</text:p>
        <text:p text:style-name="P41">Le sa cré ta ber na cle tien</text:p>
        <text:p text:style-name="P9">Est sur tou tes cho ses ai mable !</text:p>
        <text:p text:style-name="P41">Mon cœur languit, mes sens ra vis</text:p>
        <text:p text:style-name="P41">Defail lent a près tes par vis</text:p>
        <text:p text:style-name="P41">Ô Seigneur Dieu très-dé si rable :</text:p>
        <text:p text:style-name="P41">Bref cœur &amp; corps vont s’<text:span text:style-name="T204">é</text:span>levant</text:p>
        <text:p text:style-name="P41">Jusques à toi, grand Dieu vivant.</text:p>
        <text:p text:style-name="P9">Les passereaux trouvent logis,</text:p>
        <text:p text:style-name="P9">Et les arondelles leurs nids.</text:p>
        <text:p text:style-name="P9">Hélas, grand Dieu des exercites,</text:p>
        <text:p text:style-name="P9">Mon Dieu, mon Roi me soutenant,</text:p>
        <text:p text:style-name="P9">Où est-ce que sont maintenant</text:p>
        <text:p text:style-name="P9">Les autels esquels tu habites ?</text:p>
        <text:p text:style-name="P9">Bien-heureux qui en ta maison</text:p>
        <text:p text:style-name="P9">Te louera en toute saison.</text:p>
        <text:p text:style-name="P9">Ô que bien-heureux est celui</text:p>
        <text:p text:style-name="P9">Dont tu es la force &amp; l’appui,</text:p>
        <text:p text:style-name="P9">Et ceux qui ont au cœur ta sente !</text:p>
        <text:p text:style-name="P9">Passant le val sec &amp; hideux</text:p>
        <text:p text:style-name="P9">Des meuriers, chacun courageux</text:p>
        <text:p text:style-name="P9">Avecques peine diligente</text:p>
        <text:p text:style-name="P9">Fontaines &amp; puis cavera,</text:p>
        <text:p text:style-name="P9">Que mêmes la pluie emplira.</text:p>
        <text:p text:style-name="P9">De force en force ils marcheront</text:p>
        <text:p text:style-name="P9">Jusques à l’heure qu’ils pourront</text:p>
        <text:p text:style-name="P9">En Sion devant Dieu se rendre.</text:p>
        <text:p text:style-name="P9">Ô Dieu des armes eternel,</text:p>
        <text:p text:style-name="P9">De ton haut trône supernel</text:p>
        <text:p text:style-name="P9">Veuilles mes prieres entendre :</text:p>
        <text:p text:style-name="P9">Dieu de Jacob en cest émoi,</text:p>
        <text:p text:style-name="P9">Je te supplie exauce moi.</text:p>
        <text:p text:style-name="P9">Ô Dieu qui es notre pavois,</text:p>
        <text:p text:style-name="P9">Regarde ton oint cette fois :</text:p>
        <text:p text:style-name="P9">Car trop mieux vaut en toutes sortes</text:p>
        <text:p text:style-name="P9">Un jour chez toi, que mille ailleurs :</text:p>
        <text:p text:style-name="P9">Et sont les états trop meilleurs</text:p>
        <text:p text:style-name="P9">Des simples gardes de tes portes,</text:p>
        <text:p text:style-name="P9">Qu’avoir un logis de beauté</text:p>
        <text:p text:style-name="P9">Entre les méchants arrêté.</text:p>
        <text:p text:style-name="P9">Car notre Seigneur Dieu très-doux</text:p>
        <text:p text:style-name="P9">Est soleil &amp; bouclier pour nous,</text:p>
        <text:p text:style-name="P9">Qui nous donnera gloire &amp; grâce :</text:p>
        <text:p text:style-name="P9">Et à tous ceux-là qui vont droit,</text:p>
        <text:p text:style-name="P9">Notre bon Dieu en tout endroit</text:p>
        <text:p text:style-name="P9">De bien faire point ne se lasse.</text:p>
        <text:p text:style-name="P9">Bref, Dieu très-fort, heureux je cro<text:span text:style-name="T601">is</text:span></text:p>
        <text:p text:style-name="P9">L’homme qui s’appuie sur toi.</text:p>
        <text:h text:style-name="P204" text:outline-level="2"><text:soft-page-break/>Psaume <text:span text:style-name="T367">85</text:span> (<text:span text:style-name="T378">Bèze</text:span>, <text:span text:style-name="T378">15</text:span><text:span text:style-name="T370">62</text:span>)</text:h>
        <text:p text:style-name="P8">Pource que Dieu avait affligé de nouvelles facheries &amp; déconfitures les fidèles qui étaient retournez de la captivité de Babylon, ils ramcntoyvent en premier lieu la délivrance, i celle fin qu’il ne délaisse son œuvre imparfaite. D’avantage ils font leurs complaintes de la longue durée de leurs maux. Pour le troisième, étan<text:span text:style-name="T525">t</text:span> redressez par une bonne espérance &amp; assurance, ils s’esjouissent de la félicité qui leur est promise. Car le retour au pays était annexé avec le royaume de Christ, dont ils espéraient toute affluence de biens.</text:p>
        <text:p text:style-name="P9">AVec les tiens, Seigneur, tu as fait paix,</text:p>
        <text:p text:style-name="P41">Et de Ja cob les pri sonniers las chez,</text:p>
        <text:p text:style-name="P41">Tu as qui té à ta gent ses meffaits,</text:p>
        <text:p text:style-name="P41">Voi re tu as couvert tous ses pe chez.</text:p>
        <text:p text:style-name="P41">Tu as loin d’eux ton des pit re ti ré,</text:p>
        <text:p text:style-name="P41">Et ton courroux violent mo dé ré.</text:p>
        <text:p text:style-name="P41">Ô Dieu en qui gît le sa lut de nous,</text:p>
        <text:p text:style-name="P41">R<text:span text:style-name="T264">é</text:span>tabli nous, appaisant ton courroux.</text:p>
        <text:p text:style-name="P9">Est-ce à toujours que ton ire <text:span text:style-name="T484">é</text:span>tendras,</text:p>
        <text:p text:style-name="P9">Et ta fureur de fils en fils ira ?</text:p>
        <text:p text:style-name="P9">Ainçois plutôt la vie nous rendras,</text:p>
        <text:p text:style-name="P9">Dequoi ton peuple en toi s’esjouira.</text:p>
        <text:p text:style-name="P9">Ô Éternel, quoi que nous ayons fait,</text:p>
        <text:p text:style-name="P9">Demontre-nous ta grâce par effet :</text:p>
        <text:p text:style-name="P9">Et nonobstant tous nos faits vicieux,</text:p>
        <text:p text:style-name="P9">O<text:span text:style-name="T240">c</text:span>tro<text:span text:style-name="T240">i</text:span>e-nous ton salut glorieux.</text:p>
        <text:p text:style-name="P9">Mais quoi ? Je veux écouter que dira</text:p>
        <text:p text:style-name="P9">Le Seigneur Dieu : car à ceux-là qui sont</text:p>
        <text:p text:style-name="P9">Doux &amp; benins de paix il parlera,</text:p>
        <text:p text:style-name="P9">Et eux aussi plus sages deviendront.</text:p>
        <text:p text:style-name="P9">Certes à ceux qui en crainte ont recours</text:p>
        <text:p text:style-name="P9">À sa bonté, prochain est son secours :</text:p>
        <text:p text:style-name="P65">À celle fin qu’en lieu de tout m<text:span text:style-name="T229">é</text:span>chef<text:note text:id="ftn151" text:note-class="footnote"><text:note-citation>153</text:note-citation><text:note-body><text:p text:style-name="P111">de <text:span text:style-name="T324">chef</text:span> « tête, bout, fin », <text:span text:style-name="T324">m</text:span><text:span text:style-name="T125">al-</text:span><text:span text:style-name="T324">chef</text:span> « malheur, malchance »</text:p></text:note-body></text:note>,</text:p>
        <text:p text:style-name="P9">Sa gloire habite entre nous derechef.</text:p>
        <text:p text:style-name="P9">Miséricorde &amp; foi lors se joindront,</text:p>
        <text:p text:style-name="P9">Justice &amp; paix s’acoller on verra :</text:p>
        <text:p text:style-name="P9">Foi sortira de terre contre-mont,</text:p>
        <text:p text:style-name="P9">Justice en bas du ciel regardera.</text:p>
        <text:p text:style-name="P9">Dieu mêmement nous donnera ses fruits,</text:p>
        <text:p text:style-name="P9">Qui nous seront par la terre produits.</text:p>
        <text:p text:style-name="P9">Bref, devant lui juste gouvernement</text:p>
        <text:p text:style-name="P9">Ira son train sans nul emp<text:span text:style-name="T607">ê</text:span>chement.</text:p>
        <text:h text:style-name="P204" text:outline-level="2"><text:soft-page-break/>Psaume <text:span text:style-name="T367">86</text:span> (<text:span text:style-name="T378">Marot</text:span>, <text:span text:style-name="T378">1543</text:span>)</text:h>
        <text:p text:style-name="P8">Ce Psaume-ci contient des prières mêlées de saintes méditations pour entretenir &amp; confermer la foi, &amp; aussi de louanges &amp; actions de grâces : car d’autant que selon le sentiment de la chair il était bien difficile à David de sortir hors des angoisses qui le tenaient serré, il oppose à cela la bonté &amp; puissance infinie de Dieu. Et non-seulement il requiert d’être délivré de ses ennemis, mais que son cœur soit formé à la crainte de Dieu, &amp; soit fermement étably en lui.</text:p>
        <text:p text:style-name="P9">MOn Dieu, prête moi l’au reille,</text:p>
        <text:p text:style-name="P9">Par ta bon té nom pa reille :</text:p>
        <text:p text:style-name="P41">Répons-moi, car plus n’en puis,</text:p>
        <text:p text:style-name="P42">Tant pauvre &amp; af fli gé suis.</text:p>
        <text:p text:style-name="P42">Gar de, je te pri, ma vi e :</text:p>
        <text:p text:style-name="P41">Car de bien faire ai en vie :</text:p>
        <text:p text:style-name="P41">Mon Dieu gar de ton |ser vant</text:p>
        <text:p text:style-name="P41">En l’es poir de toi vi vant.</text:p>
        <text:p text:style-name="P84">Las ! de faire te recorde<text:note text:id="ftn152" text:note-class="footnote"><text:note-citation>154</text:note-citation><text:note-body><text:p text:style-name="P132">« <text:span text:style-name="T543">se souv</text:span><text:span text:style-name="T120">enir</text:span><text:span text:style-name="T543">, re-later, ré-citer », </text:span><text:span text:style-name="T544">v.</text:span><text:span text:style-name="T543"> </text:span><text:span text:style-name="T345">un record</text:span><text:span text:style-name="T544"> « mémorable »,</text:span><text:span text:style-name="T543"> v. anglais </text:span><text:span text:style-name="T344">to record</text:span><text:span text:style-name="T543"> ; du latin </text:span><text:span text:style-name="T344">recordor</text:span><text:span text:style-name="T543"> « se souvenir, savoir par cœur » de </text:span><text:span text:style-name="T344">re</text:span><text:span text:style-name="T543"> et </text:span><text:span text:style-name="T344">cor, cordis</text:span><text:span text:style-name="T543"> « cœur » (siège symbolique de la mémoire)</text:span></text:p></text:note-body></text:note></text:p>
        <text:p text:style-name="P9">Faveur &amp; miséricorde</text:p>
        <text:p text:style-name="P9">À moi, qui tant humblement</text:p>
        <text:p text:style-name="P9">T’invoque journellement.</text:p>
        <text:p text:style-name="P9">Et donne liesse à l’âme</text:p>
        <text:p text:style-name="P9">Du serf qui, Seigneur, te clame :</text:p>
        <text:p text:style-name="P9">Car mon cœur, Ô Dieu des dieux,</text:p>
        <text:p text:style-name="P9">J’élève à toi jusqu’aux cieux.</text:p>
        <text:p text:style-name="P9">À toi mon cœur se transporte,</text:p>
        <text:p text:style-name="P9">Ô Dieu bon en toute sorte,</text:p>
        <text:p text:style-name="P9">Et à ceux plein de secours,</text:p>
        <text:p text:style-name="P9">Qui à toi vont à recours.</text:p>
        <text:p text:style-name="P9">Donques la prière mienne</text:p>
        <text:p text:style-name="P9">À tes oreilles parvienne :</text:p>
        <text:p text:style-name="P9">Enten, car il est saison,</text:p>
        <text:p text:style-name="P9">La voix de mon oraison.</text:p>
        <text:p text:style-name="P9">Dés qu’angoisse me tourmente,</text:p>
        <text:p text:style-name="P9">À toi je crie &amp; lamente :</text:p>
        <text:p text:style-name="P9">Pource qu’à ma triste voix</text:p>
        <text:p text:style-name="P9">Tu répons souventes fois.</text:p>
        <text:p text:style-name="P9">Il n’est Dieu à toi semblable,</text:p>
        <text:p text:style-name="P9">Ni à toi accomparable,</text:p>
        <text:p text:style-name="P9">Ne qui se sût usiter,</text:p>
        <text:p text:style-name="P9">À tes œuvres imiter.</text:p>
        <text:p text:style-name="_3c_ab_3e_">*</text:p>
        <text:p text:style-name="P9">Toute humaine creature,</text:p>
        <text:p text:style-name="P9">Qui de toi a pris facture,</text:p>
        <text:p text:style-name="P9">Viendra te glorifier,</text:p>
        <text:p text:style-name="P9">Et ton nom magnifier.</text:p>
        <text:p text:style-name="P9">Car tu es grand à merveilles</text:p>
        <text:p text:style-name="P9"><text:soft-page-break/>Et fais choses nompareilles :</text:p>
        <text:p text:style-name="P9">Aussi as-tu l’honneur tel,</text:p>
        <text:p text:style-name="P9">D’être seul Dieu immortel.</text:p>
        <text:p text:style-name="P9">Mon Dieu, montre-moi tes voyes,</text:p>
        <text:p text:style-name="P9">Afin qu’aller droit me voyes :</text:p>
        <text:p text:style-name="P9">Et sur tout mon cœur non feint,</text:p>
        <text:p text:style-name="P9">Puisse craindre ton nom saint.</text:p>
        <text:p text:style-name="P9">Mon Seigneur Dieu, ta hautesse</text:p>
        <text:p text:style-name="P9">Je veux celebrer sans cesse,</text:p>
        <text:p text:style-name="P9">Et ton saint nom je pretens</text:p>
        <text:p text:style-name="P9">Glorifier en tout temps.</text:p>
        <text:p text:style-name="P9">Car tu as à moi indigne</text:p>
        <text:p text:style-name="P9">Montré grande bonté benigne,</text:p>
        <text:p text:style-name="P9">Tirant ma vie du bord</text:p>
        <text:p text:style-name="P9">Du bas tombeau de la mort.</text:p>
        <text:p text:style-name="P9">Mon Dieu, les pervers m’assaillent,</text:p>
        <text:p text:style-name="P9">À grand’s troupes sur moi saillent,</text:p>
        <text:p text:style-name="P9">Et cerchent à mort me voir,</text:p>
        <text:p text:style-name="P9">Sans à toi regard avoir.</text:p>
        <text:p text:style-name="P9">Mais tu es Dieu pitoyable,</text:p>
        <text:p text:style-name="P9">Prompt à mercy, &amp; ployable,</text:p>
        <text:p text:style-name="P9">Tardif à être irrité,</text:p>
        <text:p text:style-name="P9">Et de grande fidélité.</text:p>
        <text:p text:style-name="P9">En pitié donc me regarde,</text:p>
        <text:p text:style-name="P9">Baille ta force &amp; ta garde</text:p>
        <text:p text:style-name="P9">Au foible serviteur tien,</text:p>
        <text:p text:style-name="P9">Et ton esclave soutien.</text:p>
        <text:p text:style-name="P9">Quelque bon signe me donne</text:p>
        <text:p text:style-name="P9">Qui mes ennemis étonne,</text:p>
        <text:p text:style-name="P9">Quand verront que toi, Sauveur,</text:p>
        <text:p text:style-name="P9">Me prêteras ta faveur.</text:p>
        <text:h text:style-name="P203" text:outline-level="2">Psaume <text:span text:style-name="T367">87</text:span> (<text:span text:style-name="T378">Bèze</text:span>, <text:span text:style-name="T378">15</text:span><text:span text:style-name="T370">62</text:span>)</text:h>
        <text:p text:style-name="P8">Comme, ainsi soit que la condition misérable &amp; fâcheuse de l’Église, telle qu’elle était après la captivité de Babylon eût peu débiliter les courages &amp; esprits des fidèles, le saint Esprit promet yci qu’elle sera restaurée d’une façon merveilleuse &amp; incroyable, en sorte qu’il n’y aura rien plus désirable, que d’être nombre entre ses membres.</text:p>
        <text:p text:style-name="P9">DIeu pour fonder son très-sûr habitacle,</text:p>
        <text:p text:style-name="P41">Es monts sacr<text:span text:style-name="T277">és</text:span> a pris affection,</text:p>
        <text:p text:style-name="P41">Et mieux aimé les portes de Sion,</text:p>
        <text:p text:style-name="P41">Que de Jacob oncques nul tabernacle.</text:p>
        <text:p text:style-name="P41"/>
        <text:p text:style-name="P9">Ô que de toi grandes choses sont dites,</text:p>
        <text:p text:style-name="P9">Cité de Dieu ! car Égypte &amp; Babel,</text:p>
        <text:p text:style-name="P9">Dit le Seigneur, auront un honneur tel,</text:p>
        <text:p text:style-name="P9">Qu’entre mes gens elles seront <text:span text:style-name="T217">é</text:span>crites.</text:p>
        <text:p text:style-name="P9"/>
        <text:p text:style-name="P9">Du Tyrien, du Philistin, du More</text:p>
        <text:p text:style-name="P9">Il sera dit, un tel est né de là,</text:p>
        <text:p text:style-name="P9"><text:soft-page-break/>Voire on dira, C<text:span text:style-name="T223">elui</text:span>-ci, c<text:span text:style-name="T223">elui</text:span>-là</text:p>
        <text:p text:style-name="P9">Est de Sion, où le vra<text:span text:style-name="T217">i</text:span> Dieu s’adore.</text:p>
        <text:p text:style-name="P9"/>
        <text:p text:style-name="P9">Dieu la viendra munir de sa puissance,</text:p>
        <text:p text:style-name="P9">L’Éternel, di<text:span text:style-name="T441">s</text:span>-je, un jour enroulera</text:p>
        <text:p text:style-name="P9">Un chacun peuple, &amp; d’un chacun dira,</text:p>
        <text:p text:style-name="P9">Tel peuple a pris en Sion sa naissance.</text:p>
        <text:p text:style-name="P9"/>
        <text:p text:style-name="P9">Chantres adonc à gorge déploy<text:span text:style-name="T217">é</text:span>e :</text:p>
        <text:p text:style-name="P9">Haut-bois aussi chanteront son honneur,</text:p>
        <text:p text:style-name="P9">Bref, dedans toi sera, dit le Seigneur,</text:p>
        <text:p text:style-name="P9">De tous mes biens l’abondance employ<text:span text:style-name="T217">é</text:span>e.</text:p>
        <text:h text:style-name="P203" text:outline-level="2">Psaume <text:span text:style-name="T367">88</text:span> (<text:span text:style-name="T378">Bèze</text:span>, <text:span text:style-name="T378">15</text:span><text:span text:style-name="T370">62</text:span>)</text:h>
        <text:p text:style-name="P8">Combien que ce Psaume contienne de très griefves lamentations d’un homme misérablement affligé, &amp; presque désespéré, si est-ce que quant &amp; quant le Prophète bataillant contre sa tristesse, déclare une constance invincible de fo<text:span text:style-name="T49">i</text:span> qu’il a, en ce qu’<text:span text:style-name="T49">é</text:span>tant es profondes ténèbres de mort, il invoque néanmoins Dieu pour son rédempteur.</text:p>
        <text:p text:style-name="P9">Ô Dieu <text:span text:style-name="T218">é</text:span>ternel, mon Sauveur,</text:p>
        <text:p text:style-name="P9">Jour &amp; nuit devant toi je crie,</text:p>
        <text:p text:style-name="P9">Par vie ne ce dont je te prie</text:p>
        <text:p text:style-name="P41">Jusque-s-à toi par ta faveur.</text:p>
        <text:p text:style-name="P41">Veuilles, h<text:span text:style-name="T218">é</text:span>las, l’<text:span text:style-name="T218">o</text:span>reille tendre</text:p>
        <text:p text:style-name="P41">À mes clameurs pour les entendre.</text:p>
        <text:p text:style-name="P9"/>
        <text:p text:style-name="P9">Car j’ai mon saoul d’adversité,</text:p>
        <text:p text:style-name="P9">D<text:span text:style-name="T218">é</text:span>j<text:span text:style-name="T218">à</text:span> ma vie est mise en terre,</text:p>
        <text:p text:style-name="P9">Et parm<text:span text:style-name="T218">i</text:span> ceux-là qu’on enterre</text:p>
        <text:p text:style-name="P9">Mon nom est déjà recité :</text:p>
        <text:p text:style-name="P9">Je suis ainsi qu’un personnage</text:p>
        <text:p text:style-name="P9">Qui n’a plus force ne courage.</text:p>
        <text:p text:style-name="P9">Je suis entre les morts transi,</text:p>
        <text:p text:style-name="P9">Franc &amp; quitte de cette vie,</text:p>
        <text:p text:style-name="P9">Comme une personne meurtrie,</text:p>
        <text:p text:style-name="P9">Dont tu n’as cure ne souci,</text:p>
        <text:p text:style-name="P9">Qui est au sepulchre couchée,</text:p>
        <text:p text:style-name="P9">Et que ta main a retranchée.</text:p>
        <text:p text:style-name="P9">Tu m’as jusques au fond plongé</text:p>
        <text:p text:style-name="P9">Des fosses noires &amp; terribles :</text:p>
        <text:p text:style-name="P9">Et tes fureurs les plus horribles,</text:p>
        <text:p text:style-name="P9">De dessus mon chef n’ont bougé.</text:p>
        <text:p text:style-name="P9">Bref, tu m’as accablé la tête</text:p>
        <text:p text:style-name="P9">Des plus grands flots de ta tempête.</text:p>
        <text:p text:style-name="P9">Étrangé m’as de mes amis,</text:p>
        <text:p text:style-name="P9">Et rendu vers eux execrable :</text:p>
        <text:p text:style-name="P9">Me voila pauvre misérable,</text:p>
        <text:p text:style-name="P9">Enclos au lieu où tu m’as mis,</text:p>
        <text:p text:style-name="P9">Sans qu’il y ait nulle puissance</text:p>
        <text:p text:style-name="P9">De plus recouvrer délivrance.</text:p>
        <text:p text:style-name="_3c_ab_3e_"><text:soft-page-break/>*</text:p>
        <text:p text:style-name="P9">Mes yeux sont ternis de langueur :</text:p>
        <text:p text:style-name="P9">Seigneur à toi je me viens rendre</text:p>
        <text:p text:style-name="P9">Tous les jours, &amp; mes mains te tendre.</text:p>
        <text:p text:style-name="P9">Car montreras-tu la vigueur</text:p>
        <text:p text:style-name="P9">De tes puissances les plus fortes,</text:p>
        <text:p text:style-name="P9">Sur les personnes déjà mortes ?</text:p>
        <text:p text:style-name="P9">Les morts viendront-ils à sortir</text:p>
        <text:p text:style-name="P9">Afin de precher tes merveilles ?</text:p>
        <text:p text:style-name="P9">Pourront tes bontez nompareilles</text:p>
        <text:p text:style-name="P9">Dans les sepulchres retentir,</text:p>
        <text:p text:style-name="P9">Et ta fidélité reluire</text:p>
        <text:p text:style-name="P9">En ceux que Mort a peu détruire ?</text:p>
        <text:p text:style-name="P83">Se pourront <text:span text:style-name="T541">è</text:span>s<text:note text:id="ftn153" text:note-class="footnote"><text:note-citation>155</text:note-citation><text:note-body><text:p text:style-name="Footnote">« <text:span text:style-name="T540">en les » (contraction)</text:span></text:p></text:note-body></text:note> ténèbres voir</text:p>
        <text:p text:style-name="P9">Les grands effets de ta puissance,</text:p>
        <text:p text:style-name="P9">Et en la terre d’oubliance</text:p>
        <text:p text:style-name="P9">Ta justice s’appercevoir ?</text:p>
        <text:p text:style-name="P9">Si est-ce, Ô Dieu, qu’à toi je crie,</text:p>
        <text:p text:style-name="P9">Et d<text:span text:style-name="T223">è</text:span>s le matin je te prie.</text:p>
        <text:p text:style-name="P9">Las, pourquoi suis-je rejeté,</text:p>
        <text:p text:style-name="P9">Pourquoi caches-tu ton visage,</text:p>
        <text:p text:style-name="P9">Las, je langu<text:span text:style-name="T448">is</text:span> d<text:span text:style-name="T223">è</text:span>s mon jeune âge,</text:p>
        <text:p text:style-name="P9">En mille sortes tourmenté,</text:p>
        <text:p text:style-name="P9">Soutenant tes frayeurs mortelles,</text:p>
        <text:p text:style-name="P9">Avecques peurs assiduelles.</text:p>
        <text:p text:style-name="P9">Tes fureurs ont sur moi passé :</text:p>
        <text:p text:style-name="P9">Tes épouvantemens horribles</text:p>
        <text:p text:style-name="P9">M’accablent : déluges terribles</text:p>
        <text:p text:style-name="P9">Me tiennent tous les jours pressé :</text:p>
        <text:p text:style-name="P9">Tout cela, di-je, dont je tremble,</text:p>
        <text:p text:style-name="P9">Tout à l’entour de moi s’assemble.</text:p>
        <text:p text:style-name="P9">Tu as écarté loin de moi</text:p>
        <text:p text:style-name="P9">Ma compagnie plus privée,</text:p>
        <text:p text:style-name="P9">Si que ma personne est privée</text:p>
        <text:p text:style-name="P9">De tous amis en cest émoi :</text:p>
        <text:p text:style-name="P9">Car au milieu de mon angoisse</text:p>
        <text:p text:style-name="P9">Je ne vo<text:span text:style-name="T601">is</text:span> nul qui me co<text:span text:style-name="T283">n</text:span>n<text:span text:style-name="T283">a</text:span>isse.</text:p>
        <text:h text:style-name="P203" text:outline-level="2">Psaume <text:span text:style-name="T367">89</text:span> (<text:span text:style-name="T378">Bèze</text:span>, <text:span text:style-name="T378">15</text:span><text:span text:style-name="T370">62</text:span>)</text:h>
        <text:p text:style-name="P8">Le Prophète (quiconques ait été) qui est aulheur de ce Psaume, voulant faire prières</text:p>
        <text:p text:style-name="P8">à Dieu pour l’Église affligée, pour matière de bien espérer propose tant à soi qu’à tous autres, l’alliance que Dieu avait faite avec David. En après il fait mention en général de la puissance de</text:p>
        <text:p text:style-name="P8"><text:soft-page-break/>Dieu, laquelle on apperçoil en tout le gouvernement du monde : &amp; puis il descend à toucher de la rédemption, en laquelle Dieu avait montre un témoignage éternel de son affection paternelle envers le peuple élu. De là il revient derechef à l’alliance faite avec David, en laquelle Dieu avait promis qu’en faveur du Roi il se montrerait toujours propice » envers ce peuple. Finalement il fait une complainte, que Dieu, comme s’il avait mis en oubli sa promesse, abandonne l’Église à la cupidité des méchants, &amp; au milieu d’une calamité étrange &amp; dissipation pitoyable, ne montre aucun secours ou allégement.</text:p>
        <text:p text:style-name="P9">DV Seigneur les bon tez sans fin je chanterai,</text:p>
        <text:p text:style-name="P41">Et sa fidé li té à ja mais precherai :</text:p>
        <text:p text:style-name="P9">Car c’est un point conclu, que sa grâce est bâtie</text:p>
        <text:p text:style-name="P41">Pour du rer à jamais, comme on voit <text:span text:style-name="T218">é</text:span>tablie</text:p>
        <text:p text:style-name="P41">Dans le pourpris des cieux leur cours invariable,</text:p>
        <text:p text:style-name="P9">Signe sûr &amp; certain de son dire immuable.</text:p>
        <text:p text:style-name="P9">J’ai fait, dit le Seigneur, un accord assûré</text:p>
        <text:p text:style-name="P9">Avecques mon eleu, &amp; par serment juré</text:p>
        <text:p text:style-name="P9">À David mon servant, de faire que sa race</text:p>
        <text:p text:style-name="P9">À jamais durerait : voire aurait cette grâce,</text:p>
        <text:p text:style-name="P9">Que du trône royal on verrait l’héritage</text:p>
        <text:p text:style-name="P9">Sans fin continuer en son heureux lignage.</text:p>
        <text:p text:style-name="P9">Les cieux prechent, Seigneur, tes actes merveilleux</text:p>
        <text:p text:style-name="P9">Et ta vérité luit en tes saints bien-heureux.</text:p>
        <text:p text:style-name="P83">Car y a-il aucun <text:span text:style-name="T541">è</text:span>s<text:note text:id="ftn154" text:note-class="footnote"><text:note-citation>156</text:note-citation><text:note-body><text:p text:style-name="Footnote">« <text:span text:style-name="T540">en les » (contraction)</text:span></text:p></text:note-body></text:note> nues plus hautaines,</text:p>
        <text:p text:style-name="P9">Lequel puisse egaler tes forces souveraines ?</text:p>
        <text:p text:style-name="P9">Y a-il même aucune Angelique puissance,</text:p>
        <text:p text:style-name="P9">Qui soit à comparer à ta Divine essence ?</text:p>
        <text:p text:style-name="P9">Dieu au milieu des saints est plein de majesté,</text:p>
        <text:p text:style-name="P9">Des siens environné &amp; d’iceux redouté.</text:p>
        <text:p text:style-name="P9">Ô Seigneur, sous lequel toute force est ployable,</text:p>
        <text:p text:style-name="P9">Ô puissant Éternel, qui est à toi semblable ?</text:p>
        <text:p text:style-name="P9">Ta majesté, Seigneur, de toutes pars est ceinte</text:p>
        <text:p text:style-name="P9">De ferme loyauté &amp; constance sans feinte.</text:p>
        <text:p text:style-name="_3c_ab_3e_">*</text:p>
        <text:p text:style-name="P9">C’est toi qui as pouvoir sur les flots de la mer,</text:p>
        <text:p text:style-name="P9">Et qui peux l’abaisser, s’elle veut écumer.</text:p>
        <text:p text:style-name="P9">Tu as vaincu l’Égypte ainsi qu’à coups d’épée,</text:p>
        <text:p text:style-name="P9">Et de tes ennemis la force dissipée.</text:p>
        <text:p text:style-name="P9">Les hauts lieux sont à toi, tienne est toute la terre,</text:p>
        <text:p text:style-name="P9">Tu as fondé le monde, &amp; tout ce qu’il enserre.</text:p>
        <text:p text:style-name="P9">Tu as fait le Midi, &amp; le Septentrion :</text:p>
        <text:p text:style-name="P9">Hermon avec Thabor s’égaient de ton nom :</text:p>
        <text:p text:style-name="P9">Ton bras est tout-puissant, ta main forte &amp; robuste,</text:p>
        <text:p text:style-name="P9">Ta dextre est élevée : &amp; de ton trône juste</text:p>
        <text:p text:style-name="P9">Justice &amp; equité gardent ferme la place,</text:p>
        <text:p text:style-name="P9">Clemence &amp; vérité marchent devant ta face.</text:p>
        <text:p text:style-name="P9">Ô peuple bien-heureux qui te sait honorer !</text:p>
        <text:p text:style-name="P9">Car tel ne peut faillir à toujours prosp<text:span text:style-name="T240">é</text:span>rer,</text:p>
        <text:p text:style-name="P9">En suivant la clarté de ton œil d<text:span text:style-name="T240">é</text:span>bonnaire,</text:p>
        <text:p text:style-name="P9">Et s’égaie en ton nom d’une jo<text:span text:style-name="T240">i</text:span>e ordinaire,</text:p>
        <text:p text:style-name="P9"><text:soft-page-break/>Se voyant de nouveau par ta ferme justice,</text:p>
        <text:p text:style-name="P9">Tous les jours honoré de quelque benefice.</text:p>
        <text:p text:style-name="P9">Car si nous sommes forts, l’honneur t’en appartient :</text:p>
        <text:p text:style-name="P9">Si nous avons pouvoir, tout cela ne nous vient</text:p>
        <text:p text:style-name="P9">Que de ta grande bonté, vu que notre défense</text:p>
        <text:p text:style-name="P9">Ne gît qu’au seul Seigneur : &amp; si on nous offense,</text:p>
        <text:p text:style-name="P9">Le Roi qui nous défend n’a force ni adresse</text:p>
        <text:p text:style-name="P9">Que du saint d’Israël, qui ce bien nous adresse.</text:p>
        <text:p text:style-name="_3c_ab_3e_">PAUSE.</text:p>
        <text:p text:style-name="P9">C’est toi qui as jadis parlé par ta merci,</text:p>
        <text:p text:style-name="P9">À tes bons serviteurs, &amp; leur as dit ainsi,</text:p>
        <text:p text:style-name="P9">En sainte vision j’ai mon aide assignée</text:p>
        <text:p text:style-name="P9">Sur le puissant, auquel j’ai ma grâce donnée,</text:p>
        <text:p text:style-name="P9">L’élisant d’entre ceux que mon peuple j’appele,</text:p>
        <text:p text:style-name="P9">C’est assavoir David mon serviteur fid<text:span text:style-name="T522">è</text:span>le.</text:p>
        <text:p text:style-name="P9">De mon saint oignement j’ai mon oint d<text:span text:style-name="T284">é</text:span>dié,</text:p>
        <text:p text:style-name="P9">Et pour-ce aussi mon bras est sur lui appuyé,</text:p>
        <text:p text:style-name="P9">Afin qu’en tous assaux toujours je le renforce,</text:p>
        <text:p text:style-name="P9">Si que son ennemi ne pourra par sa force</text:p>
        <text:p text:style-name="P9">Jamais le ruiner : &amp; sous la main inique</text:p>
        <text:p text:style-name="P9">Il ne succombera par effort tyrannique.</text:p>
        <text:p text:style-name="P23"><text:span text:style-name="T243">Mais</text:span><text:span text:style-name="T243"><text:note text:id="ftn155" text:note-class="footnote"><text:note-citation>157</text:note-citation><text:note-body><text:p text:style-name="P118">était <text:span text:style-name="T324">ains</text:span></text:p></text:note-body></text:note></text:span> plutôt ses haineux devant lui froisserai,</text:p>
        <text:p text:style-name="P9">Et tous ses ennemis à plein je déferai.</text:p>
        <text:p text:style-name="P9">Ma foi &amp; ma douceur aura pour compagnie,</text:p>
        <text:p text:style-name="P9">Et sa corne en mon nom sera haut anoblie.</text:p>
        <text:p text:style-name="P9">De l’une de ses mains la mer lui ferai prendre,</text:p>
        <text:p text:style-name="P9">Et de l’autre il viendra jusqu’aux fleuves s’<text:span text:style-name="T484">é</text:span>tendre.</text:p>
        <text:p text:style-name="P9">Tu es, me dira-il, voire tout hautement,</text:p>
        <text:p text:style-name="P9">Et mon Père, &amp; mon Dieu, &amp; mon sûr fondement.</text:p>
        <text:p text:style-name="P9">Moi aussi d’autre part lui ferai cette grâce</text:p>
        <text:p text:style-name="P9">D’être mon fils aisné, &amp; des Rois l’outre-passe.</text:p>
        <text:p text:style-name="P9">Ma faveur lui sera à toujours assur<text:span text:style-name="T224">é</text:span>e,</text:p>
        <text:p text:style-name="P9">Et très-ferme à toujours ma promesse jurée.</text:p>
        <text:p text:style-name="_3c_ab_3e_">*</text:p>
        <text:p text:style-name="P9">J’établirai sa race à perpetuité :</text:p>
        <text:p text:style-name="P9">Et ne sera non plus son regne limité,</text:p>
        <text:p text:style-name="P9">Que des cieux la durée. Et si paraventure</text:p>
        <text:p text:style-name="P9">Ses fils laissent ma Loi, &amp; de marcher n’ont cure</text:p>
        <text:p text:style-name="P23">En suivant mes edits, <text:span text:style-name="T465">mais</text:span><text:span text:style-name="T243"><text:note text:id="ftn156" text:note-class="footnote"><text:note-citation>158</text:note-citation><text:note-body><text:p text:style-name="P118">était <text:span text:style-name="T324">ains</text:span></text:p></text:note-body></text:note></text:span> par outrecuidance</text:p>
        <text:p text:style-name="P9">Transgressent mes status, &amp; ma sainte ordonnance,</text:p>
        <text:p text:style-name="P9">Enquête je ferai pour punir leurs meffaits,</text:p>
        <text:p text:style-name="P9">Envoyant mes fleaux, vengeurs de leurs forfaits :</text:p>
        <text:p text:style-name="P9">Mais ma grâce pourtant ne sera point cassée.</text:p>
        <text:p text:style-name="P9">Ni ma foi envers lui aucunement faussée.</text:p>
        <text:p text:style-name="P9">Car mon accord promis jamais je ne viole,</text:p>
        <text:p text:style-name="P9">Ni ne veux rien changer en ma ferme parole.</text:p>
        <text:p text:style-name="P9"><text:soft-page-break/>J’ai sur ma sainteté une fois fait serment,</text:p>
        <text:p text:style-name="P9">Dont je ne mentirai à David nullement,</text:p>
        <text:p text:style-name="P9">Qu’à tout jamais sera sa race perdurable,</text:p>
        <text:p text:style-name="P9">Et son trône royal non moins ferme &amp; durable</text:p>
        <text:p text:style-name="P9">Qu’est en haut le soleil, &amp; la lune luisante,</text:p>
        <text:p text:style-name="P83">Pour témoigner <text:span text:style-name="T541">è</text:span>s<text:note text:id="ftn157" text:note-class="footnote"><text:note-citation>159</text:note-citation><text:note-body><text:p text:style-name="Footnote">« <text:span text:style-name="T540">en les » (contraction)</text:span></text:p></text:note-body></text:note> cieux ma vérité constante.</text:p>
        <text:p text:style-name="P9">Et toutefois tu l’as dedaigné &amp; chassé,</text:p>
        <text:p text:style-name="P9">Tu t’es, di-je, Seigneur, à ton oint courroucé,</text:p>
        <text:p text:style-name="P9">Tu as envers ton serf rompu ta foi loyale,</text:p>
        <text:p text:style-name="P9">Souillé &amp; renversé sa couronne royale,</text:p>
        <text:p text:style-name="P9">Abatu tous les murs de ses places fournies,</text:p>
        <text:p text:style-name="P9">Et du tout ruiné ses forteresses munies.</text:p>
        <text:p text:style-name="_3c_ab_3e_">PAUSE.</text:p>
        <text:p text:style-name="P9">Il est à l’abandon des passants exposé,</text:p>
        <text:p text:style-name="P9">Il est de ses voisins mocqué &amp; méprisé.</text:p>
        <text:p text:style-name="P9">Tu as haussé la main aux cruels adversaires,</text:p>
        <text:p text:style-name="P9">Et de jo<text:span text:style-name="T240">i</text:span>e rempli le cœur de ses contraires.</text:p>
        <text:p text:style-name="P9">Tu lui as rebouché de son glaive la taille,</text:p>
        <text:p text:style-name="P9">Et ne l’as affermi au fort de la bataille.</text:p>
        <text:p text:style-name="P9">Las ! tu as effacé le lustre de son nom,</text:p>
        <text:p text:style-name="P9">Et par terre abatu son trône de renom.</text:p>
        <text:p text:style-name="P9">Tu lui as abregé la fleur de sa jeunesse,</text:p>
        <text:p text:style-name="P9">Tu l’as couvert de honte. Hélas doncques sans cesse</text:p>
        <text:p text:style-name="P9">Voudrois-tu te cacher ? &amp; de ton ire ardente</text:p>
        <text:p text:style-name="P9">La flamme sera-elle à jamais permanente ?</text:p>
        <text:p text:style-name="P9">Souvienne-toi quel temps m’est pour vivre ordonné.</text:p>
        <text:p text:style-name="P9">Car as-tu pour néant l’homme ainsi façonné ?</text:p>
        <text:p text:style-name="P9">Où est l’homme vivant qui de la mort echappe,</text:p>
        <text:p text:style-name="P9">Et que la forte main du sepulchre n’attrappe ?</text:p>
        <text:p text:style-name="P9">Hélas ! Seigneur, où est ta clemence ancienne,</text:p>
        <text:p text:style-name="P9">Jurée à ton David par la vérité tienne ?</text:p>
        <text:p text:style-name="P9">Souvien<text:span text:style-name="T595">s</text:span> toi de l’opprobre à tes serviteurs fait</text:p>
        <text:p text:style-name="P9">Et que je porte au sein l’outrage &amp; le forfait</text:p>
        <text:p text:style-name="P9">De plusieurs gens, Seigneur, qui t’assaillent d’injures,</text:p>
        <text:p text:style-name="P9">Et qui vont diffaman<text:span text:style-name="T286">t</text:span> de ton Christ les allures.</text:p>
        <text:p text:style-name="P9">Or soit de l’Éternel la louange eternelle,</text:p>
        <text:p text:style-name="P9">Ainsi, ainsi soit-il en la troupe fid<text:span text:style-name="T284">è</text:span>le.</text:p>
        <text:h text:style-name="Heading_20_1" text:outline-level="1"><text:soft-page-break/>Livre quatrième</text:h>
        <text:h text:style-name="P200" text:outline-level="2">Psaume <text:span text:style-name="T367">90</text:span> (<text:span text:style-name="T378">Bèze</text:span>, <text:span text:style-name="T378">1551</text:span>)</text:h>
        <text:p text:style-name="P8">Pource que Moyse devait trailter tant de la briefveté &amp; misères de la vie humaine que des punitions envoyées au peuple d’Israël, pour adoucir par quelque consolation la douleur &amp; la crainte que les fidèles pouvaient concevoir voyans à quoi les hommes sont sujets naturellement, &amp; sur tout d’autant que de leur part ils avaient été fort affligez, il commence par la grâce spéciale de laquelle Dieu a usé envers le peuple qu’il a élu. Kn après il récite briefvement combien est misérable la condition des hommes s’ils s’arrêtent à ce monde, principalement quand</text:p>
        <text:p text:style-name="P8">Dieu les ajourne comme povres malfaiteurs à son siège judicial. Puis quand il s’est plaind que les enfants d’Abraham avaient aussi expérimenté pour un temps telle sévérité qu’ils avaient été quasi consumez de tristesse, il prie Dieu se confiant en sa faveur gratuite par laquelle il les avait adoptez</text:p>
        <text:p text:style-name="P8">à soi, qu’il se montre bénin &amp; libéral envers eux comme il avait fait anciennement, &amp; qu’il continue jusques à la fin le cours ordinaire de sa grâce.</text:p>
        <text:p text:style-name="P9">Oraison de Moyse serviteur de Dieu.</text:p>
        <text:p text:style-name="P9">TU as es té Seigneur notre re traite,</text:p>
        <text:p text:style-name="P41">Et sûr recours de lignée en li gnée :</text:p>
        <text:p text:style-name="P41">Mes mes devant nul le mon ta gne née,</text:p>
        <text:p text:style-name="P41">Et que le monde &amp; la ter re fut faite</text:p>
        <text:p text:style-name="P9">Tu étois Dieu des ja com me tu es,</text:p>
        <text:p text:style-name="P41">Et comme aussi tu se ras à ja mais.</text:p>
        <text:p text:style-name="P9">Quand il te plaît, tu fais l’homme dissoudre,</text:p>
        <text:p text:style-name="P9">Disant ainsi, Creatures mortelles,</text:p>
        <text:p text:style-name="P9">Je vous enjoin que retourniez en poudre :</text:p>
        <text:p text:style-name="P9">Car devant toi mille années sont telles</text:p>
        <text:p text:style-name="P9">Comme nous est le jour passé d’hier,</text:p>
        <text:p text:style-name="P9">Ou d’une nuit seulement un quartier.</text:p>
        <text:p text:style-name="P9">Tu viens verser dessus eux ton orage :</text:p>
        <text:p text:style-name="P9">Lors ils s’en vont comme un songe qui passe,</text:p>
        <text:p text:style-name="P9">Et ne leur faut que d’un matin l’espace,</text:p>
        <text:p text:style-name="P9">Pour les fener ainsi comme l’herbage</text:p>
        <text:p text:style-name="P9">Verd au matin avec sa belle fleur :</text:p>
        <text:p text:style-name="P9">Fauché le soir sans force ne couleur.</text:p>
        <text:p text:style-name="P9">Car ton courroux nous détruit &amp; ruine :</text:p>
        <text:p text:style-name="P9">Et grandement épouvantez nous sommes</text:p>
        <text:p text:style-name="P9">Par ta fureur, quand ta face Divine</text:p>
        <text:p text:style-name="P9">Met devant soi tous les p<text:span text:style-name="T607">é</text:span>ch<text:span text:style-name="T607">és</text:span> des hommes,</text:p>
        <text:p text:style-name="P9">Appercevant de ses clairs yeux ouverts,</text:p>
        <text:p text:style-name="P9">Jusques au fond des secrets plus couvers.</text:p>
        <text:p text:style-name="_3c_ab_3e_"><text:soft-page-break/>*</text:p>
        <text:p text:style-name="P9">En fin voila que nos beaux jours deviennent</text:p>
        <text:p text:style-name="P9">Par ton courroux, &amp; la vie s’envole</text:p>
        <text:p text:style-name="P9">Aussi soudain qu’en l’air fait la parole.</text:p>
        <text:p text:style-name="P9">Ainsi nos jours volontiers ne reviennent</text:p>
        <text:p text:style-name="P9">Qu’à septante ans, ou quatre-vingts pour ceux</text:p>
        <text:p text:style-name="P9">Qui ont le corps plus fort &amp; vigoureux.</text:p>
        <text:p text:style-name="P9">Encor la fleur de cette vie est telle,</text:p>
        <text:p text:style-name="P9">Qu’on est toujours en peine &amp; en martyre :</text:p>
        <text:p text:style-name="P9">Elle s’enfuit, &amp; nous avecques elle.</text:p>
        <text:p text:style-name="P9">Et qui cognait la force de ton ire ?</text:p>
        <text:p text:style-name="P9">Car même au prix qu’on cognait ton pouvoir,</text:p>
        <text:p text:style-name="P9">Ton ire aussi se fait appercevoir.</text:p>
        <text:p text:style-name="P9">Or donc, Seigneur, apprends-nous à comprendre</text:p>
        <text:p text:style-name="P9">Combien est court le cours de notre vie :</text:p>
        <text:p text:style-name="P9">À celle fin que nous n’ayons envie</text:p>
        <text:p text:style-name="P9">De l’employer qu’à ta sagesse apprendre.</text:p>
        <text:p text:style-name="P9">Retourne, hélas ! combien languirons-nous ?</text:p>
        <text:p text:style-name="P9">Et sur tes serfs appaise ton courroux.</text:p>
        <text:p text:style-name="P9">Dés le matin ta bonté nous remplisse,</text:p>
        <text:p text:style-name="P9">À celle fin qu’en liesse &amp; en jo<text:span text:style-name="T462">i</text:span>e</text:p>
        <text:p text:style-name="P9">Le cours entier de nos jours s’accomplisse :</text:p>
        <text:p text:style-name="P9">Et tout plaisir maintenant nous o<text:span text:style-name="T240">c</text:span>tro<text:span text:style-name="T240">i</text:span>e,</text:p>
        <text:p text:style-name="P9">En lieu des ans &amp; jours tant douloureux,</text:p>
        <text:p text:style-name="P9">Qu’avons senti ton courroux rigoureux.</text:p>
        <text:p text:style-name="P9">En tes servants soit ton œuvre apparente,</text:p>
        <text:p text:style-name="P9">Et ta grandeur en leurs enfants reluise :</text:p>
        <text:p text:style-name="P9">Entour de nous soit la gloire excellente</text:p>
        <text:p text:style-name="P9">De notre Dieu, &amp; nos œuvres conduise :</text:p>
        <text:p text:style-name="P9">Voire, Seigneur, de nous pauvres humains,</text:p>
        <text:p text:style-name="P9">Condui toujours &amp; l’ouvrage &amp; les mains.</text:p>
        <text:h text:style-name="P201" text:outline-level="2">Psaume <text:span text:style-name="T367">91</text:span> (<text:span text:style-name="T369">Marot</text:span>, <text:span text:style-name="T377">154</text:span><text:span text:style-name="T369">3</text:span>)</text:h>
        <text:p text:style-name="P8">Il enseigne que Dieu a soin du salut des bons, en sorte que jamais il ne les délaisse es périls où ils sont. Parquoi il exhorte les fidèles, que se confian<text:span text:style-name="T525">t</text:span> en son secours, ils cheminent hardiment parmi tous dangers. Ce<text:span text:style-name="T484">t</text:span>te doctrine est trisutile : car combien que tous parlent de la providence « le Dieu, &amp; confessent bien qu’il soit garde des fidiles, si est-ce qu’à graud'peine y en aura-il de cent l’un, qui mette son salut en la garde &amp; protection d’icelui.</text:p>
        <text:p text:style-name="P9">QUI en la gar de du haut Dieu</text:p>
        <text:p text:style-name="P41">Pour ja mais se re ti re,</text:p>
        <text:p text:style-name="P41">En ombre bonne &amp; en fort lieu</text:p>
        <text:p text:style-name="P41">Re tiré se peut di re.</text:p>
        <text:p text:style-name="P41">Conclu donc en l’en ten de ment,</text:p>
        <text:p text:style-name="P41">Dieu est ma garde sûre,</text:p>
        <text:p text:style-name="P41">Ma hau te tour &amp; fon de ment,</text:p>
        <text:p text:style-name="P41">Sur lequel je m’assure.</text:p>
        <text:p text:style-name="P9"><text:soft-page-break/>Car du subtil laqs des chasseurs,</text:p>
        <text:p text:style-name="P9">Et de toute l’outrance</text:p>
        <text:p text:style-name="P9">Des pestiferés oppresseurs,</text:p>
        <text:p text:style-name="P9">Te donnera délivrance :</text:p>
        <text:p text:style-name="P9">De ses plumes te couvrira,</text:p>
        <text:p text:style-name="P9">Sûr seras sous son aile :</text:p>
        <text:p text:style-name="P9">Sa défense te servira</text:p>
        <text:p text:style-name="P9">De targe &amp; de rondelle.</text:p>
        <text:p text:style-name="P9">Si que de nuit ne craindras point</text:p>
        <text:p text:style-name="P9">Chose qui épouvante,</text:p>
        <text:p text:style-name="P9">Ne dard, ne sagette qui poind,</text:p>
        <text:p text:style-name="P9">De jour en l’air volante :</text:p>
        <text:p text:style-name="P9">N’aucune peste cheminant</text:p>
        <text:p text:style-name="P9">Lors qu’en ténèbres sommes,</text:p>
        <text:p text:style-name="P9">Ne mal soudain exterminant</text:p>
        <text:p text:style-name="P9">En plein midi les hommes.</text:p>
        <text:p text:style-name="P9">Quand à ta dextre il en cherrait</text:p>
        <text:p text:style-name="P9">Mille, &amp; mille à senestre,</text:p>
        <text:p text:style-name="P9">Leur mal de toi n’approcherait,</text:p>
        <text:p text:style-name="P9">Quelque mal que puisse être :</text:p>
        <text:p text:style-name="P23"><text:span text:style-name="T243">Mais</text:span><text:span text:style-name="T243"><text:note text:id="ftn158" text:note-class="footnote"><text:note-citation>160</text:note-citation><text:note-body><text:p text:style-name="P118">était <text:span text:style-name="T324">ains</text:span></text:p></text:note-body></text:note></text:span> sans effroi devant tes yeux</text:p>
        <text:p text:style-name="P9">Tu les verras défaire,</text:p>
        <text:p text:style-name="P9">Regardant les pernicieux</text:p>
        <text:p text:style-name="P9">Recevoir leur salaire.</text:p>
        <text:p text:style-name="_3c_ab_3e_">*</text:p>
        <text:p text:style-name="P9">Et tout pour avoir dit à Dieu,</text:p>
        <text:p text:style-name="P9">Tu es la garde mienne :</text:p>
        <text:p text:style-name="P9">Et d’avoir mis en si haut lieu</text:p>
        <text:p text:style-name="P9">La confiance tienne.</text:p>
        <text:p text:style-name="P9">Malheur ne te viendra cercher,</text:p>
        <text:p text:style-name="P9">Tien-le pour chose vraie :</text:p>
        <text:p text:style-name="P9">Et de ta maison approcher</text:p>
        <text:p text:style-name="P9">Ne pourra nulle plaie.</text:p>
        <text:p text:style-name="P9">Car il fera commandement</text:p>
        <text:p text:style-name="P9">À ses Anges très-dignes,</text:p>
        <text:p text:style-name="P9">De te garder soigneusement,</text:p>
        <text:p text:style-name="P9">Quelque part que chemines :</text:p>
        <text:p text:style-name="P9">Par leur main seras souslevé,</text:p>
        <text:p text:style-name="P9">Afin que d’aventure</text:p>
        <text:p text:style-name="P9">Ton pied ne choppe &amp; soit grevé</text:p>
        <text:p text:style-name="P9">Contre la pierre dure.</text:p>
        <text:p text:style-name="P9">Sur lionceaux &amp; sur aspics,</text:p>
        <text:p text:style-name="P9">Sur lions pleins de rage,</text:p>
        <text:p text:style-name="P9">Et sur dragons, qui valent pis,</text:p>
        <text:p text:style-name="P9">Marcheras sans dommage :</text:p>
        <text:p text:style-name="P9">Car voici que Dieu dit de toi,</text:p>
        <text:p text:style-name="P9"><text:soft-page-break/>D’ardent amour m’honore :</text:p>
        <text:p text:style-name="P9">Garder &amp; secourir le doy,</text:p>
        <text:p text:style-name="P9">Car mon nom il adore.</text:p>
        <text:p text:style-name="P9">S’il m’invoque, l’exaucerai :</text:p>
        <text:p text:style-name="P9">Aussi pour le défendre,</text:p>
        <text:p text:style-name="P9">En dur temps avec lui serai,</text:p>
        <text:p text:style-name="P9">À son bien veux entendre,</text:p>
        <text:p text:style-name="P9">Et faire de ses ans le cours</text:p>
        <text:p text:style-name="P9">Tout à son desir croistre :</text:p>
        <text:p text:style-name="P9">En effet, quel est mon secours</text:p>
        <text:p text:style-name="P9">Je lui ferai connaître.</text:p>
        <text:h text:style-name="P203" text:outline-level="2">Psaume <text:span text:style-name="T367">92</text:span> (<text:span text:style-name="T378">Bèze</text:span>, <text:span text:style-name="T378">15</text:span><text:span text:style-name="T370">62</text:span>)</text:h>
        <text:p text:style-name="P8">Il contient une exhortation à louer Dieu : &amp; en propose la matière <text:span text:style-name="T70">en-les</text:span><text:span text:style-name="T70"><text:note text:id="ftn159" text:note-class="footnote"><text:note-citation>161</text:note-citation><text:note-body><text:p text:style-name="Footnote"><text:span text:style-name="T535">était </text:span><text:span text:style-name="T341">ès</text:span></text:p></text:note-body></text:note></text:span> œuvres d’icelui, <text:span text:style-name="T534">l</text:span>esquelles il recommande principalement sa justice en défendant les fidèles, &amp; son jugement en détruisant les réprouv<text:span text:style-name="T69">és</text:span>. Par laquelle doctrine il donne courage <text:span text:style-name="T535">à</text:span> un chacun de s’<text:span text:style-name="T70">é</text:span>tudier à droiture &amp; prud’ho<text:span text:style-name="T536">m</text:span>mie<text:note text:id="ftn160" text:note-class="footnote"><text:note-citation>162</text:note-citation><text:note-body><text:p text:style-name="Footnote"><text:span text:style-name="T342">prude</text:span><text:span text:style-name="T536"> pour les hommes « honnête, vertueux : sage » ; pour les femmes </text:span><text:span text:style-name="T342">prude</text:span><text:span text:style-name="T536"> signifie plutôt « honnête, vertueux : avec pudeur »</text:span></text:p></text:note-body></text:note> : &amp; afin qu’ils ne succombent en portant la croix, il leur promet qu’ils auront heureuse issue en tous leurs maux. Derechef afin qu’il les retire de leurs méchanceté<text:span text:style-name="T536">s</text:span>, il dénonce que tous les méchants, encore qu’ils florissent<text:note text:id="ftn161" text:note-class="footnote"><text:note-citation>163</text:note-citation><text:note-body><text:p text:style-name="Footnote">« <text:span text:style-name="T536">prospèrent », v. </text:span><text:span text:style-name="T342">florissants</text:span></text:p></text:note-body></text:note> pour quelque temps, périront en bref.</text:p>
        <text:p text:style-name="P9"><text:span text:style-name="_3c_n_3e_"><text:span text:style-name="T534">[2]</text:span></text:span><text:tab/>Ô Que c’est chose belle</text:p>
        <text:p text:style-name="P41">De te louer, Seigneur,</text:p>
        <text:p text:style-name="P41">Et du Tr<text:span text:style-name="T213">è</text:span>s-haut l’honneur</text:p>
        <text:p text:style-name="P41">Chanter d’un cœur fid<text:span text:style-name="T240">è</text:span>le !</text:p>
        <text:p text:style-name="P41"><text:span text:style-name="_3c_n_3e_"><text:span text:style-name="T536">[3]</text:span></text:span><text:tab/>Prêchant à la venue</text:p>
        <text:p text:style-name="P41">Du matin ta bonté,</text:p>
        <text:p text:style-name="P41">Et ta fid<text:span text:style-name="T240">é</text:span>lité</text:p>
        <text:p text:style-name="P41">Quand la nuit est venue.</text:p>
        <text:p text:style-name="P9"/>
        <text:p text:style-name="P9"><text:span text:style-name="_3c_n_3e_"><text:span text:style-name="T536">[4]</text:span></text:span><text:tab/>Sur la douce musique</text:p>
        <text:p text:style-name="P9">Du Manicordion<text:note text:id="ftn162" text:note-class="footnote"><text:note-citation>164</text:note-citation><text:note-body><text:p text:style-name="Footnote"><text:span text:style-name="T119">« i</text:span><text:span text:style-name="T537">nstrument à clavier, épinette »</text:span></text:p></text:note-body></text:note>,</text:p>
        <text:p text:style-name="P80">Lu<text:span text:style-name="T296">th</text:span> &amp; Psalterion<text:note text:id="ftn163" text:note-class="footnote"><text:note-citation>165</text:note-citation><text:note-body><text:p text:style-name="Footnote">« <text:span text:style-name="T537">instrument à cordes pincées sur caisse plate, cithare ; accompagne les psaumes »</text:span></text:p></text:note-body></text:note>,</text:p>
        <text:p text:style-name="P9">Et Harpe magnifique,</text:p>
        <text:p text:style-name="P9"><text:span text:style-name="_3c_n_3e_"><text:span text:style-name="T537">[5]</text:span></text:span><text:tab/>Jo<text:span text:style-name="T462">i</text:span>e au cœur m’ont livrée</text:p>
        <text:p text:style-name="P9">Tes ouvrages très-saints,</text:p>
        <text:p text:style-name="P9">Dont <text:span text:style-name="T537">è</text:span>s<text:note text:id="ftn164" text:note-class="footnote"><text:note-citation>166</text:note-citation><text:note-body><text:p text:style-name="P81">« <text:span text:style-name="T537">en-les » (contraction)</text:span></text:p></text:note-body></text:note> faits de tes mains</text:p>
        <text:p text:style-name="P9">Il faut que me recrée.</text:p>
        <text:p text:style-name="P9"/>
        <text:p text:style-name="P9"><text:span text:style-name="_3c_n_3e_"><text:span text:style-name="T537">[6]</text:span></text:span><text:tab/>Ô Dieu, quelle hautesse</text:p>
        <text:p text:style-name="P9">Des œuvres que tu fais !</text:p>
        <text:p text:style-name="P9">Et quelle est en tes faits,</text:p>
        <text:p text:style-name="P9">Ta profonde sagesse !</text:p>
        <text:p text:style-name="P9"><text:soft-page-break/><text:span text:style-name="_3c_n_3e_"><text:span text:style-name="T537">[7]</text:span></text:span><text:tab/>À ceci rien connaître</text:p>
        <text:p text:style-name="P9">Ne peut l’homme abruti,</text:p>
        <text:p text:style-name="P9">Et le sot abêti</text:p>
        <text:p text:style-name="P9">Ne sait que ce peut être :</text:p>
        <text:p text:style-name="P9"/>
        <text:p text:style-name="P9"><text:span text:style-name="_3c_n_3e_"><text:span text:style-name="T537">[8]</text:span></text:span><text:tab/>Que les pervers verdissent</text:p>
        <text:p text:style-name="P9">Comme l’herbe des champs,</text:p>
        <text:p text:style-name="P9">Et des actes méchants</text:p>
        <text:p text:style-name="P9">Les prompts ouvriers fleurissent,</text:p>
        <text:p text:style-name="P9"><text:span text:style-name="_3c_n_3e_"><text:span text:style-name="T538">[9]</text:span></text:span><text:tab/>Pour en ruine extrême</text:p>
        <text:p text:style-name="P9">Tr<text:span text:style-name="T298">é</text:span>bucher à jamais.</text:p>
        <text:p text:style-name="P9">Mais, Ô Seigneur, tu es</text:p>
        <text:p text:style-name="P9">À jamais Dieu suprême.</text:p>
        <text:p text:style-name="_3c_ab_3e_">*</text:p>
        <text:p text:style-name="P9"><text:span text:style-name="_3c_n_3e_"><text:span text:style-name="T539">[10]</text:span></text:span><text:tab/>Voici tes haineux, Sire,</text:p>
        <text:p text:style-name="P9">Tes haineux défaudront<text:note text:id="ftn165" text:note-class="footnote"><text:note-citation>167</text:note-citation><text:note-body><text:p text:style-name="Footnote">« <text:span text:style-name="T539">mourir », de </text:span><text:span text:style-name="T343">défaillir</text:span></text:p></text:note-body></text:note>,</text:p>
        <text:p text:style-name="P9">Et les méchants viendront</text:p>
        <text:p text:style-name="P9">À se fondre &amp; détruire.</text:p>
        <text:p text:style-name="P9"><text:span text:style-name="_3c_n_3e_"><text:span text:style-name="T539">[11]</text:span></text:span><text:tab/>Mais cependant ma corne</text:p>
        <text:p text:style-name="P9">En haut tu lèveras,</text:p>
        <text:p text:style-name="P9">Et marcher me feras</text:p>
        <text:p text:style-name="P9">Haut comme une licorne.</text:p>
        <text:p text:style-name="P9"/>
        <text:p text:style-name="P9"><text:tab/>J’aurai tête graissée</text:p>
        <text:p text:style-name="P82">D’huile fraîche, <text:span text:style-name="_3c_n_3e_"><text:span text:style-name="T539">[12]</text:span></text:span><text:span text:style-name="T539"> </text:span>&amp; mes yeux</text:p>
        <text:p text:style-name="P9">Verront sur mes haineux</text:p>
        <text:p text:style-name="P9">L’effet de ma pensée.</text:p>
        <text:p text:style-name="P9"><text:tab/>De ces pervers damnables</text:p>
        <text:p text:style-name="P9">Qui mille maux me font,</text:p>
        <text:p text:style-name="P9">Mes oreilles orront</text:p>
        <text:p text:style-name="P9">Nouvelles agr<text:span text:style-name="T299">é</text:span>ables.</text:p>
        <text:p text:style-name="P9"/>
        <text:p text:style-name="P9"><text:span text:style-name="_3c_n_3e_"><text:span text:style-name="T540">[13]</text:span></text:span><text:tab/>Ainsi croîtra le juste</text:p>
        <text:p text:style-name="P9">Verdoyant chacun an,</text:p>
        <text:p text:style-name="P9">Comme un c<text:span text:style-name="T536">è</text:span>dre au Liban,</text:p>
        <text:p text:style-name="P9">Et la palme robuste.</text:p>
        <text:p text:style-name="P9"><text:span text:style-name="_3c_n_3e_"><text:span text:style-name="T540">[14]</text:span></text:span><text:tab/>Bref, les heureuses plantes</text:p>
        <text:p text:style-name="P9">De la maison de Dieu,</text:p>
        <text:p text:style-name="P9">Seront au beau milieu</text:p>
        <text:p text:style-name="P9">Des parvis florissantes.</text:p>
        <text:p text:style-name="P9"/>
        <text:p text:style-name="P9"><text:span text:style-name="_3c_n_3e_"><text:span text:style-name="T540">[15]</text:span></text:span><text:tab/>Mêmes en leur vieillesse</text:p>
        <text:p text:style-name="P9">Produiront fruits divers,</text:p>
        <text:p text:style-name="P9">Car vigoureux &amp; ver<text:span text:style-name="T540">t</text:span>s</text:p>
        <text:p text:style-name="P9">On les verra sans cesse :</text:p>
        <text:p text:style-name="P9"><text:span text:style-name="_3c_n_3e_"><text:span text:style-name="T540">[16]</text:span></text:span><text:tab/>Pour prêcher la droiture</text:p>
        <text:p text:style-name="P9">Du Seigneur mon appui,</text:p>
        <text:p text:style-name="P9">Sans qu’il y ait en lui</text:p>
        <text:p text:style-name="P9"><text:soft-page-break/>De péché nulle ordure.</text:p>
        <text:h text:style-name="P203" text:outline-level="2">Psaume <text:span text:style-name="T367">93</text:span> (<text:span text:style-name="T378">Bèze</text:span>, <text:span text:style-name="T378">15</text:span><text:span text:style-name="T370">62</text:span>)</text:h>
        <text:p text:style-name="P8">Au commencement il célèbre la gloire incompréhensible de Dieu : puis après il ajoute qu’il est fidèle, en sorte qu’il ne déçoit jamais les siens, lesquels embrassan<text:span text:style-name="T525">t</text:span> ses promesses, entre les tourbillons &amp; agitations de ce monde, d’un courage paisible e<text:span text:style-name="T71">t</text:span> tranquille attendent leur salut.</text:p>
        <text:p text:style-name="P42"><text:span text:style-name="_3c_n_3e_"><text:span text:style-name="T541">[1]</text:span></text:span><text:tab/>D<text:span text:style-name="T299">i</text:span>eu est r<text:span text:style-name="T299">é</text:span>gnant de grandeur tout vêtu,</text:p>
        <text:p text:style-name="P42">Ceint &amp; paré de force &amp; de vertu,</text:p>
        <text:p text:style-name="P41">Ayant le monde appuyé tellement</text:p>
        <text:p text:style-name="P41">Qu’il ne peut être ébranlé nullement.</text:p>
        <text:p text:style-name="P9"/>
        <text:p text:style-name="P9"><text:span text:style-name="_3c_n_3e_"><text:span text:style-name="T541">[2]</text:span></text:span><text:tab/>Ferme d<text:span text:style-name="T299">è</text:span>s lors ton saint trône a été,</text:p>
        <text:p text:style-name="P9">Ô Dieu qui es de toute <text:span text:style-name="T299">é</text:span>ternité.</text:p>
        <text:p text:style-name="P9"><text:span text:style-name="_3c_n_3e_"><text:span text:style-name="T541">[3]</text:span></text:span><text:span text:style-name="T541"> </text:span>Le son est grand d’un fleuve imp<text:span text:style-name="T299">é</text:span>tueux :</text:p>
        <text:p text:style-name="P9">Grand est le son des flots tempétueux :</text:p>
        <text:p text:style-name="P9"/>
        <text:p text:style-name="P9"><text:span text:style-name="_3c_n_3e_"><text:span text:style-name="T541">[4]</text:span></text:span><text:tab/>Mais quoi que soit l’Oc<text:span text:style-name="T299">é</text:span>an courroucé,</text:p>
        <text:p text:style-name="P9">Et le bruit grand de son flot entassé,</text:p>
        <text:p text:style-name="P9">Le Souverain étant assis <text:span text:style-name="T299">è</text:span>s<text:note text:id="ftn166" text:note-class="footnote"><text:note-citation>168</text:note-citation><text:note-body><text:p text:style-name="Footnote">« <text:span text:style-name="T540">en les » (contraction)</text:span></text:p></text:note-body></text:note> cieux,</text:p>
        <text:p text:style-name="P9">Est trop plus grand &amp; redoutable qu’eux.</text:p>
        <text:p text:style-name="P9"/>
        <text:p text:style-name="P9"><text:span text:style-name="_3c_n_3e_"><text:span text:style-name="T541">[5]</text:span></text:span><text:tab/>Ô Éternel, fid<text:span text:style-name="T284">è</text:span>les &amp; certains</text:p>
        <text:p text:style-name="P9">Sont tes edits &amp; témoignages saints,</text:p>
        <text:p text:style-name="P9">Suivant lesquels en tout temps &amp; saison</text:p>
        <text:p text:style-name="P9">Ta sainteté ornera ta maison.</text:p>
        <text:h text:style-name="P203" text:outline-level="2">Psaume <text:span text:style-name="T367">94</text:span> (<text:span text:style-name="T378">Bèze</text:span>, <text:span text:style-name="T378">15</text:span><text:span text:style-name="T370">62</text:span>)</text:h>
        <text:p text:style-name="P8"><text:span text:style-name="T38">Il</text:span> implore le secours de Dieu contre les iniques &amp; violents, lesquels opprimaient tyranniquement &amp; cruellement les Saints. Et n’y a doute qu’il ne parle des oppresseurs domestiques, desquels la domination inique n’était pas moins moleste &amp; ennuyeuse aux Saints, que toutes les injures que leur faisaient les Gentils.</text:p>
        <text:p text:style-name="P41">Ô Éternel, Dieu des vengeances,</text:p>
        <text:p text:style-name="P41">Ô Dieu punisseur des offenses,</text:p>
        <text:p text:style-name="P41">Fa<text:span text:style-name="T452">is</text:span>-toi connaître clairement.</text:p>
        <text:p text:style-name="P63">Toi gouverneur de l’univers,</text:p>
        <text:p text:style-name="P63">Hausse-toi pour rendre aux pervers,</text:p>
        <text:p text:style-name="P51">De leur orgueil le pa<text:span text:style-name="T599">i</text:span>ement.</text:p>
        <text:p text:style-name="P9">Jusqu’à quand des méchants la bande,</text:p>
        <text:p text:style-name="P9">Jusqu’à quand en fierté si grande,</text:p>
        <text:p text:style-name="P9">Seigneur, les malins se riront ?</text:p>
        <text:p text:style-name="P9">Ceux qui à mal prennent plaisir,</text:p>
        <text:p text:style-name="P9">De gaudir auront le loisir,</text:p>
        <text:p text:style-name="P9">Et bravement se vanteront ?</text:p>
        <text:p text:style-name="P9">Ô Seigneur, ton peuple ils outragent,</text:p>
        <text:p text:style-name="P9"><text:soft-page-break/>Ton saint héritage ils fourragent,</text:p>
        <text:p text:style-name="P9">Et pillent sans nulle merci,</text:p>
        <text:p text:style-name="P9">Meurtrissent vefve &amp; étranger.</text:p>
        <text:p text:style-name="P9">Tuent l’orphelin sans danger,</text:p>
        <text:p text:style-name="P9">Et, qui plus est, disent ainsi,</text:p>
        <text:p text:style-name="P9">Dieu n’en sait rien : &amp;, somme toute,</text:p>
        <text:p text:style-name="P9">Le Dieu de Jacob ne voit goutte</text:p>
        <text:p text:style-name="P9">En nos faits tant bien agencez.</text:p>
        <text:p text:style-name="P9">Ô les plus fols &amp; idiots</text:p>
        <text:p text:style-name="P9">D’entre le peuple ! Ô povres sots,</text:p>
        <text:p text:style-name="P9">Serez-vous toujours insensez ?</text:p>
        <text:p text:style-name="P9">Celui qui a planté l’oreille</text:p>
        <text:p text:style-name="P9">Et formé des yeux la merveille</text:p>
        <text:p text:style-name="P9">N’orra-il point, ni ne verra ?</text:p>
        <text:p text:style-name="P9">Lui qui sur les gens a pouvoir,</text:p>
        <text:p text:style-name="P9">Et de qui depend tout savoir,</text:p>
        <text:p text:style-name="P9">Jamais ne vous corrigera ?</text:p>
        <text:p text:style-name="_3c_ab_3e_">*</text:p>
        <text:p text:style-name="P9">Las ! le Seigneur sait qui nous sommes,</text:p>
        <text:p text:style-name="P9">Et que les pensées des hommes</text:p>
        <text:p text:style-name="P9">Ne sont rien sinon vanité.</text:p>
        <text:p text:style-name="P9">Heureux qui est appris de toi,</text:p>
        <text:p text:style-name="P9">Et qui bien instruit en ta Loi,</text:p>
        <text:p text:style-name="P9">Seigneur, y a bien profité.</text:p>
        <text:p text:style-name="P9">Afin qu’en sûr<text:span text:style-name="T449">e</text:span>té il repose,</text:p>
        <text:p text:style-name="P9">Quand le plus dur temps lui propose</text:p>
        <text:p text:style-name="P9">Toute angoisse &amp; adversité :</text:p>
        <text:p text:style-name="P9">Cependant que le tombeau creux,</text:p>
        <text:p text:style-name="P9">Se cave au méchant malheureux,</text:p>
        <text:p text:style-name="P9">Pour fin de sa felicité.</text:p>
        <text:p text:style-name="P9">Car jamais Dieu n’aura courage</text:p>
        <text:p text:style-name="P9">D’abandonner son héritage,</text:p>
        <text:p text:style-name="P9">Quittant de son peuple l’appui :</text:p>
        <text:p text:style-name="P23"><text:span text:style-name="T243">Mais</text:span><text:span text:style-name="T243"><text:note text:id="ftn167" text:note-class="footnote"><text:note-citation>169</text:note-citation><text:note-body><text:p text:style-name="P118">était <text:span text:style-name="T324">ains</text:span></text:p></text:note-body></text:note></text:span>, quand son temps propre il verra,</text:p>
        <text:p text:style-name="P9">Justice à son point amerra,</text:p>
        <text:p text:style-name="P9">Et les bons courront après lui.</text:p>
        <text:p text:style-name="P9">Où est celui qui me secoure</text:p>
        <text:p text:style-name="P9">Contre les malins, &amp; qui coure</text:p>
        <text:p text:style-name="P9">S’opposer aux méchants pour moi ?</text:p>
        <text:p text:style-name="P9">Si Dieu ne m’eût son bras tendu,</text:p>
        <text:p text:style-name="P9">J’eusse été tantôt <text:span text:style-name="T484">é</text:span>tendu</text:p>
        <text:p text:style-name="P9">Dedans le sepulchre tout coi.</text:p>
        <text:p text:style-name="P9">Lors que j’ai pensé que la plante</text:p>
        <text:p text:style-name="P9">De mon pied s’en allait glissante,</text:p>
        <text:p text:style-name="P9">Soutenu m’as par ta bonté,</text:p>
        <text:p text:style-name="P9">Et as recrée mes esprits,</text:p>
        <text:p text:style-name="P9">Seigneur, lors que j’étais épris</text:p>
        <text:p text:style-name="P9">D’angoisse &amp; de perplexité.</text:p>
        <text:p text:style-name="P9">Quelle est, Ô Dieu, ta convenance,</text:p>
        <text:p text:style-name="P9"><text:soft-page-break/>Avec le siege de grevance,</text:p>
        <text:p text:style-name="P9">N’authorisant rien que le tort ?</text:p>
        <text:p text:style-name="P9">Ils en veulent aux gens de bien :</text:p>
        <text:p text:style-name="P9">Et combien qu’ils ne valent rien,</text:p>
        <text:p text:style-name="P9">Condamnent l’innocent à mort.</text:p>
        <text:p text:style-name="P9">Mais mon Dieu est ma soutenance,</text:p>
        <text:p text:style-name="P9">Et l’appui de mon esperance,</text:p>
        <text:p text:style-name="P9">Payez seront de leurs forfaits.</text:p>
        <text:p text:style-name="P9">L’Éternel les ruinera,</text:p>
        <text:p text:style-name="P9">Notre Dieu les abysmera,</text:p>
        <text:p text:style-name="P9">Par les propres maux qu’ils ont faits.</text:p>
        <text:h text:style-name="P203" text:outline-level="2">Psaume <text:span text:style-name="T367">95</text:span> (<text:span text:style-name="T378">Bèze</text:span>, <text:span text:style-name="T378">15</text:span><text:span text:style-name="T370">62</text:span>)</text:h>
        <text:p text:style-name="P8">Le Prophète (quiconques soit l’aulheur du Psaume) voulant exhorter les Juifs à louer</text:p>
        <text:p text:style-name="P8">Dieu en une assemblée solennelle, leur présente double occasion : asçavoir pour-ce qu’il soutient par sa vertu le monde lequel il a créé : puis après pour-ce qu’il a gratuitement adopté son Église.</text:p>
        <text:p text:style-name="P8">Mais pour-ce qu’il y en avait beaucoup es lèvres desquels résonnoyenl des louanges feintes, il admoneste quant &amp; quant que tout le peuple en toute syncérité &amp; rondeur s’adonne du tout à Dieu, &amp; qu’il montre par sa vie que ce n’est point en vain qu’il a été élu. Et afin qu’il déchasse toute hypocrisie, il dit que les Pères, liés le commencement ont été ingrats &amp; rebelles envers Dieu : &amp; raconte qu’ils en ont été si horriblement punis, que cela à bon droit devrait épovanler leurs successeurs, à ce qu’ils n’ensuyvent pas leur opiniâtreté.</text:p>
        <text:p text:style-name="P9">SUs, es gayons-nous au Seigneur,</text:p>
        <text:p text:style-name="P41">Et chantons hautement l’honneur</text:p>
        <text:p text:style-name="P41">De nos tre sa lut &amp; de fense.</text:p>
        <text:p text:style-name="P41">Hâtons-nous de nous presenter</text:p>
        <text:p text:style-name="P41">Devant sa face, &amp; de chan ter</text:p>
        <text:p text:style-name="P61">Le los<text:note text:id="ftn168" text:note-class="footnote"><text:note-citation>170</text:note-citation><text:note-body><text:p text:style-name="P106">de <text:span text:style-name="T324">louer</text:span> « renom »</text:p></text:note-body></text:note> de sa magnifi<text:span text:style-name="T443">c</text:span>ence.</text:p>
        <text:p text:style-name="P9">Car c’est le grand Dieu glorieux</text:p>
        <text:p text:style-name="P9">Grand Roi par dessus tous les dieux,</text:p>
        <text:p text:style-name="P9">Qui dedans sa main tient la terre,</text:p>
        <text:p text:style-name="P9">Voire jusqu’au lieu plus profond :</text:p>
        <text:p text:style-name="P9">Et de la cime jusqu’au fond</text:p>
        <text:p text:style-name="P9">Tient des monts la hauteur en serre.</text:p>
        <text:p text:style-name="P9">À lui seul la mer appartient,</text:p>
        <text:p text:style-name="P9">Car il l’a faite, &amp; la soutient,</text:p>
        <text:p text:style-name="P9">Et la terre est sa creature.</text:p>
        <text:p text:style-name="P9">Sus donc, tombons, enclinons-nous</text:p>
        <text:p text:style-name="P9">Devant l’Éternel à genoux,</text:p>
        <text:p text:style-name="P9">Nous pauvres humains sa facture.</text:p>
        <text:p text:style-name="P9">Il est notre Dieu tout-puissant :</text:p>
        <text:p text:style-name="P9"><text:soft-page-break/>Nous, son peuple qu’il va paissant,</text:p>
        <text:p text:style-name="P9">Comme troupeaux de sa conduite.</text:p>
        <text:p text:style-name="P9">Oyant donc aujourd’hui sa voix,</text:p>
        <text:p text:style-name="P9">Gardez votre cœur qu’une fois</text:p>
        <text:p text:style-name="P9">S’endurcissant ne se dépite :</text:p>
        <text:p text:style-name="P83">Comme en Mériba <text:span text:style-name="T541">è</text:span>s<text:note text:id="ftn169" text:note-class="footnote"><text:note-citation>171</text:note-citation><text:note-body><text:p text:style-name="Footnote">« <text:span text:style-name="T540">en les » (contraction)</text:span></text:p></text:note-body></text:note> deserts,</text:p>
        <text:p text:style-name="P9">Et Massa, vos peres pervers,</text:p>
        <text:p text:style-name="P9">Dit le Seigneur, jadis me firent :</text:p>
        <text:p text:style-name="P9">Où longuement ils m’ont tenté,</text:p>
        <text:p text:style-name="P9">Et souvent expérimenté</text:p>
        <text:p text:style-name="P9">Par mes ouvrages qu’ils y virent.</text:p>
        <text:p text:style-name="P9">Durant quarante ans, en effet,</text:p>
        <text:p text:style-name="P9">Ce<text:span text:style-name="T484">t</text:span>te race de gens m’a fait</text:p>
        <text:p text:style-name="P9">Dix mille ennuis, dont je dis<text:span text:style-name="T462">o</text:span>is,</text:p>
        <text:p text:style-name="P9">Voici bien un peuple insensé,</text:p>
        <text:p text:style-name="P9">Et qui n’a nullement pensé</text:p>
        <text:p text:style-name="P9">À savoir de son Dieu la vo<text:span text:style-name="T240">i</text:span>e.</text:p>
        <text:p text:style-name="P9">Et pour-ce étant en mes esprits</text:p>
        <text:p text:style-name="P9">De juste fureur tout épris,</text:p>
        <text:p text:style-name="P9">Je jurai pour chose assur<text:span text:style-name="T224">é</text:span>e,</text:p>
        <text:p text:style-name="P9">Si jamais ces méchants icy,</text:p>
        <text:p text:style-name="P9">Puis qu’ils se défient ainsi,</text:p>
        <text:p text:style-name="P9">Dedans mon repos ont entrée.</text:p>
        <text:h text:style-name="P203" text:outline-level="2">Psaume <text:span text:style-name="T367">96</text:span> (<text:span text:style-name="T378">Bèze</text:span>, <text:span text:style-name="T378">15</text:span><text:span text:style-name="T370">62</text:span>)</text:h>
        <text:p text:style-name="P8">C’est une exhortation à louer Dieu, laquelle n’est point addressée seulement aux Juifs, mais aussi à tous les Gentils. De quoi nous recueillons que ce Psaume-ci doit être rapporté au règne de Christ : car jusques a ce qu’il ait été révélé au monde, son nom n’a peu être invoqué ailleurs qu’en Judée : &amp; pour lors en tant que touche cest office de piété, les Gentils étaient &amp; muets &amp; sourds. Cependant il n’y a doute que le saint Esprit sous la Loi n’ait incité les fidèles â chanter les louanges de Dieu jusques à ce que Christ illuminant toutes les parties du monde de sa gloire, a <text:span text:style-name="T484">é</text:span>tendu ju<text:span text:style-name="T56">s</text:span>ques-là la lumière de sa doctrine.</text:p>
        <text:p text:style-name="P41">CHan tez à Dieu chanson nouvelle,</text:p>
        <text:p text:style-name="P41">Chan tez, Ô ter re u ni verselle,</text:p>
        <text:p text:style-name="P41">Chan tez, &amp; son nom be nissez,</text:p>
        <text:p text:style-name="P41">Et de jour en jour an non cez</text:p>
        <text:p text:style-name="P9">Sa de li vran ce so len nelle.</text:p>
        <text:p text:style-name="P9">Prechez à tous peuples sa gloire,</text:p>
        <text:p text:style-name="P9">Et de ses grands faits la mémoire :</text:p>
        <text:p text:style-name="P9">Car il est grand, &amp; sans douter,</text:p>
        <text:p text:style-name="P9">Plus à louer &amp; redouter</text:p>
        <text:p text:style-name="P9">Que tous les dieux qu’on saurait croire.</text:p>
        <text:p text:style-name="P9">Car ces dieux qui les gens étonnent,</text:p>
        <text:p text:style-name="P9">Ne sont qu’un rien où ils s’adonnent :</text:p>
        <text:p text:style-name="P9">Mais l’Éternel a fait les cieux,</text:p>
        <text:p text:style-name="P9">Force &amp; empire glorieux</text:p>
        <text:p text:style-name="P9">Vont devant lui, &amp; l’environnent</text:p>
        <text:p text:style-name="P9">Puissance &amp; Majesté sans feinte,</text:p>
        <text:p text:style-name="P9"><text:soft-page-break/>Se tiennent en sa maison sainte.</text:p>
        <text:p text:style-name="P9">Sus donques, tous peuples, venez,</text:p>
        <text:p text:style-name="P9">Toute force &amp; gloire donnez</text:p>
        <text:p text:style-name="P9">À l’Éternel en toute crainte.</text:p>
        <text:p text:style-name="_3c_ab_3e_">*</text:p>
        <text:p text:style-name="P9">Louez l’Éternel d’une sorte</text:p>
        <text:p text:style-name="P9">Qui à sa grandeur se raporte :</text:p>
        <text:p text:style-name="P9">Venez humblement, nations,</text:p>
        <text:p text:style-name="P9">Et prenan<text:span text:style-name="T286">t</text:span> vos oblations,</text:p>
        <text:p text:style-name="P9">Passez de ses parvis la porte.</text:p>
        <text:p text:style-name="P9">Qu’un chacun, di-je, se rassemble,</text:p>
        <text:p text:style-name="P9">Afin d’adorer tous ensemble</text:p>
        <text:p text:style-name="P9">Devant l’Éternel, au pourpris</text:p>
        <text:p text:style-name="P9">De son Sanctuaire de prix,</text:p>
        <text:p text:style-name="P9">Et que toute la terre en tremble.</text:p>
        <text:p text:style-name="P9">Toute gent, où qu’elle puisse être,</text:p>
        <text:p text:style-name="P9">Die que l’Éternel est maître :</text:p>
        <text:p text:style-name="P9">Car le monde il établira</text:p>
        <text:p text:style-name="P9">Pour jamais, alors qu’il sera</text:p>
        <text:p text:style-name="P9">Justement conduit par sa dextre.</text:p>
        <text:p text:style-name="P9">Qu’on o<text:span text:style-name="T240">it</text:span> donc sous cet empire</text:p>
        <text:p text:style-name="P9">Cieux s’<text:span text:style-name="T240">é</text:span>jouir, la terre rire,</text:p>
        <text:p text:style-name="P9">Tonner Ocean spacieux,</text:p>
        <text:p text:style-name="P9">Champs s’égaier, &amp; avec eux</text:p>
        <text:p text:style-name="P9">Les forests sa louange bruire.</text:p>
        <text:p text:style-name="P9">Car il est, car il est en vo<text:span text:style-name="T462">i</text:span>e,</text:p>
        <text:p text:style-name="P9">Afin qu’à la terre il pourvo<text:span text:style-name="T240">it</text:span>,</text:p>
        <text:p text:style-name="P9">Jugeant le monde justement,</text:p>
        <text:p text:style-name="P9">Et tous peuples entierement,</text:p>
        <text:p text:style-name="P9">Sans qu’en rien jamais il fourvoie.</text:p>
        <text:h text:style-name="P203" text:outline-level="2">Psaume <text:span text:style-name="T367">9</text:span><text:span text:style-name="T366">7</text:span> (<text:span text:style-name="T378">Bèze</text:span>, <text:span text:style-name="T378">15</text:span><text:span text:style-name="T370">62</text:span>)</text:h>
        <text:p text:style-name="P8">Ce Psaume aussi décrit un règne de Dieu autre qu’il n’était pas sous la Loi. De quoi il s’ensuyt que c’est une Prophétie du régne de Christ, lequel a été manifesté par l’Evangile.</text:p>
        <text:p text:style-name="P24">Au reste le Prophète orne Dieu d’une majesté &amp; gloire, telle qu’à bon droit elle contraint tous les hommes de se ranger à humilité. En après afin qu’il rende le règne de Dieu gracieux &amp; amiable<text:note text:id="ftn170" text:note-class="footnote"><text:note-citation>172</text:note-citation><text:note-body><text:p text:style-name="P122">de <text:span text:style-name="T324">ami</text:span> « <text:span text:style-name="T477">plein d’amitié, d’amour, de charité »</text:span></text:p></text:note-body></text:note>, il admoneste qu’il ne tend à autre chose, sinon au salut des hommes.</text:p>
        <text:p text:style-name="P137"><text:span text:style-name="_3c_n_3e_"><text:span text:style-name="T512">[1]</text:span></text:span><text:tab/>L’Éternel est r<text:span text:style-name="T224">é</text:span>gnant,</text:p>
        <text:p text:style-name="P41">La terre maintenant</text:p>
        <text:p text:style-name="P41">En soit joyeuse &amp; gaie,</text:p>
        <text:p text:style-name="P41"><text:soft-page-break/>Toute Is le s’en <text:span text:style-name="T224">é</text:span>gaie.</text:p>
        <text:p text:style-name="P138"><text:span text:style-name="_3c_n_3e_"><text:span text:style-name="T512">[</text:span></text:span><text:span text:style-name="_3c_n_3e_"><text:span text:style-name="T565">2</text:span></text:span><text:span text:style-name="_3c_n_3e_"><text:span text:style-name="T512">]</text:span></text:span><text:tab/>Esp<text:span text:style-name="T224">èc</text:span>e obscurité</text:p>
        <text:p text:style-name="P41">Çache sa majesté :</text:p>
        <text:p text:style-name="P41">Justice &amp; jugement</text:p>
        <text:p text:style-name="P41">Sont le sûr fondement</text:p>
        <text:p text:style-name="P41">De son trône arrêté.</text:p>
        <text:p text:style-name="P9"/>
        <text:p text:style-name="P139"><text:span text:style-name="_3c_n_3e_"><text:span text:style-name="T512">[</text:span></text:span><text:span text:style-name="_3c_n_3e_"><text:span text:style-name="T566">3</text:span></text:span><text:span text:style-name="_3c_n_3e_"><text:span text:style-name="T512">]</text:span></text:span><text:tab/>Grands feux <text:span text:style-name="T224">é</text:span>tincelan<text:span text:style-name="T449">t</text:span>s</text:p>
        <text:p text:style-name="P9">Devant lui sont brûlan<text:span text:style-name="T224">ts</text:span></text:p>
        <text:p text:style-name="P9">Pour ses haineux éprendre,</text:p>
        <text:p text:style-name="P9">Et rédiger<text:note text:id="ftn171" text:note-class="footnote"><text:note-citation>173</text:note-citation><text:note-body><text:p text:style-name="P141"><text:span text:style-name="T353">R</text:span><text:span text:style-name="T352">édiger</text:span><text:span text:style-name="T566">, </text:span><text:span text:style-name="T352">réd-action</text:span><text:span text:style-name="T566">, </text:span><text:span text:style-name="T567">du latin</text:span><text:span text:style-name="T566"> </text:span><text:span text:style-name="T324">redigo</text:span> <text:span text:style-name="T567">(</text:span><text:span text:style-name="T353">re</text:span><text:span text:style-name="T567"> + </text:span><text:span text:style-name="T353">ago</text:span><text:span text:style-name="T567">, </text:span><text:span text:style-name="T353">actum</text:span><text:span text:style-name="T567"> « agir, mouvoir ») ; </text:span><text:span text:style-name="T566">« </text:span><text:span text:style-name="T567">collecter, ramener, réduire ; rédiger</text:span><text:span text:style-name="T566"> »</text:span></text:p></text:note-body></text:note> en cendre.</text:p>
        <text:p text:style-name="P140"><text:span text:style-name="_3c_n_3e_"><text:span text:style-name="T512">[</text:span></text:span><text:span text:style-name="_3c_n_3e_"><text:span text:style-name="T567">4</text:span></text:span><text:span text:style-name="_3c_n_3e_"><text:span text:style-name="T512">]</text:span></text:span><text:tab/>Son éclair foudroyant</text:p>
        <text:p text:style-name="P9">Du monde flamboyant</text:p>
        <text:p text:style-name="P9">Reluit tout à l’entour :</text:p>
        <text:p text:style-name="P9">La terre tout autour</text:p>
        <text:p text:style-name="P9">S’étonne<text:note text:id="ftn172" text:note-class="footnote"><text:note-citation>174</text:note-citation><text:note-body><text:p text:style-name="P152">de <text:span text:style-name="T324">tonnerre</text:span>, « trembler »</text:p></text:note-body></text:note> en le voyant.</text:p>
        <text:p text:style-name="P9"/>
        <text:p text:style-name="P140"><text:span text:style-name="_3c_n_3e_"><text:span text:style-name="T512">[</text:span></text:span><text:span text:style-name="_3c_n_3e_"><text:span text:style-name="T567">5</text:span></text:span><text:span text:style-name="_3c_n_3e_"><text:span text:style-name="T512">]</text:span></text:span><text:tab/>Comme la cire au feu,</text:p>
        <text:p text:style-name="P9">Il n’y a devant Dieu,</text:p>
        <text:p text:style-name="P9">Grand Dieu de tout le monde,</text:p>
        <text:p text:style-name="P9">Montagne qui ne fonde :</text:p>
        <text:p text:style-name="P142"><text:span text:style-name="_3c_n_3e_"><text:span text:style-name="T512">[</text:span></text:span><text:span text:style-name="_3c_n_3e_"><text:span text:style-name="T568">6</text:span></text:span><text:span text:style-name="_3c_n_3e_"><text:span text:style-name="T512">]</text:span></text:span><text:tab/>Voire mêmes des cieux</text:p>
        <text:p text:style-name="P9">Le grand tour spacieux,</text:p>
        <text:p text:style-name="P9">À sa justice vu<text:span text:style-name="T576">e</text:span>,</text:p>
        <text:p text:style-name="P9">Et la terre apper<text:span text:style-name="T576">ç</text:span>u<text:span text:style-name="T576">e</text:span></text:p>
        <text:p text:style-name="P9">L’Éternel glorieux.</text:p>
        <text:p text:style-name="_3c_ab_3e_">*</text:p>
        <text:p text:style-name="P142"><text:span text:style-name="_3c_n_3e_"><text:span text:style-name="T512">[</text:span></text:span><text:span text:style-name="_3c_n_3e_"><text:span text:style-name="T568">7</text:span></text:span><text:span text:style-name="_3c_n_3e_"><text:span text:style-name="T512">]</text:span></text:span><text:tab/>Soient confus &amp; défaits</text:p>
        <text:p text:style-name="P9">Tous ces dieux contrefaits,</text:p>
        <text:p text:style-name="P9">Et toutes ces gens fo<text:span text:style-name="T568">l</text:span>les</text:p>
        <text:p text:style-name="P9">Qui servent leurs idoles.</text:p>
        <text:p text:style-name="P143"><text:span text:style-name="_3c_n_3e_"><text:span text:style-name="T512">[</text:span></text:span><text:span text:style-name="_3c_n_3e_"><text:span text:style-name="T569">8</text:span></text:span><text:span text:style-name="_3c_n_3e_"><text:span text:style-name="T512">]</text:span></text:span><text:tab/>Ô dieux, venez-y tous</text:p>
        <text:p text:style-name="P9">L’adorer à genoux :</text:p>
        <text:p text:style-name="P9">Zion qui l’a ouï,</text:p>
        <text:p text:style-name="P9">D’un cœur tout réjoui</text:p>
        <text:p text:style-name="P9">S’égaie avec vous.</text:p>
        <text:p text:style-name="P9"/>
        <text:p text:style-name="P143"><text:span text:style-name="_3c_n_3e_"><text:span text:style-name="T512">[</text:span></text:span><text:span text:style-name="_3c_n_3e_"><text:span text:style-name="T569">9</text:span></text:span><text:span text:style-name="_3c_n_3e_"><text:span text:style-name="T512">]</text:span></text:span><text:tab/>Tes jugemen<text:span text:style-name="T569">t</text:span>s, Seigneur,</text:p>
        <text:p text:style-name="P9">Ont fait que ton honneur</text:p>
        <text:p text:style-name="P9">Et gloire ont collaudée<text:note text:id="ftn173" text:note-class="footnote"><text:note-citation>175</text:note-citation><text:note-body><text:p text:style-name="Footnote"><text:span text:style-name="T570">Du latin </text:span><text:span text:style-name="T354">laudare</text:span><text:span text:style-name="T570"> « louer, célébrer »</text:span></text:p></text:note-body></text:note></text:p>
        <text:p text:style-name="P9">Les filles de Judée.</text:p>
        <text:p text:style-name="P143"><text:span text:style-name="_3c_n_3e_"><text:span text:style-name="T512">[</text:span></text:span><text:span text:style-name="_3c_n_3e_"><text:span text:style-name="T569">9</text:span></text:span><text:span text:style-name="_3c_n_3e_"><text:span text:style-name="T512">]</text:span></text:span><text:tab/>Car en ta majesté</text:p>
        <text:p text:style-name="P9">Tu es plus haut monté</text:p>
        <text:p text:style-name="P9">Que ces terrestres lieux :</text:p>
        <text:p text:style-name="P9">Mêmes sur tous les dieux</text:p>
        <text:p text:style-name="P9">Tu es haut exalté.</text:p>
        <text:p text:style-name="P9"><text:soft-page-break/></text:p>
        <text:p text:style-name="P143"><text:span text:style-name="_3c_n_3e_"><text:span text:style-name="T512">[</text:span></text:span><text:span text:style-name="_3c_n_3e_"><text:span text:style-name="T569">10</text:span></text:span><text:span text:style-name="_3c_n_3e_"><text:span text:style-name="T512">]</text:span></text:span><text:tab/>Vous de Dieu les amis,</text:p>
        <text:p text:style-name="P9">Montrez cœurs ennemis,</text:p>
        <text:p text:style-name="P9">Voire du tout contraires</text:p>
        <text:p text:style-name="P9">À tous méchants affaires.</text:p>
        <text:p text:style-name="P143"><text:tab/>Car il tient de ses saints</text:p>
        <text:p text:style-name="P9">La vie entre ses mains :</text:p>
        <text:p text:style-name="P9">Et s<text:span text:style-name="T569">i-</text:span>on les veut f<text:span text:style-name="T569">â</text:span>cher,</text:p>
        <text:p text:style-name="P9">Il peut les arracher</text:p>
        <text:p text:style-name="P9">Aux tyrans inhumains.</text:p>
        <text:p text:style-name="P9"/>
        <text:p text:style-name="P143"><text:span text:style-name="_3c_n_3e_"><text:span text:style-name="T512">[</text:span></text:span><text:span text:style-name="_3c_n_3e_"><text:span text:style-name="T569">11</text:span></text:span><text:span text:style-name="_3c_n_3e_"><text:span text:style-name="T512">]</text:span></text:span><text:tab/>Le clair jour est semé</text:p>
        <text:p text:style-name="P9">Au juste bien-aimé :</text:p>
        <text:p text:style-name="P9">Tout plaisir, quoi qu’il tarde,</text:p>
        <text:p text:style-name="P9">Aux droits de cœur se garde.</text:p>
        <text:p text:style-name="P143"><text:span text:style-name="_3c_n_3e_"><text:span text:style-name="T512">[</text:span></text:span><text:span text:style-name="_3c_n_3e_"><text:span text:style-name="T569">12</text:span></text:span><text:span text:style-name="_3c_n_3e_"><text:span text:style-name="T512">]</text:span></text:span><text:tab/>Vous donc, justes, venez,</text:p>
        <text:p text:style-name="P9">Et jo<text:span text:style-name="T462">i</text:span>e d<text:span text:style-name="T569">é</text:span>menez</text:p>
        <text:p text:style-name="P9">En l’honneur de son nom,</text:p>
        <text:p text:style-name="P9">Et à son saint renom</text:p>
        <text:p text:style-name="P9">Toute gloire donnez.</text:p>
        <text:h text:style-name="P203" text:outline-level="2">Psaume <text:span text:style-name="T367">98</text:span> (<text:span text:style-name="T378">Bèze</text:span>, <text:span text:style-name="T378">15</text:span><text:span text:style-name="T370">62</text:span>)</text:h>
        <text:p text:style-name="P8">Ce Psaume-ci approche fort du nouante-sixième, &amp; non-seulemenl il y a un même argument, mais aussi quant aux mots ils sont semblables l’un à l’autre. La somme est, qu’après que la co<text:span text:style-name="T62">n</text:span>n<text:span text:style-name="T62">a</text:span>issance de Dieu aura été épandue par tout le monde, sa gloire sera plus apparente qu’au paravant : partie pour-ce qu’après que le Rédempteur aura été représenté, les promesses faites à la lignée d’Abraham auront plus plcnement leur effet : partie pour-ce que le salut apparaîtra incontinent à tout le monde : pour laquelle cause il commando que le nom de Dieu soit loué magnifiquement.</text:p>
        <text:p text:style-name="P9">CHan tez à Dieu nouveau can tique,</text:p>
        <text:p text:style-name="P9">Car il a puis samment ouvré,</text:p>
        <text:p text:style-name="P9">Et par sa for ce ma gni fique</text:p>
        <text:p text:style-name="P41">Par soi-même il s’est de li vré.</text:p>
        <text:p text:style-name="P41">Dieu a fait le salut connaître,</text:p>
        <text:p text:style-name="P41">Par le quel sommes ga ren tis,</text:p>
        <text:p text:style-name="P41">Et sa justi ce fait pa raître</text:p>
        <text:p text:style-name="P41">En la presen ce des Gentils.</text:p>
        <text:p text:style-name="P9">De sa bonté plus cordiale</text:p>
        <text:p text:style-name="P9">Il lui a pleu se souvenir,</text:p>
        <text:p text:style-name="P9">Et de sa vérité loyale,</text:p>
        <text:p text:style-name="P9">Pour son Israël maintenir.</text:p>
        <text:p text:style-name="P9">Le salut que Dieu nous envoie</text:p>
        <text:p text:style-name="P9">Jusqu’au bout du monde s’est vu.</text:p>
        <text:p text:style-name="P9">Sus donc, qu’en plaisir &amp; en jo<text:span text:style-name="T462">i</text:span>e</text:p>
        <text:p text:style-name="P9">Tout cest univers soit émeu.</text:p>
        <text:p text:style-name="P9">Qu’on crie, qu’on chante, &amp; r<text:span text:style-name="T241">é</text:span>sonne</text:p>
        <text:p text:style-name="P9">Et de la harpe, &amp; de la voix,</text:p>
        <text:p text:style-name="P9">Que devant Dieu, di-je, on entonne</text:p>
        <text:p text:style-name="P9">Nouveaux cantiques cette fois.</text:p>
        <text:p text:style-name="P9"><text:soft-page-break/>Devant sa face glorieuse</text:p>
        <text:p text:style-name="P9">Cors &amp; clairons soient éclatan<text:span text:style-name="T525">t</text:span>s,</text:p>
        <text:p text:style-name="P9">Tonne la grande mer spacieuse,</text:p>
        <text:p text:style-name="P9">Et le monde &amp; ses habitants.</text:p>
        <text:p text:style-name="P9">Que devant Dieu les fleuves même</text:p>
        <text:p text:style-name="P9">Frappent des mains tous esjouis,</text:p>
        <text:p text:style-name="P9">Voire crier de jo<text:span text:style-name="T463">i</text:span>e extreme,</text:p>
        <text:p text:style-name="P9">Les plus durs rochers soient ouis.</text:p>
        <text:p text:style-name="P9">Car il vient regir &amp; conduire</text:p>
        <text:p text:style-name="P9">Tout cest univers, &amp;, sera</text:p>
        <text:p text:style-name="P9">Juste &amp; droiturier son empire,</text:p>
        <text:p text:style-name="P9">Quand tout peuple il gouvernera.</text:p>
        <text:h text:style-name="P203" text:outline-level="2">Psaume <text:span text:style-name="T367">99</text:span> (<text:span text:style-name="T378">Bèze</text:span>, <text:span text:style-name="T378">15</text:span><text:span text:style-name="T370">62</text:span>)</text:h>
        <text:p text:style-name="P8">Ce Psaume-ei est différent d’avec les précédens en une chose, asçavoir en ce qu’il n’<text:span text:style-name="T484">é</text:span>tend point le royaume de Dieu, &amp; la béatitude qui en ensuyt outre les limites de Judée : mais plustôt en séparant les enfants d’Abraham d’avec les autres nations, à cause du privilège de l’adoption, il les incite spécialement à louer Dieu.</text:p>
        <text:p text:style-name="P41">OR est maintenant</text:p>
        <text:p text:style-name="P41">L’Éternel r<text:span text:style-name="T265">é</text:span>gnant : Peuples obstin<text:span text:style-name="T265">és</text:span></text:p>
        <text:p text:style-name="P41">En soient étonnez. Cherubins sous lui</text:p>
        <text:p text:style-name="P41">Lui servent d’appui,</text:p>
        <text:p text:style-name="P41">Que la ter re toute</text:p>
        <text:p text:style-name="P41">Tremblant le re doute.</text:p>
        <text:p text:style-name="P9">Grand est le Seigneur,</text:p>
        <text:p text:style-name="P9">Assis en honneur</text:p>
        <text:p text:style-name="P9">Au mont de Sion.</text:p>
        <text:p text:style-name="P9">Toute nation</text:p>
        <text:p text:style-name="P9">Le voit haut monté :</text:p>
        <text:p text:style-name="P9">Dont sera chanté</text:p>
        <text:p text:style-name="P9">Son grand nom terrible,</text:p>
        <text:p text:style-name="P9">Et saint au possible.</text:p>
        <text:p text:style-name="P9">Ce grand Roi tant fort,</text:p>
        <text:p text:style-name="P9">N’aime rien si fort</text:p>
        <text:p text:style-name="P9">Que droit jugement.</text:p>
        <text:p text:style-name="P9">Droit gouvernement.</text:p>
        <text:p text:style-name="P9">Il a ordonné,</text:p>
        <text:p text:style-name="P9">Et Jacob mené,</text:p>
        <text:p text:style-name="P9">Par son soin &amp; cure,</text:p>
        <text:p text:style-name="P9">En toute droiture.</text:p>
        <text:p text:style-name="P9">Sus donc, en ce lieu</text:p>
        <text:p text:style-name="P9">Louez notre Dieu,</text:p>
        <text:p text:style-name="P9">Tous humiliez</text:p>
        <text:p text:style-name="P9">Tombez à ses pieds,</text:p>
        <text:p text:style-name="P9">Car saint est son nom.</text:p>
        <text:p text:style-name="P9">Moyse &amp; Aaron</text:p>
        <text:p text:style-name="P9">Ont bien fait l’office</text:p>
        <text:p text:style-name="P9">De son sacrifice.</text:p>
        <text:p text:style-name="_3c_ab_3e_"><text:soft-page-break/>*</text:p>
        <text:p text:style-name="P9">C’est celui auquel</text:p>
        <text:p text:style-name="P9">Jadis Samuel</text:p>
        <text:p text:style-name="P9">Adressait sa voix,</text:p>
        <text:p text:style-name="P9">Quand tout à la fois</text:p>
        <text:p text:style-name="P9">Le peuple criait,</text:p>
        <text:p text:style-name="P9">Et son Dieu priait,</text:p>
        <text:p text:style-name="P9">Qui à leur semonce,</text:p>
        <text:p text:style-name="P9">Donnait sa réponse.</text:p>
        <text:p text:style-name="P9">Des nues des cieux</text:p>
        <text:p text:style-name="P9">Il parlait à eux,</text:p>
        <text:p text:style-name="P9">Montrant haut &amp; clair</text:p>
        <text:p text:style-name="P9">Son pilier en l’air.</text:p>
        <text:p text:style-name="P9">Eux aussi gardaient</text:p>
        <text:p text:style-name="P9">Ses loix, &amp; tenaient</text:p>
        <text:p text:style-name="P9">Chère l’ordonnance</text:p>
        <text:p text:style-name="P9">De sa convenance.</text:p>
        <text:p text:style-name="P9">Ô grand Dieu de tous,</text:p>
        <text:p text:style-name="P9">Tu leur fus si doux</text:p>
        <text:p text:style-name="P9">Que de les ouir,</text:p>
        <text:p text:style-name="P9">Et faire jouir</text:p>
        <text:p text:style-name="P9">De grâce &amp; pardon :</text:p>
        <text:p text:style-name="P9">Toutesfois selon</text:p>
        <text:p text:style-name="P9">Leurs gran<text:span text:style-name="T525">d</text:span>s malefices,</text:p>
        <text:p text:style-name="P9">Punissant leurs vices.</text:p>
        <text:p text:style-name="P9">Soit loué tout haut</text:p>
        <text:p text:style-name="P9">Notre Dieu d’enhaut,</text:p>
        <text:p text:style-name="P9">Soit à deux genoux</text:p>
        <text:p text:style-name="P9">Adoré de vous,</text:p>
        <text:p text:style-name="P9">Au mont qui lui plaît :</text:p>
        <text:p text:style-name="P9">Car c’est lui qui est</text:p>
        <text:p text:style-name="P9">Dieu remply, sans feinte,</text:p>
        <text:p text:style-name="P9">De gloire très-sainte.</text:p>
        <text:h text:style-name="P203" text:outline-level="2">Psaume <text:span text:style-name="T367">100</text:span> (<text:span text:style-name="T378">Bèze</text:span>, <text:span text:style-name="T378">15</text:span><text:span text:style-name="T370">62</text:span>)</text:h>
        <text:p text:style-name="P8">Le ti<text:span text:style-name="T590">t</text:span>re de ce Psaume nous doit servir d’argument. D’avan<text:span text:style-name="T590">t</text:span>age la bri<text:span text:style-name="T590">è</text:span>veté d’icelui ne requiert point grandes paroles. 11 invite spécialement les fidèles à louer Dieu, d’autant qu’il les a élus pour son peuple, &amp; reçus en sa garde.</text:p>
        <text:p text:style-name="P9">VOus tous qui la terre ha bi tez,</text:p>
        <text:p text:style-name="P41">Chan tez tout haut à Dieu, chantez,</text:p>
        <text:p text:style-name="P41">Servez à Dieu joyeusement,</text:p>
        <text:p text:style-name="P41">Ve nez de vant lui gaiement.</text:p>
        <text:p text:style-name="P9">Sachez qu’il est le Souverain,</text:p>
        <text:p text:style-name="P9">Qui sans nous, nous fit de sa main :</text:p>
        <text:p text:style-name="P9">Nous, di-je, son vrai peuple acquis,</text:p>
        <text:p text:style-name="P9">Et le troupeau de son pasquis.</text:p>
        <text:p text:style-name="P83">Entrez <text:span text:style-name="T541">è</text:span>s<text:note text:id="ftn174" text:note-class="footnote"><text:note-citation>176</text:note-citation><text:note-body><text:p text:style-name="Footnote">« <text:span text:style-name="T540">en les » (contraction)</text:span></text:p></text:note-body></text:note> portes d’icelui,</text:p>
        <text:p text:style-name="P9"><text:soft-page-break/>Louez-le, &amp; celebrez chez lui,</text:p>
        <text:p text:style-name="P9">Par tout son honneur avancez,</text:p>
        <text:p text:style-name="P9">Et son très-saint nom benissez.</text:p>
        <text:p text:style-name="P9">Car il est Dieu plein de bonté,</text:p>
        <text:p text:style-name="P9">Et dure sa benignité</text:p>
        <text:p text:style-name="P9">À jamais, voire du Très-haut</text:p>
        <text:p text:style-name="P9">La vérité jamais ne faut.</text:p>
        <text:h text:style-name="P204" text:outline-level="2">Psaume <text:span text:style-name="T366">1</text:span><text:span text:style-name="T367">01</text:span> (<text:span text:style-name="T378">Marot</text:span>, <text:span text:style-name="T378">1543</text:span>)</text:h>
        <text:p text:style-name="P8">David, combien qu’il ne jouît pas encore du royaume, toutefois pour-ce qu’il était divinement ordonné Roi, se prépare cl dispose à une très bonne façon de gouvernement : cl non-seulement il s’incite par cette sainte méditation à s’acquitter fidèlement de sa charge royale, mais aussi en faisant vœu à Dieu, afin que de bonne heure il ob<text:span text:style-name="T46">t</text:span>ie<text:span text:style-name="T431">n</text:span>ne la possession, il promet qu’il lui sera serviteur fidèle.</text:p>
        <text:p text:style-name="P9">VOuloir m’est pris de mettre en <text:span text:style-name="T241">é</text:span>criture</text:p>
        <text:p text:style-name="P41">Psaume parlant de bonté &amp; droiture,</text:p>
        <text:p text:style-name="P41">Et si le veux à toi, mon Dieu, chanter,</text:p>
        <text:p text:style-name="P41">Et pr<text:span text:style-name="T241">é</text:span>senter.</text:p>
        <text:p text:style-name="P9">Tenir je veux la vo<text:span text:style-name="T241">i</text:span>e non nuisible :</text:p>
        <text:p text:style-name="P9">Quand viendras-tu me rendre Roi paisible ?</text:p>
        <text:p text:style-name="P9">D’un cœur tout pur conduirai ma maison.</text:p>
        <text:p text:style-name="P9">Avec raison.</text:p>
        <text:p text:style-name="P9">Rien de mauvais y voir n’aurai envie,</text:p>
        <text:p text:style-name="P9">Car je ha<text:span text:style-name="T452">is</text:span> trop les méchants &amp; leur vie :</text:p>
        <text:p text:style-name="P9">Un seul d’entr’eux autour de moi adjoint</text:p>
        <text:p text:style-name="P9">Ne sera point.</text:p>
        <text:p text:style-name="P9">Tout cœur ayant pensée déloyale,</text:p>
        <text:p text:style-name="P9">Délogera hors de ma cour royale.</text:p>
        <text:p text:style-name="P9">Et le nuisant n’y sera bien venu,</text:p>
        <text:p text:style-name="P9">Non pas cognu.</text:p>
        <text:p text:style-name="P9">Qui par médire à part son prochain greve,</text:p>
        <text:p text:style-name="P9">Qui a cœur gros, &amp; les sourcils élève,</text:p>
        <text:p text:style-name="P9">L’un mettrai bas, l’autre souffrir, pour vrai,</text:p>
        <text:p text:style-name="P9">Je ne pourra<text:span text:style-name="T452">i</text:span>.</text:p>
        <text:p text:style-name="P9">Mes yeux seront fort diligens à querre</text:p>
        <text:p text:style-name="P9">Les habitants fid<text:span text:style-name="T284">è</text:span>les de la terre,</text:p>
        <text:p text:style-name="P9">Pour être à moi Qui droite vo<text:span text:style-name="T463">i</text:span>e ira,</text:p>
        <text:p text:style-name="P9">Me servira.</text:p>
        <text:p text:style-name="P9">Qui s’estudie à user de fallace,</text:p>
        <text:p text:style-name="P9">En ma maison point ne trouvera place :</text:p>
        <text:p text:style-name="P9">De moi n’aura mensonger n<text:span text:style-name="T465">i</text:span> baveur,</text:p>
        <text:p text:style-name="P9">Bien n<text:span text:style-name="T243">i</text:span> faveur.</text:p>
        <text:p text:style-name="P23"><text:span text:style-name="T243">Mais</text:span><text:span text:style-name="T243"><text:note text:id="ftn175" text:note-class="footnote"><text:note-citation>177</text:note-citation><text:note-body><text:p text:style-name="P118">était <text:span text:style-name="T324">ains</text:span></text:p></text:note-body></text:note></text:span> du pays chasserai de bonne heure</text:p>
        <text:p text:style-name="P9">Tous les méchants, tant qu’un seul n’y demeure,</text:p>
        <text:p text:style-name="P9">Pour du Seigneur nettoyer la cité,</text:p>
        <text:p text:style-name="P9">D’iniquité.</text:p>
        <text:h text:style-name="P203" text:outline-level="2"><text:soft-page-break/>Psaume <text:span text:style-name="T366">1</text:span><text:span text:style-name="T367">02</text:span> (<text:span text:style-name="T378">Bèze</text:span>, <text:span text:style-name="T378">15</text:span><text:span text:style-name="T370">62</text:span>)</text:h>
        <text:p text:style-name="P8">U semble que ce<text:span text:style-name="T484">t</text:span>te prière-ci ait été dictée aux fidèles alors qu’ils languissaient en la captivité de Babylone. Or en premier lieu étan<text:span text:style-name="T64">t</text:span> tristes &amp; abatus, ils se plaignent de leurs afflictions. Puis après ils recommandent à Dieu la restauration de la sainte Cité &amp; du Temple. Et afin qu’ils prient avec une plus grande confiance, ils mettent en avant les promesses de Dieu, touchant cette bien-heureuse rénovation tant du royaume que de la Sacrificature : &amp; non-seulement ils se promettent qu’ils seront délivrez de cest exil, mais aussi ils prient que Dieu range sous son obéissance les roys &amp; les peuples. À la lin, après avoir entrelacé une briefve complainte de leur étât triste &amp; calamiteux, ils se consolent en l’éternité de Dieu : pour-ce qu’en adoptant ses serviteurs en une meilleure espérance, il les sépare de la commune condition des hommes.</text:p>
        <text:p text:style-name="P9">SEigneur, en ten ma re quête,</text:p>
        <text:p text:style-name="P41">Rien n’emp<text:span text:style-name="T607">ê</text:span>che, ni n’ar reste</text:p>
        <text:p text:style-name="P41">Mon cri d’al ler jus qu’à toi,</text:p>
        <text:p text:style-name="P41">Ne te ça che point de moi :</text:p>
        <text:p text:style-name="P41">En ma dou leur nom pareille</text:p>
        <text:p text:style-name="P41">Tourne vers moi ton au reille,</text:p>
        <text:p text:style-name="P9">Et pour m’ou ir quand je crie,</text:p>
        <text:p text:style-name="P9">Avance-to<text:span text:style-name="T181">i</text:span>, je te prie.</text:p>
        <text:p text:style-name="P9">Car ma vie est consumée</text:p>
        <text:p text:style-name="P9">Comme vapeur de fumée,</text:p>
        <text:p text:style-name="P9">Mes os sont secs tout ainsi</text:p>
        <text:p text:style-name="P9">Qu’un tison : mon cœur transi</text:p>
        <text:p text:style-name="P9">Ainsi qu’une herbe fauchée</text:p>
        <text:p text:style-name="P9">Perd sa vigueur retranchée :</text:p>
        <text:p text:style-name="P9">Si que je n’ai soin ne cure</text:p>
        <text:p text:style-name="P9">De prendre ma nourriture.</text:p>
        <text:p text:style-name="P9">Mes os &amp; ma peau se tiennent,</text:p>
        <text:p text:style-name="P9">Pour les ennuis qu’ils soutiennent.</text:p>
        <text:p text:style-name="P9">Dont (hélas) ma triste voix</text:p>
        <text:p text:style-name="P9">Pleure &amp; gemit tant de fois.</text:p>
        <text:p text:style-name="P9">Je suis au butor semblable</text:p>
        <text:p text:style-name="P9">Du desert inhabitable :</text:p>
        <text:p text:style-name="P9">Je suis comme la chouette</text:p>
        <text:p text:style-name="P9">Qui fait au bois sa retraitte.</text:p>
        <text:p text:style-name="P9">Comme durant son ve<text:span text:style-name="T419">u</text:span>vage</text:p>
        <text:p text:style-name="P9">Le passereau sous l’ombrage</text:p>
        <text:p text:style-name="P9">D’un t<text:span text:style-name="T193">oi</text:span>t, couve ses ennuis :</text:p>
        <text:p text:style-name="P9">Ainsi je passe les nuits.</text:p>
        <text:p text:style-name="P9">Mes haineux m’ont dit outrages,</text:p>
        <text:p text:style-name="P9">Et de furieux courages,</text:p>
        <text:p text:style-name="P9">Font de moi un formulaire</text:p>
        <text:p text:style-name="P9">De maudisson ordinaire.</text:p>
        <text:p text:style-name="_3c_ab_3e_">*</text:p>
        <text:p text:style-name="P9">Au lieu de pain la poussière</text:p>
        <text:p text:style-name="P9">Est ma vie coutumière :</text:p>
        <text:p text:style-name="P9"><text:soft-page-break/>Mon bruvage en mes douleurs</text:p>
        <text:p text:style-name="P9">Je mêle avecques mes pleurs,</text:p>
        <text:p text:style-name="P9">Pour la fureur de ton ire :</text:p>
        <text:p text:style-name="P9">Car m’ayant élevé (Sire)</text:p>
        <text:p text:style-name="P9">Tu m’as fait si dure guerre</text:p>
        <text:p text:style-name="P9">Que j’en suis allé par terre.</text:p>
        <text:p text:style-name="P9">Mes jours passent comme une ombre</text:p>
        <text:p text:style-name="P9">Qui s’en va obscure &amp; sombre :</text:p>
        <text:p text:style-name="P9">Je suis fené &amp; seché</text:p>
        <text:p text:style-name="P9">Comme foin qu’on a fauché.</text:p>
        <text:p text:style-name="P9">Mais, Ô Seigneur, ta demeure</text:p>
        <text:p text:style-name="P9">Éternellement demeure,</text:p>
        <text:p text:style-name="P9">Et de ton nom venerable</text:p>
        <text:p text:style-name="P9">La mémoire est perdurable.</text:p>
        <text:p text:style-name="P9">Tu te relèveras donques,</text:p>
        <text:p text:style-name="P87">Et auras, si tu l’eus onques<text:span text:style-name="T548"><text:note text:id="ftn176" text:note-class="footnote"><text:note-citation>178</text:note-citation><text:note-body><text:p text:style-name="P133">du latin <text:span text:style-name="T324">u</text:span><text:span text:style-name="T125">m</text:span><text:span text:style-name="T324">quam</text:span> « une fois »</text:p></text:note-body></text:note></text:span>,</text:p>
        <text:p text:style-name="P9">Pitié &amp; compassion</text:p>
        <text:p text:style-name="P9">De ta cité de Sion :</text:p>
        <text:p text:style-name="P9">Car il est temps que tu aies</text:p>
        <text:p text:style-name="P9">Compassion de ses plaies,</text:p>
        <text:p text:style-name="P9">Puis que voyons terminée</text:p>
        <text:p text:style-name="P9">La saison qu’as assignée.</text:p>
        <text:p text:style-name="P9">Car jusqu’aux pierres d’icelle</text:p>
        <text:p text:style-name="P9">S’<text:span text:style-name="T484">é</text:span>tend de tes serfs le zèle,</text:p>
        <text:p text:style-name="P9">Ayan<text:span text:style-name="T264">t</text:span> pitié de la voir</text:p>
        <text:p text:style-name="P9">Toute en poudre se d<text:span text:style-name="T264">é</text:span>choir.</text:p>
        <text:p text:style-name="P9">Peuples trembleront en crainte</text:p>
        <text:p text:style-name="P9">Devant ta majesté sainte,</text:p>
        <text:p text:style-name="P9">Et de tous rois l’excellence</text:p>
        <text:p text:style-name="P9">Craindra ta magnificence.</text:p>
        <text:p text:style-name="P9">Car Sion toute défaite</text:p>
        <text:p text:style-name="P9">S’en va du Seigneur refaite :</text:p>
        <text:p text:style-name="P9">Lui qui nous a recouru,</text:p>
        <text:p text:style-name="P9">En sa gloire est apparu :</text:p>
        <text:p text:style-name="P9">De ses pauvres solitaires</text:p>
        <text:p text:style-name="P9">Les complaintes ordinaires</text:p>
        <text:p text:style-name="P9">N’a point mises en arrière,</text:p>
        <text:p text:style-name="P9">Ni méprisé leur prière.</text:p>
        <text:p text:style-name="_3c_ab_3e_">PAUSE.</text:p>
        <text:p text:style-name="P9">En registre sera mise</text:p>
        <text:p text:style-name="P9">Une si grande entreprise.</text:p>
        <text:p text:style-name="P9">Pour en faire souvenir</text:p>
        <text:p text:style-name="P9">À ceux qui sont à venir :</text:p>
        <text:p text:style-name="P9">Et la gent à Dieu sacrée,</text:p>
        <text:p text:style-name="P9">Comme de nouveau creée,</text:p>
        <text:p text:style-name="P9">Lui chantera la louange</text:p>
        <text:p text:style-name="P9">De ce bien-fait tant étrange.</text:p>
        <text:p text:style-name="P9">Car le Seigneur debonaire</text:p>
        <text:p text:style-name="P9"><text:soft-page-break/>Du haut de son sanctuaire</text:p>
        <text:p text:style-name="P9">Voire du plus haut des cieux,</text:p>
        <text:p text:style-name="P9">Vers terre a baissé les yeux,</text:p>
        <text:p text:style-name="P9">Pour ouir la voix plaintive</text:p>
        <text:p text:style-name="P9">De sa pauvre gent captive,</text:p>
        <text:p text:style-name="P9">Et la tirer de la peine</text:p>
        <text:p text:style-name="P9">De mort qui lui est prochaine.</text:p>
        <text:p text:style-name="P9">Afin que de Dieu la gloire</text:p>
        <text:p text:style-name="P9">Dedans Sion soit notoire,</text:p>
        <text:p text:style-name="P61">Et le los<text:note text:id="ftn177" text:note-class="footnote"><text:note-citation>179</text:note-citation><text:note-body><text:p text:style-name="P106">de <text:span text:style-name="T324">louer</text:span> « renom »</text:p></text:note-body></text:note> de sa bonté</text:p>
        <text:p text:style-name="P9">En Jerusalem chanté,</text:p>
        <text:p text:style-name="P9">Quand des gens les assemblées</text:p>
        <text:p text:style-name="P9">Seront toutes assemblées,</text:p>
        <text:p text:style-name="P9">Et les Rois de leur puissance</text:p>
        <text:p text:style-name="P9">Lui rendront obeissance.</text:p>
        <text:p text:style-name="_3c_ab_3e_">*</text:p>
        <text:p text:style-name="P9">Voyant ma force amortie</text:p>
        <text:p text:style-name="P9">En chemin, &amp; de ma vie</text:p>
        <text:p text:style-name="P9">Par lui racourci le cours,</text:p>
        <text:p text:style-name="P9">J’ai dit, Ô Dieu mon secours,</text:p>
        <text:p text:style-name="P9">Ne m’abas point sans ressource</text:p>
        <text:p text:style-name="P9">Au beau milieu de ma course :</text:p>
        <text:p text:style-name="P9">Car tes ans qui point ne muent,</text:p>
        <text:p text:style-name="P9">D’âge en âge continuent.</text:p>
        <text:p text:style-name="P9">La terre as faite &amp; assise,</text:p>
        <text:p text:style-name="P9">C’est toi qui la main as mise</text:p>
        <text:p text:style-name="P9">Aux cieux pour les compasser,</text:p>
        <text:p text:style-name="P9">Et tout cela doit passer.</text:p>
        <text:p text:style-name="P9">Mais quant à toi, tu demeures,</text:p>
        <text:p text:style-name="P9">Pendant qu’arrivent les heures</text:p>
        <text:p text:style-name="P9">Qu’ils vieilliront ainsi comme</text:p>
        <text:p text:style-name="P9">Les habillemens d’un homme.</text:p>
        <text:p text:style-name="P9">Comme une robe qu’on porte,</text:p>
        <text:p text:style-name="P9">Tu les changeras, de sorte</text:p>
        <text:p text:style-name="P9">Qu’eux &amp; le lustre qu’ils ont,</text:p>
        <text:p text:style-name="P9">Pour certain se changeront.</text:p>
        <text:p text:style-name="P9">Mais quant à toi, Dieu supreme,</text:p>
        <text:p text:style-name="P9">Tu te tiens toujours de même,</text:p>
        <text:p text:style-name="P9">Et ta constante durée</text:p>
        <text:p text:style-name="P9">Est pour jamais assur<text:span text:style-name="T224">é</text:span>e.</text:p>
        <text:p text:style-name="P9">Et pourtant, selon ta grâce,</text:p>
        <text:p text:style-name="P9">De tes serviteurs la race</text:p>
        <text:p text:style-name="P9">Aura logis arrêté,</text:p>
        <text:p text:style-name="P9">Voire à perpetuité :</text:p>
        <text:p text:style-name="P9">Et de tes saints la semence</text:p>
        <text:p text:style-name="P9">Sera devant ta presence</text:p>
        <text:p text:style-name="P9"><text:soft-page-break/>En assurance établie,</text:p>
        <text:p text:style-name="P9">Sans jamais être affoiblie.</text:p>
        <text:h text:style-name="P201" text:outline-level="2">Psaume <text:span text:style-name="T366">1</text:span><text:span text:style-name="T367">03</text:span> (<text:span text:style-name="T373">Marot</text:span>, <text:span text:style-name="T374">1539</text:span>)</text:h>
        <text:p text:style-name="P8">Un chacun fidèle est enseigné par ce Psaume, de rendre grâces à Dieu pour so<text:span text:style-name="T542">i</text:span> en particulier ; &amp; puis après pour la grâce qu’il lui a p<text:span text:style-name="T72">lu</text:span> faire à ses élus seulement, en faisant avec eux alliance de salut en la Lo<text:span text:style-name="T72">i</text:span>, afin qu’il les f<text:span text:style-name="T72">ai</text:span>t par<text:span text:style-name="T64">t</text:span>icipan<text:span text:style-name="T64">t</text:span> de son adoption. Mais principalement il recommande la miséricorde de Dieu, par laquelle il supporte son peuple, encore qu’il soit digne d’être gri<text:span text:style-name="T72">è</text:span>vement pun<text:span text:style-name="T72">i</text:span> ; &amp; ce non point à cause de son mérite, ou de sa dignité, mais d’autant qu’il supporte sa fragilité. Finalement le Psaume est clos avec un récit général des louanges de Dieu.</text:p>
        <text:p text:style-name="P9"><text:span text:style-name="_3c_n_3e_"><text:span text:style-name="T542">[1]</text:span></text:span><text:tab/>S<text:span text:style-name="T542">u</text:span>s, louez Dieu, mon âme, en toute chose,</text:p>
        <text:p text:style-name="P41">Et tout cela qui dedans moi repose,</text:p>
        <text:p text:style-name="P41">Louez son nom très-saint &amp; accompli.</text:p>
        <text:p text:style-name="P41"><text:span text:style-name="_3c_n_3e_"><text:span text:style-name="T542">[2]</text:span></text:span><text:tab/>Pr<text:span text:style-name="T301">é</text:span>sente à Dieu louanges &amp; services,</text:p>
        <text:p text:style-name="P41">Ô toi mon âme, &amp; tant de b<text:span text:style-name="T301">é</text:span>n<text:span text:style-name="T301">é</text:span>fices</text:p>
        <text:p text:style-name="P9">Qu’en as re<text:span text:style-name="T301">çu</text:span> n<text:span text:style-name="T301">i</text:span> les mets en oubl<text:span text:style-name="T301">i</text:span>.</text:p>
        <text:p text:style-name="P47"/>
        <text:p text:style-name="P23"><text:span text:style-name="_3c_n_3e_"><text:span text:style-name="T542">[3]</text:span></text:span><text:span text:style-name="T243"><text:tab/>Mais</text:span><text:span text:style-name="T243"><text:note text:id="ftn178" text:note-class="footnote"><text:note-citation>180</text:note-citation><text:note-body><text:p text:style-name="P118">était <text:span text:style-name="T324">ains</text:span></text:p></text:note-body></text:note></text:span> le b<text:span text:style-name="T301">é</text:span>ni, lui qui de pleine grâce</text:p>
        <text:p text:style-name="P9">Toutes tes gran<text:span text:style-name="T525">d’</text:span>s iniquit<text:span text:style-name="T301">és</text:span> efface,</text:p>
        <text:p text:style-name="P9">Et te guérit de toute infirmité.</text:p>
        <text:p text:style-name="P9"><text:span text:style-name="_3c_n_3e_"><text:span text:style-name="T542">[4]</text:span></text:span><text:tab/>Lui qui rach<text:span text:style-name="T301">è</text:span>te &amp; retire ta vie</text:p>
        <text:p text:style-name="P9">De dure mort qui t’avait asservie,</text:p>
        <text:p text:style-name="P9">T’environnant de sa bénignité.</text:p>
        <text:p text:style-name="P9"/>
        <text:p text:style-name="P9"><text:span text:style-name="_3c_n_3e_"><text:span text:style-name="T542">[5]</text:span></text:span><text:tab/>Lui qui de biens à souhait &amp; largesse</text:p>
        <text:p text:style-name="P9">Emplit ta bouche, en faisant ta jeunesse</text:p>
        <text:p text:style-name="P9">Renouveler, comme à l’aigle<text:note text:id="ftn179" text:note-class="footnote"><text:note-citation>181</text:note-citation><text:note-body><text:p text:style-name="Footnote"><text:span text:style-name="T123">Tradition</text:span><text:span text:style-name="T552"> obscure </text:span><text:span text:style-name="T123">reprise au Moyen-Âge, l’aigle renouvelle sa jeunesse, soit en se brûlant les plumes au soleil puis en se baignant, soit en ré-aiguisant le bec qui lui permet de manger les oiseaux qui entretiennent sa jeunesse (v. Bunetto Latini, 1267, </text:span><text:span text:style-name="T134">le livre du Trésor</text:span><text:span text:style-name="T136">, I.145 </text:span><text:span text:style-name="T553">« De l’aigle »</text:span><text:span text:style-name="T554">)</text:span></text:p></text:note-body></text:note> royal.</text:p>
        <text:p text:style-name="P84"><text:span text:style-name="_3c_n_3e_"><text:span text:style-name="T542">[6]</text:span></text:span><text:tab/>C’est le Seigneur qui toujours se recorde<text:note text:id="ftn180" text:note-class="footnote"><text:note-citation>182</text:note-citation><text:note-body><text:p text:style-name="P132">« <text:span text:style-name="T543">se souv</text:span><text:span text:style-name="T120">enir</text:span><text:span text:style-name="T543">, re-later, ré-citer », </text:span><text:span text:style-name="T544">v.</text:span><text:span text:style-name="T543"> </text:span><text:span text:style-name="T345">un record</text:span><text:span text:style-name="T544"> « mémorable »,</text:span><text:span text:style-name="T543"> v. anglais </text:span><text:span text:style-name="T344">to record</text:span><text:span text:style-name="T543"> ; du latin </text:span><text:span text:style-name="T344">recordor</text:span><text:span text:style-name="T543"> « se souvenir, savoir par cœur » de </text:span><text:span text:style-name="T344">re</text:span><text:span text:style-name="T543"> et </text:span><text:span text:style-name="T344">cor, cordis</text:span><text:span text:style-name="T543"> « cœur » (siège symbolique de la mémoire)</text:span></text:p></text:note-body></text:note></text:p>
        <text:p text:style-name="P9">Rendre le droit, par sa miséricorde,</text:p>
        <text:p text:style-name="P9">Aux oppress<text:span text:style-name="T241">és</text:span>, tant est Juge loyal.</text:p>
        <text:p text:style-name="P9"/>
        <text:p text:style-name="P9"><text:span text:style-name="_3c_n_3e_"><text:span text:style-name="T544">[7]</text:span></text:span><text:tab/>Au bon Moïse, afin qu’on ne fourvo<text:span text:style-name="T463">it</text:span>,</text:p>
        <text:p text:style-name="P9">Manifester voulut sa droite vo<text:span text:style-name="T463">i</text:span>e,</text:p>
        <text:p text:style-name="P9">Et aux enfan<text:span text:style-name="T463">t</text:span>s d’Israël ses hauts faits :</text:p>
        <text:p text:style-name="P9"><text:span text:style-name="_3c_n_3e_"><text:span text:style-name="T544">[8]</text:span></text:span><text:tab/>C’est le Seigneur enclin à pitié douce,</text:p>
        <text:p text:style-name="P9">Prompt à merci, &amp; qui tard se courrouce :</text:p>
        <text:p text:style-name="P9">C’est en bonté le parfait des parfaits.</text:p>
        <text:p text:style-name="P9"/>
        <text:p text:style-name="P9"><text:span text:style-name="_3c_n_3e_"><text:span text:style-name="T544">[9]</text:span></text:span><text:tab/>Il est bien vrai, quand par notre inconstance</text:p>
        <text:p text:style-name="P9">Nous l’offensons, qu’il nous menace &amp; tance :</text:p>
        <text:p text:style-name="P9">Mais point ne tient son cœur incessamment.</text:p>
        <text:p text:style-name="P9"><text:soft-page-break/><text:span text:style-name="_3c_n_3e_"><text:span text:style-name="T544">[10]</text:span></text:span><text:tab/>Selon nos maux point ne nous fait : mais certes</text:p>
        <text:p text:style-name="P9">Il est si doux, que selon nos dessertes</text:p>
        <text:p text:style-name="P9">Ne nous veut pas rendre le châtiment.</text:p>
        <text:p text:style-name="P9"/>
        <text:p text:style-name="P9"><text:span text:style-name="_3c_n_3e_"><text:span text:style-name="T544">[11]</text:span></text:span><text:tab/>Car à chacun qui crain<text:span text:style-name="T544">t</text:span> lui faire faute,</text:p>
        <text:p text:style-name="P9">La bonté sienne il d<text:span text:style-name="T302">é</text:span>montre aussi haute,</text:p>
        <text:p text:style-name="P9">Comme sont hauts sur la terre les cieux.</text:p>
        <text:p text:style-name="P9"><text:span text:style-name="_3c_n_3e_"><text:span text:style-name="T544">[12]</text:span></text:span><text:tab/>Aussi loin qu’est la part Orientale</text:p>
        <text:p text:style-name="P9">De l’Occident, à la distance <text:span text:style-name="T302">é</text:span>gale,</text:p>
        <text:p text:style-name="P9">Loin de nous met tous nos faits vicieux.</text:p>
        <text:p text:style-name="_3c_ab_3e_">*</text:p>
        <text:p text:style-name="P9"><text:span text:style-name="_3c_n_3e_"><text:span text:style-name="T544">[13]</text:span></text:span><text:tab/>Comme aux enfants est piteux<text:note text:id="ftn181" text:note-class="footnote"><text:note-citation>183</text:note-citation><text:note-body><text:p text:style-name="Footnote"><text:span text:style-name="T544">de </text:span><text:span text:style-name="T345">pitié</text:span><text:span text:style-name="T544">, « pitoyable, </text:span><text:span text:style-name="T545">sensible à la pitié</text:span><text:span text:style-name="T544">, compatissant »</text:span></text:p></text:note-body></text:note> un bon p<text:span text:style-name="T544">è</text:span>re,</text:p>
        <text:p text:style-name="P9">Ainsi pour vrai à qui lui obtemp<text:span text:style-name="T303">è</text:span>re,</text:p>
        <text:p text:style-name="P9">Le Seigneur est de douce affection.</text:p>
        <text:p text:style-name="P9"><text:span text:style-name="_3c_n_3e_"><text:span text:style-name="T545">[14]</text:span></text:span><text:tab/>Car il connaît de-quoi sont faits les hommes :</text:p>
        <text:p text:style-name="P9">Il sait très-bien, hélas, que nous ne sommes</text:p>
        <text:p text:style-name="P9">Rien, sinon poudre &amp; putr<text:span text:style-name="T193">é</text:span>faction.</text:p>
        <text:p text:style-name="P9"/>
        <text:p text:style-name="P9"><text:span text:style-name="_3c_n_3e_"><text:span text:style-name="T545">[15]</text:span></text:span><text:tab/>À herbe &amp; foin semblent les jours de l’homme :</text:p>
        <text:p text:style-name="P9">Pour quelque temps il fleurit ainsi comme</text:p>
        <text:p text:style-name="P9">La fleur des champs qui nutriment reçoit :</text:p>
        <text:p text:style-name="P9"><text:span text:style-name="_3c_n_3e_"><text:span text:style-name="T545">[16]</text:span></text:span><text:tab/>Puis en sentant d’un froid vent la venue,</text:p>
        <text:p text:style-name="P9">Tourne à néant tant que plus n’est co<text:span text:style-name="T303">n</text:span>nue,</text:p>
        <text:p text:style-name="P9">Du lieu auquel nagu<text:span text:style-name="T303">è</text:span>re fleurissait.</text:p>
        <text:p text:style-name="P9"/>
        <text:p text:style-name="P9"><text:span text:style-name="_3c_n_3e_"><text:span text:style-name="T545">[17]</text:span></text:span><text:tab/>Mais la merci de Dieu est <text:span text:style-name="T303">é</text:span>ternelle</text:p>
        <text:p text:style-name="P9">À qui le crain<text:span text:style-name="T303">t</text:span> : &amp; trouveront en elle</text:p>
        <text:p text:style-name="P9">Les fils des fils justice &amp; grande bonté.</text:p>
        <text:p text:style-name="P9"><text:span text:style-name="_3c_n_3e_"><text:span text:style-name="T545">[18]</text:span></text:span><text:tab/>J’entends ceux-là qui son contrat<text:note text:id="ftn182" text:note-class="footnote"><text:note-citation>184</text:note-citation><text:note-body><text:p text:style-name="Footnote"><text:span text:style-name="T545">l’</text:span><text:span text:style-name="T132">A</text:span><text:span text:style-name="T346">lliance</text:span></text:p></text:note-body></text:note> observent,</text:p>
        <text:p text:style-name="P9">Et qui sa Loi en m<text:span text:style-name="T303">é</text:span>moire r<text:span text:style-name="T303">é</text:span>servent,</text:p>
        <text:p text:style-name="P9">Pour accomplir sa sainte volonté.</text:p>
        <text:p text:style-name="P9"/>
        <text:p text:style-name="P9"><text:span text:style-name="_3c_n_3e_"><text:span text:style-name="T546">[19]</text:span></text:span><text:tab/>Dieu a bâti, sans qu’il branle n<text:span text:style-name="T545">i</text:span>’empire,</text:p>
        <text:p text:style-name="P83">Son trône <text:span text:style-name="T300">è</text:span>s<text:note text:id="ftn183" text:note-class="footnote"><text:note-citation>185</text:note-citation><text:note-body><text:p text:style-name="Footnote">« <text:span text:style-name="T540">en les » (contraction)</text:span></text:p></text:note-body></text:note> cieux : &amp; dessous son empire</text:p>
        <text:p text:style-name="P9">Tous autres sont &amp; s<text:span text:style-name="T303">ou</text:span>mis &amp; ploy<text:span text:style-name="T303">és</text:span>.</text:p>
        <text:p text:style-name="P9"><text:span text:style-name="_3c_n_3e_"><text:span text:style-name="T546">[20]</text:span></text:span><text:tab/>Or louez Dieu, Anges de vertu grande,</text:p>
        <text:p text:style-name="P9">Anges de lui, qui tout ce qu’il commande</text:p>
        <text:p text:style-name="P9">Faites si tôt que parler vous l’oyez.</text:p>
        <text:p text:style-name="P9"/>
        <text:p text:style-name="P9"><text:span text:style-name="_3c_n_3e_"><text:span text:style-name="T546">[21]</text:span></text:span><text:tab/>B<text:span text:style-name="T304">é</text:span>nissez Dieu, tout son bel exercite<text:note text:id="ftn184" text:note-class="footnote"><text:note-citation>186</text:note-citation><text:note-body><text:p text:style-name="Footnote">« <text:span text:style-name="T548">armée, </text:span><text:span text:style-name="T121">hommes</text:span><text:span text:style-name="T548"> exercé</text:span><text:span text:style-name="T121">s</text:span><text:span text:style-name="T548"> »</text:span></text:p></text:note-body></text:note>,</text:p>
        <text:p text:style-name="P86">Ministres siens, qui de son veuil<text:note text:id="ftn185" text:note-class="footnote"><text:note-citation>187</text:note-citation><text:note-body><text:p text:style-name="P93"><text:span text:style-name="T347">v</text:span><text:span text:style-name="T326">euil, </text:span><text:span text:style-name="T126">v</text:span><text:span text:style-name="T324">ueil</text:span>, « vou<text:span text:style-name="T362">l</text:span>oi<text:span text:style-name="T362">r</text:span>, volonté », <text:span text:style-name="T133">p</text:span><text:span text:style-name="T324">ar le v</text:span><text:span text:style-name="T126">euil</text:span><text:span text:style-name="T324"> du Saint-Esprit</text:span> <text:span text:style-name="T362">«</text:span><text:span text:style-name="T111"> </text:span><text:span text:style-name="T362">par la volonté du Saint-Esprit » (La</text:span><text:span text:style-name="T111"> V</text:span><text:span text:style-name="T362">igne, 1496, </text:span><text:span text:style-name="T326">L</text:span><text:span text:style-name="T126">e Mystère de Saint-Martin</text:span><text:span text:style-name="T111">)</text:span></text:p></text:note-body></text:note> licite</text:p>
        <text:p text:style-name="P9">Ex<text:span text:style-name="T548">é</text:span>cuter ne fûtes on<text:span text:style-name="T548">ques</text:span><text:span text:style-name="T548"><text:note text:id="ftn186" text:note-class="footnote"><text:note-citation>188</text:note-citation><text:note-body><text:p text:style-name="P133">du latin <text:span text:style-name="T324">u</text:span><text:span text:style-name="T125">m</text:span><text:span text:style-name="T324">quam</text:span> « une fois »</text:p></text:note-body></text:note></text:span> oiseux<text:note text:id="ftn187" text:note-class="footnote"><text:note-citation>189</text:note-citation><text:note-body><text:p text:style-name="Footnote"><text:span text:style-name="T548">de </text:span><text:span text:style-name="T348">oisif</text:span><text:span text:style-name="T548"> « paresseux »</text:span></text:p></text:note-body></text:note>.</text:p>
        <text:p text:style-name="P9"><text:span text:style-name="_3c_n_3e_"><text:span text:style-name="T548">[22]</text:span></text:span><text:tab/>Tous ses hauts faits en chacun sien royaume,</text:p>
        <text:p text:style-name="P9"><text:soft-page-break/>B<text:span text:style-name="T305">é</text:span>nissez Dieu : &amp; pour clore mon Psaume,</text:p>
        <text:p text:style-name="P9">Louez-le aussi mon âme avec-<text:span text:style-name="T548">s-</text:span>eux.</text:p>
        <text:h text:style-name="P204" text:outline-level="2">Psaume <text:span text:style-name="T366">1</text:span><text:span text:style-name="T367">04</text:span> (<text:span text:style-name="T373">Marot</text:span>, <text:span text:style-name="T376">1541</text:span>)</text:h>
        <text:p text:style-name="P8">Ce Psaume-ci est différent d’avec le précédent, pour-ce qu’il ne traitte pas des bénéfices particuliers que Dieu fait à son Église, &amp; ne nous élève pas à l’espérance de la vie céleste ; mais en nous faisant un pourlrait vif de la sagesse, puissance &amp; bonté de Dieu en la création du monde &amp; ordre de nature, il nous exhorte à le louer, d’autant qu’en cette vie caduque il se montre être notre Père.</text:p>
        <text:p text:style-name="P41">SUs, sus, mon a me il te faut dire bien</text:p>
        <text:p text:style-name="P41">De l’E ter nel. Ô mon vrai</text:p>
        <text:p text:style-name="P41">Dieu, combien</text:p>
        <text:p text:style-name="P41">Ta grandeur est ex cellente &amp; no toire :</text:p>
        <text:p text:style-name="P41">Tu es ves tu de splendeur &amp; de gloire :</text:p>
        <text:p text:style-name="P41">Tu es ves tu de splendeur proprement,</text:p>
        <text:p text:style-name="P9">Ne plus ne moins que d’un accoutrement. Pour pa vil lon qui d’un tel</text:p>
        <text:p text:style-name="P41">Roi soit digne,</text:p>
        <text:p text:style-name="P41">Tu tends le ciel ainsi qu’une cour tine.</text:p>
        <text:p text:style-name="P9">Lambrissé d’eaux est ton palais vouté :</text:p>
        <text:p text:style-name="P9">En lieu de char sur la nue es porté :</text:p>
        <text:p text:style-name="P9">Et les forts vents qui parmi l’air souspirent,</text:p>
        <text:p text:style-name="P9">Ton chariot avec leurs ailes tirent.</text:p>
        <text:p text:style-name="P9">Des vents aussi diligens &amp; legers,</text:p>
        <text:p text:style-name="P9">Fais tes herauts, postes &amp; messagers :</text:p>
        <text:p text:style-name="P9">Et foudre &amp; feu fort prompts à ton service,</text:p>
        <text:p text:style-name="P9">Sont les sergen<text:span text:style-name="T525">t</text:span>s de ta haute justice.</text:p>
        <text:p text:style-name="P9">Tu as assis la terre rondement</text:p>
        <text:p text:style-name="P9">Par contre-poids, sur son vrai fondement :</text:p>
        <text:p text:style-name="P9">Si qu’a jamais sera ferme en son être,</text:p>
        <text:p text:style-name="P9">Sans se mouvoir n’à dextre, n’à senestre.</text:p>
        <text:p text:style-name="P9">Au paravant de profonde &amp; grande eau</text:p>
        <text:p text:style-name="P9">Couverte était, ainsi que d’un manteau :</text:p>
        <text:p text:style-name="P9">Et les grand’s eaux faisaient toutes à l’heure</text:p>
        <text:p text:style-name="P9">Dessus les monts leur arrest &amp; demeure.</text:p>
        <text:p text:style-name="P9">Mais aussi tôt que les voulus tancer,</text:p>
        <text:p text:style-name="P9">Bien tôt les fis partir &amp; s’avancer :</text:p>
        <text:p text:style-name="P9">Et à ta voix qu’on oit tonner en terre,</text:p>
        <text:p text:style-name="P9">Toutes de peur s’enfuirent grande erre.</text:p>
        <text:p text:style-name="P9">Montagnes lors vindrent à se dresser,</text:p>
        <text:p text:style-name="P9">Pareillement les vaux à s’abaisser,</text:p>
        <text:p text:style-name="P9">En se rendant droit à la propre place,</text:p>
        <text:p text:style-name="P9">Que tu leur as étably de ta grâce.</text:p>
        <text:p text:style-name="_3c_ab_3e_">*</text:p>
        <text:p text:style-name="P9">Ainsi la mer bornas par tel compas,</text:p>
        <text:p text:style-name="P9">Que son limite elle ne pourra pas</text:p>
        <text:p text:style-name="P9">Outre passer : &amp; fis ce beau chef-d’œuvre,</text:p>
        <text:p text:style-name="P9">Afin que plus la terre elle ne cœuvre :</text:p>
        <text:p text:style-name="P9"><text:soft-page-break/>Tu fis descendre aux vallées les eaux :</text:p>
        <text:p text:style-name="P9">Sortir y fis fontaines &amp; ruisseaux,</text:p>
        <text:p text:style-name="P9">Qui vont coulan<text:span text:style-name="T286">t</text:span>, &amp; passent &amp; murmurent</text:p>
        <text:p text:style-name="P9">Entre les monts qui les pleines emmurent.</text:p>
        <text:p text:style-name="P9">Et c’est afin que les bêtes des champs</text:p>
        <text:p text:style-name="P9">Puissent leur soif être là étanchan<text:span text:style-name="T286">t</text:span> :</text:p>
        <text:p text:style-name="P9">Buvan<text:span text:style-name="T286">t</text:span> à gré toutes de ces bruvages,</text:p>
        <text:p text:style-name="P9">Toutes, je di, jusqu’aux asnes sauvages.</text:p>
        <text:p text:style-name="P9">Dessus &amp; près de ces ruisseaux couran<text:span text:style-name="T525">t</text:span>,</text:p>
        <text:p text:style-name="P9">Les oiselets du ciel sont dem<text:span text:style-name="T286">e</text:span>uran<text:span text:style-name="T286">t</text:span>,</text:p>
        <text:p text:style-name="P9">Qui du milieu des feuilles &amp; des branches,</text:p>
        <text:p text:style-name="P9">Font resonner leurs voix nettes &amp; franches.</text:p>
        <text:p text:style-name="P9">De tes hauts lieux par art autre qu’humain,</text:p>
        <text:p text:style-name="P9">Les monts pierreux arrouses de ta main :</text:p>
        <text:p text:style-name="P9">Si que la terre est toute saoule &amp; pleine</text:p>
        <text:p text:style-name="P9">Du fruit venant de ton labeur sans peine.</text:p>
        <text:p text:style-name="P9">Car ce faisant, tu fais par monts &amp; vaux</text:p>
        <text:p text:style-name="P9">Germer le foin pour jumens &amp; chevaux :</text:p>
        <text:p text:style-name="P9">L’herbe à servir l’humaine creature,</text:p>
        <text:p text:style-name="P9">Lui produisant de la terre pâture.</text:p>
        <text:p text:style-name="P9">Le vin pour être au cœur jo<text:span text:style-name="T463">i</text:span>e &amp; confort :</text:p>
        <text:p text:style-name="P9">Le pain aussi pour l’homme rendre fort :</text:p>
        <text:p text:style-name="P9">Semblablement l’huile, afin qu’il en fa<text:span text:style-name="T241">ss</text:span>e</text:p>
        <text:p text:style-name="P9">Plus reluisante &amp; joyeuse sa face.</text:p>
        <text:p text:style-name="P9">Tes arbres ver<text:span text:style-name="T463">t</text:span>s prennent accroissement,</text:p>
        <text:p text:style-name="P9">Ô Seigneur Dieu, les c<text:span text:style-name="T241">è</text:span>dres mêmement</text:p>
        <text:p text:style-name="P9">Du mont Liban, que ta bonté suprême,</text:p>
        <text:p text:style-name="P9">Sans artifice, a plantez elle-même.</text:p>
        <text:p text:style-name="P9">Là font leurs nids, car il te plaît ainsi,</text:p>
        <text:p text:style-name="P9">Les passereaux &amp; les passes aussi :</text:p>
        <text:p text:style-name="P9">De l’autre part, sur hauts sapins besogne</text:p>
        <text:p text:style-name="P9">Et y bâtit sa maison la cicongne.</text:p>
        <text:p text:style-name="P9">Par ta bonté les monts droits &amp; hautains</text:p>
        <text:p text:style-name="P9">Sont le refuge aux chevres &amp; aux dains :</text:p>
        <text:p text:style-name="P9">Et aux conils &amp; lievres qui vont viste,</text:p>
        <text:p text:style-name="P9">Les rochers creux sont ordonnez pour giste.</text:p>
        <text:p text:style-name="P9">PAUSE</text:p>
        <text:p text:style-name="P9">.</text:p>
        <text:p text:style-name="P9">Que dirai plus ? la claire Lune fis,</text:p>
        <text:p text:style-name="P9">Pour nous marquer les mois &amp; jours prefix :</text:p>
        <text:p text:style-name="P9">Et le Soleil dés qu’il lève &amp; éclaire,</text:p>
        <text:p text:style-name="P9">De son coucher a co<text:span text:style-name="T283">n</text:span>n<text:span text:style-name="T283">a</text:span>issance claire.</text:p>
        <text:p text:style-name="P9">Apr<text:span text:style-name="T574">è</text:span>s, en l’air les ténèbres épars :</text:p>
        <text:p text:style-name="P9">Et lors se fait la nuit de toutes parts :</text:p>
        <text:p text:style-name="P9">Durant laquelle aux champs sort toute bête</text:p>
        <text:p text:style-name="P9">Hors des forests, pour se jetter en quête.</text:p>
        <text:p text:style-name="P72">Les lionceaux mêmes lors sont <text:span text:style-name="T270">sortants</text:span><text:note text:id="ftn188" text:note-class="footnote"><text:note-citation>190</text:note-citation><text:note-body><text:p text:style-name="P126">était <text:span text:style-name="T324">issant</text:span><text:span text:style-name="T425">, </text:span><text:span text:style-name="T429">du </text:span><text:span text:style-name="T425">v. </text:span><text:span text:style-name="T324">issir</text:span>, <text:span text:style-name="T117">v</text:span><text:span text:style-name="T116">. </text:span><text:span text:style-name="T130">issue</text:span></text:p></text:note-body></text:note></text:p>
        <text:p text:style-name="P9">Hors de leurs creux bruyan<text:span text:style-name="T286">t</text:span> &amp; rugissan<text:span text:style-name="T286">t</text:span></text:p>
        <text:p text:style-name="P9">Apr<text:span text:style-name="T574">è</text:span>s la pro<text:span text:style-name="T463">i</text:span>e, afin d’avoir pâture</text:p>
        <text:p text:style-name="P9">De toi, Seigneur, qui sais leur nourriture.</text:p>
        <text:p text:style-name="P9">Puis aussi tôt que le Soleil fait jour,</text:p>
        <text:p text:style-name="P9"><text:soft-page-break/>À gran<text:span text:style-name="T525">d</text:span>s troupeaux revont en leur sejour :</text:p>
        <text:p text:style-name="P9">Là où tout cois se veautrent &amp; reposent,</text:p>
        <text:p text:style-name="P9">Et en partir tout le long du jour n’osent.</text:p>
        <text:p text:style-name="P9">Adoncques sort l’homme sans nul danger,</text:p>
        <text:p text:style-name="P9">S’en va tout droit à son œuvre renger,</text:p>
        <text:p text:style-name="P9">Et au labeur, soit de champ, soit de prée,</text:p>
        <text:p text:style-name="P9">Soit de jardins jusques à la vesprée :</text:p>
        <text:p text:style-name="P9">Ô Seigneur Dieu, que tes œuvres divers</text:p>
        <text:p text:style-name="P9">Sont merveilleux par le monde univers !</text:p>
        <text:p text:style-name="P9">Ô que tu as tout fait par grand sagesse !</text:p>
        <text:p text:style-name="P9">Bref, la terre est pleine de ta largesse.</text:p>
        <text:p text:style-name="P9">Quant à la grande &amp; spacieuse mer,</text:p>
        <text:p text:style-name="P9">On ne saurait ne nombrer ne nommer</text:p>
        <text:p text:style-name="P9">Les animaux qui vont nagean<text:span text:style-name="T286">t</text:span> illecques,</text:p>
        <text:p text:style-name="P9">Moyens, petits, &amp; de bien grands avecques.</text:p>
        <text:p text:style-name="P9">En cette mer navires vont errant :</text:p>
        <text:p text:style-name="P9">Puis la baleine, horrible montre &amp; grand,</text:p>
        <text:p text:style-name="P9">Y as formé, qui bien à l’aise y nouë,</text:p>
        <text:p text:style-name="P9">Et à son gré par les ondes se jouë,</text:p>
        <text:p text:style-name="_3c_ab_3e_">*</text:p>
        <text:p text:style-name="P9">Tous animaux à toi vont à recours,</text:p>
        <text:p text:style-name="P9">Les yeux au ciel : afin que le secours</text:p>
        <text:p text:style-name="P9">De ta bonté à repaître leur donne,</text:p>
        <text:p text:style-name="P9">Quand le besoing &amp; le temps s’y adonne.</text:p>
        <text:p text:style-name="P9">Incontinent que tu leur fais ce bien</text:p>
        <text:p text:style-name="P9">De le donner, ils se paissent du tien :</text:p>
        <text:p text:style-name="P9">Et n’est plutôt ta large main ouverte,</text:p>
        <text:p text:style-name="P9">Que de tous biens planté leur est offerte.</text:p>
        <text:p text:style-name="P9">Dés que ta face, &amp; tes yeux sont tournez</text:p>
        <text:p text:style-name="P9">Arrière d’eux, ils sont tous étonnez :</text:p>
        <text:p text:style-name="P9">Si leur esprit tu retires, ils meurent,</text:p>
        <text:p text:style-name="P9">Et en leur poudre ils revont &amp; demeurent.</text:p>
        <text:p text:style-name="P9">Si ton esprit derechef tu transmets,</text:p>
        <text:p text:style-name="P9">En telle vie adoncques les remets</text:p>
        <text:p text:style-name="P9">Que paravant : &amp; de bêtes nouvelles,</text:p>
        <text:p text:style-name="P9">En un moment la terre renouvelles.</text:p>
        <text:p text:style-name="P9">Or soit toujours regnant &amp; fleurissant</text:p>
        <text:p text:style-name="P9">La majesté du Seigneur tout-puissant :</text:p>
        <text:p text:style-name="P9">Plaise au Seigneur prendre réjouissance</text:p>
        <text:p text:style-name="P9">Aux œuvres faits par sa haute puissance.</text:p>
        <text:p text:style-name="P9">Le Seigneur di, qui fait horriblement</text:p>
        <text:p text:style-name="P9">Terre trembler d’un regard seulement :</text:p>
        <text:p text:style-name="P9">Voire qui fait (tant peu les sache atteindre)</text:p>
        <text:p text:style-name="P9">Les plus hauts monts d’ahan suer &amp; craindre.</text:p>
        <text:p text:style-name="P9">Quant est à moi, tant que vivant serai,</text:p>
        <text:p text:style-name="P9">Au Seigneur Dieu chanter ne cesserai :</text:p>
        <text:p text:style-name="P9">À mon vrai Dieu plein de magnificence,</text:p>
        <text:p text:style-name="P9">Psaume ferai tant que j’aurai essence.</text:p>
        <text:p text:style-name="P9">Si le supplie qu’en propos &amp; en son</text:p>
        <text:p text:style-name="P9">Lui soit plaisante &amp; douce ma chanson :</text:p>
        <text:p text:style-name="P9"><text:soft-page-break/>S’ainsi advient, retirez-vous tristesse :</text:p>
        <text:p text:style-name="P9">Car en Dieu seul m’esjouirai sans cesse.</text:p>
        <text:p text:style-name="P9">De terre soient infid<text:span text:style-name="T284">è</text:span>les exclus,</text:p>
        <text:p text:style-name="P9">Et les pervers, si bien qu’il n’en soit plus.</text:p>
        <text:p text:style-name="P9">Sus, sus, mon cœur, Dieu, où tout bien abonde,</text:p>
        <text:p text:style-name="P9">Te faut louer. Louez-le, tout le monde.</text:p>
        <text:h text:style-name="P203" text:outline-level="2">Psaume <text:span text:style-name="T366">1</text:span><text:span text:style-name="T367">05</text:span> (<text:span text:style-name="T378">Bèze</text:span>, <text:span text:style-name="T378">15</text:span><text:span text:style-name="T370">62</text:span>)</text:h>
        <text:p text:style-name="P8">U loue cette grâce de Dieu singulière, de ce que de toutes les nations du monde il 9'est adopté gratuitement un peuple. Et afin qu’il monslrât que ce n’était point seulement de tiltre qu’il avait fait alliance avec Abraham &amp; ses successeurs, depuis qu’il les a eu rachetez, il n’a cessé de leur faire des grâces innumérables, &amp; ce à cette fin que ceux qui avaient été rachetez, de leur côté gardassent saintement son alliance, &amp; s’adonnassent du tout à le servir purement.</text:p>
        <text:p text:style-name="P9">SUs, qu’un chacun de nous sans cesse</text:p>
        <text:p text:style-name="P9">Lou e du Seigneur la hau tesse,</text:p>
        <text:p text:style-name="P9">Que son saint nom soit re cla mé,</text:p>
        <text:p text:style-name="P9">Soit en tre les peu ples se mé</text:p>
        <text:p text:style-name="P9">Le re nom grand &amp; pre ci eux</text:p>
        <text:p text:style-name="P9">De tous ses ges tes glo ri eux.</text:p>
        <text:p text:style-name="P9">Qu’on chante, &amp; qu’on lui psalmodie,</text:p>
        <text:p text:style-name="P9">Et que ses merveilles on dit :</text:p>
        <text:p text:style-name="P9">S’égaie, di-je, en son nom saint</text:p>
        <text:p text:style-name="P9">Quiconque l’honore &amp; le craind :</text:p>
        <text:p text:style-name="P9">Tout cœur cerchant le tout-puissant</text:p>
        <text:p text:style-name="P9">S’esjouisse en le benissant.</text:p>
        <text:p text:style-name="P9">Cerchez Dieu &amp; son excellence,</text:p>
        <text:p text:style-name="P9">Querez sans cesse sa presence</text:p>
        <text:p text:style-name="P9">Ses hauts faits ne soient oubliez,</text:p>
        <text:p text:style-name="P9">Soient ses miracles publiez,</text:p>
        <text:p text:style-name="P9">Et les jugemens anoncez,</text:p>
        <text:p text:style-name="P9">Qu’il a lui-même prononcez.</text:p>
        <text:p text:style-name="P9">Vous d’Abraham son serf fid<text:span text:style-name="T522">è</text:span>le</text:p>
        <text:p text:style-name="P9">La semence perpetuelle,</text:p>
        <text:p text:style-name="P9">Enfants du bon Jacob venus,</text:p>
        <text:p text:style-name="P9">Que Dieu pour siens a retenus :</text:p>
        <text:p text:style-name="P9">C’est nous desquels Dieu est le Dieu,</text:p>
        <text:p text:style-name="P9">Quoi qu’il seigneurie en tout lieu.</text:p>
        <text:p text:style-name="_3c_ab_3e_">*</text:p>
        <text:p text:style-name="P9">Car il a toujours souvenance</text:p>
        <text:p text:style-name="P9">De cette eternelle alliance</text:p>
        <text:p text:style-name="P9">Qu’il a promise de son gré</text:p>
        <text:p text:style-name="P9">Jusqu’au millieme degré :</text:p>
        <text:p text:style-name="P9">Dont l’accord tel qu’il l’arrêta,</text:p>
        <text:p text:style-name="P9">Avec Abraham il traita.</text:p>
        <text:p text:style-name="P9">Je di l’alliance jurée</text:p>
        <text:p text:style-name="P9"><text:soft-page-break/>Avec Isaac, &amp; assur<text:span text:style-name="T224">é</text:span>e</text:p>
        <text:p text:style-name="P9">À Jacob, tellement qu’elle est</text:p>
        <text:p text:style-name="P9">Un très-sûr &amp; certain arrest,</text:p>
        <text:p text:style-name="P9">Et de Dieu avec Israël</text:p>
        <text:p text:style-name="P9">Un vrai accord perpetuel.</text:p>
        <text:p text:style-name="P9">Je ferai, dit-il, être tienne</text:p>
        <text:p text:style-name="P9">La region Chananeenne,</text:p>
        <text:p text:style-name="P9">Ton partage determiné</text:p>
        <text:p text:style-name="P9">Te sera en elle assigné.</text:p>
        <text:p text:style-name="P9">Quoi qu’ils fussent en tels dangers,</text:p>
        <text:p text:style-name="P9">Peu de gens, &amp; tous étrangers,</text:p>
        <text:p text:style-name="P9">De lieu en lieu ils cheminerent,</text:p>
        <text:p text:style-name="P9">Et d’un peuple à l’autre arriverent :</text:p>
        <text:p text:style-name="P9">Mais Dieu ne souffrit nullement</text:p>
        <text:p text:style-name="P9">Qu’on les grevât aucunement :</text:p>
        <text:p text:style-name="P23"><text:span text:style-name="T243">Mais</text:span><text:span text:style-name="T243"><text:note text:id="ftn189" text:note-class="footnote"><text:note-citation>191</text:note-citation><text:note-body><text:p text:style-name="P118">était <text:span text:style-name="T324">ains</text:span></text:p></text:note-body></text:note></text:span> pour l’amour d’eux quelque fois</text:p>
        <text:p text:style-name="P9">Il a puni jusques aux Rois.</text:p>
        <text:p text:style-name="_3c_ab_3e_">PAUSE.</text:p>
        <text:p text:style-name="P9">À mes Oints, dit-il, ne meffaites,</text:p>
        <text:p text:style-name="P9">Et ne touchez à mes Prophetes.</text:p>
        <text:p text:style-name="P9">Puis apr<text:span text:style-name="T574">è</text:span>s fit venir la faim,</text:p>
        <text:p text:style-name="P9">Et rompit la force du pain :</text:p>
        <text:p text:style-name="P9">Mais aux siens à temps il pourveut</text:p>
        <text:p text:style-name="P9">D’avant-coureur qu’il leur eleut :</text:p>
        <text:p text:style-name="P9">C’est Joseph, par ingratitude</text:p>
        <text:p text:style-name="P9">Vendu en dure servitude,</text:p>
        <text:p text:style-name="P9">Et depuis aux ceps enserré,</text:p>
        <text:p text:style-name="P9">Et bien durement enferré,</text:p>
        <text:p text:style-name="P9">Jusqu’au temps &amp; point assigné</text:p>
        <text:p text:style-name="P9">Que Dieu en avait ordonné.</text:p>
        <text:p text:style-name="P9">Puis quand Dieu l’eut à suffisance</text:p>
        <text:p text:style-name="P9">Esprouvé par son ordonnance,</text:p>
        <text:p text:style-name="P9">Le Roi mêmes de sa maison</text:p>
        <text:p text:style-name="P9">Envoya jusqu’à la prison,</text:p>
        <text:p text:style-name="P9">Quoi qu’il fust grand dominateur,</text:p>
        <text:p text:style-name="P9">Quérir de Dieu le serviteur :</text:p>
        <text:p text:style-name="P9">Puis de serviteur le fit maître,</text:p>
        <text:p text:style-name="P9">Pour tout son domaine connaître,</text:p>
        <text:p text:style-name="P9">Et grands aussi bien que petits</text:p>
        <text:p text:style-name="P9">Tenir sous soi assubjettis,</text:p>
        <text:p text:style-name="P9">Et donner bonne instruction</text:p>
        <text:p text:style-name="P9">Aux sages de la nation.</text:p>
        <text:p text:style-name="_3c_ab_3e_">*</text:p>
        <text:p text:style-name="P9">Lors fit Israël son entrée</text:p>
        <text:p text:style-name="P9">En l’Égypte, &amp; dans la contrée</text:p>
        <text:p text:style-name="P9">De Cham le bon Jacob logea :</text:p>
        <text:p text:style-name="P9">Où Dieu l’accreut, &amp; l’hebergea,</text:p>
        <text:p text:style-name="P9"><text:soft-page-break/>Tellement que ses ennemis</text:p>
        <text:p text:style-name="P9">À son gré lui furent submis.</text:p>
        <text:p text:style-name="P9">Mais Dieu tout-puissant &amp; tout sage,</text:p>
        <text:p text:style-name="P9">Tourna au rebours leur courage,</text:p>
        <text:p text:style-name="P9">Afin que d’un cœur animé</text:p>
        <text:p text:style-name="P9">Contre son peuple bien-aimé,</text:p>
        <text:p text:style-name="P9">Ils machinassent mille maux</text:p>
        <text:p text:style-name="P9">À ses serviteurs plus loyaux.</text:p>
        <text:p text:style-name="P9">Sur cela Moïse il envo<text:span text:style-name="T241">it</text:span>,</text:p>
        <text:p text:style-name="P9">Aaron aussi est mis en vo<text:span text:style-name="T463">i</text:span>e,</text:p>
        <text:p text:style-name="P9">Ses serviteurs choisis tous deux,</text:p>
        <text:p text:style-name="P9">Qui accomplirent sur iceux</text:p>
        <text:p text:style-name="P9">La charge qu’il leur fit avoir,</text:p>
        <text:p text:style-name="P9">Des signes terribles à voir.</text:p>
        <text:p text:style-name="P9">Il leur envoya des ténèbres,</text:p>
        <text:p text:style-name="P9">Des plus obscures &amp; funebres :</text:p>
        <text:p text:style-name="P9">Et en rien nul de ces deux-là</text:p>
        <text:p text:style-name="P9">À sa charge ne rebella.</text:p>
        <text:p text:style-name="P9">En sang tourna tous leurs ruisseaux,</text:p>
        <text:p text:style-name="P9">Tua les poissons en leurs eaux.</text:p>
        <text:p text:style-name="_3c_ab_3e_">PAUSE.</text:p>
        <text:p text:style-name="P9">Il fit des grenouilles produire,</text:p>
        <text:p text:style-name="P9">Pour empuantir &amp; détruire,</text:p>
        <text:p text:style-name="P9">Jusques aux chambres de leurs Rois.</text:p>
        <text:p text:style-name="P9">Fit en parlant tout à la fois</text:p>
        <text:p text:style-name="P9">Mouches &amp; moucherons divers,</text:p>
        <text:p text:style-name="P9">Voler du pays au travers.</text:p>
        <text:p text:style-name="P9">Donna pour la pluie la gresle,</text:p>
        <text:p text:style-name="P9">Avec la foudre, pesle mesle,</text:p>
        <text:p text:style-name="P9">Frappa leurs vignes &amp; figuiers,</text:p>
        <text:p text:style-name="P9">Brisa maint arbre en leurs quartiers :</text:p>
        <text:p text:style-name="P9">Parla, &amp; vindrent à monceaux</text:p>
        <text:p text:style-name="P9">Les hanetons, &amp; sautereaux.</text:p>
        <text:p text:style-name="P9">Ainsi fut toute herbe mangée,</text:p>
        <text:p text:style-name="P9">Leurs fruits, &amp; leur terre rongée,</text:p>
        <text:p text:style-name="P9">Il a leurs aisnez abatus,</text:p>
        <text:p text:style-name="P9">La fleur de toutes leurs vertus :</text:p>
        <text:p text:style-name="P9">Et fut à tirer diligent</text:p>
        <text:p text:style-name="P9">Les siens garnis d’or &amp; d’argent.</text:p>
        <text:p text:style-name="P9">Et n’y eut en toute leur bande</text:p>
        <text:p text:style-name="P9">Foiblesse petite ni grande :</text:p>
        <text:p text:style-name="P9">Ceux d’Égypte étaient mêmement</text:p>
        <text:p text:style-name="P9">Joyeux de leur departement.</text:p>
        <text:p text:style-name="P9">Car la frayeur qu’ils eurent d’eux</text:p>
        <text:p text:style-name="P9">Les av<text:span text:style-name="T184">a</text:span>it rendus tous p<text:span text:style-name="T184">auvres</text:span>.</text:p>
        <text:p text:style-name="_3c_ab_3e_">*</text:p>
        <text:p text:style-name="P9">Pour leur couverture, une nue</text:p>
        <text:p text:style-name="P9">Fut parmi le ciel <text:span text:style-name="T484">é</text:span>tendue,</text:p>
        <text:p text:style-name="P9"><text:soft-page-break/>Un brandon luisait toute nuit,</text:p>
        <text:p text:style-name="P9">Afin qu’Israël fut conduit.</text:p>
        <text:p text:style-name="P9">Quoi plus ? quand Israël voulut</text:p>
        <text:p text:style-name="P9">Avoir des cailles, il en pleut.</text:p>
        <text:p text:style-name="P9">Il les repeut de pain celeste,</text:p>
        <text:p text:style-name="P9">Et quand la soif leur fut moleste,</text:p>
        <text:p text:style-name="P9">D’un roch feit rivieres couler,</text:p>
        <text:p text:style-name="P9">Et par les deserts se rouler.</text:p>
        <text:p text:style-name="P9">Car de son dire il lui souvint,</text:p>
        <text:p text:style-name="P9">Et d’Abraham son serf non feint.</text:p>
        <text:p text:style-name="P9">Ainsi tira son peuple en jo<text:span text:style-name="T463">i</text:span>e.</text:p>
        <text:p text:style-name="P9">Et ses élus parmi la vo<text:span text:style-name="T241">i</text:span>e</text:p>
        <text:p text:style-name="P9">All<text:span text:style-name="T241">ai</text:span>ent chantan<text:span text:style-name="T241">t</text:span> de ses hauts faits,</text:p>
        <text:p text:style-name="P9">Tant que de maints peuples défaits</text:p>
        <text:p text:style-name="P9">Leur donna les possessions,</text:p>
        <text:p text:style-name="P9">Et le labeur des nations :</text:p>
        <text:p text:style-name="P9">Afin qu’ils eussent souvenance</text:p>
        <text:p text:style-name="P9">De bien garder son ordonnance,</text:p>
        <text:p text:style-name="P9">Et fussent toujours curieux</text:p>
        <text:p text:style-name="P9">D’avoir ses statuts precieux.</text:p>
        <text:p text:style-name="P9">Soit donques d’un chant solennel</text:p>
        <text:p text:style-name="P9">À jamais loué l’Éternel.</text:p>
        <text:h text:style-name="P203" text:outline-level="2">Psaume <text:span text:style-name="T366">1</text:span><text:span text:style-name="T367">06</text:span> (<text:span text:style-name="T378">Bèze</text:span>, <text:span text:style-name="T378">15</text:span><text:span text:style-name="T370">62</text:span>)</text:h>
        <text:p text:style-name="P8">Ce Psaume-ci est différent d’avec celui que nous avons vu ci-dessus, pour-ce que comme ainsi soit qu’il ait là montre que Dieu s’est déclairé Père tant libéral envers le peuple qu’il avait élu, afin que pour le temps avenir il s’acquistdes serviteurs qui le servissentpurement, maintenant il confesse que tous ces bénéfices-là ont été mal employez, pour-ce que les Juifs ont toujours rejette le joug de Dieu, qu’ils ont mcchamment abusé de sa grâce, qu’ils se sont souillez en beaucoup de pollutions, &amp; qu’ils se sont déloyaument détournez de sa Parole. Combien que ceci n’est point tant une objurgation ou complainte, qu’une confession des péchez pour obtenir pardon.</text:p>
        <text:p text:style-name="P8">Car le Prophète commence par les louanges de Dieu, afin qu’il incite &amp; soi &amp; les autres à avoir bonne'espérance. Puis après il fait un vœu, afin que Dieu continue sa bénédiction envers la lignée d’Abraham. Au reste pour-ce que le peuple après tant de révoltes était indigne que Dieu lui fust encore propice, après qu’il a confessé que dés le commencement il avait continué à provoquer l’ire de Dieu par sa malice, ingratitude, orgueil, déloyauté &amp; autres vices, il demande néantmoins pardon.</text:p>
        <text:p text:style-name="P41">LOu ez Dieu, car il est benin,</text:p>
        <text:p text:style-name="P41">Et sa bon té n’a point de fin</text:p>
        <text:p text:style-name="P41">Où est ce lui qui la pro messe</text:p>
        <text:p text:style-name="P41">De l’E ter nel re ci te ra ?</text:p>
        <text:p text:style-name="P41">Et tous les faits de sa hau tesse</text:p>
        <text:p text:style-name="P41">Entie rement nous chante ra ?</text:p>
        <text:p text:style-name="P9">Bien-heureux qui va droitement,</text:p>
        <text:p text:style-name="P9">Et ne fait rien que justement.</text:p>
        <text:p text:style-name="P9"><text:soft-page-break/>Ô Seigneur, de moi te souvienne,</text:p>
        <text:p text:style-name="P9">En l’amour que portes aux tiens,</text:p>
        <text:p text:style-name="P9">Ce salut jusqu’à moi s’en vienne,</text:p>
        <text:p text:style-name="P9">Duquel ton peuple tu soutiens.</text:p>
        <text:p text:style-name="P9">Si que les biens je puisse voir</text:p>
        <text:p text:style-name="P9">Qu’à tes élus tu fais avoir,</text:p>
        <text:p text:style-name="P9">Et du plaisir j’aie l’usage,</text:p>
        <text:p text:style-name="P9">Duquel ta gent tu fais jouir,</text:p>
        <text:p text:style-name="P9">Et qu’avec ton saint héritage</text:p>
        <text:p text:style-name="P9">Je puisse à plein me réjouir.</text:p>
        <text:p text:style-name="_3c_ab_3e_">*</text:p>
        <text:p text:style-name="P9">Hélas, &amp; nos peres, &amp; nous</text:p>
        <text:p text:style-name="P9">T’avons offensé entre tous :</text:p>
        <text:p text:style-name="P9">Nos forfaits sont par trop iniques,</text:p>
        <text:p text:style-name="P9">Commis avons grande lacheté :</text:p>
        <text:p text:style-name="P9">De tes faits d’Égypte authentiques</text:p>
        <text:p text:style-name="P9">Nos peres songneux n’ont été.</text:p>
        <text:p text:style-name="P9">Consideré n’ont en leur cœur</text:p>
        <text:p text:style-name="P9">De tes grands bien-faits la grandeur :</text:p>
        <text:p text:style-name="P23"><text:span text:style-name="T243">Mais</text:span><text:span text:style-name="T243"><text:note text:id="ftn190" text:note-class="footnote"><text:note-citation>192</text:note-citation><text:note-body><text:p text:style-name="P118">était <text:span text:style-name="T324">ains</text:span></text:p></text:note-body></text:note></text:span> Israël fier à outrance,</text:p>
        <text:p text:style-name="P9">Pr<text:span text:style-name="T574">è</text:span>s de la mer se rebella :</text:p>
        <text:p text:style-name="P9">Mais Dieu demontrant sa puissance,</text:p>
        <text:p text:style-name="P9">Pour son nom les tira de là.</text:p>
        <text:p text:style-name="P9">Il tança la mer des rouseaux,</text:p>
        <text:p text:style-name="P9">Dont soudain tairirent les eaux :</text:p>
        <text:p text:style-name="P9">Au travers des gouffres horribles,</text:p>
        <text:p text:style-name="P9">Comme en pays sec les guida,</text:p>
        <text:p text:style-name="P9">Et maugré les forces terribles</text:p>
        <text:p text:style-name="P9">De leurs ennemis les garda.</text:p>
        <text:p text:style-name="P9">Il les sauva contre l’effort</text:p>
        <text:p text:style-name="P9">De l’ennemy puissant &amp; fort :</text:p>
        <text:p text:style-name="P9">Sur leurs haineux les flots tournerent,</text:p>
        <text:p text:style-name="P9">Si qu’un seul n’en fut exempté :</text:p>
        <text:p text:style-name="P9">Les siens creurent lors, &amp; louerent</text:p>
        <text:p text:style-name="P9">Son secours expérimenté.</text:p>
        <text:p text:style-name="_3c_ab_3e_">PAUSE.</text:p>
        <text:p text:style-name="P9">Mais ils oublierent soudain</text:p>
        <text:p text:style-name="P9">Tous les ouvrages de sa main,</text:p>
        <text:p text:style-name="P9">Et son conseil ils n’entendirent :</text:p>
        <text:p text:style-name="P23"><text:span text:style-name="T243">Mais</text:span><text:span text:style-name="T243"><text:note text:id="ftn191" text:note-class="footnote"><text:note-citation>193</text:note-citation><text:note-body><text:p text:style-name="P118">était <text:span text:style-name="T324">ains</text:span></text:p></text:note-body></text:note></text:span> de concupiscence épris,</text:p>
        <text:p text:style-name="P9">Mêm’au desert ils entreprirent</text:p>
        <text:p text:style-name="P9">De tenter Dieu, par grand mépris.</text:p>
        <text:p text:style-name="P9">Adonc il leur donna plaisir</text:p>
        <text:p text:style-name="P9">De manger selon leur desir.</text:p>
        <text:p text:style-name="P9">Mais leur corps gourman<text:span text:style-name="T525">d</text:span>s en décheurent :</text:p>
        <text:p text:style-name="P9"><text:soft-page-break/>Puis sur Moyse de plein gré</text:p>
        <text:p text:style-name="P9">Au camp par envie ils s’émeurent</text:p>
        <text:p text:style-name="P9">Et contre Aaron prêtre sacré.</text:p>
        <text:p text:style-name="P9">Sous Abiram terre s’ouvrit,</text:p>
        <text:p text:style-name="P9">Et sous Dathan qu’elle couvrit,</text:p>
        <text:p text:style-name="P9">Flambes dedans leur camp s’éprirent :</text:p>
        <text:p text:style-name="P9">Le feu les méchants devora.</text:p>
        <text:p text:style-name="P9">Un veau dans Oreb ils fondirent,</text:p>
        <text:p text:style-name="P9">Dont chacun l’image adora.</text:p>
        <text:p text:style-name="P9">Ainsi changerent le Seigneur</text:p>
        <text:p text:style-name="P9">(Qui fut leur gloire &amp; leur honneur)</text:p>
        <text:p text:style-name="P9">En l’image d’un bœuf qui broute.</text:p>
        <text:p text:style-name="P9">Dieu &amp; ses hauts faits publiez</text:p>
        <text:p text:style-name="P9">Au travers de l’Égypte toute,</text:p>
        <text:p text:style-name="P9">Furent tôt par eux oubliez.</text:p>
        <text:p text:style-name="_3c_ab_3e_">*</text:p>
        <text:p text:style-name="P9">Ils oublierent les hauts faits</text:p>
        <text:p text:style-name="P9">Qu’au pays de Cham il a faits,</text:p>
        <text:p text:style-name="P9">Et mainte merveille terrible</text:p>
        <text:p text:style-name="P9">Qu’en la mer rouge il déclara :</text:p>
        <text:p text:style-name="P9">Dont émeu de courroux horrible,</text:p>
        <text:p text:style-name="P9">De les perdre il délibera.</text:p>
        <text:p text:style-name="P9">Moyse lors son serf eleu,</text:p>
        <text:p text:style-name="P9">Soudain que ce mal il eut vu,</text:p>
        <text:p text:style-name="P9">Vient entre-deux devant sa face</text:p>
        <text:p text:style-name="P9">Ce<text:span text:style-name="T484">t</text:span>te âre fureur détourner,</text:p>
        <text:p text:style-name="P9">Afin qu’un tel mal ne leur face,</text:p>
        <text:p text:style-name="P9">Qui les vienne tous ruiner.</text:p>
        <text:p text:style-name="P9">Ils ont eu aussi en mépris</text:p>
        <text:p text:style-name="P9">La region de si grand prix,</text:p>
        <text:p text:style-name="P21">En son dire n’ont eu fiance<text:note text:id="ftn192" text:note-class="footnote"><text:note-citation>194</text:note-citation><text:note-body><text:p text:style-name="P112">de <text:span text:style-name="T324">foi, </text:span><text:span text:style-name="T332">fier, fiancer</text:span><text:span text:style-name="T425"> « </text:span><text:span text:style-name="T426">confiance »</text:span></text:p></text:note-body></text:note> :</text:p>
        <text:p text:style-name="P9">Ils ont murmuré mainte fois,</text:p>
        <text:p text:style-name="P9">Et n’ont rendu obeissance,</text:p>
        <text:p text:style-name="P9">En oyant du Seigneur la voix.</text:p>
        <text:p text:style-name="P9">Et pour-ce aussi le Souverain</text:p>
        <text:p text:style-name="P9">Encontr’eux élevant sa main,</text:p>
        <text:p text:style-name="P9">Fit un grand serment de détruire</text:p>
        <text:p text:style-name="P83">Eux &amp; leurs enfants <text:span text:style-name="T541">è</text:span>s<text:note text:id="ftn193" text:note-class="footnote"><text:note-citation>195</text:note-citation><text:note-body><text:p text:style-name="Footnote">« <text:span text:style-name="T540">en les » (contraction)</text:span></text:p></text:note-body></text:note> deserts,</text:p>
        <text:p text:style-name="P9">Et de les épandre en son ire</text:p>
        <text:p text:style-name="P9">En pays lointains &amp; divers.</text:p>
        <text:p text:style-name="_3c_ab_3e_">PAUSE.</text:p>
        <text:p text:style-name="P9">À Baalpeor néantmoins</text:p>
        <text:p text:style-name="P9">Tôt après leurs cœurs furent joints,</text:p>
        <text:p text:style-name="P9">Pour manger des morts les offrandes</text:p>
        <text:p text:style-name="P9">Dont en ses indignations</text:p>
        <text:p text:style-name="P9"><text:soft-page-break/>Dieu les frappa de plaies grandes,</text:p>
        <text:p text:style-name="P9">Picqué par leurs devotions.</text:p>
        <text:p text:style-name="P9">Lors Phinées, homme de fait,</text:p>
        <text:p text:style-name="P9">Vint, &amp; vengeant un tel forfait,</text:p>
        <text:p text:style-name="P9">Fit cesser l’ire épouvantable :</text:p>
        <text:p text:style-name="P9">Et lui fut ce fait alloué</text:p>
        <text:p text:style-name="P9">Pour chose si juste &amp; notable,</text:p>
        <text:p text:style-name="P9">Qu’à jamais en sera loué.</text:p>
        <text:p text:style-name="P9">Mais Dieu par eux fut irrité</text:p>
        <text:p text:style-name="P9">En Mériba, &amp; dépité,</text:p>
        <text:p text:style-name="P9">Jusques à n’épargner Moyse,</text:p>
        <text:p text:style-name="P9">Qu’ils tourmenterent jusques là,</text:p>
        <text:p text:style-name="P9">Que doutant de son entreprise</text:p>
        <text:p text:style-name="P9">Trop legerement il parla.</text:p>
        <text:p text:style-name="_3c_ab_3e_">*</text:p>
        <text:p text:style-name="P9">Ils n’ont les peuples ruinez,</text:p>
        <text:p text:style-name="P9">Que Dieu leur avait ordonnez :</text:p>
        <text:p text:style-name="P23"><text:span text:style-name="T243">Mais</text:span><text:span text:style-name="T243"><text:note text:id="ftn194" text:note-class="footnote"><text:note-citation>196</text:note-citation><text:note-body><text:p text:style-name="P118">était <text:span text:style-name="T324">ains</text:span></text:p></text:note-body></text:note></text:span> parmy eux ils se mêlerent,</text:p>
        <text:p text:style-name="P9">Apprenan<text:span text:style-name="T286">t</text:span> leurs faits mal-heureux,</text:p>
        <text:p text:style-name="P9">Et leurs images adorerent,</text:p>
        <text:p text:style-name="P9">Qui furent un piege pour eux.</text:p>
        <text:p text:style-name="P9">Car les cruels &amp; inhumains</text:p>
        <text:p text:style-name="P9">Sacrifierent de leurs mains</text:p>
        <text:p text:style-name="P9">Aux diables leurs fils &amp; leurs filles,</text:p>
        <text:p text:style-name="P9">Et firent du sang innocent</text:p>
        <text:p text:style-name="P9">De leurs miserables familles,</text:p>
        <text:p text:style-name="P9">À leurs idoles un present.</text:p>
        <text:p text:style-name="P9">Ces meurtriers rendirent pollu</text:p>
        <text:p text:style-name="P9">Le pays jadis bien voulu :</text:p>
        <text:p text:style-name="P9">En leur damnables entreprises</text:p>
        <text:p text:style-name="P9">Ils se sont tous contaminez,</text:p>
        <text:p text:style-name="P9">Suivan<text:span text:style-name="T286">t</text:span> leurs fausses paillardises,</text:p>
        <text:p text:style-name="P9">Où du tout se sont adonnez.</text:p>
        <text:p text:style-name="P9">L’ire du Seigneur en fuma,</text:p>
        <text:p text:style-name="P9">Et contre sa gent s’alluma,</text:p>
        <text:p text:style-name="P9">Pour hayr son propre héritage :</text:p>
        <text:p text:style-name="P83">Et pourtant <text:span text:style-name="T300">è</text:span>s<text:note text:id="ftn195" text:note-class="footnote"><text:note-citation>197</text:note-citation><text:note-body><text:p text:style-name="Footnote">« <text:span text:style-name="T540">en les » (contraction)</text:span></text:p></text:note-body></text:note> mains des Gentils,</text:p>
        <text:p text:style-name="P9">Et à leurs haineux plein de rage</text:p>
        <text:p text:style-name="P9">Les rendit tous assubjetis.</text:p>
        <text:p text:style-name="_3c_ab_3e_">*</text:p>
        <text:p text:style-name="P9">Leurs haineux les ont affligez,</text:p>
        <text:p text:style-name="P9">Ployez sous leur main &amp; rengez.</text:p>
        <text:p text:style-name="P9">Souvent ils ont eu délivrance,</text:p>
        <text:p text:style-name="P9"><text:soft-page-break/>Mais ils ont toujours resisté,</text:p>
        <text:p text:style-name="P9">Et n’ont eu ne mal ne nuisance</text:p>
        <text:p text:style-name="P9">Que par leur propre iniquité.</text:p>
        <text:p text:style-name="P9">Si a-il en affliction</text:p>
        <text:p text:style-name="P9">Jeté l’œil sur sa nation,</text:p>
        <text:p text:style-name="P9">Quand il a leur clameur ouïe :</text:p>
        <text:p text:style-name="P9">De son accord s’est souvenu,</text:p>
        <text:p text:style-name="P9">Et sa bonté s’est repentie</text:p>
        <text:p text:style-name="P9">Du malheur à eux advenu.</text:p>
        <text:p text:style-name="P9">Il leur a rendu gracieux</text:p>
        <text:p text:style-name="P9">Leurs detenteurs plus furieux.</text:p>
        <text:p text:style-name="P9">Ô notre Dieu, ta bonté veuille</text:p>
        <text:p text:style-name="P9">Nous sauver, &amp; pour ton saint nom</text:p>
        <text:p text:style-name="P9">D’entre les peuples nous recueille,</text:p>
        <text:p text:style-name="P9">Pour magnifier ton renom.</text:p>
        <text:p text:style-name="P9">Soit le Seigneur Dieu d’Israël</text:p>
        <text:p text:style-name="P61">Benit d’un los<text:note text:id="ftn196" text:note-class="footnote"><text:note-citation>198</text:note-citation><text:note-body><text:p text:style-name="P106">de <text:span text:style-name="T324">louer</text:span> « renom »</text:p></text:note-body></text:note> perpetuel,</text:p>
        <text:p text:style-name="P9">Qui dure à jamais &amp; sans cesse :</text:p>
        <text:p text:style-name="P9">Soit par le peuple répondu,</text:p>
        <text:p text:style-name="P9">Ainsi soit. Brief, de sa hautesse</text:p>
        <text:p text:style-name="P61">Le los<text:note text:id="ftn197" text:note-class="footnote"><text:note-citation>199</text:note-citation><text:note-body><text:p text:style-name="P106">de <text:span text:style-name="T324">louer</text:span> « renom »</text:p></text:note-body></text:note> soit par tout épandu.</text:p>
        <text:h text:style-name="Heading_20_1" text:outline-level="1">Livre cinquième</text:h>
        <text:h text:style-name="P204" text:outline-level="2">Psaume <text:span text:style-name="T366">1</text:span><text:span text:style-name="T367">07</text:span> (<text:span text:style-name="T378">Marot</text:span>, <text:span text:style-name="T378">1543</text:span>)</text:h>
        <text:p text:style-name="P135">Il déclaire en premier lieu que les choses humaines ne sont maniées par la roue inconstante &amp; variable de fortune, mais qu’en diverses agitations, que le monde cuide<text:note text:id="ftn198" text:note-class="footnote"><text:note-citation>200</text:note-citation><text:note-body><text:p text:style-name="P154">« penser à »</text:p></text:note-body></text:note> advenir à l’adventure, il faut considérer les jugemens de Dieu. El parlant, que les adversitez &amp; calamitez que les hommes endurent, comme naufrages, stérilitez, bannissemens, maladies, déconfilures en guerre, sont autant de témoignages de l’ire de Dieu, par lesquels il ajourne les hommes à cause de leurs péchez devant son trône judicial : mais que les prospérilez &amp; joyeuses issues doyvent être attribuées à sa grâce, afin que toujours il retienne la louange qu’il mérite, de Père trèshumain &amp; de juste Juge. Finalement il dresse son propos contre les hommes profanes qui ne voyent goutte en si clairs advertissemens de la providence de Dieu.</text:p>
        <text:p text:style-name="P41">DOn nez au Seigneur gloire</text:p>
        <text:p text:style-name="P41">Il est doux &amp; cle ment,</text:p>
        <text:p text:style-name="P41">Et sa bon té no toi re</text:p>
        <text:p text:style-name="P41">Du re e ternel le ment.</text:p>
        <text:p text:style-name="P41">Ceux qu’il a ra chetez,</text:p>
        <text:p text:style-name="P41">Qu’ils chantent sa hau tes se :</text:p>
        <text:p text:style-name="P41">Et ceux qu’il a jet tez</text:p>
        <text:p text:style-name="P41"><text:soft-page-break/>Hors de la main d’oppresse.</text:p>
        <text:p text:style-name="P9">Les ramassant ensemble</text:p>
        <text:p text:style-name="P9">D’Orient, d’Occident,</text:p>
        <text:p text:style-name="P9">De l’Aquilon qui tremble,</text:p>
        <text:p text:style-name="P9">Et du Midy ardent.</text:p>
        <text:p text:style-name="P9">Si d’aventure erran<text:span text:style-name="T286">t</text:span></text:p>
        <text:p text:style-name="P9">Par les deserts se treuvent,</text:p>
        <text:p text:style-name="P9">Demeurance querans,</text:p>
        <text:p text:style-name="P9">Et que trouver n’en peuvent :</text:p>
        <text:p text:style-name="P9">Et si l’âre famine,</text:p>
        <text:p text:style-name="P9">Et la soif sans liqueur</text:p>
        <text:p text:style-name="P9">Les travaille &amp; leur mine</text:p>
        <text:p text:style-name="P9">Et le corps &amp; le cœur :</text:p>
        <text:p text:style-name="P9">Pourvu qu’à tel besoin</text:p>
        <text:p text:style-name="P9">Crian<text:span text:style-name="T286">t</text:span> à Dieu lamentent,</text:p>
        <text:p text:style-name="P9">Subit il les met loin</text:p>
        <text:p text:style-name="P9">Des maux qui les tourmentent.</text:p>
        <text:p text:style-name="P9">Et droit chemin passable</text:p>
        <text:p text:style-name="P9">Leur montre &amp; fait tenir,</text:p>
        <text:p text:style-name="P9">Pour en ville habitable</text:p>
        <text:p text:style-name="P9">Les faire parvenir.</text:p>
        <text:p text:style-name="P9">Lors de Dieu vont chantan<text:span text:style-name="T525">t</text:span></text:p>
        <text:p text:style-name="P9">Les bontez nompareilles,</text:p>
        <text:p text:style-name="P9">Çà &amp; là racontan<text:span text:style-name="T525">t</text:span></text:p>
        <text:p text:style-name="P9">Aux hommes ses merveilles.</text:p>
        <text:p text:style-name="P9">Il rend l’âme assouvie</text:p>
        <text:p text:style-name="P9">Qui de soif languissait :</text:p>
        <text:p text:style-name="P9">Saoulant de biens la vie,</text:p>
        <text:p text:style-name="P9">Qui de faim périssait.</text:p>
        <text:p text:style-name="P9">Ceux qui sont reserrez</text:p>
        <text:p text:style-name="P9">En ténèbres mortelles,</text:p>
        <text:p text:style-name="P9">Enchainez, enferrez,</text:p>
        <text:p text:style-name="P9">Et souffran<text:span text:style-name="T286">t</text:span> peines telles,</text:p>
        <text:p text:style-name="P9">Pour avoir la parole</text:p>
        <text:p text:style-name="P9">De Dieu mise à mépris,</text:p>
        <text:p text:style-name="P9">Et tenu pour frivole</text:p>
        <text:p text:style-name="P9">Son conseil de haut prix.</text:p>
        <text:p text:style-name="P9">Quand par tourmens leurs cœurs</text:p>
        <text:p text:style-name="P9">Humiliez demeurent,</text:p>
        <text:p text:style-name="P9">Abatus de langueurs,</text:p>
        <text:p text:style-name="P9">Sans que nuls les sequeurent :</text:p>
        <text:p text:style-name="P9">Pourvu qu’à Dieu s’adressent,</text:p>
        <text:p text:style-name="P9">L’appelan<text:span text:style-name="T525">t</text:span> au besoin,</text:p>
        <text:p text:style-name="P9">Tous les maux qui les pressent,</text:p>
        <text:p text:style-name="P9">Tôt il renvo<text:span text:style-name="T241">it</text:span> au loin.</text:p>
        <text:p text:style-name="P9">Des prisons les met hors,</text:p>
        <text:p text:style-name="P9">Mortelles &amp; obscures,</text:p>
        <text:p text:style-name="P9">Rompant leurs liens forts,</text:p>
        <text:p text:style-name="P9">Cordes &amp; chaines dures.</text:p>
        <text:p text:style-name="P9">Les bontez nompareilles</text:p>
        <text:p text:style-name="P9">De Dieu lors vont chantan<text:span text:style-name="T525">t</text:span>,</text:p>
        <text:p text:style-name="P9">Çà &amp; là ses merveilles</text:p>
        <text:p text:style-name="P9"><text:soft-page-break/>Aux hommes racontan<text:span text:style-name="T525">t</text:span>.</text:p>
        <text:p text:style-name="P9">D’avoir jusqu’aux courreaux</text:p>
        <text:p text:style-name="P9">Brisé d’airain les portes,</text:p>
        <text:p text:style-name="P9">Et de fer les barreaux</text:p>
        <text:p text:style-name="P9">Rompu de ses mains fortes.</text:p>
        <text:p text:style-name="P9">Les fols qui les supplices</text:p>
        <text:p text:style-name="P9">Sentent de leurs p<text:span text:style-name="T607">é</text:span>ch<text:span text:style-name="T607">és</text:span>,</text:p>
        <text:p text:style-name="P9">Et qui sont par leurs vices</text:p>
        <text:p text:style-name="P9">Malades assechez :</text:p>
        <text:p text:style-name="P9">Dont le cœur tout repas</text:p>
        <text:p text:style-name="P9">En viande abomine,</text:p>
        <text:p text:style-name="P9">Et qui sont près du pas</text:p>
        <text:p text:style-name="P9">De la mort qui les mine :</text:p>
        <text:p text:style-name="P9">Pourvu qu’à Dieu s’adressent,</text:p>
        <text:p text:style-name="P9">L’appelan<text:span text:style-name="T525">t</text:span> au besoin,</text:p>
        <text:p text:style-name="P9">Tous les maux qui les pressent,</text:p>
        <text:p text:style-name="P9">Tôt il renvo<text:span text:style-name="T463">it</text:span> au loin.</text:p>
        <text:p text:style-name="P9">D’un seul mot qu’il transmet,</text:p>
        <text:p text:style-name="P9">Leur donne santé telle,</text:p>
        <text:p text:style-name="P9">Que du tout hors les met</text:p>
        <text:p text:style-name="P9">De ruine mortelle.</text:p>
        <text:p text:style-name="P9">Les bontez nompareilles</text:p>
        <text:p text:style-name="P9">De Dieu lors vont chantan<text:span text:style-name="T525">t</text:span>,</text:p>
        <text:p text:style-name="P9">Çà &amp; là ses merveilles</text:p>
        <text:p text:style-name="P9">Aux hommes racontan<text:span text:style-name="T286">t</text:span>.</text:p>
        <text:p text:style-name="P9">À Dieu d’ardent desir</text:p>
        <text:p text:style-name="P9">Louange sacrifient,</text:p>
        <text:p text:style-name="P9">Et avec grand plaisir</text:p>
        <text:p text:style-name="P9">Ses œuvres magnifient.</text:p>
        <text:p text:style-name="P9">PAUSE</text:p>
        <text:p text:style-name="P9">.</text:p>
        <text:p text:style-name="P9">Ceux qui dedans galées</text:p>
        <text:p text:style-name="P9">Dessus la mer s’en vont,</text:p>
        <text:p text:style-name="P9">Et en grand’s eaux salées</text:p>
        <text:p text:style-name="P9">Mainte trafique font :</text:p>
        <text:p text:style-name="P9">Ceux-là voyent de Dieu</text:p>
        <text:p text:style-name="P9">Les œuvres merveilleuses,</text:p>
        <text:p text:style-name="P9">Sur le profond milieu</text:p>
        <text:p text:style-name="P9">Des vagues périlleuses.</text:p>
        <text:p text:style-name="P9">Le vent s’il lui commande,</text:p>
        <text:p text:style-name="P9">Souffle tempestueux,</text:p>
        <text:p text:style-name="P9">Et s’enfle en la mer grande</text:p>
        <text:p text:style-name="P9">Le flot impetueux.</text:p>
        <text:p text:style-name="P9">Lors montent au ciel haut,</text:p>
        <text:p text:style-name="P9">Puis aux gouffres décendent,</text:p>
        <text:p text:style-name="P9">Et d’effroi peu s’en faut</text:p>
        <text:p text:style-name="P9">Que les ames ne rendent.</text:p>
        <text:p text:style-name="P9">Chancellent en yvrongne</text:p>
        <text:p text:style-name="P9">Troublez du branlement,</text:p>
        <text:p text:style-name="P9">Tout leur sens les élongne,</text:p>
        <text:p text:style-name="P9">Perdent l’entendement.</text:p>
        <text:p text:style-name="P9">Mais si a tel besoin</text:p>
        <text:p text:style-name="P9"><text:soft-page-break/>Crian<text:span text:style-name="T286">t</text:span> à Dieu lamentent,</text:p>
        <text:p text:style-name="P9">Subit il les met loin</text:p>
        <text:p text:style-name="P9">Des maux qui les tourmentent.</text:p>
        <text:p text:style-name="P9">Fait au vent de tempête</text:p>
        <text:p text:style-name="P9">Sa fureur rabaisser,</text:p>
        <text:p text:style-name="P9">Fait que la mer s’arrête,</text:p>
        <text:p text:style-name="P9">Fait ses ondes cesser,</text:p>
        <text:p text:style-name="P9">L’orage retiré,</text:p>
        <text:p text:style-name="P9">Chacun jo<text:span text:style-name="T463">i</text:span>e demeine,</text:p>
        <text:p text:style-name="P9">Et au port desiré</text:p>
        <text:p text:style-name="P9">Le Seigneur Dieu les meine.</text:p>
        <text:p text:style-name="P9">Les bontez nompareilles</text:p>
        <text:p text:style-name="P9">De Dieu lors vont chantan<text:span text:style-name="T286">t</text:span>,</text:p>
        <text:p text:style-name="P9">Cà &amp; là ses merveilles</text:p>
        <text:p text:style-name="P9">Aux hommes racontan<text:span text:style-name="T525">t</text:span>.</text:p>
        <text:p text:style-name="P9">Parmy le peuple bas</text:p>
        <text:p text:style-name="P9">Le surhaussent en gloire,</text:p>
        <text:p text:style-name="P9">Et ne se taisent pas</text:p>
        <text:p text:style-name="P9">Des grands au consistoire.</text:p>
        <text:p text:style-name="P9">* * *</text:p>
        <text:p text:style-name="P9">Lui qui les eaux profondes</text:p>
        <text:p text:style-name="P9">En desert convertit,</text:p>
        <text:p text:style-name="P9">Et les sources des ondes</text:p>
        <text:p text:style-name="P9">Asseche &amp; divertit.</text:p>
        <text:p text:style-name="P9">Lui qui stériles fait</text:p>
        <text:p text:style-name="P9">Terres grasses &amp; belles,</text:p>
        <text:p text:style-name="P9">Et tout pour le forfait</text:p>
        <text:p text:style-name="P9">Des habitants d’icelles.</text:p>
        <text:p text:style-name="P9">Qui deserts d’humeurs vuides</text:p>
        <text:p text:style-name="P9">Convertit en grand’s eaux,</text:p>
        <text:p text:style-name="P9">Et lieux secs &amp; arides</text:p>
        <text:p text:style-name="P9">En sources &amp; ruisseaux.</text:p>
        <text:p text:style-name="P9">Et qui là fait venir</text:p>
        <text:p text:style-name="P9">Ceux qui de faim languissent</text:p>
        <text:p text:style-name="P9">Lesquels pour s’y tenir,</text:p>
        <text:p text:style-name="P9">Des villes y bâtissent.</text:p>
        <text:p text:style-name="P9">Y semer champs se peinent,</text:p>
        <text:p text:style-name="P9">Et vignes y planter,</text:p>
        <text:p text:style-name="P9">Qui tous les ans ameinent</text:p>
        <text:p text:style-name="P9">Fruits pour les sustenter.</text:p>
        <text:p text:style-name="P9">Là les remplit de biens,</text:p>
        <text:p text:style-name="P9">Les croit, les continue,</text:p>
        <text:p text:style-name="P9">Et leur bétail en riens</text:p>
        <text:p text:style-name="P9">Il ne leur diminue.</text:p>
        <text:p text:style-name="P9">Puis décroissant de nombre,</text:p>
        <text:p text:style-name="P9">Viennent à rarité,</text:p>
        <text:p text:style-name="P9">Par maux &amp; par encombre,</text:p>
        <text:p text:style-name="P9">Et par stérilité.</text:p>
        <text:p text:style-name="P9">Riches, nobles &amp; grands,</text:p>
        <text:p text:style-name="P9">Méprisez il renvo<text:span text:style-name="T241">it</text:span></text:p>
        <text:p text:style-name="P9">Par deserts lieux erran<text:span text:style-name="T525">t</text:span>,</text:p>
        <text:p text:style-name="P9"><text:soft-page-break/>Où n’a chemin n<text:span text:style-name="T241">i</text:span> vo<text:span text:style-name="T241">i</text:span>e.</text:p>
        <text:p text:style-name="P9">Et élève, &amp; délivre</text:p>
        <text:p text:style-name="P9">Le pauvre hors d’ennui :</text:p>
        <text:p text:style-name="P9">Et force gens fait vivre,</text:p>
        <text:p text:style-name="P9">Comme un troupeau sous lui.</text:p>
        <text:p text:style-name="P9">Ce voyan<text:span text:style-name="T525">t</text:span>, ont aux cœurs</text:p>
        <text:p text:style-name="P9">Les justes joye enclose,</text:p>
        <text:p text:style-name="P9">Et de Dieu les moqueurs</text:p>
        <text:p text:style-name="P9">S’en vont la bouche close.</text:p>
        <text:p text:style-name="P9">Qui a sens &amp; prudence,</text:p>
        <text:p text:style-name="P9">Garde à ceci prendra :</text:p>
        <text:p text:style-name="P9">Lors la grande clemence</text:p>
        <text:p text:style-name="P9">Du Seigneur entendra.</text:p>
        <text:h text:style-name="P203" text:outline-level="2">Psaume <text:span text:style-name="T366">1</text:span><text:span text:style-name="T367">08</text:span> (<text:span text:style-name="T378">Bèze</text:span>, <text:span text:style-name="T378">15</text:span><text:span text:style-name="T370">62</text:span>)</text:h>
        <text:p text:style-name="P166">À cause que ce Psaume est composé des Pseaumes <text:span text:style-name="T38">57</text:span> &amp; <text:span text:style-name="T413">60</text:span>, il ser<text:span text:style-name="T38">a</text:span>it maintenant superflu de répéter ce que nous avons dit aux précéden<text:span text:style-name="T413">t</text:span>s.<text:span text:style-name="_3c_n_3e_"><text:span text:style-name="T489">[4]</text:span></text:span><text:tab/></text:p>
        <text:p text:style-name="P167"><text:span text:style-name="_3c_n_3e_"><text:span text:style-name="T493">[2]</text:span></text:span><text:tab/>MOn cœur est dispos, Ô mon Dieu,</text:p>
        <text:p text:style-name="P53">Mon cœur est tout prêt en ce lieu</text:p>
        <text:p text:style-name="P41">De te chanter tout à la fois,</text:p>
        <text:p text:style-name="P167">Can ti ques de main &amp; de voix.</text:p>
        <text:p text:style-name="P167"><text:span text:style-name="_3c_n_3e_"><text:span text:style-name="T493">[</text:span></text:span><text:span text:style-name="_3c_n_3e_"><text:span text:style-name="T592">3</text:span></text:span><text:span text:style-name="_3c_n_3e_"><text:span text:style-name="T493">]<text:tab/></text:span></text:span>Psaltérion<text:note text:id="ftn199" text:note-class="footnote"><text:note-citation>201</text:note-citation><text:note-body><text:p text:style-name="Footnote">« <text:span text:style-name="T537">instrument à cordes pincées sur caisse plate, cithare ; accompagne les psaumes »</text:span></text:p></text:note-body></text:note>, réveille-toi</text:p>
        <text:p text:style-name="P41">Harpe, ne demeure à requoi.</text:p>
        <text:p text:style-name="P41">Car je veux debout comparaître</text:p>
        <text:p text:style-name="P41">Dés que le jour vient apparaître.</text:p>
        <text:p text:style-name="P9"/>
        <text:p text:style-name="P168"><text:span text:style-name="_3c_n_3e_"><text:span text:style-name="T493">[</text:span></text:span><text:span text:style-name="_3c_n_3e_"><text:span text:style-name="T593">4</text:span></text:span><text:span text:style-name="_3c_n_3e_"><text:span text:style-name="T493">]</text:span></text:span><text:tab/>Seigneur, je te célébrerai</text:p>
        <text:p text:style-name="P9">Entre les gens &amp; te dirai</text:p>
        <text:p text:style-name="P9">De toutes mes affections</text:p>
        <text:p text:style-name="P9">Psaumes entre les nations.</text:p>
        <text:p text:style-name="P168"><text:span text:style-name="_3c_n_3e_"><text:span text:style-name="T493">[</text:span></text:span><text:span text:style-name="_3c_n_3e_"><text:span text:style-name="T593">5</text:span></text:span><text:span text:style-name="_3c_n_3e_"><text:span text:style-name="T493">]</text:span></text:span><text:tab/>Car ta grande bénignité</text:p>
        <text:p text:style-name="P9">Plus haut que les cieux a monté,</text:p>
        <text:p text:style-name="P9">Et ta vérité sans rien feindre,</text:p>
        <text:p text:style-name="P9">Jusques aux nues vient atteindre.</text:p>
        <text:p text:style-name="P9"/>
        <text:p text:style-name="P168"><text:span text:style-name="_3c_n_3e_"><text:span text:style-name="T493">[</text:span></text:span><text:span text:style-name="_3c_n_3e_"><text:span text:style-name="T593">6</text:span></text:span><text:span text:style-name="_3c_n_3e_"><text:span text:style-name="T493">]</text:span></text:span><text:tab/>Ô Dieu, lève-toi sur les cieux,</text:p>
        <text:p text:style-name="P9">Montre-toi par tout glorieux,</text:p>
        <text:p text:style-name="P168"><text:span text:style-name="_3c_n_3e_"><text:span text:style-name="T493">[</text:span></text:span><text:span text:style-name="_3c_n_3e_"><text:span text:style-name="T593">7</text:span></text:span><text:span text:style-name="_3c_n_3e_"><text:span text:style-name="T493">] </text:span></text:span>Pour tirer les tiens hors d’émo<text:span text:style-name="T593">i</text:span> :</text:p>
        <text:p text:style-name="P9">Tends-moi la main, exauce-moi.</text:p>
        <text:p text:style-name="P168"><text:span text:style-name="_3c_n_3e_"><text:span text:style-name="T493">[</text:span></text:span><text:span text:style-name="_3c_n_3e_"><text:span text:style-name="T593">8</text:span></text:span><text:span text:style-name="_3c_n_3e_"><text:span text:style-name="T493">]</text:span></text:span><text:tab/>Mais quoi ? Dieu m’a déjà ouï,</text:p>
        <text:p text:style-name="P9">Et de son saint lieu réjoui :</text:p>
        <text:p text:style-name="P9">Sichem sera mon héritage,</text:p>
        <text:p text:style-name="P9">Le val de Sucot, mon partage.</text:p>
        <text:p text:style-name="P9"/>
        <text:p text:style-name="P168"><text:span text:style-name="_3c_n_3e_"><text:span text:style-name="T493">[</text:span></text:span><text:span text:style-name="_3c_n_3e_"><text:span text:style-name="T593">9</text:span></text:span><text:span text:style-name="_3c_n_3e_"><text:span text:style-name="T493">]</text:span></text:span><text:tab/>De Galaad la r<text:span text:style-name="T593">é</text:span>gion</text:p>
        <text:p text:style-name="P9">Sera de ma possession :</text:p>
        <text:p text:style-name="P9">Et de Manassé tout le bien</text:p>
        <text:p text:style-name="P9">Sans nulle doute sera mien.</text:p>
        <text:p text:style-name="P9"><text:soft-page-break/><text:tab/>Ephraim peuple grand &amp; fort</text:p>
        <text:p text:style-name="P9">Sera de mon chef le support,</text:p>
        <text:p text:style-name="P9">Et du royaume l’assurance,</text:p>
        <text:p text:style-name="P9">Dont Juda sera l’ordonnance.</text:p>
        <text:p text:style-name="P9"/>
        <text:p text:style-name="P168"><text:span text:style-name="_3c_n_3e_"><text:span text:style-name="T493">[</text:span></text:span><text:span text:style-name="_3c_n_3e_"><text:span text:style-name="T593">10</text:span></text:span><text:span text:style-name="_3c_n_3e_"><text:span text:style-name="T493">]</text:span></text:span><text:tab/>Les Moabites au surplus</text:p>
        <text:p text:style-name="P9">Je ne veux estimer non plus,</text:p>
        <text:p text:style-name="P9">En dépit de leurs mauvais<text:span text:style-name="T593">e</text:span>t<text:span text:style-name="T593">és</text:span>,</text:p>
        <text:p text:style-name="P9">Qu’un vaisseau pour laver mes pieds,</text:p>
        <text:p text:style-name="P9"><text:tab/>Contre Edom peuple glorieux,</text:p>
        <text:p text:style-name="P9">Je jetterai mes souliers vieux :</text:p>
        <text:p text:style-name="P9">Sus, Palestins, faites-moi fête</text:p>
        <text:p text:style-name="P9">De ma victoire qui s’apprête.</text:p>
        <text:p text:style-name="P9"/>
        <text:p text:style-name="P168"><text:span text:style-name="_3c_n_3e_"><text:span text:style-name="T493">[</text:span></text:span><text:span text:style-name="_3c_n_3e_"><text:span text:style-name="T593">11</text:span></text:span><text:span text:style-name="_3c_n_3e_"><text:span text:style-name="T493">]</text:span></text:span><text:tab/>Mais par qui serai-je en sûr<text:span text:style-name="T449">e</text:span>té</text:p>
        <text:p text:style-name="P9">Conduit en la forte cité ?</text:p>
        <text:p text:style-name="P9">Qui est-ce qui me conduira</text:p>
        <text:p text:style-name="P9">Jusqu’en Edom, &amp; guidera ?</text:p>
        <text:p text:style-name="P168"><text:span text:style-name="_3c_n_3e_"><text:span text:style-name="T493">[</text:span></text:span><text:span text:style-name="_3c_n_3e_"><text:span text:style-name="T593">12</text:span></text:span><text:span text:style-name="_3c_n_3e_"><text:span text:style-name="T493">]</text:span></text:span><text:tab/>Ne sera-ce pas toi, Ô Dieu,</text:p>
        <text:p text:style-name="P9">Qui nous chass<text:span text:style-name="T593">a</text:span>is de lieu en lieu,</text:p>
        <text:p text:style-name="P9">Et n’accompagn<text:span text:style-name="T521">a</text:span>is nos armées</text:p>
        <text:p text:style-name="P9">De tes faveurs accoutumées ?</text:p>
        <text:p text:style-name="P9"/>
        <text:p text:style-name="P168"><text:span text:style-name="_3c_n_3e_"><text:span text:style-name="T493">[</text:span></text:span><text:span text:style-name="_3c_n_3e_"><text:span text:style-name="T593">13</text:span></text:span><text:span text:style-name="_3c_n_3e_"><text:span text:style-name="T493">]</text:span></text:span><text:tab/>Donne-nous ton secours d’en-haut</text:p>
        <text:p text:style-name="P9">Contre celui qui nous assaut :</text:p>
        <text:p text:style-name="P9">Car qui n’a que les terriens</text:p>
        <text:p text:style-name="P9">Pour sa sauve-garde, n’a riens.</text:p>
        <text:p text:style-name="P168"><text:span text:style-name="_3c_n_3e_"><text:span text:style-name="T493">[</text:span></text:span><text:span text:style-name="_3c_n_3e_"><text:span text:style-name="T593">14</text:span></text:span><text:span text:style-name="_3c_n_3e_"><text:span text:style-name="T493">]</text:span></text:span><text:tab/>Dieu nous rendra preux &amp; vaillants</text:p>
        <text:p text:style-name="P9">Encontre tous nos assaillants,</text:p>
        <text:p text:style-name="P9">Renversant par sa vertu grande,</text:p>
        <text:p text:style-name="P9">De nos haineux toute la bande.</text:p>
        <text:h text:style-name="P203" text:outline-level="2">Psaume <text:span text:style-name="T366">1</text:span><text:span text:style-name="T367">09</text:span> (<text:span text:style-name="T378">Bèze</text:span>, <text:span text:style-name="T378">15</text:span><text:span text:style-name="T370">62</text:span>)</text:h>
        <text:p text:style-name="P8">Ce Psaume contient trois parties. Il commence par une complainte : &amp; puis y est ajoute un catalogue de plusieurs imprécations : finalement est mise la prière avec témoignage de vraie reco<text:span text:style-name="T62">n</text:span>n<text:span text:style-name="T62">a</text:span>issance. Et combien qu’il n’y a nulle doute que David ne se soit plaint des outrages à lui faits, à cause toutefois qu’il a représenté une autre personne que la sienne, tout ce qui est yci contenu compète proprement à Christ chef de toute l’Église, &amp; à chacun des Ddèles entant qu’ils sont de ses membres, afin qu’étan<text:span text:style-name="T64">t</text:span> vex<text:span text:style-name="T64">és</text:span> à tort par leurs ennemis, ils invoquent le secours de Dieu qui en face la vengence.</text:p>
        <text:p text:style-name="P9">Ô Dieu, mon honneur &amp; ma gloire,</text:p>
        <text:p text:style-name="P41">Ne veuilles maintenant te taire.</text:p>
        <text:p text:style-name="P41">Car c’est con tre moi que s’a dres se</text:p>
        <text:p text:style-name="P41">La bou che méchan te &amp; traîtresse,</text:p>
        <text:p text:style-name="P41">Et la faus se lan gue qui ment</text:p>
        <text:p text:style-name="P41">À par ler de moi faus se ment.</text:p>
        <text:p text:style-name="P9">Sans cause ils m’ont prins en querelle,</text:p>
        <text:p text:style-name="P9"><text:soft-page-break/>Et m’ont livré guerre mortelle :</text:p>
        <text:p text:style-name="P9">Pour l’amour que leur ai montrée,</text:p>
        <text:p text:style-name="P9">Ils ont sur moi haine jurée :</text:p>
        <text:p text:style-name="P9">Mais la prière m’a été</text:p>
        <text:p text:style-name="P9">Pour refuge en adversité.</text:p>
        <text:p text:style-name="P9">Pour bien ils ne m’ont fait que peine,</text:p>
        <text:p text:style-name="P9">Pour amour m’ont rendu la haine,</text:p>
        <text:p text:style-name="P9">Mets-le, Seigneur, en la puissance</text:p>
        <text:p text:style-name="P9">D’un méchant rempli de nuisance :</text:p>
        <text:p text:style-name="P9">L’ennemi plein de cruauté,</text:p>
        <text:p text:style-name="P9">Soit toujours près de son côté.</text:p>
        <text:p text:style-name="P9">Quand il viendra devant le Juge,</text:p>
        <text:p text:style-name="P9">Toujours pour méchant on le juge :</text:p>
        <text:p text:style-name="P9">Toute sa prière &amp; requête</text:p>
        <text:p text:style-name="P9">Tourne en péché dessus sa tête :</text:p>
        <text:p text:style-name="P9">Meure tôt, &amp; lui dépourvu,</text:p>
        <text:p text:style-name="P9">Soit à son office pourvu.</text:p>
        <text:p text:style-name="P9">Sa semence soit orpheline,</text:p>
        <text:p text:style-name="P9">Sa femme vefve, &amp; par famine</text:p>
        <text:p text:style-name="P9">Aillent ses fils de porte en porte</text:p>
        <text:p text:style-name="P9">Cerchan<text:span text:style-name="T525">t</text:span> leur vie en toute sorte,</text:p>
        <text:p text:style-name="P9">Ayan<text:span text:style-name="T525">t</text:span> délaissé leur maison,</text:p>
        <text:p text:style-name="P9">Paovre &amp; vuide en bonne saison.</text:p>
        <text:p text:style-name="P9">L’usurier tous ses biens attrappe,</text:p>
        <text:p text:style-name="P9">À l’étranger rien n’en echappe :</text:p>
        <text:p text:style-name="P84">Homme vers lui ne se recorde<text:note text:id="ftn200" text:note-class="footnote"><text:note-citation>202</text:note-citation><text:note-body><text:p text:style-name="P132">« <text:span text:style-name="T543">se souv</text:span><text:span text:style-name="T120">enir</text:span><text:span text:style-name="T543">, re-later, ré-citer », v. anglais </text:span><text:span text:style-name="T344">to record</text:span><text:span text:style-name="T543"> ; du latin </text:span><text:span text:style-name="T344">recordor</text:span><text:span text:style-name="T543"> « se souvenir, savoir par cœur » de </text:span><text:span text:style-name="T344">re</text:span><text:span text:style-name="T543"> et </text:span><text:span text:style-name="T344">cor, cordis</text:span><text:span text:style-name="T543"> « cœur » (siège symbolique de la mémoire)</text:span></text:p></text:note-body></text:note></text:p>
        <text:p text:style-name="P9">D’<text:span text:style-name="T484">é</text:span>tendre sa miséricorde,</text:p>
        <text:p text:style-name="P9">Nul n’y ait qui par amitié,</text:p>
        <text:p text:style-name="P9">De ses orphelins ait pitié.</text:p>
        <text:p text:style-name="_3c_ab_3e_">*</text:p>
        <text:p text:style-name="P9">Soit sa race ôtée du monde,</text:p>
        <text:p text:style-name="P9">Et dès la lignée seconde</text:p>
        <text:p text:style-name="P9">Soit leur maison toute abolie :</text:p>
        <text:p text:style-name="P9">Le Seigneur jamais ne s’oublie</text:p>
        <text:p text:style-name="P9">De ses a<text:span text:style-name="T600">ï</text:span>euls pour les p<text:span text:style-name="T607">é</text:span>ch<text:span text:style-name="T607">és</text:span></text:p>
        <text:p text:style-name="P9">Dont ils ont été entachez.</text:p>
        <text:p text:style-name="P9">Jamais ne soit la faute <text:span text:style-name="T484">é</text:span>teinte</text:p>
        <text:p text:style-name="P9">Du mal dont sa mère est atteinte,</text:p>
        <text:p text:style-name="P9">Leurs forfaits &amp; fautes mortelles</text:p>
        <text:p text:style-name="P9">Soient devant toi perpetuelles :</text:p>
        <text:p text:style-name="P9">Soit de dessus la terre ôté</text:p>
        <text:p text:style-name="P9">Leur nom à perpetuité :</text:p>
        <text:p text:style-name="P9">D’autant qu’il n’a eu souvenance</text:p>
        <text:p text:style-name="P9">D’aider le pauvre en sa souffrance,</text:p>
        <text:p text:style-name="P9">Ainçois la personne oppressée,</text:p>
        <text:p text:style-name="P9">Chetifve, lasse, &amp; angoissée,</text:p>
        <text:p text:style-name="P9">Il a tourmentée à grand tort,</text:p>
        <text:p text:style-name="P9">Jusqu’à lui pourchasser la mort.</text:p>
        <text:p text:style-name="P9"><text:soft-page-break/>Il a aimé la malencontre :</text:p>
        <text:p text:style-name="P9">Fa<text:span text:style-name="T452">is</text:span> donc, Seigneur, qu’il la rencontre :</text:p>
        <text:p text:style-name="P9">La bonne encontre il a haye,</text:p>
        <text:p text:style-name="P9">De lui bonne encontre s’enfuie,</text:p>
        <text:p text:style-name="P9">Soit de tout mal entortillé,</text:p>
        <text:p text:style-name="P9">Comme s’il en fust habillé.</text:p>
        <text:p text:style-name="P9">Ainsi comm’eau dedans son ventre</text:p>
        <text:p text:style-name="P9">Tout malheur découle, &amp; y entre,</text:p>
        <text:p text:style-name="P9">Et, comme huile penetrative,</text:p>
        <text:p text:style-name="P9">Jusques dedans ses os arrive,</text:p>
        <text:p text:style-name="P9">Et soit continuellement</text:p>
        <text:p text:style-name="P9">Sa ceinture &amp; son vêtement.</text:p>
        <text:p text:style-name="P9">Tel soit de par Dieu le salaire</text:p>
        <text:p text:style-name="P9">Des œuvres de mon adversaire,</text:p>
        <text:p text:style-name="P9">Et de toute langue maligne</text:p>
        <text:p text:style-name="P9">Qui va parlant de ma ruine.</text:p>
        <text:p text:style-name="P9">Mais toi, mon Dieu, en cest émoi</text:p>
        <text:p text:style-name="P9">Pour ton nom favorise-moi.</text:p>
        <text:p text:style-name="_3c_ab_3e_">PAUSE.</text:p>
        <text:p text:style-name="P9">Sauve-moi, mon Dieu favorable,</text:p>
        <text:p text:style-name="P9">Par ta bonté tant secourable :</text:p>
        <text:p text:style-name="P9">Car je suis pauvre &amp; plein d’oppresse,</text:p>
        <text:p text:style-name="P9">Et mon cœur transit de détresse,</text:p>
        <text:p text:style-name="P9">Je décline, &amp; m’en va<text:span text:style-name="T452">is</text:span> déchoir</text:p>
        <text:p text:style-name="P9">Ainsi qu’un ombre sur le soir.</text:p>
        <text:p text:style-name="P9">De place en place je sautelle</text:p>
        <text:p text:style-name="P9">Ainsi comme une sauterelle :</text:p>
        <text:p text:style-name="P9">Je sens de mes genoux les jointes,</text:p>
        <text:p text:style-name="P9">De jeusner laches &amp; desjointes :</text:p>
        <text:p text:style-name="P9">Mon povre corps attenué</text:p>
        <text:p text:style-name="P9">Est de graisse tout dénué.</text:p>
        <text:p text:style-name="P9">Mêmes en ces peines tant dures</text:p>
        <text:p text:style-name="P9">Encore me font-ils mille injures,</text:p>
        <text:p text:style-name="P9">Et regardan<text:span text:style-name="T525">t</text:span> ma peine amère,</text:p>
        <text:p text:style-name="P9">Branlent la tête en vitupère.</text:p>
        <text:p text:style-name="P9">Mais aide-moi, mon Dieu, mon Roi,</text:p>
        <text:p text:style-name="P9">Et par ta bonté sauve-moi.</text:p>
        <text:p text:style-name="P9">Afin que leurs faces connaître</text:p>
        <text:p text:style-name="P9">Que c’est-cy l’œuvre de ta dextre,</text:p>
        <text:p text:style-name="P9">Et qu’une telle délivrance</text:p>
        <text:p text:style-name="P9">Ne vient sinon de ta puissance.</text:p>
        <text:p text:style-name="P9">Ils me maudiront nonobstant,</text:p>
        <text:p text:style-name="P9">Mais tu me beniras pourtant.</text:p>
        <text:p text:style-name="P9">Levent hardiment leur hautesse,</text:p>
        <text:p text:style-name="P9">Il faut que honte les abaisse,</text:p>
        <text:p text:style-name="P9">Et qu’à m’esjouir je m’adonne.</text:p>
        <text:p text:style-name="P9">Vergongne donc les environne,</text:p>
        <text:p text:style-name="P9">Et couvre tous entierement,</text:p>
        <text:p text:style-name="P9">Ainsi comme un habillement.</text:p>
        <text:p text:style-name="P9">Ma bouche lors en ses cantiques,</text:p>
        <text:p text:style-name="P9"><text:soft-page-break/>Voir <text:span text:style-name="T185">è</text:span>s assemblées publiques,</text:p>
        <text:p text:style-name="P9">Chantera de Dieu l’excellence,</text:p>
        <text:p text:style-name="P9">Qui au pauvre a fait assistance,</text:p>
        <text:p text:style-name="P9">Et secours contre ceux donné</text:p>
        <text:p text:style-name="P9">Qui l’avaient à mort condamné.</text:p>
        <text:h text:style-name="P204" text:outline-level="2">Psaume <text:span text:style-name="T366">1</text:span><text:span text:style-name="T367">10</text:span> (<text:span text:style-name="T378">Marot</text:span>, <text:span text:style-name="T378">1543</text:span>)</text:h>
        <text:p text:style-name="P8">11 célèbre tant le règne éternel de Christ,* que la Sacrificature. Et en premier lieu David afferme que l’empire souverain a été divinement donné à Christ, avec une puissance invincible, par laquelle il renverse tous ses ennemis de quelque côté qu’ils s’élèvent, ou les contraigne de se ranger à son obéissance. En après il ajoute que les limites de ce règne seront <text:span text:style-name="T484">é</text:span>tendues au long &amp; au large. Tiercement, que Christ n’est pas moins orné de l’honneur de Roi, que de Sacrificateur, &amp; ce avec serment solennel. Finalement, que ce sera une Sacrificature nouvelle, la venue de laquelle mettra fin à celle de Lévi, laquelle a été temporelle, &amp; qu’elle durera à perpétuité.</text:p>
        <text:p text:style-name="P41">L’Om ni po tent à mon Seigneur &amp; Maître</text:p>
        <text:p text:style-name="P41">À dit ce mot,</text:p>
        <text:p text:style-name="P41">À ma dex tre te sieds,</text:p>
        <text:p text:style-name="P41">Tant que j’aurai ren versé &amp; fait être</text:p>
        <text:p text:style-name="P41">Tes en nemis l’es ça beau de tes pieds.</text:p>
        <text:p text:style-name="P9">Le sceptre fort de ton puissant empire</text:p>
        <text:p text:style-name="P9">En fin sera loin de Sion transmis</text:p>
        <text:p text:style-name="P9">Par l’Éternel, lequel te viendra dire,</text:p>
        <text:p text:style-name="P9">Regne au milieu de tous tes ennemis.</text:p>
        <text:p text:style-name="P9">De son bon gré ta gent bien disposée,</text:p>
        <text:p text:style-name="P9">Au jour très-saint de ton sacre courra :</text:p>
        <text:p text:style-name="P9">Et aussi dru qu’au matin chet rosée,</text:p>
        <text:p text:style-name="P9">Naître en tes fils ta jeunesse on verra.</text:p>
        <text:p text:style-name="P9">Car l’Éternel, sans muer de courage,</text:p>
        <text:p text:style-name="P9">À de toi seul dit &amp; juré avec,</text:p>
        <text:p text:style-name="P9">Grand Prêtre &amp; Roi tu seras en tout âge,</text:p>
        <text:p text:style-name="P9">En suivant l’ordre au bon Melchisedec.</text:p>
        <text:p text:style-name="P9">À ton bras droit Dieu ton Seigneur &amp; Père</text:p>
        <text:p text:style-name="P9">T’assistera aux belliqueux arrois :</text:p>
        <text:p text:style-name="P9">Là où pour toi, au jour de sa colère,</text:p>
        <text:p text:style-name="P9">Rompra la tête à princes &amp; à rois.</text:p>
        <text:p text:style-name="P9">Sur les Gentils exercera justice :</text:p>
        <text:p text:style-name="P9">Remplira tout de corps morts envahis :</text:p>
        <text:p text:style-name="P9">Et frappera pour le dernier supplice,</text:p>
        <text:p text:style-name="P9">Le chef regnant sur beaucoup de pays.</text:p>
        <text:p text:style-name="P9">Même en passant au milieu de la plaine,</text:p>
        <text:p text:style-name="P9">De l’eau courante à grand hâte il boira :</text:p>
        <text:p text:style-name="P9">Par ce moyen ayant victoire pleine,</text:p>
        <text:p text:style-name="P9">La tête haut tout joyeux lèvera.</text:p>
        <text:h text:style-name="P203" text:outline-level="2">Psaume <text:span text:style-name="T366">1</text:span><text:span text:style-name="T367">11</text:span> (<text:span text:style-name="T378">Bèze</text:span>, <text:span text:style-name="T378">155</text:span><text:span text:style-name="T370">4</text:span>)</text:h>
        <text:p text:style-name="P8">Il faut que le tiltre nous serve d’argument. Au reste, afin qu’il donne meilleur courage</text:p>
        <text:p text:style-name="P8"><text:soft-page-break/>à un chacun de louer Dieu, il leur montre le chemin par son exemple. Puis après il raconte en brief les grâces qu’il a jadis faites aux fidèles, &amp; fait encore journellement. Or ce Psaume est composé selon l’ordre de l’alphabeth, en telle sorte toutefois qu’en chacun verset il y a deux lettres. Le commencement du premier verset est Aleph : mais en l’autre moitié du verset il y a</text:p>
        <text:p text:style-name="P8">Beth. Seulement les deux derniers versets ne sont pas distinguez en demis versels, mais l’un &amp; l’autre a chacun trois lettres. Ce que tous ceux qui voudront prendre garde à la suite du texte, pourront bien connaître avoir été fait par inadvertance, car si quelqu’un veut faire trois versels de deux, les sentences conviendront fort bien les unes avec les autres. Parquoi la distinction du</text:p>
        <text:p text:style-name="P8">Prophète n’a pas bien été observée par ceux qui ont écrit les livres.</text:p>
        <text:p text:style-name="P41">DU Seigneur Dieu en tous endroits,</text:p>
        <text:p text:style-name="P41">En l’as semblé e des plus droits,</text:p>
        <text:p text:style-name="P9">De chan ter à Dieu cous tu mière,</text:p>
        <text:p text:style-name="P41">La gloire je confessera<text:span text:style-name="T227">i</text:span>,</text:p>
        <text:p text:style-name="P41">Et sa louange anoncera<text:span text:style-name="T227">i</text:span></text:p>
        <text:p text:style-name="P41">D’une affection toute enti<text:span text:style-name="T193">è</text:span>re.</text:p>
        <text:p text:style-name="P9">Du Seigneur sont grands les effets :</text:p>
        <text:p text:style-name="P9">Et qui bien contemple ses faits,</text:p>
        <text:p text:style-name="P9">Vra<text:span text:style-name="T452">i</text:span> contentement y rencontre.</text:p>
        <text:p text:style-name="P9">Ce n’est que gloire &amp; majesté</text:p>
        <text:p text:style-name="P9">De ce qu’il fait, &amp; sa bonté</text:p>
        <text:p text:style-name="P9">Par tout eternelle se montre.</text:p>
        <text:p text:style-name="P9">Le Seigneur par ses faits exquis,</text:p>
        <text:p text:style-name="P9">À jamais un bruit s’est acquis</text:p>
        <text:p text:style-name="P9">De douceur &amp; de bien-ve<text:span text:style-name="T410">u</text:span>illance.</text:p>
        <text:p text:style-name="P9">Il a soutenu, &amp; soutient</text:p>
        <text:p text:style-name="P9">Ceux qui l’ont craint : &amp; se souvient</text:p>
        <text:p text:style-name="P9">À jamais de son alliance.</text:p>
        <text:p text:style-name="_3c_ab_3e_">*</text:p>
        <text:p text:style-name="P9">À son peuple il a fait savoir</text:p>
        <text:p text:style-name="P9">Quel est l’effet de son pouvoir,</text:p>
        <text:p text:style-name="P9">Leur donnant des Gens l’héritage :</text:p>
        <text:p text:style-name="P9">Ce n’est que sûre loyauté,</text:p>
        <text:p text:style-name="P9">Ce n’est que très-juste equité,</text:p>
        <text:p text:style-name="P9">Quand il met la main à l’ouvrage.</text:p>
        <text:p text:style-name="P9">Tous les mandemens qu’il a faits,</text:p>
        <text:p text:style-name="P9">Sont sûrs &amp; fermes à jamais,</text:p>
        <text:p text:style-name="P9">Faits en vérité &amp; droiture.</text:p>
        <text:p text:style-name="P9">Il a son peuple délivré,</text:p>
        <text:p text:style-name="P9">Accord avec lui a juré,</text:p>
        <text:p text:style-name="P9">Voire un accord qui toujours dure.</text:p>
        <text:p text:style-name="P9">Son nom est redoutable &amp; saint :</text:p>
        <text:p text:style-name="P9">Reverer Dieu de cœur non feint,</text:p>
        <text:p text:style-name="P9"><text:soft-page-break/>C’est le chef de vraie sagesse.</text:p>
        <text:p text:style-name="P9">Sage est celui qui fait ceci,</text:p>
        <text:p text:style-name="P9">Et se peut assurer aussi</text:p>
        <text:p text:style-name="P9">Qu’il en sera loué sans cesse.</text:p>
        <text:h text:style-name="P203" text:outline-level="2">Psaume <text:span text:style-name="T366">1</text:span><text:span text:style-name="T367">12</text:span> (<text:span text:style-name="T378">Bèze</text:span>, <text:span text:style-name="T378">15</text:span><text:span text:style-name="T370">62</text:span>)</text:h>
        <text:p text:style-name="P8">Pource que la plus grande partie du monde espère qu’elle sera heureuse en malfaisant, &amp; que communément on cherche de s’enrichir par rapines, fraudes, &amp; toutes sortes d’injures, le Prophète raconte les bénédictions de Dieu qui se voyent en ceux qui servent purement à</text:p>
        <text:p text:style-name="P8">Dieu : afin que nous sçachions que quand nous étudierons à bien &amp; justement vivre, nous en recevrons un très bon loyer.</text:p>
        <text:p text:style-name="P41">Ô Bien-heu reu se la personne</text:p>
        <text:p text:style-name="P41">Qui craind l’Eter nel &amp; s’adonne</text:p>
        <text:p text:style-name="P41">Du tout à sa Loi très-entière :</text:p>
        <text:p text:style-name="P41">Sa race en ter re se ra forte.</text:p>
        <text:p text:style-name="P41">Car Dieu be nit en tou te sorte,</text:p>
        <text:p text:style-name="P41">Des bons la ra ce droi tu rière.</text:p>
        <text:p text:style-name="P9">D’un tel la maison très-heureuse</text:p>
        <text:p text:style-name="P9">En tous biens sera plantureuse,</text:p>
        <text:p text:style-name="P9">Et la justice perdurable.</text:p>
        <text:p text:style-name="P9">Dieu de sa clairté belle &amp; pure</text:p>
        <text:p text:style-name="P9">Éclaire leur nuit plus obscure,</text:p>
        <text:p text:style-name="P9">Comme doux, bon, &amp; pitoyable.</text:p>
        <text:p text:style-name="P9">Le debonnaire donne &amp; prête :</text:p>
        <text:p text:style-name="P9">Par raison ses affaires traite :</text:p>
        <text:p text:style-name="P9">De jamais branler il n’a garde.</text:p>
        <text:p text:style-name="P9">De l’homme qui, fuyant le vice,</text:p>
        <text:p text:style-name="P9">S’adonne à tout bien &amp; justice,</text:p>
        <text:p text:style-name="P9">La mémoire à jamais se garde.</text:p>
        <text:p text:style-name="P9">Il ne craind mauvaise nouvelle :</text:p>
        <text:p text:style-name="P9">Car son cœur jamais ne chancelle,</text:p>
        <text:p text:style-name="P21">Ayant au Seigneur sa fiance<text:note text:id="ftn201" text:note-class="footnote"><text:note-citation>203</text:note-citation><text:note-body><text:p text:style-name="P112">de <text:span text:style-name="T324">foi, </text:span><text:span text:style-name="T332">fier, fiancer</text:span><text:span text:style-name="T425"> « </text:span><text:span text:style-name="T426">confiance »</text:span></text:p></text:note-body></text:note>.</text:p>
        <text:p text:style-name="P9">Sa conscience bonne &amp; sainte</text:p>
        <text:p text:style-name="P9">Attend fermement &amp; sans crainte</text:p>
        <text:p text:style-name="P9">Sur ses ennemis la vengeance.</text:p>
        <text:p text:style-name="P9">De ses biens il donne &amp; dispense</text:p>
        <text:p text:style-name="P9">Aux pauvres en leur indigence.</text:p>
        <text:p text:style-name="P9">Sa justice dure sans cesse :</text:p>
        <text:p text:style-name="P9">Sa corne, plus elle est grevée,</text:p>
        <text:p text:style-name="P9">D’autant plus haut est élevée</text:p>
        <text:p text:style-name="P9">En honneur &amp; toute hautesse.</text:p>
        <text:p text:style-name="P9">Les méchants voyan<text:span text:style-name="T286">t</text:span> cette chose,</text:p>
        <text:p text:style-name="P9">De dépit auront bouche close :</text:p>
        <text:p text:style-name="P9">En grinçant les dents de colère,</text:p>
        <text:p text:style-name="P9"><text:soft-page-break/>Ils en deviendront tous etiques.</text:p>
        <text:p text:style-name="P9">Mais eux &amp; leurs desirs iniques</text:p>
        <text:p text:style-name="P9">Périront, quoi qu’ils sachent faire :</text:p>
        <text:h text:style-name="P201" text:outline-level="2">Psaume <text:span text:style-name="T366">1</text:span><text:span text:style-name="T367">13</text:span> (<text:span text:style-name="T373">Marot</text:span>, <text:span text:style-name="T374">15</text:span><text:span text:style-name="T372">41</text:span>)</text:h>
        <text:p text:style-name="P8">En ce Psaume-ci il nous est aussi donné matière de louer Dieu, à cause de sa providence : d’autant que jà soit qu’il surmonte les cieux par sa hautesse, néantmoins il daigne jetter les yeux sur la terre, pour avoir soin du genre humain. Or pour-ce que la diversité qui se voil sur la terre en Irouble plusieurs, le Prophète admoneste nommément qu’en ces mutations soudaines qui adviennent outre toute espérance, il faut considérer la providence de Dieu, afin que ne doutions point que toutes choses sont gouvernées selon sa volonté &amp; bon plaisir.</text:p>
        <text:p text:style-name="P9">ENfans qui le Seigneur servez,</text:p>
        <text:p text:style-name="P41">Louez-le, &amp; son nom <text:span text:style-name="T286">é</text:span>levez :</text:p>
        <text:p text:style-name="P41">Louez son nom &amp; sa hautesse :</text:p>
        <text:p text:style-name="P41">Soit prêché, soit fait solennel,</text:p>
        <text:p text:style-name="P41">Le nom du Seigneur <text:span text:style-name="T286">é</text:span>ternel,</text:p>
        <text:p text:style-name="P41">Par-tout en ce temps &amp; sans cesse.</text:p>
        <text:p text:style-name="P9">D’Orient jusqu’en Occident</text:p>
        <text:p text:style-name="P61">Doit être le los<text:note text:id="ftn202" text:note-class="footnote"><text:note-citation>204</text:note-citation><text:note-body><text:p text:style-name="P106">de <text:span text:style-name="T324">louer</text:span> « renom »</text:p></text:note-body></text:note> <text:span text:style-name="T286">é</text:span>vident</text:p>
        <text:p text:style-name="P9">Du Seigneur, &amp; sa renommée.</text:p>
        <text:p text:style-name="P9">Sur toutes gens, le Dieu des dieux</text:p>
        <text:p text:style-name="P9">Est exalté, &amp; sur les cieux</text:p>
        <text:p text:style-name="P9">S’élève sa gloire estimée.</text:p>
        <text:p text:style-name="P9">Qui est pareil à notre Dieu,</text:p>
        <text:p text:style-name="P9">Lequel fait sa demeure au lieu</text:p>
        <text:p text:style-name="P9">Le plus haut que l’on saurait querre ?</text:p>
        <text:p text:style-name="P9">Et puis en bas veut devaler,</text:p>
        <text:p text:style-name="P9">Pour toutes choses speculer</text:p>
        <text:p text:style-name="P9">Qui se font au ciel &amp; en terre ?</text:p>
        <text:p text:style-name="P9">Le pauvre sur terre gisant</text:p>
        <text:p text:style-name="P9">Il élève, en l’authorisant,</text:p>
        <text:p text:style-name="P9">Et le tire hors de la bouë,</text:p>
        <text:p text:style-name="P9">Pour le colloquer aux honneurs</text:p>
        <text:p text:style-name="P9">Des seigneurs, voire des seigneurs</text:p>
        <text:p text:style-name="P9">Du peuple que sien il advouë.</text:p>
        <text:p text:style-name="P9">C’est lui qui remplit à foison</text:p>
        <text:p text:style-name="P9">De très-beaux enfants la maison</text:p>
        <text:p text:style-name="P9">De la femme qui est stérile :</text:p>
        <text:p text:style-name="P9">Et lui fait jo<text:span text:style-name="T463">i</text:span>e recevoir,</text:p>
        <text:p text:style-name="P9">Quand d’impuissante à concevoir,</text:p>
        <text:p text:style-name="P9">Se voit d’enfants mère fertile.</text:p>
        <text:h text:style-name="P201" text:outline-level="2">Psaume <text:span text:style-name="T366">1</text:span><text:span text:style-name="T367">14</text:span> (<text:span text:style-name="T373">Marot</text:span>, <text:span text:style-name="T374">1539</text:span>)</text:h>
        <text:p text:style-name="P8">C’est une briefve description de la rédemption, par laquelle Dieu retirant son peuple d’Égypte, &amp; le conduisant à l’héritage qu’il lui avait promis, il a donné à tous siècles une <text:soft-page-break/>épreuve de sa vertu digne de mémoire. Or le but est, afin que les enfants d’Abraham s’adonnent du tout à</text:p>
        <text:p text:style-name="P8">Dieu, lequel après les avoir reçus en adoption gratuite, a voulu qu’ils lui fussent un peuple saint &amp; péculier.</text:p>
        <text:p text:style-name="P9">Quand Is ra el hors d’E-| gyp te sor tit,</text:p>
        <text:p text:style-name="P41">Et la mai son de Ja cob se par tit</text:p>
        <text:p text:style-name="P41">D’en tre le peuple es trange</text:p>
        <text:p text:style-name="P9">Ju da fut fait la grande gloire de Dieu :</text:p>
        <text:p text:style-name="P41">Et Dieu se fit Prin ce du peuple Hebrieu,</text:p>
        <text:p text:style-name="P41">Prin ce de grande lou ange.</text:p>
        <text:p text:style-name="P41"/>
        <text:p text:style-name="P9">La mer le vit, qui s’enfuit soudain,</text:p>
        <text:p text:style-name="P9">Et contre-mont l’eau du fleuve Jordain</text:p>
        <text:p text:style-name="P9">Retourner fut contrainte :</text:p>
        <text:p text:style-name="P9">Comme moutons montagnes ont sailli :</text:p>
        <text:p text:style-name="P9">Et si en ont les côtaux tressailli</text:p>
        <text:p text:style-name="P9">Comme aignelets en crainte.</text:p>
        <text:p text:style-name="P9">Qu’avais-tu, mer à t’enfuir soudain ?</text:p>
        <text:p text:style-name="P9">Pourquoi à-mont, l’eau du fleuve Jordain,</text:p>
        <text:p text:style-name="P9">Retourner fus contrainte ?</text:p>
        <text:p text:style-name="P9">Pourquoi avez, monts, en moutons sailli ?</text:p>
        <text:p text:style-name="P9">Pourquoi, côtaux, en avez tressailli</text:p>
        <text:p text:style-name="P9">Comme aignelets en crainte ?</text:p>
        <text:p text:style-name="P9">Devant la face au Seigneur qui tout peut,</text:p>
        <text:p text:style-name="P9">Devant le Dieu de Jacob, quand il veut,</text:p>
        <text:p text:style-name="P9">Terre tremble craintive.</text:p>
        <text:p text:style-name="P9">Je di le Dieu, le Dieu convertissant</text:p>
        <text:p text:style-name="P9">La pierre en lac, &amp; le rocher puissant</text:p>
        <text:p text:style-name="P9">En fontaine d’eau vive.</text:p>
        <text:h text:style-name="P201" text:outline-level="2">Psaume <text:span text:style-name="T366">1</text:span><text:span text:style-name="T367">15</text:span> (<text:span text:style-name="T373">Marot</text:span>, <text:span text:style-name="T374">1539</text:span>)</text:h>
        <text:p text:style-name="P8">11 est facile de recueillir que ce Psaume-ci a été dicté à l’Église, alors qu’elle était durement affligée. Or les fidèles, combien qu’ils soient indignes d’être exaucez de Dieu, requièrent d’être délivrez, afin que son nom sacré ne soit point exposé en dérision &amp; opprobre aux</text:p>
        <text:p text:style-name="P8">Gentils. En après prenan<text:span text:style-name="T525">t</text:span> courage, ils se mocquent de la bestise de tous ceux qui sont adonnez au service des idoles : &amp; avec une vanterie sainte ils magnifient leur félicité, en ce qu’ils sont adoptez de Dieu ; de là aussi ils s’exhortent mutuellement à reco<text:span text:style-name="T521">n</text:span>n<text:span text:style-name="T62">a</text:span>issance des grâces qu’ils ont reçues de Dieu.</text:p>
        <text:p text:style-name="P42">NOn point à nous non point à nous, Seigneur,</text:p>
        <text:p text:style-name="P42">Mais à ton nom donne gloire &amp; honneur,</text:p>
        <text:p text:style-name="P42">Pour ta grâce &amp; foi sûre</text:p>
        <text:p text:style-name="P41">Pourquoi diraient les gens en se moquant,</text:p>
        <text:p text:style-name="P41">Où est ce Dieu qu’ils vont tant in vo quant</text:p>
        <text:p text:style-name="P41"><text:soft-page-break/>Où est-il à cette heure ?</text:p>
        <text:p text:style-name="P9">Certainement notre Dieu tout parfait</text:p>
        <text:p text:style-name="P9">Reside aux cieux, &amp; de là haut il fait</text:p>
        <text:p text:style-name="P9">Tout ce qu’il veut, en somme.</text:p>
        <text:p text:style-name="P9">Mais ce qu’adore &amp; sert toute autre gent,</text:p>
        <text:p text:style-name="P9">Idoles sont, faites d’or &amp; d’argent,</text:p>
        <text:p text:style-name="P9">Ouvrage de main d’homme.</text:p>
        <text:p text:style-name="P9">Bouche elles ont, sans parler ne mouvoir :</text:p>
        <text:p text:style-name="P9">Elles ont yeux, &amp; ne sauraient rien voir,</text:p>
        <text:p text:style-name="P9">C’est une chose morte.</text:p>
        <text:p text:style-name="P9"><text:span text:style-name="T298">O</text:span>reilles ont, &amp; ne sauraient ouyr,</text:p>
        <text:p text:style-name="P9">Elles ont nez, &amp; ne sauraient jouir</text:p>
        <text:p text:style-name="P9">D’odeur douce ne forte.</text:p>
        <text:p text:style-name="P9">Elles ont mains, ne pouvan<text:span text:style-name="T525">t</text:span> rien toucher :</text:p>
        <text:p text:style-name="P9">Elles ont pieds, &amp; ne savent marcher :</text:p>
        <text:p text:style-name="P9">Gosier, &amp; point ne crient.</text:p>
        <text:p text:style-name="P9">Tels &amp; pareils sont tous ceux qui les font,</text:p>
        <text:p text:style-name="P9">Et ceux lesquels à leur recours s’en vont,</text:p>
        <text:p text:style-name="P9">Et tous ceux qui s’y fient.</text:p>
        <text:p text:style-name="_3c_ab_3e_">*</text:p>
        <text:p text:style-name="P9">Toi Israël, arrête ton espoir</text:p>
        <text:p text:style-name="P9">Sur le Seigneur, c’est ta force &amp; pouvoir,</text:p>
        <text:p text:style-name="P9">Bouclier &amp; sauvegarde.</text:p>
        <text:p text:style-name="P9">Maison d’Aaron, arrête ton espoir</text:p>
        <text:p text:style-name="P9">Sur le Seigneur, c’est ta force &amp; pouvoir,</text:p>
        <text:p text:style-name="P9">Lequel te sauve &amp; garde.</text:p>
        <text:p text:style-name="P9">Vous craignan<text:span text:style-name="T525">t</text:span> Dieu, arrêtez votre espoir</text:p>
        <text:p text:style-name="P9">Sur tel Seigneur : car c’est votre pouvoir,</text:p>
        <text:p text:style-name="P9">Sous qui l’ennemi tremble.</text:p>
        <text:p text:style-name="P9">Le Seigneur Dieu de nous souvenir a :</text:p>
        <text:p text:style-name="P9">Plus que jamais Israël benira,</text:p>
        <text:p text:style-name="P9">Les fils d’Aaron ensemble.</text:p>
        <text:p text:style-name="P9">À tous qui sont de l’offenser craintifs,</text:p>
        <text:p text:style-name="P9">Grands biens a faits, depuis les plus petits</text:p>
        <text:p text:style-name="P9">Jusqu’à ceux de grand âge.</text:p>
        <text:p text:style-name="P9">Les biens &amp; dons que pour vous faits il a</text:p>
        <text:p text:style-name="P9">Il fera croistre à vous &amp; à ceux-là</text:p>
        <text:p text:style-name="P9">De votre parentage :</text:p>
        <text:p text:style-name="P9">Puis que benits êtes &amp; bien-aimez</text:p>
        <text:p text:style-name="P9">Du grand Seigneur qui les cieux a formez</text:p>
        <text:p text:style-name="P9">Et terre confinée.</text:p>
        <text:p text:style-name="P9">Le Seigneur s’est reservé seulement</text:p>
        <text:p text:style-name="P9">Les cieux pour soi : la terre entierement</text:p>
        <text:p text:style-name="P9">Aux hommes a donnée.</text:p>
        <text:p text:style-name="P9">Ô Seigneur Dieu, l’homme par mort transi</text:p>
        <text:p text:style-name="P61">Ne dit ton los<text:note text:id="ftn203" text:note-class="footnote"><text:note-citation>205</text:note-citation><text:note-body><text:p text:style-name="P106">de <text:span text:style-name="T324">louer</text:span> « renom »</text:p></text:note-body></text:note>, ne quiconques aussi</text:p>
        <text:p text:style-name="P9">En la fosse devalle :</text:p>
        <text:p text:style-name="P9">Mais nous vivan<text:span text:style-name="T286">t</text:span>, par tout où nous irons,</text:p>
        <text:p text:style-name="P9">De bouche &amp; cœur le Seigneur benirons,</text:p>
        <text:p text:style-name="P9"><text:soft-page-break/>Sans fin, sans intervale.</text:p>
        <text:h text:style-name="P203" text:outline-level="2">Psaume <text:span text:style-name="T366">1</text:span><text:span text:style-name="T367">16</text:span> (<text:span text:style-name="T378">Bèze</text:span>, <text:span text:style-name="T378">15</text:span><text:span text:style-name="T370">62</text:span>)</text:h>
        <text:p text:style-name="P8">David étant délivré de dangers extrêmes, raconte combien ont été cruels les tormens &amp; angoisses qu’il a endurées en son courage, &amp; comment il a été préservé de Dieu par une façon admirable. Car la vertu de Dieu en lui rendant son salut, s’est montrée plus clairement en ce désespoir-là pour-ce qu’il était privé de toute espérance, si Dieu ne lui eût donné secours.</text:p>
        <text:p text:style-name="P8">Par ce moyen il s’incite à rendre grâces, &amp; confesse qu’il n’a autre récompense qu’il puisse rendre pour les bénéfices innumérables qu’il a reçus.</text:p>
        <text:p text:style-name="P9">J’Aime mon Dieu : car lorsque j’ai cr<text:span text:style-name="T227">i</text:span>é,</text:p>
        <text:p text:style-name="P41">Je sa<text:span text:style-name="T452">is</text:span> qu’il a ma clameur entendue :</text:p>
        <text:p text:style-name="P41">Et puis qu’il m’a son <text:span text:style-name="T227">o</text:span>reille tendue</text:p>
        <text:p text:style-name="P41">En mon dur temps, par moi sera prié.</text:p>
        <text:p text:style-name="P9">La mort m’avait en ses pieges surpris,</text:p>
        <text:p text:style-name="P9">Trouvé m’avaient les mortelles angoisses,</text:p>
        <text:p text:style-name="P9">J’<text:span text:style-name="T567">é</text:span>t<text:span text:style-name="T567">a</text:span>is saisi de douleur &amp; tristesses,</text:p>
        <text:p text:style-name="P9">Quand à prier par ces mots je me pris :</text:p>
        <text:p text:style-name="P9">Las, sauve-moi, qui suis des plus chetifs :</text:p>
        <text:p text:style-name="P9">Et je trouvai le Seigneur secourable :</text:p>
        <text:p text:style-name="P9">Notre Dieu, dy-je, est doux &amp; pitoyable,</text:p>
        <text:p text:style-name="P9">Et volontiers garde les plus petits.</text:p>
        <text:p text:style-name="P9">Car quand j’<text:span text:style-name="T567">é</text:span>t<text:span text:style-name="T567">a</text:span>is de langueur tout recreu,</text:p>
        <text:p text:style-name="P9">D<text:span text:style-name="T284">é</text:span>livré m’a mon Dieu que je reclame.</text:p>
        <text:p text:style-name="P9">Retourne donc en ton repos, mon âme,</text:p>
        <text:p text:style-name="P9">Puis que de Dieu ce bien-fait as reçu.</text:p>
        <text:p text:style-name="P9">Puis qu’as gardé ma vie de la mort,</text:p>
        <text:p text:style-name="P9">Mes yeux de pleur, &amp; mes pieds de ruine,</text:p>
        <text:p text:style-name="P9">C’est devant toi qu’il faut que je chemine</text:p>
        <text:p text:style-name="P9">Durant ma vie, Ô mon Dieu mon support.</text:p>
        <text:p text:style-name="_3c_ab_3e_">*</text:p>
        <text:p text:style-name="P9">J’ai creu, &amp; pour-ce ai-je à parler aussi :</text:p>
        <text:p text:style-name="P9">Las, ma pauvre âme était fort tourmentée,</text:p>
        <text:p text:style-name="P9">Tant que j’ai dit d’ardeur precipitée,</text:p>
        <text:p text:style-name="P9">Tout homme est faux, &amp; je le trouve ainsi.</text:p>
        <text:p text:style-name="P9">Mais que rendrai-je à Dieu pour ses bien-faits ?</text:p>
        <text:p text:style-name="P9">C’est qu’en prenant de louange la tasse,</text:p>
        <text:p text:style-name="P9">Pour témoigner qu’il m’a sauvé de grâce,</text:p>
        <text:p text:style-name="P9">L’invoquerai pour les biens qu’il m’a faits.</text:p>
        <text:p text:style-name="P9">À Dieu rendrai dés maintenant mes vœus,</text:p>
        <text:p text:style-name="P9">Mêmes devant l’assemblée ordinaire.</text:p>
        <text:p text:style-name="P9">Dieu pour certain de tout sien debonnaire</text:p>
        <text:p text:style-name="P9">Tient le trépas très-cher &amp; precieux.</text:p>
        <text:p text:style-name="P9">Or donc, Seigneur, car ton servant je suis,</text:p>
        <text:p text:style-name="P9">Je di ton serf, &amp; fils de ta chambrière :</text:p>
        <text:p text:style-name="P9"><text:soft-page-break/>C’est toi qui as mes liens mis arrière,</text:p>
        <text:p text:style-name="P9">Dont je te veux offrir ce que je puis,</text:p>
        <text:p text:style-name="P9">C’est assavoir louange d’un franc cœur,</text:p>
        <text:p text:style-name="P9">En reclamant ton nom plein d’excellence,</text:p>
        <text:p text:style-name="P9">Et te rendant mes vœus en la presence</text:p>
        <text:p text:style-name="P9">Du peuple tien, comme ton serviteur.</text:p>
        <text:p text:style-name="P9">Dans ta maison chanterai ton honneur</text:p>
        <text:p text:style-name="P9">En ta cité Jerusalem la sainte.</text:p>
        <text:p text:style-name="P9">Sus donc venez chacun en toute crainte</text:p>
        <text:p text:style-name="P9">Avecques moi celebrer le Seigneur.</text:p>
        <text:h text:style-name="P203" text:outline-level="2">Psaume <text:span text:style-name="T373">11</text:span><text:span text:style-name="T366">7</text:span> (<text:span text:style-name="T378">Bèze</text:span>, <text:span text:style-name="T378">15</text:span><text:span text:style-name="T370">62</text:span>)</text:h>
        <text:p text:style-name="P8">Exhortation à tous peuples de louer Dieu pour la bonté qu’il leur montre, &amp; la v<text:span text:style-name="T39">é</text:span>rité qu’il leur garde à toujours.</text:p>
        <text:p text:style-name="P9">TOutes gens louent le Seigneur,</text:p>
        <text:p text:style-name="P42">Tous peuples, chantez son honneur.</text:p>
        <text:p text:style-name="P42">Car son vouloir b<text:span text:style-name="T188">é</text:span>nin &amp; doux</text:p>
        <text:p text:style-name="P41">Est multiplié dessus nous,</text:p>
        <text:p text:style-name="P41">Et sa tr<text:span text:style-name="T188">è</text:span>s-ferme v<text:span text:style-name="T188">é</text:span>rité</text:p>
        <text:p text:style-name="P41">Demeure à perp<text:span text:style-name="T188">é</text:span>tuité.</text:p>
        <text:h text:style-name="P204" text:outline-level="2">Psaume <text:span text:style-name="T366">1</text:span><text:span text:style-name="T367">18</text:span> (<text:span text:style-name="T378">Marot</text:span>, <text:span text:style-name="T378">1543</text:span>)</text:h>
        <text:p text:style-name="P8">En quelque temps que ce Psaume ait été composé, David étant parvenu a la dignité royale, pour-ce qu’il sçavait bien qu’il régnait au salut commun de toute l’Église, exhorte tous les enfants d’Abraham à bien peser cette grâce-ci. 11 raconte aussi les périls, la grandeur &amp; diversité desquels le pouvait faire périr cent fois, si Dieu ne lui eût donné secours d’une façon admirable. De quoi il était facile de recueillir, que ne par son industrie, ne par la faveur des hommes, ne par moyens humains il n’avait point eu entrée au siège royal. Ensemble il montre qu’il ne s’est point advancé à l’adventure, ne par méchantes prattiques à ravir l’empire de Saù'l, mais que divinement il a été créé. Roi. Ce pendant qu’il nous souvienne, que l’intention du saint</text:p>
        <text:p text:style-name="P8">Esprit a été de nous décrire sous la figure de ce royaume temporel, le royaume éternel &amp; spirituel du Fils de Dieu, comme aussi David rcpréscntait la personne d’icelui.</text:p>
        <text:p text:style-name="P41">REn dez à Dieu lou an ge &amp; gloire :</text:p>
        <text:p text:style-name="P41">Car il est be nin &amp; cle ment :</text:p>
        <text:p text:style-name="P9">Qui plus est sa bon té no toire</text:p>
        <text:p text:style-name="P41">Du re perp<text:span text:style-name="T213">é</text:span>tuellement.</text:p>
        <text:p text:style-name="P41">Qu’Israël o res se re corde</text:p>
        <text:p text:style-name="P41">De chanter solennellement,</text:p>
        <text:p text:style-name="P41">Que sa grande mi se ri corde</text:p>
        <text:p text:style-name="P41">Du re perpe tu el le ment.</text:p>
        <text:p text:style-name="P9"><text:soft-page-break/>La maison d’Aaron ancienne</text:p>
        <text:p text:style-name="P9">Vienne tout haut presentement</text:p>
        <text:p text:style-name="P9">Confesser que la bonté sienne</text:p>
        <text:p text:style-name="P9">Dure perpetuellement.</text:p>
        <text:p text:style-name="P9">Tous ceux qui du Seigneur ont crainte,</text:p>
        <text:p text:style-name="P9">Viennent aussi chanter comment</text:p>
        <text:p text:style-name="P9">Sa bonté pitoyable &amp; sainte</text:p>
        <text:p text:style-name="P9">Dure perpetuellement.</text:p>
        <text:p text:style-name="P9">Ainsi que j’étais en détresse,</text:p>
        <text:p text:style-name="P9">En invoquant sa majesté</text:p>
        <text:p text:style-name="P9">Il m’ouit, &amp; de cette presse</text:p>
        <text:p text:style-name="P9">Me mit au large à sauveté.</text:p>
        <text:p text:style-name="P9">Le tout-puissant qui m’ouit plaindre,</text:p>
        <text:p text:style-name="P9">Mon party toujours tenir veut :</text:p>
        <text:p text:style-name="P9">Qu’ai-je donc que faire de craindre</text:p>
        <text:p text:style-name="P9">Tout ce que l’homme faire peut ?</text:p>
        <text:p text:style-name="_3c_ab_3e_">*</text:p>
        <text:p text:style-name="P9">De mon côté il se retire</text:p>
        <text:p text:style-name="P9">Avec ceux qui me sont amis :</text:p>
        <text:p text:style-name="P9">Ainsi cela que je desire,</text:p>
        <text:p text:style-name="P9">Je verrai en mes ennemis.</text:p>
        <text:p text:style-name="P21">Mieux vaut avoir en Dieu fiance<text:note text:id="ftn204" text:note-class="footnote"><text:note-citation>206</text:note-citation><text:note-body><text:p text:style-name="P112">de <text:span text:style-name="T324">foi, </text:span><text:span text:style-name="T332">fier, fiancer</text:span><text:span text:style-name="T425"> « </text:span><text:span text:style-name="T426">confiance »</text:span></text:p></text:note-body></text:note>,</text:p>
        <text:p text:style-name="P9">Qu’en l’homme qui est moins que riens :</text:p>
        <text:p text:style-name="P21">Mieux vaut avoir en Dieu fiance<text:note text:id="ftn205" text:note-class="footnote"><text:note-citation>207</text:note-citation><text:note-body><text:p text:style-name="P112">de <text:span text:style-name="T324">foi, </text:span><text:span text:style-name="T332">fier, fiancer</text:span><text:span text:style-name="T425"> « </text:span><text:span text:style-name="T426">confiance »</text:span></text:p></text:note-body></text:note></text:p>
        <text:p text:style-name="P9">Qu’aux princes &amp; grands terriens.</text:p>
        <text:p text:style-name="P9">Beaucoup de gens, c’est chose sûre,</text:p>
        <text:p text:style-name="P9">M’assiegerent de tous côtez :</text:p>
        <text:p text:style-name="P9">Au nom de Dieu, ce dy-je à l’heure,</text:p>
        <text:p text:style-name="P71">Ils seront par moi reboutez<text:note text:id="ftn206" text:note-class="footnote"><text:note-citation>208</text:note-citation><text:note-body><text:p text:style-name="Footnote">« <text:span text:style-name="T488">remettre, repousser », </text:span><text:span text:style-name="T510">v. </text:span><text:span text:style-name="T337">rebouteux</text:span></text:p></text:note-body></text:note>.</text:p>
        <text:p text:style-name="P9">Ils m’avaient enclos par grand’ire,</text:p>
        <text:p text:style-name="P9">Enclos m’avaient tous mutinez :</text:p>
        <text:p text:style-name="P9">Au nom de Dieu, ce vein-je à dire,</text:p>
        <text:p text:style-name="P9">Ils seront par moi ruinez.</text:p>
        <text:p text:style-name="P9">Ils m’avaient enclos comme abeilles,</text:p>
        <text:p text:style-name="P9">Et furent les fols &amp; hautains,</text:p>
        <text:p text:style-name="P9">Au nom du grand Dieu des merveilles,</text:p>
        <text:p text:style-name="P9">Comme feu d’épines <text:span text:style-name="T484">é</text:span>teints,</text:p>
        <text:p text:style-name="P9">Tu as, importun adversaire,</text:p>
        <text:p text:style-name="P9">Rudement contre moi couru</text:p>
        <text:p text:style-name="P9">Pour du tout trebucher me faire :</text:p>
        <text:p text:style-name="P9">Mais l’Éternel m’a secouru.</text:p>
        <text:p text:style-name="P9">Le tout-puissant est ma puissance,</text:p>
        <text:p text:style-name="P9">C’est l’argument, c’est le discours</text:p>
        <text:p text:style-name="P9">De mes vers pleins d’esjouissance,</text:p>
        <text:p text:style-name="P9">C’est de lui que j’ai eu secours.</text:p>
        <text:p text:style-name="P9">Aux maisons de mon peuple juste,</text:p>
        <text:p text:style-name="P9">On n’oit rien que jo<text:span text:style-name="T463">i</text:span>e &amp; confort :</text:p>
        <text:p text:style-name="P9"><text:soft-page-break/>On chante, on dit, Le bras robuste</text:p>
        <text:p text:style-name="P9">Du Seigneur a fait grand effort.</text:p>
        <text:p text:style-name="P9">PAUSE</text:p>
        <text:p text:style-name="P9">.</text:p>
        <text:p text:style-name="P9">De l’Éternel la main adextre</text:p>
        <text:p text:style-name="P9">S’est élevée à cette fois :</text:p>
        <text:p text:style-name="P9">Dieu a fait vertu par sa dextre,</text:p>
        <text:p text:style-name="P9">Telle est du bon peuple la voix.</text:p>
        <text:p text:style-name="P9">Arrière, ennemis &amp; envie :</text:p>
        <text:p text:style-name="P9">Car la mort point ne sentirai :</text:p>
        <text:p text:style-name="P9">Ainçois demeurerai en vie</text:p>
        <text:p text:style-name="P9">Et les faits du Seigneur dirai.</text:p>
        <text:p text:style-name="P9">Châtié m’a, je le confesse,</text:p>
        <text:p text:style-name="P9">Châtié m’a, puni, battu :</text:p>
        <text:p text:style-name="P9">Mais point n’a voulu sa hautesse,</text:p>
        <text:p text:style-name="P9">Que par mort je fusse abattu.</text:p>
        <text:p text:style-name="P9">Ouvrez-moi les grand’s portes belles</text:p>
        <text:p text:style-name="P9">Du saint Temple aux justes voué,</text:p>
        <text:p text:style-name="P9">Afin que j’entre par icelles,</text:p>
        <text:p text:style-name="P9">Et que Dieu soit par moi loué,</text:p>
        <text:p text:style-name="P9">Ces grandes portes somptueuses,</text:p>
        <text:p text:style-name="P9">Sont les portes du Seigneur Dieu :</text:p>
        <text:p text:style-name="P9">Les justes gens &amp; vertueuses</text:p>
        <text:p text:style-name="P9">Peuvent passer tout au milieu.</text:p>
        <text:p text:style-name="P9">Là dirai ta gloire supreme,</text:p>
        <text:p text:style-name="P9">Là par moi seras celebré :</text:p>
        <text:p text:style-name="P9">Car en adversité extreme</text:p>
        <text:p text:style-name="P9">Exaucé m’as &amp; délivré.</text:p>
        <text:p text:style-name="_3c_ab_3e_">*</text:p>
        <text:p text:style-name="P9">La pierre par ceux rejetée</text:p>
        <text:p text:style-name="P9">Qui du bâtiment ont le soin,</text:p>
        <text:p text:style-name="P9">A été assise &amp; plantée</text:p>
        <text:p text:style-name="P9">Au principal endroit du coin.</text:p>
        <text:p text:style-name="P9">Cela est un œuvre celeste,</text:p>
        <text:p text:style-name="P9">Faite, pour vrai, du Dieu des dieux,</text:p>
        <text:p text:style-name="P9">Et un miracle manifeste,</text:p>
        <text:p text:style-name="P9">Lequel se presente à nos yeux.</text:p>
        <text:p text:style-name="P9">La voicy l’heureuse journée,</text:p>
        <text:p text:style-name="P9">Que Dieu a faite à plein desir :</text:p>
        <text:p text:style-name="P9">Par nous soit jo<text:span text:style-name="T463">i</text:span>e d<text:span text:style-name="T241">é</text:span>menée,</text:p>
        <text:p text:style-name="P9">Et prenons en elle plaisir.</text:p>
        <text:p text:style-name="P9">Ô Dieu eternel, je te prie,</text:p>
        <text:p text:style-name="P9">Je te prie, ton Roi maintien.</text:p>
        <text:p text:style-name="P9">Ô Dieu je te prie &amp; reprie,</text:p>
        <text:p text:style-name="P9">Sauve ton Roi, &amp; l’entretien.</text:p>
        <text:p text:style-name="P9">Benit soit qui au nom très-digne</text:p>
        <text:p text:style-name="P9">Du Seigneur est venu icy :</text:p>
        <text:p text:style-name="P9">Ô vous de la maison Divine,</text:p>
        <text:p text:style-name="P9">Nous vous benissons tous aussi.</text:p>
        <text:p text:style-name="P9">Dieu est puissant, doux &amp; propice,</text:p>
        <text:p text:style-name="P9"><text:soft-page-break/>Et nous donnera lumière à gré :</text:p>
        <text:p text:style-name="P9">Liez le bœuf du sacrifice</text:p>
        <text:p text:style-name="P9">Aux cornes de l’autel sacré.</text:p>
        <text:p text:style-name="P9">Tu es le seul Dieu que j’honore,</text:p>
        <text:p text:style-name="P9">Aussi sans fin te chanterai :</text:p>
        <text:p text:style-name="P9">Tu es le seul Dieu que j’adore :</text:p>
        <text:p text:style-name="P9">Aussi sans fin t’exalterai.</text:p>
        <text:p text:style-name="P9">Rendez à Dieu louange &amp; gloire,</text:p>
        <text:p text:style-name="P9">Car il est bening &amp; clement :</text:p>
        <text:p text:style-name="P9">Qui plus est, sa bonté notoire</text:p>
        <text:p text:style-name="P9">Dure perpetuellement.</text:p>
        <text:h text:style-name="P200" text:outline-level="2">Psaume <text:span text:style-name="T366">1</text:span><text:span text:style-name="T367">19</text:span> (<text:span text:style-name="T378">Bèze</text:span>, <text:span text:style-name="T378">1551</text:span>)</text:h>
        <text:p text:style-name="P8">Pource qu’en ce Psaume il est traitte de diverses matières, il est difficile d’exposer en brief ce qu’il contient. Car le Prophète exhorte les enfants de Dieu à s’estudier à mener une vie bonne &amp; sainte : en après il monslre la reigle &amp; la manière du vrai service de Dieu, afin que les fidèles s’adonnent du tout à la doctrine de la Loi. Mais pour-ce que souvent il entrelace des promesses par lesquelles il encourage les fidèles de plus en plus à vivre bien &amp; saintemenl, il entremêle aussi des complaintes touchant le méchant mépris de la Loi, afin qu’ils ne se profanent point par mauvais exemples : en somme on trouve divers passages d’une doctrine à autre, &amp; ne poursuyt point un certain argument d’un fil continuel ; il vaudra mieux éplucher chacun poinl en son lieu.</text:p>
        <text:p text:style-name="_3c_ab_3e_">ALEPH</text:p>
        <text:p text:style-name="P9">BIen-heu reuse est la per sonne qui vit</text:p>
        <text:p text:style-name="P38">Avec enti<text:span text:style-name="T579">è</text:span>re &amp; sai ne con sci ence</text:p>
        <text:p text:style-name="P41">Et qui de Dieu les saintes Loix en suit.</text:p>
        <text:p text:style-name="P9">Heu reux qui met tout soin &amp; di li gence</text:p>
        <text:p text:style-name="P41">À bien gar der ses sta tuts pre ci eux,</text:p>
        <text:p text:style-name="P41">Et qui de lui pour chas se la sci ence.</text:p>
        <text:p text:style-name="P9">Certainement ceux ne sont vicieux,</text:p>
        <text:p text:style-name="P9">Qui vont suivan<text:span text:style-name="T525">t</text:span> le chemin qu’il ordonne,</text:p>
        <text:p text:style-name="P9">Et d’aller droit sont toujours curieux.</text:p>
        <text:p text:style-name="P9">Ton vouloir est que chacune personne</text:p>
        <text:p text:style-name="P9">Par dessus tout, bien &amp; étroitement</text:p>
        <text:p text:style-name="P9">À maintenir tes mandemens s’adonne.</text:p>
        <text:p text:style-name="P9">À mon vouloir qu’il te plût tellement</text:p>
        <text:p text:style-name="P9">Dresser mes pas où ta Loi me convie,</text:p>
        <text:p text:style-name="P9">Que fourvoyer n’en puisse aucunement :</text:p>
        <text:p text:style-name="P9">Car loin sera de deshonneur ma vie,</text:p>
        <text:p text:style-name="P9">Tant qu’aurai œil sur tes Loix arrêté,</text:p>
        <text:p text:style-name="P9">Et que j’aurai de les savoir envie.</text:p>
        <text:p text:style-name="P9">Alors par moi tu seras exalté</text:p>
        <text:p text:style-name="P9">D’un cœur tout droit, quand j’aurai peu comprendre</text:p>
        <text:p text:style-name="P9">Tes jugemens tous remplis d’equité.</text:p>
        <text:p text:style-name="P9">Or à garder tes statuts veux entendre :</text:p>
        <text:p text:style-name="P9">Mais je te prie qu’en mon infirmité</text:p>
        <text:p text:style-name="P9">Trop longuement ne te faces attendre :</text:p>
        <text:p text:style-name="_3c_ab_3e_"><text:soft-page-break/>BETH.</text:p>
        <text:p text:style-name="P9">Comme pourront jeunes gens s’amender</text:p>
        <text:p text:style-name="P9">Pour vivre mieux ? en prenant pour adresse</text:p>
        <text:p text:style-name="P9">Ce qu’il t’a pleu nous dire &amp; commander.</text:p>
        <text:p text:style-name="P9">De tout mon cœur je t’ai cerché sans cesse :</text:p>
        <text:p text:style-name="P9">Or donc, Seigneur, hors ton commandement,</text:p>
        <text:p text:style-name="P9">Je te suppli’, fourvoyer ne me laisse.</text:p>
        <text:p text:style-name="P9">Dedans mon cœur, &amp; en l’entendement</text:p>
        <text:p text:style-name="P9">Tes dits je porte, afin que ne t’offense :</text:p>
        <text:p text:style-name="P9">Mais que plutôt chemine droitement.</text:p>
        <text:p text:style-name="P9">Ô Éternel, ton nom plein d’excellence</text:p>
        <text:p text:style-name="P9">Est à bon droit sur tous magnifié,</text:p>
        <text:p text:style-name="P9">De tes edits montre-moi la science.</text:p>
        <text:p text:style-name="P9">Mes lèvres ont preché &amp; publié</text:p>
        <text:p text:style-name="P9">Les jugemens de ta bouche equitable,</text:p>
        <text:p text:style-name="P9">Sans que j’en aie un seul point oublié.</text:p>
        <text:p text:style-name="P9">Ton témoignage &amp; chemin véritable</text:p>
        <text:p text:style-name="P9">M’est un plaisir, que ne veux moins priser</text:p>
        <text:p text:style-name="P9">Que tous les biens de la terre habitable.</text:p>
        <text:p text:style-name="P9">De tes edits on m’orra deviser :</text:p>
        <text:p text:style-name="P9">Et tacherai d’avoir la co<text:span text:style-name="T521">n</text:span>n<text:span text:style-name="T283">a</text:span>issance</text:p>
        <text:p text:style-name="P9">De tes sentiers, où je veux droit viser.</text:p>
        <text:p text:style-name="P9">En tes statuts prendrai réjouissance,</text:p>
        <text:p text:style-name="P9">Et veux si bien à ton dire adviser,</text:p>
        <text:p text:style-name="P9">Qu’à tout jamais j’en aurai souvenance.</text:p>
        <text:p text:style-name="_3c_ab_3e_">GIMEL.</text:p>
        <text:p text:style-name="P9">Épan<text:span text:style-name="T463">ds</text:span> tes biens dessus moi ton servant,</text:p>
        <text:p text:style-name="P9">À celle fin qu’a<text:span text:style-name="T241">is</text:span> le don de vie,</text:p>
        <text:p text:style-name="P9">Pour bien garder ta parole en vivant.</text:p>
        <text:p text:style-name="P9">La maille en l’œil a ma v<text:span text:style-name="T241">ue</text:span> ternie :</text:p>
        <text:p text:style-name="P9">Éclaire-moi, afin que de mes yeux</text:p>
        <text:p text:style-name="P9">Vo<text:span text:style-name="T241">is</text:span> en ta Loi ta grandeur infinie.</text:p>
        <text:p text:style-name="P9">Étranger suis en ces terrestres lieux :</text:p>
        <text:p text:style-name="P9">Or donc, Seigneur, co<text:span text:style-name="T283">n</text:span>n<text:span text:style-name="T283">a</text:span>issance me baille</text:p>
        <text:p text:style-name="P9">De tes <text:span text:style-name="T241">é</text:span>dits pour toujours aller mieux.</text:p>
        <text:p text:style-name="P9">Et jour &amp; nuit mon cœur tant se travaille</text:p>
        <text:p text:style-name="P9">À bien savoir chacun tien jugement,</text:p>
        <text:p text:style-name="P9">Que peu s’en faut que force ne me faille.</text:p>
        <text:p text:style-name="P9">Tous orgueilleux tu traites rudement,</text:p>
        <text:p text:style-name="P9">Et sont maudits tous ces méchants courages,</text:p>
        <text:p text:style-name="P9">Qui vont ainsi contre ton mandement.</text:p>
        <text:p text:style-name="P9">Chasse de moi tous blâmes &amp; outrages,</text:p>
        <text:p text:style-name="P9">Et le facheux mépris où je me vo<text:span text:style-name="T601">is</text:span>,</text:p>
        <text:p text:style-name="P9">Pource que j’ai gardé tes témoignages.</text:p>
        <text:p text:style-name="P9">Tous les plus gros en leur siege aperço<text:span text:style-name="T601">is</text:span></text:p>
        <text:p text:style-name="P9">Causan<text:span text:style-name="T525">t</text:span> de moi, voire tout à leur aise :</text:p>
        <text:p text:style-name="P9">Mais lors ton serf ne pense qu’à ta Loi.</text:p>
        <text:p text:style-name="P9">Ta Loi, Seigneur, c’est tout ce qui m’appaise,</text:p>
        <text:p text:style-name="P9">C’est le conseil que j’ai autour de moi,</text:p>
        <text:p text:style-name="P9"><text:soft-page-break/>Pour en avoir confort en mon mal-aise.</text:p>
        <text:p text:style-name="_3c_ab_3e_">DALETH.</text:p>
        <text:p text:style-name="P9">Je suis, hélas, comme si j’estais mis</text:p>
        <text:p text:style-name="P9">Déjà en terre, &amp; attaché tout contre :</text:p>
        <text:p text:style-name="P9">Ren-moi la vie ainsi que m’as promis.</text:p>
        <text:p text:style-name="P9">En maint affaire &amp; facheuse rencontre</text:p>
        <text:p text:style-name="P9">Je t’ai requis, &amp; tu m’as répondu :</text:p>
        <text:p text:style-name="P9">Répons encor’, &amp; tes statuts me montre.</text:p>
        <text:p text:style-name="P9">Ton mandement par moi soit entendu :</text:p>
        <text:p text:style-name="P9">Et lors j’aurai sur ta Loi merveilleuse</text:p>
        <text:p text:style-name="P9">L’esprit du tout arrêté &amp; tendu.</text:p>
        <text:p text:style-name="P9">Mon âme, hélas, est si fort angoisseuse,</text:p>
        <text:p text:style-name="P9">Qu’elle se fond : veuilles me rassurer,</text:p>
        <text:p text:style-name="P9">Je te suppli’, par ta promesse heureuse.</text:p>
        <text:p text:style-name="P9">Du chemin tors, Seigneur, viens me tirer,</text:p>
        <text:p text:style-name="P9">Et par pitié ta sainte Loi m’envo<text:span text:style-name="T241">ie</text:span>,</text:p>
        <text:p text:style-name="P9">Qui du danger me vienne retirer.</text:p>
        <text:p text:style-name="P9">Car j’ai choisi la sûre &amp; droite vo<text:span text:style-name="T463">i</text:span>e,</text:p>
        <text:p text:style-name="P9">Et tien mon œil toujours comme attaché</text:p>
        <text:p text:style-name="P9">Sur tes <text:span text:style-name="T241">é</text:span>dits, de peur que ne fourvo<text:span text:style-name="T241">i</text:span>e.</text:p>
        <text:p text:style-name="P9">Puis donc Seigneur que j’ai si pr<text:span text:style-name="T241">è</text:span>s tâché</text:p>
        <text:p text:style-name="P9">À ne passer ta divine ordonnance,</text:p>
        <text:p text:style-name="P9">Fa<text:span text:style-name="T452">is</text:span> que ne so<text:span text:style-name="T241">is</text:span> d’infamie entaché.</text:p>
        <text:p text:style-name="P9">Lors je courrai de toute ma puissance</text:p>
        <text:p text:style-name="P9">En tes chemins, quand auras détaché</text:p>
        <text:p text:style-name="P9">Et mis mon cœur en pleine délivrance.</text:p>
        <text:p text:style-name="_3c_ab_3e_">HE.</text:p>
        <text:p text:style-name="P9">Je te suppli’, Seigneur, vouloir sur tout</text:p>
        <text:p text:style-name="P9">De tes statuts les droits sentiers m’apprendre,</text:p>
        <text:p text:style-name="P9">Pour me les voir tenir jusques au bout.</text:p>
        <text:p text:style-name="P9">O<text:span text:style-name="T463">ct</text:span>ro<text:span text:style-name="T241">i</text:span>e-moi esprit pour les comprendre :</text:p>
        <text:p text:style-name="P9">Lors ne faudrai à ta Loi maintenir</text:p>
        <text:p text:style-name="P9">De tout mon cœur, tachant à ne méprendre.</text:p>
        <text:p text:style-name="P9">Mais condu<text:span text:style-name="T448">is</text:span>-moi pour me faire tenir,</text:p>
        <text:p text:style-name="P9">Sans fourvoyer, de tes <text:span text:style-name="T448">é</text:span>dits la sente :</text:p>
        <text:p text:style-name="P9">Car plaisir n’ai qu’à les entretenir.</text:p>
        <text:p text:style-name="P9">Plo<text:span text:style-name="T241">is</text:span> mon cœur &amp; toute mon entente</text:p>
        <text:p text:style-name="P9">À bien savoir tout ce qu’as ordonné :</text:p>
        <text:p text:style-name="P9">Et ne permets qu’avarice le tente.</text:p>
        <text:p text:style-name="P9">Tourne mon œil, qu’il ne soit adonné</text:p>
        <text:p text:style-name="P9">À faux regards, &amp; mon cœur fortifie</text:p>
        <text:p text:style-name="P9">En tes sentiers, où l’as acheminé.</text:p>
        <text:p text:style-name="P9">À moi ton serf conferme &amp; vérifie</text:p>
        <text:p text:style-name="P9">Ce qu’as promis : voire à moi qui te veux</text:p>
        <text:p text:style-name="P9">Craindre sur tout, &amp; qui sur toi me fie.</text:p>
        <text:p text:style-name="P9">Repousse au loin cest opprobre honteux</text:p>
        <text:p text:style-name="P9"><text:soft-page-break/>Que je crain tant : car tu es pitoyable</text:p>
        <text:p text:style-name="P9">En nous jugeant, plutôt que dépiteux.</text:p>
        <text:p text:style-name="P9">Voila, Seigneur, de ta Loi desirable</text:p>
        <text:p text:style-name="P9">Sur toute chose est mon cœur convoiteux :</text:p>
        <text:p text:style-name="P25">D<text:span text:style-name="T257">é</text:span>livre-moi par ta grâce amiable<text:note text:id="ftn207" text:note-class="footnote"><text:note-citation>209</text:note-citation><text:note-body><text:p text:style-name="P122">de <text:span text:style-name="T324">ami</text:span> « <text:span text:style-name="T477">plein d’amitié, d’amour, de charité »</text:span></text:p></text:note-body></text:note>.</text:p>
        <text:p text:style-name="_3c_ab_3e_">VAV.</text:p>
        <text:p text:style-name="P9">Fa<text:span text:style-name="T453">is</text:span>-moi sentir l’effet de ta merci,</text:p>
        <text:p text:style-name="P9">Me preservant des dangers de ce monde,</text:p>
        <text:p text:style-name="P9">D’autant, Seigneur, que l’as promis ainsi :</text:p>
        <text:p text:style-name="P9">À celle fin qu’au pervers je responde,</text:p>
        <text:p text:style-name="P9">Duquel je suis blâmé &amp; detesté,</text:p>
        <text:p text:style-name="P9">Pource que sur ton dire je me fonde.</text:p>
        <text:p text:style-name="P9">Fa<text:span text:style-name="T453">is</text:span> que toujours ta pure vérité</text:p>
        <text:p text:style-name="P9">Soit en ma bouche, &amp; pour jamais s’y tienne :</text:p>
        <text:p text:style-name="P9">Car à tes droits je me suis arrêté :</text:p>
        <text:p text:style-name="P9">Et ne sera jamais que ne maintienne</text:p>
        <text:p text:style-name="P9">Ta sainte Loi, &amp; que de mon pouvoir,</text:p>
        <text:p text:style-name="P9">Tant que vivrai ne la garde &amp; soutienne.</text:p>
        <text:p text:style-name="P9">Lors me pourra chacun appercevoir</text:p>
        <text:p text:style-name="P9">Au large mis, pourautant que je sonde</text:p>
        <text:p text:style-name="P9">Tes saints edits, &amp; tache à les savoir.</text:p>
        <text:p text:style-name="P9">Devant les rois &amp; grands seigneurs du monde</text:p>
        <text:p text:style-name="P9">Ton témoignage alors j’annoncerai,</text:p>
        <text:p text:style-name="P9">Sans que jamais vergongne me confonde.</text:p>
        <text:p text:style-name="P9">Lors de bon cœur je me délecterai</text:p>
        <text:p text:style-name="P9">En cette Loi que nous as adressée,</text:p>
        <text:p text:style-name="P9">Car toujours l’ai aimée &amp; l’aimerai.</text:p>
        <text:p text:style-name="P9">À tes status tiendrai l’âme dressée :</text:p>
        <text:p text:style-name="P9">Et mes deux mains à tes œuvres mettrai,</text:p>
        <text:p text:style-name="P9">Pour te servir de fait &amp; de pensée.</text:p>
        <text:p text:style-name="_3c_ab_3e_">ZAIN.</text:p>
        <text:p text:style-name="P9">Souvienne-toi de tout ce qu’as promis</text:p>
        <text:p text:style-name="P9">À moi ton serf : car depuis ta promesse</text:p>
        <text:p text:style-name="P9">Tout mon espoir en toi, Seigneur, j’ai mis.</text:p>
        <text:p text:style-name="P9">C’est le confort qui mes esprits redresse,</text:p>
        <text:p text:style-name="P9">Qui me preserve &amp; remet en vigueur,</text:p>
        <text:p text:style-name="P9">Incontinent que j’ai quelque détresse.</text:p>
        <text:p text:style-name="P9">Les orgueilleux souvent en ma langueur</text:p>
        <text:p text:style-name="P9">Se sont moquez : mais pour leur arrogance,</text:p>
        <text:p text:style-name="P87"><text:span text:style-name="T306">O</text:span>n<text:span text:style-name="T548">ques</text:span><text:span text:style-name="T548"><text:note text:id="ftn208" text:note-class="footnote"><text:note-citation>210</text:note-citation><text:note-body><text:p text:style-name="P133">du latin <text:span text:style-name="T324">u</text:span><text:span text:style-name="T125">m</text:span><text:span text:style-name="T324">quam</text:span> « une fois »</text:p></text:note-body></text:note></text:span> de ta Loi n’ai détourné mon cœur.</text:p>
        <text:p text:style-name="P9">J’ai eu plutôt, Seigneur, en souvenance,</text:p>
        <text:p text:style-name="P9">Quel jugement toujours tu en as fait :</text:p>
        <text:p text:style-name="P9">Chose qui m’a donné grande allegeance.</text:p>
        <text:p text:style-name="P9">Si qu’en pensant au damnable forfait</text:p>
        <text:p text:style-name="P9">De ces pervers qui ta Loi ont laissée,</text:p>
        <text:p text:style-name="P9"><text:soft-page-break/>Je tremble tout de l’horreur de leur fait.</text:p>
        <text:p text:style-name="P9">Mainte chanson j’ai bâtie &amp; dressée</text:p>
        <text:p text:style-name="P9">Sur tes statuts, quand trouvé je me suis</text:p>
        <text:p text:style-name="P9">Hors mon pays plein de triste pensée.</text:p>
        <text:p text:style-name="P9">Je n’ai failly, mêmes toutes les nuits,</text:p>
        <text:p text:style-name="P9">À t’invoquer, afin que je gardasse,</text:p>
        <text:p text:style-name="P9">Ta sainte Loi en mes plus grands ennuis.</text:p>
        <text:p text:style-name="P9">Bref, j’ai de toi toujours eu cette grâce,</text:p>
        <text:p text:style-name="P9">Que j’ai voulu, &amp; veux tant que je puis,</text:p>
        <text:p text:style-name="P9">Tes mandemens garder, quoi que je face.</text:p>
        <text:p text:style-name="_3c_ab_3e_">HETH.</text:p>
        <text:p text:style-name="P9">Ô Dieu, tu es ma part, &amp; tout mon bien :</text:p>
        <text:p text:style-name="P9">J’ai proposé de ta sainte parole</text:p>
        <text:p text:style-name="P9">Toujours garder fid<text:span text:style-name="T284">è</text:span>lement &amp; bien.</text:p>
        <text:p text:style-name="P9">Or donc, Seigneur, ta pitié me console,</text:p>
        <text:p text:style-name="P9">Je t’en requier affectueusement :</text:p>
        <text:p text:style-name="P9">Et ne soit point ta promesse frivole.</text:p>
        <text:p text:style-name="P9">J’ai épluché mes faits soigneusement :</text:p>
        <text:p text:style-name="P9">Voila pourquoi mes pieds je viens remettre</text:p>
        <text:p text:style-name="P9">Au droit chemin de ton enseignement.</text:p>
        <text:p text:style-name="P9">Et si n’ai point voulu longuement mettre,</text:p>
        <text:p text:style-name="P23"><text:span text:style-name="T243">Mais</text:span><text:span text:style-name="T243"><text:note text:id="ftn209" text:note-class="footnote"><text:note-citation>211</text:note-citation><text:note-body><text:p text:style-name="P118">était <text:span text:style-name="T324">ains</text:span></text:p></text:note-body></text:note></text:span> tout soudain à toi me suis rengé,</text:p>
        <text:p text:style-name="P9">Et de tes loix suis venu m’entremettre.</text:p>
        <text:p text:style-name="P9">Les malins m’ont pillé &amp; saccagé :</text:p>
        <text:p text:style-name="P9">Mais nonobstant leur fureur tant cruelle,</text:p>
        <text:p text:style-name="P9">Jamais ta Loi de mon cœur n’a bougé.</text:p>
        <text:p text:style-name="P9">Je vo<text:span text:style-name="T601">is</text:span> tes droits d’une justice telle,</text:p>
        <text:p text:style-name="P9">Que relever je me veux pour chanter</text:p>
        <text:p text:style-name="P9">En plein minuit ta louange immortelle.</text:p>
        <text:p text:style-name="P9">Ceux qui tes loix veulent executer,</text:p>
        <text:p text:style-name="P9">Ceux qui de Dieu en leurs cœurs ont la crainte,</text:p>
        <text:p text:style-name="P9">Voila les gens que je veux frequenter.</text:p>
        <text:p text:style-name="P9">La terre est pleine, &amp; toute son enceinte,</text:p>
        <text:p text:style-name="P9">Des biens, Seigneur, que lui viens presenter :</text:p>
        <text:p text:style-name="P9">Rempli-moi donc de ta doctrine sainte.</text:p>
        <text:p text:style-name="_3c_ab_3e_">THETH.</text:p>
        <text:p text:style-name="P9">Seigneur, tu as de tes biens épandu</text:p>
        <text:p text:style-name="P9">Sur moi ton serf, ensuyvant tes promesses :</text:p>
        <text:p text:style-name="P9">Car je m’y suis de tout temps attendu.</text:p>
        <text:p text:style-name="P9">Je te supplie qu’en bon sens tu me dresses</text:p>
        <text:p text:style-name="P9">Et bon savoir : car pour certain je cro<text:span text:style-name="T601">is</text:span></text:p>
        <text:p text:style-name="P9">Que vraies sont &amp; sûres tes adresses.</text:p>
        <text:p text:style-name="P9">Avant que d’être ainsi batu de toi,</text:p>
        <text:p text:style-name="P9">De bien aller n’avais ne soin ne cure :</text:p>
        <text:p text:style-name="P9">Mais maintenant je chemine en ta Loi.</text:p>
        <text:p text:style-name="P9">Ô Dieu, tu es tout bon de ta nature,</text:p>
        <text:p text:style-name="P9">Et liberal à tes biens dispenser :</text:p>
        <text:p text:style-name="P9"><text:soft-page-break/>Montre-moi donc tes droits pleins de droiture.</text:p>
        <text:p text:style-name="P9">Les orgueilleux me sont venus brasser</text:p>
        <text:p text:style-name="P9">Maints faux rapports mais pourtant je ne cesse</text:p>
        <text:p text:style-name="P9">De tout mon cœur tes edits embrasser.</text:p>
        <text:p text:style-name="P9">Leurs cœurs sont pris &amp; tous figez de graisse :</text:p>
        <text:p text:style-name="P9">Mais moi, Seigneur, quand plaisir veux avoir,</text:p>
        <text:p text:style-name="P9">Droit à ta Loi, non ailleurs, je m’adresse.</text:p>
        <text:p text:style-name="P9">Un plus grand bien n’eusse peu recevoir,</text:p>
        <text:p text:style-name="P9">Que de sentir ma personne oppressée,</text:p>
        <text:p text:style-name="P9">Pour acquérir de tes loix le savoir.</text:p>
        <text:p text:style-name="P9">D’or ou d’argent grosse somme amassée</text:p>
        <text:p text:style-name="P9">N’est rien au prix de ta Loi bien savoir,</text:p>
        <text:p text:style-name="P9">Que tu nous as toi-même prononcée.</text:p>
        <text:p text:style-name="_3c_ab_3e_">IOD.</text:p>
        <text:p text:style-name="P9">Tes propres mains m’ont fait &amp; façonné :</text:p>
        <text:p text:style-name="P9">Donne-moi donc l’esprit de savoir faire</text:p>
        <text:p text:style-name="P9">Le mandement que tu nous as donné.</text:p>
        <text:p text:style-name="P9">Alors ceux-là qui craignent te déplaire,</text:p>
        <text:p text:style-name="P9">En me voyant sur ton dire appuyé,</text:p>
        <text:p text:style-name="P9">S’esjouiront beaucoup de cest affaire.</text:p>
        <text:p text:style-name="P9">Quand par ta main le monde est châtié,</text:p>
        <text:p text:style-name="P9">Las, je vo<text:span text:style-name="T601">is</text:span> bien que la cause est très-bonne,</text:p>
        <text:p text:style-name="P9">Et qu’à bon droit tu m’as humilié.</text:p>
        <text:p text:style-name="P9">Je te supplie que ta bonté me donne</text:p>
        <text:p text:style-name="P9">Quelque confort en mon affliction,</text:p>
        <text:p text:style-name="P9">Comme ton dire &amp; promesse l’ordonne.</text:p>
        <text:p text:style-name="P9">Vienne sur moi ta grande compassion,</text:p>
        <text:p text:style-name="P9">Et je vivrai : car en ta Loi &amp; crainte</text:p>
        <text:p text:style-name="P9">Gît mon plaisir &amp; consolation.</text:p>
        <text:p text:style-name="P9">Soient tous confus ceux qui sous couleur feinte</text:p>
        <text:p text:style-name="P9">Me font du mal &amp; mon cœur cependant</text:p>
        <text:p text:style-name="P9">Ne pense à rien, qu’à ta doctrine sainte.</text:p>
        <text:p text:style-name="P9">Retourne à moi tout homme pretendant</text:p>
        <text:p text:style-name="P9">Avecques moi te reverer &amp; craindre,</text:p>
        <text:p text:style-name="P9">Tout homme aussi ta doctrine entendant.</text:p>
        <text:p text:style-name="P9">Mon cœur entier, sans rien flechir ne feindre,</text:p>
        <text:p text:style-name="P9">Tes loix ensuive, afin qu’en t’attendant,</text:p>
        <text:p text:style-name="P9">D’être confus je ne me puisse plaindre.</text:p>
        <text:p text:style-name="_3c_ab_3e_">CAPH.</text:p>
        <text:p text:style-name="P9">De ton salut je suis tant desireux</text:p>
        <text:p text:style-name="P9">En attendant de ton dire l’issue,</text:p>
        <text:p text:style-name="P9">Que mon esprit en est tout langoureux.</text:p>
        <text:p text:style-name="P9">Je suis lassé d’avoir en haut la vue,</text:p>
        <text:p text:style-name="P9">Disant, Ô Dieu, en qui me suis fié,</text:p>
        <text:p text:style-name="P9">Quand m’aideras en ma déconvenue ?</text:p>
        <text:p text:style-name="P9">Je suis retrait (tant je suis ennuyé)</text:p>
        <text:p text:style-name="P9">Comme une peau mise à la cheminée :</text:p>
        <text:p text:style-name="P9"><text:soft-page-break/>Et si n’ai rien de tes loix oublié.</text:p>
        <text:p text:style-name="P9">Las ! quelle espace est encore ordonnée</text:p>
        <text:p text:style-name="P9">À moi ton serf, avant que puisse voir</text:p>
        <text:p text:style-name="P9">Sur mes haineux ta sentence donnée ?</text:p>
        <text:p text:style-name="P136">Ces faux pervers me cuidan<text:span text:style-name="T286">t</text:span><text:span text:style-name="T286"><text:note text:id="ftn210" text:note-class="footnote"><text:note-citation>212</text:note-citation><text:note-body><text:p text:style-name="P154">« penser à »</text:p></text:note-body></text:note></text:span> faire choir,</text:p>
        <text:p text:style-name="P9">M’ont apprêté des fosses décevables</text:p>
        <text:p text:style-name="P9">Contre ta Loi, pour ton serf décevoir.</text:p>
        <text:p text:style-name="P9">Tes mandemens sont toujours véritables :</text:p>
        <text:p text:style-name="P9">Tu sais qu’à tort ils m’ont persecuté :</text:p>
        <text:p text:style-name="P9">Las ! montre-moi tes faveurs secourables :</text:p>
        <text:p text:style-name="P9">Bien peu s’en faut que du tout n’aie été</text:p>
        <text:p text:style-name="P9">Versé par terre en extreme ruine :</text:p>
        <text:p text:style-name="P9">Si n’ai-je point ton vouloir rejeté.</text:p>
        <text:p text:style-name="P9">Restaure-moi par ta bonté benigne :</text:p>
        <text:p text:style-name="P9">Et lors sera par moi executé</text:p>
        <text:p text:style-name="P9">Le mandement de ta bouche Divine.</text:p>
        <text:p text:style-name="_3c_ab_3e_">LAMED.</text:p>
        <text:p text:style-name="P9">En ce haut ciel que tu creas jadis,</text:p>
        <text:p text:style-name="P9">Est &amp; sera à jamais engravée</text:p>
        <text:p text:style-name="P9">L’eternité de tout ce que tu dis.</text:p>
        <text:p text:style-name="P9">De siecle à autre est ta foi approuvée :</text:p>
        <text:p text:style-name="P9">Témoin la terre assise si adroit :</text:p>
        <text:p text:style-name="P9">Que ferme &amp; stable elle est toujours trouvée.</text:p>
        <text:p text:style-name="P9">Même aujourd’hui tout l’univers on voit</text:p>
        <text:p text:style-name="P9">Perseverer sous ta sainte conduite :</text:p>
        <text:p text:style-name="P9">Car c’est à toi qu’obeissance on doit.</text:p>
        <text:p text:style-name="P9">Et n’eût été que mon âme est instruite</text:p>
        <text:p text:style-name="P9">À ne cercher qu’en ta Loi mon confort,</text:p>
        <text:p text:style-name="P9">Certes pieça ma vie fust détruite.</text:p>
        <text:p text:style-name="P9">De tes statuts &amp; de leur reconfort,</text:p>
        <text:p text:style-name="P9">Pour tout jamais la mémoire je garde,</text:p>
        <text:p text:style-name="P9">Puis que par eux tiré m’as de la mort.</text:p>
        <text:p text:style-name="P9">Je suis à toi : sois donc ma sauvegarde :</text:p>
        <text:p text:style-name="P9">Car à savoir ta sainte volonté</text:p>
        <text:p text:style-name="P9">Et mandement, dessus tout je regarde.</text:p>
        <text:p text:style-name="P9">Des faux pervers toujours suis aguetté :</text:p>
        <text:p text:style-name="P9">Mais cependant à ta pure doctrine</text:p>
        <text:p text:style-name="P9">Et témoignage est mon cœur arrêté.</text:p>
        <text:p text:style-name="P9">Je ne vo<text:span text:style-name="T601">is</text:span> rien si grand qui ne décline,</text:p>
        <text:p text:style-name="P9">Fors tes edits, desquels l’authorité</text:p>
        <text:p text:style-name="P9">Et grande vertu jamais ne se termine.</text:p>
        <text:p text:style-name="_3c_ab_3e_">MEM.</text:p>
        <text:p text:style-name="P9">Ô que ta Loi j’ai suyvie toujours</text:p>
        <text:p text:style-name="P9">D’un cœur ardent, &amp; tout rempli de zele !</text:p>
        <text:p text:style-name="P9">Parler ne puis d’autre cas tous les jours.</text:p>
        <text:p text:style-name="P9">Ta Loi m’apprend une prudence telle,</text:p>
        <text:p text:style-name="P9"><text:soft-page-break/>Que suis plus fin que tous mes ennemis :</text:p>
        <text:p text:style-name="P9">Car en tout temps je demeure avec elle.</text:p>
        <text:p text:style-name="P9">Tu as en moi tant de sagesse mis,</text:p>
        <text:p text:style-name="P9">Que mes docteurs en doctrine je passe :</text:p>
        <text:p text:style-name="P9">Car à tes droits tout mon cœur j’ai submis.</text:p>
        <text:p text:style-name="P9">En bon conseil les plus vieux je surpasse :</text:p>
        <text:p text:style-name="P9">Et tout cela, d’autant qu’ai regardé</text:p>
        <text:p text:style-name="P9">Toujours sur tout que tes loix je gardasse.</text:p>
        <text:p text:style-name="P9">Tant que j’ai peu, j’ai mon pied engardé</text:p>
        <text:p text:style-name="P9">Du chemin tors, afin que peusse ensuivre</text:p>
        <text:p text:style-name="P9">Ce que nous a ta bouche commandé.</text:p>
        <text:p text:style-name="P9">Tes jugemens, Seigneur, j’ai voulu suivre</text:p>
        <text:p text:style-name="P9">Sans décliner, car tu m’apprens par eux</text:p>
        <text:p text:style-name="P9">Comment il faut bien &amp; justement vivre.</text:p>
        <text:p text:style-name="P9">Ô que tes dits m’ont été savoureux,</text:p>
        <text:p text:style-name="P9">En les goûtant ! Ô que d’iceux l’usage</text:p>
        <text:p text:style-name="P9">Plus que du miel m’est doux &amp; amoureux !</text:p>
        <text:p text:style-name="P9">Tes mandemens me font devenir sage :</text:p>
        <text:p text:style-name="P9">Parquoi aussi le chemin malheureux</text:p>
        <text:p text:style-name="P9">J’ai detesté toujours en mon courage.</text:p>
        <text:p text:style-name="_3c_ab_3e_">NUN.</text:p>
        <text:p text:style-name="P9">Ta parole est ainsi comme un flambeau,</text:p>
        <text:p text:style-name="P9">Guidant mes pas, &amp; comme une lumière</text:p>
        <text:p text:style-name="P9">Pour me montrer le chemin le plus beau.</text:p>
        <text:p text:style-name="P9">J’ai fait serment, &amp; d’une foi entière</text:p>
        <text:p text:style-name="P9">Le garderai, de bien garder sur tout</text:p>
        <text:p text:style-name="P9">Les jugemens de ta Loi droiturière.</text:p>
        <text:p text:style-name="P9">Seigneur, je suis affligé jusqu’au bout,</text:p>
        <text:p text:style-name="P9">Tien-moi promesse, &amp; par ta bonté grande</text:p>
        <text:p text:style-name="P9">Vien<text:span text:style-name="T595">s</text:span>-me tirer &amp; remettre sus bout.</text:p>
        <text:p text:style-name="P9">Veuille, Seigneur, recevoir cette offrande,</text:p>
        <text:p text:style-name="P9">Que je te fai<text:span text:style-name="T453">s</text:span> de cœur &amp; franche voix,</text:p>
        <text:p text:style-name="P9">Et me montrer ce que ta Loi commande.</text:p>
        <text:p text:style-name="P9">Mon âme, hélas ! comme si je l’avais</text:p>
        <text:p text:style-name="P9">Dedans la main à mort est exposée :</text:p>
        <text:p text:style-name="P9">Et si n’ai rien oublié de tes loix.</text:p>
        <text:p text:style-name="P9">Les malins m’ont mainte embuche dressée :</text:p>
        <text:p text:style-name="P87">Mais leur embuche on<text:span text:style-name="T548">ques</text:span><text:span text:style-name="T548"><text:note text:id="ftn211" text:note-class="footnote"><text:note-citation>213</text:note-citation><text:note-body><text:p text:style-name="P133">du latin <text:span text:style-name="T324">u</text:span><text:span text:style-name="T125">m</text:span><text:span text:style-name="T324">quam</text:span> « une fois »</text:p></text:note-body></text:note></text:span> ne m’ébranla :</text:p>
        <text:p text:style-name="P9">Et de ta Loi la sente n’ai laissée.</text:p>
        <text:p text:style-name="P9">Ta Loi est mienne, &amp; mon cœur prise l’a</text:p>
        <text:p text:style-name="P9">Comme un droit fonds, &amp; son propre héritage :</text:p>
        <text:p text:style-name="P9">Car tout mon cœur &amp; mon plaisir est là.</text:p>
        <text:p text:style-name="P9">À tout jamais prattiquerai l’usage</text:p>
        <text:p text:style-name="P9">De tes statuts, pourautant qu’à cela</text:p>
        <text:p text:style-name="P9">J’ai de tout temps appliqué mon courage :</text:p>
        <text:p text:style-name="_3c_ab_3e_">SAMECH.</text:p>
        <text:p text:style-name="P9">J’ai toujours eu en detestation</text:p>
        <text:p text:style-name="P9"><text:soft-page-break/>Celui qui rien qu’à mal-faire ne pense :</text:p>
        <text:p text:style-name="P9">Mais en ta Loi gît mon affection.</text:p>
        <text:p text:style-name="P9">Seigneur, tu es ma très-sûre défense,</text:p>
        <text:p text:style-name="P9">Je n’ai recours ne cachette qu’en toi,</text:p>
        <text:p text:style-name="P9">En t’attendant en toute patience.</text:p>
        <text:p text:style-name="P9">Sus donc, pervers, retirez-vous de moi,</text:p>
        <text:p text:style-name="P9">Je ne veux plus que mon esprit s’amuse</text:p>
        <text:p text:style-name="P9">Qu’à bien garder de mon Seigneur la Loi.</text:p>
        <text:p text:style-name="P9">De m’assurer je te prie ne refuse.</text:p>
        <text:p text:style-name="P9">Comme as promis me tirer de la mort :</text:p>
        <text:p text:style-name="P9">Et ne permets que mon espoir m’abuse.</text:p>
        <text:p text:style-name="P9">Sois mon appui, je serai sain &amp; fort :</text:p>
        <text:p text:style-name="P9">Quelque tourment ou mal qui me menace,</text:p>
        <text:p text:style-name="P9">Toujours ta Loi sera mon reconfort.</text:p>
        <text:p text:style-name="P9">Ceux qui n’ont soin de bien suivre à la trace</text:p>
        <text:p text:style-name="P9">Tes saints statuts, à beaux pieds fouleras :</text:p>
        <text:p text:style-name="P9">Car en leurs cœurs ne songent que fallace.</text:p>
        <text:p text:style-name="P9">Ainsi qu’écume au loin tu jetteras</text:p>
        <text:p text:style-name="P9">Tous les pervers : c’est pourquoi je m’adonne</text:p>
        <text:p text:style-name="P9">À tant aimer ce qu’enjoint tu nous as.</text:p>
        <text:p text:style-name="P9">Penser ne puis que je ne m’en étonne,</text:p>
        <text:p text:style-name="P9">Au jugement rigoureux qu’en feras :</text:p>
        <text:p text:style-name="P9">Et de grande peur tout le corps me frissonne</text:p>
        <text:p text:style-name="_3c_ab_3e_">AIN.</text:p>
        <text:p text:style-name="P9">Droit &amp; bon juge à tous me suis porté :</text:p>
        <text:p text:style-name="P9">Ne permets point que so<text:span text:style-name="T463">it</text:span> baillé en pro<text:span text:style-name="T241">i</text:span>e</text:p>
        <text:p text:style-name="P9">À ceux desquels à tort suis tourmenté.</text:p>
        <text:p text:style-name="P9">Pleige plutôt en tout bien &amp; en jo<text:span text:style-name="T463">i</text:span>e</text:p>
        <text:p text:style-name="P9">Ton serviteur, de peur que finement</text:p>
        <text:p text:style-name="P9">Des orgueilleux oppressé je ne so<text:span text:style-name="T241">is</text:span>.</text:p>
        <text:p text:style-name="P9">Mes yeux sont las d’attendre longuement</text:p>
        <text:p text:style-name="P9">Ton vrai salut, dont promesse m’as faite,</text:p>
        <text:p text:style-name="P9">Toi qui ne peux faillir aucunement.</text:p>
        <text:p text:style-name="P9">Je te supplie prends ton serf, &amp; le traite</text:p>
        <text:p text:style-name="P9">Par ta douceur, lui faisant recevoir</text:p>
        <text:p text:style-name="P9">De tes statuts co<text:span text:style-name="T283">n</text:span>n<text:span text:style-name="T283">a</text:span>issance parfaite.</text:p>
        <text:p text:style-name="P9">Ton serf je suis : fa<text:span text:style-name="T453">is</text:span>-moi donques avoir</text:p>
        <text:p text:style-name="P9">Si bon esprit &amp; si vif, que je puisse</text:p>
        <text:p text:style-name="P9">De tes edits les secrets concevoir.</text:p>
        <text:p text:style-name="P9">Or est-il temps que tu faces justice :</text:p>
        <text:p text:style-name="P9">Il n’y a plus entre nous loi ne foi,</text:p>
        <text:p text:style-name="P9">Qui des humains retienne la malice.</text:p>
        <text:p text:style-name="P9">Aussi, Seigneur, c’est la raison pourquoi</text:p>
        <text:p text:style-name="P9">Trop plus que l’or &amp; pierrerie exquise :</text:p>
        <text:p text:style-name="P9">Tes mandemens sont estimez de moi :</text:p>
        <text:p text:style-name="P9">Pourquoi par tout justes je trouve &amp; prise</text:p>
        <text:p text:style-name="P9">Tous tes edits : &amp; pour suivre ta Loi</text:p>
        <text:p text:style-name="P9">Toute malice en telle haine ai prise.</text:p>
        <text:p text:style-name="_3c_ab_3e_">PHE.</text:p>
        <text:p text:style-name="P9"><text:soft-page-break/>En tes edits, pour vrai, sont contenus</text:p>
        <text:p text:style-name="P9">Les grands secrets de science profonde :</text:p>
        <text:p text:style-name="P9">Voilà pourquoi de moi sont maintenus.</text:p>
        <text:p text:style-name="P9">Dedans ta Loi telle lumière abonde,</text:p>
        <text:p text:style-name="P9">Que dés l’entrée on en est éclairé,</text:p>
        <text:p text:style-name="P9">Et rend savan<text:span text:style-name="T525">t</text:span>s les plus petits du monde.</text:p>
        <text:p text:style-name="P9">J’ai maintesfois baaillé &amp; souspiré</text:p>
        <text:p text:style-name="P9">De grand desir que j’ai de savoir faire</text:p>
        <text:p text:style-name="P9">Ce que nous as par ta Loi déclaré.</text:p>
        <text:p text:style-name="P9">Regarde-moi, &amp; me sois debonnaire :</text:p>
        <text:p text:style-name="P9">Comme envers ceux qui t’aiment de bon cœur,</text:p>
        <text:p text:style-name="P9">Tu vas montrant ta faveur ordinaire.</text:p>
        <text:p text:style-name="P9">Condu<text:span text:style-name="T223">is</text:span> mes pas au chemin bon &amp; sûr</text:p>
        <text:p text:style-name="P9">Par ta parole : &amp; tant ne m’abandonne,</text:p>
        <text:p text:style-name="P9">Que dessus moi mon péché soit vainqueur.</text:p>
        <text:p text:style-name="P9">Quelques ennuis que l’ennemi me donne,</text:p>
        <text:p text:style-name="P9">Preserve-moi en toute adversité,</text:p>
        <text:p text:style-name="P9">Et je vivrai comme ta Loi l’ordonne.</text:p>
        <text:p text:style-name="P9">Sur moi ton serf s’épande la clairté</text:p>
        <text:p text:style-name="P9">De ton visage, &amp; m’apprends à comprendre</text:p>
        <text:p text:style-name="P9">Ce que nous as par tes loix arrêté.</text:p>
        <text:p text:style-name="P9">De mes deux yeux larmes je fa<text:span text:style-name="T453">is</text:span> descendre</text:p>
        <text:p text:style-name="P9">À grands ruisseaux, tant je suis contristé</text:p>
        <text:p text:style-name="P9">Qu’à ta Loi sainte on ne veut point entendre.</text:p>
        <text:p text:style-name="_3c_ab_3e_">ZADE.</text:p>
        <text:p text:style-name="P9">Seigneur, tu es tout juste en tout endroit,</text:p>
        <text:p text:style-name="P9">Et ne t’advient jamais, quoi que tu faces,</text:p>
        <text:p text:style-name="P9">De faire rien qui ne soit bon &amp; droit.</text:p>
        <text:p text:style-name="P9">Rendre le droit, fuir toutes falaces,</text:p>
        <text:p text:style-name="P9">Voila deux cas commandez en ta Loi</text:p>
        <text:p text:style-name="P9">Expressement, &amp; sur grandes menaces.</text:p>
        <text:p text:style-name="P9">Je meurs quasi voyant, comme je vo<text:span text:style-name="T601">is</text:span>,</text:p>
        <text:p text:style-name="P9">Par mes haineux ta parole oubliée,</text:p>
        <text:p text:style-name="P9">De grand dépit que j’en ai dedans moi :</text:p>
        <text:p text:style-name="P9">Pource qu’elle est nette &amp; purifiée</text:p>
        <text:p text:style-name="P9">Jusques au bout, &amp; que l’affection</text:p>
        <text:p text:style-name="P9">De moi ton serf à elle est dediée.</text:p>
        <text:p text:style-name="P9">Quoi que je sois bas de condition,</text:p>
        <text:p text:style-name="P9">Et méprisé, j’ai toujours souvenance</text:p>
        <text:p text:style-name="P9">De tes edits en mon affliction</text:p>
        <text:p text:style-name="P9">Tes droits sont droits, dont jamais la puissance</text:p>
        <text:p text:style-name="P9">Ne défaudra, &amp; rien que vérité</text:p>
        <text:p text:style-name="P9">N’est contenu en ta sainte ordonnance.</text:p>
        <text:p text:style-name="P9">Affligé suis, pressé, persecuté :</text:p>
        <text:p text:style-name="P9">Mais nonobstant mainte peine endurée,</text:p>
        <text:p text:style-name="P9">Tes mandemens mon plaisir ont été.</text:p>
        <text:p text:style-name="P9">Ta justice est d’eternelle durée :</text:p>
        <text:p text:style-name="P9">Apprends-la moi par ta grande bonté,</text:p>
        <text:p text:style-name="P9">Lors je vivrai d’une vie assur<text:span text:style-name="T224">é</text:span>e.</text:p>
        <text:p text:style-name="P9">COPH.</text:p>
        <text:p text:style-name="P9"><text:soft-page-break/>Je t’ai prié, Seigneur, tout hautement</text:p>
        <text:p text:style-name="P9">De tout mon cœur : répons à ma demande,</text:p>
        <text:p text:style-name="P9">Et je ferai ton saint commandement.</text:p>
        <text:p text:style-name="P9">C’est toi, mon Dieu, que j’invoque &amp; demande :</text:p>
        <text:p text:style-name="P9">Las ! sauve-moi, &amp; par moi maintenu</text:p>
        <text:p text:style-name="P9">Toujours sera ce que ta Loi commande.</text:p>
        <text:p text:style-name="P9">À toi je crie avant que soit venu</text:p>
        <text:p text:style-name="P9">Le point du jour : car du tout je m’arrête</text:p>
        <text:p text:style-name="P9">À ta Parole, &amp; là me suis tenu.</text:p>
        <text:p text:style-name="P9">Sans que le guet de veiller m’admonneste,</text:p>
        <text:p text:style-name="P9">Mes yeux ouvers de veiller ont souci :</text:p>
        <text:p text:style-name="P9">Et tien toujours ta parole en ma tête.</text:p>
        <text:p text:style-name="P9">Enten ma voix, Seigneur, par ta merci,</text:p>
        <text:p text:style-name="P9">En restaurant mes forces qui déclinent :</text:p>
        <text:p text:style-name="P9">Comme il t’a pleu de faire jusqu’ici.</text:p>
        <text:p text:style-name="P9">Mes ennemis qui contre moi machinent,</text:p>
        <text:p text:style-name="P9">M’ont approché, fuyan<text:span text:style-name="T525">t</text:span> d’autre côté</text:p>
        <text:p text:style-name="P9">Tes saintes Loix, qui leur fraude abominent.</text:p>
        <text:p text:style-name="P9">Mais près de moi en ma necessité</text:p>
        <text:p text:style-name="P9">Toujours te tien, pour m’être secourable :</text:p>
        <text:p text:style-name="P9">Car tes statuts ne sont que vérité.</text:p>
        <text:p text:style-name="P9">Ton témoignage est sûr &amp; immuable,</text:p>
        <text:p text:style-name="P9">Et sera tel à perpetuité :</text:p>
        <text:p text:style-name="P9">Je tien cela pieça pour véritable.</text:p>
        <text:p text:style-name="_3c_ab_3e_">RESCH.</text:p>
        <text:p text:style-name="P9">Vo<text:span text:style-name="T601">is</text:span> la misère où je suis detenu,</text:p>
        <text:p text:style-name="P9">Et m’en retire à cause qu’en icelle</text:p>
        <text:p text:style-name="P9">Toujours me suis de ta Loi souvenu.</text:p>
        <text:p text:style-name="P9">Las ! soutien-moi en ma bonne querelle,</text:p>
        <text:p text:style-name="P9">Rachete-moi, me gardant de mourir,</text:p>
        <text:p text:style-name="P9">Pour me tenir ta promesse eternelle.</text:p>
        <text:p text:style-name="P9">Tous ces méchants, faute de s’enquérir</text:p>
        <text:p text:style-name="P9">De tes statuts, sont loin de l’esperance</text:p>
        <text:p text:style-name="P9">De leur salut, &amp; tous prêts à périr.</text:p>
        <text:p text:style-name="P9">Mais très-grand est, Ô Dieu, ta bien-veuillance :</text:p>
        <text:p text:style-name="P9">Montre-toi donc tel qu’as accoutumé,</text:p>
        <text:p text:style-name="P9">En remettant ma vie en assurance.</text:p>
        <text:p text:style-name="P9">Jamais le train n’ai desaccoutumé</text:p>
        <text:p text:style-name="P9">De tes edits, quoi qu’assailly je so<text:span text:style-name="T241">is</text:span></text:p>
        <text:p text:style-name="P9">Par tant de peuple, &amp; si fort animé.</text:p>
        <text:p text:style-name="P9">Las ! quand il faut que ces traîtres je vo<text:span text:style-name="T241">is</text:span>,</text:p>
        <text:p text:style-name="P9">Je meurs d’ennui dequoi si lachement</text:p>
        <text:p text:style-name="P9">De ta parole ils ont laissé la vo<text:span text:style-name="T241">i</text:span>e.</text:p>
        <text:p text:style-name="P9">Vo<text:span text:style-name="T241">is</text:span> comme j’ai ton saint commandement</text:p>
        <text:p text:style-name="P9">Toujours aimé : &amp; ta bonté propice</text:p>
        <text:p text:style-name="P9">En ma langueur me donne amendement.</text:p>
        <text:p text:style-name="P9">Avant toute œuvre il faut que s’accomplisse</text:p>
        <text:p text:style-name="P9">Ce que tu dis : jamais n’est autrement</text:p>
        <text:p text:style-name="P9">De tous arrests donnez en ta justice.</text:p>
        <text:p text:style-name="_3c_ab_3e_"><text:soft-page-break/>SCHIN.</text:p>
        <text:p text:style-name="P9">Les princes m’ont à tort persecuté :</text:p>
        <text:p text:style-name="P9">Mais je n’ai craint leur effort &amp; puissance :</text:p>
        <text:p text:style-name="P9">Plutôt, Seigneur, ton dire ai redouté.</text:p>
        <text:p text:style-name="P9">Je ne reço<text:span text:style-name="T601">is</text:span> moins de réjouissance</text:p>
        <text:p text:style-name="P9">Par tes propos que si j’avais trouvé</text:p>
        <text:p text:style-name="P9">Quelque butin, ou bien grande chevance,</text:p>
        <text:p text:style-name="P9">Je hai<text:span text:style-name="T453">s</text:span> sur tout un rapport controuvé,</text:p>
        <text:p text:style-name="P9">N’estimant chose au monde plus méchante :</text:p>
        <text:p text:style-name="P9">Mais ta Loi est mon plaisir approuvé.</text:p>
        <text:p text:style-name="P61">Sept fois je jour, Ô Dieu, ton los<text:note text:id="ftn212" text:note-class="footnote"><text:note-citation>214</text:note-citation><text:note-body><text:p text:style-name="P106">de <text:span text:style-name="T324">louer</text:span> « renom »</text:p></text:note-body></text:note> je chante,</text:p>
        <text:p text:style-name="P9">Considerant les actes merveilleux</text:p>
        <text:p text:style-name="P9">De ta Loi juste en l’univers regnante.</text:p>
        <text:p text:style-name="P9">Paix très-paisible est ordonnée à ceux</text:p>
        <text:p text:style-name="P9">Qui ta Loi sainte aiment &amp; tiennent chère :</text:p>
        <text:p text:style-name="P9">Et n’y a rien qui leur soit périlleux.</text:p>
        <text:p text:style-name="P9">De toi, mon Dieu, mon vrai salut j’espère :</text:p>
        <text:p text:style-name="P9">Tachant sur tout de pensée &amp; de fait,</text:p>
        <text:p text:style-name="P9">De faire tant qu’à tes loix j’obtempère.</text:p>
        <text:p text:style-name="P9">Mon cœur a mis tes edits en effet</text:p>
        <text:p text:style-name="P9">Songneusement, me gardant de meffaire :</text:p>
        <text:p text:style-name="P9">Car je leur porte amour vrai &amp; parfait.</text:p>
        <text:p text:style-name="P9">Tes mandemens j’ensu<text:span text:style-name="T448">is</text:span> en tout affaire :</text:p>
        <text:p text:style-name="P9">Car quoi que j’aie oncques pensé ne fait,</text:p>
        <text:p text:style-name="P9">Tes yeux en ont co<text:span text:style-name="T521">n</text:span>n<text:span text:style-name="T283">a</text:span>issance très-claire.</text:p>
        <text:p text:style-name="_3c_ab_3e_">THAV.</text:p>
        <text:p text:style-name="P9">À toi, mon Dieu, mon cri puisse venir,</text:p>
        <text:p text:style-name="P9">Puis donne-moi le don d’intelligence,</text:p>
        <text:p text:style-name="P9">Pour ta Parole envers moi maintenir.</text:p>
        <text:p text:style-name="P9">Vienne ma voix jusques en ta presence :</text:p>
        <text:p text:style-name="P9">Et me délivre, ainsi comme jadis</text:p>
        <text:p text:style-name="P9">Tu m’as promis, par ta grande clemence.</text:p>
        <text:p text:style-name="P9">Alors par moi tes beaux faits seront dits,</text:p>
        <text:p text:style-name="P9">À pleine bouche, ayant reçu la grâce</text:p>
        <text:p text:style-name="P9">D’entendre bien chacun de tes edits.</text:p>
        <text:p text:style-name="P9">Alors j’irai parlant de bonne audace</text:p>
        <text:p text:style-name="P9">De ta promesse, &amp; dirai rondement,</text:p>
        <text:p text:style-name="P9">Que tes edits sont droits &amp; sans fallace.</text:p>
        <text:p text:style-name="P9">Je te supplie vouloir tout promptement,</text:p>
        <text:p text:style-name="P9">Pour me sauver, sur moi ta main <text:span text:style-name="T484">é</text:span>tendre ;</text:p>
        <text:p text:style-name="P9">Car j’ai choisi ton saint commandement.</text:p>
        <text:p text:style-name="P9">C’est toi duquel je veux salut pretendre :</text:p>
        <text:p text:style-name="P9">Car je ne puis, Seigneur, aucun plaisir</text:p>
        <text:p text:style-name="P9">Hors de ta Loi ne pourchasser ne prendre.</text:p>
        <text:p text:style-name="P9">Pour te louer, de vivre j’ai desir :</text:p>
        <text:p text:style-name="P9">Car de ta grâce à moi toujours montrée,</text:p>
        <text:p text:style-name="P9">Tu ne voudras, Seigneur, me dessaisir</text:p>
        <text:p text:style-name="P9">Hélas ! je suis la brebis égarée :</text:p>
        <text:p text:style-name="P9"><text:soft-page-break/>De me cercher, Seigneur, prends le loisir :</text:p>
        <text:p text:style-name="P9">Car en mon cœur ta Loi est demeurée.</text:p>
        <text:h text:style-name="P200" text:outline-level="2">Psaume <text:span text:style-name="T366">1</text:span><text:span text:style-name="T367">20</text:span> (<text:span text:style-name="T378">Bèze</text:span>, <text:span text:style-name="T378">1551</text:span>)</text:h>
        <text:p text:style-name="P8">Si nous pensons que David soit autheur de ce Psaume, comme il est bien-vraysemblable, il récite comment au milieu de ses angoisses &amp; perplexitez il a été songneux de prier Dieu, lors que pour éviter la cruauté de Saiil il était errant en divers exils. Mais sur tout il se complaind des malins rapporteurs, qui par fausses calomnies le chargeaient à tort. Que si nous aimons mieux suyvre autre conjecture, ce sera une simple &amp; générale complainte des faux rapports. Au reste, ce Psaume &amp; les quatorze su<text:span text:style-name="T525">i</text:span>van<text:span text:style-name="T525">t</text:span>s sont nommez Pseaumes des degrez : mais quant à la raison les docteurs hébrieux mêmes n’en sont pas d’accord. Aucuns imaginent qu’il y avait quinze degrez au Temple à l’endroit qui était destiné pour la place des hommes, en lieu que les femmes demeuraient au plus bas : mais c’est deviner sans raison : aussi nous sçavons comment en ces choses incertaines les Juifs se donnent congé de forger tout ce qui leur vient en fantasie. Les autres exposent Pseaumes des montées : &amp; par la Montée, entendent le retour de l’exil de Babylone, qui est un sens du tout contraint -. car il est manifestement notoire que la plus grand'part d’iceux a été composée ou par David, ou par Solomon : &amp; il est aisé a recueillir mêmes par l’argument, que tous ceux que David a composez ont été chantez lui encore régnant.</text:p>
        <text:p text:style-name="P8">Les autres pensent que par ce mot de Montées, sont signifiez certains tons de Musique. Il y en a aussi qui disent que c’était le commencement de quelque chanson. Or jà soit que quant à ceci je ne me donne pas grand'peine, comme la chose étant de peu de conséquence, il y a toutefois quelque apparence que ce nom a été donné à ces Pseaumes, pour-ce qu’ils étaient de chant plus haut. Car il descend d’un verbe hébrieu qui signifie autant comme Monter : &amp; pourtant je suis content de suyvre ceux qui pensent que par ce mot sont signifiez les degrez de chantrerie, &amp; divers tons de musique monlans de l’un à l’autre.</text:p>
        <text:p text:style-name="P9">ALors qu’afflic ti on me presse,</text:p>
        <text:p text:style-name="P41">Ma clameur au Seigneur j’a dresse.</text:p>
        <text:p text:style-name="P9">Car quand je viens à le se mondre,</text:p>
        <text:p text:style-name="P9">Ja mais ne faut à me res pondre.</text:p>
        <text:p text:style-name="P9">Contre ces le vres tant men teuses</text:p>
        <text:p text:style-name="P9">Con tre ces langues tant fla teuses,</text:p>
        <text:p text:style-name="P9">Veuilles, Seigneur, par ta bon té,</text:p>
        <text:p text:style-name="P9">Met tre ma vie à sau ve té.</text:p>
        <text:p text:style-name="P9">Vien<text:span text:style-name="T595">s</text:span>-ça, menteur, quel advantage</text:p>
        <text:p text:style-name="P9">Te viendra de ce faux langage ?</text:p>
        <text:p text:style-name="P9">En quoi te sera proufitable</text:p>
        <text:p text:style-name="P9">Ce<text:span text:style-name="T484">t</text:span>te langue ainsi décevable ?</text:p>
        <text:p text:style-name="P9">Tes mots sont fleches acerées,</text:p>
        <text:p text:style-name="P9">D’une puissante main tirées :</text:p>
        <text:p text:style-name="P9">Et tes propos envenimez,</text:p>
        <text:p text:style-name="P9">Charbons de genevre allumez.</text:p>
        <text:p text:style-name="P9">Hélas, combien m’est ennuyeuse,</text:p>
        <text:p text:style-name="P9">Ce<text:span text:style-name="T484">t</text:span>te demeure mal-heureuse</text:p>
        <text:p text:style-name="P9">Au dessous des tentes maudites</text:p>
        <text:p text:style-name="P9">Des Kedarins &amp; Mesechites !</text:p>
        <text:p text:style-name="P9"><text:soft-page-break/>Parmi ces nations cruelles,</text:p>
        <text:p text:style-name="P9">Qui n’aiment rien que les querelles,</text:p>
        <text:p text:style-name="P9">J’ai trop sejourné la moitié,</text:p>
        <text:p text:style-name="P9">Moi qui ne cerche qu’amitié,</text:p>
        <text:p text:style-name="P9">J’ai beau leur parler de concorde,</text:p>
        <text:p text:style-name="P9">Leur cœur jamais ne s’y accorde :</text:p>
        <text:p text:style-name="P9">Quand je les veux garder de batre,</text:p>
        <text:p text:style-name="P9">Alors sont-ils prêts à combatre.</text:p>
        <text:h text:style-name="P200" text:outline-level="2">Psaume <text:span text:style-name="T366">1</text:span><text:span text:style-name="T367">21</text:span> (<text:span text:style-name="T378">Bèze</text:span>, <text:span text:style-name="T378">1551</text:span>)</text:h>
        <text:p text:style-name="P8">Ce Psaume pour exhorter les fidèles à bien espérer de l’aide de Dieu, &amp; pour les enseigner à recourir sous sa protection, dit premièrement que de quelque côté que nous sçachions tourner les yeux, il est impossible de trouver ailleurs secours salutaire : en après, il exalte par lillres magnifiques le soin paternel de Dieu à défendre ses fidèles.</text:p>
        <text:p text:style-name="P9">VErs les monts j’ai le vé mes yeux :</text:p>
        <text:p text:style-name="P41">Cui dant a voir d’enhaut</text:p>
        <text:p text:style-name="P41">Le secours qu’il me faut :</text:p>
        <text:p text:style-name="P41">Mais en Dieu qui a fait les cieux,</text:p>
        <text:p text:style-name="P41">Et ces te ter re ronde,</text:p>
        <text:p text:style-name="P9">Maintenant je me fonde.</text:p>
        <text:p text:style-name="P9">Marcher te fera sûrement,</text:p>
        <text:p text:style-name="P9">Et te viendra veiller</text:p>
        <text:p text:style-name="P9">Sans jamais sommeiller.</text:p>
        <text:p text:style-name="P9">Voicy, d’Israël voirement</text:p>
        <text:p text:style-name="P9">La garde toujours veille,</text:p>
        <text:p text:style-name="P9">Même point ne sommeille.</text:p>
        <text:p text:style-name="P9">Dieu te garde &amp; couvre d’enhaut :</text:p>
        <text:p text:style-name="P9">Tu as prêt &amp; en main</text:p>
        <text:p text:style-name="P9">Le grand Dieu souverain.</text:p>
        <text:p text:style-name="P9">De jour ne sens le soleil chaut,</text:p>
        <text:p text:style-name="P9">La lune morfondante</text:p>
        <text:p text:style-name="P9">De nuit ne t’est nuisante.</text:p>
        <text:p text:style-name="P9">Contre tous dangers desormais</text:p>
        <text:p text:style-name="P9">Ton âme il gardera :</text:p>
        <text:p text:style-name="P9">À tes faits baillera</text:p>
        <text:p text:style-name="P9">Dés maintenant, &amp; à jamais,</text:p>
        <text:p text:style-name="P9">Et l’issue &amp; l’entrée</text:p>
        <text:p text:style-name="P9">Très-bonne &amp; assur<text:span text:style-name="T224">é</text:span>e.</text:p>
        <text:h text:style-name="P200" text:outline-level="2">Psaume <text:span text:style-name="T366">1</text:span><text:span text:style-name="T367">22</text:span> (<text:span text:style-name="T378">Bèze</text:span>, <text:span text:style-name="T378">1551</text:span>)</text:h>
        <text:p text:style-name="P8">En ce Psaume David s’csjouit tant pour son regard que de toute l’Église, de ce que finalement le siège de l’Arche de l’alliance est déterminé, &amp; que Dieu a choisy le lieu où il veut que son nom soit toujours invoqué. En après, pour exhorter &amp; accourager les fidèles à servir Dieu au Sancluaire, il touche en peu de paroles que la prospérité de l’état du peuple dépend de ce que</text:p>
        <text:p text:style-name="P8"><text:soft-page-break/>Dieu a choisy son siège royal en Jérusalem, el que de là il veut assister aux siens, les maintenir &amp; défendre.</text:p>
        <text:p text:style-name="P9">IN con tinent que j’eus ou y,</text:p>
        <text:p text:style-name="P41">Sus, al lons le lieu vi si ter,</text:p>
        <text:p text:style-name="P41">Où le Seigneur veut ha bi ter,</text:p>
        <text:p text:style-name="P41">Ô que mon cœur s’est r<text:span text:style-name="T569">é</text:span>jou<text:span text:style-name="T569">i</text:span> !</text:p>
        <text:p text:style-name="P41">Or en tes porches en tre ront</text:p>
        <text:p text:style-name="P41">Nos pieds, &amp; sejour y fe ront,</text:p>
        <text:p text:style-name="P41">Je ru sa lem la bien dressée :</text:p>
        <text:p text:style-name="P41">Je ru sa lem qui t’en tre tiens U ni e a vecques tous les tiens,</text:p>
        <text:p text:style-name="P41">Comme ci té bien po licée.</text:p>
        <text:p text:style-name="P9">Là doivent les peuples aller,</text:p>
        <text:p text:style-name="P9">Les peuples, di-je, du Seigneur,</text:p>
        <text:p text:style-name="P9">Et pour celebrer son honneur,</text:p>
        <text:p text:style-name="P9">Par son mandement s’assembler.</text:p>
        <text:p text:style-name="P9">C’est le lieu du siege assigné,</text:p>
        <text:p text:style-name="P9">Du siege à David ordonné.</text:p>
        <text:p text:style-name="P9">Et aux siens, pour faire droiture.</text:p>
        <text:p text:style-name="P9">Prions qu’en toute sûreté</text:p>
        <text:p text:style-name="P9">Demeure sa sainte cité,</text:p>
        <text:p text:style-name="P9">Et tous ceux-là qui d’elle ont cure.</text:p>
        <text:p text:style-name="P9">Puissent de paix être munis</text:p>
        <text:p text:style-name="P9">Tes forteresses &amp; châteaux,</text:p>
        <text:p text:style-name="P9">Tes maisons &amp; palais tant beaux</text:p>
        <text:p text:style-name="P9">De tous biens se trouvent garnis :</text:p>
        <text:p text:style-name="P9">Pource que rengez dedans toi</text:p>
        <text:p text:style-name="P9">Mes freres &amp; prochains je vo<text:span text:style-name="T601">is</text:span>,</text:p>
        <text:p text:style-name="P9">Faut que pour toi prière face.</text:p>
        <text:p text:style-name="P9">À cause aussi du sacré lieu</text:p>
        <text:p text:style-name="P9">De la sainte maison de Dieu,</text:p>
        <text:p text:style-name="P9">Il n’est bien que ne te pourchasse.</text:p>
        <text:h text:style-name="P200" text:outline-level="2">Psaume <text:span text:style-name="T366">1</text:span><text:span text:style-name="T367">23</text:span> (<text:span text:style-name="T378">Bèze</text:span>, <text:span text:style-name="T378">1551</text:span>)</text:h>
        <text:p text:style-name="P8">En <text:span text:style-name="T65">c</text:span>e Psaume les fidèles opprim<text:span text:style-name="T65">és</text:span> de la cruelle tyrannie des ennemis, implorent Dieu pour leur libérateur, ne voyan<text:span text:style-name="T65">t</text:span> aucune espérance ailleurs qu’en sa protection.</text:p>
        <text:p text:style-name="P42">À Toi, Ô Dieu, qui es là-haut aux cieux,</text:p>
        <text:p text:style-name="P42">Nous <text:span text:style-name="T191">é</text:span>levons nos yeux,</text:p>
        <text:p text:style-name="P9">Comme un servant qui pressé se voit être,</text:p>
        <text:p text:style-name="P41">N’a recours qu’à son maître</text:p>
        <text:p text:style-name="P41">Et la servante à l’œil sur sa maîtresse,</text:p>
        <text:p text:style-name="P41">Aussitôt qu’on la blesse,</text:p>
        <text:p text:style-name="P41">Vers n<text:span text:style-name="T287">o</text:span>tre Dieu nous re gardons ainsi,</text:p>
        <text:p text:style-name="P9">Attendan<text:span text:style-name="T287">t</text:span> sa merci.</text:p>
        <text:p text:style-name="P9"/>
        <text:p text:style-name="P9">Hélas, Seigneur, aie pitié de nous,</text:p>
        <text:p text:style-name="P9">A<text:span text:style-name="T601">i</text:span>e pitié de nous :</text:p>
        <text:p text:style-name="P9">Car tellement nous dedaignent les hommes</text:p>
        <text:p text:style-name="P9"><text:soft-page-break/>Que tous saouls nous en sommes :</text:p>
        <text:p text:style-name="P9">Tant de brocards les gros sur nous dégorgent,</text:p>
        <text:p text:style-name="P9">Que nos cœurs en regorgent :</text:p>
        <text:p text:style-name="P9">Et sommes pleins du mépris odieux</text:p>
        <text:p text:style-name="P9">De tous ces glorieux.</text:p>
        <text:h text:style-name="P200" text:outline-level="2">Psaume <text:span text:style-name="T366">1</text:span><text:span text:style-name="T367">24</text:span> (<text:span text:style-name="T378">Bèze</text:span>, <text:span text:style-name="T378">1551</text:span>)</text:h>
        <text:p text:style-name="P8">Pource que l’Église avait été divinement délivrée d’un trèsgrand péril, David exhorte les fidèles de rendre grâces à Dieu : &amp; les admoneste par cest exemple mémorable, que leur salut est fondé, &amp; consiste en la seule grâce &amp; vertu de Dieu.</text:p>
        <text:p text:style-name="P41">OR peut bien dire Is ra el mainte nant,</text:p>
        <text:p text:style-name="P41">Si le Seigneur pour nous n’eût point es té,</text:p>
        <text:p text:style-name="P41">Si le Seigneur notre droit n’eût porté,</text:p>
        <text:p text:style-name="P41">Quand tout le monde à grande fu reur ve nant</text:p>
        <text:p text:style-name="P41">Pour nous meurtrir, dessus nous s’est jet té.</text:p>
        <text:p text:style-name="P9">Pieça fussions vifs devorez par eux,</text:p>
        <text:p text:style-name="P9">Vu la fureur ardente des pervers :</text:p>
        <text:p text:style-name="P9">Pieça fussions sous les eaux à l’envers,</text:p>
        <text:p text:style-name="P9">Et tout ainsi qu’un flot impetueux</text:p>
        <text:p text:style-name="P9">Nous eussent tous abysmez &amp; couvers.</text:p>
        <text:p text:style-name="P9">Par dessus nous leurs gros &amp; forts torrens</text:p>
        <text:p text:style-name="P9">Eussent pieça passé &amp; repassé.</text:p>
        <text:p text:style-name="P9">Loué soit Dieu, lequel n’a point laissé</text:p>
        <text:p text:style-name="P9">Le peuple sien tomber entre leurs dents,</text:p>
        <text:p text:style-name="P9">Pour le manger comme ils avaient pensé.</text:p>
        <text:p text:style-name="P9">Comme l’oiseau du filé se défait</text:p>
        <text:p text:style-name="P9">De l’oiseleur, nous sommes echappez,</text:p>
        <text:p text:style-name="P9">Rompant le laqs qui nous eût attrapez :</text:p>
        <text:p text:style-name="P9">Voila comment le grand Dieu qui a fait</text:p>
        <text:p text:style-name="P9">Et terre &amp; ciel nous a développez.</text:p>
        <text:h text:style-name="P200" text:outline-level="2">Psaume <text:span text:style-name="T366">1</text:span><text:span text:style-name="T367">25</text:span> (<text:span text:style-name="T378">Bèze</text:span>, <text:span text:style-name="T378">1551</text:span>)</text:h>
        <text:p text:style-name="P8">Pour ce qu’il semble que les fidèles mêl<text:span text:style-name="T47">és</text:span> en ce monde avec les hommes profanes soient exposez à tous les inconvéniens de la vie commune, le Prophète les comparant à Jérusalem, démontre qu’ils sont munis d’un rempart invincible. Que si Dieu permet quelquesfois qu’ils soient tormentez par la malice des méchants, il les exhorte à bien espérer : ce pendant néantmoins de peur que les hypocrites ne s’appliquent indifféremment ce qui est yci dit, il discerne entre les vrais &amp; faux Israélites,</text:p>
        <text:p text:style-name="P41">TOut homme qui son es perance</text:p>
        <text:p text:style-name="P41">En Dieu as seu re ra,</text:p>
        <text:p text:style-name="P41">Jamais ne ver se ra :</text:p>
        <text:p text:style-name="P23"><text:span text:style-name="T243">Mais</text:span><text:span text:style-name="T243"><text:note text:id="ftn213" text:note-class="footnote"><text:note-citation>215</text:note-citation><text:note-body><text:p text:style-name="P118">était <text:span text:style-name="T324">ains</text:span></text:p></text:note-body></text:note></text:span> aura si grande ass<text:span text:style-name="T243">u</text:span>rance</text:p>
        <text:p text:style-name="P23">Que Sion, montagne très–ferme,</text:p>
        <text:p text:style-name="P23">N’est point plus ferme.</text:p>
        <text:p text:style-name="P9">Comme J<text:span text:style-name="T243">é</text:span>rusalem est ceinte</text:p>
        <text:p text:style-name="P9"><text:soft-page-break/>De monts de toutes pars,</text:p>
        <text:p text:style-name="P9">Ainsi que de rempars :</text:p>
        <text:p text:style-name="P9">Dieu au-tour de sa troupe sainte</text:p>
        <text:p text:style-name="P9">Est, &amp; sera, qu’on ne l’offense,</text:p>
        <text:p text:style-name="P9">Sûre défense.</text:p>
        <text:p text:style-name="P9">Car ce n’est à toujours qu’il laisse</text:p>
        <text:p text:style-name="P9">Les siens entre les mains</text:p>
        <text:p text:style-name="P9">Des tyrans inhumains :</text:p>
        <text:p text:style-name="P9">De peur qu’une trop longue oppresse</text:p>
        <text:p text:style-name="P9">En fin ne les force de faire</text:p>
        <text:p text:style-name="P9">Mauvais affaire.</text:p>
        <text:p text:style-name="P9">Aide toute bonne personne,</text:p>
        <text:p text:style-name="P9">Traine, Ô Dieu, ces pervers</text:p>
        <text:p text:style-name="P9">Cheminan<text:span text:style-name="T526">t</text:span> de travers,</text:p>
        <text:p text:style-name="P9">Avec ceux dont le cœur s’adonne</text:p>
        <text:p text:style-name="P9">À tout mal : &amp; aux tiens accorde</text:p>
        <text:p text:style-name="P9">Toute concorde.</text:p>
        <text:h text:style-name="P200" text:outline-level="2">Psaume <text:span text:style-name="T366">1</text:span><text:span text:style-name="T367">26</text:span> (<text:span text:style-name="T378">Bèze</text:span>, <text:span text:style-name="T378">1551</text:span>)</text:h>
        <text:p text:style-name="P8">Ce Psaume contient trois membres : car au premier le Prophète exhorte à reco<text:span text:style-name="T62">n</text:span>n<text:span text:style-name="T62">a</text:span>issance les fidèles qui étaient de retour de captivilé : &amp; magnifie grandement la grùce de leur délivrance, afin qu’ils reco<text:span text:style-name="T62">n</text:span>n<text:span text:style-name="T62">a</text:span>issent pour certain avoir été divinement ramenez en leur pays, &amp; non pas par cas fortuit, ou par aucun bénéfice des hommes. Au second la prière est ajoutée, que Dieu parface son œuvre qu’il a commencée. Finalement, combien que la plene restitution n’apparoisse point incontinent à leurs yeux, néantmoins il adoucit la facherie de la longue attente.</text:p>
        <text:p text:style-name="P8">Et afferme que nonobstant qu’à présent la semence soit arrousée de larmes, la moisson en sera joyeuse &amp; plaisante.</text:p>
        <text:p text:style-name="P9">ALors que de captivité</text:p>
        <text:p text:style-name="P41">Dieu mit Sion en liberté,</text:p>
        <text:p text:style-name="P42">Advis nous <text:span text:style-name="T210">é</text:span>t<text:span text:style-name="T210">a</text:span>it proprement,</text:p>
        <text:p text:style-name="P42">Que nous songions tant seulement.</text:p>
        <text:p text:style-name="P41">Bouches &amp; langues à suffire</text:p>
        <text:p text:style-name="P41">Av<text:span text:style-name="T210">ai</text:span>ent dequoi chanter &amp; rire :</text:p>
        <text:p text:style-name="P41">Chacun dis<text:span text:style-name="T210">a</text:span>it voyant ceci,</text:p>
        <text:p text:style-name="P41">Dieu fait merveilles à ceux-c<text:span text:style-name="T241">i</text:span>.</text:p>
        <text:p text:style-name="P9">À dire vrai, Dieu pour ce coup,</text:p>
        <text:p text:style-name="P9">Des biens nous o<text:span text:style-name="T241">c</text:span>tro<text:span text:style-name="T241">i</text:span>e beaucoup,</text:p>
        <text:p text:style-name="P9">Et d’icelui nous recevons</text:p>
        <text:p text:style-name="P9">Tout le plaisir que nous avons.</text:p>
        <text:p text:style-name="P9">Rameines doncques toute entière</text:p>
        <text:p text:style-name="P9">Ta gent n’a gueres prisonnière,</text:p>
        <text:p text:style-name="P9">Comme arrousant tout au travers,</text:p>
        <text:p text:style-name="P9">Les pays plus secs &amp; desers.</text:p>
        <text:p text:style-name="P9">Ceux qui avecques larmes d’œil</text:p>
        <text:p text:style-name="P9">Auront semé, perdront le deuil,</text:p>
        <text:p text:style-name="P9"><text:soft-page-break/>Se trouvan<text:span text:style-name="T287">t</text:span> joyeux &amp; contens,</text:p>
        <text:p text:style-name="P9">Quand de moissonner sera temps.</text:p>
        <text:p text:style-name="P9">Vrai est qu’en douleur bien amère</text:p>
        <text:p text:style-name="P9">Semeront leur semence chère :</text:p>
        <text:p text:style-name="P9">Mais tous joyeux ils porteront</text:p>
        <text:p text:style-name="P9">Les gerbes qu’ils en cuilleront.</text:p>
        <text:h text:style-name="P200" text:outline-level="2">Psaume <text:span text:style-name="T366">1</text:span><text:span text:style-name="T367">27</text:span> (<text:span text:style-name="T378">Bèze</text:span>, <text:span text:style-name="T378">1551</text:span>)</text:h>
        <text:p text:style-name="P8">11 démontre que l’état tant politique que domestique du monde, subsiste &amp; demeure en son entier par la seule bénédicti<text:span text:style-name="T42">on</text:span> de Dieu, &amp; non point par l’industrie, diligence, ou conseil des hommes : mais que la procréation des enfants est un singulier don d’icelui.</text:p>
        <text:p text:style-name="P41">ON a beau sa mai son bâtir,</text:p>
        <text:p text:style-name="P41">Si le Seigneur n’y met la main,</text:p>
        <text:p text:style-name="P42">Ce la n’est que bas tir en vain.</text:p>
        <text:p text:style-name="P42">Quand on veut vil les ga ren tir,</text:p>
        <text:p text:style-name="P41">On a beau veil ler &amp; guet ter,</text:p>
        <text:p text:style-name="P41">Sans Dieu rien ne peut prou fi ter.</text:p>
        <text:p text:style-name="P9">Quoi qu’avant jour soyez levez,</text:p>
        <text:p text:style-name="P9">Et bien tard vous couchiez en pleurs,</text:p>
        <text:p text:style-name="P9">Repeus maigrement en douleurs,</text:p>
        <text:p text:style-name="P9">Vous-mêmes en vain vous grevez :</text:p>
        <text:p text:style-name="P9">Mais à tout cœur Dieu bien aimant,</text:p>
        <text:p text:style-name="P9">Dieu donne tout comme en dormant.</text:p>
        <text:p text:style-name="P9">Voilà, quand l’homme peut avoir</text:p>
        <text:p text:style-name="P9">Pour héritier quelque enfant sien,</text:p>
        <text:p text:style-name="P9">C’est de Dieu que lui vient ce bien :</text:p>
        <text:p text:style-name="P9">C’est Dieu qui lui fait recevoir</text:p>
        <text:p text:style-name="P9">Par sa grande liberalité,</text:p>
        <text:p text:style-name="P9">Le guerdon de postérité.</text:p>
        <text:p text:style-name="P9">Puis les enfants venus en fleur,</text:p>
        <text:p text:style-name="P9">Deviennent gens rudes &amp; forts,</text:p>
        <text:p text:style-name="P9">Et si bien dispos de leurs corps,</text:p>
        <text:p text:style-name="P9">Qu’un trait décoché de roideur</text:p>
        <text:p text:style-name="P9">D’un bras robuste &amp; bien adroit,</text:p>
        <text:p text:style-name="P9">Ne frappe plus fort ne plus droit.</text:p>
        <text:p text:style-name="P9">Heureux qui leurs carquois auront</text:p>
        <text:p text:style-name="P9">De telles fleches bien fournis,</text:p>
        <text:p text:style-name="P9">Car en étant si bien munis,</text:p>
        <text:p text:style-name="P9">Jamais confondus ne seront :</text:p>
        <text:p text:style-name="P23"><text:span text:style-name="T243">Mais</text:span><text:span text:style-name="T243"><text:note text:id="ftn214" text:note-class="footnote"><text:note-citation>216</text:note-citation><text:note-body><text:p text:style-name="P118">était <text:span text:style-name="T324">ains</text:span></text:p></text:note-body></text:note></text:span> confondront ouvertement</text:p>
        <text:p text:style-name="P9">Leurs haineux en plein jugement.</text:p>
        <text:h text:style-name="P204" text:outline-level="2">Psaume <text:span text:style-name="T366">1</text:span><text:span text:style-name="T368">28</text:span> (<text:span text:style-name="T378">Marot</text:span>, <text:span text:style-name="T378">1543</text:span>)</text:h>
        <text:p text:style-name="P8">Ce Psaume a convenance avec le prochain, &amp; en est comme une dépendance. Car il traitte que la bénédiction de Dieu, laquelle Solomon témoigne être épandue par tout le genre humain, s’apperçoit principalement es vrais &amp; entiers serviteurs d’icelui.</text:p>
        <text:p text:style-name="P9"><text:soft-page-break/>BIen-heureux est quiconques</text:p>
        <text:p text:style-name="P41">Sert à Dieu volontiers,</text:p>
        <text:p text:style-name="P87">Et ne se lassa onques<text:span text:style-name="T548"><text:note text:id="ftn215" text:note-class="footnote"><text:note-citation>217</text:note-citation><text:note-body><text:p text:style-name="P133">du latin <text:span text:style-name="T324">u</text:span><text:span text:style-name="T125">m</text:span><text:span text:style-name="T324">quam</text:span> « une fois »</text:p></text:note-body></text:note></text:span></text:p>
        <text:p text:style-name="P41">De suivre ses sentiers.</text:p>
        <text:p text:style-name="P41">Du la beur que sais faire,</text:p>
        <text:p text:style-name="P41">Vi vras com mo de ment :</text:p>
        <text:p text:style-name="P41">Et i ra ton affaire</text:p>
        <text:p text:style-name="P41">Bien &amp; heu reu se ment.</text:p>
        <text:p text:style-name="P9">Quand à l’heur de ta ligne,</text:p>
        <text:p text:style-name="P9">Ta femme en ta maison</text:p>
        <text:p text:style-name="P9">Sera comme une vigne</text:p>
        <text:p text:style-name="P9">Portant fruit à foison.</text:p>
        <text:p text:style-name="P9">Et autour de ta table</text:p>
        <text:p text:style-name="P9">Seront tes enfants beaux,</text:p>
        <text:p text:style-name="P9">Comme un reng délectable</text:p>
        <text:p text:style-name="P9">D’oliviers tous nouveaux.</text:p>
        <text:p text:style-name="P9">Ce sont les benefices</text:p>
        <text:p text:style-name="P9">Dont sera jouissant</text:p>
        <text:p text:style-name="P9">Celui qui fuyant vices</text:p>
        <text:p text:style-name="P9">Craindra le tout-puissant.</text:p>
        <text:p text:style-name="P9">De Sion Dieu sublime</text:p>
        <text:p text:style-name="P9">Te fera tant de bien,</text:p>
        <text:p text:style-name="P9">De voir Jerosolyme</text:p>
        <text:p text:style-name="P9">En tes jours aller bien.</text:p>
        <text:p text:style-name="P9">Et verras de ta race</text:p>
        <text:p text:style-name="P9">Double postérité,</text:p>
        <text:p text:style-name="P9">Et sur Israël grâce,</text:p>
        <text:p text:style-name="P9">Paix &amp; felicité.</text:p>
        <text:h text:style-name="P200" text:outline-level="2">Psaume <text:span text:style-name="T366">1</text:span><text:span text:style-name="T368">29</text:span> (<text:span text:style-name="T378">Bèze</text:span>, <text:span text:style-name="T378">1551</text:span>)</text:h>
        <text:p text:style-name="P8">Ce Psaume enseigne en premier lieu que Dieu assujetit son Église à diverses molestes &amp; vexations, à cette fin qu’il soit mieux recognu le libérateur &amp; mainteneur d’icelle. U rameine doncques en mémoire aux fidèles, combien misérablement le peuple de Dieu a été affligé en tous siècles, &amp; combien miraculeusement il a été conservé : à ce que par tels enseignemens, ils se fortifient d’espérance pour le temps à venir. Parquoi en la seconde parlie sous la forme d’imprécation, il enseigne que la vengence de Dieu est prochaine à tous ceux qui tormentent sans</text:p>
        <text:p text:style-name="P8">, cause le peuple de Dieu.</text:p>
        <text:p text:style-name="P9">DEs ma jeu nesse ils m’ont fait mille assaux :</text:p>
        <text:p text:style-name="P41">Is ra el peut à cette heure bien dire,</text:p>
        <text:p text:style-name="P41">Dés ma jeunesse ils m’ont fait mil le maux,</text:p>
        <text:p text:style-name="P9">Mais ils n’ont peu me veincre ne des truire.</text:p>
        <text:p text:style-name="P9">J’en porte encor les marques jusqu’aux os,</text:p>
        <text:p text:style-name="P9">Tant qu’à me voir semble qu’une charrue</text:p>
        <text:p text:style-name="P9">M’ait labouré tout au travers du dos,</text:p>
        <text:p text:style-name="P9">Fichant le soc en ma pauvre chair nue.</text:p>
        <text:p text:style-name="P9"><text:soft-page-break/>Or le Seigneur qui tout fait justement,</text:p>
        <text:p text:style-name="P9">De ces méchants a coupé le cordage.</text:p>
        <text:p text:style-name="P9">Puisse périr ainsi honteusement,</text:p>
        <text:p text:style-name="P9">Quiconque veut à Sion faire outrage.</text:p>
        <text:p text:style-name="P9">Tel homme puisse à l’herbe ressembler</text:p>
        <text:p text:style-name="P9">Qu’on voit croissant dessus quelque muraille,</text:p>
        <text:p text:style-name="P9">Et y flétrir, sans que pour l’assembler,</text:p>
        <text:p text:style-name="P9">Ni en cueillir quelque fruit on travaille.</text:p>
        <text:p text:style-name="P9">Jamais d’icelle on ne vit moissonneur</text:p>
        <text:p text:style-name="P9">S’en retourner avecques sa brassée,</text:p>
        <text:p text:style-name="P9">Encore moins emporter le glaneur</text:p>
        <text:p text:style-name="P9">Dessous son bras quelque reste amassée.</text:p>
        <text:p text:style-name="P9">Jamais aussi ceux qui passent par là</text:p>
        <text:p text:style-name="P9">Ne vont disan<text:span text:style-name="T526">t</text:span>, Le Seigneur vous benie :</text:p>
        <text:p text:style-name="P9">Au nom de Dieu puissiez-vous en cela</text:p>
        <text:p text:style-name="P9">Belle moisson trouver &amp; bien fournie.</text:p>
        <text:h text:style-name="P201" text:outline-level="2">Psaume <text:span text:style-name="T366">1</text:span><text:span text:style-name="T368">30</text:span> (<text:span text:style-name="T374">Marot</text:span>, <text:span text:style-name="T374">1539</text:span>)</text:h>
        <text:p text:style-name="P8">Soit que le Prophète prie en son nom privé, soit qu’il représente la personne de toute l’Église, se voyant accablé de maux, d’une affection ardente il demande délivrance. Et combien qu’il re<text:span text:style-name="T62">c</text:span>o<text:span text:style-name="T62">nn</text:span>o<text:span text:style-name="T62">i</text:span>sse que c’est justement qu’il est châtié par la main de Dieu, il s’exhorte loulesfois &amp; tous fidèles aussi à bien espérer, pour-ce que Dieu sera à perpétuité Rédempteur des siens, &amp; a toujours en main moyens prêts pour les délivrer de la mort.</text:p>
        <text:p text:style-name="P9">DU fon<text:span text:style-name="T225">d</text:span> de ma pensée</text:p>
        <text:p text:style-name="P41">Au fons de tous en nuis,</text:p>
        <text:p text:style-name="P41">À toi s’est a dres sée</text:p>
        <text:p text:style-name="P41">Ma clameur jours &amp; nuits :</text:p>
        <text:p text:style-name="P41">En ten ma voix plain tive,</text:p>
        <text:p text:style-name="P41">Seigneur il est sai son,</text:p>
        <text:p text:style-name="P41">Ton au reille enten tive</text:p>
        <text:p text:style-name="P41">Soit à mon oraison.</text:p>
        <text:p text:style-name="P9">Si ta rigueur expresse</text:p>
        <text:p text:style-name="P9">En nos p<text:span text:style-name="T607">é</text:span>ch<text:span text:style-name="T607">és</text:span> tu tiens,</text:p>
        <text:p text:style-name="P9">Seigneur, Seigneur, qui est-ce</text:p>
        <text:p text:style-name="P9">Qui demourra des tiens ?</text:p>
        <text:p text:style-name="P9">Or n’es-tu point sevère,</text:p>
        <text:p text:style-name="P9">Mais propice à merci :</text:p>
        <text:p text:style-name="P9">C’est pourquoi on revère</text:p>
        <text:p text:style-name="P9">Toi, &amp; ta Loi aussi.</text:p>
        <text:p text:style-name="P9">En Dieu je me console,</text:p>
        <text:p text:style-name="P9">Mon âme s’y attend,</text:p>
        <text:p text:style-name="P9">En sa ferme parole</text:p>
        <text:p text:style-name="P9">Tout mon espoir s’<text:span text:style-name="T484">é</text:span>tend.</text:p>
        <text:p text:style-name="P9">Mon âme à Dieu regarde</text:p>
        <text:p text:style-name="P9">Matin &amp; sans sejour,</text:p>
        <text:p text:style-name="P9">Plus matin que la garde</text:p>
        <text:p text:style-name="P9">Assise au point du jour.</text:p>
        <text:p text:style-name="P9"><text:soft-page-break/>Qu’Israël en Dieu fonde</text:p>
        <text:p text:style-name="P9">Hardiment son appui :</text:p>
        <text:p text:style-name="P9">Car en Dieu grâce abonde,</text:p>
        <text:p text:style-name="P9">Et secours est en lui.</text:p>
        <text:p text:style-name="P9">C’est celui qui sans doute</text:p>
        <text:p text:style-name="P9">Israël jettera</text:p>
        <text:p text:style-name="P9">Hors d’iniquité toute,</text:p>
        <text:p text:style-name="P9">Et le rachetera.</text:p>
        <text:h text:style-name="P200" text:outline-level="2">Psaume <text:span text:style-name="T366">1</text:span><text:span text:style-name="T368">31</text:span> (<text:span text:style-name="T378">Bèze</text:span>, <text:span text:style-name="T378">1551</text:span>)</text:h>
        <text:p text:style-name="P8">Yci David pour accourager le peuple à batailler vaillamment sous son enseigne &amp; conduite, ou mêmes pour exhorter &amp; convier tous fidèles à lui rendre obéissance, dit que Dieu a toujours été son conducteur qui l’a mis en b<text:span text:style-name="T50">e</text:span>s<text:span text:style-name="T50">o</text:span>gne, &amp; qu’il n’a rien enlreprins sans commandemens &amp; vocation d’icelui.</text:p>
        <text:p text:style-name="P9">S<text:span text:style-name="T306">e</text:span>igneur je n’ai point le cœur fier,</text:p>
        <text:p text:style-name="P41">Je n’ai point le regard trop haut :</text:p>
        <text:p text:style-name="P41">Et rien plus grand qu’il ne me faut</text:p>
        <text:p text:style-name="P87">N<text:span text:style-name="T306">i</text:span> voulus onques<text:span text:style-name="T548"><text:note text:id="ftn216" text:note-class="footnote"><text:note-citation>218</text:note-citation><text:note-body><text:p text:style-name="P133">du latin <text:span text:style-name="T324">u</text:span><text:span text:style-name="T125">m</text:span><text:span text:style-name="T324">quam</text:span> « une fois »</text:p></text:note-body></text:note></text:span> manier.</text:p>
        <text:p text:style-name="P9">Si je n’ai fait taire, &amp; donté</text:p>
        <text:p text:style-name="P9">De si pr<text:span text:style-name="T306">è</text:span>s tout mon appetit,</text:p>
        <text:p text:style-name="P9">Que je semble à l’enfant petit,</text:p>
        <text:p text:style-name="P9">Qui de sa mère est délaité :</text:p>
        <text:p text:style-name="P9">Si je ne suis, di-je, rendu</text:p>
        <text:p text:style-name="P9">Pareil à l’enfant tout foiblet,</text:p>
        <text:p text:style-name="P9">Auquel on a ôté le lait,</text:p>
        <text:p text:style-name="P9">Content suis de n’être entendu.</text:p>
        <text:p text:style-name="P9">Attens du Seigneur le soulas</text:p>
        <text:p text:style-name="P9">Jusques à perpetuité :</text:p>
        <text:p text:style-name="P9">Et d’esperer en sa bonté</text:p>
        <text:p text:style-name="P9">Israël jamais ne soit las.</text:p>
        <text:h text:style-name="P200" text:outline-level="2">Psaume <text:span text:style-name="T366">1</text:span><text:span text:style-name="T368">32</text:span> (<text:span text:style-name="T378">Bèze</text:span>, <text:span text:style-name="T378">1551</text:span>)</text:h>
        <text:p text:style-name="P22">Quiconques soit le Prophète qui ait composé ce Psaume, il somme Dieu de ses promesses en la personne des fidèles, à ce qu’il ne permette que le Royaume ou le Temple tombe en décadence, <text:span text:style-name="T55">mais</text:span><text:span text:style-name="T55"><text:note text:id="ftn217" text:note-class="footnote"><text:note-citation>219</text:note-citation><text:note-body><text:p text:style-name="P118">était <text:span text:style-name="T324">ains</text:span></text:p></text:note-body></text:note></text:span> qu’il établisse &amp; maintienne l’un &amp; l’autre.</text:p>
        <text:p text:style-name="P41">Veuilles, Seigneur, es tre recors</text:p>
        <text:p text:style-name="P41">De David &amp; de son tourment,</text:p>
        <text:p text:style-name="P41">Lui qui à Dieu a fait ser ment,</text:p>
        <text:p text:style-name="P41">Dieu de Ja cob, le fort des forts,</text:p>
        <text:p text:style-name="P41">Et fait vœu so len nel le ment.</text:p>
        <text:p text:style-name="P9">Voila que je promets, dit-il,</text:p>
        <text:p text:style-name="P9">Jamais en ma maison n’irai,</text:p>
        <text:p text:style-name="P9">Ni sus mon lit ne monterai,</text:p>
        <text:p text:style-name="P9">Je ne clorai jamais sourcil,</text:p>
        <text:p text:style-name="P9"><text:soft-page-break/>Jamais les yeux ne fermerai,</text:p>
        <text:p text:style-name="P9">Que je ne trouve un certain lieu,</text:p>
        <text:p text:style-name="P9">Qu’au Seigneur je puisse assigner,</text:p>
        <text:p text:style-name="P9">Et qu’un lieu ne voye ordonner,</text:p>
        <text:p text:style-name="P9">Où de Jacob le puissant Dieu</text:p>
        <text:p text:style-name="P9">Desormais veuille sejourner.</text:p>
        <text:p text:style-name="P9">Or voila donques nous avons</text:p>
        <text:p text:style-name="P9">Maintenant entendu où c’est :</text:p>
        <text:p text:style-name="P9">Sur tous lieux Ephrata te plaît,</text:p>
        <text:p text:style-name="P9">Et ta demeure nous trouvons</text:p>
        <text:p text:style-name="P9">Dedans le champ de la forest.</text:p>
        <text:p text:style-name="P9">Là nous irons te visiter :</text:p>
        <text:p text:style-name="P9">Devant le siege où te veux soir,</text:p>
        <text:p text:style-name="P9">De t’adorer ferons devoir.</text:p>
        <text:p text:style-name="P9">Sus donc, viens pour y habiter,</text:p>
        <text:p text:style-name="P9">Toi, &amp; l’arche de ton pouvoir.</text:p>
        <text:p text:style-name="P9">Soient de justice en bien vivant,</text:p>
        <text:p text:style-name="P9">Vestus les Prêtres de ta Loi :</text:p>
        <text:p text:style-name="P9">Tes saints soient loin de tout émoi :</text:p>
        <text:p text:style-name="P9">Soutien pour David ton servant</text:p>
        <text:p text:style-name="P9">Le Roi oint, &amp; regnant par toi.</text:p>
        <text:p text:style-name="_3c_ab_3e_">*</text:p>
        <text:p text:style-name="P9">Dieu a juré en vérité</text:p>
        <text:p text:style-name="P9">À David, voire &amp; le fera :</text:p>
        <text:p text:style-name="P9">Disant, En ton trône serra</text:p>
        <text:p text:style-name="P9">Quelqu’un de ta postérité,</text:p>
        <text:p text:style-name="P9">Que ma main y établira.</text:p>
        <text:p text:style-name="P9">Et si mon contrat &amp; mes dits,</text:p>
        <text:p text:style-name="P9">Ainsi que montrez leur seront,</text:p>
        <text:p text:style-name="P9">Tes enfants gardent, ils auront</text:p>
        <text:p text:style-name="P9">Encore ce bien, que leurs fils</text:p>
        <text:p text:style-name="P9">Sans fin en ton trône serront.</text:p>
        <text:p text:style-name="P9">Car Dieu a choisi &amp; voulu</text:p>
        <text:p text:style-name="P9">Sion, à fin de s’y loger.</text:p>
        <text:p text:style-name="P9">Je ne veux plus, dit-il, changer :</text:p>
        <text:p text:style-name="P9">Ce lieu me plaît, je l’ai eleu,</text:p>
        <text:p text:style-name="P9">Afin de jamais n’en bouger.</text:p>
        <text:p text:style-name="P9">Ses pauvres saoulerai de pains,</text:p>
        <text:p text:style-name="P9">De tous biens je les fournirai,</text:p>
        <text:p text:style-name="P9">Ses Prêtres j’environnerai</text:p>
        <text:p text:style-name="P9">De mon salut, &amp; tous ses Saints</text:p>
        <text:p text:style-name="P9">À plein réjouir je ferai.</text:p>
        <text:p text:style-name="P9">David y fleurira par moi,</text:p>
        <text:p text:style-name="P9">Et ses cornes y lèvera :</text:p>
        <text:p text:style-name="P9">Là dedans posée sera</text:p>
        <text:p text:style-name="P9">La lampe apprêtée à mon Roi,</text:p>
        <text:p text:style-name="P9">Et sa clairté y donnera.</text:p>
        <text:p text:style-name="P9">Je veux de honte &amp; deshonneur</text:p>
        <text:p text:style-name="P9">Envelopper ses envieux :</text:p>
        <text:p text:style-name="P9"><text:soft-page-break/>Faisant fleurir devant leurs yeux</text:p>
        <text:p text:style-name="P9">Dessus son chef rempli d’honneur,</text:p>
        <text:p text:style-name="P9">Son diademe precieux.</text:p>
        <text:h text:style-name="P200" text:outline-level="2">Psaume <text:span text:style-name="T366">1</text:span><text:span text:style-name="T368">33</text:span> (<text:span text:style-name="T378">Bèze</text:span>, <text:span text:style-name="T378">1551</text:span>)</text:h>
        <text:p text:style-name="P8">Le Prophète s’csjouit avec action de grâces de la sainte concorde du peuple, &amp; incite tous les fidèles à l’entretenir mutuellement.</text:p>
        <text:p text:style-name="P9">Ô Combien est plaisant &amp; souhaitable</text:p>
        <text:p text:style-name="P41">De voir en semble en concorde a miable</text:p>
        <text:p text:style-name="P41">Fr<text:span text:style-name="T574">è</text:span>res unis s’en tretenir !</text:p>
        <text:p text:style-name="P41">Cela me fait de l’onguent souvenir</text:p>
        <text:p text:style-name="P41">Tant pr<text:span text:style-name="T574">é</text:span>cieux, dont perfumer je vo<text:span text:style-name="T574">is</text:span></text:p>
        <text:p text:style-name="P41">Aaron le Pr<text:span text:style-name="T574">ê</text:span>tre de la Loi.</text:p>
        <text:p text:style-name="P9">Et qui depuis la tête vient descendre</text:p>
        <text:p text:style-name="P9">Jusqu’à la barbe, &amp; enfin se vient rendre</text:p>
        <text:p text:style-name="P9">Aux bords du sacré vêtement.</text:p>
        <text:p text:style-name="P9">Comme l’humeur se voit journellement</text:p>
        <text:p text:style-name="P9">Du mont Hermon &amp; Sion décourir,</text:p>
        <text:p text:style-name="P9">Et le pays d’embas nourrir :</text:p>
        <text:p text:style-name="P9">Ainsi pour vrai cette assemblée heureuse</text:p>
        <text:p text:style-name="P9">Sent du Seigneur la faveur plantureuse :</text:p>
        <text:p text:style-name="P9">Voire pour jamais ne mourir.</text:p>
        <text:h text:style-name="P200" text:outline-level="2">Psaume <text:span text:style-name="T366">1</text:span><text:span text:style-name="T368">34</text:span> (<text:span text:style-name="T378">Bèze</text:span>, <text:span text:style-name="T378">1551</text:span>)</text:h>
        <text:p text:style-name="P8">C’est une exhortation à donner louange à Dieu : &amp; combien qu’elle soit commune</text:p>
        <text:p text:style-name="P8">à tous fidèles, néantmoins elle s’addresse spécialement aux Sacrificateurs &amp; Lévites.</text:p>
        <text:p text:style-name="P9">OR sus serviteurs du Seigneur,</text:p>
        <text:p text:style-name="P42">Vous qui de nuit en son honneur</text:p>
        <text:p text:style-name="P42">Dedans sa maison le servez,</text:p>
        <text:p text:style-name="P42">Louez le, son nom <text:span text:style-name="T287">é</text:span>levez.</text:p>
        <text:p text:style-name="P9">Levez les mains au plus saint lieu</text:p>
        <text:p text:style-name="P9">De ce très-saint temple de Dieu,</text:p>
        <text:p text:style-name="P61">Et le los<text:note text:id="ftn218" text:note-class="footnote"><text:note-citation>220</text:note-citation><text:note-body><text:p text:style-name="P106">de <text:span text:style-name="T324">louer</text:span> « renom »</text:p></text:note-body></text:note> qu’il a mérité</text:p>
        <text:p text:style-name="P9">Soit par vos bouches r<text:span text:style-name="T287">é</text:span>cité.</text:p>
        <text:p text:style-name="P9">Dieu qui a fait &amp; entretient</text:p>
        <text:p text:style-name="P9">Et terre &amp; ciel par son pouvoir,</text:p>
        <text:p text:style-name="P9">Du mont Sion, où il se tient,</text:p>
        <text:p text:style-name="P9">Ses biens te face appercevoir.</text:p>
        <text:h text:style-name="P203" text:outline-level="2"><text:soft-page-break/>Psaume <text:span text:style-name="T366">1</text:span><text:span text:style-name="T368">35</text:span> (<text:span text:style-name="T378">Bèze</text:span>, <text:span text:style-name="T378">15</text:span><text:span text:style-name="T370">62</text:span>)</text:h>
        <text:p text:style-name="P8">C’est une exhortation à chanter les louanges de Dieu : en partie pour-ce que Dieu avait fait une singulière grâce au peuple élu : en partie pour-ce que sa puissance &amp; gloire appar<text:span text:style-name="T448">ai</text:span>t en tout le monde. D’avantage il y a une opposition ajoutée entre les idoles, qui sont faussement controuvées pour représenter la Déité, &amp; le Dieu d’Israël, qui a démontré par certains &amp; évidens témoignages qu’il est le vrai &amp; seul Dieu : afin que les fidèles soient plus alaigrement induits à le louer, &amp; lui obéissent plus volontiers.</text:p>
        <text:p text:style-name="P9">CHantez de Dieu le renom,</text:p>
        <text:p text:style-name="P42">Vous serviteurs du Seigneur :</text:p>
        <text:p text:style-name="P42">Venez pour lui faire honneur,</text:p>
        <text:p text:style-name="P42">Vous qui avez eu ce don</text:p>
        <text:p text:style-name="P42">D’être habitan<text:span text:style-name="T526">t</text:span>s au milieu</text:p>
        <text:p text:style-name="P42">Des parvis de n<text:span text:style-name="T287">o</text:span>tre Dieu.</text:p>
        <text:p text:style-name="P9">Louez Dieu, car il est bon :</text:p>
        <text:p text:style-name="P9">Psalmodiez en son nom :</text:p>
        <text:p text:style-name="P9">Car il est plaisant &amp; doux.</text:p>
        <text:p text:style-name="P9">Il a choisi entre tous</text:p>
        <text:p text:style-name="P9">Jacob, &amp; Israël pris</text:p>
        <text:p text:style-name="P9">Pour son tresor de grand prix.</text:p>
        <text:p text:style-name="P9">Car l’Éternel, sa<text:span text:style-name="T453">is</text:span>-je bien,</text:p>
        <text:p text:style-name="P9">Est si grand, que tous les dieux</text:p>
        <text:p text:style-name="P9">Aupres de lui ne sont rien.</text:p>
        <text:p text:style-name="P83">Qui fait en terre &amp; <text:span text:style-name="T300">è</text:span>s<text:note text:id="ftn219" text:note-class="footnote"><text:note-citation>221</text:note-citation><text:note-body><text:p text:style-name="Footnote">« <text:span text:style-name="T540">en les » (contraction)</text:span></text:p></text:note-body></text:note> cieux,</text:p>
        <text:p text:style-name="P83">Voire <text:span text:style-name="T300">è</text:span>s<text:note text:id="ftn220" text:note-class="footnote"><text:note-citation>222</text:note-citation><text:note-body><text:p text:style-name="Footnote">« <text:span text:style-name="T540">en les » (contraction)</text:span></text:p></text:note-body></text:note> gouffres de la mer,</text:p>
        <text:p text:style-name="P9">Ce qui lui plaît consommer.</text:p>
        <text:p text:style-name="P9">Du bout de la terre en haut</text:p>
        <text:p text:style-name="P9">Il fait les nues monter :</text:p>
        <text:p text:style-name="P9">Les éclairs, quand il le faut,</text:p>
        <text:p text:style-name="P9">Il fait en pluie éclater,</text:p>
        <text:p text:style-name="P9">Et sortir de ses tresors</text:p>
        <text:p text:style-name="P9">Les vents tant rudes &amp; fors.</text:p>
        <text:p text:style-name="P9">D’Égypte les premiers nez</text:p>
        <text:p text:style-name="P9">Il a tuez de ses mains,</text:p>
        <text:p text:style-name="P9">Soit qu’ils fussent les aisnez</text:p>
        <text:p text:style-name="P9">Du bétail, ou des humains.</text:p>
        <text:p text:style-name="P9">Égypte, il t’a fait savoir</text:p>
        <text:p text:style-name="P9">Choses terribles à voir.</text:p>
        <text:p text:style-name="P9">Il a défait Pharaon,</text:p>
        <text:p text:style-name="P9">Et toutes ses Legions :</text:p>
        <text:p text:style-name="P9">Occi Rois &amp; nations,</text:p>
        <text:p text:style-name="P9">Témoin le fort roi Sehon,</text:p>
        <text:p text:style-name="P9">Og le grand roi de Basan,</text:p>
        <text:p text:style-name="P9">Et tous ceux de Chanaan.</text:p>
        <text:p text:style-name="P9">À son peuple d’Israël</text:p>
        <text:p text:style-name="P9">Il a leur pais cedé,</text:p>
        <text:p text:style-name="P9">Duquel il fut possedé</text:p>
        <text:p text:style-name="P9"><text:soft-page-break/>En titre perpetuel.</text:p>
        <text:p text:style-name="P9">Ton nom, Dieu plein de bonté,</text:p>
        <text:p text:style-name="P9">Dure à perpetuité.</text:p>
        <text:p text:style-name="_3c_ab_3e_">*</text:p>
        <text:p text:style-name="P9">De Dieu le nom fleurissant</text:p>
        <text:p text:style-name="P9">D’âge en âge durera :</text:p>
        <text:p text:style-name="P9">Car l’Éternel tout-puissant</text:p>
        <text:p text:style-name="P9">Son peuple gouvernera,</text:p>
        <text:p text:style-name="P9">Étant appaisé de cœur</text:p>
        <text:p text:style-name="P9">Vers son pauvre serviteur.</text:p>
        <text:p text:style-name="P9">Les images des Gentils</text:p>
        <text:p text:style-name="P9">Ne sont rien qu’or &amp; argent,</text:p>
        <text:p text:style-name="P9">Œuvres d’hommes abrutis,</text:p>
        <text:p text:style-name="P9">Pour abuser mainte gent,</text:p>
        <text:p text:style-name="P9">Bouche elles ont sans mouvoir,</text:p>
        <text:p text:style-name="P9">Et des yeux pour rien ne voir :</text:p>
        <text:p text:style-name="P9">Sans ouir oreilles ont,</text:p>
        <text:p text:style-name="P9">Et ne peuvent respirer.</text:p>
        <text:p text:style-name="P9">Tels seront ceux qui les font,</text:p>
        <text:p text:style-name="P9">Et qui les vont adorer,</text:p>
        <text:p text:style-name="P9">Et qui est fol jusques là,</text:p>
        <text:p text:style-name="P9">De se fier en cela ?</text:p>
        <text:p text:style-name="P9">Vous du Seigneur les enfants,</text:p>
        <text:p text:style-name="P61">Chantez le los<text:note text:id="ftn221" text:note-class="footnote"><text:note-citation>223</text:note-citation><text:note-body><text:p text:style-name="P106">de <text:span text:style-name="T324">louer</text:span> « renom »</text:p></text:note-body></text:note> du Seigneur,</text:p>
        <text:p text:style-name="P9">Enfants d’Aaron triomphants,</text:p>
        <text:p text:style-name="P9">Rendez à Dieu tout honneur :</text:p>
        <text:p text:style-name="P9">Vous de Levi la maison,</text:p>
        <text:p text:style-name="P9">Louez-le en toute saison.</text:p>
        <text:p text:style-name="P9">Vous tous qui le reverez,</text:p>
        <text:p text:style-name="P9">Rendez son nom solennel.</text:p>
        <text:p text:style-name="P9">Soit haut loué l’Éternel</text:p>
        <text:p text:style-name="P9">Qu’en Sion vous adorez,</text:p>
        <text:p text:style-name="P9">Et qui veut pour n’en bouger</text:p>
        <text:p text:style-name="P9">En Jerusalem loger.</text:p>
        <text:h text:style-name="P203" text:outline-level="2">Psaume <text:span text:style-name="T366">1</text:span><text:span text:style-name="T368">36</text:span> (<text:span text:style-name="T378">Bèze</text:span>, <text:span text:style-name="T378">15</text:span><text:span text:style-name="T370">62</text:span>)</text:h>
        <text:p text:style-name="P8">Le prophète remontre que Dieu est privé du fruit légitime de ses bénéfices, si les fidèles ne sont occupez assiduellement à chanter ses louanges. Au reste, en proposant la miséricorde de Dieu en chacun sien bénéfice, il enseigne quant &amp; quant que Dieu n’est pas bien loué comme il appartient, sinon que nous reco<text:span text:style-name="T62">nna</text:span>issions que tout ce qu’il nous a conféré, nous a été baillé de pure grâce.</text:p>
        <text:p text:style-name="P43">LOuez Dieu tout hautement,</text:p>
        <text:p text:style-name="P43">Car il est doux &amp; cl<text:span text:style-name="T414">é</text:span>ment,</text:p>
        <text:p text:style-name="P42">Et sa grande benignité</text:p>
        <text:p text:style-name="P42">Dure à perpétuité.</text:p>
        <text:p text:style-name="P42"/>
        <text:p text:style-name="P9"><text:soft-page-break/>Chantez le Dieu glorieux</text:p>
        <text:p text:style-name="P9">Élevé sur tous les dieux.</text:p>
        <text:p text:style-name="P9">Car sa grande benignité</text:p>
        <text:p text:style-name="P9">Dure à perpetuité.</text:p>
        <text:p text:style-name="P9">Donnez gloire &amp; tous honneurs</text:p>
        <text:p text:style-name="P9">Au grand Seigneur des Seigneurs.</text:p>
        <text:p text:style-name="P9">Car sa grande benignité</text:p>
        <text:p text:style-name="P9">Dure à perpetuité.</text:p>
        <text:p text:style-name="P9">Donnez louange à celui</text:p>
        <text:p text:style-name="P9">Qui fait grands faits sans autrui.</text:p>
        <text:p text:style-name="P9">Car sa grande benignité</text:p>
        <text:p text:style-name="P9">Dure à perpetuité.</text:p>
        <text:p text:style-name="P9">Il a les hauts cieux formez,</text:p>
        <text:p text:style-name="P9">Et par grand art consommez.</text:p>
        <text:p text:style-name="P9">Car sa grande benignité</text:p>
        <text:p text:style-name="P9">Dure à perpetuité.</text:p>
        <text:p text:style-name="P9">Il tient <text:span text:style-name="T484">é</text:span>tendu sur l’eau,</text:p>
        <text:p text:style-name="P9">De la terre le fardeau.</text:p>
        <text:p text:style-name="P9">Car sa grande benignité</text:p>
        <text:p text:style-name="P9">Dure à perpetuité.</text:p>
        <text:p text:style-name="P9">Es cieux tant bien composez,</text:p>
        <text:p text:style-name="P9">Les grands flambeaux a posez.</text:p>
        <text:p text:style-name="P9">Car sa grande benignité</text:p>
        <text:p text:style-name="P9">Dure à perpetuité.</text:p>
        <text:p text:style-name="P9">Astres &amp; lune il conduit</text:p>
        <text:p text:style-name="P9">Pour dominer sur la nuit.</text:p>
        <text:p text:style-name="P9">Car sa grande benignité</text:p>
        <text:p text:style-name="P9">Dure à perpetuité.</text:p>
        <text:p text:style-name="P9">Du soleil a fait l’entour</text:p>
        <text:p text:style-name="P9">Pour dominer sur le jour.</text:p>
        <text:p text:style-name="P9">Car sa grande benignité</text:p>
        <text:p text:style-name="P9">Dure à perpetuité.</text:p>
        <text:p text:style-name="P9">Ceux d’Égypte il a batus,</text:p>
        <text:p text:style-name="P9">Et leurs aisnez abatus.</text:p>
        <text:p text:style-name="P9">Car sa grande benignité</text:p>
        <text:p text:style-name="P9">Dure à perpetuité.</text:p>
        <text:p text:style-name="P9">Il a retiré d’entr’eux</text:p>
        <text:p text:style-name="P9">Son Israël langoureux.</text:p>
        <text:p text:style-name="P9">Car sa grande benignité</text:p>
        <text:p text:style-name="P9">Dure à perpetuité.</text:p>
        <text:p text:style-name="P9">Par sa main &amp; par l’effort</text:p>
        <text:p text:style-name="P9">De son bras puissant &amp; fort.</text:p>
        <text:p text:style-name="P9">Car sa grande benignité</text:p>
        <text:p text:style-name="P9">Dure à perpetuité.</text:p>
        <text:p text:style-name="_3c_ab_3e_">*</text:p>
        <text:p text:style-name="P9">De la mer les flots hideux</text:p>
        <text:p text:style-name="P9">Il a departis en deux.</text:p>
        <text:p text:style-name="P9">Car sa grande benignité</text:p>
        <text:p text:style-name="P9">Dure à perpetuité.</text:p>
        <text:p text:style-name="P9">Et par ses flots entassez</text:p>
        <text:p text:style-name="P9"><text:soft-page-break/>Ses enfants il a passez.</text:p>
        <text:p text:style-name="P9">Car sa grande benignité</text:p>
        <text:p text:style-name="P9">Dure à perpetuité.</text:p>
        <text:p text:style-name="P9">En mer a versé le Roi</text:p>
        <text:p text:style-name="P9">Pharaon, &amp; son arroy.</text:p>
        <text:p text:style-name="P9">Car sa grande benignité</text:p>
        <text:p text:style-name="P9">Dure à perpetuité.</text:p>
        <text:p text:style-name="P9">Son peuple ainsi gouverné,</text:p>
        <text:p text:style-name="P9">Par le desert a mené.</text:p>
        <text:p text:style-name="P9">Car sa grande benignité</text:p>
        <text:p text:style-name="P9">Dure à perpetuité.</text:p>
        <text:p text:style-name="P9">Il a les Rois attrapez,</text:p>
        <text:p text:style-name="P9">Et pour son peuple frappez.</text:p>
        <text:p text:style-name="P9">Car sa grande benignité</text:p>
        <text:p text:style-name="P9">Dure à perpetuité.</text:p>
        <text:p text:style-name="P9">Il a par ses grands efforts</text:p>
        <text:p text:style-name="P9">Lui même occi les plus forts.</text:p>
        <text:p text:style-name="P9">Car sa grande benignité</text:p>
        <text:p text:style-name="P9">Dure à perpetuité.</text:p>
        <text:p text:style-name="P9">Sa main a reduit à rien</text:p>
        <text:p text:style-name="P9">Sehon Roi Amorrhien.</text:p>
        <text:p text:style-name="P9">Car sa grande benignité</text:p>
        <text:p text:style-name="P9">Dure à perpetuité.</text:p>
        <text:p text:style-name="P9">Il a par un même effet</text:p>
        <text:p text:style-name="P9">Le Roi de Basan défait.</text:p>
        <text:p text:style-name="P9">Car sa grande benignité</text:p>
        <text:p text:style-name="P9">Dure à perpetuité.</text:p>
        <text:p text:style-name="P9">Et le pays tant exquis</text:p>
        <text:p text:style-name="P9">Il a pour son peuple acquis.</text:p>
        <text:p text:style-name="P9">Car sa grande benignité</text:p>
        <text:p text:style-name="P9">Dure à perpetuité.</text:p>
        <text:p text:style-name="P9">Acquis, di-je, à Israël,</text:p>
        <text:p text:style-name="P9">En titre perpetuel.</text:p>
        <text:p text:style-name="P9">Car sa grande benignité</text:p>
        <text:p text:style-name="P9">Dure à perpetuité.</text:p>
        <text:p text:style-name="P9">Tant plus grand mal nous advient,</text:p>
        <text:p text:style-name="P9">Tant plus de nous lui souvient.</text:p>
        <text:p text:style-name="P9">Car sa grande benignité</text:p>
        <text:p text:style-name="P9">Dure à perpetuité.</text:p>
        <text:p text:style-name="P9">Et nous délivre des mains</text:p>
        <text:p text:style-name="P9">Des ennemis inhumains.</text:p>
        <text:p text:style-name="P9">Car sa grande benignité</text:p>
        <text:p text:style-name="P9">Dure à perpetuité.</text:p>
        <text:p text:style-name="P9">C’est lui tout seul qui de fait</text:p>
        <text:p text:style-name="P9">Nourrit tout ce qu’il a fait.</text:p>
        <text:p text:style-name="P9">Car sa grande benignité</text:p>
        <text:p text:style-name="P9">Dure à perpetuité.</text:p>
        <text:p text:style-name="P9">Bref, du grand Dieu des hauts cieux</text:p>
        <text:p text:style-name="P9"><text:soft-page-break/>Louez le nom precieux.</text:p>
        <text:p text:style-name="P9">Car sa grande benignité</text:p>
        <text:p text:style-name="P9">Dure à perpetuité.</text:p>
        <text:h text:style-name="P202" text:outline-level="2">Psaume <text:span text:style-name="T366">1</text:span><text:span text:style-name="T368">3</text:span><text:span text:style-name="T366">7</text:span> (<text:span text:style-name="T374">Marot</text:span>, <text:span text:style-name="T374">1539</text:span>)</text:h>
        <text:p text:style-name="P8">Comme ainsi soit que le service <text:span text:style-name="T414">légitime de Dieu cessât en la captivité de Babylone, le Prophète prenant la personne de toute l’Église se plain</text:span><text:span text:style-name="T53">t</text:span><text:span text:style-name="T414"> des moqueries des ennemis, qui s’adress</text:span><text:span text:style-name="T53">ai</text:span><text:span text:style-name="T414">ent contre le nom sacré de Dieu : &amp; dictant une parole courageuse </text:span><text:span text:style-name="T54">à</text:span><text:span text:style-name="T414"> ceux qui </text:span><text:span text:style-name="T54">é</text:span><text:span text:style-name="T414">t</text:span><text:span text:style-name="T54">ai</text:span><text:span text:style-name="T414">ent en captivité, il les redresse à espérer la délivrance.</text:span></text:p>
        <text:p text:style-name="P9"><text:span text:style-name="_3c_n_3e_"><text:span text:style-name="T550">[1]</text:span></text:span><text:tab/>Étan<text:span text:style-name="T232">t</text:span> assis aux rives aquatiques</text:p>
        <text:p text:style-name="P42">De Babylon<text:span text:style-name="T526">e</text:span>, <text:span text:style-name="T306">p</text:span>l<text:span text:style-name="T306">eu</text:span>rions m<text:span text:style-name="T287">é</text:span>lancoliques,</text:p>
        <text:p text:style-name="P42">Nous souvenan<text:span text:style-name="T287">t</text:span> du pays de Sion :</text:p>
        <text:p text:style-name="P42"><text:span text:style-name="_3c_n_3e_"><text:span text:style-name="T550">[2]</text:span></text:span><text:tab/>Et au milieu de l’habitation,</text:p>
        <text:p text:style-name="P43">Où de regrets tant de pleurs <text:span text:style-name="T287">é</text:span>pandîmes,</text:p>
        <text:p text:style-name="P43">Aux saules ver<text:span text:style-name="T464">t</text:span>s nos harpes nous pendîmes.</text:p>
        <text:p text:style-name="P9"/>
        <text:p text:style-name="P9"><text:span text:style-name="_3c_n_3e_"><text:span text:style-name="T550">[3]</text:span></text:span><text:tab/>Lors ceux qui là captifs nous emmen<text:span text:style-name="T202">è</text:span>rent,</text:p>
        <text:p text:style-name="P9">De les sonner fort nous importun<text:span text:style-name="T287">è</text:span>rent,</text:p>
        <text:p text:style-name="P9">Et de Sion les chansons r<text:span text:style-name="T306">é</text:span>citer :</text:p>
        <text:p text:style-name="P9"><text:span text:style-name="_3c_n_3e_"><text:span text:style-name="T550">[4]</text:span></text:span><text:tab/>Las, dîmes-nous, qui pourrait inciter</text:p>
        <text:p text:style-name="P9">Nos tristes cœurs à chanter la louange</text:p>
        <text:p text:style-name="P9">De notre Dieu en une terre étrange<text:note text:id="ftn222" text:note-class="footnote"><text:note-citation>224</text:note-citation><text:note-body><text:p text:style-name="Footnote">« <text:span text:style-name="T550">étrangère »</text:span></text:p></text:note-body></text:note> ?</text:p>
        <text:p text:style-name="P9"/>
        <text:p text:style-name="P9"><text:span text:style-name="_3c_n_3e_"><text:span text:style-name="T551">[5]</text:span></text:span><text:tab/>Or toutefois puisse oublier ma dextre<text:note text:id="ftn223" text:note-class="footnote"><text:note-citation>225</text:note-citation><text:note-body><text:p text:style-name="Footnote">« <text:span text:style-name="T551">main droite »</text:span></text:p></text:note-body></text:note></text:p>
        <text:p text:style-name="P9">L’art de harper, avant qu’on te vo<text:span text:style-name="T241">it</text:span> être,</text:p>
        <text:p text:style-name="P9">J<text:span text:style-name="T307">é</text:span>rusalem, hors de mon souvenir.</text:p>
        <text:p text:style-name="P9"><text:span text:style-name="_3c_n_3e_"><text:span text:style-name="T551">[6]</text:span></text:span><text:tab/>Ma langue puisse à mon palais tenir,</text:p>
        <text:p text:style-name="P9">Si je t’oublie, &amp; si jamais ai jo<text:span text:style-name="T463">i</text:span>e,</text:p>
        <text:p text:style-name="P9">Tant que premier ta d<text:span text:style-name="T241">é</text:span>livrance j’o<text:span text:style-name="T241">is</text:span>.</text:p>
        <text:p text:style-name="P9"/>
        <text:p text:style-name="P9"><text:span text:style-name="_3c_n_3e_"><text:span text:style-name="T551">[7]</text:span></text:span><text:tab/>Mais donc, Seigneur, en ta m<text:span text:style-name="T241">é</text:span>moire imprime</text:p>
        <text:p text:style-name="P9">Les fils d’Edom, qui sur J<text:span text:style-name="T241">é</text:span>r<text:span text:style-name="T551">u</text:span>s<text:span text:style-name="T307">a</text:span>lym<text:note text:id="ftn224" text:note-class="footnote"><text:note-citation>226</text:note-citation><text:note-body><text:p text:style-name="P49">Jeu sur la voyelle hébraïque pour garder la rime.</text:p></text:note-body></text:note></text:p>
        <text:p text:style-name="P9">Criaient au jour que l’on la détruisait,</text:p>
        <text:p text:style-name="P9"><text:tab/>Souvienne-toi que chacun d’eux disait,</text:p>
        <text:p text:style-name="P9">À sac, à sac, qu’elle soit embrasée,</text:p>
        <text:p text:style-name="P9">Et jusqu’au pied des fondemen<text:span text:style-name="T551">t</text:span>s rasée.</text:p>
        <text:p text:style-name="P9"/>
        <text:p text:style-name="P89"><text:span text:style-name="_3c_n_3e_"><text:span text:style-name="T551">[8]</text:span></text:span><text:tab/>Aussi sera, Babylon<text:span text:style-name="T551">e</text:span>, mise en cendre<text:span text:style-name="T555">s</text:span> :</text:p>
        <text:p text:style-name="P9">Et très-heureux qui te saura bien rendre</text:p>
        <text:p text:style-name="P9">Le mal dont trop de pr<text:span text:style-name="T308">è</text:span>s nous vien<text:span text:style-name="T309">t</text:span> toucher :</text:p>
        <text:p text:style-name="P9"><text:span text:style-name="_3c_n_3e_"><text:span text:style-name="T551">[9]</text:span></text:span><text:tab/>Heureux celui qui viendra arracher</text:p>
        <text:p text:style-name="P9">Les tiens enfants de ta mamelle impure,</text:p>
        <text:p text:style-name="P9">Pour les froisser<text:note text:id="ftn225" text:note-class="footnote"><text:note-citation>227</text:note-citation><text:note-body><text:p text:style-name="Footnote"><text:span text:style-name="T556">« </text:span><text:span text:style-name="T124">b</text:span>riser, rompre, <text:span text:style-name="T556">fracasser,</text:span> <text:span text:style-name="T556">blesser » </text:span><text:span text:style-name="T349">froisser une vierge</text:span><text:span text:style-name="T556">, du latin </text:span><text:span text:style-name="T349">frusto</text:span><text:span text:style-name="T556"> « mettre en pièces »</text:span></text:p></text:note-body></text:note> contre la pierre dure.</text:p>
        <text:h text:style-name="P201" text:outline-level="2"><text:soft-page-break/>Psaume <text:span text:style-name="T366">1</text:span><text:span text:style-name="T368">38</text:span> (<text:span text:style-name="T369">Marot</text:span>, <text:span text:style-name="T377">154</text:span><text:span text:style-name="T372">1</text:span>)</text:h>
        <text:p text:style-name="P8">David réduisant en mémoire comment Dieu lui avait toujours assisté &amp; secouru d’une façon excellente, comme de fait il avait expérimenté tant sa bon<text:span text:style-name="T557">t</text:span>é que sa fidélité, premièrement s’incite &amp; prépare par ces considérations à lui en faire reco<text:span text:style-name="T62">n</text:span>n<text:span text:style-name="T62">a</text:span>issance : puis après il se promet pour l’advenir que cette bénignité &amp; libéralité divine continuera encore envers lui, pour-ce que Dieu n’est point variable : que s’il lui advient d’être en danger, il espère assur<text:span text:style-name="T51">é</text:span>ment qu’il en aura bonne issue.</text:p>
        <text:p text:style-name="P42">IL faut que de tous mes esprits</text:p>
        <text:p text:style-name="P61">Ton los<text:note text:id="ftn226" text:note-class="footnote"><text:note-citation>228</text:note-citation><text:note-body><text:p text:style-name="P106">de <text:span text:style-name="T324">louer</text:span> « renom »</text:p></text:note-body></text:note> &amp; prix l’exalte &amp; prise :</text:p>
        <text:p text:style-name="P9">Devant les grands me pr<text:span text:style-name="T310">é</text:span>senter</text:p>
        <text:p text:style-name="P42"><text:tab/><text:tab/>Pour te chanter</text:p>
        <text:p text:style-name="P42"><text:tab/><text:tab/>J’ai fait emprise.</text:p>
        <text:p text:style-name="P42">En ton saint temple adorera<text:span text:style-name="T453">i</text:span>,</text:p>
        <text:p text:style-name="P42">Célébrerai Ta re nommée,</text:p>
        <text:p text:style-name="P42">Pour l’amour de ta grande bonté,</text:p>
        <text:p text:style-name="P42"><text:tab/><text:tab/>Et féauté</text:p>
        <text:p text:style-name="P42"><text:tab/><text:tab/>Tant estimée.</text:p>
        <text:p text:style-name="P42"/>
        <text:p text:style-name="P9"><text:tab/>Car tu as fait ton nom mout grand,</text:p>
        <text:p text:style-name="P9"><text:tab/><text:tab/>En te montrant</text:p>
        <text:p text:style-name="P9"><text:tab/><text:tab/>Vrai en paroles :</text:p>
        <text:p text:style-name="P9">D<text:span text:style-name="T558">è</text:span>s que je crie tu m’enten<text:span text:style-name="T558">d</text:span>s,</text:p>
        <text:p text:style-name="P9"><text:tab/><text:tab/>Quand il est temps</text:p>
        <text:p text:style-name="P9"><text:tab/><text:tab/>Mon cœur consoles.</text:p>
        <text:p text:style-name="P9">Dont les Rois de chacun pays</text:p>
        <text:p text:style-name="P9"><text:tab/><text:tab/>Mout ébahis,</text:p>
        <text:p text:style-name="P9"><text:tab/><text:tab/>T’ont loué, Sire,</text:p>
        <text:p text:style-name="P9">Apr<text:span text:style-name="T310">è</text:span>s qu’ils ont co<text:span text:style-name="T310">nnu</text:span> que c’est</text:p>
        <text:p text:style-name="P9"><text:tab/><text:tab/>Un vrai arrêt</text:p>
        <text:p text:style-name="P9"><text:tab/><text:tab/>Que de ton dire.</text:p>
        <text:p text:style-name="P9"/>
        <text:p text:style-name="P9"><text:tab/>Et de Dieu, ainsi que je fais,</text:p>
        <text:p text:style-name="P9"><text:tab/><text:tab/>Chantent les faits,</text:p>
        <text:p text:style-name="P9"><text:tab/><text:tab/>À sa mémoire :</text:p>
        <text:p text:style-name="P9">Confessan<text:span text:style-name="T288">t</text:span> que du Tout-puissant</text:p>
        <text:p text:style-name="P9"><text:tab/><text:tab/>Resplendissant,</text:p>
        <text:p text:style-name="P9"><text:tab/><text:tab/>Grande est la gloire :</text:p>
        <text:p text:style-name="P9">De voir ci bas tout ce qu’il faut,</text:p>
        <text:p text:style-name="P9"><text:tab/><text:tab/>De son plus haut</text:p>
        <text:p text:style-name="P9"><text:tab/><text:tab/>Trône c<text:span text:style-name="T310">é</text:span>leste :</text:p>
        <text:p text:style-name="P9">Et de ce qu’étant si lointain,</text:p>
        <text:p text:style-name="P9"><text:tab/><text:tab/>Grand &amp; hautain,</text:p>
        <text:p text:style-name="P9"><text:tab/><text:tab/>Se manifeste.</text:p>
        <text:p text:style-name="P90"/>
        <text:p text:style-name="P90"><text:tab/>Si au milieu d’adversité</text:p>
        <text:p text:style-name="P9"><text:tab/><text:tab/>Suis agité,</text:p>
        <text:p text:style-name="P9"><text:tab/><text:tab/>Vif me pr<text:span text:style-name="T311">é</text:span>serves :</text:p>
        <text:p text:style-name="P9">Sur mes ennemis inhumains</text:p>
        <text:p text:style-name="P9"><text:soft-page-break/><text:tab/><text:tab/>Jettes les mains,</text:p>
        <text:p text:style-name="P9"><text:tab/><text:tab/>Et me conserves.</text:p>
        <text:p text:style-name="P9">Et parferas mon cas tout sûr :</text:p>
        <text:p text:style-name="P9"><text:tab/><text:tab/>Car ta douceur</text:p>
        <text:p text:style-name="P9">J<text:tab/><text:tab/>amais n’abaisses :</text:p>
        <text:p text:style-name="P9">Ce qu’une fois as commencé,</text:p>
        <text:p text:style-name="P9"><text:tab/><text:tab/>Et avancé,</text:p>
        <text:p text:style-name="P9"><text:tab/><text:tab/>Tu ne délaisses.</text:p>
        <text:h text:style-name="P203" text:outline-level="2">Psaume <text:span text:style-name="T366">1</text:span><text:span text:style-name="T368">39</text:span> (<text:span text:style-name="T378">Bèze</text:span>, <text:span text:style-name="T378">15</text:span><text:span text:style-name="T370">62</text:span>)</text:h>
        <text:p text:style-name="P8">David afin de purger son cœur de toute hypocrisie, en démêlant tonlos les vaines excuses esquelles la plus grand'part du monde s’entortillant s’abuse, déduit par plusieurs propos, qu’il n’y a rien si caché où les yeux de Dieu ne pénètrent. Ce qu’il conferme par la création de l’homme : car si Dieu nous a donné dedans le ventre de nos mères forme &amp; figure, &amp; a ordonné à chacun mémbre de nos corps sa propriété &amp; son office, il ne se peut faire que tous nos faits &amp;</text:p>
        <text:p text:style-name="P8">œuvres ne soient à décoiivcrt devant ses yeux. Or après que par ses discours &amp; saintes méditations il s’est accourage à une droite crainte de Dieu, il proteste qu’il est tant &amp; plus élongné de lous profanes &amp; vileins contempteurs de Dieu, &amp; puis en la confiance de cette intégrité de laquelle son cœur lui rend témoignage, il prend hardiesse d’invoquer Dieu, &amp; le supplier qu’il ne le ve<text:span text:style-name="T547">u</text:span>ille abandonner au milieu de la course de sa vie.</text:p>
        <text:p text:style-name="P9">Ô Dieu, tu co<text:span text:style-name="T242">nna</text:span>is qui je suis :</text:p>
        <text:p text:style-name="P42">Tu sais tout cela que je puis,</text:p>
        <text:p text:style-name="P42">Soit que so<text:span text:style-name="T242">is</text:span> assis ou debout,</text:p>
        <text:p text:style-name="P42">Tu me co<text:span text:style-name="T242">nna</text:span>is de bout en bout :</text:p>
        <text:p text:style-name="P42">Et n’ai nulle chose con<text:span text:style-name="T242">çue</text:span>,</text:p>
        <text:p text:style-name="P42">Que n’aies de loin aper<text:span text:style-name="T242">çu</text:span>e.</text:p>
        <text:p text:style-name="P9">Soit que je marche, ou so<text:span text:style-name="T242">is</text:span> couché,</text:p>
        <text:p text:style-name="P9">Je te vo<text:span text:style-name="T464">is</text:span> soudain approché :</text:p>
        <text:p text:style-name="P9">De ma vie tout le sentier</text:p>
        <text:p text:style-name="P9">T’est de pieça tout coutumier :</text:p>
        <text:p text:style-name="P9">Je n’ai pas le mot sur la langue,</text:p>
        <text:p text:style-name="P9">Que déjà tu sais ma harangue.</text:p>
        <text:p text:style-name="P9">Derrière &amp; devant tu me tiens</text:p>
        <text:p text:style-name="P9">Environné de tes liens,</text:p>
        <text:p text:style-name="P9">Tu as posé sur moi ta main.</text:p>
        <text:p text:style-name="P9">Ton sens est pour moi trop hautain :</text:p>
        <text:p text:style-name="P9">Et ne pourrois de ta sagesse</text:p>
        <text:p text:style-name="P9">Jamais atteindre la hautesse.</text:p>
        <text:p text:style-name="P9">Si ton Esprit veut m’attraper,</text:p>
        <text:p text:style-name="P9">Où irai-je pour echapper ?</text:p>
        <text:p text:style-name="P9">Où m’enfuirai-je devant toi ?</text:p>
        <text:p text:style-name="P9">M’enfuyant aux cieux, je t’y vo<text:span text:style-name="T601">is</text:span> :</text:p>
        <text:p text:style-name="P9">Et si dans les abysmes j’entre,</text:p>
        <text:p text:style-name="P9">Je t’y trouverai jusqu’au centre.</text:p>
        <text:p text:style-name="P9">Posé que j’attache à mon corps,</text:p>
        <text:p text:style-name="P9"><text:soft-page-break/>Afin d’aller jusques aux bords</text:p>
        <text:p text:style-name="P9">De l’Ocean faire sejour,</text:p>
        <text:p text:style-name="P9">Les ailes de l’aube du jour,</text:p>
        <text:p text:style-name="P9">Ta main, s’il te plaît de l’<text:span text:style-name="T484">é</text:span>tendre,</text:p>
        <text:p text:style-name="P9">Viendra m’y poursuyvre, &amp; m’y prendre.</text:p>
        <text:p text:style-name="P9">Si je di, La nuit pour le moins,</text:p>
        <text:p text:style-name="P9">En me couvrant à tous témoins,</text:p>
        <text:p text:style-name="P9">Au lieu de jour me servira :</text:p>
        <text:p text:style-name="P9">La nuit point ne me couvrira :</text:p>
        <text:p text:style-name="P9">Car la nuit t’est splendeur entière,</text:p>
        <text:p text:style-name="P9">Et ténèbres te sont lumière.</text:p>
        <text:p text:style-name="P9">Car mes reins jusqu’au plus profond</text:p>
        <text:p text:style-name="P9">Sont à toi, qui m’as dans le fond</text:p>
        <text:p text:style-name="P9">Du ventre dont je suis sorti,</text:p>
        <text:p text:style-name="P9">Couvert toi-mêmes &amp; bâti.</text:p>
        <text:p text:style-name="P9">Et certes d’un cas tant étrange,</text:p>
        <text:p text:style-name="P9">À jamais te rendrai louange.</text:p>
        <text:p text:style-name="_3c_ab_3e_">*</text:p>
        <text:p text:style-name="P9">Pour vrai, merveilleux sont tes faits,</text:p>
        <text:p text:style-name="P9">Et pour-ce aussi de tes effets</text:p>
        <text:p text:style-name="P9">Mon cœur pourchasse le savoir.</text:p>
        <text:p text:style-name="P9">La vigueur que je puis avoir</text:p>
        <text:p text:style-name="P9">Ne t’est cachée ne secrete,</text:p>
        <text:p text:style-name="P9">Car en lieu secret tu l’as faite.</text:p>
        <text:p text:style-name="P9">Tu m’as tissu &amp; façonné</text:p>
        <text:p text:style-name="P9">Es cavernes dont je suis né,</text:p>
        <text:p text:style-name="P9">Tes yeux m’ont vu tout imparfait :</text:p>
        <text:p text:style-name="P9">Un seul membre n’en était fait,</text:p>
        <text:p text:style-name="P9">Qu’en ton livre était toute écrite</text:p>
        <text:p text:style-name="P9">L’œuvre que le temps a produite.</text:p>
        <text:p text:style-name="P9">Ô combien me sont precieux</text:p>
        <text:p text:style-name="P9">Tes conseils ! Ô combien d’iceux</text:p>
        <text:p text:style-name="P9">La somme est forte à projetter !</text:p>
        <text:p text:style-name="P9">Car si je les veux tous conter,</text:p>
        <text:p text:style-name="P9">Il s’en trouvera d’avantage</text:p>
        <text:p text:style-name="P9">Que de sablon sur le rivage.</text:p>
        <text:p text:style-name="P9">Encore suis-je après ton conseil</text:p>
        <text:p text:style-name="P9">Un chacun jour à mon réveil.</text:p>
        <text:p text:style-name="P9">Ô Éternel, quand tu voudras</text:p>
        <text:p text:style-name="P9">Tuer le méchant par ton bras,</text:p>
        <text:p text:style-name="P9">Alors, Ô toi bande meurtrière,</text:p>
        <text:p text:style-name="P9">Tire-toi hardiment arrière.</text:p>
        <text:p text:style-name="P9">Je di tes ennemis, Seigneur,</text:p>
        <text:p text:style-name="P9">Qui ont blasonné ton honneur,</text:p>
        <text:p text:style-name="P9">Et qui s’élèvent faussement.</text:p>
        <text:p text:style-name="P9">Ô Seigneur, je hai<text:span text:style-name="T453">s</text:span> voirement</text:p>
        <text:p text:style-name="P9">Tes haineux : &amp; qui t’est contraire,</text:p>
        <text:p text:style-name="P9"><text:soft-page-break/>Ne l’ai-je pas pour adversaire ?</text:p>
        <text:p text:style-name="P9">Je les ha<text:span text:style-name="T453">is</text:span> tous totalement,</text:p>
        <text:p text:style-name="P9">Et les estime entierement</text:p>
        <text:p text:style-name="P9">Pour mes ennemis à jamais.</text:p>
        <text:p text:style-name="P9">Ô Dieu, prends mon cœur, &amp; le mets</text:p>
        <text:p text:style-name="P9">À l’éprœuve afin de connaître</text:p>
        <text:p text:style-name="P9">Entierement quel il peut être.</text:p>
        <text:p text:style-name="P9">Fa<text:span text:style-name="T453">is</text:span> l’expérience de moi.</text:p>
        <text:p text:style-name="P9">Sonde bien mon cœur, &amp; le vo<text:span text:style-name="T601">is</text:span> :</text:p>
        <text:p text:style-name="P9">Vo<text:span text:style-name="T601">is</text:span> si je me suis arrêté</text:p>
        <text:p text:style-name="P9">Au chemin de méchanceté.</text:p>
        <text:p text:style-name="P9">Mais ta bonté, où je me fonde,</text:p>
        <text:p text:style-name="P83">Me guide <text:span text:style-name="T300">è</text:span>s<text:note text:id="ftn227" text:note-class="footnote"><text:note-citation>229</text:note-citation><text:note-body><text:p text:style-name="Footnote">« <text:span text:style-name="T540">en les » (contraction)</text:span></text:p></text:note-body></text:note> sentiers de ce monde.</text:p>
        <text:h text:style-name="P203" text:outline-level="2">Psaume <text:span text:style-name="T366">1</text:span><text:span text:style-name="T368">40</text:span> (<text:span text:style-name="T378">Bèze</text:span>, <text:span text:style-name="T378">15</text:span><text:span text:style-name="T370">62</text:span>)</text:h>
        <text:p text:style-name="P8">David se complaind lanl de la cruauté insatiable de ses ennemis, que de leurs embuches &amp; calomnies plenes de venin : après implorant l’aide de Dieu, &amp; s’assurant de l’avoir propice, il se console d’une bonne espérance qu’il a de sa délivrance, el de la juste vengence du</text:p>
        <text:p text:style-name="P8">Dieu sur ses ennemis.</text:p>
        <text:p text:style-name="P42">Ô Dieu, don ne moi de livrance</text:p>
        <text:p text:style-name="P42">De cest homme per ni cieux,</text:p>
        <text:p text:style-name="P42">Pre ser ve-moi de la nui sance</text:p>
        <text:p text:style-name="P9">De cest homme ma li ci eux.</text:p>
        <text:p text:style-name="P9">Lui &amp; les siens qui le ressemblent,</text:p>
        <text:p text:style-name="P9">Brassent en leur cœur mille maux,</text:p>
        <text:p text:style-name="P9">Et me preparent &amp; assemblent</text:p>
        <text:p text:style-name="P9">Tous les jours combats tous nouveaux.</text:p>
        <text:p text:style-name="P9">Leurs fausses langues outrageuses</text:p>
        <text:p text:style-name="P9">Ils affilent comme un serpent,</text:p>
        <text:p text:style-name="P9">Et sous leurs lèvres venimeuses</text:p>
        <text:p text:style-name="P9">Venin de viperes s’épand.</text:p>
        <text:p text:style-name="P9">Garde-moi de la main cruelle</text:p>
        <text:p text:style-name="P9">Du méchant, preserve mes pas</text:p>
        <text:p text:style-name="P9">De l’outrageux, qui par cautelle</text:p>
        <text:p text:style-name="P9">Me veut precipiter en bas.</text:p>
        <text:p text:style-name="P9">Les orgueilleux m’ont par finesse</text:p>
        <text:p text:style-name="P9">Leurs pieges &amp; rets <text:span text:style-name="T484">é</text:span>tendus :</text:p>
        <text:p text:style-name="P9">Et par la vo<text:span text:style-name="T464">i</text:span>e où je m’adresse,</text:p>
        <text:p text:style-name="P9">Leurs trebuchets ils ont tendus.</text:p>
        <text:p text:style-name="P21">Lors j’ai dit en ferme fiance<text:note text:id="ftn228" text:note-class="footnote"><text:note-citation>230</text:note-citation><text:note-body><text:p text:style-name="P112">de <text:span text:style-name="T324">foi, </text:span><text:span text:style-name="T332">fier, fiancer</text:span><text:span text:style-name="T425"> « </text:span><text:span text:style-name="T426">confiance »</text:span></text:p></text:note-body></text:note>,</text:p>
        <text:p text:style-name="P9">Tu es mon Dieu, Ô Éternel,</text:p>
        <text:p text:style-name="P9">Veuilles ottroyer audience</text:p>
        <text:p text:style-name="P9">À ma clameur, Dieu supernel.</text:p>
        <text:p text:style-name="P9"><text:soft-page-break/>Dieu mon maître, &amp; mes fortes armes,</text:p>
        <text:p text:style-name="P65">Pour me garder en tout m<text:span text:style-name="T229">é</text:span>chef<text:note text:id="ftn229" text:note-class="footnote"><text:note-citation>231</text:note-citation><text:note-body><text:p text:style-name="P111">de <text:span text:style-name="T324">chef</text:span> « tête, bout, fin », <text:span text:style-name="T324">m</text:span><text:span text:style-name="T125">al-</text:span><text:span text:style-name="T324">chef</text:span> « malheur, malchance »</text:p></text:note-body></text:note>,</text:p>
        <text:p text:style-name="P9">C’est toi qui au jour des alarmes</text:p>
        <text:p text:style-name="P9">As couvert &amp; muni mon chef.</text:p>
        <text:p text:style-name="P9">N’o<text:span text:style-name="T464">c</text:span>tro<text:span text:style-name="T242">i</text:span>e aux méchants qui me grevent,</text:p>
        <text:p text:style-name="P9">Seigneur, l’effet de leurs desirs :</text:p>
        <text:p text:style-name="P9">Et ne souffre point qu’ils s’élèvent,</text:p>
        <text:p text:style-name="P9">Amenant à fin leurs plaisirs.</text:p>
        <text:p text:style-name="P9">Le chef de cette compagnie</text:p>
        <text:p text:style-name="P9">Qui m’enclôt, puisse recevoir</text:p>
        <text:p text:style-name="P9">Sur soi l’ennui &amp; facherie,</text:p>
        <text:p text:style-name="P9">Que sa langue m’a fait avoir.</text:p>
        <text:p text:style-name="P9">Charbons leur tombent sur la tête :</text:p>
        <text:p text:style-name="P9">Dieu les abysme tellement</text:p>
        <text:p text:style-name="P9">Par sa foudroyante tempête,</text:p>
        <text:p text:style-name="P9">Qu’ils n’en relèvent nullement.</text:p>
        <text:p text:style-name="P9">L’homme pervers en son langage,</text:p>
        <text:p text:style-name="P9">Sur terre étably ne sera :</text:p>
        <text:p text:style-name="P9">L’homme adonné à faire outrage,</text:p>
        <text:p text:style-name="P9">Le mal qu’il fait le chassera.</text:p>
        <text:p text:style-name="P9">Je sa<text:span text:style-name="T453">is</text:span> que Dieu fera justice</text:p>
        <text:p text:style-name="P9">À celui qui est affligé.</text:p>
        <text:p text:style-name="P9">Et qui fait au pauvre injustice,</text:p>
        <text:p text:style-name="P9">Un jour par lui sera jugé.</text:p>
        <text:p text:style-name="P9">Pour vrai ton nom plein d’excellence,</text:p>
        <text:p text:style-name="P9">Seigneur, les justes chanteront :</text:p>
        <text:p text:style-name="P9">Et pour jamais en ta presence</text:p>
        <text:p text:style-name="P9">Les droituriers habiteront.</text:p>
        <text:h text:style-name="P203" text:outline-level="2">Psaume <text:span text:style-name="T366">1</text:span><text:span text:style-name="T368">41</text:span> (<text:span text:style-name="T378">Bèze</text:span>, <text:span text:style-name="T378">15</text:span><text:span text:style-name="T370">62</text:span>)</text:h>
        <text:p text:style-name="P8">Quelle qu’ait été la nécessité qui a poussé David à faire la prière selon le formulaire qu’il a yci dressé, il prie que combien qu’il soutienne de grands outrages à tort &amp; sans cause, Dieu toutefois ve<text:span text:style-name="T547">u</text:span>ille conduire son cœur, &amp; lui mettre une bride, de peur qu’étant transporté d’une cupidité de vengence, il ne s’adonne à rendre la pareille à ses ennemis, &amp; forfaire contre eux. Et après s’être ainsi disposé à palience, il implore Dieu, le priant qu’il lui plaise en faire la vengence.</text:p>
        <text:p text:style-name="P9">Ô Seigneur, à toi je m’es crie,</text:p>
        <text:p text:style-name="P9">Plai se toi donques te has ter,</text:p>
        <text:p text:style-name="P42">Et veuilles ma voix es cou ter</text:p>
        <text:p text:style-name="P42">Car c’est toi qu’en cri ant je prie.</text:p>
        <text:p text:style-name="P9">Mon oraison à toi se rende</text:p>
        <text:p text:style-name="P9">Comme le perfum de l’encens :</text:p>
        <text:p text:style-name="P9">Reço<text:span text:style-name="T601">is</text:span> mes mains que je te tends,</text:p>
        <text:p text:style-name="P9">Ainsi que du vespre l’offrande.</text:p>
        <text:p text:style-name="P9">Serre, Seigneur, en telle sorte</text:p>
        <text:p text:style-name="P9">De mes deux lèvres tout l’enclos,</text:p>
        <text:p text:style-name="P9">Et retien leur guichet tout clos</text:p>
        <text:p text:style-name="P9"><text:soft-page-break/>Si fermement que mal n’en sorte.</text:p>
        <text:p text:style-name="P9">N’encline point mon cœur aux vices,</text:p>
        <text:p text:style-name="P9">Pour commettre méchanceté</text:p>
        <text:p text:style-name="P9">Avec ces gens d’iniquité,</text:p>
        <text:p text:style-name="P9">Ou pour goûter de leurs délices.</text:p>
        <text:p text:style-name="P9">Que sur moi le juste tempête,</text:p>
        <text:p text:style-name="P9">Si me sera-il toujours doux :</text:p>
        <text:p text:style-name="P9">Et non plus que baume, ses coups</text:p>
        <text:p text:style-name="P9">Jamais ne blesseront ma tête.</text:p>
        <text:p text:style-name="P9">Mais quoi ? encore quelque espace</text:p>
        <text:p text:style-name="P9">Et je verrai ces mal-heureux</text:p>
        <text:p text:style-name="P9">Si miserables, que pour eux</text:p>
        <text:p text:style-name="P9">Il faudra que prière face.</text:p>
        <text:p text:style-name="P9">Quand leurs gouverneurs excecrables</text:p>
        <text:p text:style-name="P9">Du haut en bas seront jetés,</text:p>
        <text:p text:style-name="P9">Lors seront mes dits écoutez,</text:p>
        <text:p text:style-name="P25">Comme b<text:span text:style-name="T257">é</text:span>nins &amp; amiables<text:note text:id="ftn230" text:note-class="footnote"><text:note-citation>232</text:note-citation><text:note-body><text:p text:style-name="P122">de <text:span text:style-name="T324">ami</text:span> « <text:span text:style-name="T477">plein d’amitié, d’amour, de charité »</text:span></text:p></text:note-body></text:note>.</text:p>
        <text:p text:style-name="P9">Comme en fendant ou bois ou pierre,</text:p>
        <text:p text:style-name="P9">Tout vole en pieces &amp; morseaux,</text:p>
        <text:p text:style-name="P9">Ainsi tout joignant nos tombeaux</text:p>
        <text:p text:style-name="P9">Nos os épars gisent par terre.</text:p>
        <text:p text:style-name="P9">Mon Dieu, quelque assaut qu’on me baille.</text:p>
        <text:p text:style-name="P9">Je tien mes yeux fichez sur toi :</text:p>
        <text:p text:style-name="P9">Tu es mon espoir &amp; ma foi,</text:p>
        <text:p text:style-name="P9">Ne permets que le cœur me faille.</text:p>
        <text:p text:style-name="P9">Garde-moi d’être pris au piege</text:p>
        <text:p text:style-name="P9">Que ces malheureux m’ont tendu :</text:p>
        <text:p text:style-name="P9">Et du rets que m’a <text:span text:style-name="T484">é</text:span>tendu,</text:p>
        <text:p text:style-name="P9">La fausse bande qui m’assiege,</text:p>
        <text:p text:style-name="P9">Mais le Seigneur d’un coup attrappe</text:p>
        <text:p text:style-name="P9">En ces filez tous ces pervers :</text:p>
        <text:p text:style-name="P9">Et cependant tout au travers,</text:p>
        <text:p text:style-name="P9">Voire sain &amp; sauf j’en echappe.</text:p>
        <text:h text:style-name="P203" text:outline-level="2">Psaume <text:span text:style-name="T366">1</text:span><text:span text:style-name="T368">42</text:span> (<text:span text:style-name="T378">Bèze</text:span>, <text:span text:style-name="T378">15</text:span><text:span text:style-name="T370">62</text:span>)</text:h>
        <text:p text:style-name="P10">Lorsque Saiil veint en la caverne en laquelle David était caché, ce saint personnage se voyant en uu si grand danger, pouvait bien ou demeurer tout court éperdu de crainte, ou par cest épovantement être poussé à attenter quelque chose illicite : comme nous sçavons que ceui qui désespèrent de leur vie, ou ils demeurent tout à plat semblables à gens évanouis, ou de forcenerie sont transportez ça &amp; là. Or en ce Psaume David rend témoignage qu’il n’a point laissé de demeurer paisible en son cœur, afin qu’il s’appuyât en Dieu sans venir à rien attenter d’illicite, &amp; qu’il se contentât d’être en prière &amp; oraison.</text:p>
        <text:p text:style-name="P11">J’A<text:span text:style-name="T448">i</text:span> de ma voix à Dieu crié,</text:p>
        <text:p text:style-name="P11">J’ai de ma voix mon Dieu prié,</text:p>
        <text:p text:style-name="P11">J’<text:span text:style-name="T223">é</text:span>pan<text:span text:style-name="T448">d</text:span>s tout mon cœur devant lui,</text:p>
        <text:p text:style-name="P11">Et lui d<text:span text:style-name="T223">é</text:span>clare mon ennu<text:span text:style-name="T223">i</text:span>.</text:p>
        <text:p text:style-name="P11">Quoyqu’en moi de douleur épris</text:p>
        <text:p text:style-name="P11"><text:soft-page-break/>S’enveloppent tous mes esprits,</text:p>
        <text:p text:style-name="P11">Tu sais l’endroit par où je do<text:span text:style-name="T601">is</text:span></text:p>
        <text:p text:style-name="P11">Sortir des lieux où je me vo<text:span text:style-name="T601">is</text:span>.</text:p>
        <text:p text:style-name="P11">Par les chemins où j’ai passé,</text:p>
        <text:p text:style-name="P11">Leur trebuchet ils m’ont dressé :</text:p>
        <text:p text:style-name="P11">Et quand çà &amp; là j’ai tout vu,</text:p>
        <text:p text:style-name="P11">Nul amy ne m’a recognu.</text:p>
        <text:p text:style-name="P11">Bref, tout moyen me semble ôté</text:p>
        <text:p text:style-name="P11">D’echapper de quelque côté,</text:p>
        <text:p text:style-name="P11">Et ne se peut un seul trouver</text:p>
        <text:p text:style-name="P11">Qui ait souci de me sauver.</text:p>
        <text:p text:style-name="P11">Seigneur, je t’adresse mon cri,</text:p>
        <text:p text:style-name="P11">Tu es mon espoir, je le di :</text:p>
        <text:p text:style-name="P11">En tout le monde n’y a rien</text:p>
        <text:p text:style-name="P11">Fors que toi, où gise mon bien.</text:p>
        <text:p text:style-name="P11">Enten ma clameur : car je suis</text:p>
        <text:p text:style-name="P11">Tant accablé que plus n’en puis :</text:p>
        <text:p text:style-name="P11">Garde-moi des malicieux</text:p>
        <text:p text:style-name="P11">Qui sont sur moi victorieux.</text:p>
        <text:p text:style-name="P11">Tire-moi de cette prison,</text:p>
        <text:p text:style-name="P11">Afin que je chante ton nom.</text:p>
        <text:p text:style-name="P11">Et les bons m’environneront</text:p>
        <text:p text:style-name="P11">Quand en moi tes biens ils verront.</text:p>
        <text:h text:style-name="P202" text:outline-level="2">Psaume <text:span text:style-name="T366">1</text:span><text:span text:style-name="T368">43</text:span> (<text:span text:style-name="T374">Marot</text:span>, <text:span text:style-name="T374">1539</text:span>)</text:h>
        <text:p text:style-name="P10">Combien que David eût affaire à des adversaires qui étaient gens méchants, &amp; lesquels le poursuyvaient non-seulement cruellement, mais aussi injustement : toutefois reco<text:span text:style-name="T62">n</text:span>n<text:span text:style-name="T62">a</text:span>issant que cela se fait par un juste jugement de Dieu, pour trouver faveur devant lui il a son recours</text:p>
        <text:p text:style-name="P10">à lui demander pardon en toute humilité. Au reste, après avoir fait ses complaintes touchant la cruauté de ses ennemis, &amp; avoir témoigne que pour tristesse qu’il lui soit advenue il n’a jamais oublié Dieu, il requiert d’être rétably, &amp; aussi d’être gouverné par l’Esprit de Dieu, afin d’employer en saintete &amp; crainte de Dieu le reste de sa vie.</text:p>
        <text:p text:style-name="P11">SEigneur Dieu, o<text:span text:style-name="T213">it</text:span> l’oraison mienne,</text:p>
        <text:p text:style-name="P11">Jusqu’à tes au reil les par vienne</text:p>
        <text:p text:style-name="P11">Mon humble sup pli ça ti on :</text:p>
        <text:p text:style-name="P42">Se lon la vrai e mer ci tienne,</text:p>
        <text:p text:style-name="P42">Répon-moi en af flic ti on.</text:p>
        <text:p text:style-name="P11">Avec ton serviteur n’étrive,</text:p>
        <text:p text:style-name="P11">Et en plein jugement n’arrive,</text:p>
        <text:p text:style-name="P11">Pour ses offenses lui prouver :</text:p>
        <text:p text:style-name="P11">Car devant toi homme qui vive</text:p>
        <text:p text:style-name="P11">Juste ne se pourra trouver.</text:p>
        <text:p text:style-name="P11">Las ! mon ennemy m’a fait guerre,</text:p>
        <text:p text:style-name="P11">À prosterné ma vie en terre :</text:p>
        <text:p text:style-name="P11"><text:soft-page-break/>Encore ne lui est pas assez :</text:p>
        <text:p text:style-name="P11">En obscure fosse m’enserre,</text:p>
        <text:p text:style-name="P11">Comme ceux qui sont trépassez.</text:p>
        <text:p text:style-name="P11">Dont mon âme ainsi empressée,</text:p>
        <text:p text:style-name="P11">De douleur se trouve oppressée,</text:p>
        <text:p text:style-name="P136">Cuidant<text:note text:id="ftn231" text:note-class="footnote"><text:note-citation>233</text:note-citation><text:note-body><text:p text:style-name="P154">« pensant, croyant »</text:p></text:note-body></text:note> que m’as abandonné :</text:p>
        <text:p text:style-name="P11">J’en sens dedans moi ma pensée</text:p>
        <text:p text:style-name="P11">Troublée, &amp; mon cœur étonné.</text:p>
        <text:p text:style-name="P11">En cette fosse obscure &amp; noire,</text:p>
        <text:p text:style-name="P11">Des jours passez j’ai eu mémoire :</text:p>
        <text:p text:style-name="P11">Là j’ai tes œuvres meditez :</text:p>
        <text:p text:style-name="P11">Et pour confort consolatoire,</text:p>
        <text:p text:style-name="P11">Les faits de tes mains recitez.</text:p>
        <text:p text:style-name="P11">Là dedans à toi je souspire,</text:p>
        <text:p text:style-name="P11">À toi je tends mes mains, Ô Sire,</text:p>
        <text:p text:style-name="P11">Et mon âme en sa grande clameur</text:p>
        <text:p text:style-name="P11">À soif de toi, &amp; te desire</text:p>
        <text:p text:style-name="P11">Comme seche terre l’humeur.</text:p>
        <text:p text:style-name="_3c_ab_3e_">*</text:p>
        <text:p text:style-name="P11">Hâte-toi, sois moi secourable :</text:p>
        <text:p text:style-name="P11">L’esprit me faut, de moi damnable</text:p>
        <text:p text:style-name="P11">Ne cache ton visage beau :</text:p>
        <text:p text:style-name="P11">Autrement je m’en va<text:span text:style-name="T228">is</text:span> semblable</text:p>
        <text:p text:style-name="P11">À ceux qu’on devale au tombeau.</text:p>
        <text:p text:style-name="P11">Fa<text:span text:style-name="T453">is</text:span>-moi donc ouir de bonne heure</text:p>
        <text:p text:style-name="P11">Ta grâce, car en toi m’assure :</text:p>
        <text:p text:style-name="P11">Et du chemin que tenir do<text:span text:style-name="T601">is</text:span>,</text:p>
        <text:p text:style-name="P11">Donne-moi co<text:span text:style-name="T283">n</text:span>n<text:span text:style-name="T283">a</text:span>issance sûre :</text:p>
        <text:p text:style-name="P11">Car j’ai levé mon cœur à toi.</text:p>
        <text:p text:style-name="P11">Ô Seigneur Dieu mon esperance,</text:p>
        <text:p text:style-name="P11">Donne-moi pleine délivrance</text:p>
        <text:p text:style-name="P11">De mes poursuivants ennemis :</text:p>
        <text:p text:style-name="P11">Puis que chez toi pour assurance,</text:p>
        <text:p text:style-name="P11">Je me suis à refuge mis.</text:p>
        <text:p text:style-name="P11">Enseigne-moi comme il faut faire</text:p>
        <text:p text:style-name="P11">Pour bien ta volonté parfaire,</text:p>
        <text:p text:style-name="P11">Car tu es mon vrai Dieu entier :</text:p>
        <text:p text:style-name="P11">Fa<text:span text:style-name="T453">is</text:span> que ton Esprit debonnaire</text:p>
        <text:p text:style-name="P11">Me guide &amp; meine au droit sentier.</text:p>
        <text:p text:style-name="P11">Ô Seigneur en qui je me fie,</text:p>
        <text:p text:style-name="P11">Restaure moi, &amp; vivifie,</text:p>
        <text:p text:style-name="P11">Pour ton nom craint &amp; redouté :</text:p>
        <text:p text:style-name="P11">Retire de langueur ma vie,</text:p>
        <text:p text:style-name="P11">Pour montrer ta juste bonté.</text:p>
        <text:p text:style-name="P11">Tous les ennemis qui m’assaillent,</text:p>
        <text:p text:style-name="P11">Fa<text:span text:style-name="T453">is</text:span> par ta merci qu’ils défaillent :</text:p>
        <text:p text:style-name="P11">Et rends confondus &amp; détruits</text:p>
        <text:p text:style-name="P11"><text:soft-page-break/>Tous ceux qui ma vie travaillent :</text:p>
        <text:p text:style-name="P11">Car ton humble serviteur suis.</text:p>
        <text:h text:style-name="P203" text:outline-level="2">Psaume <text:span text:style-name="T366">1</text:span><text:span text:style-name="T368">44</text:span> (<text:span text:style-name="T378">Bèze</text:span>, <text:span text:style-name="T378">15</text:span><text:span text:style-name="T370">62</text:span>)</text:h>
        <text:p text:style-name="P10">Ce Psaume est mêlé de prières &amp; d’action de grâces : car David exaltant magnifiquement la grandeur &amp; excellence des dons desquels Dieu l’avait orné, fait quant &amp; quant prière qu’il poursu<text:span text:style-name="T519">i</text:span>ve les mêmes grâces envers lui jusques à la fin : soit pour-ce qu’il voyait tout le cours de la vie humaine être sujet à beaucoup de misères &amp; p<text:span text:style-name="T61">au</text:span>vret<text:span text:style-name="T61">és</text:span>, soit qu’il lui rest<text:span text:style-name="T61">ai</text:span>t encore du combat avec les malins &amp; pervers. Au reste, ce Psaume est différent d’avec le XV<text:span text:style-name="T61">III</text:span>, d’autant que là David ayant le Royaume paisible, &amp; prospérant en ses affaires, chante seulement le triomphe : mais <text:span text:style-name="T61">i</text:span>ci il entrelace quelques mots qui montrent qu’il avait du souci &amp; de la crainte encore en son esprit, d’autant qu’encore il restait quelque nombre d’ennemis qui lui donn<text:span text:style-name="T61">ai</text:span>ent de l’affaire.</text:p>
        <text:p text:style-name="P11"><text:span text:style-name="_3c_n_3e_"><text:span text:style-name="T521">[1]</text:span></text:span><text:tab/>L<text:span text:style-name="T288">o</text:span>ué soit Dieu, ma force en tous alarmes,</text:p>
        <text:p text:style-name="P42">Qui duit<text:note text:id="ftn232" text:note-class="footnote"><text:note-citation>234</text:note-citation><text:note-body><text:p text:style-name="Footnote"><text:span text:style-name="T339">duire</text:span><text:span text:style-name="T520"> « entraîner », d</text:span><text:span text:style-name="T118">u latin</text:span><text:span text:style-name="T520"> </text:span><text:span text:style-name="T339">ducere</text:span><text:span text:style-name="T520"> « conduire » et </text:span><text:span text:style-name="T339">docere</text:span><text:span text:style-name="T520"> « instruire »</text:span></text:p></text:note-body></text:note> mes mains à manier les armes,</text:p>
        <text:p text:style-name="P42">Et rend mes doigts habiles aux combats,</text:p>
        <text:p text:style-name="P43">Sa grande bonté est sur moi haut &amp; bas.</text:p>
        <text:p text:style-name="P43"><text:span text:style-name="_3c_n_3e_"><text:span text:style-name="T521">[2]</text:span></text:span><text:tab/>C’est mon château, mon roc, ma d<text:span text:style-name="T283">é</text:span>livrance,</text:p>
        <text:p text:style-name="P11">C’est mon bouclier, c’est ma seule esp<text:span text:style-name="T283">é</text:span>rance :</text:p>
        <text:p text:style-name="P42">C’est lui qui a, mal gré tous ennemis,</text:p>
        <text:p text:style-name="P42">Ce peuple mien à mon pouvoir soumis.</text:p>
        <text:p text:style-name="P11"/>
        <text:p text:style-name="P11"><text:span text:style-name="_3c_n_3e_"><text:span text:style-name="T522">[3]</text:span></text:span><text:tab/>Qu’est-ce de l’homme, Ô Dieu, &amp; de son être,</text:p>
        <text:p text:style-name="P11">Que ta bonté le daigne reconnaître ?</text:p>
        <text:p text:style-name="P11">Qu’est-ce de l’homme &amp; de sa race aussi,</text:p>
        <text:p text:style-name="P11">Pour l’estimer digne de ton souci ?</text:p>
        <text:p text:style-name="P11"/>
        <text:p text:style-name="P11"><text:span text:style-name="_3c_n_3e_"><text:span text:style-name="T522">[4]</text:span></text:span><text:tab/>Tout bien conté, l’homme est si périssable,</text:p>
        <text:p text:style-name="P11">Qu’il n’est à rien, qu’à un rien comparable :</text:p>
        <text:p text:style-name="P11">Et ses beaux jours, tous apparen<text:span text:style-name="T522">t</text:span>s qu’ils sont,</text:p>
        <text:p text:style-name="P11">Soudain &amp; tôt, comme une ombre s’en vont.</text:p>
        <text:p text:style-name="P11"/>
        <text:p text:style-name="P11"><text:span text:style-name="_3c_n_3e_"><text:span text:style-name="T522">[5]</text:span></text:span><text:tab/>Baisse, Seigneur, tes hauts cieux pour descendre,</text:p>
        <text:p text:style-name="P11">Frappe les monts, fa<text:span text:style-name="T453">is</text:span>-les fumer &amp; fendre,</text:p>
        <text:p text:style-name="P11"><text:span text:style-name="_3c_n_3e_"><text:span text:style-name="T522">[6]</text:span></text:span><text:span text:style-name="T522"> </text:span>Lance l’éclair, dissipe ces pervers,</text:p>
        <text:p text:style-name="P11">Lâche tes traits, romps-les tout au travers.</text:p>
        <text:p text:style-name="P11"><text:span text:style-name="_3c_n_3e_"><text:span text:style-name="T522">[7]</text:span></text:span><text:tab/>Tends-moi d’en-haut ta main qui me délivre,</text:p>
        <text:p text:style-name="P11">De ces grand’s eaux rends-moi sain &amp; délivre</text:p>
        <text:p text:style-name="P11">D’entre les mains, &amp; terribles dangers</text:p>
        <text:p text:style-name="P11">De ces enfan<text:span text:style-name="T522">t</text:span>s bâtards &amp; étrangers.</text:p>
        <text:p text:style-name="P11"/>
        <text:p text:style-name="P11"><text:span text:style-name="_3c_n_3e_"><text:span text:style-name="T522">[8]</text:span></text:span><text:tab/>Car de leur bouche ils ont dit menterie,</text:p>
        <text:p text:style-name="P11">Et leur main est la main de tromperie.</text:p>
        <text:p text:style-name="P11"><text:span text:style-name="_3c_n_3e_"><text:span text:style-name="T522">[9]</text:span></text:span><text:span text:style-name="T522"> </text:span>Chanson nouvelle, Ô Dieu, je te dirai,</text:p>
        <text:p text:style-name="P61">Sur harpe &amp; luc ton los<text:note text:id="ftn233" text:note-class="footnote"><text:note-citation>235</text:note-citation><text:note-body><text:p text:style-name="P106">de <text:span text:style-name="T324">louer</text:span> « renom »</text:p></text:note-body></text:note> j’entonnerai.</text:p>
        <text:p text:style-name="_3c_ab_3e_"><text:soft-page-break/>*</text:p>
        <text:p text:style-name="P11"><text:span text:style-name="_3c_n_3e_"><text:span text:style-name="T523">[10]</text:span></text:span><text:tab/>C’est toi, Ô Dieu, qui sauves &amp; qui gardes</text:p>
        <text:p text:style-name="P11">Les rois puissan<text:span text:style-name="T527">t</text:span>s : c’est toi qui contregardes</text:p>
        <text:p text:style-name="P11">David ton serf, de ces glaives tr<text:span text:style-name="T288">a</text:span>nchants</text:p>
        <text:p text:style-name="P11">Qu’avaient sur lui dégainé les méchants.</text:p>
        <text:p text:style-name="P11"/>
        <text:p text:style-name="P11"><text:span text:style-name="_3c_n_3e_"><text:span text:style-name="T528">[11]</text:span></text:span><text:tab/>D<text:span text:style-name="T282">é</text:span>livre-moi, &amp; de ces mains me garde,</text:p>
        <text:p text:style-name="P11">De cette race étrang<text:span text:style-name="T289">è</text:span>re &amp; bâtarde :</text:p>
        <text:p text:style-name="P11">Car de sa bouche elle a dit fausseté,</text:p>
        <text:p text:style-name="P11">Et sa main est la main de lâcheté.</text:p>
        <text:p text:style-name="P11"><text:span text:style-name="_3c_n_3e_"><text:span text:style-name="T528">[12]</text:span></text:span><text:tab/>Nos fils, Seigneur, soient ainsi que les plantes</text:p>
        <text:p text:style-name="P11">D<text:span text:style-name="T289">è</text:span>s leur tendreur robustes &amp; puissantes :</text:p>
        <text:p text:style-name="P11">Nos filles soient des piliers hauts &amp; droits,</text:p>
        <text:p text:style-name="P11">Tels qu’on peut voir aux maisons des grands rois.</text:p>
        <text:p text:style-name="P11"/>
        <text:p text:style-name="P11"><text:span text:style-name="_3c_n_3e_"><text:span text:style-name="T528">[13]</text:span></text:span><text:tab/>De tous anglets toutes esp<text:span text:style-name="T289">è</text:span>ces sortent :</text:p>
        <text:p text:style-name="P11">Quant aux brebis, par milliers elles portent,</text:p>
        <text:p text:style-name="P11">Et du bétail puissent les l<text:span text:style-name="T289">é</text:span>gions</text:p>
        <text:p text:style-name="P11">Par les cités aller par millions.</text:p>
        <text:p text:style-name="P11"/>
        <text:p text:style-name="P11"><text:span text:style-name="_3c_n_3e_"><text:span text:style-name="T528">[14]</text:span></text:span><text:tab/>Nos bœufs puissants tirent tout à leur aise,</text:p>
        <text:p text:style-name="P11">En nos cités n’y ait aucun m<text:span text:style-name="T289">é</text:span>saise,</text:p>
        <text:p text:style-name="P11">Ne soit besoin de sa maison sortir,</text:p>
        <text:p text:style-name="P11">Nul cri d’effro<text:span text:style-name="T289">i</text:span> n’y puisse retentir.</text:p>
        <text:p text:style-name="P11"/>
        <text:p text:style-name="P11"><text:span text:style-name="_3c_n_3e_"><text:span text:style-name="T528">[15]</text:span></text:span><text:tab/>Ô bien-heureux le peuple à qui Dieu donne</text:p>
        <text:p text:style-name="P11">Tranquillité si heureuse &amp; si bonne !</text:p>
        <text:p text:style-name="P11">Heureux pour vrai se peut bien renommer,</text:p>
        <text:p text:style-name="P11">Qui pour son Dieu l’Éternel peut nommer.</text:p>
        <text:h text:style-name="P203" text:outline-level="2">Psaume <text:span text:style-name="T366">1</text:span><text:span text:style-name="T368">45</text:span> (<text:span text:style-name="T378">Bèze</text:span>, <text:span text:style-name="T378">15</text:span><text:span text:style-name="T370">62</text:span>)</text:h>
        <text:p text:style-name="P10">Le Prophète considérant en soi-même la sagesse admirable de Dieu, sa bonté &amp; sa justice, premièrement au gouvernement du monde, &amp; principalement en défendant, maintenant &amp; gouvernant le genre humain, s’éléve pour célébrer les louanges d’icelui. Or après qu’il a raconté en général les tiltres de sa providence, finalement il vient à cette grâce spéciale laquelle il lui plaît de faire à ses fidèles.</text:p>
        <text:p text:style-name="P42">MOn Dieu, mon Roi, haut je t’<text:span text:style-name="T204">é</text:span>l<text:span text:style-name="T228">è</text:span>vera<text:span text:style-name="T204">i</text:span>,</text:p>
        <text:p text:style-name="P42">Et ton saint nom sans fin je b<text:span text:style-name="T228">é</text:span>nirai,</text:p>
        <text:p text:style-name="P61">Je veux ton los<text:note text:id="ftn234" text:note-class="footnote"><text:note-citation>236</text:note-citation><text:note-body><text:p text:style-name="P106">de <text:span text:style-name="T324">louer</text:span> « renom »</text:p></text:note-body></text:note> chacun jour pu bli er,</text:p>
        <text:p text:style-name="P42">Et pour ja mais ton nom glo ri fi er.</text:p>
        <text:p text:style-name="P42">Le Seigneur est très-grand &amp; ad mi rable,</text:p>
        <text:p text:style-name="P42">Et sa grandeur n’est à nous compre nable :</text:p>
        <text:p text:style-name="P42">De père en fils ses faits on magni fie,</text:p>
        <text:p text:style-name="P11">Et sa puis sance entr’iceux se publie.</text:p>
        <text:p text:style-name="P11">Penser ne veux qu’à la gloire &amp; splendeur</text:p>
        <text:p text:style-name="P11"><text:soft-page-break/>De ta hautesse, &amp; à cette grandeur</text:p>
        <text:p text:style-name="P11">Dont va parlant, Ô Dieu très-glorieux,</text:p>
        <text:p text:style-name="P11">Tout ton ouvrage exquis &amp; merveilleux.</text:p>
        <text:p text:style-name="P11">Tes faits, Seigneur, portent sûr témoignage,</text:p>
        <text:p text:style-name="P11">De ta puissance en maint terrible ouvrage :</text:p>
        <text:p text:style-name="P11">Moi donc aussi ferai devoir sans cesse,</text:p>
        <text:p text:style-name="P11">De celebrer avec eux ta hautesse.</text:p>
        <text:p text:style-name="P11">Du souvenir de ta bonté, Seigneur,</text:p>
        <text:p text:style-name="P11">Chacun d’iceux est très-prompt enseigneur :</text:p>
        <text:p text:style-name="P11">Et tout le cours par eux nous est conté</text:p>
        <text:p text:style-name="P11">De ta constante &amp; ferme loyauté.</text:p>
        <text:p text:style-name="P11">Dieu est benin, &amp; de douceur immense,</text:p>
        <text:p text:style-name="P11">Tardif à ire, &amp; tout plein de clemence,</text:p>
        <text:p text:style-name="P11">Doux envers tous, &amp; sur toute son œuvre</text:p>
        <text:p text:style-name="P11">Ses grand’s pitiés à toute heure descœuvre.</text:p>
        <text:p text:style-name="_3c_ab_3e_">*</text:p>
        <text:p text:style-name="P11">Or donc, Seigneur, tout ce que tu as fait</text:p>
        <text:p text:style-name="P61">Te donne los<text:note text:id="ftn235" text:note-class="footnote"><text:note-citation>237</text:note-citation><text:note-body><text:p text:style-name="P106">de <text:span text:style-name="T324">louer</text:span> « renom »</text:p></text:note-body></text:note> d’un ouvrier tout parfait :</text:p>
        <text:p text:style-name="P11">Mais entre tout l’ouvrage de tes mains,</text:p>
        <text:p text:style-name="P11">Tu es benit, &amp; loué de tes saints.</text:p>
        <text:p text:style-name="P11">De ton royaume ils annoncent la gloire,</text:p>
        <text:p text:style-name="P11">Et publian<text:span text:style-name="T523">t</text:span> ta puissance notoire,</text:p>
        <text:p text:style-name="P11">À tous humains ta force ils font connaître,</text:p>
        <text:p text:style-name="P11">Et la grandeur de ton regne apparaître.</text:p>
        <text:p text:style-name="P11">Ton regne, Ô Dieu, est un regne à toujours,</text:p>
        <text:p text:style-name="P11">Et ton empire à jamais a son cours :</text:p>
        <text:p text:style-name="P11">Ta main soutient ceux qui s’en vont tomber,</text:p>
        <text:p text:style-name="P11">Relève ceux qu’on voit ja succomber.</text:p>
        <text:p text:style-name="P11">À toi, Seigneur, s’attend ta creature,</text:p>
        <text:p text:style-name="P11">Et en son temps tu lui donnes pâture :</text:p>
        <text:p text:style-name="P11">Ouvrant ta main, par ta faveur très-grande</text:p>
        <text:p text:style-name="P11">Tous animaux tu fournis de viande.</text:p>
        <text:p text:style-name="P11">Le Seigneur est très-juste en tous ses faits,</text:p>
        <text:p text:style-name="P83">Et très-benin <text:span text:style-name="T300">è</text:span>s<text:note text:id="ftn236" text:note-class="footnote"><text:note-citation>238</text:note-citation><text:note-body><text:p text:style-name="Footnote">« <text:span text:style-name="T540">en les » (contraction)</text:span></text:p></text:note-body></text:note> œuvres qu’il a faits.</text:p>
        <text:p text:style-name="P11">Il est prochain de celui qui le quiert,</text:p>
        <text:p text:style-name="P11">Et d’un vrai cœur l’invoque &amp; le requiert.</text:p>
        <text:p text:style-name="P11">À ceux qui l’ont en crainte &amp; reverence,</text:p>
        <text:p text:style-name="P11">De leurs desirs donnera l’expérience :</text:p>
        <text:p text:style-name="P11">À leurs clameurs l’oreille il viendra tendre,</text:p>
        <text:p text:style-name="P11">Et de tous maux les garder &amp; défendre.</text:p>
        <text:p text:style-name="P11">Dieu pour certain garde tous ses amis,</text:p>
        <text:p text:style-name="P11">Et détruira ses pervers ennemis.</text:p>
        <text:p text:style-name="P11">Ma bouche donc sa louange dira,</text:p>
        <text:p text:style-name="P11">Et toute chair sans fin le benira.</text:p>
        <text:h text:style-name="P203" text:outline-level="2"><text:soft-page-break/>Psaume <text:span text:style-name="T366">1</text:span><text:span text:style-name="T368">46</text:span> (<text:span text:style-name="T378">Bèze</text:span>, <text:span text:style-name="T378">15</text:span><text:span text:style-name="T370">62</text:span>)</text:h>
        <text:p text:style-name="P10">Après que David a exhorté &amp; soi &amp; les autres par son exemple à chanter les louanges de Dieu, il corrige un mal lequel est naturel presque à lous, asçavoir qu’ils ne se déçoyvent pas eux-mêmes en épandant çà el là leurs attentes. 11 montre quant &amp; quant le remède, c’est qu’il faut que toule leur espérance soit fichée en Dieu. Or alin que d’autant plus alaigrement ils s’addressent à lui, il louche en brief aucuns témoigna^'s de sa puissance &amp; grâce.</text:p>
        <text:p text:style-name="P11">SUs, mon a me, qu’on be nie</text:p>
        <text:p text:style-name="P42">Le Sou ve rain : car il faut</text:p>
        <text:p text:style-name="P42">Tant que du re ra ma vie,</text:p>
        <text:p text:style-name="P42">Que je lou e le Très-haut,</text:p>
        <text:p text:style-name="P64">Et tant que je durera<text:span text:style-name="T228">i</text:span>,</text:p>
        <text:p text:style-name="P64">Psaumes je lui chantera<text:span text:style-name="T228">i</text:span>.</text:p>
        <text:p text:style-name="P11">Ne mettez votre assurance</text:p>
        <text:p text:style-name="P11">En nul prince terrien,</text:p>
        <text:p text:style-name="P11">N’ayez en l’homme esperance,</text:p>
        <text:p text:style-name="P11">Qui au besoin ne peut rien.</text:p>
        <text:p text:style-name="P11">Quand son souffle s’en ira,</text:p>
        <text:p text:style-name="P11">En terre il retournera.</text:p>
        <text:p text:style-name="P11">Avec lui mainte entreprise</text:p>
        <text:p text:style-name="P11">S’évanouira soudain.</text:p>
        <text:p text:style-name="P11">Heureux auquel favorise</text:p>
        <text:p text:style-name="P11">Du Dieu de Jacob la main,</text:p>
        <text:p text:style-name="P11">Et qui a pour tout secours</text:p>
        <text:p text:style-name="P11">À l’Éternel son recours.</text:p>
        <text:p text:style-name="P11">C’est lui qui par sa puissance</text:p>
        <text:p text:style-name="P11">À fait la terre &amp; les cieux,</text:p>
        <text:p text:style-name="P11">Et la mer, &amp; l’abondance</text:p>
        <text:p text:style-name="P11">De ce qui est en iceux :</text:p>
        <text:p text:style-name="P11">Et maintient sa vérité</text:p>
        <text:p text:style-name="P11">Jusqu’à perpetuité</text:p>
        <text:p text:style-name="_3c_ab_3e_">*</text:p>
        <text:p text:style-name="P11">Ceux ausquels on fait injure</text:p>
        <text:p text:style-name="P11">Il vient défendre d’en-haut,</text:p>
        <text:p text:style-name="P11">Il donne à ceux nourriture</text:p>
        <text:p text:style-name="P11">Ausquels le vivre défaut,</text:p>
        <text:p text:style-name="P11">Et par lui sont déliés</text:p>
        <text:p text:style-name="P11">Ceux qu’on tenait bien liés.</text:p>
        <text:p text:style-name="P11">À ceux-là qui rien ne voyent</text:p>
        <text:p text:style-name="P11">L’Éternel donne des yeux,</text:p>
        <text:p text:style-name="P11">De redresser ceux qui ployent</text:p>
        <text:p text:style-name="P11">L’Éternel est curieux,</text:p>
        <text:p text:style-name="P11">L’Éternel aime &amp; soutient</text:p>
        <text:p text:style-name="P11">Qui justement se maintient.</text:p>
        <text:p text:style-name="P11">L’Éternel dessous sa garde</text:p>
        <text:p text:style-name="P11">Defend le pauvre étranger :</text:p>
        <text:p text:style-name="P11"><text:soft-page-break/>Garentit &amp; contregarde</text:p>
        <text:p text:style-name="P11">L’orphelin en tout danger :</text:p>
        <text:p text:style-name="P11">Et donne aux vefves confort,</text:p>
        <text:p text:style-name="P11">Gardant qu’on leur face tort.</text:p>
        <text:p text:style-name="P11">Les méchants il sait détruire,</text:p>
        <text:p text:style-name="P11">Et renverser tous leurs tours :</text:p>
        <text:p text:style-name="P11">L’Éternel en son empire</text:p>
        <text:p text:style-name="P11">Est permanent à toujours.</text:p>
        <text:p text:style-name="P11">Sion, ton Dieu voirement</text:p>
        <text:p text:style-name="P11">Demeure eternellement.</text:p>
        <text:h text:style-name="P203" text:outline-level="2">Psaume <text:span text:style-name="T366">1</text:span><text:span text:style-name="T368">47</text:span> (<text:span text:style-name="T378">Bèze</text:span>, <text:span text:style-name="T378">15</text:span><text:span text:style-name="T370">62</text:span>)</text:h>
        <text:p text:style-name="P10">Ce Psaume invite aussi les fidèles a louer Dieu pour deux raisons : asçavoir d’autant que sa bonté, puissance, sagesse &amp; autres verlus reluisent tant au gouvernement général de ce monde, comme en chacune partie du ciel &amp; de la terre : &amp; sur tout, à cause que d’une grâce spéciale il maintient &amp; défend l’Église, laquelle il a gratuitement élue : &amp; que mêmes quand elle est ruinée il la restaure, &amp; recueille quand elle est dissipée.</text:p>
        <text:p text:style-name="P11">LOu ez Dieu, car c’est cho se bonne</text:p>
        <text:p text:style-name="P11">Qu’à nos tre Dieu louange on donne,</text:p>
        <text:p text:style-name="P11">C’est, di – je, u ne cho se plai sante</text:p>
        <text:p text:style-name="P11">De le lou er, &amp; biensé ante.</text:p>
        <text:p text:style-name="P11">Puis que c’est lui qui de sa grâce</text:p>
        <text:p text:style-name="P42">Sa Jé ru sa lem a bas tie,</text:p>
        <text:p text:style-name="P42">Il con vient aus si qu’il ra masse</text:p>
        <text:p text:style-name="P42">Sa gent çà &amp; là dé par tie.</text:p>
        <text:p text:style-name="P11">Il guairira ceux qui défaillent</text:p>
        <text:p text:style-name="P11">Pour les grands maux qui les travaillent</text:p>
        <text:p text:style-name="P11">Et mettra dessus leurs bless<text:span text:style-name="T449">u</text:span>res,</text:p>
        <text:p text:style-name="P11">Bonnes medécines &amp; sûres.</text:p>
        <text:p text:style-name="P11">Car il sait mêmes des étoilles</text:p>
        <text:p text:style-name="P11">Entierement toute la somme,</text:p>
        <text:p text:style-name="P11">Et n’y a pas une d’icelles</text:p>
        <text:p text:style-name="P11">Que selon leurs noms il ne nomme.</text:p>
        <text:p text:style-name="P11">Pour vrai notre Seigneur &amp; Maître</text:p>
        <text:p text:style-name="P11">Et le plus grand qui pourrait être,</text:p>
        <text:p text:style-name="P11">Est d’une force très-immense,</text:p>
        <text:p text:style-name="P11">Et d’une infinie prudence</text:p>
        <text:p text:style-name="P11">L’Éternel conforte &amp; soulage</text:p>
        <text:p text:style-name="P11">Ceux qu’affliction tient en serre,</text:p>
        <text:p text:style-name="P11">Et des méchants toute la rage</text:p>
        <text:p text:style-name="P11">Rabaisse, &amp; renverse par terre.</text:p>
        <text:p text:style-name="P11">Sus donc, que sa louange on dit,</text:p>
        <text:p text:style-name="P11">Qu’à notre Dieu on psalmodie,</text:p>
        <text:p text:style-name="P11">Qui remplit le ciel de brouées,</text:p>
        <text:p text:style-name="P11">Et le couvre tout de nuées.</text:p>
        <text:p text:style-name="P11">Et puis sa pluie goutte à goutte</text:p>
        <text:p text:style-name="P11">Dessus les terres en degoutte,</text:p>
        <text:p text:style-name="P11"><text:soft-page-break/>Pour faire croistre les herbages,</text:p>
        <text:p text:style-name="P83">Jusques <text:span text:style-name="T541">è</text:span>s<text:note text:id="ftn237" text:note-class="footnote"><text:note-citation>239</text:note-citation><text:note-body><text:p text:style-name="Footnote">« <text:span text:style-name="T540">en les » (contraction)</text:span></text:p></text:note-body></text:note> monts les plus sauvages.</text:p>
        <text:p text:style-name="_3c_ab_3e_">*</text:p>
        <text:p text:style-name="P11">Au bétail il donne pâture,</text:p>
        <text:p text:style-name="P11">Aux corbillats leur nourriture,</text:p>
        <text:p text:style-name="P11">Cracquetan<text:span text:style-name="T523">t</text:span> en leur nid sans cesse,</text:p>
        <text:p text:style-name="P11">De necessité qui les presse.</text:p>
        <text:p text:style-name="P11">Dieu ne prend plaisir à la taille</text:p>
        <text:p text:style-name="P11">D’un fort cheval pour la bataille,</text:p>
        <text:p text:style-name="P11">La jambe viste &amp; diligente</text:p>
        <text:p text:style-name="P11">D’un coureur, point ne le contente :</text:p>
        <text:p text:style-name="P11">Mais il prend son esjouissance</text:p>
        <text:p text:style-name="P11">En ceux qui craignent sa puissance,</text:p>
        <text:p text:style-name="P11">Et qui totalement dependent</text:p>
        <text:p text:style-name="P11">De sa clemence qu’ils attendent.</text:p>
        <text:p text:style-name="P11">Toi Jerusalem cité sainte,</text:p>
        <text:p text:style-name="P11">Celebre l’Éternel en crainte :</text:p>
        <text:p text:style-name="P11">Et de ton Dieu, Sion la belle,</text:p>
        <text:p text:style-name="P11">Chante la louange immortelle.</text:p>
        <text:p text:style-name="P11">Car c’est lui qui munit tes portes</text:p>
        <text:p text:style-name="P11">De verroux &amp; barres très-fortes :</text:p>
        <text:p text:style-name="P11">Et même au milieu de tes places</text:p>
        <text:p text:style-name="P11">Fournit tes enfants de ses grâces.</text:p>
        <text:p text:style-name="P11">C’est lui qui par ses exercites</text:p>
        <text:p text:style-name="P11">Nourrit la paix en tes limites :</text:p>
        <text:p text:style-name="P11">C’est lui qui t’emplit &amp; engraisse</text:p>
        <text:p text:style-name="P11">De tout le plus beau bled qui naisse.</text:p>
        <text:p text:style-name="P11">C’est lui qui sa parole envo<text:span text:style-name="T242">it</text:span></text:p>
        <text:p text:style-name="P11">Par la terre, &amp; soudain en voye</text:p>
        <text:p text:style-name="P11">On voit courir devant sa face</text:p>
        <text:p text:style-name="P11">Son dire tout plein d’efficace.</text:p>
        <text:p text:style-name="P11">C’est lui qui couvre mont &amp; plaine,</text:p>
        <text:p text:style-name="P11">De neige aussi blanche que laine,</text:p>
        <text:p text:style-name="P11">Et qui vient la bruine épandre</text:p>
        <text:p text:style-name="P11">Tout aussi menu comme cendre.</text:p>
        <text:p text:style-name="P11">C’est lui par lequel sont lancées</text:p>
        <text:p text:style-name="P11">À gros billots les eaux glacées :</text:p>
        <text:p text:style-name="P11">Et qui sera de peau si dure</text:p>
        <text:p text:style-name="P11">Qu’il puisse attendre sa froidure ?</text:p>
        <text:p text:style-name="P11">Mais sa glace est soudain fondue</text:p>
        <text:p text:style-name="P11">Qu’elle a sa parole entendue,</text:p>
        <text:p text:style-name="P11">Et dés la première soufflée</text:p>
        <text:p text:style-name="P11">De son vent, l’eau est écoulée :</text:p>
        <text:p text:style-name="P11">Quoi plus ? c’est lui qui manifeste</text:p>
        <text:p text:style-name="P11">À Jacob son vouloir celeste,</text:p>
        <text:p text:style-name="P11">Et de toute sienne ordonnance,</text:p>
        <text:p text:style-name="P11"><text:soft-page-break/>Donne à Israël co<text:span text:style-name="T283">n</text:span>n<text:span text:style-name="T283">a</text:span>issance.</text:p>
        <text:p text:style-name="P11">Tous peuples du monde habitable</text:p>
        <text:p text:style-name="P11">N’ont pas un traittement semblable,</text:p>
        <text:p text:style-name="P11">Car ces ordonnances sacrées</text:p>
        <text:p text:style-name="P11">Il ne leur a point déclarées.</text:p>
        <text:h text:style-name="P203" text:outline-level="2">Psaume <text:span text:style-name="T366">1</text:span><text:span text:style-name="T368">48</text:span> (<text:span text:style-name="T378">Bèze</text:span>, <text:span text:style-name="T378">15</text:span><text:span text:style-name="T370">62</text:span>)</text:h>
        <text:p text:style-name="P22">Afin qu’il exprime mieux &amp; avec plus grande efficace, combien que Dieu est louable en ses œuvres, il invite toutes créatures à chanter ses louanges. Car combien qu’il commence par les Anges, il <text:span text:style-name="T484">é</text:span>tend incontinent son propos jusques aux bêtes brutes &amp; élémens muels : en signifiant qu’il n’y a aucune partie du monde, en laquelle les louanges de Dieu ne résonnent : car Dieu donne partout un clair &amp; exprès témoignage de sa puissance, bonlé &amp; sagesse. Finalement il descend aux hommes, lesquels il ordonne légitimes proclamateurs de ses louanges en ce monde. Mais pour autant que comme les incrédules sont aveugles pour considérer les œuvres de Dieu, <text:span text:style-name="T55">mais</text:span><text:span text:style-name="T55"><text:note text:id="ftn238" text:note-class="footnote"><text:note-citation>240</text:note-citation><text:note-body><text:p text:style-name="P118">était <text:span text:style-name="T324">ains</text:span></text:p></text:note-body></text:note></text:span> aussi sont-ils muets à célébrer son nom, le Prophète à la fin du Psaume appelle pour témoins spéciaux les enfants d’Israël, ausquels Dieu s’est manifesté de plus près.</text:p>
        <text:p text:style-name="P11">VOus tous les habitants des cieux,</text:p>
        <text:p text:style-name="P42">Louez hautement le Seigneur :</text:p>
        <text:p text:style-name="P78">Vous les habitants des hauts lieux,</text:p>
        <text:p text:style-name="P78">Chantez hautement son honneur. An ges, chantez sa re nom mée,</text:p>
        <text:p text:style-name="P42">Lou ez – le, tou te son ar mée,</text:p>
        <text:p text:style-name="P42">Lu ne &amp; Soleil lou ez son nom,</text:p>
        <text:p text:style-name="P42">Es toilles, chantez son re nom.</text:p>
        <text:p text:style-name="P11">Louez-le, vous cieux les plus hauts,</text:p>
        <text:p text:style-name="P11">Louez-le, nues pleines d’eaux :</text:p>
        <text:p text:style-name="P11">Bref, tout l’ouvrage supernel</text:p>
        <text:p text:style-name="P11">Loue le nom de l’Éternel.</text:p>
        <text:p text:style-name="P11">Car après sa parole dite,</text:p>
        <text:p text:style-name="P11">Ce<text:span text:style-name="T484">t</text:span>te œuvre fut faite &amp; construite,</text:p>
        <text:p text:style-name="P11">Et le tout il a mesuré</text:p>
        <text:p text:style-name="P11">D’un cours à toujours assuré.</text:p>
        <text:p text:style-name="P11">Il en a fait un mandement</text:p>
        <text:p text:style-name="P11">Qui se garde infailliblement :</text:p>
        <text:p text:style-name="P11">Baleines aussi avec eux,</text:p>
        <text:p text:style-name="P11">Louez-le au profond de vos creux.</text:p>
        <text:p text:style-name="P11">Feux, gresle, neige, &amp; glaces froides,</text:p>
        <text:p text:style-name="P11">Vents de tempête forts &amp; roides,</text:p>
        <text:p text:style-name="P11">Executan<text:span text:style-name="T523">t</text:span> sa volonté,</text:p>
        <text:p text:style-name="P61">Prechez le los<text:note text:id="ftn239" text:note-class="footnote"><text:note-citation>241</text:note-citation><text:note-body><text:p text:style-name="P106">de <text:span text:style-name="T324">louer</text:span> « renom »</text:p></text:note-body></text:note> de sa bonté.</text:p>
        <text:p text:style-name="P11">Louez son nom monts &amp; côtaux,</text:p>
        <text:p text:style-name="P11">Arbres fruitiers, Cedres très-hauts,</text:p>
        <text:p text:style-name="P11">Bêtes sauvages sans raison,</text:p>
        <text:p text:style-name="P11">Et tout bestial de maison.</text:p>
        <text:p text:style-name="P11">Bêtes sur la terre rempantes,</text:p>
        <text:p text:style-name="P11"><text:soft-page-break/>Bêtes parmi le ciel volantes,</text:p>
        <text:p text:style-name="P11">Rois &amp; peuples de toutes parts,</text:p>
        <text:p text:style-name="P11">Princes &amp; gouverneurs épars :</text:p>
        <text:p text:style-name="P11">Filles, enfants, jeunes, &amp; vieux,</text:p>
        <text:p text:style-name="P61">Chantez son los<text:note text:id="ftn240" text:note-class="footnote"><text:note-citation>242</text:note-citation><text:note-body><text:p text:style-name="P106">de <text:span text:style-name="T324">louer</text:span> « renom »</text:p></text:note-body></text:note> à qui mieux mieux :</text:p>
        <text:p text:style-name="P11">Car son seul nom est haut levé,</text:p>
        <text:p text:style-name="P11">Et sur terre &amp; cieux élevé.</text:p>
        <text:p text:style-name="P11">De ses saints la corne a haussée,</text:p>
        <text:p text:style-name="P11">Dont leur louange est avancée :</text:p>
        <text:p text:style-name="P11">D’Israël di<text:span text:style-name="T440">s</text:span>-je, par expr<text:span text:style-name="T213">è</text:span>s,</text:p>
        <text:p text:style-name="P11">Peuple qui lui touche de pr<text:span text:style-name="T213">è</text:span>s.</text:p>
        <text:h text:style-name="P203" text:outline-level="2">Psaume <text:span text:style-name="T366">1</text:span><text:span text:style-name="T368">49</text:span> (<text:span text:style-name="T378">Bèze</text:span>, <text:span text:style-name="T378">15</text:span><text:span text:style-name="T370">62</text:span>)</text:h>
        <text:p text:style-name="P10">Si nous voulons conférer ce Psaume-ci avec les précéden<text:span text:style-name="T591">t</text:span>s, &amp; avec le prochain, lequel est le dernier, il y a seulement cela de différence entre eux, que le Prophète, quiconques ait été l’au<text:span text:style-name="T591">t</text:span>eur du Psaume, a par ci-devant mêlé la grâce spéciale par laquelle Dieu maintient &amp; défend son Église, avec la providence générale par laquelle il soutient le monde : maintenant il traite seulemen<text:span text:style-name="T591">t</text:span> des bénéfices que Dieu fait à son Église. Mais au Psaume prochain il sera seulement fait mention en général de la puissance de Dieu.</text:p>
        <text:p text:style-name="P165"><text:span text:style-name="_3c_n_3e_"><text:span text:style-name="T490">[</text:span></text:span><text:span text:style-name="_3c_n_3e_"><text:span text:style-name="T591">1</text:span></text:span><text:span text:style-name="_3c_n_3e_"><text:span text:style-name="T490">]</text:span></text:span><text:tab/>C<text:span text:style-name="T591">h</text:span>antez à Dieu chanson nouvelle,</text:p>
        <text:p text:style-name="P11">Et sa louange solennelle</text:p>
        <text:p text:style-name="P11">Des bons parmi la compagnie</text:p>
        <text:p text:style-name="P42">Maintenant soit ou<text:span text:style-name="T591">ï</text:span>e.</text:p>
        <text:p text:style-name="P165"><text:span text:style-name="_3c_n_3e_"><text:span text:style-name="T490">[</text:span></text:span><text:span text:style-name="_3c_n_3e_"><text:span text:style-name="T591">2</text:span></text:span><text:span text:style-name="_3c_n_3e_"><text:span text:style-name="T490">]</text:span></text:span><text:tab/>I<text:span text:style-name="T591">s</text:span>ra<text:span text:style-name="T591">ë</text:span>l s’<text:span text:style-name="T591">é</text:span>ga<text:span text:style-name="T591">i</text:span>e en son cœur</text:p>
        <text:p text:style-name="P42">De l’<text:span text:style-name="T591">É</text:span>ternel son cr<text:span text:style-name="T591">é</text:span>ateur :</text:p>
        <text:p text:style-name="P42">Et d’un tel Roi soient triomphan<text:span text:style-name="T523">t</text:span><text:span text:style-name="T591">s</text:span></text:p>
        <text:p text:style-name="P42">De Sion les enfants.</text:p>
        <text:p text:style-name="P42"/>
        <text:p text:style-name="P165"><text:span text:style-name="_3c_n_3e_"><text:span text:style-name="T490">[</text:span></text:span><text:span text:style-name="_3c_n_3e_"><text:span text:style-name="T591">3</text:span></text:span><text:span text:style-name="_3c_n_3e_"><text:span text:style-name="T490">]</text:span></text:span><text:tab/>Son nom sur la fl<text:span text:style-name="T591">û</text:span>te s’entonne,</text:p>
        <text:p text:style-name="P11">Qu’au ta<text:span text:style-name="T591">m</text:span>bour chansons on lui sonne,</text:p>
        <text:p text:style-name="P11">Et dessus la harpe accordante</text:p>
        <text:p text:style-name="P11">Sa louange se chante.</text:p>
        <text:p text:style-name="P165"><text:span text:style-name="_3c_n_3e_"><text:span text:style-name="T490">[</text:span></text:span><text:span text:style-name="_3c_n_3e_"><text:span text:style-name="T591">4</text:span></text:span><text:span text:style-name="_3c_n_3e_"><text:span text:style-name="T490">]</text:span></text:span><text:tab/>Car Dieu en sa gent prend plaisir,</text:p>
        <text:p text:style-name="P11">Laquelle il a voulu choisir,</text:p>
        <text:p text:style-name="P11">Et les petits honorera</text:p>
        <text:p text:style-name="P11">Des biens qu’il leur fera.</text:p>
        <text:p text:style-name="P11"/>
        <text:p text:style-name="P165"><text:span text:style-name="_3c_n_3e_"><text:span text:style-name="T490">[</text:span></text:span><text:span text:style-name="_3c_n_3e_"><text:span text:style-name="T591">5</text:span></text:span><text:span text:style-name="_3c_n_3e_"><text:span text:style-name="T490">]</text:span></text:span><text:tab/>Un jour auront ses d<text:span text:style-name="T591">é</text:span>bonnaires</text:p>
        <text:p text:style-name="P11">Plaisirs &amp; jo<text:span text:style-name="T591">i</text:span>es ordinaires,</text:p>
        <text:p text:style-name="P11">Voire en leurs lits chanter de jo<text:span text:style-name="T464">i</text:span>e</text:p>
        <text:p text:style-name="P11">Il faudra qu’on les o<text:span text:style-name="T242">it</text:span>.</text:p>
        <text:p text:style-name="P165"><text:span text:style-name="_3c_n_3e_"><text:span text:style-name="T490">[</text:span></text:span><text:span text:style-name="_3c_n_3e_"><text:span text:style-name="T591">6</text:span></text:span><text:span text:style-name="_3c_n_3e_"><text:span text:style-name="T490">]</text:span></text:span><text:tab/>De Dieu en leur gosier auront</text:p>
        <text:p text:style-name="P11">Les louanges, &amp; porteront</text:p>
        <text:p text:style-name="P11">Dedans leur main, chantant leurs chants,</text:p>
        <text:p text:style-name="P11">Un glaive à deux tr<text:span text:style-name="T591">a</text:span>nchants :</text:p>
        <text:p text:style-name="P11"/>
        <text:p text:style-name="P165"><text:soft-page-break/><text:span text:style-name="_3c_n_3e_"><text:span text:style-name="T490">[</text:span></text:span><text:span text:style-name="_3c_n_3e_"><text:span text:style-name="T591">7</text:span></text:span><text:span text:style-name="_3c_n_3e_"><text:span text:style-name="T490">]</text:span></text:span><text:tab/>Afin de détruire &amp; défaire</text:p>
        <text:p text:style-name="P11">Toute nation adversaire,</text:p>
        <text:p text:style-name="P11">Et punir leur outrecuidance</text:p>
        <text:p text:style-name="P11">D’une juste vengeance.</text:p>
        <text:p text:style-name="P165"><text:span text:style-name="_3c_n_3e_"><text:span text:style-name="T490">[</text:span></text:span><text:span text:style-name="_3c_n_3e_"><text:span text:style-name="T591">8</text:span></text:span><text:span text:style-name="_3c_n_3e_"><text:span text:style-name="T490">]</text:span></text:span><text:tab/>Voire pour mener prisonniers</text:p>
        <text:p text:style-name="P11">Leurs Rois &amp; princes les plus fiers,</text:p>
        <text:p text:style-name="P11">Et dedans leurs ceps bien serrez,</text:p>
        <text:p text:style-name="P11">Les tenir enferrez :</text:p>
        <text:p text:style-name="P11"/>
        <text:p text:style-name="P165"><text:span text:style-name="_3c_n_3e_"><text:span text:style-name="T490">[9]</text:span></text:span><text:tab/>En les punissant de la sorte</text:p>
        <text:p text:style-name="P11">Que leur sentence écrite porte.</text:p>
        <text:p text:style-name="P11">Telle est de ses saints l’excellence,</text:p>
        <text:p text:style-name="P11">Et la magnificence.</text:p>
        <text:h text:style-name="P203" text:outline-level="2">Psaume <text:span text:style-name="T366">1</text:span><text:span text:style-name="T368">50</text:span> (<text:span text:style-name="T378">Bèze</text:span>, <text:span text:style-name="T378">15</text:span><text:span text:style-name="T370">62</text:span>)</text:h>
        <text:p text:style-name="P10">L’Argument de ce Psaume-ci doit être prins du Psaume précédent.</text:p>
        <text:p text:style-name="P11">OR soit lou é l’E ter nel,</text:p>
        <text:p text:style-name="P42">De son sait lieu su pernel :</text:p>
        <text:p text:style-name="P54">Soit, di-je, tout hau te ment,</text:p>
        <text:p text:style-name="P54">Lou é de ce fir mament</text:p>
        <text:p text:style-name="P39">Plein de sa ma gni fi cence.</text:p>
        <text:p text:style-name="P55">Lou ez le, tous ses grands faits,</text:p>
        <text:p text:style-name="P55">Soit lou é de tant d’effets,</text:p>
        <text:p text:style-name="P39">Témoins de son ex cel lence.</text:p>
        <text:p text:style-name="P11">Soit joint avecques la voix,</text:p>
        <text:p text:style-name="P11">Le plaisant son de haut-bois,</text:p>
        <text:p text:style-name="P80">Psalt<text:span text:style-name="T296">é</text:span>rions<text:note text:id="ftn241" text:note-class="footnote"><text:note-citation>243</text:note-citation><text:note-body><text:p text:style-name="Footnote">« <text:span text:style-name="T537">instrument à cordes pincées sur caisse plate, cithare ; accompagne les psaumes »</text:span></text:p></text:note-body></text:note> à leur tour,</text:p>
        <text:p text:style-name="P11">Et la harpe, &amp; le tabour,</text:p>
        <text:p text:style-name="P11">Haut sa louange resonnent.</text:p>
        <text:p text:style-name="P11">Phifres éclattent leur ton,</text:p>
        <text:p text:style-name="P11">Orgues, musette, &amp; bourdon</text:p>
        <text:p text:style-name="P61">D’un accord son los<text:note text:id="ftn242" text:note-class="footnote"><text:note-citation>244</text:note-citation><text:note-body><text:p text:style-name="P106">de <text:span text:style-name="T324">louer</text:span> « renom »</text:p></text:note-body></text:note> entonnent.</text:p>
        <text:p text:style-name="P61">Soit le los<text:note text:id="ftn243" text:note-class="footnote"><text:note-citation>245</text:note-citation><text:note-body><text:p text:style-name="P106">de <text:span text:style-name="T324">louer</text:span> « renom »</text:p></text:note-body></text:note> de sa bonté</text:p>
        <text:p text:style-name="P11">Sur les cymbales chanté,</text:p>
        <text:p text:style-name="P11">Qui de leur son argentin</text:p>
        <text:p text:style-name="P11">Son nom sans cesse &amp; sans fin</text:p>
        <text:p text:style-name="P11">Facent retentir &amp; bruire.</text:p>
        <text:p text:style-name="P11">Bref, tout ce qui a pouvoir</text:p>
        <text:p text:style-name="P11">De souffler &amp; se mouvoir.</text:p>
        <text:p text:style-name="P11">Chante à jamais son empire.</text:p>
        <text:p text:style-name="P1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style:font-face style:name="sans-serif1"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_3c_argument_3e_"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paragraph-properties fo:margin-top="0.499cm" fo:margin-bottom="0.499cm" style:contextual-spacing="false" fo:text-align="start"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c_n_3e_" style:display-name="&lt;n&gt;" style:family="text">
      <style:text-properties fo:color="#729fcf" loext:opacity="100%" style:font-name="sans-serif1" fo:font-family="sans-serif" style:font-style-name="Normal" style:font-family-generic="swis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7T00:13:24.776252802</meta:creation-date>
    <dc:date>2022-08-01T15:25:13.077000000</dc:date>
    <meta:editing-duration>P10DT4H56M23S</meta:editing-duration>
    <meta:editing-cycles>171</meta:editing-cycles>
    <meta:generator>LibreOffice/7.3.4.2$Windows_X86_64 LibreOffice_project/728fec16bd5f605073805c3c9e7c4212a0120dc5</meta:generator>
    <meta:document-statistic meta:table-count="0" meta:image-count="0" meta:object-count="0" meta:page-count="241" meta:paragraph-count="10160" meta:word-count="72805" meta:character-count="393200" meta:non-whitespace-character-count="330291"/>
  </office:meta>
</office:document-meta>
</file>